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ucidasans1" svg:font-family="Lucidasans"/>
    <style:font-face style:name="Microsoft YaHei" svg:font-family="'Microsoft YaHei'"/>
    <style:font-face style:name="OpenSymbol1" svg:font-family="OpenSymbol"/>
    <style:font-face style:name="OpenSymbol" svg:font-family="OpenSymbol, 'Arial Unicode MS'"/>
    <style:font-face style:name="Times" svg:font-family="Times, 'Times New Roman'"/>
    <style:font-face style:name="Andale Mono" svg:font-family="'Andale Mono'" style:font-family-generic="modern"/>
    <style:font-face style:name="微软雅黑1" svg:font-family="微软雅黑" style:font-family-generic="modern"/>
    <style:font-face style:name="Arial" svg:font-family="Arial" style:font-family-generic="swiss"/>
    <style:font-face style:name="Helvetica" svg:font-family="Helvetica, Arial" style:font-family-generic="swiss"/>
    <style:font-face style:name="Andale Mono1" svg:font-family="'Andale Mono'" style:font-family-generic="modern" style:font-pitch="fixed"/>
    <style:font-face style:name="微软雅黑2" svg:font-family="微软雅黑" style:font-family-generic="modern" style:font-pitch="fixed"/>
    <style:font-face style:name="Lucidasans" svg:font-family="Lucidasans" style:font-pitch="variable"/>
    <style:font-face style:name="Microsoft YaHei1" svg:font-family="'Microsoft YaHei'" style:font-pitch="variable"/>
    <style:font-face style:name="文鼎PL中楷Uni" svg:font-family="文鼎PL中楷Uni" style:font-pitch="variable"/>
    <style:font-face style:name="文鼎PL细上海宋Uni" svg:font-family="文鼎PL细上海宋Uni" style:font-pitch="variable"/>
    <style:font-face style:name="Times New Roman" svg:font-family="'Times New Roman'" style:font-family-generic="roman" style:font-pitch="variable"/>
    <style:font-face style:name="Verdana" svg:font-family="Verdana"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6.1667in" fo:margin-left="0.4924in" table:align="left" style:writing-mode="lr-tb"/>
    </style:style>
    <style:style style:name="Table1.A" style:family="table-column">
      <style:table-column-properties style:column-width="1.0861in"/>
    </style:style>
    <style:style style:name="Table1.B" style:family="table-column">
      <style:table-column-properties style:column-width="5.0806in"/>
    </style:style>
    <style:style style:name="Table1.1" style:family="table-row">
      <style:table-row-properties style:min-row-height="0.1708in"/>
    </style:style>
    <style:style style:name="Table1.A1" style:family="table-cell">
      <style:table-cell-properties fo:padding="0in" fo:border="none"/>
    </style:style>
    <style:style style:name="Table1.A2" style:family="table-cell">
      <style:table-cell-properties style:vertical-align="" fo:background-color="#ffffff" fo:padding="0in" fo:border="none">
        <style:background-image/>
      </style:table-cell-properties>
    </style:style>
    <style:style style:name="Table2" style:family="table">
      <style:table-properties style:width="6.6931in" table:align="left" style:writing-mode="lr-tb"/>
    </style:style>
    <style:style style:name="Table2.A" style:family="table-column">
      <style:table-column-properties style:column-width="1.2694in"/>
    </style:style>
    <style:style style:name="Table2.B" style:family="table-column">
      <style:table-column-properties style:column-width="1.35in"/>
    </style:style>
    <style:style style:name="Table2.C" style:family="table-column">
      <style:table-column-properties style:column-width="4.0736in"/>
    </style:style>
    <style:style style:name="Table2.A1" style:family="table-cell">
      <style:table-cell-properties fo:padding="0in" fo:border="none"/>
    </style:style>
    <style:style style:name="Table3" style:family="table">
      <style:table-properties style:width="2.6833in" table:align="left" style:writing-mode="lr-tb"/>
    </style:style>
    <style:style style:name="Table3.A" style:family="table-column">
      <style:table-column-properties style:column-width="0.7903in"/>
    </style:style>
    <style:style style:name="Table3.B" style:family="table-column">
      <style:table-column-properties style:column-width="0.9132in"/>
    </style:style>
    <style:style style:name="Table3.C" style:family="table-column">
      <style:table-column-properties style:column-width="0.9799in"/>
    </style:style>
    <style:style style:name="Table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3.C1" style:family="table-cell">
      <style:table-cell-properties style:border-line-width="0.0007in 0.0139in 0.0007in" fo:padding="0.0194in" fo:border="0.05pt double #808080"/>
    </style:style>
    <style:style style:name="Table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3.C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Footer">
      <style:paragraph-properties fo:text-align="end" style:justify-single-word="false"/>
      <style:text-properties fo:color="#000000"/>
    </style:style>
    <style:style style:name="P2" style:family="paragraph" style:parent-style-name="Preformatted_20_Text">
      <style:paragraph-properties fo:margin-left="0.9846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3" style:family="paragraph" style:parent-style-name="Preformatted_20_Text">
      <style:paragraph-properties fo:margin-left="0.9846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style:letter-kerning="true" style:font-name-asian="Microsoft YaHei1" style:font-size-asian="10.5pt" style:language-asian="zh" style:country-asian="CN" style:font-style-asian="normal" style:font-name-complex="Microsoft YaHei1" style:font-size-complex="10.5pt" style:language-complex="zxx" style:country-complex="none" fo:hyphenate="false" fo:hyphenation-remain-char-count="2" fo:hyphenation-push-char-count="2"/>
    </style:style>
    <style:style style:name="P4" style:family="paragraph" style:parent-style-name="Preformatted_20_Text">
      <style:paragraph-properties fo:margin-left="0.9846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5" style:family="paragraph" style:parent-style-name="Preformatted_20_Text">
      <style:paragraph-properties fo:margin-left="0.9846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6" style:family="paragraph" style:parent-style-name="Preformatted_20_Text">
      <style:paragraph-properties fo:margin-left="0.9846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weight-complex="normal"/>
    </style:style>
    <style:style style:name="P7" style:family="paragraph" style:parent-style-name="Preformatted_20_Text">
      <style:paragraph-properties fo:margin-left="0.9846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style-complex="normal" style:font-weight-complex="normal"/>
    </style:style>
    <style:style style:name="P8" style:family="paragraph" style:parent-style-name="Preformatted_20_Text">
      <style:paragraph-properties fo:margin-left="0.9846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size-complex="10.5pt" style:font-weight-complex="normal"/>
    </style:style>
    <style:style style:name="P9" style:family="paragraph" style:parent-style-name="Preformatted_20_Text">
      <style:paragraph-properties fo:margin-left="0.9846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style:font-name-asian="Microsoft YaHei1" style:font-size-asian="10.5pt" style:font-style-asian="normal" style:font-size-complex="10.5pt"/>
    </style:style>
    <style:style style:name="P10" style:family="paragraph" style:parent-style-name="Preformatted_20_Text">
      <style:paragraph-properties fo:margin-left="0.9846in" fo:margin-right="0in" fo:text-align="start" style:justify-single-word="false" fo:text-indent="0in" style:auto-text-indent="false"/>
      <style:text-properties fo:font-variant="normal" fo:text-transform="none" fo:color="#000000" style:font-name="Microsoft YaHei1" fo:font-size="10.5pt" fo:letter-spacing="normal" fo:font-style="normal" style:font-name-asian="Microsoft YaHei1" style:font-size-asian="10.5pt" style:font-style-asian="normal" style:font-name-complex="Microsoft YaHei1" style:font-size-complex="10.5pt"/>
    </style:style>
    <style:style style:name="P11" style:family="paragraph" style:parent-style-name="Preformatted_20_Text">
      <style:paragraph-properties fo:margin-left="0.9846in" fo:margin-right="0in" fo:text-align="start" style:justify-single-word="false" fo:text-indent="0in" style:auto-text-indent="false" fo:background-color="transparent">
        <style:background-image/>
      </style:paragraph-properties>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12" style:family="paragraph" style:parent-style-name="Preformatted_20_Text">
      <style:paragraph-properties fo:margin-left="0.9846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3" style:family="paragraph" style:parent-style-name="Preformatted_20_Text">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4" style:family="paragraph" style:parent-style-name="Preformatted_20_Text">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5" style:family="paragraph" style:parent-style-name="Preformatted_20_Text">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1.3500003814697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 style:family="paragraph" style:parent-style-name="Preformatted_20_Text">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 style:family="paragraph" style:parent-style-name="Preformatted_20_Text">
      <style:paragraph-properties fo:margin-left="0.4925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8" style:family="paragraph" style:parent-style-name="Preformatted_20_Text">
      <style:paragraph-properties fo:margin-left="0.4925in" fo:margin-right="0in" fo:text-align="start" style:justify-single-word="false" fo:orphans="0" fo:widows="0" fo:hyphenation-ladder-count="no-limit" fo:text-indent="-0.25in" style:auto-text-indent="false" fo:background-color="#ffff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9"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0"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1"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hyphenate="false" fo:hyphenation-remain-char-count="2" fo:hyphenation-push-char-count="2"/>
    </style:style>
    <style:style style:name="P22"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3"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4"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6992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5"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6"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27"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28"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29" style:family="paragraph" style:parent-style-name="Preformatted_20_Text">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30"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1"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4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2"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4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3"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4pt" fo:letter-spacing="normal" fo:language="en" fo:country="US" fo:font-style="normal" fo:font-weight="normal"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4"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4pt" fo:letter-spacing="normal" fo:language="en" fo:country="US" fo:font-style="normal" fo:font-weight="normal"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5" style:family="paragraph" style:parent-style-name="Preformatted_20_Text">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3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38" style:family="paragraph" style:parent-style-name="Text_20_body">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39" style:family="paragraph" style:parent-style-name="Preformatted_20_Text">
      <style:paragraph-properties fo:text-align="start" style:justify-single-word="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40" style:family="paragraph" style:parent-style-name="Preformatted_20_Text">
      <style:paragraph-properties fo:text-align="start" style:justify-single-word="false"/>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weight-complex="normal"/>
    </style:style>
    <style:style style:name="P41" style:family="paragraph" style:parent-style-name="Preformatted_20_Text">
      <style:paragraph-properties fo:text-align="start" style:justify-single-word="false"/>
      <style:text-properties fo:font-variant="normal" fo:text-transform="none" fo:color="#000000" style:font-name="Microsoft YaHei1" fo:font-size="24pt" fo:letter-spacing="normal" fo:font-style="normal" fo:font-weight="bold" style:font-name-asian="Microsoft YaHei1" style:font-size-asian="24pt" style:font-style-asian="normal" style:font-weight-asian="bold" style:font-name-complex="Microsoft YaHei1" style:font-size-complex="24pt" style:font-weight-complex="bold"/>
    </style:style>
    <style:style style:name="P42" style:family="paragraph" style:parent-style-name="Preformatted_20_Text">
      <style:paragraph-properties fo:text-align="center" style:justify-single-word="false"/>
      <style:text-properties fo:font-variant="normal" fo:text-transform="none" fo:color="#000000" style:font-name="Microsoft YaHei1" fo:font-size="24pt" fo:letter-spacing="normal" fo:font-style="normal" fo:font-weight="bold" style:font-name-asian="Microsoft YaHei1" style:font-size-asian="24pt" style:font-style-asian="normal" style:font-weight-asian="bold" style:font-name-complex="Microsoft YaHei1" style:font-size-complex="24pt" style:font-weight-complex="bold"/>
    </style:style>
    <style:style style:name="P43" style:family="paragraph" style:parent-style-name="Preformatted_20_Text">
      <style:paragraph-properties fo:text-align="start" style:justify-single-word="false"/>
      <style:text-properties fo:font-variant="normal" fo:text-transform="none" fo:color="#000000" style:font-name="Microsoft YaHei1" fo:font-size="24pt" fo:letter-spacing="normal" fo:font-style="normal" fo:font-weight="bold" style:font-name-asian="Microsoft YaHei1" style:font-size-asian="24pt" style:font-style-asian="normal" style:font-weight-asian="bold" style:font-name-complex="Arial" style:font-size-complex="24pt" style:font-weight-complex="bold"/>
    </style:style>
    <style:style style:name="P44" style:family="paragraph" style:parent-style-name="Preformatted_20_Text">
      <style:paragraph-properties fo:text-align="start" style:justify-single-word="false"/>
      <style:text-properties fo:font-variant="normal" fo:text-transform="none" fo:color="#000000" style:font-name="Microsoft YaHei1" fo:font-size="13pt" fo:letter-spacing="normal" fo:font-style="normal" fo:font-weight="bold" style:font-name-asian="Microsoft YaHei1" style:font-size-asian="13pt" style:font-style-asian="normal" style:font-weight-asian="bold" style:font-name-complex="Microsoft YaHei1" style:font-size-complex="13pt" style:font-weight-complex="bold"/>
    </style:style>
    <style:style style:name="P45" style:family="paragraph" style:parent-style-name="Preformatted_20_Text">
      <style:paragraph-properties fo:orphans="2" fo:widows="2"/>
    </style:style>
    <style:style style:name="P46" style:family="paragraph" style:parent-style-name="Preformatted_20_Text">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weight-complex="normal"/>
    </style:style>
    <style:style style:name="P47" style:family="paragraph" style:parent-style-name="Preformatted_20_Text">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48" style:family="paragraph" style:parent-style-name="Preformatted_20_Text">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style:font-name-asian="Microsoft YaHei1" style:font-size-asian="10.5pt" style:font-style-asian="normal" style:font-name-complex="Microsoft YaHei1" style:font-size-complex="10.5pt"/>
    </style:style>
    <style:style style:name="P49" style:family="paragraph" style:parent-style-name="Preformatted_20_Text">
      <style:paragraph-properties fo:margin-left="0.9846in" fo:margin-right="0in" fo:text-align="start" style:justify-single-word="false" fo:text-indent="-0.25in" style:auto-text-indent="false"/>
      <style:text-properties fo:font-variant="normal" fo:text-transform="none" fo:color="#000000" style:font-name="Microsoft YaHei1" fo:letter-spacing="normal" fo:font-style="normal" style:font-name-asian="Microsoft YaHei1" style:font-style-asian="normal" style:font-name-complex="Microsoft YaHei1"/>
    </style:style>
    <style:style style:name="P50" style:family="paragraph" style:parent-style-name="Preformatted_20_Text">
      <style:paragraph-properties fo:margin-left="0.9846in" fo:margin-right="0in" fo:text-align="start" style:justify-single-word="false" fo:text-indent="-0.25in" style:auto-text-indent="false"/>
      <style:text-properties style:font-name="Microsoft YaHei1" fo:font-weight="bold" style:font-name-asian="Microsoft YaHei1" style:font-weight-asian="bold" style:font-name-complex="Microsoft YaHei1" style:font-weight-complex="bold"/>
    </style:style>
    <style:style style:name="P51" style:family="paragraph" style:parent-style-name="Preformatted_20_Text">
      <style:paragraph-properties fo:margin-left="0.9846in" fo:margin-right="0in" fo:text-align="start" style:justify-single-word="false" fo:text-indent="-0.25in" style:auto-text-indent="false"/>
      <style:text-properties style:font-name="Microsoft YaHei1" style:font-name-asian="Microsoft YaHei1" style:font-name-complex="Microsoft YaHei1"/>
    </style:style>
    <style:style style:name="P52" style:family="paragraph" style:parent-style-name="Preformatted_20_Text">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53" style:family="paragraph" style:parent-style-name="Preformatted_20_Text">
      <style:paragraph-properties fo:margin-left="0.9846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54"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style:font-name-asian="Microsoft YaHei1" style:font-size-asian="10.5pt" style:font-style-asian="normal" style:font-name-complex="Microsoft YaHei1" style:font-size-complex="10.5pt"/>
    </style:style>
    <style:style style:name="P55"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style:font-name-asian="Microsoft YaHei1" style:font-size-asian="10.5pt" style:font-style-asian="normal" style:font-size-complex="10.5pt"/>
    </style:style>
    <style:style style:name="P56"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weight-complex="normal"/>
    </style:style>
    <style:style style:name="P57"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size-complex="10.5pt" style:font-weight-complex="normal"/>
    </style:style>
    <style:style style:name="P58"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size-complex="10.5pt" style:font-weight-complex="bold"/>
    </style:style>
    <style:style style:name="P59" style:family="paragraph" style:parent-style-name="Preformatted_20_Text">
      <style:paragraph-properties fo:margin-left="0.4925in" fo:margin-right="0in" fo:text-align="start" style:justify-single-word="false" fo:text-indent="0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60" style:family="paragraph" style:parent-style-name="Preformatted_20_Text">
      <style:paragraph-properties fo:margin-left="0.4925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name-complex="Microsoft YaHei1" style:font-size-complex="10.5pt" style:font-weight-complex="normal"/>
    </style:style>
    <style:style style:name="P61" style:family="paragraph" style:parent-style-name="Preformatted_20_Text">
      <style:paragraph-properties fo:margin-left="0.4925in" fo:margin-right="0in" fo:text-align="start" style:justify-single-word="false" fo:text-indent="0in" style:auto-text-indent="false" fo:background-color="#e6e6ff">
        <style:background-image/>
      </style:paragraph-properties>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62" style:family="paragraph" style:parent-style-name="Preformatted_20_Text">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style:font-name="Microsoft YaHei1" style:font-name-asian="Microsoft YaHei1" style:font-name-complex="Microsoft YaHei1" fo:hyphenate="false" fo:hyphenation-remain-char-count="2" fo:hyphenation-push-char-count="2"/>
    </style:style>
    <style:style style:name="P63" style:family="paragraph" style:parent-style-name="Preformatted_20_Text">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64" style:family="paragraph" style:parent-style-name="Preformatted_20_Text">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65" style:family="paragraph" style:parent-style-name="Preformatted_20_Text">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66" style:family="paragraph" style:parent-style-name="Preformatted_20_Text">
      <style:paragraph-properties fo:margin-left="0.4925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67" style:family="paragraph" style:parent-style-name="Preformatted_20_Text">
      <style:paragraph-properties fo:margin-left="0.49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68" style:family="paragraph" style:parent-style-name="Preformatted_20_Text">
      <style:paragraph-properties fo:margin-left="1.4772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69" style:family="paragraph" style:parent-style-name="Preformatted_20_Text">
      <style:paragraph-properties fo:margin-left="0.24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70" style:family="paragraph" style:parent-style-name="Text_20_body">
      <style:paragraph-properties fo:margin-left="0in" fo:margin-right="0in" fo:margin-top="0in" fo:margin-bottom="0in" fo:text-indent="0in" style:auto-text-indent="false"/>
    </style:style>
    <style:style style:name="P71"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Microsoft YaHei" fo:font-size="14pt" fo:letter-spacing="normal" fo:font-style="normal" fo:font-weight="normal"/>
    </style:style>
    <style:style style:name="P7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Microsoft YaHei" fo:font-size="14pt" fo:letter-spacing="normal" fo:font-style="normal" fo:font-weight="bold"/>
    </style:style>
    <style:style style:name="P73" style:family="paragraph" style:parent-style-name="List_20_Contents">
      <style:paragraph-properties fo:margin-left="0in" fo:margin-right="0in" fo:margin-top="0in" fo:margin-bottom="0.1965in" fo:text-indent="0in" style:auto-text-indent="false"/>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style:style>
    <style:style style:name="P74" style:family="paragraph" style:parent-style-name="Text_20_body">
      <style:paragraph-properties fo:margin-left="0in" fo:margin-right="0in" fo:orphans="2" fo:widows="2" fo:text-indent="0in" style:auto-text-indent="false"/>
      <style:text-properties fo:font-variant="normal" fo:text-transform="none" fo:color="#000000" style:font-name="Microsoft YaHei" fo:font-size="14pt" fo:letter-spacing="normal" fo:font-style="normal" fo:font-weight="bold"/>
    </style:style>
    <style:style style:name="P75" style:family="paragraph" style:parent-style-name="Preformatted_20_Text">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ab-stops>
          <style:tab-stop style:position="0.0346in"/>
        </style:tab-stops>
        <style:background-image/>
      </style:paragraph-properties>
      <style:text-properties fo:hyphenate="false" fo:hyphenation-remain-char-count="2" fo:hyphenation-push-char-count="2"/>
    </style:style>
    <style:style style:name="P76" style:family="paragraph" style:parent-style-name="Table_20_Heading">
      <style:paragraph-properties fo:text-align="start" style:justify-single-word="false"/>
      <style:text-properties fo:color="#000000" style:font-name="Microsoft YaHei1"/>
    </style:style>
    <style:style style:name="P77" style:family="paragraph" style:parent-style-name="Table_20_Contents">
      <style:paragraph-properties fo:text-align="start" style:justify-single-word="false"/>
    </style:style>
    <style:style style:name="P78" style:family="paragraph" style:parent-style-name="Table_20_Contents">
      <style:paragraph-properties fo:text-align="start" style:justify-single-word="false"/>
      <style:text-properties fo:color="#000000" style:font-name="Microsoft YaHei1"/>
    </style:style>
    <style:style style:name="P79" style:family="paragraph" style:parent-style-name="List_20_Contents">
      <style:paragraph-properties fo:margin-left="0.3937in" fo:margin-right="0in" fo:text-indent="0in" style:auto-text-indent="false"/>
    </style:style>
    <style:style style:name="P80" style:family="paragraph" style:parent-style-name="Preformatted_20_Text">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81" style:family="paragraph" style:parent-style-name="Preformatted_20_Text">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82"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83"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84" style:family="paragraph" style:parent-style-name="Text_20_body" style:list-style-name="L19">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85" style:family="paragraph" style:parent-style-name="Heading_20_1">
      <style:paragraph-properties fo:text-align="center" style:justify-single-word="false"/>
      <style:text-properties fo:font-variant="normal" fo:text-transform="none" fo:color="#000000" style:font-name="Microsoft YaHei" fo:font-size="20pt" fo:letter-spacing="normal" fo:font-style="normal" style:font-size-asian="20pt" style:font-size-complex="20pt"/>
    </style:style>
    <style:style style:name="P86" style:family="paragraph" style:parent-style-name="Heading_20_1"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87" style:family="paragraph" style:parent-style-name="Heading_20_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88"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89" style:family="paragraph" style:parent-style-name="Heading_20_1" style:list-style-name="WW8Num2">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90"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91" style:family="paragraph" style:parent-style-name="Heading_20_1" style:list-style-name="WW8Num2">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92" style:family="paragraph" style:parent-style-name="Heading_20_1"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weight-complex="bold" fo:hyphenate="false" fo:hyphenation-remain-char-count="2" fo:hyphenation-push-char-count="2"/>
    </style:style>
    <style:style style:name="P93" style:family="paragraph" style:parent-style-name="Heading_20_1">
      <style:paragraph-properties fo:text-align="start" style:justify-single-word="false" fo:orphans="0" fo:widows="0" fo:hyphenation-ladder-count="no-limit" style:text-autospace="ideograph-alpha" style:punctuation-wrap="hanging" style:line-break="strict" style:writing-mode="lr-tb">
        <style:tab-stops>
          <style:tab-stop style:position="0.028in"/>
          <style:tab-stop style:position="0.6252in"/>
          <style:tab-stop style:position="0.7071in"/>
        </style:tab-stops>
      </style:paragraph-properties>
      <style:text-properties fo:font-variant="normal" fo:text-transform="none" fo:color="#000000" style:font-name="Microsoft YaHei"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weight-complex="bold" fo:hyphenate="false" fo:hyphenation-remain-char-count="2" fo:hyphenation-push-char-count="2"/>
    </style:style>
    <style:style style:name="P94"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weight-complex="bold" fo:hyphenate="false" fo:hyphenation-remain-char-count="2" fo:hyphenation-push-char-count="2"/>
    </style:style>
    <style:style style:name="P95" style:family="paragraph" style:parent-style-name="Heading_20_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5pt" fo:letter-spacing="normal" fo:language="en" fo:country="US" fo:font-style="normal" fo:font-weight="bold" style:letter-kerning="true" style:font-name-asian="Microsoft YaHei1" style:font-size-asian="15pt" style:language-asian="zh" style:country-asian="CN" style:font-style-asian="normal" style:font-weight-asian="bold" style:font-name-complex="Microsoft YaHei1" style:font-size-complex="15pt" style:language-complex="zxx" style:country-complex="none" style:font-weight-complex="bold" fo:hyphenate="false" fo:hyphenation-remain-char-count="2" fo:hyphenation-push-char-count="2"/>
    </style:style>
    <style:style style:name="P96"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97"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98" style:family="paragraph" style:parent-style-name="Heading_20_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6pt" fo:letter-spacing="normal" fo:language="en" fo:country="US" fo:font-style="normal" fo:font-weight="bold" style:letter-kerning="true" style:font-name-asian="Microsoft YaHei1" style:font-size-asian="16pt" style:language-asian="zh" style:country-asian="CN" style:font-style-asian="normal" style:font-weight-asian="bold" style:font-name-complex="Microsoft YaHei1" style:font-size-complex="16pt" style:language-complex="zxx" style:country-complex="none" style:font-weight-complex="bold" fo:hyphenate="false" fo:hyphenation-remain-char-count="2" fo:hyphenation-push-char-count="2"/>
    </style:style>
    <style:style style:name="P99" style:family="paragraph" style:parent-style-name="Heading_20_1">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00" style:family="paragraph" style:parent-style-name="Heading_20_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hyphenate="false" fo:hyphenation-remain-char-count="2" fo:hyphenation-push-char-count="2"/>
    </style:style>
    <style:style style:name="P101" style:family="paragraph" style:parent-style-name="Heading_20_1">
      <style:paragraph-properties fo:margin-top="0.1665in" fo:margin-bottom="0.0835in" fo:text-align="start" style:justify-single-word="false" fo:orphans="0" fo:widows="0" fo:hyphenation-ladder-count="no-limit" fo:keep-with-next="always" style:text-autospace="ideograph-alpha" style:punctuation-wrap="hanging" style:line-break="strict" style:writing-mode="lr-tb">
        <style:tab-stops>
          <style:tab-stop style:position="0.028in"/>
          <style:tab-stop style:position="0.6252in"/>
          <style:tab-stop style:position="0.7071in"/>
        </style:tab-stops>
      </style:paragraph-properties>
      <style:text-properties fo:hyphenate="false" fo:hyphenation-remain-char-count="2" fo:hyphenation-push-char-count="2"/>
    </style:style>
    <style:style style:name="P102" style:family="paragraph" style:parent-style-name="Heading_20_1" style:list-style-name="WW8Num2">
      <style:paragraph-properties fo:margin-top="0.1665in" fo:margin-bottom="0.0835in" fo:text-align="start" style:justify-single-word="false" fo:orphans="0" fo:widows="0" fo:hyphenation-ladder-count="no-limit" fo:keep-with-next="always" style:text-autospace="ideograph-alpha" style:punctuation-wrap="hanging" style:line-break="strict" style:writing-mode="lr-tb">
        <style:tab-stops>
          <style:tab-stop style:position="0.028in"/>
          <style:tab-stop style:position="0.6252in"/>
          <style:tab-stop style:position="0.7071in"/>
        </style:tab-stops>
      </style:paragraph-properties>
      <style:text-properties fo:hyphenate="false" fo:hyphenation-remain-char-count="2" fo:hyphenation-push-char-count="2"/>
    </style:style>
    <style:style style:name="P103" style:family="paragraph" style:parent-style-name="Heading_20_1">
      <style:paragraph-properties fo:margin-top="0.1665in" fo:margin-bottom="0.0835in" fo:text-align="center" style:justify-single-word="false" fo:orphans="0" fo:widows="0" fo:hyphenation-ladder-count="no-limit" fo:keep-with-next="always"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24pt" fo:letter-spacing="normal" fo:language="en" fo:country="US" fo:font-style="normal" style:letter-kerning="true" style:font-name-asian="Microsoft YaHei1" style:font-size-asian="24pt" style:language-asian="zh" style:country-asian="CN" style:font-style-asian="normal" style:font-name-complex="Microsoft YaHei1" style:font-size-complex="24pt" style:language-complex="zxx" style:country-complex="none" fo:hyphenate="false" fo:hyphenation-remain-char-count="2" fo:hyphenation-push-char-count="2"/>
    </style:style>
    <style:style style:name="P104" style:family="paragraph" style:parent-style-name="Heading_20_1">
      <style:paragraph-properties fo:margin-top="0.1665in" fo:margin-bottom="0.0835in" fo:text-align="start" style:justify-single-word="false" fo:orphans="0" fo:widows="0" fo:hyphenation-ladder-count="no-limit" style:text-autospace="ideograph-alpha" style:punctuation-wrap="hanging" style:line-break="strict" style:writing-mode="lr-tb">
        <style:tab-stops>
          <style:tab-stop style:position="0.028in"/>
          <style:tab-stop style:position="0.6252in"/>
          <style:tab-stop style:position="0.7071in"/>
        </style:tab-stops>
      </style:paragraph-properties>
      <style:text-properties fo:hyphenate="false" fo:hyphenation-remain-char-count="2" fo:hyphenation-push-char-count="2"/>
    </style:style>
    <style:style style:name="P105" style:family="paragraph" style:parent-style-name="Preformatted_20_Text" style:master-page-name="Standard">
      <style:paragraph-properties fo:text-align="start" style:justify-single-word="false" style:page-number="auto"/>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weight-complex="bold"/>
    </style:style>
    <style:style style:name="P106" style:family="paragraph" style:parent-style-name="Preformatted_20_Text" style:list-style-name="WW8Num2">
      <style:paragraph-properties fo:text-align="start" style:justify-single-word="false"/>
      <style:text-properties fo:font-variant="normal" fo:text-transform="none" fo:color="#000000" style:font-name="Microsoft YaHei1" fo:font-size="13pt" fo:letter-spacing="normal" fo:font-style="normal" fo:font-weight="bold" style:font-name-asian="Microsoft YaHei1" style:font-size-asian="13pt" style:font-style-asian="normal" style:font-weight-asian="bold" style:font-size-complex="13pt" style:font-weight-complex="bold"/>
    </style:style>
    <style:style style:name="P107" style:family="paragraph" style:parent-style-name="Preformatted_20_Text" style:list-style-name="WW8Num8">
      <style:paragraph-properties fo:text-align="start" style:justify-single-word="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size-complex="10.5pt" style:font-weight-complex="bold"/>
    </style:style>
    <style:style style:name="P108" style:family="paragraph" style:parent-style-name="Preformatted_20_Text" style:list-style-name="WW8Num3">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normal" style:font-name-asian="Microsoft YaHei1" style:font-size-asian="10.5pt" style:font-style-asian="normal" style:font-weight-asian="normal" style:font-size-complex="10.5pt" style:font-weight-complex="normal"/>
    </style:style>
    <style:style style:name="P109" style:family="paragraph" style:parent-style-name="Preformatted_20_Text" style:list-style-name="WW8Num4">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110" style:family="paragraph" style:parent-style-name="Preformatted_20_Text" style:list-style-name="WW8Num6">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name-complex="Microsoft YaHei1" style:font-size-complex="10.5pt" style:font-weight-complex="bold"/>
    </style:style>
    <style:style style:name="P111" style:family="paragraph" style:parent-style-name="Preformatted_20_Text" style:list-style-name="WW8Num5">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size-complex="10.5pt" style:font-weight-complex="bold"/>
    </style:style>
    <style:style style:name="P112" style:family="paragraph" style:parent-style-name="Preformatted_20_Text" style:list-style-name="WW8Num7">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fo:font-weight="bold" style:font-name-asian="Microsoft YaHei1" style:font-size-asian="10.5pt" style:font-style-asian="normal" style:font-weight-asian="bold" style:font-size-complex="10.5pt" style:font-weight-complex="bold"/>
    </style:style>
    <style:style style:name="P113" style:family="paragraph" style:parent-style-name="Preformatted_20_Text" style:list-style-name="WW8Num9">
      <style:paragraph-properties fo:margin-left="0.9846in" fo:margin-right="0in" fo:text-align="start" style:justify-single-word="false" fo:text-indent="-0.25in" style:auto-text-indent="false"/>
      <style:text-properties fo:font-variant="normal" fo:text-transform="none" fo:color="#000000" style:font-name="Microsoft YaHei1" fo:font-size="10.5pt" fo:letter-spacing="normal" fo:font-style="normal" style:font-name-asian="Microsoft YaHei1" style:font-size-asian="10.5pt" style:font-style-asian="normal" style:font-size-complex="10.5pt"/>
    </style:style>
    <style:style style:name="P114" style:family="paragraph" style:parent-style-name="Preformatted_20_Text" style:list-style-name="WW8Num10">
      <style:paragraph-properties fo:margin-left="0.9846in" fo:margin-right="0in" fo:text-align="start" style:justify-single-word="false" fo:text-indent="-0.25in" style:auto-text-indent="false"/>
      <style:text-properties fo:font-variant="normal" fo:text-transform="none" fo:color="#000000" style:font-name="Microsoft YaHei1" fo:letter-spacing="normal" fo:font-style="normal" fo:font-weight="bold" style:font-name-asian="Microsoft YaHei1" style:font-style-asian="normal" style:font-weight-asian="bold" style:font-name-complex="Microsoft YaHei1" style:font-weight-complex="bold"/>
    </style:style>
    <style:style style:name="P115" style:family="paragraph" style:parent-style-name="Preformatted_20_Text" style:list-style-name="WW8Num10">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letter-spacing="normal" fo:language="en" fo:country="US" fo:font-style="normal" style:letter-kerning="true" style:font-name-asian="Microsoft YaHei1" style:language-asian="zh" style:country-asian="CN" style:font-style-asian="normal" style:font-name-complex="Microsoft YaHei1" style:language-complex="zxx" style:country-complex="none" fo:hyphenate="false" fo:hyphenation-remain-char-count="2" fo:hyphenation-push-char-count="2"/>
    </style:style>
    <style:style style:name="P116" style:family="paragraph" style:parent-style-name="Preformatted_20_Text" style:list-style-name="WW8Num10">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17" style:family="paragraph" style:parent-style-name="Preformatted_20_Text" style:list-style-name="L1">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18"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19"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20"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21" style:family="paragraph" style:parent-style-name="Preformatted_20_Text" style:list-style-name="L1">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style:font-name="Microsoft YaHei1" style:font-name-asian="Microsoft YaHei1" fo:hyphenate="false" fo:hyphenation-remain-char-count="2" fo:hyphenation-push-char-count="2"/>
    </style:style>
    <style:style style:name="P122" style:family="paragraph" style:parent-style-name="Preformatted_20_Text" style:list-style-name="L1">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hyphenate="false" fo:hyphenation-remain-char-count="2" fo:hyphenation-push-char-count="2"/>
    </style:style>
    <style:style style:name="P123"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24" style:family="paragraph" style:parent-style-name="Preformatted_20_Text" style:list-style-name="L4">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25"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weight="bold" fo:hyphenate="false" fo:hyphenation-remain-char-count="2" fo:hyphenation-push-char-count="2"/>
    </style:style>
    <style:style style:name="P126" style:family="paragraph" style:parent-style-name="Preformatted_20_Text" style:list-style-name="L3">
      <style:paragraph-properties fo:margin-left="0.9846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font-weight="bold" style:font-weight-asian="bold" style:font-weight-complex="bold" fo:hyphenate="false" fo:hyphenation-remain-char-count="2" fo:hyphenation-push-char-count="2"/>
    </style:style>
    <style:style style:name="P127" style:family="paragraph" style:parent-style-name="Preformatted_20_Text" style:list-style-name="L1">
      <style:paragraph-properties fo:margin-left="0.9846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28" style:family="paragraph" style:parent-style-name="Preformatted_20_Text" style:list-style-name="L7">
      <style:paragraph-properties fo:margin-left="0.9846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tab-stops>
          <style:tab-stop style:position="0.611in"/>
        </style:tab-stops>
        <style:background-image/>
      </style:paragraph-properties>
      <style:text-properties fo:hyphenate="false" fo:hyphenation-remain-char-count="2" fo:hyphenation-push-char-count="2"/>
    </style:style>
    <style:style style:name="P129" style:family="paragraph" style:parent-style-name="Preformatted_20_Text" style:list-style-name="L47">
      <style:paragraph-properties fo:margin-left="0.9846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30" style:family="paragraph" style:parent-style-name="Preformatted_20_Text" style:list-style-name="L69">
      <style:paragraph-properties fo:margin-left="0.9846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31" style:family="paragraph" style:parent-style-name="Preformatted_20_Text" style:list-style-name="L70">
      <style:paragraph-properties fo:margin-left="0.9846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32" style:family="paragraph" style:parent-style-name="Preformatted_20_Text" style:list-style-name="WW8Num1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33"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34" style:family="paragraph" style:parent-style-name="Preformatted_20_Text" style:list-style-name="L10">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35" style:family="paragraph" style:parent-style-name="Preformatted_20_Text" style:list-style-name="L1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36"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37" style:family="paragraph" style:parent-style-name="Preformatted_20_Text" style:list-style-name="L5">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38" style:family="paragraph" style:parent-style-name="Preformatted_20_Text" style:list-style-name="L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39"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140"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1"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2" style:family="paragraph" style:parent-style-name="Preformatted_20_Text" style:list-style-name="L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3" style:family="paragraph" style:parent-style-name="Preformatted_20_Text" style:list-style-name="L1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4"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5" style:family="paragraph" style:parent-style-name="Preformatted_20_Text" style:list-style-name="L63">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6" style:family="paragraph" style:parent-style-name="Preformatted_20_Text" style:list-style-name="L6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7" style:family="paragraph" style:parent-style-name="Preformatted_20_Text" style:list-style-name="L7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48"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3pt" fo:letter-spacing="normal" fo:language="en" fo:country="US" fo:font-style="normal" fo:font-weight="normal" style:letter-kerning="true" style:font-name-asian="Microsoft YaHei1" style:font-size-asian="13pt" style:language-asian="zh" style:country-asian="CN" style:font-style-asian="normal" style:font-weight-asian="normal" style:font-name-complex="Microsoft YaHei1" style:font-size-complex="13pt" style:language-complex="zxx" style:country-complex="none" style:font-weight-complex="normal" fo:hyphenate="false" fo:hyphenation-remain-char-count="2" fo:hyphenation-push-char-count="2"/>
    </style:style>
    <style:style style:name="P149"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font-style="normal" fo:font-weight="bold" style:font-name-asian="Microsoft YaHei1" style:font-size-asian="13pt" style:font-size-complex="13pt" fo:hyphenate="false" fo:hyphenation-remain-char-count="2" fo:hyphenation-push-char-count="2"/>
    </style:style>
    <style:style style:name="P150"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font-style="normal" fo:font-weight="bold" fo:hyphenate="false" fo:hyphenation-remain-char-count="2" fo:hyphenation-push-char-count="2"/>
    </style:style>
    <style:style style:name="P151"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4pt" fo:letter-spacing="normal" fo:font-style="normal" fo:font-weight="bold" style:font-name-asian="Microsoft YaHei1" fo:hyphenate="false" fo:hyphenation-remain-char-count="2" fo:hyphenation-push-char-count="2"/>
    </style:style>
    <style:style style:name="P152"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14pt" fo:letter-spacing="normal" fo:language="en" fo:country="US" fo:font-style="normal" fo:font-weight="bold" style:letter-kerning="true" style:font-name-asian="Microsoft YaHei1" style:font-size-asian="14pt" style:language-asian="zh" style:country-asian="CN" style:font-style-asian="normal" style:font-weight-asian="bold" style:font-name-complex="Microsoft YaHei1" style:font-size-complex="14pt" style:language-complex="zxx" style:country-complex="none" style:font-weight-complex="bold" fo:hyphenate="false" fo:hyphenation-remain-char-count="2" fo:hyphenation-push-char-count="2"/>
    </style:style>
    <style:style style:name="P153" style:family="paragraph" style:parent-style-name="Preformatted_20_Text" style:list-style-name="WW8Num2">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24pt" fo:letter-spacing="normal" fo:language="en" fo:country="US" fo:font-style="normal" fo:font-weight="bold" style:letter-kerning="true" style:font-name-asian="Microsoft YaHei1" style:font-size-asian="24pt" style:language-asian="zh" style:country-asian="CN" style:font-style-asian="normal" style:font-weight-asian="bold" style:font-name-complex="Microsoft YaHei1" style:font-size-complex="24pt" style:language-complex="zxx" style:country-complex="none" style:font-weight-complex="bold" fo:hyphenate="false" fo:hyphenation-remain-char-count="2" fo:hyphenation-push-char-count="2"/>
    </style:style>
    <style:style style:name="P154" style:family="paragraph" style:parent-style-name="Preformatted_20_Text" style:list-style-name="WW8Num2">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weight-complex="bold" fo:hyphenate="false" fo:hyphenation-remain-char-count="2" fo:hyphenation-push-char-count="2"/>
    </style:style>
    <style:style style:name="P155"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1"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weight-complex="bold" fo:hyphenate="false" fo:hyphenation-remain-char-count="2" fo:hyphenation-push-char-count="2"/>
    </style:style>
    <style:style style:name="P156" style:family="paragraph" style:parent-style-name="Preformatted_20_Text" style:list-style-name="L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57"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158"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4pt" fo:letter-spacing="normal" fo:font-style="normal" fo:font-weight="bold" style:font-style-asian="normal" style:font-weight-asian="bold" style:font-style-complex="normal" style:font-weight-complex="bold" fo:hyphenate="false" fo:hyphenation-remain-char-count="2" fo:hyphenation-push-char-count="2"/>
    </style:style>
    <style:style style:name="P159" style:family="paragraph" style:parent-style-name="Preformatted_20_Text" style:list-style-name="L1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4pt" fo:letter-spacing="normal" fo:font-style="normal" fo:font-weight="bold" style:font-size-asian="10.5pt" style:font-weight-asian="bold" style:font-size-complex="10.5pt" style:font-weight-complex="bold" fo:hyphenate="false" fo:hyphenation-remain-char-count="2" fo:hyphenation-push-char-count="2"/>
    </style:style>
    <style:style style:name="P160"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4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1"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4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2"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font-variant="normal" fo:text-transform="none" fo:color="#000000" style:font-name="Microsoft YaHei" fo:font-size="14pt" fo:letter-spacing="normal" fo:language="en" fo:country="US" fo:font-style="normal" fo:font-weight="normal"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3"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4" style:family="paragraph" style:parent-style-name="Preformatted_20_Text" style:list-style-name="L19">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5"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language="en" fo:country="US" fo:font-style="normal" fo:font-weight="bold" style:letter-kerning="true" style:font-name-asian="Microsoft YaHei1" style:font-size-asian="11.3500003814697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166"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3pt" fo:letter-spacing="normal" fo:font-style="normal" fo:font-weight="bold" style:font-size-asian="13pt" style:font-size-complex="13pt" fo:hyphenate="false" fo:hyphenation-remain-char-count="2" fo:hyphenation-push-char-count="2"/>
    </style:style>
    <style:style style:name="P167" style:family="paragraph" style:parent-style-name="Preformatted_20_Text" style:list-style-name="L2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2pt" fo:letter-spacing="normal" fo:language="en" fo:country="US" fo:font-style="normal" fo:font-weight="bold" style:letter-kerning="true" style:font-name-asian="Microsoft YaHei1" style:font-size-asian="12pt" style:language-asian="zh" style:country-asian="CN" style:font-style-asian="normal" style:font-weight-asian="bold" style:font-name-complex="Microsoft YaHei1" style:font-size-complex="12pt" style:language-complex="zxx" style:country-complex="none" style:font-weight-complex="bold" fo:hyphenate="false" fo:hyphenation-remain-char-count="2" fo:hyphenation-push-char-count="2"/>
    </style:style>
    <style:style style:name="P168"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 fo:font-size="12pt" fo:letter-spacing="normal" fo:language="en" fo:country="US" fo:font-style="normal" fo:font-weight="bold" style:letter-kerning="true" style:font-name-asian="Microsoft YaHei1" style:font-size-asian="12pt" style:language-asian="zh" style:country-asian="CN" style:font-style-asian="normal" style:font-weight-asian="bold" style:font-name-complex="Microsoft YaHei1" style:font-size-complex="12pt" style:language-complex="zxx" style:country-complex="none" style:font-weight-complex="bold" fo:hyphenate="false" fo:hyphenation-remain-char-count="2" fo:hyphenation-push-char-count="2"/>
    </style:style>
    <style:style style:name="P169" style:family="paragraph" style:parent-style-name="Preformatted_20_Text" style:list-style-name="L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0"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1" style:family="paragraph" style:parent-style-name="Preformatted_20_Text" style:list-style-name="L5">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2" style:family="paragraph" style:parent-style-name="Preformatted_20_Text" style:list-style-name="L6">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3" style:family="paragraph" style:parent-style-name="Preformatted_20_Text" style:list-style-name="L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4" style:family="paragraph" style:parent-style-name="Preformatted_20_Text" style:list-style-name="L8">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5" style:family="paragraph" style:parent-style-name="Preformatted_20_Text" style:list-style-name="L9">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6" style:family="paragraph" style:parent-style-name="Preformatted_20_Text" style:list-style-name="L1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7" style:family="paragraph" style:parent-style-name="Preformatted_20_Text" style:list-style-name="L1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8" style:family="paragraph" style:parent-style-name="Preformatted_20_Text" style:list-style-name="L15">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79" style:family="paragraph" style:parent-style-name="Preformatted_20_Text" style:list-style-name="L16">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0" style:family="paragraph" style:parent-style-name="Preformatted_20_Text" style:list-style-name="L1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1" style:family="paragraph" style:parent-style-name="Preformatted_20_Text" style:list-style-name="L18">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2" style:family="paragraph" style:parent-style-name="Preformatted_20_Text" style:list-style-name="L19">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3" style:family="paragraph" style:parent-style-name="Preformatted_20_Text" style:list-style-name="L20">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4" style:family="paragraph" style:parent-style-name="Preformatted_20_Text" style:list-style-name="L2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5" style:family="paragraph" style:parent-style-name="Preformatted_20_Text" style:list-style-name="L23">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6" style:family="paragraph" style:parent-style-name="Preformatted_20_Text" style:list-style-name="L2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7" style:family="paragraph" style:parent-style-name="Preformatted_20_Text" style:list-style-name="L25">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8" style:family="paragraph" style:parent-style-name="Preformatted_20_Text" style:list-style-name="L26">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89" style:family="paragraph" style:parent-style-name="Preformatted_20_Text" style:list-style-name="L2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0" style:family="paragraph" style:parent-style-name="Preformatted_20_Text" style:list-style-name="L28">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1" style:family="paragraph" style:parent-style-name="Preformatted_20_Text" style:list-style-name="L29">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2" style:family="paragraph" style:parent-style-name="Preformatted_20_Text" style:list-style-name="L3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3" style:family="paragraph" style:parent-style-name="Preformatted_20_Text" style:list-style-name="L3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4" style:family="paragraph" style:parent-style-name="Preformatted_20_Text" style:list-style-name="L33">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5" style:family="paragraph" style:parent-style-name="Preformatted_20_Text" style:list-style-name="L34">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6" style:family="paragraph" style:parent-style-name="Preformatted_20_Text" style:list-style-name="L35">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7" style:family="paragraph" style:parent-style-name="Preformatted_20_Text" style:list-style-name="L36">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8" style:family="paragraph" style:parent-style-name="Preformatted_20_Text" style:list-style-name="L37">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199" style:family="paragraph" style:parent-style-name="Preformatted_20_Text" style:list-style-name="L38">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00"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hyphenate="false" fo:hyphenation-remain-char-count="2" fo:hyphenation-push-char-count="2"/>
    </style:style>
    <style:style style:name="P201"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language="en" fo:country="US"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02" style:family="paragraph" style:parent-style-name="Preformatted_20_Text" style:list-style-name="L1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weight="bold" fo:hyphenate="false" fo:hyphenation-remain-char-count="2" fo:hyphenation-push-char-count="2"/>
    </style:style>
    <style:style style:name="P203" style:family="paragraph" style:parent-style-name="Preformatted_20_Text" style:list-style-name="L11">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weight="bold" style:font-weight-asian="bold" style:font-weight-complex="bold" fo:hyphenate="false" fo:hyphenation-remain-char-count="2" fo:hyphenation-push-char-count="2"/>
    </style:style>
    <style:style style:name="P204" style:family="paragraph" style:parent-style-name="Preformatted_20_Text" style:list-style-name="L37">
      <style:paragraph-properties fo:text-align="center"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05" style:family="paragraph" style:parent-style-name="Preformatted_20_Text"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 style:position="0.7071in"/>
        </style:tab-stops>
      </style:paragraph-properties>
      <style:text-properties fo:color="#000000" style:font-name="Microsoft YaHei1" fo:font-size="13pt" fo:language="en" fo:country="US" fo:font-weight="bold" style:letter-kerning="true" style:font-name-asian="Microsoft YaHei1" style:font-size-asian="13pt" style:language-asian="zh" style:country-asian="CN" style:font-weight-asian="bold" style:font-name-complex="Microsoft YaHei1" style:font-size-complex="13pt" style:language-complex="zxx" style:country-complex="none" style:font-weight-complex="bold" fo:hyphenate="false" fo:hyphenation-remain-char-count="2" fo:hyphenation-push-char-count="2"/>
    </style:style>
    <style:style style:name="P206" style:family="paragraph" style:parent-style-name="Preformatted_20_Text" style:list-style-name="WW8Num2">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207" style:family="paragraph" style:parent-style-name="Preformatted_20_Text" style:list-style-name="WW8Num2">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style:font-name="Microsoft YaHei1" style:font-name-asian="Microsoft YaHei1" fo:hyphenate="false" fo:hyphenation-remain-char-count="2" fo:hyphenation-push-char-count="2"/>
    </style:style>
    <style:style style:name="P208" style:family="paragraph" style:parent-style-name="Preformatted_20_Text" style:list-style-name="WW8Num2">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ext-properties fo:hyphenate="false" fo:hyphenation-remain-char-count="2" fo:hyphenation-push-char-count="2"/>
    </style:style>
    <style:style style:name="P209" style:family="paragraph" style:parent-style-name="Preformatted_20_Text" style:list-style-name="L8">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10" style:family="paragraph" style:parent-style-name="Preformatted_20_Text" style:list-style-name="L13">
      <style:paragraph-properties fo:margin-left="0.4925in" fo:margin-right="0in" fo:text-align="start" style:justify-single-word="false" fo:orphans="0" fo:widows="0" fo:hyphenation-ladder-count="no-limit" fo:text-indent="-0.25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11" style:family="paragraph" style:parent-style-name="Preformatted_20_Text" style:list-style-name="WW8Num2">
      <style:paragraph-properties fo:margin-left="0.4925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background-image/>
      </style:paragraph-properties>
      <style:text-properties style:font-name="Microsoft YaHei1" style:font-name-asian="Microsoft YaHei1" fo:hyphenate="false" fo:hyphenation-remain-char-count="2" fo:hyphenation-push-char-count="2"/>
    </style:style>
    <style:style style:name="P212" style:family="paragraph" style:parent-style-name="Preformatted_20_Text" style:list-style-name="WW8Num2">
      <style:paragraph-properties fo:margin-left="0.4925in" fo:margin-right="0in" fo:text-align="start" style:justify-single-word="false" fo:orphans="0" fo:widows="0" fo:hyphenation-ladder-count="no-limit" fo:text-indent="-0.25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13" style:family="paragraph" style:parent-style-name="Preformatted_20_Text" style:list-style-name="L47">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4" style:family="paragraph" style:parent-style-name="Preformatted_20_Text" style:list-style-name="L60">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5" style:family="paragraph" style:parent-style-name="Preformatted_20_Text" style:list-style-name="L61">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6" style:family="paragraph" style:parent-style-name="Preformatted_20_Text" style:list-style-name="L62">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7" style:family="paragraph" style:parent-style-name="Preformatted_20_Text" style:list-style-name="L67">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8" style:family="paragraph" style:parent-style-name="Preformatted_20_Text" style:list-style-name="L68">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19" style:family="paragraph" style:parent-style-name="Preformatted_20_Text" style:list-style-name="L73">
      <style:paragraph-properties fo:margin-left="0.4925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20" style:family="paragraph" style:parent-style-name="Preformatted_20_Text" style:list-style-name="WW8Num2">
      <style:paragraph-properties fo:margin-left="0.24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fo:hyphenate="false" fo:hyphenation-remain-char-count="2" fo:hyphenation-push-char-count="2"/>
    </style:style>
    <style:style style:name="P221" style:family="paragraph" style:parent-style-name="Preformatted_20_Text" style:list-style-name="WW8Num2">
      <style:paragraph-properties fo:margin-left="0.24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fo:hyphenate="false" fo:hyphenation-remain-char-count="2" fo:hyphenation-push-char-count="2"/>
    </style:style>
    <style:style style:name="P222" style:family="paragraph" style:parent-style-name="Preformatted_20_Text" style:list-style-name="L8">
      <style:paragraph-properties fo:margin-left="0.2425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611in"/>
        </style:tab-stops>
      </style:paragraph-properties>
      <style:text-properties fo:hyphenate="false" fo:hyphenation-remain-char-count="2" fo:hyphenation-push-char-count="2"/>
    </style:style>
    <style:style style:name="P223" style:family="paragraph" style:parent-style-name="Preformatted_20_Text" style:list-style-name="WW8Num2">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24" style:family="paragraph" style:parent-style-name="Preformatted_20_Text" style:list-style-name="L7">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25" style:family="paragraph" style:parent-style-name="Preformatted_20_Text" style:list-style-name="L8">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26" style:family="paragraph" style:parent-style-name="Preformatted_20_Text" style:list-style-name="L28">
      <style:paragraph-properties fo:margin-left="0.4925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27" style:family="paragraph" style:parent-style-name="Preformatted_20_Text" style:list-style-name="L7">
      <style:paragraph-properties fo:margin-left="0.49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28" style:family="paragraph" style:parent-style-name="Preformatted_20_Text" style:list-style-name="WW8Num2">
      <style:paragraph-properties fo:margin-left="0.49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29" style:family="paragraph" style:parent-style-name="Preformatted_20_Text" style:list-style-name="L28">
      <style:paragraph-properties fo:margin-left="0.49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0" style:family="paragraph" style:parent-style-name="Preformatted_20_Text" style:list-style-name="WW8Num2">
      <style:paragraph-properties fo:margin-left="0.9846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31" style:family="paragraph" style:parent-style-name="Preformatted_20_Text" style:list-style-name="WW8Num2">
      <style:paragraph-properties fo:margin-left="0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2" style:family="paragraph" style:parent-style-name="Preformatted_20_Text" style:list-style-name="WW8Num2">
      <style:paragraph-properties fo:margin-left="0in" fo:margin-right="0in" fo:text-align="start" style:justify-single-word="false" fo:orphans="0" fo:widows="0" fo:hyphenation-ladder-count="no-limit" fo:text-indent="0in" style:auto-text-indent="false" fo:background-color="#e6e6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33" style:family="paragraph" style:parent-style-name="Preformatted_20_Text" style:list-style-name="L28">
      <style:paragraph-properties fo:text-align="start" style:justify-single-word="false" fo:orphans="0" fo:widows="0"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34" style:family="paragraph" style:parent-style-name="Preformatted_20_Text" style:list-style-name="WW8Num2">
      <style:paragraph-properties fo:text-align="start" style:justify-single-word="false" fo:orphans="0" fo:widows="0" fo:hyphenation-ladder-count="no-limit"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35" style:family="paragraph" style:parent-style-name="Preformatted_20_Text" style:list-style-name="L38">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6" style:family="paragraph" style:parent-style-name="Preformatted_20_Text" style:list-style-name="L39">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7" style:family="paragraph" style:parent-style-name="Preformatted_20_Text" style:list-style-name="L40">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8" style:family="paragraph" style:parent-style-name="Preformatted_20_Text" style:list-style-name="L41">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39" style:family="paragraph" style:parent-style-name="Preformatted_20_Text" style:list-style-name="L42">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0" style:family="paragraph" style:parent-style-name="Preformatted_20_Text" style:list-style-name="L43">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1" style:family="paragraph" style:parent-style-name="Preformatted_20_Text" style:list-style-name="L44">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2" style:family="paragraph" style:parent-style-name="Preformatted_20_Text" style:list-style-name="L45">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3" style:family="paragraph" style:parent-style-name="Preformatted_20_Text" style:list-style-name="L46">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4" style:family="paragraph" style:parent-style-name="Preformatted_20_Text" style:list-style-name="L47">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5" style:family="paragraph" style:parent-style-name="Preformatted_20_Text" style:list-style-name="L48">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6" style:family="paragraph" style:parent-style-name="Preformatted_20_Text" style:list-style-name="L49">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7" style:family="paragraph" style:parent-style-name="Preformatted_20_Text" style:list-style-name="L50">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8" style:family="paragraph" style:parent-style-name="Preformatted_20_Text" style:list-style-name="L51">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49" style:family="paragraph" style:parent-style-name="Preformatted_20_Text" style:list-style-name="L52">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0" style:family="paragraph" style:parent-style-name="Preformatted_20_Text" style:list-style-name="L53">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1" style:family="paragraph" style:parent-style-name="Preformatted_20_Text" style:list-style-name="L54">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2" style:family="paragraph" style:parent-style-name="Preformatted_20_Text" style:list-style-name="L55">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3" style:family="paragraph" style:parent-style-name="Preformatted_20_Text" style:list-style-name="L56">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4" style:family="paragraph" style:parent-style-name="Preformatted_20_Text" style:list-style-name="L57">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5" style:family="paragraph" style:parent-style-name="Preformatted_20_Text" style:list-style-name="L58">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6" style:family="paragraph" style:parent-style-name="Preformatted_20_Text" style:list-style-name="L59">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7" style:family="paragraph" style:parent-style-name="Preformatted_20_Text" style:list-style-name="L60">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8" style:family="paragraph" style:parent-style-name="Preformatted_20_Text" style:list-style-name="L62">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59" style:family="paragraph" style:parent-style-name="Preformatted_20_Text" style:list-style-name="L65">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0" style:family="paragraph" style:parent-style-name="Preformatted_20_Text" style:list-style-name="L66">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1" style:family="paragraph" style:parent-style-name="Preformatted_20_Text" style:list-style-name="L68">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2" style:family="paragraph" style:parent-style-name="Preformatted_20_Text" style:list-style-name="L74">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3" style:family="paragraph" style:parent-style-name="Preformatted_20_Text" style:list-style-name="L73">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4" style:family="paragraph" style:parent-style-name="Preformatted_20_Text" style:list-style-name="L76">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5" style:family="paragraph" style:parent-style-name="Preformatted_20_Text" style:list-style-name="L77">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6" style:family="paragraph" style:parent-style-name="Preformatted_20_Text" style:list-style-name="L75">
      <style:paragraph-properties fo:text-align="start" style:justify-single-word="false" fo:orphans="0" fo:widows="0" fo:hyphenation-ladder-count="no-limit" fo:background-color="transparent" style:text-autospace="ideograph-alpha" style:punctuation-wrap="hanging" style:line-break="strict" style:writing-mode="lr-tb">
        <style:tab-stops>
          <style:tab-stop style:position="0.0346in"/>
        </style:tab-stops>
        <style:background-image/>
      </style:paragraph-properties>
      <style:text-properties fo:hyphenate="false" fo:hyphenation-remain-char-count="2" fo:hyphenation-push-char-count="2"/>
    </style:style>
    <style:style style:name="P267" style:family="paragraph" style:parent-style-name="Preformatted_20_Text" style:list-style-name="L38">
      <style:paragraph-properties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68" style:family="paragraph" style:parent-style-name="Preformatted_20_Text" style:list-style-name="L66">
      <style:paragraph-properties fo:text-align="justify"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69" style:family="paragraph" style:parent-style-name="Preformatted_20_Text" style:list-style-name="L47">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0" style:family="paragraph" style:parent-style-name="Preformatted_20_Text" style:list-style-name="L50">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1" style:family="paragraph" style:parent-style-name="Preformatted_20_Text" style:list-style-name="L59">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2" style:family="paragraph" style:parent-style-name="Preformatted_20_Text" style:list-style-name="L61">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3" style:family="paragraph" style:parent-style-name="Preformatted_20_Text" style:list-style-name="L62">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4" style:family="paragraph" style:parent-style-name="Preformatted_20_Text" style:list-style-name="L68">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5" style:family="paragraph" style:parent-style-name="Preformatted_20_Text" style:list-style-name="L73">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6" style:family="paragraph" style:parent-style-name="Preformatted_20_Text" style:list-style-name="L73">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tab-stops>
          <style:tab-stop style:position="0.0346in"/>
        </style:tab-stops>
        <style:background-image/>
      </style:paragraph-properties>
      <style:text-properties fo:hyphenate="false" fo:hyphenation-remain-char-count="2" fo:hyphenation-push-char-count="2"/>
    </style:style>
    <style:style style:name="P277" style:family="paragraph" style:parent-style-name="Preformatted_20_Text" style:list-style-name="L50">
      <style:paragraph-properties fo:margin-left="0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tab-stops>
          <style:tab-stop style:position="0.0071in"/>
          <style:tab-stop style:position="0.0417in"/>
          <style:tab-stop style:position="0.222in"/>
        </style:tab-stops>
        <style:background-image/>
      </style:paragraph-properties>
      <style:text-properties fo:hyphenate="false" fo:hyphenation-remain-char-count="2" fo:hyphenation-push-char-count="2"/>
    </style:style>
    <style:style style:name="P278" style:family="paragraph" style:parent-style-name="Preformatted_20_Text" style:list-style-name="L68">
      <style:paragraph-properties fo:margin-left="-0.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9" style:family="paragraph" style:parent-style-name="Preformatted_20_Text" style:list-style-name="L50">
      <style:paragraph-properties fo:margin-left="-0.25in" fo:margin-right="0in" fo:text-align="start" style:justify-single-word="false" fo:orphans="0" fo:widows="0" fo:hyphenation-ladder-count="no-limit" fo:text-indent="0in" style:auto-text-indent="false" fo:background-color="transparent" style:text-autospace="ideograph-alpha" style:punctuation-wrap="hanging" style:line-break="strict" style:writing-mode="lr-tb">
        <style:tab-stops>
          <style:tab-stop style:position="0.0071in"/>
          <style:tab-stop style:position="0.0417in"/>
          <style:tab-stop style:position="0.222in"/>
        </style:tab-stops>
        <style:background-image/>
      </style:paragraph-properties>
      <style:text-properties fo:hyphenate="false" fo:hyphenation-remain-char-count="2" fo:hyphenation-push-char-count="2"/>
    </style:style>
    <style:style style:name="P280" style:family="paragraph" style:parent-style-name="Preformatted_20_Text" style:list-style-name="L71">
      <style:paragraph-properties fo:margin-left="1.4772in" fo:margin-right="0in" fo:text-align="start" style:justify-single-word="false" fo:orphans="0" fo:widows="0" fo:hyphenation-ladder-count="no-limit" fo:text-indent="-0.25in" style:auto-text-indent="fals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81" style:family="paragraph" style:parent-style-name="List_20_Heading" style:list-style-name="WW8Num2">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P282" style:family="paragraph" style:parent-style-name="List_20_Heading" style:list-style-name="L30">
      <style:paragraph-properties fo:text-align="start" style:justify-single-word="false" fo:orphans="0" fo:widows="0" fo:hyphenation-ladder-count="no-limit" style:text-autospace="ideograph-alpha" style:punctuation-wrap="hanging" style:line-break="strict" style:writing-mode="lr-tb">
        <style:tab-stops>
          <style:tab-stop style:position="0.611in"/>
        </style:tab-stops>
      </style:paragraph-properties>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fo:hyphenate="false" fo:hyphenation-remain-char-count="2" fo:hyphenation-push-char-count="2"/>
    </style:style>
    <style:style style:name="T1" style:family="text">
      <style:text-properties style:font-name-complex="Arial"/>
    </style:style>
    <style:style style:name="T2" style:family="text">
      <style:text-properties style:font-name-complex="Microsoft YaHei1"/>
    </style:style>
    <style:style style:name="T3" style:family="text">
      <style:text-properties fo:font-size="10.5pt" style:font-size-asian="10.5pt" style:font-size-complex="10.5pt"/>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name-asian="Microsoft YaHei1" style:font-size-asian="10.5pt" style:font-size-complex="10.5pt"/>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Microsoft YaHei1" style:font-weight-complex="normal"/>
    </style:style>
    <style:style style:name="T9" style:family="text">
      <style:text-properties fo:font-weight="normal" style:font-weight-asian="normal" style:font-name-complex="Arial" style:font-weight-complex="normal"/>
    </style:style>
    <style:style style:name="T10" style:family="text">
      <style:text-properties fo:font-size="13pt" style:font-size-asian="13pt" style:font-size-complex="13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bold" style:font-name-complex="Microsoft YaHei1" style:font-weight-complex="bold"/>
    </style:style>
    <style:style style:name="T16" style:family="text">
      <style:text-properties fo:font-weight="bold" style:font-weight-asian="bold" style:font-name-complex="Arial" style:font-weight-complex="bold"/>
    </style:style>
    <style:style style:name="T17" style:family="text">
      <style:text-properties fo:language="en" fo:country="US"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style:style>
    <style:style style:name="T18" style:family="text">
      <style:text-properties fo:language="en" fo:country="US" style:letter-kerning="true" style:language-asian="zh" style:country-asian="CN" style:font-style-asian="normal" style:font-weight-asian="bold" style:font-name-complex="Microsoft YaHei1" style:language-complex="zxx" style:country-complex="none" style:font-weight-complex="bold"/>
    </style:style>
    <style:style style:name="T19" style:family="text">
      <style:text-properties fo:font-variant="normal" fo:text-transform="none" fo:color="#000000" fo:font-size="10.5pt" fo:letter-spacing="normal" fo:language="en" fo:country="US" fo:font-style="normal" fo:font-weight="normal" style:letter-kerning="true" style:font-size-asian="10.5pt" style:language-asian="zh" style:country-asian="CN" style:font-style-asian="normal" style:font-weight-asian="normal" style:font-size-complex="10.5pt" style:language-complex="zxx" style:country-complex="none" style:font-weight-complex="normal"/>
    </style:style>
    <style:style style:name="T20" style:family="text">
      <style:text-properties fo:font-variant="normal" fo:text-transform="none" fo:color="#000000" fo:font-size="10.5pt" fo:letter-spacing="normal" fo:language="en" fo:country="US" fo:font-style="normal" fo:font-weight="normal" style:letter-kerning="true" style:font-size-asian="10.5pt" style:language-asian="zh" style:country-asian="CN" style:font-style-asian="normal" style:font-weight-asian="normal" style:font-name-complex="Microsoft YaHei1" style:font-size-complex="10.5pt" style:language-complex="zxx" style:country-complex="none" style:font-weight-complex="normal"/>
    </style:style>
    <style:style style:name="T21" style:family="text">
      <style:text-properties fo:font-variant="normal" fo:text-transform="none" fo:color="#000000" fo:font-size="10.5pt" fo:letter-spacing="normal" fo:language="en" fo:country="US" fo:font-style="normal" fo:font-weight="normal" style:letter-kerning="true" style:font-size-asian="10.5pt" style:language-asian="zh" style:country-asian="CN" style:font-style-asian="normal" style:font-weight-asian="bold" style:font-size-complex="10.5pt" style:language-complex="zxx" style:country-complex="none" style:font-style-complex="normal" style:font-weight-complex="bold"/>
    </style:style>
    <style:style style:name="T22" style:family="text">
      <style:text-properties fo:font-variant="normal" fo:text-transform="none" fo:color="#000000" fo:font-size="10.5pt" fo:letter-spacing="normal" fo:language="en" fo:country="US" fo:font-style="normal" fo:font-weight="bold" style:letter-kerning="true"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23" style:family="text">
      <style:text-properties fo:font-variant="normal" fo:text-transform="none" fo:color="#000000" fo:font-size="10.5pt" fo:letter-spacing="normal" fo:language="en" fo:country="US" fo:font-style="normal" fo:font-weight="bold" style:letter-kerning="true" style:font-size-asian="10.5pt" style:language-asian="zh" style:country-asian="CN" style:font-style-asian="normal" style:font-weight-asian="bold" style:font-size-complex="10.5pt" style:language-complex="zxx" style:country-complex="none" style:font-style-complex="normal" style:font-weight-complex="bold"/>
    </style:style>
    <style:style style:name="T24" style:family="text">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25" style:family="text">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26" style:family="text">
      <style:text-properties fo:font-variant="normal" fo:text-transform="none" fo:color="#00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27" style:family="text">
      <style:text-properties fo:font-variant="normal" fo:text-transform="none" fo:color="#000000" style:font-name="Microsoft YaHei"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28" style:family="text">
      <style:text-properties fo:font-variant="normal" fo:text-transform="none" fo:color="#000000" style:font-name="Microsoft YaHei" fo:font-size="10.5pt" fo:letter-spacing="normal" fo:language="en" fo:country="US" fo:font-style="normal" fo:font-weight="normal"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29" style:family="text">
      <style:text-properties fo:font-variant="normal" fo:text-transform="none" fo:color="#000000" style:font-name="Microsoft YaHei" fo:font-size="10.5pt" fo:letter-spacing="normal" fo:language="en" fo:country="US" fo:font-style="normal" style:text-underline-style="none"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30" style:family="text">
      <style:text-properties fo:font-variant="normal" fo:text-transform="none" fo:color="#000000" style:font-name="Microsoft YaHei" fo:font-size="10.5pt" fo:letter-spacing="normal" fo:language="en" fo:country="US" fo:font-style="normal" style:text-underline-style="none"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31" style:family="text">
      <style:text-properties fo:font-variant="normal" fo:text-transform="none" fo:color="#000000" style:font-name="Microsoft YaHei" fo:font-size="10.5pt" fo:letter-spacing="normal" fo:language="en" fo:country="US" fo:font-style="italic" fo:font-weight="normal" style:letter-kerning="true" style:font-name-asian="Microsoft YaHei1" style:font-size-asian="10.5pt" style:language-asian="zh" style:country-asian="CN" style:font-style-asian="italic" style:font-weight-asian="normal" style:font-name-complex="Microsoft YaHei1" style:font-size-complex="10.5pt" style:language-complex="zxx" style:country-complex="none" style:font-style-complex="italic" style:font-weight-complex="normal"/>
    </style:style>
    <style:style style:name="T32" style:family="text">
      <style:text-properties fo:font-variant="normal" fo:text-transform="none" fo:color="#000000" style:font-name="Microsoft YaHei" fo:font-size="10.5pt" fo:letter-spacing="normal" fo:font-style="normal" style:font-size-asian="10.5pt" style:font-size-complex="10.5pt"/>
    </style:style>
    <style:style style:name="T33" style:family="text">
      <style:text-properties fo:font-variant="normal" fo:text-transform="none" fo:color="#000000" style:font-name="Microsoft YaHei" fo:font-size="14pt" fo:letter-spacing="normal" fo:font-style="normal" style:font-weight-asian="bold" style:font-weight-complex="bold"/>
    </style:style>
    <style:style style:name="T34" style:family="text">
      <style:text-properties fo:font-variant="normal" fo:text-transform="none" fo:color="#000000" style:font-name="Microsoft YaHei" fo:font-size="14pt" fo:letter-spacing="normal" fo:font-style="normal" style:font-size-asian="10.5pt" style:font-size-complex="10.5pt"/>
    </style:style>
    <style:style style:name="T35" style:family="text">
      <style:text-properties fo:font-variant="normal" fo:text-transform="none" fo:color="#000000" style:font-name="Microsoft YaHei" fo:font-size="14pt" fo:letter-spacing="normal" fo:font-style="normal" fo:font-weight="normal"/>
    </style:style>
    <style:style style:name="T36" style:family="text">
      <style:text-properties fo:font-variant="normal" fo:text-transform="none" fo:color="#000000" style:font-name="Microsoft YaHei" fo:font-size="14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37" style:family="text">
      <style:text-properties fo:font-variant="normal" fo:text-transform="none" fo:color="#000000" style:font-name="Microsoft YaHei" fo:font-size="14pt" fo:letter-spacing="normal" fo:language="en" fo:country="US" fo:font-style="normal" fo:font-weight="bold"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38" style:family="text">
      <style:text-properties fo:font-variant="normal" fo:text-transform="none" fo:color="#000000" style:font-name="Microsoft YaHei" fo:font-size="14pt" fo:letter-spacing="normal" fo:language="en" fo:country="US" fo:font-style="normal" fo:font-weight="normal"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39" style:family="text">
      <style:text-properties fo:font-variant="normal" fo:text-transform="none" fo:color="#000000" style:font-name="Microsoft YaHei" fo:font-size="14pt" fo:letter-spacing="normal" fo:language="en" fo:country="US" fo:font-style="italic"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40" style:family="text">
      <style:text-properties fo:font-variant="normal" fo:text-transform="none" fo:color="#000000" style:font-name="Microsoft YaHei"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style:style>
    <style:style style:name="T41" style:family="text">
      <style:text-properties fo:font-variant="normal" fo:text-transform="none" fo:color="#000000" style:font-name="Microsoft YaHei" fo:font-size="12pt" fo:letter-spacing="normal" fo:language="en" fo:country="US" fo:font-style="normal" fo:font-weight="bold" style:letter-kerning="true" style:font-name-asian="Microsoft YaHei1" style:font-size-asian="12pt" style:language-asian="zh" style:country-asian="CN" style:font-style-asian="normal" style:font-weight-asian="bold" style:font-name-complex="Microsoft YaHei1" style:font-size-complex="12pt" style:language-complex="zxx" style:country-complex="none" style:font-style-complex="normal" style:font-weight-complex="bold"/>
    </style:style>
    <style:style style:name="T42" style:family="text">
      <style:text-properties fo:font-variant="normal" fo:text-transform="none" fo:color="#000000" style:font-name="Microsoft YaHei" fo:font-size="12pt" fo:letter-spacing="normal" fo:language="en" fo:country="US" fo:font-style="normal" fo:font-weight="bold" style:letter-kerning="true" style:font-name-asian="Microsoft YaHei1" style:font-size-asian="12pt" style:language-asian="zh" style:country-asian="CN" style:font-style-asian="normal" style:font-weight-asian="normal" style:font-name-complex="Microsoft YaHei1" style:font-size-complex="12pt" style:language-complex="zxx" style:country-complex="none" style:font-style-complex="normal" style:font-weight-complex="normal"/>
    </style:style>
    <style:style style:name="T43" style:family="text">
      <style:text-properties fo:font-variant="normal" fo:text-transform="none" fo:color="#000000" style:font-name="Microsoft YaHei" fo:font-size="12pt" fo:letter-spacing="normal" fo:language="en" fo:country="US" fo:font-style="normal" fo:font-weight="normal" style:letter-kerning="true" style:font-name-asian="Microsoft YaHei1" style:font-size-asian="12pt" style:language-asian="zh" style:country-asian="CN" style:font-style-asian="normal" style:font-weight-asian="normal" style:font-name-complex="Microsoft YaHei1" style:font-size-complex="12pt" style:language-complex="zxx" style:country-complex="none" style:font-style-complex="normal" style:font-weight-complex="normal"/>
    </style:style>
    <style:style style:name="T44" style:family="text">
      <style:text-properties fo:font-variant="normal" fo:text-transform="none" fo:color="#000000" style:font-name="Microsoft YaHei" fo:font-size="11pt" fo:letter-spacing="normal" fo:language="en" fo:country="US" fo:font-style="normal" fo:font-weight="bold" style:letter-kerning="true" style:font-name-asian="Microsoft YaHei1" style:font-size-asian="11pt" style:language-asian="zh" style:country-asian="CN" style:font-style-asian="normal" style:font-weight-asian="bold" style:font-name-complex="Microsoft YaHei1" style:font-size-complex="11pt" style:language-complex="zxx" style:country-complex="none" style:font-style-complex="normal" style:font-weight-complex="bold"/>
    </style:style>
    <style:style style:name="T45" style:family="text">
      <style:text-properties fo:font-variant="normal" fo:text-transform="none" fo:color="#000000" style:font-name="Microsoft YaHei" fo:font-size="20pt" fo:letter-spacing="normal" fo:language="en" fo:country="US" fo:font-style="normal" fo:font-weight="bold" style:letter-kerning="true" style:font-name-asian="Microsoft YaHei1" style:font-size-asian="20pt" style:language-asian="zh" style:country-asian="CN" style:font-style-asian="normal" style:font-weight-asian="bold" style:font-name-complex="Microsoft YaHei1" style:font-size-complex="20pt" style:language-complex="zxx" style:country-complex="none" style:font-style-complex="normal" style:font-weight-complex="bold"/>
    </style:style>
    <style:style style:name="T46" style:family="text">
      <style:text-properties fo:font-variant="normal" fo:text-transform="none" fo:color="#000000" style:font-name="Microsoft YaHei" fo:font-size="20pt" fo:letter-spacing="normal" fo:language="en" fo:country="US" fo:font-style="normal" style:letter-kerning="true" style:font-name-asian="Microsoft YaHei1" style:font-size-asian="20pt" style:language-asian="zh" style:country-asian="CN" style:font-style-asian="normal" style:font-name-complex="Microsoft YaHei1" style:font-size-complex="20pt" style:language-complex="zxx" style:country-complex="none" style:font-style-complex="normal"/>
    </style:style>
    <style:style style:name="T47" style:family="text">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style:style>
    <style:style style:name="T48" style:family="text">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49" style:family="text">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size-complex="10.5pt" style:language-complex="zxx" style:country-complex="none" style:font-weight-complex="normal"/>
    </style:style>
    <style:style style:name="T50" style:family="text">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name-complex="Microsoft YaHei1" style:font-size-complex="10.5pt" style:language-complex="zxx" style:country-complex="none"/>
    </style:style>
    <style:style style:name="T51" style:family="text">
      <style:text-properties fo:font-variant="normal" fo:text-transform="none" fo:color="#00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52" style:family="text">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53" style:family="text">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54" style:family="text">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size-complex="10.5pt" style:language-complex="zxx" style:country-complex="none" style:font-weight-complex="bold"/>
    </style:style>
    <style:style style:name="T55" style:family="text">
      <style:text-properties fo:font-variant="normal" fo:text-transform="none" fo:color="#00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normal" style:font-size-complex="10.5pt" style:language-complex="zxx" style:country-complex="none" style:font-weight-complex="normal"/>
    </style:style>
    <style:style style:name="T56" style:family="text">
      <style:text-properties fo:font-variant="normal" fo:text-transform="none" fo:color="#000000" style:font-name="Microsoft YaHei1" fo:font-size="10.5pt" fo:letter-spacing="normal" fo:language="en" fo:country="US" fo:font-style="normal" fo:font-weight="bold" style:letter-kerning="true" style:font-size-asian="10.5pt" style:language-asian="zh" style:country-asian="CN" style:font-style-asian="normal" style:font-weight-asian="bold" style:font-size-complex="10.5pt" style:language-complex="zxx" style:country-complex="none" style:font-style-complex="normal" style:font-weight-complex="bold"/>
    </style:style>
    <style:style style:name="T57" style:family="text">
      <style:text-properties fo:font-variant="normal" fo:text-transform="none" fo:color="#000000" style:font-name="Microsoft YaHei1" fo:font-size="10.5pt" fo:letter-spacing="normal" fo:language="en" fo:country="US" fo:font-style="normal" fo:font-weight="bold" style:letter-kerning="true" fo:background-color="transparent"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58" style:family="text">
      <style:text-properties fo:font-variant="normal" fo:text-transform="none" fo:color="#000000" style:font-name="Microsoft YaHei1" fo:font-size="10.5pt" fo:letter-spacing="normal" fo:language="en" fo:country="US" fo:font-style="normal" style:text-underline-style="none"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59" style:family="text">
      <style:text-properties fo:font-variant="normal" fo:text-transform="none" fo:color="#000000" style:font-name="Microsoft YaHei1" fo:font-size="10.5pt" fo:letter-spacing="normal" fo:language="en" fo:country="US" fo:font-style="normal" style:text-underline-style="none"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60" style:family="text">
      <style:text-properties fo:font-variant="normal" fo:text-transform="none" fo:color="#000000" style:font-name="Microsoft YaHei1" fo:font-size="10.5pt" fo:letter-spacing="normal" fo:language="en" fo:country="US" fo:font-style="normal" style:text-underline-style="none"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weight-complex="normal"/>
    </style:style>
    <style:style style:name="T61" style:family="text">
      <style:text-properties fo:font-variant="normal" fo:text-transform="none" fo:color="#000000" style:font-name="Microsoft YaHei1" fo:font-size="10.5pt" fo:letter-spacing="normal" fo:language="en" fo:country="US" fo:font-style="normal" style:letter-kerning="true" style:font-name-asian="Microsoft YaHei1" style:font-size-asian="10.5pt" style:language-asian="zh" style:country-asian="CN" style:font-style-asian="normal" style:font-name-complex="Microsoft YaHei1" style:font-size-complex="10.5pt" style:language-complex="zxx" style:country-complex="none"/>
    </style:style>
    <style:style style:name="T62" style:family="text">
      <style:text-properties fo:font-variant="normal" fo:text-transform="none" fo:color="#000000" style:font-name="Microsoft YaHei1" fo:font-size="10.5pt" fo:letter-spacing="normal" fo:language="en" fo:country="US" fo:font-style="normal"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63" style:family="text">
      <style:text-properties fo:font-variant="normal" fo:text-transform="none" fo:color="#000000" style:font-name="Microsoft YaHei1" fo:font-size="10.5pt" fo:letter-spacing="normal" fo:language="en" fo:country="US" fo:font-style="italic"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64" style:family="text">
      <style:text-properties fo:font-variant="normal" fo:text-transform="none" fo:color="#000000" style:font-name="Microsoft YaHei1" fo:font-size="10.5pt" fo:letter-spacing="normal" fo:language="en" fo:country="US" fo:font-style="italic" style:text-underline-style="none" fo:font-weight="bold" style:letter-kerning="true" style:font-name-asian="Microsoft YaHei1" style:font-size-asian="10.5pt" style:language-asian="zh" style:country-asian="CN" style:font-style-asian="italic" style:font-weight-asian="bold" style:font-name-complex="Microsoft YaHei1" style:font-size-complex="10.5pt" style:language-complex="zxx" style:country-complex="none" style:font-style-complex="italic" style:font-weight-complex="bold"/>
    </style:style>
    <style:style style:name="T65" style:family="text">
      <style:text-properties fo:font-variant="normal" fo:text-transform="none" fo:color="#000000" style:font-name="Microsoft YaHei1" fo:font-size="10.5pt" fo:letter-spacing="normal" fo:language="en" fo:country="US" fo:font-weight="bold" style:letter-kerning="true" style:font-name-asian="Microsoft YaHei1" style:font-size-asian="10.5pt" style:language-asian="zh" style:country-asian="CN" style:font-weight-asian="bold" style:font-name-complex="Microsoft YaHei1" style:font-size-complex="10.5pt" style:language-complex="zxx" style:country-complex="none" style:font-weight-complex="bold"/>
    </style:style>
    <style:style style:name="T66" style:family="text">
      <style:text-properties fo:font-variant="normal" fo:text-transform="none" fo:color="#000000" style:font-name="Microsoft YaHei1" fo:letter-spacing="normal" fo:language="en" fo:country="US" fo:font-style="normal" fo:font-weight="bold" style:letter-kerning="true" style:font-name-asian="Microsoft YaHei1" style:language-asian="zh" style:country-asian="CN" style:language-complex="zxx" style:country-complex="none"/>
    </style:style>
    <style:style style:name="T67" style:family="text">
      <style:text-properties fo:font-variant="normal" fo:text-transform="none" fo:color="#000000" style:font-name="Microsoft YaHei1" fo:letter-spacing="normal" fo:language="en" fo:country="US" fo:font-style="normal" fo:font-weight="normal" style:letter-kerning="true" style:font-name-asian="Microsoft YaHei1" style:language-asian="zh" style:country-asian="CN" style:language-complex="zxx" style:country-complex="none"/>
    </style:style>
    <style:style style:name="T68" style:family="text">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weight-complex="bold"/>
    </style:style>
    <style:style style:name="T69" style:family="text">
      <style:text-properties fo:font-variant="normal" fo:text-transform="none" fo:color="#000000" style:font-name="Microsoft YaHei1" fo:font-size="13pt" fo:letter-spacing="normal" fo:language="en" fo:country="US" fo:font-style="normal" fo:font-weight="bold" style:letter-kerning="true" style:font-name-asian="Microsoft YaHei1" style:font-size-asian="13pt" style:language-asian="zh" style:country-asian="CN" style:font-style-asian="normal" style:font-weight-asian="bold" style:font-name-complex="Microsoft YaHei1" style:font-size-complex="13pt" style:language-complex="zxx" style:country-complex="none" style:font-style-complex="normal" style:font-weight-complex="bold"/>
    </style:style>
    <style:style style:name="T70" style:family="text">
      <style:text-properties fo:font-variant="normal" fo:text-transform="none" fo:color="#000000" style:font-name="Microsoft YaHei1" fo:font-size="12pt" fo:letter-spacing="normal" fo:language="en" fo:country="US" fo:font-style="normal" fo:font-weight="bold" style:letter-kerning="true" style:font-name-asian="Microsoft YaHei1" style:font-size-asian="12pt" style:language-asian="zh" style:country-asian="CN" style:font-style-asian="normal" style:font-weight-asian="bold" style:font-name-complex="Microsoft YaHei1" style:font-size-complex="12pt" style:language-complex="zxx" style:country-complex="none" style:font-style-complex="normal" style:font-weight-complex="bold"/>
    </style:style>
    <style:style style:name="T71" style:family="text">
      <style:text-properties fo:font-variant="normal" fo:text-transform="none" fo:color="#ff0000" style:font-name="Microsoft YaHei" fo:font-size="12pt" fo:letter-spacing="normal" fo:language="en" fo:country="US" fo:font-style="normal" fo:font-weight="normal" style:letter-kerning="true" style:font-name-asian="Microsoft YaHei1" style:font-size-asian="12pt" style:language-asian="zh" style:country-asian="CN" style:font-style-asian="normal" style:font-weight-asian="normal" style:font-name-complex="Microsoft YaHei1" style:font-size-complex="12pt" style:language-complex="zxx" style:country-complex="none" style:font-style-complex="normal" style:font-weight-complex="normal"/>
    </style:style>
    <style:style style:name="T72" style:family="text">
      <style:text-properties fo:font-variant="normal" fo:text-transform="none" fo:color="#ff0000" style:font-name="Microsoft YaHei" fo:font-size="14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73" style:family="text">
      <style:text-properties fo:font-variant="normal" fo:text-transform="none" fo:color="#ff0000" style:font-name="Microsoft YaHei"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74" style:family="text">
      <style:text-properties fo:font-variant="normal" fo:text-transform="none" fo:color="#ff0000"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75" style:family="text">
      <style:text-properties fo:font-variant="normal" fo:text-transform="none" fo:color="#ff0000" style:font-name="Microsoft YaHei1"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76" style:family="text">
      <style:text-properties fo:font-variant="normal" fo:text-transform="none" fo:color="#ff0000" style:font-name="Microsoft YaHei1" fo:font-size="10.5pt" fo:letter-spacing="normal" fo:language="en" fo:country="US" fo:font-style="normal" fo:font-weight="normal" style:letter-kerning="true" style:font-name-asian="Microsoft YaHei1" style:font-size-asian="10.5pt" style:language-asian="zh" style:country-asian="CN" style:font-style-asian="normal" style:font-weight-asian="normal" style:font-name-complex="Microsoft YaHei1" style:font-size-complex="10.5pt" style:language-complex="zxx" style:country-complex="none" style:font-style-complex="normal" style:font-weight-complex="normal"/>
    </style:style>
    <style:style style:name="T77" style:family="text">
      <style:text-properties fo:font-variant="normal" fo:text-transform="none" fo:color="#0000ff" style:font-name="Microsoft YaHei" fo:font-size="10.5pt" fo:letter-spacing="normal" fo:language="en" fo:country="US" fo:font-style="normal" fo:font-weight="bold"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style-complex="normal" style:font-weight-complex="bold"/>
    </style:style>
    <style:style style:name="T78" style:family="text">
      <style:text-properties fo:font-size="14pt"/>
    </style:style>
    <style:style style:name="T79" style:family="text">
      <style:text-properties style:font-name="Microsoft YaHei1"/>
    </style:style>
    <style:style style:name="T80" style:family="text">
      <style:text-properties style:font-name="Microsoft YaHei1" style:font-name-asian="Microsoft YaHei1"/>
    </style:style>
    <style:style style:name="T81" style:family="text">
      <style:text-properties style:font-name="Microsoft YaHei1" style:font-name-asian="Microsoft YaHei1" style:font-name-complex="Microsoft YaHei1"/>
    </style:style>
    <style:style style:name="T82" style:family="text">
      <style:text-properties style:font-name="Microsoft YaHei1" style:font-name-asian="Microsoft YaHei1" style:font-name-complex="Microsoft YaHei1" style:font-style-complex="normal"/>
    </style:style>
    <style:style style:name="T83" style:family="text">
      <style:text-properties style:font-name="Microsoft YaHei1" fo:font-size="10.5pt" style:font-name-asian="Microsoft YaHei1" style:font-size-asian="10.5pt" style:font-size-complex="10.5pt"/>
    </style:style>
    <style:style style:name="T84" style:family="text">
      <style:text-properties style:font-name="Microsoft YaHei1" fo:font-size="10.5pt" fo:language="en" fo:country="US" style:letter-kerning="true" style:font-name-asian="Microsoft YaHei1" style:font-size-asian="10.5pt" style:language-asian="zh" style:country-asian="CN" style:font-style-asian="normal" style:font-weight-asian="bold" style:font-name-complex="Microsoft YaHei1" style:font-size-complex="10.5pt" style:language-complex="zxx" style:country-complex="none" style:font-weight-complex="bold"/>
    </style:style>
    <style:style style:name="T85" style:family="text">
      <style:text-properties style:font-name="Microsoft YaHei1" fo:font-size="13pt"/>
    </style:style>
    <style:style style:name="T86" style:family="text">
      <style:text-properties style:font-name="Microsoft YaHei"/>
    </style:style>
    <style:style style:name="T87" style:family="text">
      <style:text-properties style:font-name="Microsoft YaHei" fo:font-size="14pt"/>
    </style:style>
    <style:style style:name="T88" style:family="text">
      <style:text-properties style:font-name="Microsoft YaHei" fo:font-size="14pt" style:font-weight-asian="bold" style:font-weight-complex="bold"/>
    </style:style>
    <style:style style:name="T89" style:family="text">
      <style:text-properties style:font-name="Microsoft YaHei" fo:font-size="14pt" fo:font-weight="normal"/>
    </style:style>
    <style:style style:name="T90" style:family="text">
      <style:text-properties style:font-name="Microsoft YaHei" style:font-style-complex="normal"/>
    </style:style>
    <style:style style:name="T91" style:family="text">
      <style:text-properties style:font-name="Microsoft YaHei" fo:font-style="italic"/>
    </style:style>
    <style:style style:name="T92" style:family="text">
      <style:text-properties style:font-name="Microsoft YaHei" style:font-size-asian="13pt" style:font-size-complex="13pt"/>
    </style:style>
    <style:style style:name="T93" style:family="text">
      <style:text-properties style:font-name="Microsoft YaHei" fo:font-size="12pt" style:font-size-asian="12pt" style:font-size-complex="12pt"/>
    </style:style>
    <style:style style:name="T94" style:family="text">
      <style:text-properties style:font-name="Microsoft YaHei" fo:font-size="12pt" fo:font-weight="normal" style:font-size-asian="12pt" style:font-size-complex="12pt"/>
    </style:style>
    <style:style style:name="T95" style:family="text">
      <style:text-properties style:font-name="Microsoft YaHei" style:font-name-asian="Microsoft YaHei1" style:font-name-complex="Microsoft YaHei1"/>
    </style:style>
    <style:style style:name="T96" style:family="text">
      <style:text-properties style:font-name="Microsoft YaHei" fo:font-size="24pt" style:font-size-asian="24pt" style:font-size-complex="24pt"/>
    </style:style>
    <style:style style:name="T97" style:family="text">
      <style:text-properties fo:font-size="12pt" style:font-size-asian="12pt" style:font-size-complex="12pt"/>
    </style:style>
    <style:style style:name="T98" style:family="text">
      <style:text-properties fo:color="#000000" style:font-name="Microsoft YaHei1"/>
    </style:style>
    <style:style style:name="T99" style:family="text">
      <style:text-properties fo:color="#000000" style:font-name="Microsoft YaHei1" fo:font-weight="bold" style:font-weight-asian="bold" style:font-weight-complex="bold"/>
    </style:style>
    <style:style style:name="T100" style:family="text">
      <style:text-properties fo:color="#000000" style:font-name="Microsoft YaHei1" fo:font-style="italic"/>
    </style:style>
    <style:style style:name="T101" style:family="text">
      <style:text-properties fo:font-style="italic"/>
    </style:style>
    <style:style style:name="T102" style:family="text">
      <style:text-properties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307in" fo:text-indent="-0.25in" fo:margin-left="0.6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07in" fo:text-indent="-0.25in" fo:margin-left="0.8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07in" fo:text-indent="-0.25in" fo:margin-left="1.1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07in" fo:text-indent="-0.25in" fo:margin-left="1.3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07in" fo:text-indent="-0.25in" fo:margin-left="1.6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07in" fo:text-indent="-0.25in" fo:margin-left="1.8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07in" fo:text-indent="-0.25in" fo:margin-left="2.1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07in" fo:text-indent="-0.25in" fo:margin-left="2.3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07in" fo:text-indent="-0.25in" fo:margin-left="2.6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07in" fo:text-indent="-0.25in" fo:margin-left="2.880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744in" fo:text-indent="-0.25in" fo:margin-left="0.6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44in" fo:text-indent="-0.25in" fo:margin-left="0.9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44in" fo:text-indent="-0.25in" fo:margin-left="1.1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44in" fo:text-indent="-0.25in" fo:margin-left="1.4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44in" fo:text-indent="-0.25in" fo:margin-left="1.6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44in" fo:text-indent="-0.25in" fo:margin-left="1.9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44in" fo:text-indent="-0.25in" fo:margin-left="2.1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44in" fo:text-indent="-0.25in" fo:margin-left="2.4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44in" fo:text-indent="-0.25in" fo:margin-left="2.6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44in" fo:text-indent="-0.25in" fo:margin-left="2.9244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08/14/12<text:tab/><text:tab/><text:tab/> <text:s/>Edited by: xuzhezhao<text:tab/><text:tab/><text:tab/>Last edited: <text:date style:data-style-name="N37" text:date-value="2012-09-05T12:00:19" text:fixed="true">09/05/12</text:date></text:p>
      <text:p text:style-name="P41">Advanced Bash-Scripting Guide</text:p>
      <text:p text:style-name="P43">学习笔记</text:p>
      <text:p text:style-name="P42">Specia Characters</text:p>
      <text:p text:style-name="P41"/>
      <text:list xml:id="list573124060" text:style-name="WW8Num2">
        <text:list-item>
          <text:p text:style-name="P106"><text:span text:style-name="T1">分号（</text:span><text:span text:style-name="T2">colon</text:span><text:span text:style-name="T1">）代表空命令（</text:span><text:span text:style-name="T2">null command</text:span><text:span text:style-name="T1">）</text:span></text:p>
        </text:list-item>
      </text:list>
      <text:p text:style-name="P44"/>
      <text:list xml:id="list335374507" text:style-name="WW8Num3">
        <text:list-item>
          <text:p text:style-name="P108"><text:span text:style-name="T1">类似于</text:span><text:span text:style-name="T2">shell </text:span><text:span text:style-name="T1">内置的</text:span><text:span text:style-name="T2">true</text:span><text:span text:style-name="T1">功能，执行后的</text:span><text:span text:style-name="T2">exit</text:span><text:span text:style-name="T1">值是</text:span><text:span text:style-name="T2">0</text:span><text:span text:style-name="T1">，即</text:span><text:span text:style-name="T2">$?=0</text:span><text:span text:style-name="T1">。</text:span></text:p>
        </text:list-item>
      </text:list>
      <text:p text:style-name="P40"/>
      <text:p text:style-name="P49"><text:span text:style-name="T12"><text:s text:c="6"/></text:span><text:span text:style-name="T4"><text:s/>This is the shell equivalent of a "NOP" (no op, a do-nothing operation).</text:span><text:span text:style-name="T5"> It may be considered a synonym for the shell builtin true.</text:span><text:span text:style-name="T4"> The ":" command is itself a Bash builtin, and its exit status is true (0).</text:span></text:p>
      <text:p text:style-name="P46"/>
      <text:list xml:id="list980976797" text:style-name="WW8Num4">
        <text:list-item>
          <text:p text:style-name="P109">Endless loop</text:p>
        </text:list-item>
      </text:list>
      <text:p text:style-name="P40"/>
      <text:p text:style-name="P6">while :</text:p>
      <text:p text:style-name="P6">do</text:p>
      <text:p text:style-name="P6">operation-1</text:p>
      <text:p text:style-name="P6">operation-2</text:p>
      <text:p text:style-name="P6">...</text:p>
      <text:p text:style-name="P6">operation-n</text:p>
      <text:p text:style-name="P6">done</text:p>
      <text:p text:style-name="P6"># Same as:</text:p>
      <text:p text:style-name="P6">while true</text:p>
      <text:p text:style-name="P6">do</text:p>
      <text:p text:style-name="P6">...</text:p>
      <text:p text:style-name="P6">done</text:p>
      <text:p text:style-name="P46"/>
      <text:p text:style-name="P46"/>
      <text:list xml:id="list839127762" text:style-name="WW8Num5">
        <text:list-item>
          <text:p text:style-name="P111"><text:span text:style-name="T1">在</text:span><text:span text:style-name="T2">if/then</text:span><text:span text:style-name="T1">结构中作为占位符（</text:span><text:span text:style-name="T2">Placeholder in if/then test</text:span><text:span text:style-name="T1">）</text:span></text:p>
        </text:list-item>
      </text:list>
      <text:p text:style-name="P50"/>
      <text:p text:style-name="P6">if condition</text:p>
      <text:p text:style-name="P9"><text:span text:style-name="T8">then </text:span><text:span text:style-name="T15">: <text:s text:c="3"/># </text:span><text:span text:style-name="T16">注意</text:span><text:span text:style-name="T15">“</text:span><text:span text:style-name="T16">：</text:span><text:span text:style-name="T15">”</text:span><text:span text:style-name="T16">前面有空格，不加分号的话会产生语法错误</text:span></text:p>
      <text:p text:style-name="P6"><text:soft-page-break/># Do nothing and branch ahead</text:p>
      <text:p text:style-name="P6">else</text:p>
      <text:p text:style-name="P6"># Or else ...</text:p>
      <text:p text:style-name="P6"><text:tab/>take-some-action</text:p>
      <text:p text:style-name="P6">fi</text:p>
      <text:p text:style-name="P47"/>
      <text:list xml:id="list541443036" text:continue-numbering="true" text:style-name="WW8Num5">
        <text:list-item>
          <text:p text:style-name="P111"><text:span text:style-name="T1">作为命令占位符（</text:span><text:span text:style-name="T2">Provide a placeholder where a binary operation is expected</text:span><text:span text:style-name="T1">）</text:span></text:p>
        </text:list-item>
      </text:list>
      <text:p text:style-name="P50"/>
      <text:p text:style-name="P6">: ${username=`whoami`}</text:p>
      <text:p text:style-name="P8"><text:span text:style-name="T2"><text:s text:c="4"/>#</text:span><text:span text:style-name="T1">可以用分号预留一个命令的位置</text:span></text:p>
      <text:p text:style-name="P6"># ${username=`whoami`}</text:p>
      <text:p text:style-name="P6"># Gives an error without the leading :</text:p>
      <text:p text:style-name="P6">#+ unless "username" is a command or builtin...</text:p>
      <text:p text:style-name="P44"/>
      <text:list xml:id="list213568033" text:style-name="WW8Num6">
        <text:list-item>
          <text:p text:style-name="P110">Evaluate string of variables using parameter substitution</text:p>
        </text:list-item>
      </text:list>
      <text:p text:style-name="P47"/>
      <text:p text:style-name="P7">: ${HOSTNAME?} ${USER?} ${MAIL?}</text:p>
      <text:p text:style-name="P7"># Prints error message</text:p>
      <text:p text:style-name="P7">#+ if one or more of essential environmental variables not set.</text:p>
      <text:p text:style-name="P51"/>
      <text:list xml:id="list1720633647" text:style-name="WW8Num7">
        <text:list-item>
          <text:p text:style-name="P112"><text:span text:style-name="T1">配合重定向，将文件变成空文件（</text:span><text:span text:style-name="T2">truncates a file to zero length</text:span><text:span text:style-name="T1">）</text:span></text:p>
        </text:list-item>
      </text:list>
      <text:p text:style-name="P50"/>
      <text:p text:style-name="P46"><text:s text:c="4"/>In combination with the &gt; redirection operator, truncates a file to zero length, without changing its permissions. If the file did not previously exist, creates it.</text:p>
      <text:p text:style-name="P51"/>
      <text:p text:style-name="P6">: &gt; data.xxx</text:p>
      <text:p text:style-name="P6"># File "data.xxx" now empty.</text:p>
      <text:p text:style-name="P6"># Same effect as</text:p>
      <text:p text:style-name="P6">cat /dev/null &gt;data.xxx</text:p>
      <text:p text:style-name="P6"># However, this does not fork a new process, since ":" is a builtin.</text:p>
      <text:p text:style-name="P44"/>
      <text:p text:style-name="P10"><text:span text:style-name="T7"><text:s text:c="5"/>In combination with the &gt;&gt; redirection operator, has no effect on a pre-existing target file (</text:span><text:span text:style-name="T14">: &gt;&gt; target_file</text:span><text:span text:style-name="T7">). If the file did not previously exist, creates it.</text:span></text:p>
      <text:p text:style-name="P44"/>
      <text:list xml:id="list1573334956" text:style-name="WW8Num8">
        <text:list-item>
          <text:p text:style-name="P107"><text:span text:style-name="T1">还有一种不建议的用法，用作注释（</text:span><text:span text:style-name="T2">May be used to begin a comment line, although this is not recommended</text:span><text:span text:style-name="T1">）</text:span></text:p>
        </text:list-item>
      </text:list>
      <text:p text:style-name="P39"/>
      <text:p text:style-name="P6"><text:soft-page-break/>: This is a comment that generates an error, ( if [ $x -eq 3] ).</text:p>
      <text:p text:style-name="P11"/>
      <text:list xml:id="list872557680" text:continue-list="list573124060" text:style-name="WW8Num2">
        <text:list-item>
          <text:p text:style-name="P106"><text:span text:style-name="T1">！（</text:span><text:span text:style-name="T2">bang</text:span><text:span text:style-name="T1">）：取反</text:span><text:span text:style-name="T2">reverse (or negate) the sense of a test or exit status</text:span></text:p>
        </text:list-item>
      </text:list>
      <text:p text:style-name="P40"/>
      <text:p text:style-name="P54"><text:span text:style-name="T7"><text:s text:c="4"/>The ! operator inverts the exit status of the command to which it is applied (see Example 6-2). It also inverts the meaning of a test operator. This can, for example, change the sense of equal ( = ) to not-equal ( != ). The ! operator is a </text:span><text:span text:style-name="T14">Bash keyword</text:span><text:span text:style-name="T7">.</text:span></text:p>
      <text:p text:style-name="P56"/>
      <text:p text:style-name="P56"/>
      <text:list xml:id="list1657964660" text:continue-numbering="true" text:style-name="WW8Num2">
        <text:list-item>
          <text:p text:style-name="P106"><text:span text:style-name="T2">*</text:span><text:span text:style-name="T1">（</text:span><text:span text:style-name="T2">asterisk</text:span><text:span text:style-name="T1">）：通配符（</text:span><text:span text:style-name="T2">wild card</text:span><text:span text:style-name="T1">）、乘号（</text:span><text:span text:style-name="T2">multiplication</text:span><text:span text:style-name="T1">）</text:span></text:p>
        </text:list-item>
      </text:list>
      <text:p text:style-name="P57"><text:span text:style-name="T2"><text:s text:c="5"/></text:span><text:span text:style-name="T1">在正则表达式（</text:span><text:span text:style-name="T2">regular expression</text:span><text:span text:style-name="T1">）中代表</text:span><text:span text:style-name="T2">0</text:span><text:span text:style-name="T1">个或任意多个前一个字符。</text:span></text:p>
      <text:p text:style-name="P58"><text:span text:style-name="T2">**</text:span><text:span text:style-name="T1">：取幂运算符，或者是</text:span><text:span text:style-name="T2">extended file-match globbing.</text:span></text:p>
      <text:p text:style-name="P39"/>
      <text:list xml:id="list1540474961" text:continue-numbering="true" text:style-name="WW8Num2">
        <text:list-item>
          <text:p text:style-name="P106"><text:span text:style-name="T1">？：</text:span><text:span text:style-name="T2">test operator</text:span></text:p>
        </text:list-item>
      </text:list>
      <text:p text:style-name="P40"/>
      <text:p text:style-name="P55"><text:span text:style-name="T8"><text:s text:c="5"/>In a</text:span><text:span text:style-name="T15"> double-parentheses construct</text:span><text:span text:style-name="T16">（双括号结构中）</text:span><text:span text:style-name="T15">,</text:span><text:span text:style-name="T8"> the ? can serve as an element of a C-style trinary operator</text:span><text:span text:style-name="T9">（三目运算符）</text:span><text:span text:style-name="T8">.</text:span></text:p>
      <text:p text:style-name="P59"/>
      <text:p text:style-name="P59">condition?result-if-true:result-if-false</text:p>
      <text:p text:style-name="P59"/>
      <text:p text:style-name="P60">(( var0 = var1&lt;98?9:21 ))</text:p>
      <text:p text:style-name="P60">if [ "$var1" -lt 98 ]</text:p>
      <text:p text:style-name="P60">then</text:p>
      <text:p text:style-name="P60">var0=9</text:p>
      <text:p text:style-name="P60">else</text:p>
      <text:p text:style-name="P60">var0=21</text:p>
      <text:p text:style-name="P60">fi</text:p>
      <text:p text:style-name="P40"><text:tab/>In a parameter substitution expression, the ? tests whether a variable has been set.</text:p>
      <text:p text:style-name="P40"/>
      <text:list xml:id="list1488793300" text:continue-numbering="true" text:style-name="WW8Num2">
        <text:list-item>
          <text:p text:style-name="P106"><text:span text:style-name="T2">$</text:span><text:span text:style-name="T1">：变量代换</text:span><text:span text:style-name="T2">Variable substitution (contents of a variable).</text:span></text:p>
        </text:list-item>
      </text:list>
      <text:p text:style-name="P44"/>
      <text:list xml:id="list697360784" text:style-name="WW8Num9">
        <text:list-item>
          <text:p text:style-name="P113"><text:span text:style-name="T15">$var</text:span><text:span text:style-name="T16">：</text:span><text:span text:style-name="T9">显示</text:span><text:span text:style-name="T8">var</text:span><text:span text:style-name="T9">内容</text:span></text:p>
        </text:list-item>
      </text:list>
      <text:p text:style-name="P48"/>
      <text:list xml:id="list1441980786" text:continue-numbering="true" text:style-name="WW8Num9">
        <text:list-item>
          <text:p text:style-name="P113"><text:span text:style-name="T15">$</text:span><text:span text:style-name="T16">：</text:span><text:span text:style-name="T9">正则表达式的结尾标志。</text:span><text:span text:style-name="T8">end-of-line. In a regular expression, a "$" addresses the </text:span><text:span text:style-name="T8">end of a line of text.</text:span></text:p>
        </text:list-item>
      </text:list>
      <text:p text:style-name="P47"/>
      <text:list xml:id="list676824940" text:continue-numbering="true" text:style-name="WW8Num9">
        <text:list-item>
          <text:p text:style-name="P113"><text:soft-page-break/><text:span text:style-name="T15">${ }</text:span><text:span text:style-name="T16">：</text:span><text:span text:style-name="T9">参数代换（</text:span><text:span text:style-name="T8">Parameter substitution</text:span><text:span text:style-name="T9">）</text:span><text:span text:style-name="T8">.</text:span></text:p>
        </text:list-item>
      </text:list>
      <text:p text:style-name="P47"/>
      <text:list xml:id="list1334155804" text:continue-numbering="true" text:style-name="WW8Num9">
        <text:list-item>
          <text:p text:style-name="P113"><text:span text:style-name="T15">$' … '</text:span><text:span text:style-name="T16">：</text:span><text:span text:style-name="T9">将</text:span><text:span text:style-name="T8">ascii</text:span><text:span text:style-name="T9">码转成字符形式</text:span><text:span text:style-name="T16">，如</text:span><text:span text:style-name="T15">echo $'\111'</text:span><text:span text:style-name="T16">。</text:span><text:span text:style-name="T8">Quoted string expansion. This construct expands single or multiple escaped octal or hex values into</text:span></text:p>
        </text:list-item>
      </text:list>
      <text:p text:style-name="P46"><text:s/>ASCII [16] or Unicode characters.</text:p>
      <text:p text:style-name="P47"/>
      <text:list xml:id="list1190768066" text:continue-numbering="true" text:style-name="WW8Num9">
        <text:list-item>
          <text:p text:style-name="P113"><text:span text:style-name="T15">$*,$@</text:span><text:span text:style-name="T16">：</text:span><text:span text:style-name="T8">positional parameters.</text:span></text:p>
        </text:list-item>
      </text:list>
      <text:p text:style-name="P47"/>
      <text:list xml:id="list255881496" text:continue-numbering="true" text:style-name="WW8Num9">
        <text:list-item>
          <text:p text:style-name="P113"><text:span text:style-name="T15">$?</text:span><text:span text:style-name="T16">：</text:span><text:span text:style-name="T9">上一命令的返回值。</text:span><text:span text:style-name="T8">exit status variable. The $? variable holds the exit status of a command, a function, or of the script</text:span></text:p>
        </text:list-item>
      </text:list>
      <text:p text:style-name="P46"><text:s/>itself.</text:p>
      <text:p text:style-name="P47"/>
      <text:list xml:id="list1507505418" text:continue-numbering="true" text:style-name="WW8Num9">
        <text:list-item>
          <text:p text:style-name="P113"><text:span text:style-name="T15">$$</text:span><text:span text:style-name="T16">：</text:span><text:span text:style-name="T8">script</text:span><text:span text:style-name="T9">所在执行环境中的进程</text:span><text:span text:style-name="T8">ID</text:span><text:span text:style-name="T9">，</text:span><text:span text:style-name="T8">process ID variable.</text:span></text:p>
        </text:list-item>
      </text:list>
      <text:p text:style-name="P46">The $$ variable holds the process ID of the script in which it appears.</text:p>
      <text:p text:style-name="P47"/>
      <text:list xml:id="list592944731" text:continue-list="list1488793300" text:style-name="WW8Num2">
        <text:list-item>
          <text:p text:style-name="P106"><text:span text:style-name="T1">（）：命令组（</text:span><text:span text:style-name="T2">command group</text:span><text:span text:style-name="T1">）</text:span></text:p>
        </text:list-item>
      </text:list>
      <text:p text:style-name="P44"/>
      <text:p text:style-name="P60">(a=hello; echo $a)</text:p>
      <text:p text:style-name="P40"/>
      <text:p text:style-name="P57"><text:span text:style-name="T2"><text:s text:c="8"/></text:span><text:span text:style-name="T1">括号中的命令是在子</text:span><text:span text:style-name="T2">shell</text:span><text:span text:style-name="T1">中执行（</text:span><text:span text:style-name="T2">A listing of commands within parentheses starts a subshell</text:span><text:span text:style-name="T1">），子</text:span><text:span text:style-name="T2">shell</text:span><text:span text:style-name="T1">要的变量在父</text:span><text:span text:style-name="T2">shell</text:span><text:span text:style-name="T1">中不可见。</text:span></text:p>
      <text:p text:style-name="P56"/>
      <text:p text:style-name="P58"><text:span text:style-name="T1">数组初始化（</text:span><text:span text:style-name="T2">array initialization</text:span><text:span text:style-name="T1">）</text:span></text:p>
      <text:p text:style-name="P39"/>
      <text:p text:style-name="P60">Array=(element1 element2 element3)</text:p>
      <text:p text:style-name="P60">echo ${Array[0]}</text:p>
      <text:p text:style-name="P60">; echo ${Array[1]}; echo ${Array[2]}</text:p>
      <text:p text:style-name="P44"/>
      <text:list xml:id="list1800009502" text:continue-numbering="true" text:style-name="WW8Num2">
        <text:list-item>
          <text:p text:style-name="P106"><text:span text:style-name="T2">{ }</text:span><text:span text:style-name="T1">：</text:span><text:span text:style-name="T2">Brace expansion</text:span></text:p>
        </text:list-item>
      </text:list>
      <text:p text:style-name="P44"/>
      <text:p text:style-name="P61">echo \"{These,words,are,quoted}\"</text:p>
      <text:p text:style-name="P60"># "These" "words" "are" "quoted"</text:p>
      <text:p text:style-name="P60"># " prefix and suffix</text:p>
      <text:p text:style-name="P61">cat {file1,file2,file3} &gt; combined_file</text:p>
      <text:p text:style-name="P60"># Concatenates the files file1, file2, and file3 into combined_file.</text:p>
      <text:p text:style-name="P60">cp file22.{txt,backup}</text:p>
      <text:p text:style-name="P60"># Copies "file22.txt" to "file22.backup"</text:p>
      <text:p text:style-name="P44"><text:soft-page-break/></text:p>
      <text:p text:style-name="P62"><text:span text:style-name="T14">注意：</text:span><text:span text:style-name="T19">No spaces allowed within the braces unless the spaces are quoted or escaped.</text:span></text:p>
      <text:p text:style-name="P63">echo {file1,file2}\ :{\ A," B",' C'}</text:p>
      <text:p text:style-name="P44"/>
      <text:list xml:id="list555010412" text:style-name="WW8Num10">
        <text:list-item>
          <text:p text:style-name="P114"><text:span text:style-name="T10">{a..z}：</text:span><text:span text:style-name="T3">Extended Brace expansion</text:span></text:p>
        </text:list-item>
      </text:list>
      <text:p text:style-name="P3"><text:span text:style-name="T14">echo {a..z}</text:span><text:span text:style-name="T7"> # a b c d e f g h i j k l m n o p q r s t u v w x y z</text:span></text:p>
      <text:p text:style-name="P4"># Echoes characters between a and z.</text:p>
      <text:p text:style-name="P4">echo {0..3} # 0 1 2 3</text:p>
      <text:p text:style-name="P4"># Echoes characters between 0 and 3.</text:p>
      <text:p text:style-name="P5">base64_charset=( {A..Z} {a..z} {0..9} + / = )</text:p>
      <text:p text:style-name="P3"><text:span text:style-name="T7"># </text:span><text:span text:style-name="T14">Initializing an array, using extended brace expansion.</text:span></text:p>
      <text:p text:style-name="P4"># From vladz's "base64.sh" example script.</text:p>
      <text:p text:style-name="P68"/>
      <text:list xml:id="list183656661" text:continue-numbering="true" text:style-name="WW8Num10">
        <text:list-item>
          <text:p text:style-name="P115"><text:span text:style-name="T11">{ }：</text:span><text:span text:style-name="T5">Block of code [curly brackets]. </text:span><text:span text:style-name="T4">Also referred to as an inline group, this construct, in effect, creates</text:span></text:p>
        </text:list-item>
      </text:list>
      <text:p text:style-name="P52"><text:s/>an anonymous function (a function without a name). However, unlike in a "standard" function, the</text:p>
      <text:p text:style-name="P52"><text:s/>variables inside a code block remain visible to the remainder of the script.</text:p>
      <text:p text:style-name="P52"/>
      <text:p text:style-name="P4">a=123</text:p>
      <text:p text:style-name="P3"><text:span text:style-name="T7">{ a=321; } <text:s text:c="2"/></text:span><text:span text:style-name="T14">#大括号内的命令必须要以分号或者换行来结束</text:span></text:p>
      <text:p text:style-name="P4">echo "a = $a"</text:p>
      <text:p text:style-name="P4"># a = 321</text:p>
      <text:p text:style-name="P4">(value inside code block)</text:p>
      <text:p text:style-name="P4"># Thanks, S.C.</text:p>
      <text:p text:style-name="P52"/>
      <text:list xml:id="list1149776997" text:continue-numbering="true" text:style-name="WW8Num10">
        <text:list-item>
          <text:p text:style-name="P116">重定向Code blocks and I/O redirection</text:p>
        </text:list-item>
      </text:list>
      <text:p text:style-name="P4">#!/bin/bash</text:p>
      <text:p text:style-name="P4"># Reading lines in /etc/fstab.</text:p>
      <text:p text:style-name="P4">File=/etc/fstab</text:p>
      <text:p text:style-name="P4">{</text:p>
      <text:p text:style-name="P4">read line1</text:p>
      <text:p text:style-name="P4">read line2</text:p>
      <text:p text:style-name="P4">} &lt; $File</text:p>
      <text:p text:style-name="P4">echo "First line in $File is:"</text:p>
      <text:p text:style-name="P4">echo</text:p>
      <text:p text:style-name="P4">echo <text:s/>"$line1"</text:p>
      <text:p text:style-name="P4"><text:soft-page-break/>echo "Second line in $File is:"</text:p>
      <text:p text:style-name="P4">echo "$line2"</text:p>
      <text:p text:style-name="P4">exit 0</text:p>
      <text:p text:style-name="P2"><text:span text:style-name="T47"># Now, how do you parse the separate fields of each </text:span><text:span text:style-name="WW-Absatz-Standardschriftart111111111"><text:span text:style-name="T47">line?</text:span></text:span></text:p>
      <text:p text:style-name="P4"># Hint: use awk, or . . .</text:p>
      <text:p text:style-name="P4"># . . . Hans-Joerg Diers suggests using the "set" Bash builtin.</text:p>
      <text:p text:style-name="P26"/>
      <text:p text:style-name="P19"><text:span text:style-name="T47"><text:tab/><text:tab/></text:span><text:span text:style-name="T52">注意：</text:span><text:span text:style-name="T47">一般情况下大括号里的命令在当前进程中执行，不会在子进程中执行。但也有例外，<text:tab/><text:tab/>如a code block in braces as part of a pipe </text:span><text:span text:style-name="Emphasis"><text:span text:style-name="T47">may</text:span></text:span><text:span text:style-name="T47"> run as a subshell.</text:span></text:p>
      <text:p text:style-name="P4">ls | { read firstline; read secondline; }</text:p>
      <text:p text:style-name="P4"># <text:s/>Error. The code block in braces runs as a subshell,</text:p>
      <text:p text:style-name="P4">#+ so the output of "ls" cannot be passed to variables within the block.</text:p>
      <text:p text:style-name="P4">echo "First line is $firstline; second line is $secondline" <text:s/># Won't work.</text:p>
      <text:p text:style-name="P12"/>
      <text:list xml:id="list55466189" text:style-name="WW8Num11">
        <text:list-item>
          <text:p text:style-name="P132">placeholder for text</text:p>
        </text:list-item>
      </text:list>
      <text:p text:style-name="P52"><text:s text:c="6"/>Used after xargs -i (replace strings option). The {} double curly brackets are a</text:p>
      <text:p text:style-name="P52">placeholder for output text.</text:p>
      <text:p text:style-name="P52"/>
      <text:p text:style-name="P4">ls . | xargs -I {} -t cp ./{} $1</text:p>
      <text:p text:style-name="P3"><text:span text:style-name="T7"><text:s text:c="2"/></text:span><text:span text:style-name="T14">#关于xargs用法参看htm资料</text:span></text:p>
      <text:p text:style-name="P4"># From "ex42.sh" (copydir.sh) example.</text:p>
      <text:p text:style-name="P22"/>
      <text:list xml:id="list1283655265" text:continue-list="list1800009502" text:style-name="WW8Num2">
        <text:list-item>
          <text:p text:style-name="P140">&gt; &amp;&gt; &gt;&amp; &gt;&gt; &lt; &lt;&gt; ：redirection</text:p>
          <text:p text:style-name="P140"/>
        </text:list-item>
        <text:list-item>
          <text:p text:style-name="P141">|：管道命令pipe</text:p>
          <text:p text:style-name="P206"><text:s text:c="5"/>Passes the output (stdout of a previous command to the input (stdin) of the next one, or to the shell. This is a method of chaining commands together. </text:p>
          <text:p text:style-name="P206"/>
          <text:p text:style-name="P206"><text:s text:c="6"/><text:span text:style-name="T14"><text:s text:c="2"/>管道后的命令是在子进程中执行</text:span>（A pipe runs as a child process, and therefore cannot alter script variables）。</text:p>
        </text:list-item>
      </text:list>
      <text:p text:style-name="P63">variable="initial_value" </text:p>
      <text:p text:style-name="P63">echo "new_value" | read variable </text:p>
      <text:p text:style-name="P63">echo "variable = $variable" </text:p>
      <text:p text:style-name="P63"># variable = initial_value </text:p>
      <text:list xml:id="list1391655996" text:continue-numbering="true" text:style-name="WW8Num2">
        <text:list-header>
          <text:p text:style-name="P206"><text:s text:c="5"/></text:p>
          <text:p text:style-name="P206"><text:s text:c="8"/>如果管道内的命令中断了，将会中断整个管道命令的执行，并产生一个<text:span text:style-name="T14">SIGPIPE</text:span>信号（If one of the commands in the pipe aborts, this prematurely terminates execution of the </text:p>
          <text:p text:style-name="P206"><text:soft-page-break/>pipe. Called a broken pipe, this condition sends a SIGPIPE signal）。</text:p>
        </text:list-header>
      </text:list>
      <text:p text:style-name="P14"/>
      <text:list xml:id="list854456872" text:continue-numbering="true" text:style-name="WW8Num2">
        <text:list-item>
          <text:p text:style-name="P141">&gt;|：force redirection (even if the noclobber option is set). This will forcibly overwrite an existing file. </text:p>
        </text:list-item>
      </text:list>
      <text:p text:style-name="P23"/>
      <text:list xml:id="list397348148" text:continue-numbering="true" text:style-name="WW8Num2">
        <text:list-item>
          <text:p text:style-name="P141">||：或运算（OR logical operator ）</text:p>
          <text:p text:style-name="P207"><text:s text:c="4"/>I<text:span text:style-name="T20">n a test construct, the || operator causes a return of 0 (success) if either of the </text:span></text:p>
          <text:p text:style-name="P206">linked test conditions is true. </text:p>
          <text:p text:style-name="P206"/>
        </text:list-item>
        <text:list-item>
          <text:p text:style-name="P141">&amp;：Run job in background</text:p>
          <text:p text:style-name="P206">Within a script, commands and even loops may run in the background. </text:p>
          <text:p text:style-name="P206"><text:span text:style-name="T14">但是在script里面使用 &amp; 后台运行可能会有问题，这会使这个script挂起</text:span>（A command run in the background within a script may cause the script to hang, waiting for a keystroke. Fortunately, there is a remedy for this. ）。</text:p>
          <text:p text:style-name="P206">如下面的例子：</text:p>
        </text:list-item>
      </text:list>
      <text:p text:style-name="P63">#!/bin/bash </text:p>
      <text:p text:style-name="P63"># background-loop.sh </text:p>
      <text:p text:style-name="P63">for i in 1 2 3 4 5 6 7 8 9 10 </text:p>
      <text:p text:style-name="P63"># First loop. </text:p>
      <text:p text:style-name="P63">do </text:p>
      <text:p text:style-name="P64">echo -n "$i " </text:p>
      <text:p text:style-name="P64">done &amp; <text:s/># Run this loop in background. </text:p>
      <text:p text:style-name="P63"># Will sometimes execute after second loop. </text:p>
      <text:p text:style-name="P63">echo </text:p>
      <text:p text:style-name="P63"># This 'echo' sometimes will not display. </text:p>
      <text:p text:style-name="P63">for i in 11 12 13 14 15 16 17 18 19 20 </text:p>
      <text:p text:style-name="P63">do </text:p>
      <text:p text:style-name="P64">echo -n "$i " </text:p>
      <text:p text:style-name="P63">done </text:p>
      <text:p text:style-name="P63">echo </text:p>
      <text:p text:style-name="P63"># Second loop. </text:p>
      <text:p text:style-name="P63"># This 'echo' sometimes will not display. </text:p>
      <text:p text:style-name="P63"># ====================================================== </text:p>
      <text:p text:style-name="P63"># The expected output from the script: </text:p>
      <text:p text:style-name="P63"># 1 2 3 4 5 6 7 8 9 10 </text:p>
      <text:p text:style-name="P63"># 11 12 13 14 15 16 17 18 19 20 </text:p>
      <text:p text:style-name="P63"># Sometimes, though, you get: </text:p>
      <text:p text:style-name="P63"><text:soft-page-break/># 11 12 13 14 15 16 17 18 19 20 </text:p>
      <text:p text:style-name="P63"># 1 2 3 4 5 6 7 8 9 10 bozo $ </text:p>
      <text:p text:style-name="P63"># (The second 'echo' doesn't execute. Why?) </text:p>
      <text:p text:style-name="P63"># Occasionally also: </text:p>
      <text:p text:style-name="P63"># 1 2 3 4 5 6 7 8 9 10 11 12 13 14 15 16 17 18 19 20 </text:p>
      <text:p text:style-name="P63"># (The first 'echo' doesn't execute. Why?) </text:p>
      <text:p text:style-name="P63"># Very rarely something like: </text:p>
      <text:p text:style-name="P63"># 11 12 13 1 2 3 4 5 6 7 8 9 10 14 15 16 17 18 19 20 </text:p>
      <text:p text:style-name="P63"># The foreground loop preempts the background one. </text:p>
      <text:p text:style-name="P63">exit 0 </text:p>
      <text:p text:style-name="P63"># <text:span text:style-name="T14">Nasimuddin Ansari suggests adding sleep 1 </text:span></text:p>
      <text:p text:style-name="P64">#+ after the echo -n "$i" in lines 6 and 14, </text:p>
      <text:p text:style-name="P63">#+ <text:span text:style-name="T14">for some real fun. </text:span></text:p>
      <text:list xml:id="list2075304356" text:continue-numbering="true" text:style-name="WW8Num2">
        <text:list-header>
          <text:p text:style-name="P141"/>
        </text:list-header>
        <text:list-item>
          <text:p text:style-name="P141">&amp;&amp;：与运算（AND logical operator ）</text:p>
          <text:p text:style-name="P206"><text:s text:c="6"/>In a test construct, the &amp;&amp; operator causes a return of 0 (success) only if both </text:p>
          <text:p text:style-name="P206">the linked test conditions are true. </text:p>
          <text:p text:style-name="P206"/>
        </text:list-item>
        <text:list-item>
          <text:p text:style-name="P149"><text:span text:style-name="T18">-：</text:span>option, prefix</text:p>
          <text:p text:style-name="P150"><text:span text:style-name="T6">redirection from/to </text:span><text:span text:style-name="Teletype"><text:span text:style-name="T83">stdin</text:span></text:span><text:span text:style-name="T6"> or </text:span><text:span text:style-name="Teletype"><text:span text:style-name="T83">stdout</text:span></text:span><text:span text:style-name="T6"> [dash].</text:span></text:p>
          <text:p text:style-name="P211"><text:span text:style-name="T78">(</text:span><text:span text:style-name="T20">cd /source/directory &amp;&amp; tar cf - . ) | (cd /dest/directory &amp;&amp; tar xpvf -)</text:span></text:p>
        </text:list-item>
      </text:list>
      <text:p text:style-name="P18"/>
      <text:list xml:id="list1593537485" text:continue-numbering="true" text:style-name="WW8Num2">
        <text:list-header>
          <text:p text:style-name="P212"><text:span text:style-name="Teletype"><text:span text:style-name="T49">bash$ </text:span></text:span><text:span text:style-name="Teletype"><text:span text:style-name="T55">file -</text:span></text:span></text:p>
          <text:p text:style-name="P212"><text:span text:style-name="Teletype"><text:span text:style-name="T66">abc</text:span></text:span></text:p>
          <text:p text:style-name="P212"><text:span text:style-name="Teletype"><text:span text:style-name="T67">standard input: <text:s text:c="13"/>ASCII text</text:span></text:span></text:p>
        </text:list-header>
      </text:list>
      <text:p text:style-name="P13"><text:span text:style-name="Teletype"><text:span text:style-name="T49"/></text:span></text:p>
      <text:list xml:id="list1132721685" text:continue-numbering="true" text:style-name="WW8Num2">
        <text:list-header>
          <text:p text:style-name="P208"><text:span text:style-name="Teletype"><text:span text:style-name="T58">添加一行到文件开头</text:span></text:span><text:span text:style-name="Teletype"><text:span text:style-name="T60">（</text:span></text:span><text:a xlink:type="simple" xlink:href="http://tldp.org/LDP/abs/html/assortedtips.html#PREPENDREF"><text:span text:style-name="Teletype"><text:span text:style-name="T80">prepending lines to <text:s/>a file</text:span></text:span></text:a><text:span text:style-name="Teletype"><text:span text:style-name="T60">） </text:span></text:span></text:p>
          <text:p text:style-name="P212"><text:span text:style-name="Teletype"><text:span text:style-name="T67">file=data.txt</text:span></text:span></text:p>
          <text:p text:style-name="P212"><text:span text:style-name="Teletype"><text:span text:style-name="T67">title="***This is the title line of data text file***"</text:span></text:span></text:p>
          <text:p text:style-name="P212"><text:span text:style-name="Teletype"><text:span text:style-name="T49">echo $title | cat - $file &gt;$file.new</text:span></text:span></text:p>
        </text:list-header>
      </text:list>
      <text:p text:style-name="P23"/>
      <text:list xml:id="list1146691699" text:continue-numbering="true" text:style-name="WW8Num2">
        <text:list-header>
          <text:p text:style-name="P212"><text:span text:style-name="Teletype"><text:span text:style-name="T49">cd - ：上一个工作目录，变量为</text:span></text:span><text:span text:style-name="Teletype"><text:span text:style-name="T54">$OLDPWD</text:span></text:span></text:p>
          <text:p text:style-name="P141"/>
        </text:list-header>
        <text:list-item>
          <text:p text:style-name="P141">--：double dash</text:p>
        </text:list-item>
      </text:list>
      <text:list xml:id="list12993559522" text:style-name="L1">
        <text:list-item>
          <text:p text:style-name="P121"><text:span text:style-name="T22">作为命令参数的结尾</text:span><text:span text:style-name="T20">，可以用来处理文件名含“-” 的文件（Used with a Bash builtin, </text:span><text:span text:style-name="T20">it means the end of options to that particular command）。</text:span></text:p>
          <text:p text:style-name="P127">touch -- -test; rm -- -test</text:p>
          <text:p text:style-name="P117"><text:soft-page-break/></text:p>
        </text:list-item>
        <text:list-item>
          <text:p text:style-name="P122"><text:span text:style-name="T52">与set一起用来设置位置参数</text:span><text:span text:style-name="T47">（The double-dash is also used in conjunction with </text:span><text:a xlink:type="simple" xlink:href="http://tldp.org/LDP/abs/html/internal.html#SETREF"><text:span text:style-name="T80">set</text:span></text:a><text:span text:style-name="T47">.）。Note that in this context the "-" is not itself a Bash operator, but rather an option recognized by certain UNIX utilities that write to </text:span><text:span text:style-name="Teletype"><text:span text:style-name="T47">stdout</text:span></text:span><text:span text:style-name="T47">, such as tar, cat, etc.</text:span></text:p>
        </text:list-item>
      </text:list>
      <text:p text:style-name="P53">xzz@xzz-ubuntu:~$ variable="one two three four five" </text:p>
      <text:p text:style-name="P53">xzz@xzz-ubuntu:~$ set -- $variable </text:p>
      <text:p text:style-name="P53">xzz@xzz-ubuntu:~$ echo $1 </text:p>
      <text:p text:style-name="P53">one </text:p>
      <text:p text:style-name="P53">xzz@xzz-ubuntu:~$ echo $2 </text:p>
      <text:p text:style-name="P53">two </text:p>
      <text:p text:style-name="P53">xzz@xzz-ubuntu:~$ echo $3 </text:p>
      <text:p text:style-name="P53">three </text:p>
      <text:p text:style-name="P53">xzz@xzz-ubuntu:~$ echo $4 </text:p>
      <text:p text:style-name="P53">four </text:p>
      <text:p text:style-name="P53">xzz@xzz-ubuntu:~$ set -- <text:s text:c="3"/>#取消位置参数的设置</text:p>
      <text:p text:style-name="P53">xzz@xzz-ubuntu:~$ echo $1 </text:p>
      <text:p text:style-name="P53"/>
      <text:list xml:id="list1041719085" text:continue-list="list1146691699" text:style-name="WW8Num2">
        <text:list-header>
          <text:p text:style-name="P141"/>
        </text:list-header>
        <text:list-item>
          <text:p text:style-name="P149"><text:span text:style-name="T18">～+：</text:span>current working directory</text:p>
          <text:p text:style-name="P149"><text:span text:style-name="T18"><text:s text:c="3"/>~-：</text:span>previous working directory</text:p>
          <text:p text:style-name="P151"/>
        </text:list-item>
        <text:list-item>
          <text:p text:style-name="P141">^、^^：大小写转换</text:p>
          <text:p text:style-name="P141"/>
        </text:list-item>
      </text:list>
      <text:p text:style-name="P17">#!/bin/bash4</text:p>
      <text:p text:style-name="P17"/>
      <text:p text:style-name="P17">var=veryMixedUpVariable</text:p>
      <text:p text:style-name="P17">echo ${var} <text:s text:c="11"/># veryMixedUpVariable</text:p>
      <text:p text:style-name="P17">echo ${var^} <text:s text:c="10"/># VeryMixedUpVariable</text:p>
      <text:p text:style-name="P17"># <text:s text:c="8"/>* <text:s text:c="13"/>First char --&gt; uppercase.</text:p>
      <text:p text:style-name="P17">echo ${var^^} <text:s text:c="9"/># VERYMIXEDUPVARIABLE</text:p>
      <text:p text:style-name="P17"># <text:s text:c="8"/>** <text:s text:c="12"/>All chars <text:s/>--&gt; uppercase.</text:p>
      <text:p text:style-name="P17">echo ${var,} <text:s text:c="10"/># veryMixedUpVariable</text:p>
      <text:p text:style-name="P17"># <text:s text:c="8"/>* <text:s text:c="13"/>First char --&gt; lowercase.</text:p>
      <text:p text:style-name="P17">echo ${var,,} <text:s text:c="9"/># verymixedupvariable</text:p>
      <text:p text:style-name="P17"># <text:s text:c="8"/>** <text:s text:c="12"/>All chars <text:s/>--&gt; lowercase.</text:p>
      <text:list xml:id="list1226978811" text:continue-numbering="true" text:style-name="WW8Num2">
        <text:list-header>
          <text:p text:style-name="P141"/>
          <text:p text:style-name="P153"><text:soft-page-break/></text:p>
          <text:p text:style-name="P153"/>
          <text:p text:style-name="P153"/>
          <text:p text:style-name="P153">Variable and Parameters</text:p>
          <text:p text:style-name="P153"/>
        </text:list-header>
        <text:list-item>
          <text:p text:style-name="P141">变量（Variable）</text:p>
        </text:list-item>
      </text:list>
      <text:list xml:id="list5731240601" text:style-name="L2">
        <text:list-item>
          <text:p text:style-name="P169"><text:span text:style-name="T52">变量的名字实际上是一个指向变量值的指针</text:span><text:span text:style-name="T47">（A variable's name is, in fact, a reference, a pointer to the memory location(s) where the actual data associated with that variable is kept）。</text:span></text:p>
        </text:list-item>
        <text:list-item>
          <text:p text:style-name="P169"><text:span text:style-name="T52">未初始化的变量就有值，但在参与数学运算时值为0</text:span><text:span text:style-name="T47">（An uninitialized variable has no value, <text:s/>however it evaluates as 0 in an arithmetic operation）。</text:span></text:p>
        </text:list-item>
      </text:list>
      <text:list xml:id="list972579843" text:continue-list="list1226978811" text:style-name="WW8Num2">
        <text:list-header>
          <text:p text:style-name="P141"/>
        </text:list-header>
        <text:list-item>
          <text:p text:style-name="P141">变量赋值</text:p>
          <text:p text:style-name="P141"/>
          <text:p text:style-name="P220">a=`ls -l` <text:s text:c="8"/># Assigns result of 'ls -l' command to 'a'</text:p>
        </text:list-item>
      </text:list>
      <text:p text:style-name="P17">echo $a <text:s text:c="10"/># Unquoted, however, <text:span text:style-name="T14">it removes tabs and newlines</text:span>.</text:p>
      <text:p text:style-name="P17">echo</text:p>
      <text:p text:style-name="P17">echo "$a" <text:s text:c="8"/># <text:span text:style-name="T14">The quoted variable preserves whitespace</text:span>.</text:p>
      <text:p text:style-name="P17"><text:s text:c="18"/># (See the chapter on "Quoting.")</text:p>
      <text:list xml:id="list1379549016" text:continue-numbering="true" text:style-name="WW8Num2">
        <text:list-header>
          <text:p text:style-name="P141"/>
        </text:list-header>
        <text:list-item>
          <text:p text:style-name="P141">bash变量类型</text:p>
        </text:list-item>
      </text:list>
      <text:list xml:id="list1572812195" text:continue-list="list5731240601" text:style-name="L2">
        <text:list-header>
          <text:p text:style-name="P169"><text:span text:style-name="T47"><text:s text:c="7"/>不像其他的程序语言，</text:span><text:span text:style-name="T52">bash中的变量没有分成各种类型</text:span><text:span text:style-name="T47">，bash的变量肯定是字符串，但根据情况的不同，bash变量也可以参与数学运算，此时的变量必须仅包含数字（Unlike many </text:span><text:span text:style-name="T47">other programming languages, Bash does not segregate its variables <text:s text:c="25"/>by "type." Essentially, </text:span><text:span text:style-name="Emphasis"><text:span text:style-name="T47">Bash variables are character strings</text:span></text:span><text:span text:style-name="T47">, but, depending on context, Bash permits arithmetic operations and comparisons on variables. The determining factor is whether the value of a variable contains only digits）。</text:span></text:p>
        </text:list-header>
      </text:list>
      <text:list xml:id="list1936955641" text:continue-list="list1379549016" text:style-name="WW8Num2">
        <text:list-header>
          <text:p text:style-name="P141"/>
        </text:list-header>
        <text:list-item>
          <text:p text:style-name="P141">特殊变量类型（Specia Varibale Types）</text:p>
        </text:list-item>
      </text:list>
      <text:list xml:id="list3353745071" text:style-name="L3">
        <text:list-item>
          <text:p text:style-name="P125"><text:span text:style-name="T62">本地（局部）变量（</text:span><text:span text:style-name="T50">Local variables</text:span><text:span text:style-name="T62">）</text:span></text:p>
          <text:p text:style-name="P118"><text:soft-page-break/>只在子shell或当前函数中有效。</text:p>
          <text:p text:style-name="P118"/>
        </text:list-item>
        <text:list-item>
          <text:p text:style-name="P125"><text:span text:style-name="T62">环境（全局）变量（</text:span><text:span text:style-name="T50">Environmental variables</text:span><text:span text:style-name="T62">）</text:span></text:p>
          <text:p text:style-name="P118">子shell（ inherit）继承父shell的环境变量，子shell中定义的变量在父shell中无效。</text:p>
          <text:p text:style-name="P123"><text:span text:style-name="T51">In a more general context, each </text:span><text:span text:style-name="T51">process</text:span><text:span text:style-name="T51"> has an "environment", that is, a group of variables that the process may reference. In this sense, the shell behaves like any </text:span><text:span text:style-name="T51">other process.</text:span></text:p>
          <text:p text:style-name="P119"/>
        </text:list-item>
      </text:list>
      <text:list xml:id="list606900424" text:continue-list="list1936955641" text:style-name="WW8Num2">
        <text:list-header>
          <text:p text:style-name="P201"/>
        </text:list-header>
        <text:list-item>
          <text:p text:style-name="P141">位置变参数（Positional parameters）</text:p>
        </text:list-item>
      </text:list>
      <text:list xml:id="list9809767971" text:style-name="L4">
        <text:list-item>
          <text:p text:style-name="P124"><text:span text:style-name="T47">从命令行传递给脚本的参数，</text:span><text:span text:style-name="T52">$0，$1，$2</text:span><text:span text:style-name="T47">……</text:span></text:p>
        </text:list-item>
      </text:list>
      <text:list xml:id="list1854336954" text:continue-list="list3353745071" text:style-name="L3">
        <text:list-item>
          <text:p text:style-name="P123"><text:span text:style-name="T52">$0代表脚本的名字，$1是脚本后的第一个参数，9以后的参数要这样表示${10}，${11}。</text:span><text:span text:style-name="T47"> （</text:span><text:span text:style-name="Teletype"><text:span text:style-name="T47">$0</text:span></text:span><text:span text:style-name="T47"> is the name of the script itself, </text:span><text:span text:style-name="Teletype"><text:span text:style-name="T47">$1</text:span></text:span><text:span text:style-name="T47"> is the first argument, </text:span><text:span text:style-name="Teletype"><text:span text:style-name="T47">$2</text:span></text:span><text:span text:style-name="T47"> the second, </text:span><text:span text:style-name="Teletype"><text:span text:style-name="T47">$3</text:span></text:span><text:span text:style-name="T47"> the third, and so forth. </text:span><text:bookmark text:name="BRACKETNOTATION"/><text:span text:style-name="T47">After </text:span><text:span text:style-name="Teletype"><text:span text:style-name="T47">$9</text:span></text:span><text:span text:style-name="T47">, the arguments must be enclosed in brackets, for example, </text:span><text:span text:style-name="Teletype"><text:span text:style-name="T52">${10}</text:span></text:span><text:span text:style-name="T52">, </text:span><text:span text:style-name="Teletype"><text:span text:style-name="T52">${11}</text:span></text:span><text:span text:style-name="T52">, </text:span><text:span text:style-name="Teletype"><text:span text:style-name="T52">${12}</text:span></text:span><text:span text:style-name="T47">）</text:span></text:p>
        </text:list-item>
        <text:list-item>
          <text:p text:style-name="P126"><text:span text:style-name="T61">$*：</text:span><text:span text:style-name="T47">所有位置参数，参数以分隔符分开</text:span></text:p>
        </text:list-item>
        <text:list-item>
          <text:p text:style-name="P126"><text:span text:style-name="T61">$@：</text:span><text:span text:style-name="T47">代表所有位置参数</text:span></text:p>
        </text:list-item>
        <text:list-item>
          <text:p text:style-name="P126"><text:span text:style-name="T61">$#：</text:span><text:span text:style-name="T47">位置参数的个数，不包括$0</text:span></text:p>
          <text:p text:style-name="P120"/>
        </text:list-item>
      </text:list>
      <text:list xml:id="list298791624" text:continue-list="list606900424" text:style-name="WW8Num2">
        <text:list-item>
          <text:p text:style-name="P141">间接引用（<text:span text:style-name="T3"> </text:span>indirect referencing）</text:p>
          <text:p text:style-name="P141"/>
          <text:p text:style-name="P220">args=$# <text:s text:c="10"/># Number of args passed.</text:p>
          <text:p text:style-name="P221">lastarg=${!args}</text:p>
          <text:p text:style-name="P220"># Note: This is an *indirect reference* to $args …</text:p>
        </text:list-item>
      </text:list>
      <text:p text:style-name="P69"/>
      <text:list xml:id="list1447334699" text:continue-numbering="true" text:style-name="WW8Num2">
        <text:list-header>
          <text:p text:style-name="P220"># Or: <text:s text:c="4"/><text:span text:style-name="T14"><text:s text:c="2"/>lastarg=${!#} </text:span><text:s text:c="12"/>(Thanks, Chris Monson.)</text:p>
          <text:p text:style-name="P220"># This is an *indirect reference* to the $# variable.</text:p>
          <text:p text:style-name="P220"># Note that lastarg=${!$#} doesn't work.</text:p>
          <text:p text:style-name="P141"/>
        </text:list-header>
        <text:list-item>
          <text:p text:style-name="P141">shift</text:p>
          <text:p text:style-name="P136">使用shift时要注意一个问题</text:p>
          <text:p text:style-name="P220"># <text:s/>However, as Eleni Fragkiadaki, points out,</text:p>
          <text:p text:style-name="P220">#+ attempting a 'shift' past the number of</text:p>
          <text:p text:style-name="P220">#+ positional parameters ($#) returns an exit status of 1,</text:p>
          <text:p text:style-name="P220">#+ and the positional parameters themselves do not change.</text:p>
          <text:p text:style-name="P220"># <text:s/>This means possibly getting stuck in an endless loop. . . .</text:p>
          <text:p text:style-name="P220"># <text:s/>For example:</text:p>
          <text:p text:style-name="P220"><text:soft-page-break/># <text:s text:c="5"/>until [ -z "$1" ]</text:p>
          <text:p text:style-name="P220"># <text:s text:c="5"/>do</text:p>
          <text:p text:style-name="P220"># <text:s text:c="8"/>echo -n "$1 "</text:p>
          <text:p text:style-name="P220"># <text:s text:c="8"/>shift 20 <text:s text:c="3"/># <text:s/>If less than 20 pos params,</text:p>
          <text:p text:style-name="P220"># <text:s text:c="5"/>done <text:s text:c="10"/>#+ then loop never ends!</text:p>
          <text:p text:style-name="P220">#</text:p>
          <text:p text:style-name="P220"># When in doubt, add a sanity check. . . .</text:p>
          <text:p text:style-name="P220"># <text:s text:c="10"/>shift 20 || break</text:p>
          <text:p text:style-name="P141"/>
          <text:p text:style-name="P153">Quoting</text:p>
          <text:p text:style-name="P153"/>
        </text:list-item>
        <text:list-item>
          <text:p text:style-name="P141">Quoting</text:p>
          <text:p text:style-name="P170"><text:span text:style-name="T47"><text:s text:c="4"/>Quoting means just that, bracketing a string in quotes. This has the effect of </text:span><text:span text:style-name="T52">protecting </text:span><text:span text:style-name="T52">special characters</text:span><text:span text:style-name="T52"> in the string from reinterpretation or expansion by the shell or shell script. </text:span><text:span text:style-name="T47">A character is "special" if it has an interpretation other than its literal meaning. For example, the </text:span><text:span text:style-name="T47">asterisk *</text:span><text:span text:style-name="T47"> represents a wild card character in </text:span><text:a xlink:type="simple" xlink:href="http://globbingref.html/">globbing</text:a><text:span text:style-name="T47"> and </text:span><text:span text:style-name="T47">Regular Expressions</text:span><text:span text:style-name="T47">).</text:span></text:p>
          <text:p text:style-name="P133"/>
          <text:p text:style-name="P136"><text:s text:c="4"/>In everyday speech or writing, when we "quote" a phrase, we set it apart and give it special meaning. In a Bash script, when wequote a string, we <text:span text:style-name="T14">set it apart and protect its literal meaning.</text:span></text:p>
        </text:list-item>
      </text:list>
      <text:p text:style-name="P28"/>
      <text:list xml:id="list8391277621" text:style-name="L5">
        <text:list-item>
          <text:p text:style-name="P171"><text:span text:style-name="T52">某些程序可以将引号中的内容也进行扩展</text:span><text:span text:style-name="T47">（Certain programs and utilities reinterpret or expand special characters in a quoted string. An important use of quoting is protecting a command-line parameter from the shell, but still letting the calling program expand it）。如grep：</text:span></text:p>
        </text:list-item>
      </text:list>
      <text:list xml:id="list1332694562" text:continue-list="list1447334699" text:style-name="WW8Num2">
        <text:list-header>
          <text:p text:style-name="P223"><text:span text:style-name="Teletype"><text:span text:style-name="T47">bash$ grep '[Ff]irst' *.txt</text:span></text:span></text:p>
          <text:p text:style-name="P223"><text:span text:style-name="Teletype"><text:span text:style-name="T47">file1.txt:This is the first line of file1.txt.</text:span></text:span></text:p>
          <text:p text:style-name="P223"><text:span text:style-name="Teletype"><text:span text:style-name="T47"><text:s/>file2.txt:This is the First line of file2.txt.</text:span></text:span></text:p>
        </text:list-header>
      </text:list>
      <text:list xml:id="list1807143180" text:continue-list="list8391277621" text:style-name="L5">
        <text:list-header>
          <text:p text:style-name="P137"/>
        </text:list-header>
        <text:list-item>
          <text:p text:style-name="P171"><text:span text:style-name="T52">引用强制echo打印换行符</text:span><text:span text:style-name="T47">（Quoting can also suppress </text:span><text:span text:style-name="T47">echo's</text:span><text:span text:style-name="T47"> "appetite" for newlines）</text:span></text:p>
        </text:list-item>
      </text:list>
      <text:list xml:id="list756520947" text:continue-list="list1332694562" text:style-name="WW8Num2">
        <text:list-header>
          <text:p text:style-name="P223"><text:span text:style-name="Teletype"><text:span text:style-name="T47">bash$ echo $(ls -l)</text:span></text:span></text:p>
          <text:p text:style-name="P223"><text:span text:style-name="Teletype"><text:span text:style-name="T47">total 8 -rw-rw-r-- 1 bo bo 13 Aug 21 12:57 t.sh -rw-rw-r-- 1 bo bo 78 Aug 21 12:57 u.sh</text:span></text:span></text:p>
          <text:p text:style-name="P223"><text:span text:style-name="Teletype"><text:span text:style-name="T47"/></text:span></text:p>
          <text:p text:style-name="P223"><text:span text:style-name="Teletype"><text:span text:style-name="T47"/></text:span></text:p>
          <text:p text:style-name="P223"><text:span text:style-name="Teletype"><text:span text:style-name="T47">bash$ echo "$(ls -l)"</text:span></text:span></text:p>
          <text:p text:style-name="P223"><text:soft-page-break/><text:span text:style-name="Teletype"><text:span text:style-name="T47">total 8</text:span></text:span></text:p>
          <text:p text:style-name="P223"><text:span text:style-name="Teletype"><text:span text:style-name="T47"><text:s/>-rw-rw-r-- <text:s/>1 bo bo <text:s/>13 Aug 21 12:57 t.sh</text:span></text:span></text:p>
          <text:p text:style-name="P223"><text:span text:style-name="Teletype"><text:span text:style-name="T47"><text:s/>-rw-rw-r-- <text:s/>1 bo bo <text:s/>78 Aug 21 12:57 u.sh</text:span></text:span></text:p>
          <text:p text:style-name="P141"/>
        </text:list-header>
        <text:list-item>
          <text:h text:style-name="P86" text:outline-level="1">Quoting Variables</text:h>
        </text:list-item>
      </text:list>
      <text:list xml:id="list2135680331" text:style-name="L6">
        <text:list-item>
          <text:p text:style-name="P172"><text:span text:style-name="T24">双引号（double quotes）：</text:span><text:span text:style-name="T47">When referencing a variable, it is generally advisable to </text:span><text:span text:style-name="T52">enclose its name in double quotes（双引号）.</text:span><text:span text:style-name="T47"> This prevents reinterpretation of all special characters within the quoted string -- </text:span><text:span text:style-name="T52">except $, ` (backquote), and \ (escape).</text:span></text:p>
        </text:list-item>
      </text:list>
      <text:list xml:id="list595068295" text:continue-list="list1807143180" text:style-name="L5">
        <text:list-header>
          <text:p text:style-name="P171"><text:span text:style-name="T47"><text:s text:c="4"/></text:span><text:span text:style-name="T52">An argument enclosed in double quotes presents itself as a single word, </text:span><text:span text:style-name="T47">even if it </text:span><text:span text:style-name="T47">contains </text:span><text:span text:style-name="T47">whitespace</text:span><text:span text:style-name="T47"> separators.</text:span></text:p>
        </text:list-header>
      </text:list>
      <text:p text:style-name="P28"/>
      <text:p text:style-name="P66">A more elaborate example:</text:p>
      <text:p text:style-name="P2"><text:span text:style-name="Teletype"><text:span text:style-name="T47"/></text:span></text:p>
      <text:list xml:id="list304361067" text:continue-list="list756520947" text:style-name="WW8Num2">
        <text:list-header>
          <text:p text:style-name="P230"><text:span text:style-name="Teletype"><text:span text:style-name="T47">variable2="" <text:s text:c="3"/># Empty.</text:span></text:span></text:p>
          <text:p text:style-name="P230"><text:span text:style-name="Teletype"><text:span text:style-name="T47"/></text:span></text:p>
          <text:p text:style-name="P230"><text:span text:style-name="Teletype"><text:span text:style-name="T47">COMMAND $variable2 $variable2 $variable2</text:span></text:span></text:p>
          <text:p text:style-name="P230"><text:span text:style-name="Teletype"><text:span text:style-name="T47"><text:s text:c="16"/># Executes COMMAND with no arguments. </text:span></text:span></text:p>
          <text:p text:style-name="P230"><text:span text:style-name="Teletype"><text:span text:style-name="T47">COMMAND "$variable2" "$variable2" "$variable2"</text:span></text:span></text:p>
          <text:p text:style-name="P230"><text:span text:style-name="Teletype"><text:span text:style-name="T47"><text:s text:c="16"/># Executes COMMAND with 3 empty arguments. </text:span></text:span></text:p>
          <text:p text:style-name="P230"><text:span text:style-name="Teletype"><text:span text:style-name="T47">COMMAND "$variable2 $variable2 $variable2"</text:span></text:span></text:p>
          <text:p text:style-name="P230"><text:span text:style-name="Teletype"><text:span text:style-name="T47"><text:s text:c="16"/># Executes COMMAND with 1 argument (2 spaces).</text:span></text:span></text:p>
        </text:list-header>
      </text:list>
      <text:p text:style-name="P28"/>
      <text:list xml:id="list17206336471" text:style-name="L7">
        <text:list-item>
          <text:p text:style-name="P173"><text:span text:style-name="T52">单引号（single quote）：</text:span><text:span text:style-name="T47">Within</text:span><text:span text:style-name="T52"> single quotes</text:span><text:span text:style-name="T47">, </text:span><text:span text:style-name="Emphasis"><text:span text:style-name="T47">every</text:span></text:span><text:span text:style-name="T47"> special character except ' gets interpreted literally. Consider single quotes ("</text:span><text:span text:style-name="T52">full quoting</text:span><text:span text:style-name="T47">") to be a </text:span><text:span text:style-name="T52">stricter method </text:span><text:span text:style-name="T47">of quoting than</text:span><text:span text:style-name="T52"> double quotes </text:span><text:span text:style-name="T47">("</text:span><text:span text:style-name="T52">partial quoting</text:span><text:span text:style-name="T47">").</text:span></text:p>
          <text:p text:style-name="P138"/>
          <text:p text:style-name="P128"><text:span text:style-name="T52">注意：在单引号中不能再有单引号</text:span><text:span text:style-name="T47">（Since even the escape character (\) gets a literal interpretation within single quotes, trying to enclose a single quote within single quotes will not yield the expected result）。</text:span></text:p>
        </text:list-item>
      </text:list>
      <text:p text:style-name="P23"/>
      <text:list xml:id="list2058553346" text:continue-numbering="true" text:style-name="L7">
        <text:list-item>
          <text:p text:style-name="P156">Example 5-1. Echoing Weird Variables（很奇怪的结果，没有搞明白）</text:p>
        </text:list-item>
      </text:list>
      <text:list xml:id="list1753712956" text:continue-list="list304361067" text:style-name="WW8Num2">
        <text:list-header>
          <text:p text:style-name="P223"><text:span text:style-name="Teletype"><text:span text:style-name="T47">#!/bin/bash</text:span></text:span></text:p>
          <text:p text:style-name="P223"><text:span text:style-name="Teletype"><text:span text:style-name="T47"># weirdvars.sh: Echoing weird variables.</text:span></text:span></text:p>
          <text:p text:style-name="P223"><text:span text:style-name="Teletype"><text:span text:style-name="T47"/></text:span></text:p>
          <text:p text:style-name="P223"><text:span text:style-name="Teletype"><text:span text:style-name="T47">echo</text:span></text:span></text:p>
          <text:p text:style-name="P223"><text:span text:style-name="Teletype"><text:span text:style-name="T47"/></text:span></text:p>
          <text:p text:style-name="P223"><text:span text:style-name="Teletype"><text:span text:style-name="T47">var="'(]\\{}\$\""</text:span></text:span></text:p>
          <text:p text:style-name="P223"><text:span text:style-name="Teletype"><text:span text:style-name="T47">echo $var <text:s text:c="7"/># '(]\{}$"</text:span></text:span></text:p>
          <text:p text:style-name="P223"><text:soft-page-break/><text:span text:style-name="Teletype"><text:span text:style-name="T47">echo "$var" <text:s text:c="5"/># '(]\{}$" <text:s text:c="4"/>Doesn't make a difference.</text:span></text:span></text:p>
          <text:p text:style-name="P223"><text:span text:style-name="Teletype"><text:span text:style-name="T47"/></text:span></text:p>
          <text:p text:style-name="P223"><text:span text:style-name="Teletype"><text:span text:style-name="T47">echo</text:span></text:span></text:p>
          <text:p text:style-name="P223"><text:span text:style-name="Teletype"><text:span text:style-name="T47"/></text:span></text:p>
          <text:p text:style-name="P223"><text:span text:style-name="Teletype"><text:span text:style-name="T47">IFS='\'</text:span></text:span></text:p>
          <text:p text:style-name="P223"><text:span text:style-name="Teletype"><text:span text:style-name="T47">echo $var <text:s text:c="7"/># '(] {}$" <text:s text:c="4"/>\ converted to space. Why?</text:span></text:span></text:p>
          <text:p text:style-name="P223"><text:span text:style-name="Teletype"><text:span text:style-name="T47">echo "$var" <text:s text:c="5"/># '(]\{}$"</text:span></text:span></text:p>
          <text:p text:style-name="P223"><text:span text:style-name="Teletype"><text:span text:style-name="T47"/></text:span></text:p>
          <text:p text:style-name="P223"><text:span text:style-name="Teletype"><text:span text:style-name="T47"># Examples above supplied by Stephane Chazelas.</text:span></text:span></text:p>
          <text:p text:style-name="P223"><text:span text:style-name="Teletype"><text:span text:style-name="T47"/></text:span></text:p>
          <text:p text:style-name="P223"><text:span text:style-name="Teletype"><text:span text:style-name="T47">echo</text:span></text:span></text:p>
          <text:p text:style-name="P223"><text:span text:style-name="Teletype"><text:span text:style-name="T47"/></text:span></text:p>
          <text:p text:style-name="P223"><text:span text:style-name="Teletype"><text:span text:style-name="T47">var2="\\\\\""</text:span></text:span></text:p>
          <text:p text:style-name="P223"><text:span text:style-name="Teletype"><text:span text:style-name="T47">echo $var2 <text:s text:c="6"/># <text:s text:c="2"/>"</text:span></text:span></text:p>
          <text:p text:style-name="P223"><text:span text:style-name="Teletype"><text:span text:style-name="T47">echo "$var2" <text:s text:c="4"/># \\"</text:span></text:span></text:p>
          <text:p text:style-name="P223"><text:span text:style-name="Teletype"><text:span text:style-name="T47">echo</text:span></text:span></text:p>
          <text:p text:style-name="P223"><text:span text:style-name="Teletype"><text:span text:style-name="T47"># But ... var2="\\\\"" is illegal. Why?</text:span></text:span></text:p>
          <text:p text:style-name="P223"><text:span text:style-name="Teletype"><text:span text:style-name="T47">var3='\\\\'</text:span></text:span></text:p>
          <text:p text:style-name="P223"><text:span text:style-name="Teletype"><text:span text:style-name="T47">echo "$var3" <text:s text:c="4"/># \\\\</text:span></text:span></text:p>
          <text:p text:style-name="P223"><text:span text:style-name="Teletype"><text:span text:style-name="T47"># Strong quoting works, though.</text:span></text:span></text:p>
          <text:p text:style-name="P223"><text:span text:style-name="Teletype"><text:span text:style-name="T47"/></text:span></text:p>
          <text:p text:style-name="P223"><text:span text:style-name="Teletype"><text:span text:style-name="T47">exit</text:span></text:span></text:p>
          <text:p text:style-name="P141"/>
        </text:list-header>
        <text:list-item>
          <text:p text:style-name="P141">转义（Escaping）</text:p>
          <text:p text:style-name="P141"/>
        </text:list-item>
      </text:list>
      <text:list xml:id="list528119158" text:continue-list="list2058553346" text:style-name="L7">
        <text:list-header>
          <text:p text:style-name="P138">The escape (\) preceding a character tells the shell to interpret that character literally. </text:p>
          <text:p text:style-name="P138"/>
          <text:p text:style-name="P173"><text:span text:style-name="T52">注意：</text:span><text:span text:style-name="T47">With certain commands and utilities, such as </text:span><text:span text:style-name="T47">echo</text:span><text:span text:style-name="T47"> and </text:span><text:span text:style-name="T47">sed</text:span><text:span text:style-name="T47">, </text:span><text:span text:style-name="T52">escaping a character may have the opposite effect </text:span><text:span text:style-name="T47">- it can toggle on a special meaning for that character.</text:span></text:p>
        </text:list-header>
      </text:list>
      <text:p text:style-name="P27"/>
      <text:p text:style-name="P27"/>
      <text:h text:style-name="P88" text:outline-level="1">Exit and Exit Status</text:h>
      <text:p text:style-name="P27"/>
      <text:list xml:id="list1386451711" text:continue-list="list1753712956" text:style-name="WW8Num2">
        <text:list-item>
          <text:p text:style-name="P141">Exit</text:p>
        </text:list-item>
      </text:list>
      <text:list xml:id="list167050635" text:continue-list="list528119158" text:style-name="L7">
        <text:list-header>
          <text:p text:style-name="P138"><text:s text:c="4"/>The exit command terminates a script, just as in a C program. It can also return a value, which is available to the script's parent process.</text:p>
          <text:p text:style-name="P138"/>
        </text:list-header>
      </text:list>
      <text:list xml:id="list148521607" text:continue-list="list1386451711" text:style-name="WW8Num2">
        <text:list-item>
          <text:p text:style-name="P141"><text:soft-page-break/>!：reverse the exit status</text:p>
          <text:p text:style-name="P141"/>
        </text:list-item>
      </text:list>
      <text:list xml:id="list1537984967" text:continue-list="list167050635" text:style-name="L7">
        <text:list-header>
          <text:p text:style-name="P173"><text:span text:style-name="T47"><text:s text:c="3"/></text:span><text:span text:style-name="T52">Logical not qualifier,</text:span><text:span text:style-name="T47"> reverses the outcome of a test or command, and this affects its </text:span><text:span text:style-name="T47">exit status</text:span><text:span text:style-name="T47">.</text:span></text:p>
          <text:p text:style-name="P138"/>
        </text:list-header>
      </text:list>
      <text:list xml:id="list1284704227" text:continue-list="list148521607" text:style-name="WW8Num2">
        <text:list-header>
          <text:p text:style-name="P223"><text:span text:style-name="Teletype"><text:span text:style-name="T47"># Preceding a _pipe_ with ! inverts the exit status returned.</text:span></text:span></text:p>
          <text:p text:style-name="P223"><text:span text:style-name="Teletype"><text:span text:style-name="T47">ls | bogus_command <text:s text:c="4"/># bash: bogus_command: command not found</text:span></text:span></text:p>
          <text:p text:style-name="P223"><text:span text:style-name="Teletype"><text:span text:style-name="T47">echo $? <text:s text:c="15"/># 127</text:span></text:span></text:p>
          <text:p text:style-name="P223"><text:span text:style-name="Teletype"><text:span text:style-name="T47"/></text:span></text:p>
          <text:p text:style-name="P223"><text:span text:style-name="Teletype"><text:span text:style-name="T47">! ls | bogus_command <text:s text:c="2"/># bash: bogus_command: command not found</text:span></text:span></text:p>
          <text:p text:style-name="P223"><text:span text:style-name="Teletype"><text:span text:style-name="T47">echo $? <text:s text:c="15"/># 0</text:span></text:span></text:p>
        </text:list-header>
      </text:list>
      <text:p text:style-name="P27"/>
      <text:p text:style-name="P27"/>
      <text:h text:style-name="P96" text:outline-level="1">Tests</text:h>
      <text:p text:style-name="P27"/>
      <text:list xml:id="list1400053468" text:continue-numbering="true" text:style-name="WW8Num2">
        <text:list-item>
          <text:p text:style-name="P141">((...))、let结构返回值</text:p>
        </text:list-item>
      </text:list>
      <text:list xml:id="list750033910" text:continue-list="list1537984967" text:style-name="L7">
        <text:list-header>
          <text:p text:style-name="P173"><text:span text:style-name="T47"><text:s text:c="4"/>The</text:span><text:span text:style-name="T52"> ((…)) </text:span><text:span text:style-name="T47">and </text:span><text:span text:style-name="T52">let</text:span><text:span text:style-name="T47"> ...</text:span><text:span text:style-name="T47"> constructs return an </text:span><text:span text:style-name="T47">exit status</text:span><text:span text:style-name="T47">, </text:span><text:span text:style-name="Emphasis"><text:span text:style-name="T47">according to whether the arithmetic expressions they evaluate expand to a non-zero value</text:span></text:span><text:span text:style-name="T47">. </text:span></text:p>
        </text:list-header>
      </text:list>
      <text:list xml:id="list2107037694" text:continue-list="list1400053468" text:style-name="WW8Num2">
        <text:list-header>
          <text:p text:style-name="P223"><text:span text:style-name="Teletype"><text:span text:style-name="T47">(( 0 &amp;&amp; 1 )) <text:s text:c="16"/># Logical AND</text:span></text:span></text:p>
          <text:p text:style-name="P223"><text:span text:style-name="Teletype"><text:span text:style-name="T47">echo $? <text:s text:c="4"/># 1 <text:s text:c="4"/>***</text:span></text:span></text:p>
        </text:list-header>
      </text:list>
      <text:p text:style-name="P65"><text:span text:style-name="Teletype"><text:span text:style-name="T47">let "num = (( 0 &amp;&amp; 1 ))"</text:span></text:span></text:p>
      <text:list xml:id="list1765278211" text:continue-numbering="true" text:style-name="WW8Num2">
        <text:list-header>
          <text:p text:style-name="P223"><text:span text:style-name="Teletype"><text:span text:style-name="T47">echo $num <text:s text:c="2"/># 0</text:span></text:span></text:p>
          <text:p text:style-name="P223"><text:span text:style-name="Teletype"><text:span text:style-name="T47"># But ...</text:span></text:span></text:p>
          <text:p text:style-name="P223"><text:span text:style-name="Teletype"><text:span text:style-name="T47">let "num = (( 0 &amp;&amp; 1 ))"</text:span></text:span></text:p>
          <text:p text:style-name="P223"><text:span text:style-name="Teletype"><text:span text:style-name="T47">echo $? <text:s text:c="4"/># 1 <text:s text:c="4"/>***</text:span></text:span></text:p>
        </text:list-header>
      </text:list>
      <text:p text:style-name="P65"><text:span text:style-name="Teletype"><text:span text:style-name="T47"/></text:span></text:p>
      <text:p text:style-name="P65"><text:span text:style-name="Teletype"><text:span text:style-name="T47">(( 200 || 11 )) <text:s text:c="13"/># Logical OR</text:span></text:span></text:p>
      <text:list xml:id="list645731214" text:continue-numbering="true" text:style-name="WW8Num2">
        <text:list-header>
          <text:p text:style-name="P223"><text:span text:style-name="Teletype"><text:span text:style-name="T47">echo $? <text:s text:c="4"/># 0 <text:s text:c="4"/>***</text:span></text:span></text:p>
        </text:list-header>
      </text:list>
      <text:p text:style-name="P65"><text:span text:style-name="Teletype"><text:span text:style-name="T47"/></text:span></text:p>
      <text:p text:style-name="P65"><text:span text:style-name="Teletype"><text:span text:style-name="T47"/></text:span></text:p>
      <text:p text:style-name="P65"><text:span text:style-name="Teletype"><text:span text:style-name="T47">(( 200 | 11 )) <text:s text:c="14"/># Bitwise OR</text:span></text:span></text:p>
      <text:p text:style-name="P65"><text:span text:style-name="Teletype"><text:span text:style-name="T47">echo $? <text:s text:c="21"/># 0 <text:s text:c="4"/>***</text:span></text:span></text:p>
      <text:p text:style-name="P65"><text:span text:style-name="Teletype"><text:span text:style-name="T47">let "num = (( 200 | 11 ))"</text:span></text:span></text:p>
      <text:p text:style-name="P65"><text:span text:style-name="Teletype"><text:span text:style-name="T47">echo $num <text:s text:c="19"/># 203</text:span></text:span></text:p>
      <text:p text:style-name="P65"><text:span text:style-name="Teletype"><text:span text:style-name="T47">let "num = (( 200 | 11 ))"</text:span></text:span></text:p>
      <text:p text:style-name="P65"><text:span text:style-name="Teletype"><text:span text:style-name="T47">echo $? <text:s text:c="21"/># 0 <text:s text:c="4"/>***</text:span></text:span></text:p>
      <text:p text:style-name="P67"><text:span text:style-name="Teletype"><text:span text:style-name="T47"/></text:span></text:p>
      <text:p text:style-name="P67"><text:soft-page-break/><text:span text:style-name="Teletype"><text:span text:style-name="T47"/></text:span></text:p>
      <text:list xml:id="list1520968126" text:continue-list="list750033910" text:style-name="L7">
        <text:list-header>
          <text:p text:style-name="P173"><text:span text:style-name="Teletype"><text:span text:style-name="T47">Again, note that </text:span></text:span><text:span text:style-name="Teletype"><text:span text:style-name="T52">the </text:span></text:span><text:span text:style-name="Teletype"><text:span text:style-name="T63">exit status</text:span></text:span><text:span text:style-name="Teletype"><text:span text:style-name="T52"> of an arithmetic expression is </text:span></text:span><text:span text:style-name="Teletype"><text:span text:style-name="Emphasis"><text:span text:style-name="T65">not</text:span></text:span></text:span><text:span text:style-name="Teletype"><text:span text:style-name="T52"> an error value.</text:span></text:span></text:p>
        </text:list-header>
      </text:list>
      <text:p text:style-name="P65"><text:span text:style-name="Teletype"><text:span text:style-name="T47">var=-2 &amp;&amp; (( var+=2 ))</text:span></text:span></text:p>
      <text:p text:style-name="P65"><text:span text:style-name="Teletype"><text:span text:style-name="T47">echo $? <text:s text:c="18"/># 1</text:span></text:span></text:p>
      <text:p text:style-name="P65"><text:span text:style-name="Teletype"><text:span text:style-name="T47"/></text:span></text:p>
      <text:p text:style-name="P65"><text:span text:style-name="Teletype"><text:span text:style-name="T47">var=-2 &amp;&amp; (( var+=2 )) &amp;&amp; echo $var</text:span></text:span></text:p>
      <text:p text:style-name="P65"><text:span text:style-name="Teletype"><text:span text:style-name="T47"><text:s text:c="26"/># Will not echo $var!</text:span></text:span></text:p>
      <text:p text:style-name="P67"><text:span text:style-name="Teletype"><text:span text:style-name="T47"/></text:span></text:p>
      <text:p text:style-name="P67"><text:span text:style-name="Teletype"><text:span text:style-name="T47"/></text:span></text:p>
      <text:list xml:id="list718392844" text:continue-list="list645731214" text:style-name="WW8Num2">
        <text:list-item>
          <text:p text:style-name="P141">if...then</text:p>
        </text:list-item>
      </text:list>
      <text:list xml:id="list1760299508" text:continue-list="list1520968126" text:style-name="L7">
        <text:list-header>
          <text:p text:style-name="P173"><text:span text:style-name="Teletype"><text:span text:style-name="T47">A</text:span></text:span><text:span text:style-name="Teletype"><text:span text:style-name="T47">n</text:span></text:span><text:span text:style-name="Teletype"><text:span text:style-name="T52"> if can test any command</text:span></text:span><text:span text:style-name="Teletype"><text:span text:style-name="T47">, not just conditions enclosed within brackets.</text:span></text:span></text:p>
          <text:p text:style-name="P224"><text:span text:style-name="Teletype"><text:span text:style-name="T47">word=Linux</text:span></text:span></text:p>
        </text:list-header>
      </text:list>
      <text:p text:style-name="P65"><text:span text:style-name="Teletype"><text:span text:style-name="T47">letter_sequence=inu</text:span></text:span></text:p>
      <text:p text:style-name="P65"><text:span text:style-name="Teletype"><text:span text:style-name="T52">if echo "$word" | grep -q "$letter_sequence"</text:span></text:span></text:p>
      <text:p text:style-name="P65"><text:span text:style-name="Teletype"><text:span text:style-name="T47"># The "-q" option to grep suppresses output.</text:span></text:span></text:p>
      <text:p text:style-name="P65"><text:span text:style-name="Teletype"><text:span text:style-name="T47">then</text:span></text:span></text:p>
      <text:p text:style-name="P65"><text:span text:style-name="Teletype"><text:span text:style-name="T47"><text:s text:c="2"/>echo "$letter_sequence found in $word"</text:span></text:span></text:p>
      <text:p text:style-name="P65"><text:span text:style-name="Teletype"><text:span text:style-name="T47">else</text:span></text:span></text:p>
      <text:p text:style-name="P65"><text:span text:style-name="Teletype"><text:span text:style-name="T47"><text:s text:c="2"/>echo "$letter_sequence not found in $word"</text:span></text:span></text:p>
      <text:p text:style-name="P65"><text:span text:style-name="Teletype"><text:span text:style-name="T47">fi</text:span></text:span></text:p>
      <text:p text:style-name="P65"><text:span text:style-name="Teletype"><text:span text:style-name="T47"/></text:span></text:p>
      <text:p text:style-name="P65"><text:span text:style-name="Teletype"><text:span text:style-name="T47"/></text:span></text:p>
      <text:p text:style-name="P65"><text:span text:style-name="Teletype"><text:span text:style-name="T52">if COMMAND_WHOSE_EXIT_STATUS_IS_0_UNLESS_ERROR_OCCURRED</text:span></text:span></text:p>
      <text:p text:style-name="P65"><text:span text:style-name="Teletype"><text:span text:style-name="T47"><text:s text:c="2"/>then echo "Command succeeded."</text:span></text:span></text:p>
      <text:p text:style-name="P65"><text:span text:style-name="Teletype"><text:span text:style-name="T47"><text:s text:c="2"/>else echo "Command failed."</text:span></text:span></text:p>
      <text:p text:style-name="P65"><text:span text:style-name="Teletype"><text:span text:style-name="T47">fi</text:span></text:span></text:p>
      <text:p text:style-name="P67"><text:span text:style-name="Teletype"><text:span text:style-name="T47"/></text:span></text:p>
      <text:list xml:id="list383080158" text:continue-numbering="true" text:style-name="L7">
        <text:list-header>
          <text:p text:style-name="P173"><text:span text:style-name="Teletype"><text:span text:style-name="T47"><text:s text:c="5"/>Both</text:span></text:span><text:span text:style-name="Teletype"><text:span text:style-name="T52"> if </text:span></text:span><text:span text:style-name="Teletype"><text:span text:style-name="T47">and</text:span></text:span><text:span text:style-name="Teletype"><text:span text:style-name="T52"> then</text:span></text:span><text:span text:style-name="Teletype"><text:span text:style-name="T47"> are </text:span></text:span><text:span text:style-name="Teletype"><text:span text:style-name="T52">keywords</text:span></text:span><text:span text:style-name="Teletype"><text:span text:style-name="T47">. Keywords (or commands) begin statements, and before a new statement on the same line begins, the old one must terminate.</text:span></text:span></text:p>
          <text:p text:style-name="P224"><text:span text:style-name="Teletype"><text:span text:style-name="T47">if [ -x "$filename" ]; then</text:span></text:span></text:p>
        </text:list-header>
      </text:list>
      <text:p text:style-name="P20"><text:tab/></text:p>
      <text:list xml:id="list1913248250" text:continue-numbering="true" text:style-name="L7">
        <text:list-header>
          <text:p text:style-name="P173"><text:span text:style-name="Teletype"><text:span text:style-name="T52"><text:tab/>elif：</text:span></text:span><text:span text:style-name="Teletype"><text:span text:style-name="T47">elif is a contraction for else if.</text:span></text:span></text:p>
          <text:p text:style-name="P173"><text:span text:style-name="Teletype"><text:span text:style-name="T47"/></text:span></text:p>
        </text:list-header>
        <text:list-item>
          <text:p text:style-name="P173"><text:span text:style-name="Teletype"><text:span text:style-name="T52">注意：</text:span></text:span><text:span text:style-name="Teletype"><text:span text:style-name="T47">The "</text:span></text:span><text:span text:style-name="Teletype"><text:span text:style-name="T52">if COMMAND</text:span></text:span><text:span text:style-name="Teletype"><text:span text:style-name="T47">" construct returns the </text:span></text:span><text:span text:style-name="Teletype"><text:span text:style-name="T52">exit status of COMMAND.</text:span></text:span></text:p>
          <text:p text:style-name="P173"><text:span text:style-name="Teletype"><text:span text:style-name="T52"/></text:span></text:p>
        </text:list-item>
      </text:list>
      <text:list xml:id="list553272298" text:continue-list="list718392844" text:style-name="WW8Num2">
        <text:list-item>
          <text:p text:style-name="P141">test：shell builtin命令</text:p>
          <text:p text:style-name="P141"/>
        </text:list-item>
      </text:list>
      <text:list xml:id="list1730505770" text:continue-list="list1913248250" text:style-name="L7">
        <text:list-header>
          <text:p text:style-name="P224"><text:span text:style-name="Teletype"><text:span text:style-name="T47">type test</text:span></text:span></text:p>
          <text:p text:style-name="P224"><text:span text:style-name="Teletype"><text:span text:style-name="T47">test is a shell builtin</text:span></text:span></text:p>
          <text:p text:style-name="P173"><text:span text:style-name="Teletype"><text:span text:style-name="T47"><text:s text:c="4"/>If, for some reason, you wish to use /usr/bin/test in a Bash script, then specify it by full pathname.</text:span></text:span></text:p>
          <text:p text:style-name="P224"><text:soft-page-break/><text:span text:style-name="Teletype"><text:span text:style-name="T47">if /usr/bin/test -z "$1" <text:s text:c="5"/># Equivalent to "test" builtin.</text:span></text:span></text:p>
          <text:p text:style-name="P224"><text:span text:style-name="Teletype"><text:span text:style-name="T47"/></text:span></text:p>
          <text:p text:style-name="P224"><text:span text:style-name="Teletype"><text:span text:style-name="T47">if [ -z "$1" ] <text:s text:c="15"/># Functionally identical to above code blocks.</text:span></text:span></text:p>
        </text:list-header>
      </text:list>
      <text:p text:style-name="P65"><text:span text:style-name="Teletype"><text:span text:style-name="T47"/></text:span></text:p>
      <text:p text:style-name="P65"><text:span text:style-name="Teletype"><text:span text:style-name="T47">if /usr/bin/[ -z "$1" ] <text:s text:c="6"/># Again, functionally identical to above.</text:span></text:span></text:p>
      <text:list xml:id="list1306453392" text:continue-numbering="true" text:style-name="L7">
        <text:list-header>
          <text:p text:style-name="P224"><text:span text:style-name="Teletype"><text:span text:style-name="T47"># if /usr/bin/[ -z "$1" <text:s text:c="6"/># Works, but gives an error message.</text:span></text:span></text:p>
          <text:p text:style-name="P227"/>
        </text:list-header>
      </text:list>
      <text:list xml:id="list310620886" text:continue-list="list553272298" text:style-name="WW8Num2">
        <text:list-item>
          <text:p text:style-name="P141">[：与test相同</text:p>
          <text:p text:style-name="P141"/>
        </text:list-item>
      </text:list>
      <text:list xml:id="list157799141" text:continue-list="list1306453392" text:style-name="L7">
        <text:list-header>
          <text:p text:style-name="P224"><text:span text:style-name="Teletype"><text:span text:style-name="T47">type '['</text:span></text:span></text:p>
          <text:p text:style-name="P224"><text:span text:style-name="Teletype"><text:span text:style-name="T47">[ is a shell builtin</text:span></text:span></text:p>
          <text:p text:style-name="P142"/>
          <text:p text:style-name="P173"><text:span text:style-name="T68"><text:tab/> </text:span><text:span text:style-name="Teletype"><text:span text:style-name="T47">The if test condition-true construct is the exact equivalent of if [ condition-true ]. As it happens,</text:span></text:span><text:span text:style-name="Teletype"><text:span text:style-name="T52"> the left bracket ' [ ', is a token which invokes the test command. </text:span></text:span><text:span text:style-name="Teletype"><text:span text:style-name="T47">The closing right bracket, ] , in an if/test should not therefore be strictly necessary, however newer versions of Bash require it.</text:span></text:span></text:p>
          <text:p text:style-name="P173"><text:span text:style-name="Teletype"><text:span text:style-name="T47"/></text:span></text:p>
        </text:list-header>
      </text:list>
      <text:list xml:id="list981183293" text:continue-list="list310620886" text:style-name="WW8Num2">
        <text:list-item>
          <text:p text:style-name="P141">[[...]]：<text:span text:style-name="T90">extended test command</text:span></text:p>
          <text:p text:style-name="P158"/>
        </text:list-item>
      </text:list>
      <text:list xml:id="list15733349561" text:style-name="L8">
        <text:list-item>
          <text:p text:style-name="P174"><text:span text:style-name="Teletype"><text:span text:style-name="T48">The [[ ]] construct is the more versatile Bash version of [ ]. This is the extended test command, adopted from ksh88.</text:span></text:span></text:p>
          <text:p text:style-name="P174"><text:span text:style-name="Teletype"><text:span text:style-name="T48"/></text:span></text:p>
        </text:list-item>
        <text:list-item>
          <text:p text:style-name="P174"><text:span text:style-name="Teletype"><text:span text:style-name="T48"><text:s text:c="2"/></text:span></text:span><text:span text:style-name="Teletype"><text:span text:style-name="T53">可进行逻辑运算</text:span></text:span><text:span text:style-name="Teletype"><text:span text:style-name="T48">。Using the</text:span></text:span><text:span text:style-name="Teletype"><text:span text:style-name="T53"> [[ ... ]] </text:span></text:span><text:span text:style-name="Teletype"><text:span text:style-name="T48">test construct, rather than [ ... ] can </text:span></text:span><text:span text:style-name="Teletype"><text:span text:style-name="T59">prevent many logic errors</text:span></text:span><text:span text:style-name="Teletype"><text:span text:style-name="T64"> </text:span></text:span><text:span text:style-name="Teletype"><text:span text:style-name="T48">scripts. For example, </text:span></text:span><text:span text:style-name="Teletype"><text:span text:style-name="T53">the &amp;&amp;, ||, &lt;, and &gt;operators work within a [[ ]] test, despite giving an error within a [ ] construct.</text:span></text:span></text:p>
          <text:p text:style-name="P174"><text:span text:style-name="Teletype"><text:span text:style-name="T53"><text:s text:c="2"/></text:span></text:span></text:p>
        </text:list-item>
        <text:list-item>
          <text:p text:style-name="P174"><text:span text:style-name="Teletype"><text:span text:style-name="T53"><text:s text:c="2"/>可以实现进制的自动转换。</text:span></text:span><text:span text:style-name="Teletype"><text:span text:style-name="T48">Arithmetic evaluation of octal / hexadecimal constants takes place automatically within a [[ ... ]] construct.</text:span></text:span></text:p>
        </text:list-item>
      </text:list>
      <text:p text:style-name="P20"><text:span text:style-name="Teletype"><text:span text:style-name="T53"/></text:span></text:p>
      <text:list xml:id="list577289105" text:continue-list="list157799141" text:style-name="L7">
        <text:list-header>
          <text:p text:style-name="P224"><text:span text:style-name="Teletype"><text:span text:style-name="T48">decimal=15</text:span></text:span></text:p>
          <text:p text:style-name="P224"><text:span text:style-name="Teletype"><text:span text:style-name="T47">octal=017 <text:s text:c="2"/># = 15 (decimal)</text:span></text:span></text:p>
          <text:p text:style-name="P224"><text:span text:style-name="Teletype"><text:span text:style-name="T47">hex=0x0f <text:s text:c="3"/># = 15 (decimal)</text:span></text:span></text:p>
          <text:p text:style-name="P224"><text:span text:style-name="Teletype"><text:span text:style-name="T47"/></text:span></text:p>
          <text:p text:style-name="P224"><text:span text:style-name="Teletype"><text:span text:style-name="T52">if [ "$decimal" -eq "$octal" ]</text:span></text:span></text:p>
          <text:p text:style-name="P224"><text:span text:style-name="Teletype"><text:span text:style-name="T47">then</text:span></text:span></text:p>
          <text:p text:style-name="P224"><text:span text:style-name="Teletype"><text:span text:style-name="T47"><text:s text:c="2"/>echo "$decimal equals $octal"</text:span></text:span></text:p>
          <text:p text:style-name="P224"><text:span text:style-name="Teletype"><text:span text:style-name="T47">else</text:span></text:span></text:p>
          <text:p text:style-name="P224"><text:span text:style-name="Teletype"><text:span text:style-name="T47"><text:s text:c="2"/>echo "$decimal is not equal to $octal" <text:s text:c="5"/></text:span></text:span><text:span text:style-name="Teletype"><text:span text:style-name="T52"><text:s/># 15 is not equal to 017</text:span></text:span></text:p>
          <text:p text:style-name="P224"><text:span text:style-name="Teletype"><text:span text:style-name="T47">fi <text:s text:c="5"/># </text:span></text:span><text:span text:style-name="Teletype"><text:span text:style-name="T52">Doesn't evaluate within [ single brackets ]!</text:span></text:span></text:p>
          <text:p text:style-name="P224"><text:span text:style-name="Teletype"><text:span text:style-name="T47"/></text:span></text:p>
          <text:p text:style-name="P224"><text:soft-page-break/><text:span text:style-name="Teletype"><text:span text:style-name="T47"/></text:span></text:p>
          <text:p text:style-name="P224"><text:span text:style-name="Teletype"><text:span text:style-name="T52">if [[ "$decimal" -eq "$octal" ]]</text:span></text:span></text:p>
          <text:p text:style-name="P224"><text:span text:style-name="Teletype"><text:span text:style-name="T47">then</text:span></text:span></text:p>
          <text:p text:style-name="P224"><text:span text:style-name="Teletype"><text:span text:style-name="T47"><text:s text:c="2"/>echo "$decimal equals $octal" <text:s text:c="3"/></text:span></text:span><text:span text:style-name="Teletype"><text:span text:style-name="T52"><text:s text:c="12"/># 15 equals 017</text:span></text:span></text:p>
          <text:p text:style-name="P224"><text:span text:style-name="Teletype"><text:span text:style-name="T47">else</text:span></text:span></text:p>
          <text:p text:style-name="P224"><text:span text:style-name="Teletype"><text:span text:style-name="T47"><text:s text:c="2"/>echo "$decimal is not equal to $octal"</text:span></text:span></text:p>
          <text:p text:style-name="P224"><text:span text:style-name="Teletype"><text:span text:style-name="T47">fi <text:s text:c="5"/></text:span></text:span><text:span text:style-name="Teletype"><text:span text:style-name="T52"># Evaluates within [[ double brackets ]]!</text:span></text:span></text:p>
          <text:p text:style-name="P224"><text:span text:style-name="Teletype"><text:span text:style-name="T47"/></text:span></text:p>
          <text:p text:style-name="P224"><text:span text:style-name="Teletype"><text:span text:style-name="T52">if [[ "$decimal" -eq "$hex" ]]</text:span></text:span></text:p>
          <text:p text:style-name="P224"><text:span text:style-name="Teletype"><text:span text:style-name="T47">then</text:span></text:span></text:p>
          <text:p text:style-name="P224"><text:span text:style-name="Teletype"><text:span text:style-name="T47"><text:s text:c="2"/>echo "$decimal equals $hex" <text:s text:c="16"/></text:span></text:span><text:span text:style-name="Teletype"><text:span text:style-name="T52"><text:s/># 15 equals 0x0f</text:span></text:span></text:p>
          <text:p text:style-name="P224"><text:span text:style-name="Teletype"><text:span text:style-name="T47">else</text:span></text:span></text:p>
          <text:p text:style-name="P224"><text:span text:style-name="Teletype"><text:span text:style-name="T47"><text:s text:c="2"/>echo "$decimal is not equal to $hex"</text:span></text:span></text:p>
          <text:p text:style-name="P224"><text:span text:style-name="Teletype"><text:span text:style-name="T47">fi <text:s text:c="4"/></text:span></text:span><text:span text:style-name="Teletype"><text:span text:style-name="T52"><text:s/># [[ $hexadecimal ]] also evaluates!</text:span></text:span></text:p>
        </text:list-header>
      </text:list>
      <text:p text:style-name="P20"><text:span text:style-name="Teletype"><text:span text:style-name="T53"/></text:span></text:p>
      <text:list xml:id="list1573010436" text:continue-list="list981183293" text:style-name="WW8Num2">
        <text:list-item>
          <text:p text:style-name="P150"><text:span text:style-name="T17">((...))：</text:span><text:span text:style-name="T88">expands and evaluates an arithmetic expression</text:span></text:p>
        </text:list-item>
      </text:list>
      <text:list xml:id="list134270802" text:continue-list="list15733349561" text:style-name="L8">
        <text:list-item>
          <text:p text:style-name="P174"><text:span text:style-name="Teletype"><text:span text:style-name="T53">表达式中的值为0，就返回1或false，为非0就返回0或true。</text:span></text:span><text:span text:style-name="Teletype"><text:span text:style-name="T48">If the expression evaluates as zero, it returns an </text:span></text:span><text:span text:style-name="Teletype"><text:span text:style-name="T48">exit status</text:span></text:span><text:span text:style-name="Teletype"><text:span text:style-name="T48"> of 1, or "false". A non-zero expression returns an exit status of 0, or "true". This is in marked contrast（相反）to using <text:s/>the test and [ ]constructs previously discussed.</text:span></text:span></text:p>
          <text:p text:style-name="P174"><text:span text:style-name="Teletype"><text:span text:style-name="T48"/></text:span></text:p>
        </text:list-item>
        <text:list-item>
          <text:p text:style-name="P174"><text:span text:style-name="Teletype"><text:span text:style-name="T53">可以用在if...then结构中。</text:span></text:span><text:span text:style-name="Teletype"><text:span text:style-name="T48">(( ... )) also useful in an if-then test.</text:span></text:span></text:p>
        </text:list-item>
      </text:list>
      <text:list xml:id="list204825232" text:continue-list="list577289105" text:style-name="L7">
        <text:list-header>
          <text:p text:style-name="P224"><text:span text:style-name="Teletype"><text:span text:style-name="T48">var1=5</text:span></text:span></text:p>
          <text:p text:style-name="P224"><text:span text:style-name="Teletype"><text:span text:style-name="T47">var2=4</text:span></text:span></text:p>
          <text:p text:style-name="P224"><text:span text:style-name="Teletype"><text:span text:style-name="T47"/></text:span></text:p>
          <text:p text:style-name="P224"><text:span text:style-name="Teletype"><text:span text:style-name="T47">if (( var1 &gt; var2 ))</text:span></text:span></text:p>
          <text:p text:style-name="P224"><text:span text:style-name="Teletype"><text:span text:style-name="T47">then #^ <text:s text:c="5"/>^ <text:s text:c="5"/>Note: Not $var1, $var2. Why?</text:span></text:span></text:p>
          <text:p text:style-name="P224"><text:span text:style-name="Teletype"><text:span text:style-name="T47"><text:s text:c="2"/>echo "$var1 is greater than $var2"</text:span></text:span></text:p>
          <text:p text:style-name="P224"><text:span text:style-name="Teletype"><text:span text:style-name="T47">fi <text:s text:c="4"/># 5 is greater than 4</text:span></text:span></text:p>
          <text:p text:style-name="P224"><text:span text:style-name="Teletype"><text:span text:style-name="T47"/></text:span></text:p>
          <text:p text:style-name="P224"><text:span text:style-name="Teletype"><text:span text:style-name="T47">exit 0</text:span></text:span></text:p>
        </text:list-header>
      </text:list>
      <text:list xml:id="list149924330" text:continue-list="list134270802" text:style-name="L8">
        <text:list-header>
          <text:p text:style-name="P174"><text:span text:style-name="Teletype"><text:span text:style-name="T48"/></text:span></text:p>
        </text:list-header>
      </text:list>
      <text:list xml:id="list697215692" text:continue-list="list1573010436" text:style-name="WW8Num2">
        <text:list-item>
          <text:p text:style-name="P141">token</text:p>
        </text:list-item>
      </text:list>
      <text:list xml:id="list477062894" text:continue-list="list149924330" text:style-name="L8">
        <text:list-header>
          <text:p text:style-name="P174"><text:span text:style-name="Teletype"><text:span text:style-name="T48"><text:s text:c="2"/></text:span></text:span><text:span text:style-name="Teletype"><text:span text:style-name="T53"><text:s text:c="4"/>A token is a symbol or short string with a special meaning attached to it</text:span></text:span><text:span text:style-name="Teletype"><text:span text:style-name="T48"> </text:span></text:span><text:span text:style-name="Teletype"><text:span text:style-name="T53">(a </text:span></text:span><text:span text:style-name="Teletype"><text:span text:style-name="T53">meta-meaning</text:span></text:span><text:span text:style-name="Teletype"><text:span text:style-name="T53">).</text:span></text:span><text:span text:style-name="Teletype"><text:span text:style-name="T48"> In Bash, certain tokens, such as </text:span></text:span><text:span text:style-name="Teletype"><text:span text:style-name="T53">[ </text:span></text:span><text:span text:style-name="Teletype"><text:span text:style-name="T48">and </text:span></text:span><text:span text:style-name="Teletype"><text:span text:style-name="T53">. </text:span></text:span><text:span text:style-name="Teletype"><text:span text:style-name="T48">(dot-command)</text:span></text:span><text:span text:style-name="Teletype"><text:span text:style-name="T48">, may expand to keywords and commands.</text:span></text:span></text:p>
          <text:p text:style-name="P174"><text:span text:style-name="Teletype"><text:span text:style-name="T48"/></text:span></text:p>
        </text:list-header>
      </text:list>
      <text:list xml:id="list2176354271" text:continue-list="list697215692" text:style-name="WW8Num2">
        <text:list-item>
          <text:p text:style-name="P163">Example 7-4. Testing for broken links</text:p>
          <text:p text:style-name="P160"/>
        </text:list-item>
        <text:list-item>
          <text:p text:style-name="P163">integer comparison</text:p>
        </text:list-item>
      </text:list>
      <text:list xml:id="list6973607841" text:style-name="L9">
        <text:list-item>
          <text:p text:style-name="P175"><text:soft-page-break/><text:span text:style-name="T52">&lt;：</text:span><text:span text:style-name="T24">is less than (within </text:span><text:a xlink:type="simple" xlink:href="http://dblparens.html/">double parentheses</text:a><text:span text:style-name="T24">)</text:span></text:p>
        </text:list-item>
      </text:list>
      <text:list xml:id="list5550104121" text:style-name="L10">
        <text:list-header>
          <text:p text:style-name="P134">(("$a" &lt; "$b"))</text:p>
        </text:list-header>
        <text:list-item>
          <text:p text:style-name="P134">&lt;=、&gt;、&gt;=：同上</text:p>
          <text:p text:style-name="P134"/>
        </text:list-item>
      </text:list>
      <text:list xml:id="list271321596" text:continue-list="list2176354271" text:style-name="WW8Num2">
        <text:list-item>
          <text:p text:style-name="P166">string comparison</text:p>
        </text:list-item>
      </text:list>
      <text:list xml:id="list554661891" text:style-name="L11">
        <text:list-item>
          <text:p text:style-name="P202"><text:span text:style-name="T33">=：</text:span><text:span text:style-name="T32">if [ "$a" = "$b" ]</text:span></text:p>
          <text:p text:style-name="P159"/>
        </text:list-item>
        <text:list-item>
          <text:p text:style-name="P203"><text:span text:style-name="T34">==：</text:span><text:span text:style-name="T32"> a synonym for =</text:span></text:p>
        </text:list-item>
      </text:list>
      <text:list xml:id="list973058647" text:continue-list="list477062894" text:style-name="L8">
        <text:list-header>
          <text:p text:style-name="P209"><text:span text:style-name="Teletype"><text:span text:style-name="T48"><text:s text:c="4"/>The == comparison operator behaves differently within a </text:span></text:span><text:span text:style-name="Teletype"><text:span text:style-name="T48">double-brackets</text:span></text:span><text:span text:style-name="Teletype"><text:span text:style-name="T48"> test than within single brackets.</text:span></text:span></text:p>
        </text:list-header>
      </text:list>
      <text:list xml:id="list1383198929" text:continue-list="list204825232" text:style-name="L7">
        <text:list-header>
          <text:p text:style-name="P224"><text:span text:style-name="Teletype"><text:span text:style-name="T48">[[ $a == z* ]] <text:s text:c="2"/># True if $a starts with an "z" (pattern matching).</text:span></text:span></text:p>
          <text:p text:style-name="P224"><text:span text:style-name="Teletype"><text:span text:style-name="T47">[[ $a == "z*" ]] # True if $a is equal to z* (literal matching).</text:span></text:span></text:p>
          <text:p text:style-name="P224"><text:span text:style-name="Teletype"><text:span text:style-name="T47"/></text:span></text:p>
          <text:p text:style-name="P224"><text:span text:style-name="Teletype"><text:span text:style-name="T47">[ $a == z* ] <text:s text:c="4"/># File globbing and word splitting take place.</text:span></text:span></text:p>
          <text:p text:style-name="P224"><text:span text:style-name="Teletype"><text:span text:style-name="T47">[ "$a" == "z*" ] # True if $a is equal to z* (literal matching).</text:span></text:span></text:p>
        </text:list-header>
      </text:list>
      <text:p text:style-name="P65"><text:span text:style-name="Teletype"><text:span text:style-name="T47"/></text:span></text:p>
      <text:p text:style-name="P65"><text:span text:style-name="Teletype"><text:span text:style-name="T47">#glob是一种特殊的模式匹配。最常见的即是通配符的扩展，如bash下输入“ls *.log”命令，详细man glob。</text:span></text:span></text:p>
      <text:list xml:id="list1942760142" text:style-name="L12">
        <text:list-header>
          <text:p text:style-name="P176"><text:span text:style-name="Teletype"><text:span text:style-name="T36"/></text:span></text:p>
        </text:list-header>
        <text:list-item>
          <text:p text:style-name="P176"><text:span text:style-name="Teletype"><text:span text:style-name="T36">!=</text:span></text:span><text:span text:style-name="Teletype"><text:span text:style-name="T53">：not equal</text:span></text:span></text:p>
        </text:list-item>
      </text:list>
      <text:list xml:id="list406248826" text:continue-list="list973058647" text:style-name="L8">
        <text:list-header>
          <text:p text:style-name="P209"><text:span text:style-name="Teletype"><text:span text:style-name="T53">This operator uses pattern matching within a </text:span></text:span><text:span text:style-name="Teletype"><text:span text:style-name="T53">[[ ... ]]</text:span></text:span><text:span text:style-name="Teletype"><text:span text:style-name="T53"> construct.</text:span></text:span></text:p>
          <text:p text:style-name="P209"><text:span text:style-name="Teletype"><text:span text:style-name="T53"/></text:span></text:p>
        </text:list-header>
        <text:list-item>
          <text:p text:style-name="P209"><text:span text:style-name="Teletype"><text:span text:style-name="T53">&lt;：is less than, in </text:span></text:span><text:span text:style-name="Teletype"><text:span text:style-name="T53">ASCII</text:span></text:span><text:span text:style-name="Teletype"><text:span text:style-name="T53"> alphabetical order</text:span></text:span></text:p>
        </text:list-item>
      </text:list>
      <text:list xml:id="list1089456850" text:continue-list="list1383198929" text:style-name="L7">
        <text:list-header>
          <text:p text:style-name="P224"><text:span text:style-name="Teletype"><text:span text:style-name="T48">if [[ "$a" &lt; "$b" ]]</text:span></text:span></text:p>
          <text:p text:style-name="P224"><text:span text:style-name="Teletype"><text:span text:style-name="T47">if [ "$a" \&lt; "$b" ]</text:span></text:span></text:p>
          <text:p text:style-name="P224"><text:span text:style-name="Teletype"><text:span text:style-name="T52">Note that the "&lt;" needs to be escaped within a [ ] construct.</text:span></text:span></text:p>
        </text:list-header>
      </text:list>
      <text:p text:style-name="P16"><text:span text:style-name="Teletype"><text:span text:style-name="T53"/></text:span></text:p>
      <text:list xml:id="list741576843" text:continue-numbering="true" text:style-name="L7">
        <text:list-item>
          <text:p text:style-name="P173"><text:span text:style-name="Teletype"><text:span text:style-name="T53">&gt;：is greater than, in ASCII alphabetical order</text:span></text:span></text:p>
          <text:p text:style-name="P173"><text:span text:style-name="Teletype"><text:span text:style-name="T53"/></text:span></text:p>
        </text:list-item>
        <text:list-item>
          <text:p text:style-name="P173"><text:span text:style-name="Teletype"><text:span text:style-name="T53">-z：string is null, that is, has zero length</text:span></text:span></text:p>
          <text:p text:style-name="P173"><text:span text:style-name="Teletype"><text:span text:style-name="T53"/></text:span></text:p>
        </text:list-item>
        <text:list-item>
          <text:p text:style-name="P173"><text:span text:style-name="Teletype"><text:span text:style-name="T53">-n：string is not null.</text:span></text:span></text:p>
        </text:list-item>
      </text:list>
      <text:list xml:id="list1658829648" text:continue-list="list406248826" text:style-name="L8">
        <text:list-header>
          <text:p text:style-name="P209"><text:span text:style-name="Teletype"><text:span text:style-name="T48"><text:s text:c="4"/>The -n test requires that the string be quoted within the test brackets. Using an </text:span></text:span><text:span text:style-name="Teletype"><text:span text:style-name="T48">unquoted string with ! -z, or even just the unquoted string alone within test brackets (see </text:span></text:span><text:span text:style-name="Teletype"><text:span text:style-name="T48">Example 7-6</text:span></text:span><text:span text:style-name="Teletype"><text:span text:style-name="T48">) normally works, however, this is an unsafe practice. Always quote a tested string.</text:span></text:span></text:p>
          <text:p text:style-name="P209"><text:span text:style-name="Teletype"><text:span text:style-name="T48"/></text:span></text:p>
        </text:list-header>
      </text:list>
      <text:list xml:id="list309903265" text:continue-list="list271321596" text:style-name="WW8Num2">
        <text:list-item>
          <text:p text:style-name="P163">compound comparison</text:p>
        </text:list-item>
      </text:list>
      <text:list xml:id="list1237693979" text:style-name="L13">
        <text:list-item>
          <text:p text:style-name="P210"><text:span text:style-name="Teletype"><text:span text:style-name="T53">-a：logical and</text:span></text:span></text:p>
        </text:list-item>
      </text:list>
      <text:list xml:id="list1459487349" text:continue-list="list1658829648" text:style-name="L8">
        <text:list-header>
          <text:p text:style-name="P209"><text:soft-page-break/><text:span text:style-name="Teletype"><text:span text:style-name="T48">exp1 -a exp2 returns true if both exp1 and exp2 are true.</text:span></text:span></text:p>
        </text:list-header>
      </text:list>
      <text:list xml:id="list1586260289" text:continue-list="list1237693979" text:style-name="L13">
        <text:list-item>
          <text:p text:style-name="P210"><text:span text:style-name="Teletype"><text:span text:style-name="T53">-o：logical or</text:span></text:span></text:p>
        </text:list-item>
      </text:list>
      <text:list xml:id="list2043058071" text:continue-list="list1459487349" text:style-name="L8">
        <text:list-header>
          <text:p text:style-name="P209"><text:span text:style-name="Teletype"><text:span text:style-name="T48">exp1 -o exp2 returns true if either exp1 or exp2 is true.</text:span></text:span></text:p>
        </text:list-header>
      </text:list>
      <text:p text:style-name="P15"/>
      <text:p text:style-name="P15"><text:span text:style-name="T97">But, as </text:span><text:span text:style-name="Emphasis"><text:span text:style-name="T97">rihad</text:span></text:span><text:span text:style-name="T97"> points out:</text:span></text:p>
      <text:list xml:id="list2073095158" text:continue-list="list309903265" text:style-name="WW8Num2">
        <text:list-header>
          <text:p text:style-name="P223"><text:span text:style-name="Teletype"><text:span text:style-name="T47">[ 1 -eq 1 ] </text:span></text:span><text:span text:style-name="Teletype"><text:span text:style-name="T52">&amp;&amp;</text:span></text:span><text:span text:style-name="Teletype"><text:span text:style-name="T47"> [ -n "`echo true 1&gt;&amp;2`" ] <text:s text:c="2"/># true</text:span></text:span></text:p>
        </text:list-header>
      </text:list>
      <text:p text:style-name="P65"><text:span text:style-name="Teletype"><text:span text:style-name="T47">[ 1 -eq 2 ] </text:span></text:span><text:span text:style-name="Teletype"><text:span text:style-name="T52">&amp;&amp;</text:span></text:span><text:span text:style-name="Teletype"><text:span text:style-name="T47"> [ -n "`echo true 1&gt;&amp;2`" ] <text:s text:c="2"/># (no output)</text:span></text:span></text:p>
      <text:p text:style-name="P65"><text:span text:style-name="Teletype"><text:span text:style-name="T47"># ^^^^^^^ False condition. So far, everything as expected.</text:span></text:span></text:p>
      <text:p text:style-name="P65"><text:span text:style-name="Teletype"><text:span text:style-name="T47"/></text:span></text:p>
      <text:p text:style-name="P65"><text:span text:style-name="Teletype"><text:span text:style-name="T47"># However ...</text:span></text:span></text:p>
      <text:p text:style-name="P65"><text:span text:style-name="Teletype"><text:span text:style-name="T47">[ 1 -eq 2 -a -n "`echo true 1&gt;&amp;2`" ] <text:s text:c="6"/># true</text:span></text:span></text:p>
      <text:p text:style-name="P65"><text:span text:style-name="Teletype"><text:span text:style-name="T47"># ^^^^^^^ False condition. So, why "true" output?</text:span></text:span></text:p>
      <text:p text:style-name="P65"><text:span text:style-name="Teletype"><text:span text:style-name="T47"/></text:span></text:p>
      <text:p text:style-name="P65"><text:span text:style-name="Teletype"><text:span text:style-name="T47"># Is it because both condition clauses within brackets evaluate?</text:span></text:span></text:p>
      <text:p text:style-name="P65"><text:span text:style-name="Teletype"><text:span text:style-name="T47">[[ 1 -eq 2 &amp;&amp; -n "`echo true 1&gt;&amp;2`" ]] <text:s text:c="4"/># (no output)</text:span></text:span></text:p>
      <text:p text:style-name="P65"><text:span text:style-name="Teletype"><text:span text:style-name="T47"># No, that's not it.</text:span></text:span></text:p>
      <text:p text:style-name="P65"><text:span text:style-name="Teletype"><text:span text:style-name="T47"/></text:span></text:p>
      <text:p text:style-name="P65"><text:span text:style-name="Teletype"><text:span text:style-name="T52"># Apparently &amp;&amp; and || "short-circuit" while -a and -o do not.</text:span></text:span></text:p>
      <text:list xml:id="list927621362" text:continue-numbering="true" text:style-name="WW8Num2">
        <text:list-header>
          <text:p text:style-name="P165"/>
        </text:list-header>
        <text:list-item>
          <text:p text:style-name="P141"><text:span text:style-name="T86">嵌套式if/then结构（Nested </text:span><text:span text:style-name="Teletype"><text:span text:style-name="T91">if/then</text:span></text:span><text:span text:style-name="T86"> Condition Tests）</text:span></text:p>
          <text:p text:style-name="P163"/>
        </text:list-item>
      </text:list>
      <text:p text:style-name="P65"><text:span text:style-name="Teletype"><text:span text:style-name="T47">a=3</text:span></text:span></text:p>
      <text:p text:style-name="P65"><text:span text:style-name="Teletype"><text:span text:style-name="T47"/></text:span></text:p>
      <text:p text:style-name="P65"><text:span text:style-name="Teletype"><text:span text:style-name="T47">if [ "$a" -gt 0 ]</text:span></text:span></text:p>
      <text:p text:style-name="P65"><text:span text:style-name="Teletype"><text:span text:style-name="T47">then</text:span></text:span></text:p>
      <text:p text:style-name="P65"><text:span text:style-name="Teletype"><text:span text:style-name="T47"><text:s text:c="2"/>if [ "$a" -lt 5 ]</text:span></text:span></text:p>
      <text:p text:style-name="P65"><text:span text:style-name="Teletype"><text:span text:style-name="T47"><text:s text:c="2"/>then</text:span></text:span></text:p>
      <text:p text:style-name="P65"><text:span text:style-name="Teletype"><text:span text:style-name="T47"><text:s text:c="4"/>echo "The value of \"a\" lies somewhere between 0 and 5."</text:span></text:span></text:p>
      <text:p text:style-name="P65"><text:span text:style-name="Teletype"><text:span text:style-name="T47"><text:s text:c="2"/>fi</text:span></text:span></text:p>
      <text:p text:style-name="P65"><text:span text:style-name="Teletype"><text:span text:style-name="T47">fi</text:span></text:span></text:p>
      <text:p text:style-name="P65"><text:span text:style-name="Teletype"><text:span text:style-name="T47"/></text:span></text:p>
      <text:p text:style-name="P65"><text:span text:style-name="Teletype"><text:span text:style-name="T47"># Same result as:</text:span></text:span></text:p>
      <text:p text:style-name="P65"><text:span text:style-name="Teletype"><text:span text:style-name="T47"/></text:span></text:p>
      <text:p text:style-name="P65"><text:span text:style-name="Teletype"><text:span text:style-name="T47">if [ "$a" -gt 0 ] &amp;&amp; [ "$a" -lt 5 ]</text:span></text:span></text:p>
      <text:p text:style-name="P65"><text:span text:style-name="Teletype"><text:span text:style-name="T47">then</text:span></text:span></text:p>
      <text:p text:style-name="P65"><text:span text:style-name="Teletype"><text:span text:style-name="T47"><text:s text:c="2"/>echo "The value of \"a\" lies somewhere between 0 and 5."</text:span></text:span></text:p>
      <text:p text:style-name="P65"><text:span text:style-name="Teletype"><text:span text:style-name="T47">fi</text:span></text:span></text:p>
      <text:p text:style-name="P23"/>
      <text:list xml:id="list581843862" text:continue-numbering="true" text:style-name="WW8Num2">
        <text:list-header>
          <text:p text:style-name="P170"><text:span text:style-name="Teletype"><text:span text:style-name="T47"/></text:span></text:p>
          <text:h text:style-name="P89" text:outline-level="1"><text:soft-page-break/>Operations and Related Topics</text:h>
          <text:p text:style-name="P141"/>
          <text:p text:style-name="P141"/>
        </text:list-header>
        <text:list-item>
          <text:p text:style-name="P141">最大公约数算法（greatest common divisor）</text:p>
          <text:p text:style-name="P141"/>
          <text:p text:style-name="P223"><text:span text:style-name="Teletype"><text:span text:style-name="T47">gcd (){</text:span></text:span></text:p>
        </text:list-item>
      </text:list>
      <text:p text:style-name="P65"><text:span text:style-name="Teletype"><text:span text:style-name="T47"/></text:span></text:p>
      <text:p text:style-name="P65"><text:span text:style-name="Teletype"><text:span text:style-name="T47"><text:s text:c="2"/>dividend=$1 <text:s text:c="12"/># <text:s/>Arbitrary assignment.</text:span></text:span></text:p>
      <text:p text:style-name="P65"><text:span text:style-name="Teletype"><text:span text:style-name="T47"><text:s text:c="2"/>divisor=$2 <text:s text:c="13"/>#! It doesn't matter which of the two is larger.</text:span></text:span></text:p>
      <text:p text:style-name="P65"><text:span text:style-name="Teletype"><text:span text:style-name="T47"><text:s text:c="26"/># <text:s/>Why not?</text:span></text:span></text:p>
      <text:p text:style-name="P65"><text:span text:style-name="Teletype"><text:span text:style-name="T47"/></text:span></text:p>
      <text:p text:style-name="P65"><text:span text:style-name="Teletype"><text:span text:style-name="T47"><text:s text:c="2"/>remainder=1 <text:s text:c="12"/># <text:s/>If an uninitialized variable is used inside</text:span></text:span></text:p>
      <text:p text:style-name="P65"><text:span text:style-name="Teletype"><text:span text:style-name="T47"><text:s text:c="26"/>#+ test brackets, an error message results.</text:span></text:span></text:p>
      <text:p text:style-name="P65"><text:span text:style-name="Teletype"><text:span text:style-name="T47"/></text:span></text:p>
      <text:p text:style-name="P65"><text:span text:style-name="Teletype"><text:span text:style-name="T47"><text:s text:c="2"/>until [ "$remainder" -eq 0 ]</text:span></text:span></text:p>
      <text:p text:style-name="P65"><text:span text:style-name="Teletype"><text:span text:style-name="T47"><text:s text:c="2"/>do <text:s text:c="3"/># <text:s text:c="2"/>Must be previously initialized!</text:span></text:span></text:p>
      <text:p text:style-name="P65"><text:span text:style-name="Teletype"><text:span text:style-name="T47"><text:s text:c="4"/>let "remainder = $dividend % $divisor"</text:span></text:span></text:p>
      <text:p text:style-name="P65"><text:span text:style-name="Teletype"><text:span text:style-name="T47"><text:s text:c="4"/>dividend=$divisor <text:s text:c="4"/># Now repeat with 2 smallest numbers.</text:span></text:span></text:p>
      <text:p text:style-name="P65"><text:span text:style-name="Teletype"><text:span text:style-name="T47"><text:s text:c="4"/>divisor=$remainder</text:span></text:span></text:p>
      <text:p text:style-name="P65"><text:span text:style-name="Teletype"><text:span text:style-name="T47"><text:s text:c="2"/>done <text:s text:c="19"/># Euclid's algorithm</text:span></text:span></text:p>
      <text:p text:style-name="P65"><text:span text:style-name="Teletype"><text:span text:style-name="T47"/></text:span></text:p>
      <text:p text:style-name="P65"><text:span text:style-name="Teletype"><text:span text:style-name="T47">} <text:s text:c="24"/># Last $dividend is the gcd.</text:span></text:span></text:p>
      <text:p text:style-name="P23"/>
      <text:list xml:id="list1653787613" text:continue-numbering="true" text:style-name="WW8Num2">
        <text:list-item>
          <text:p text:style-name="P163">Arithmetic Operations</text:p>
          <text:p text:style-name="P223"><text:span text:style-name="Teletype"><text:span text:style-name="T52">: $((n = $n + 1))</text:span></text:span></text:p>
        </text:list-item>
      </text:list>
      <text:p text:style-name="P65"><text:span text:style-name="Teletype"><text:span text:style-name="T47"># </text:span></text:span><text:span text:style-name="Teletype"><text:span text:style-name="T52"><text:s/>":" necessary </text:span></text:span><text:span text:style-name="Teletype"><text:span text:style-name="T47">because otherwise Bash attempts</text:span></text:span></text:p>
      <text:p text:style-name="P65"><text:span text:style-name="Teletype"><text:span text:style-name="T47">#+ to interpret "$((n = $n + 1))" as a command.</text:span></text:span></text:p>
      <text:p text:style-name="P65"><text:span text:style-name="Teletype"><text:span text:style-name="T47">echo -n "$n "</text:span></text:span></text:p>
      <text:p text:style-name="P65"><text:span text:style-name="Teletype"><text:span text:style-name="T47"/></text:span></text:p>
      <text:p text:style-name="P65"><text:span text:style-name="Teletype"><text:span text:style-name="T52">(( n = n + 1 ))</text:span></text:span></text:p>
      <text:p text:style-name="P65"><text:span text:style-name="Teletype"><text:span text:style-name="T47"># <text:s/>A simpler alternative to the method above.</text:span></text:span></text:p>
      <text:p text:style-name="P65"><text:span text:style-name="Teletype"><text:span text:style-name="T47"># <text:s/>Thanks, David Lombard, for pointing this out.</text:span></text:span></text:p>
      <text:p text:style-name="P65"><text:span text:style-name="Teletype"><text:span text:style-name="T47">echo -n "$n "</text:span></text:span></text:p>
      <text:p text:style-name="P65"><text:span text:style-name="Teletype"><text:span text:style-name="T47"/></text:span></text:p>
      <text:p text:style-name="P65"><text:span text:style-name="Teletype"><text:span text:style-name="T52">: $[ n = $n + 1 ]</text:span></text:span></text:p>
      <text:p text:style-name="P65"><text:span text:style-name="Teletype"><text:span text:style-name="T47"># <text:s/>":" necessary because otherwise Bash attempts</text:span></text:span></text:p>
      <text:p text:style-name="P65"><text:span text:style-name="Teletype"><text:span text:style-name="T47">#+ to interpret "$[ n = $n + 1 ]" as a command.</text:span></text:span></text:p>
      <text:p text:style-name="P65"><text:soft-page-break/><text:span text:style-name="Teletype"><text:span text:style-name="T47"># <text:s/>Works even if "n" was initialized as a string.</text:span></text:span></text:p>
      <text:p text:style-name="P65"><text:span text:style-name="Teletype"><text:span text:style-name="T47">echo -n "$n "</text:span></text:span></text:p>
      <text:p text:style-name="P65"><text:span text:style-name="Teletype"><text:span text:style-name="T47"/></text:span></text:p>
      <text:p text:style-name="P65"><text:span text:style-name="Teletype"><text:span text:style-name="T47"/></text:span></text:p>
      <text:p text:style-name="P65"><text:span text:style-name="Teletype"><text:span text:style-name="T47"># Now for </text:span></text:span><text:span text:style-name="Teletype"><text:span text:style-name="T52">C-style increment operators.</text:span></text:span></text:p>
      <text:p text:style-name="P65"><text:span text:style-name="Teletype"><text:span text:style-name="T47"># Thanks, Frank Wang, for pointing this out.</text:span></text:span></text:p>
      <text:p text:style-name="P65"><text:span text:style-name="Teletype"><text:span text:style-name="T47"/></text:span></text:p>
      <text:p text:style-name="P65"><text:span text:style-name="Teletype"><text:span text:style-name="T52">let "n++" <text:s text:c="6"/></text:span></text:span><text:span text:style-name="Teletype"><text:span text:style-name="T47"><text:s text:c="3"/># let "++n" <text:s/>also works.</text:span></text:span></text:p>
      <text:p text:style-name="P65"><text:span text:style-name="Teletype"><text:span text:style-name="T47"/></text:span></text:p>
      <text:p text:style-name="P65"><text:span text:style-name="Teletype"><text:span text:style-name="T52">(( n++ )) <text:s text:c="5"/></text:span></text:span><text:span text:style-name="Teletype"><text:span text:style-name="T47"><text:s text:c="4"/># (( ++n )) <text:s/>also works.</text:span></text:span></text:p>
      <text:p text:style-name="P65"><text:span text:style-name="Teletype"><text:span text:style-name="T47"/></text:span></text:p>
      <text:p text:style-name="P65"><text:span text:style-name="Teletype"><text:span text:style-name="T52">: $(( n++ )) <text:s text:c="3"/></text:span></text:span><text:span text:style-name="Teletype"><text:span text:style-name="T47"><text:s text:c="3"/># : $(( ++n )) also works.</text:span></text:span></text:p>
      <text:p text:style-name="P65"><text:span text:style-name="Teletype"><text:span text:style-name="T47"/></text:span></text:p>
      <text:p text:style-name="P65"><text:span text:style-name="Teletype"><text:span text:style-name="T52">: $[ n++ ] <text:s text:c="2"/></text:span></text:span><text:span text:style-name="Teletype"><text:span text:style-name="T47"><text:s text:c="6"/># : $[ ++n ] also works</text:span></text:span></text:p>
      <text:p text:style-name="P65"/>
      <text:p text:style-name="P67"><text:span text:style-name="Teletype"><text:span text:style-name="T47"/></text:span></text:p>
      <text:list xml:id="list1278578116" text:continue-list="list2043058071" text:style-name="L8">
        <text:list-header>
          <text:p text:style-name="P209"><text:span text:style-name="Teletype"><text:span text:style-name="T53">注意：bash中浮点数将作为字符串处理，使用bc或者数学库函数处理浮点运算</text:span></text:span><text:span text:style-name="Teletype"><text:span text:style-name="T48">（Bash does not understand floating point arithmetic. It treats numbers containing a decimal point as strings.</text:span></text:span></text:p>
          <text:p text:style-name="P209"><text:span text:style-name="Teletype"><text:span text:style-name="T48">Use </text:span></text:span><text:span text:style-name="Teletype"><text:span text:style-name="T48">bc</text:span></text:span><text:span text:style-name="Teletype"><text:span text:style-name="T48"> in scripts that that need floating point calculations or math library functions.)</text:span></text:span></text:p>
        </text:list-header>
      </text:list>
      <text:p text:style-name="P23"/>
      <text:p text:style-name="P23"><text:tab/><text:span text:style-name="T97">+=：可以用在字符串的添加上</text:span></text:p>
      <text:p text:style-name="P65"><text:span text:style-name="Teletype"><text:span text:style-name="T47"><text:tab/>PATH+=:/opt/bin</text:span></text:span></text:p>
      <text:p text:style-name="P23"/>
      <text:list xml:id="list315485059" text:continue-list="list1653787613" text:style-name="WW8Num2">
        <text:list-item>
          <text:p text:style-name="P150"><text:span text:style-name="T17">位运算符（</text:span><text:span text:style-name="T92">bitwise operators</text:span><text:span text:style-name="T17">）</text:span></text:p>
        </text:list-item>
      </text:list>
      <text:list xml:id="list2174936507" text:continue-list="list1278578116" text:style-name="L8">
        <text:list-header>
          <text:p text:style-name="P209"><text:span text:style-name="Teletype"><text:span text:style-name="T48">The bitwise operators seldom make an appearance in shell scripts. Their chief use seems to be manipulating and testing values read from ports or </text:span></text:span><text:span text:style-name="Teletype"><text:span text:style-name="T48">sockets</text:span></text:span><text:span text:style-name="Teletype"><text:span text:style-name="T48">. "Bit flipping" is more relevant to compiled languages, such as C and C++, which provide direct access to system hardware. However, see vladz's ingenious use of bitwise operators in his base64.sh (</text:span></text:span><text:span text:style-name="Teletype"><text:span text:style-name="T48">Example A-54</text:span></text:span><text:span text:style-name="Teletype"><text:span text:style-name="T48">) script.</text:span></text:span></text:p>
          <text:p text:style-name="P209"><text:span text:style-name="Teletype"><text:span text:style-name="T48"/></text:span></text:p>
        </text:list-header>
      </text:list>
      <text:list xml:id="list829476833" text:continue-list="list315485059" text:style-name="WW8Num2">
        <text:list-item>
          <text:p text:style-name="P141">逗号运算符</text:p>
        </text:list-item>
      </text:list>
      <text:list xml:id="list1589815046" text:continue-list="list2174936507" text:style-name="L8">
        <text:list-header>
          <text:p text:style-name="P209"><text:span text:style-name="Teletype"><text:span text:style-name="T48"><text:s text:c="4"/>与C语言用法相同，主要应用在for循环中。The comma operator chains together two or more arithmetic operations. All the operations are evaluated (with possibleside effects. </text:span></text:span></text:p>
          <text:p text:style-name="P209"><text:span text:style-name="Teletype"><text:span text:style-name="T48"/></text:span></text:p>
        </text:list-header>
      </text:list>
      <text:list xml:id="list305950340" text:continue-list="list829476833" text:style-name="WW8Num2">
        <text:list-item>
          <text:p text:style-name="P141">进制转换</text:p>
        </text:list-item>
      </text:list>
      <text:list xml:id="list955152569" text:continue-list="list1589815046" text:style-name="L8">
        <text:list-item>
          <text:list>
            <text:list-header>
              <text:p text:style-name="P222"><text:span text:style-name="Teletype"><text:span text:style-name="T48"><text:s text:c="6"/>bash中默认是十进制，八进制前面加0，十六进制前面加0x或0X，用“</text:span></text:span><text:span text:style-name="Teletype"><text:span text:style-name="T53">进制#数”</text:span></text:span><text:span text:style-name="Teletype"><text:span text:style-name="T48">来指定进制。</text:span></text:span></text:p>
              <text:p text:style-name="P222"><text:span text:style-name="Teletype"><text:span text:style-name="T48"/></text:span></text:p>
              <text:p text:style-name="P225"><text:span text:style-name="Teletype"><text:span text:style-name="T48"># </text:span></text:span><text:span text:style-name="Teletype"><text:span text:style-name="T53">Octal: </text:span></text:span><text:span text:style-name="Teletype"><text:span text:style-name="T48">numbers preceded by </text:span></text:span><text:span text:style-name="Teletype"><text:span text:style-name="T53">'0' (zero)</text:span></text:span></text:p>
            </text:list-header>
          </text:list>
        </text:list-item>
      </text:list>
      <text:p text:style-name="P65"><text:span text:style-name="Teletype"><text:span text:style-name="T52">let "oct = 032"</text:span></text:span></text:p>
      <text:p text:style-name="P65"><text:span text:style-name="Teletype"><text:span text:style-name="T47">echo "octal number = $oct" <text:s text:c="14"/># 26</text:span></text:span></text:p>
      <text:p text:style-name="P65"><text:soft-page-break/><text:span text:style-name="Teletype"><text:span text:style-name="T47"># Expresses result in decimal.</text:span></text:span></text:p>
      <text:p text:style-name="P65"><text:span text:style-name="Teletype"><text:span text:style-name="T47"># --------- ------ -- -------</text:span></text:span></text:p>
      <text:p text:style-name="P65"><text:span text:style-name="Teletype"><text:span text:style-name="T47"/></text:span></text:p>
      <text:p text:style-name="P65"><text:span text:style-name="Teletype"><text:span text:style-name="T47"># </text:span></text:span><text:span text:style-name="Teletype"><text:span text:style-name="T52">Hexadecimal: </text:span></text:span><text:span text:style-name="Teletype"><text:span text:style-name="T47">numbers preceded by </text:span></text:span><text:span text:style-name="Teletype"><text:span text:style-name="T52">'0x' or '0X'</text:span></text:span></text:p>
      <text:p text:style-name="P65"><text:span text:style-name="Teletype"><text:span text:style-name="T52">let "hex = 0x32"</text:span></text:span></text:p>
      <text:p text:style-name="P65"><text:span text:style-name="Teletype"><text:span text:style-name="T47">echo "hexadecimal number = $hex" <text:s text:c="8"/># 50</text:span></text:span></text:p>
      <text:p text:style-name="P65"><text:span text:style-name="Teletype"><text:span text:style-name="T47"/></text:span></text:p>
      <text:p text:style-name="P65"><text:span text:style-name="Teletype"><text:span text:style-name="T52">echo $((0x9abc)) <text:s text:c="2"/></text:span></text:span><text:span text:style-name="Teletype"><text:span text:style-name="T47"><text:s text:c="22"/># 39612</text:span></text:span></text:p>
      <text:p text:style-name="P65"><text:span text:style-name="Teletype"><text:span text:style-name="T47"># <text:s/>double-parentheses arithmetic expansion/evaluation</text:span></text:span></text:p>
      <text:p text:style-name="P65"><text:span text:style-name="Teletype"><text:span text:style-name="T47"># Expresses result in decimal.</text:span></text:span></text:p>
      <text:list xml:id="list391391287" text:continue-numbering="true" text:style-name="L8">
        <text:list-item>
          <text:list>
            <text:list-header>
              <text:p text:style-name="P222"><text:span text:style-name="Teletype"><text:span text:style-name="T48"/></text:span></text:p>
            </text:list-header>
          </text:list>
        </text:list-item>
      </text:list>
      <text:p text:style-name="P65"><text:span text:style-name="Teletype"><text:span text:style-name="T48"/></text:span></text:p>
      <text:p text:style-name="P65"><text:span text:style-name="Teletype"><text:span text:style-name="T48"># </text:span></text:span><text:span text:style-name="Teletype"><text:span text:style-name="T53">Other bases: BASE#NUMBER</text:span></text:span></text:p>
      <text:p text:style-name="P65"><text:span text:style-name="Teletype"><text:span text:style-name="T47"># BASE between 2 and 64.</text:span></text:span></text:p>
      <text:p text:style-name="P65"><text:span text:style-name="Teletype"><text:span text:style-name="T47"># NUMBER must use symbols within the BASE range, see below.</text:span></text:span></text:p>
      <text:p text:style-name="P65"><text:span text:style-name="Teletype"><text:span text:style-name="T47"/></text:span></text:p>
      <text:p text:style-name="P65"><text:span text:style-name="Teletype"><text:span text:style-name="T52">let "bin = 2#111100111001101"</text:span></text:span></text:p>
      <text:p text:style-name="P65"><text:span text:style-name="Teletype"><text:span text:style-name="T47">echo "binary number = $bin" <text:s text:c="13"/># 31181</text:span></text:span></text:p>
      <text:p text:style-name="P65"><text:span text:style-name="Teletype"><text:span text:style-name="T47"/></text:span></text:p>
      <text:p text:style-name="P65"><text:span text:style-name="Teletype"><text:span text:style-name="T52">let "b32 = 32#77"</text:span></text:span></text:p>
      <text:p text:style-name="P65"><text:span text:style-name="Teletype"><text:span text:style-name="T47">echo "base-32 number = $b32" <text:s text:c="12"/># 231</text:span></text:span></text:p>
      <text:p text:style-name="P65"><text:span text:style-name="Teletype"><text:span text:style-name="T47"/></text:span></text:p>
      <text:p text:style-name="P65"><text:span text:style-name="Teletype"><text:span text:style-name="T52">let "b64 = 64#@_”#64进制的表示字符要有64个，所以就加上了特殊字符来表示</text:span></text:span></text:p>
      <text:p text:style-name="P65"><text:span text:style-name="Teletype"><text:span text:style-name="T47">echo "base-64 number = $b64" <text:s text:c="12"/># 4031</text:span></text:span></text:p>
      <text:p text:style-name="P65"><text:span text:style-name="Teletype"><text:span text:style-name="T47"># This notation only works for a limited range (2 - 64) of ASCII characters.</text:span></text:span></text:p>
      <text:p text:style-name="P65"><text:span text:style-name="Teletype"><text:span text:style-name="T47"># </text:span></text:span><text:span text:style-name="Teletype"><text:span text:style-name="T52">10 digits + 26 lowercase characters + 26 uppercase characters + @ + _</text:span></text:span></text:p>
      <text:p text:style-name="P65"><text:span text:style-name="Teletype"><text:span text:style-name="T52"/></text:span></text:p>
      <text:p text:style-name="P65"><text:span text:style-name="Teletype"><text:span text:style-name="T47"># <text:s/></text:span></text:span><text:span text:style-name="Teletype"><text:span text:style-name="T52">Important note:</text:span></text:span></text:p>
      <text:p text:style-name="P65"><text:span text:style-name="Teletype"><text:span text:style-name="T47"># <text:s/>--------------</text:span></text:span></text:p>
      <text:p text:style-name="P65"><text:span text:style-name="Teletype"><text:span text:style-name="T47"># </text:span></text:span><text:span text:style-name="Teletype"><text:span text:style-name="T52"><text:s/>Using a digit out of range of the specified base notation</text:span></text:span></text:p>
      <text:p text:style-name="P65"><text:span text:style-name="Teletype"><text:span text:style-name="T52">#+ gives an error message.</text:span></text:span></text:p>
      <text:p text:style-name="P65"><text:span text:style-name="Teletype"><text:span text:style-name="T47"/></text:span></text:p>
      <text:p text:style-name="P65"><text:span text:style-name="Teletype"><text:span text:style-name="T47">let "bad_oct = 081"</text:span></text:span></text:p>
      <text:p text:style-name="P65"><text:span text:style-name="Teletype"><text:span text:style-name="T47"># (Partial) error message output:</text:span></text:span></text:p>
      <text:p text:style-name="P65"><text:span text:style-name="Teletype"><text:span text:style-name="T47"># <text:s/>bad_oct = 081: value too great for base (error token is "081")</text:span></text:span></text:p>
      <text:p text:style-name="P65"><text:span text:style-name="Teletype"><text:span text:style-name="T47"># <text:s text:c="13"/>Octal numbers use only digits in the range 0 - 7.</text:span></text:span></text:p>
      <text:p text:style-name="P16"><text:span text:style-name="Teletype"><text:span text:style-name="T48"/></text:span></text:p>
      <text:list xml:id="list851116041" text:continue-list="list305950340" text:style-name="WW8Num2">
        <text:list-item>
          <text:p text:style-name="P141">((...))：支持C-style</text:p>
          <text:p text:style-name="P141"/>
          <text:p text:style-name="P223"><text:span text:style-name="Teletype"><text:span text:style-name="T47">(( a++ )) # <text:s/>Post-increment 'a', C-style.</text:span></text:span></text:p>
          <text:p text:style-name="P223"><text:span text:style-name="Teletype"><text:span text:style-name="T47">(( ++a )) <text:s text:c="2"/># <text:s/>Pre-increment 'a', C-style.</text:span></text:span></text:p>
          <text:p text:style-name="P223"><text:span text:style-name="Teletype"><text:span text:style-name="T47"/></text:span></text:p>
          <text:p text:style-name="P223"><text:soft-page-break/><text:span text:style-name="Teletype"><text:span text:style-name="T47">(( a-- )) # <text:s/>Post-decrement 'a', C-style.</text:span></text:span></text:p>
          <text:p text:style-name="P223"><text:span text:style-name="Teletype"><text:span text:style-name="T47">(( --a )) <text:s text:c="4"/># <text:s/>Pre-decrement 'a', C-style.</text:span></text:span></text:p>
          <text:p text:style-name="P223"><text:span text:style-name="Teletype"><text:span text:style-name="T47"/></text:span></text:p>
          <text:p text:style-name="P223"><text:span text:style-name="Teletype"><text:span text:style-name="T47">(( t = a&lt;45?7:11 )) # C-style trinary operator.</text:span></text:span></text:p>
          <text:p text:style-name="P223"><text:span text:style-name="Teletype"><text:span text:style-name="T47"/></text:span></text:p>
          <text:p text:style-name="P223"><text:span text:style-name="Teletype"><text:span text:style-name="T47"># <text:s/>Note that, as in C, pre- and post-decrement operators</text:span></text:span></text:p>
          <text:p text:style-name="P223"><text:span text:style-name="Teletype"><text:span text:style-name="T47">#+ have different side-effects.</text:span></text:span></text:p>
          <text:p text:style-name="P223"><text:span text:style-name="Teletype"><text:span text:style-name="T47">n=1; let --n &amp;&amp; echo "True" || echo "False" <text:s/># False</text:span></text:span></text:p>
          <text:p text:style-name="P223"><text:span text:style-name="Teletype"><text:span text:style-name="T47">n=1; let n-- &amp;&amp; echo "True" || echo "False" <text:s/># True</text:span></text:span></text:p>
          <text:p text:style-name="P231"/>
          <text:p text:style-name="P141"/>
        </text:list-item>
        <text:list-item>
          <text:p text:style-name="P141">To avoid confusion or error in a complex sequence of test operators, break up the sequence into bracketed sections</text:p>
          <text:p text:style-name="P223"><text:span text:style-name="Teletype"><text:span text:style-name="T47">if [ "$v1" -gt "$v2" <text:s/>-o <text:s/>"$v1" -lt "$v2" <text:s/>-a <text:s/>-e "$filename" ]</text:span></text:span></text:p>
          <text:p text:style-name="P223"><text:span text:style-name="Teletype"><text:span text:style-name="T47"># Unclear what's going on here...</text:span></text:span></text:p>
          <text:p text:style-name="P223"><text:span text:style-name="Teletype"><text:span text:style-name="T47"/></text:span></text:p>
          <text:p text:style-name="P223"><text:span text:style-name="Teletype"><text:span text:style-name="T47">if [[ "$v1" -gt "$v2" ]] || [[ "$v1" -lt "$v2" ]] &amp;&amp; [[ -e "$filename" ]]</text:span></text:span></text:p>
          <text:p text:style-name="P223"><text:span text:style-name="Teletype"><text:span text:style-name="T47"># Much better -- the condition tests are grouped in logical sections.</text:span></text:span></text:p>
        </text:list-item>
      </text:list>
      <text:p text:style-name="P23"/>
      <text:p text:style-name="P23"/>
      <text:h text:style-name="P88" text:outline-level="1">Another Look at Variables</text:h>
      <text:p text:style-name="P23"/>
      <text:list xml:id="list348555952" text:continue-numbering="true" text:style-name="WW8Num2">
        <text:list-item>
          <text:p text:style-name="P141">Internal Variables</text:p>
        </text:list-item>
      </text:list>
      <text:list xml:id="list102398779" text:style-name="L14">
        <text:list-item>
          <text:p text:style-name="P177"><text:span text:style-name="Teletype"><text:span text:style-name="T53">$BASH</text:span></text:span></text:p>
          <text:p text:style-name="P177"><text:span text:style-name="Teletype"><text:span text:style-name="T48">The path to the Bash binary itself</text:span></text:span></text:p>
        </text:list-item>
        <text:list-item>
          <text:p text:style-name="P177"><text:span text:style-name="Teletype"><text:span text:style-name="T53">$BASH_ENV</text:span></text:span></text:p>
          <text:p text:style-name="P177"><text:span text:style-name="Teletype"><text:span text:style-name="T48">An </text:span></text:span><text:span text:style-name="Teletype"><text:span text:style-name="T48">environmental variable</text:span></text:span><text:span text:style-name="Teletype"><text:span text:style-name="T48"> pointing to a Bash startup file to be read when a script is invoked</text:span></text:span></text:p>
        </text:list-item>
        <text:list-item>
          <text:p text:style-name="P177"><text:span text:style-name="Teletype"><text:span text:style-name="T53">$BASH_SUBSHELL</text:span></text:span></text:p>
          <text:p text:style-name="P177"><text:span text:style-name="Teletype"><text:span text:style-name="T48">A variable indicating the </text:span></text:span><text:span text:style-name="Teletype"><text:span text:style-name="T48">subshell</text:span></text:span><text:span text:style-name="Teletype"><text:span text:style-name="T48"> level. This is a new addition to Bash, </text:span></text:span><text:span text:style-name="Teletype"><text:span text:style-name="T48">version 3</text:span></text:span><text:span text:style-name="Teletype"><text:span text:style-name="T48">.</text:span></text:span></text:p>
        </text:list-item>
        <text:list-item>
          <text:p text:style-name="P177"><text:span text:style-name="Teletype"><text:span text:style-name="T53">$BASHPID</text:span></text:span></text:p>
          <text:p text:style-name="P177"><text:span text:style-name="Teletype"><text:span text:style-name="T48"><text:s text:c="5"/>Process ID of </text:span></text:span><text:span text:style-name="Teletype"><text:span text:style-name="T53">the current instance of Bash</text:span></text:span><text:span text:style-name="Teletype"><text:span text:style-name="T48">. This is not the same as the </text:span></text:span><text:span text:style-name="Teletype"><text:span text:style-name="T48">$$</text:span></text:span><text:span text:style-name="Teletype"><text:span text:style-name="T48"> variable, but it often gives the same result. $$ is the PID of parent bash. </text:span></text:span></text:p>
        </text:list-item>
        <text:list-item>
          <text:p text:style-name="P177"><text:span text:style-name="Teletype"><text:span text:style-name="T53">$BASH_VERSINFO[n]</text:span></text:span></text:p>
        </text:list-item>
      </text:list>
      <text:list xml:id="list493538684" text:continue-list="list348555952" text:style-name="WW8Num2">
        <text:list-header>
          <text:p text:style-name="P223"><text:span text:style-name="Teletype"><text:span text:style-name="T48"><text:s/>BASH_VERSINFO[0] = 3 <text:s text:c="21"/># Major version no.</text:span></text:span></text:p>
          <text:p text:style-name="P223"><text:span text:style-name="Teletype"><text:span text:style-name="T48"># BASH_VERSINFO[1] = 00 <text:s text:c="20"/># Minor version no.</text:span></text:span></text:p>
          <text:p text:style-name="P223"><text:soft-page-break/><text:span text:style-name="Teletype"><text:span text:style-name="T48"># BASH_VERSINFO[2] = 14 <text:s text:c="20"/># Patch level.</text:span></text:span></text:p>
          <text:p text:style-name="P223"><text:span text:style-name="Teletype"><text:span text:style-name="T48"># BASH_VERSINFO[3] = 1 <text:s text:c="21"/># Build version.</text:span></text:span></text:p>
          <text:p text:style-name="P223"><text:span text:style-name="Teletype"><text:span text:style-name="T48"># BASH_VERSINFO[4] = release <text:s text:c="15"/># Release status.</text:span></text:span></text:p>
          <text:p text:style-name="P223"><text:span text:style-name="Teletype"><text:span text:style-name="T48"># BASH_VERSINFO[5] = i386-redhat-linux-gnu <text:s/># Architecture</text:span></text:span></text:p>
          <text:p text:style-name="P223"><text:span text:style-name="Teletype"><text:span text:style-name="T48"><text:s text:c="44"/># (same as $MACHTYPE).</text:span></text:span></text:p>
        </text:list-header>
      </text:list>
      <text:list xml:id="list1023817868" text:continue-list="list102398779" text:style-name="L14">
        <text:list-item>
          <text:p text:style-name="P177"><text:span text:style-name="Teletype"><text:span text:style-name="T53">$BASH_VERSION</text:span></text:span></text:p>
          <text:p text:style-name="P177"><text:span text:style-name="Teletype"><text:span text:style-name="T48"><text:s text:c="5"/>The version of Bash installed on the system</text:span></text:span><text:span text:style-name="Teletype"><text:span text:style-name="T53">. </text:span></text:span><text:span text:style-name="Teletype"><text:span text:style-name="T48">Checking $BASH_VERSION is a good method of determining which shell is running. </text:span></text:span><text:span text:style-name="Teletype"><text:span text:style-name="T48">$SHELL</text:span></text:span><text:span text:style-name="Teletype"><text:span text:style-name="T48"> does not necessarily give the correct answer.</text:span></text:span></text:p>
        </text:list-item>
        <text:list-item>
          <text:p text:style-name="P177"><text:span text:style-name="Teletype"><text:span text:style-name="T53">$CDPATH</text:span></text:span></text:p>
          <text:p text:style-name="P177"><text:span text:style-name="Teletype"><text:span text:style-name="T48"><text:s text:c="4"/>A colon-separated list of search paths available to the </text:span></text:span><text:span text:style-name="Teletype"><text:span text:style-name="T48">cd</text:span></text:span><text:span text:style-name="Teletype"><text:span text:style-name="T48"> command, similar in function to the </text:span></text:span><text:span text:style-name="Teletype"><text:span text:style-name="T48">$PATH</text:span></text:span><text:span text:style-name="Teletype"><text:span text:style-name="T48"> variable for binaries. The $CDPATH variable may be set in the local </text:span></text:span><text:span text:style-name="Teletype"><text:span text:style-name="T48">~/.bashrc</text:span></text:span><text:span text:style-name="Teletype"><text:span text:style-name="T48"> file.</text:span></text:span></text:p>
        </text:list-item>
      </text:list>
      <text:list xml:id="list466356877" text:continue-list="list493538684" text:style-name="WW8Num2">
        <text:list-header>
          <text:p text:style-name="P223"><text:span text:style-name="Teletype"><text:span text:style-name="T48">bash$ CDPATH=/usr/share/doc</text:span></text:span></text:p>
          <text:p text:style-name="P223"><text:span text:style-name="Teletype"><text:span text:style-name="T48">bash$ cd zip <text:s text:c="2"/># /usr/share/doc/目录下面有zip这个文件夹</text:span></text:span></text:p>
          <text:p text:style-name="P223"><text:span text:style-name="Teletype"><text:span text:style-name="T48">/usr/share/doc/zip</text:span></text:span></text:p>
        </text:list-header>
      </text:list>
      <text:list xml:id="list1158630972" text:continue-list="list1023817868" text:style-name="L14">
        <text:list-header>
          <text:p text:style-name="P177"><text:span text:style-name="Teletype"><text:span text:style-name="T53"/></text:span></text:p>
        </text:list-header>
        <text:list-item>
          <text:p text:style-name="P135">$DIRSTACK</text:p>
          <text:p text:style-name="P177"><text:span text:style-name="Teletype"><text:span text:style-name="T48"><text:s text:c="4"/>The top value in the directory stack (affected by </text:span></text:span><text:span text:style-name="Teletype"><text:span text:style-name="T48">pushd</text:span></text:span><text:span text:style-name="Teletype"><text:span text:style-name="T48"> and </text:span></text:span><text:span text:style-name="Teletype"><text:span text:style-name="T48">popd</text:span></text:span><text:span text:style-name="Teletype"><text:span text:style-name="T48">).</text:span></text:span></text:p>
          <text:p text:style-name="P177"><text:span text:style-name="Teletype"><text:span text:style-name="T48"><text:s text:c="5"/>This builtin variable corresponds to the </text:span></text:span><text:span text:style-name="Teletype"><text:span text:style-name="T48">dirs</text:span></text:span><text:span text:style-name="Teletype"><text:span text:style-name="T48"> command, however dirs shows the entire contents of the directory stack.</text:span></text:span></text:p>
        </text:list-item>
        <text:list-item>
          <text:p text:style-name="P135">$EDITOR</text:p>
          <text:p text:style-name="P177"><text:span text:style-name="Teletype"><text:span text:style-name="T48">The default editor invoked by a script, usually vi or emacs.</text:span></text:span></text:p>
        </text:list-item>
        <text:list-item>
          <text:p text:style-name="P135">$EUID</text:p>
          <text:p text:style-name="P177"><text:span text:style-name="Teletype"><text:span text:style-name="T48">"effective" user ID number</text:span></text:span></text:p>
        </text:list-item>
        <text:list-item>
          <text:p text:style-name="P135">$FUNCNAME</text:p>
          <text:p text:style-name="P177"><text:span text:style-name="Teletype"><text:span text:style-name="T48">Name of the current function</text:span></text:span></text:p>
        </text:list-item>
        <text:list-item>
          <text:p text:style-name="P135">$GLOBIGNORE</text:p>
          <text:p text:style-name="P177"><text:span text:style-name="Teletype"><text:span text:style-name="T48">A list of filename patterns to be excluded from matching in </text:span></text:span><text:a xlink:type="simple" xlink:href="http://globbingref.html/"><text:span text:style-name="Teletype">globbing</text:span></text:a><text:span text:style-name="Teletype"><text:span text:style-name="T48">.</text:span></text:span></text:p>
        </text:list-item>
        <text:list-item>
          <text:p text:style-name="P177"><text:span text:style-name="Teletype"><text:span text:style-name="T52">$GROUPS[array]</text:span></text:span></text:p>
          <text:p text:style-name="P177"><text:span text:style-name="Teletype"><text:span text:style-name="T53">Groups current user belongs to.</text:span></text:span></text:p>
          <text:p text:style-name="P177"><text:span text:style-name="Teletype"><text:span text:style-name="T48">This is a listing (array) of the group id numbers for current user, as recorded in </text:span></text:span><text:span text:style-name="Teletype"><text:span text:style-name="T48">/etc/passwd</text:span></text:span><text:span text:style-name="Teletype"><text:span text:style-name="T48"> and /etc/group.</text:span></text:span></text:p>
        </text:list-item>
        <text:list-item>
          <text:p text:style-name="P177"><text:span text:style-name="Teletype"><text:span text:style-name="T52">$HOME</text:span></text:span></text:p>
          <text:p text:style-name="P177"><text:span text:style-name="Teletype"><text:span text:style-name="T53">Home directory </text:span></text:span><text:span text:style-name="Teletype"><text:span text:style-name="T48">of the user, usually /home/username</text:span></text:span></text:p>
        </text:list-item>
        <text:list-item>
          <text:p text:style-name="P177"><text:span text:style-name="Teletype"><text:span text:style-name="T53">$HOSTNAME</text:span></text:span></text:p>
          <text:p text:style-name="P177"><text:span text:style-name="Teletype"><text:span text:style-name="T53">The </text:span></text:span><text:span text:style-name="Teletype"><text:span text:style-name="T53">hostname</text:span></text:span><text:span text:style-name="Teletype"><text:span text:style-name="T53"> command assigns the system host name at bootup in an init script.</text:span></text:span><text:span text:style-name="Teletype"><text:span text:style-name="T48"> However, the gethostname() function sets the Bash internal variable $HOSTNAME. See also </text:span></text:span><text:span text:style-name="Teletype"><text:span text:style-name="T48">Example 10-7</text:span></text:span><text:span text:style-name="Teletype"><text:span text:style-name="T48">.</text:span></text:span></text:p>
        </text:list-item>
        <text:list-item>
          <text:p text:style-name="P177"><text:soft-page-break/><text:span text:style-name="Teletype"><text:span text:style-name="T53">$HOSTTYPE</text:span></text:span></text:p>
          <text:p text:style-name="P177"><text:span text:style-name="Teletype"><text:span text:style-name="T53">host type</text:span></text:span></text:p>
          <text:p text:style-name="P177"><text:span text:style-name="Teletype"><text:span text:style-name="T48">Like </text:span></text:span><text:span text:style-name="Teletype"><text:span text:style-name="T48">$MACHTYPE</text:span></text:span><text:span text:style-name="Teletype"><text:span text:style-name="T48">, identifies the system hardware.</text:span></text:span></text:p>
        </text:list-item>
        <text:list-item>
          <text:p text:style-name="P177"><text:span text:style-name="Teletype"><text:span text:style-name="T53">$IFS</text:span></text:span></text:p>
          <text:p text:style-name="P177"><text:span text:style-name="Teletype"><text:span text:style-name="T53">internal field separator</text:span></text:span></text:p>
          <text:p text:style-name="P177"><text:span text:style-name="Teletype"><text:span text:style-name="T48">This variable determines how Bash recognizes </text:span></text:span><text:span text:style-name="Teletype"><text:span text:style-name="T48">fields</text:span></text:span><text:span text:style-name="Teletype"><text:span text:style-name="T48">, or word boundaries, when it interprets character strings.</text:span></text:span></text:p>
          <text:p text:style-name="P177"><text:bookmark text:name="IFSWS"/><text:span text:style-name="Teletype"><text:span text:style-name="T48">$IFS defaults to </text:span></text:span><text:span text:style-name="Teletype"><text:span text:style-name="T48">whitespace</text:span></text:span><text:span text:style-name="Teletype"><text:span text:style-name="T48"> (space, tab, and newline), but may be changed, for example, to parse a comma-separated data file. Note that </text:span></text:span><text:span text:style-name="Teletype"><text:span text:style-name="T48">$*</text:span></text:span><text:span text:style-name="Teletype"><text:span text:style-name="T48"> uses the first character held in $IFS. See </text:span></text:span><text:span text:style-name="Teletype"><text:span text:style-name="T48">Example 5-1</text:span></text:span><text:span text:style-name="Teletype"><text:span text:style-name="T48">.</text:span></text:span></text:p>
        </text:list-item>
      </text:list>
      <text:list xml:id="list1468757358" text:continue-list="list466356877" text:style-name="WW8Num2">
        <text:list-header>
          <text:p text:style-name="P223"><text:span text:style-name="Teletype"><text:span text:style-name="T53">IFS='\'</text:span></text:span></text:p>
          <text:p text:style-name="P223"><text:span text:style-name="Teletype"><text:span text:style-name="T48">echo $var <text:s text:c="7"/># '(] {}$" <text:s text:c="4"/>\ converted to space. Why?</text:span></text:span></text:p>
          <text:p text:style-name="P223"><text:span text:style-name="Teletype"><text:span text:style-name="T48">echo "$var" <text:s text:c="5"/># '(]\{}$"</text:span></text:span></text:p>
          <text:p text:style-name="P223"/>
          <text:p text:style-name="P223"><text:span text:style-name="Teletype"><text:span text:style-name="T53">bash$ echo "$IFS" | cat -vte</text:span></text:span></text:p>
          <text:p text:style-name="P223"><text:span text:style-name="Teletype"><text:span text:style-name="T48"><text:s/>^I$</text:span></text:span></text:p>
          <text:p text:style-name="P223"><text:span text:style-name="Teletype"><text:span text:style-name="T48"><text:s/>$</text:span></text:span></text:p>
          <text:p text:style-name="P223"><text:span text:style-name="Teletype"><text:span text:style-name="T48">(Show whitespace: here a single space, ^I [horizontal tab],</text:span></text:span></text:p>
          <text:p text:style-name="P223"><text:span text:style-name="Teletype"><text:span text:style-name="T48"><text:s text:c="2"/>and newline, and display "$" at end-of-line.)</text:span></text:span></text:p>
        </text:list-header>
      </text:list>
      <text:p text:style-name="P65"><text:span text:style-name="Teletype"><text:span text:style-name="T48"/></text:span></text:p>
      <text:p text:style-name="P65"><text:span text:style-name="Teletype"><text:span text:style-name="T48"/></text:span></text:p>
      <text:list xml:id="list463104095" text:continue-numbering="true" text:style-name="WW8Num2">
        <text:list-header>
          <text:p text:style-name="P223"><text:span text:style-name="Teletype"><text:span text:style-name="T53">bash$ bash -c 'set w x y z; IFS=":-;"; echo "$*"'</text:span></text:span></text:p>
          <text:p text:style-name="P223"><text:span text:style-name="Teletype"><text:span text:style-name="T48">w:x:y:z</text:span></text:span></text:p>
          <text:p text:style-name="P223"><text:span text:style-name="Teletype"><text:span text:style-name="T48">(Read commands from string and assign any arguments to pos params.)</text:span></text:span></text:p>
        </text:list-header>
      </text:list>
      <text:p text:style-name="P65"><text:span text:style-name="Teletype"><text:span text:style-name="T48"/></text:span></text:p>
      <text:p text:style-name="P65"><text:span text:style-name="Teletype"><text:span text:style-name="T48"/></text:span></text:p>
      <text:p text:style-name="P65"><text:span text:style-name="Teletype"><text:span text:style-name="T37">Example 9-1. $IFS and whitespace</text:span></text:span></text:p>
      <text:p text:style-name="P65"><text:span text:style-name="Teletype"><text:span text:style-name="T48"/></text:span></text:p>
      <text:list xml:id="list1397829163" text:continue-numbering="true" text:style-name="WW8Num2">
        <text:list-header>
          <text:p text:style-name="P223"><text:span text:style-name="Teletype"><text:span text:style-name="T48">IFS=:</text:span></text:span></text:p>
          <text:p text:style-name="P223"><text:span text:style-name="Teletype"><text:span text:style-name="T48">var=":a::b:c:::" <text:s text:c="14"/># Same pattern as above,</text:span></text:span></text:p>
          <text:p text:style-name="P223"><text:span text:style-name="Teletype"><text:span text:style-name="T48"># <text:s/><text:tab/><text:tab/> <text:s text:c="15"/>#+ but substituting ":" for " " <text:s/>...</text:span></text:span></text:p>
          <text:p text:style-name="P223"><text:span text:style-name="Teletype"><text:span text:style-name="T48">output_args_one_per_line $var</text:span></text:span></text:p>
          <text:p text:style-name="P223"><text:span text:style-name="Teletype"><text:span text:style-name="T48"># []</text:span></text:span></text:p>
          <text:p text:style-name="P223"><text:span text:style-name="Teletype"><text:span text:style-name="T48"># [a]</text:span></text:span></text:p>
          <text:p text:style-name="P223"><text:span text:style-name="Teletype"><text:span text:style-name="T48"># []</text:span></text:span></text:p>
          <text:p text:style-name="P223"><text:span text:style-name="Teletype"><text:span text:style-name="T48"># [b]</text:span></text:span></text:p>
          <text:p text:style-name="P223"><text:span text:style-name="Teletype"><text:span text:style-name="T48"># [c]</text:span></text:span></text:p>
          <text:p text:style-name="P223"><text:span text:style-name="Teletype"><text:span text:style-name="T48"># []</text:span></text:span></text:p>
          <text:p text:style-name="P223"><text:span text:style-name="Teletype"><text:span text:style-name="T48"># []</text:span></text:span></text:p>
        </text:list-header>
      </text:list>
      <text:p text:style-name="P65"><text:span text:style-name="Teletype"><text:span text:style-name="T48"/></text:span></text:p>
      <text:list xml:id="list1771954584" text:continue-numbering="true" text:style-name="WW8Num2">
        <text:list-header>
          <text:p text:style-name="P223"><text:span text:style-name="Teletype"><text:span text:style-name="T48"># Note "empty" brackets.</text:span></text:span></text:p>
          <text:p text:style-name="P223"><text:soft-page-break/><text:span text:style-name="Teletype"><text:span text:style-name="T48"># The same thing happens with the "FS" field separator in awk.</text:span></text:span></text:p>
          <text:p text:style-name="P228"><text:line-break/></text:p>
        </text:list-header>
      </text:list>
      <text:list xml:id="list1319542397" text:continue-list="list1158630972" text:style-name="L14">
        <text:list-item>
          <text:p text:style-name="P177"><text:span text:style-name="Teletype"><text:span text:style-name="T53">$IGNOREEOF</text:span></text:span></text:p>
          <text:p text:style-name="P177"><text:span text:style-name="Teletype"><text:span text:style-name="T53">Ignore EOF:</text:span></text:span><text:span text:style-name="Teletype"><text:span text:style-name="T48"> how many end-of-files (control-D) the shell will ignore before logging out.</text:span></text:span></text:p>
        </text:list-item>
        <text:list-item>
          <text:p text:style-name="P177"><text:span text:style-name="Teletype"><text:span text:style-name="T53">$LC_COLLATE</text:span></text:span></text:p>
          <text:p text:style-name="P177"><text:span text:style-name="Teletype"><text:span text:style-name="T48">Often set in the </text:span></text:span><text:a xlink:type="simple" xlink:href="http://sample-bashrc.html/"><text:span text:style-name="Teletype">.bashrc</text:span></text:a><text:span text:style-name="Teletype"><text:span text:style-name="T48"> or /etc/profile files, this variable controls collation order in filename expansion and pattern matching. If mishandled, LC_COLLATE can cause unexpected results in </text:span></text:span><text:a xlink:type="simple" xlink:href="http://globbingref.html/"><text:span text:style-name="Teletype">filename globbing</text:span></text:a><text:span text:style-name="Teletype"><text:span text:style-name="T48">.</text:span></text:span></text:p>
          <text:p text:style-name="P177"><text:span text:style-name="Teletype"><text:span text:style-name="T48">As of version 2.05 of Bash, filename globbing no longer distinguishes between lowercase and uppercase letters in a character range between brackets. For example, ls [A-M]* would match both File1.txt and file1.txt. To revert to the customary behavior of bracket matching, set LC_COLLATE to C by an export LC_COLLATE=C in/etc/profile and/or ~/.bashrc.</text:span></text:span></text:p>
        </text:list-item>
        <text:list-item>
          <text:p text:style-name="P177"><text:span text:style-name="Teletype"><text:span text:style-name="T53">$LC_CTYPE</text:span></text:span></text:p>
          <text:p text:style-name="P177"><text:span text:style-name="Teletype"><text:span text:style-name="T48">This internal variable controls character interpretation in </text:span></text:span><text:a xlink:type="simple" xlink:href="http://globbingref.html/"><text:span text:style-name="Teletype">globbing</text:span></text:a><text:span text:style-name="Teletype"><text:span text:style-name="T48"> and pattern matching.</text:span></text:span></text:p>
        </text:list-item>
        <text:list-item>
          <text:p text:style-name="P177"><text:span text:style-name="Teletype"><text:span text:style-name="T53">$LINENO</text:span></text:span></text:p>
          <text:p text:style-name="P177"><text:span text:style-name="Teletype"><text:span text:style-name="T48">This variable is the line number of the shell script in which this variable appears. It has significance only within the script in which it appears, and is chiefly useful for debugging purposes.</text:span></text:span></text:p>
        </text:list-item>
      </text:list>
      <text:list xml:id="list376149410" text:continue-list="list1771954584" text:style-name="WW8Num2">
        <text:list-header>
          <text:p text:style-name="P223"><text:span text:style-name="Teletype"><text:span text:style-name="T48"># *** BEGIN DEBUG BLOCK ***</text:span></text:span></text:p>
          <text:p text:style-name="P223"><text:span text:style-name="Teletype"><text:span text:style-name="T48">last_cmd_arg=$_ <text:s/># Save it.</text:span></text:span></text:p>
          <text:p text:style-name="P223"><text:span text:style-name="Teletype"><text:span text:style-name="T48"/></text:span></text:p>
          <text:p text:style-name="P223"><text:span text:style-name="Teletype"><text:span text:style-name="T48">echo "At line number $LINENO, variable \"v1\" = $v1"</text:span></text:span></text:p>
          <text:p text:style-name="P223"><text:span text:style-name="Teletype"><text:span text:style-name="T48">echo "Last command argument processed = $last_cmd_arg"</text:span></text:span></text:p>
          <text:p text:style-name="P223"><text:span text:style-name="Teletype"><text:span text:style-name="T48"># *** END DEBUG BLOCK ***</text:span></text:span></text:p>
        </text:list-header>
      </text:list>
      <text:list xml:id="list1251177179" text:continue-list="list1319542397" text:style-name="L14">
        <text:list-header>
          <text:p text:style-name="P177"><text:span text:style-name="Teletype"><text:span text:style-name="T48"/></text:span></text:p>
        </text:list-header>
        <text:list-item>
          <text:p text:style-name="P177"><text:span text:style-name="Teletype"><text:span text:style-name="T53">$MACHTYPE</text:span></text:span></text:p>
          <text:p text:style-name="P177"><text:span text:style-name="Teletype"><text:span text:style-name="T53">machine type</text:span></text:span></text:p>
          <text:p text:style-name="P177"><text:span text:style-name="Teletype"><text:span text:style-name="T48">Identifies the system hardware</text:span></text:span></text:p>
        </text:list-item>
        <text:list-item>
          <text:p text:style-name="P177"><text:span text:style-name="Teletype"><text:span text:style-name="T53">$OLDPWD</text:span></text:span></text:p>
          <text:p text:style-name="P177"><text:span text:style-name="Teletype"><text:span text:style-name="T53">Old working directory</text:span></text:span><text:span text:style-name="Teletype"><text:span text:style-name="T48"> ("OLD-Print-Working-Directory", previous directory you were </text:span></text:span><text:span text:style-name="Teletype"><text:span text:style-name="T48">in).</text:span></text:span></text:p>
        </text:list-item>
        <text:list-item>
          <text:p text:style-name="P177"><text:span text:style-name="Teletype"><text:span text:style-name="T53">$OSTYPE</text:span></text:span></text:p>
          <text:p text:style-name="P177"><text:span text:style-name="Teletype"><text:span text:style-name="T53">operating system type</text:span></text:span></text:p>
        </text:list-item>
        <text:list-item>
          <text:p text:style-name="P177"><text:span text:style-name="Teletype"><text:span text:style-name="T23">$PATH</text:span></text:span></text:p>
          <text:p text:style-name="P177"><text:span text:style-name="Teletype"><text:span text:style-name="T53">Path to binaries, usually /usr/bin/, /usr/X11R6/bin/, /usr/local/bin, etc.</text:span></text:span></text:p>
          <text:p text:style-name="P177"><text:span text:style-name="Teletype"><text:span text:style-name="T48"><text:s text:c="5"/>When given a command, the shell automatically does a hash table search on the </text:span></text:span><text:soft-page-break/><text:span text:style-name="Teletype"><text:span text:style-name="T48">directories listed in the path for the executable. The path is stored in the </text:span></text:span><text:span text:style-name="Teletype"><text:span text:style-name="T48">environmental variable</text:span></text:span><text:span text:style-name="Teletype"><text:span text:style-name="T48">, $PATH, a list of directories, separated by colons. Normally, the system stores the $PATH definition in /etc/profile and/or </text:span></text:span><text:a xlink:type="simple" xlink:href="http://sample-bashrc.html/"><text:span text:style-name="Teletype">~/.bashrc</text:span></text:a><text:span text:style-name="Teletype"><text:span text:style-name="T48"> (see </text:span></text:span><text:a xlink:type="simple" xlink:href="http://files.html/"><text:span text:style-name="Teletype">Appendix G</text:span></text:a><text:span text:style-name="Teletype"><text:span text:style-name="T48">).</text:span></text:span></text:p>
          <text:p text:style-name="P177"><text:span text:style-name="Teletype"><text:span text:style-name="T53"><text:s text:c="4"/>The current "working directory", ./, is usually omitted from the $PATH as a security measure.</text:span></text:span></text:p>
        </text:list-item>
        <text:list-item>
          <text:p text:style-name="P177"><text:span text:style-name="Teletype"><text:span text:style-name="T53">$PIPESTATUS</text:span></text:span></text:p>
          <text:p text:style-name="P177"><text:span text:style-name="Teletype"><text:span text:style-name="T53">Array</text:span></text:span><text:span text:style-name="Teletype"><text:span text:style-name="T53"> variable holding </text:span></text:span><text:span text:style-name="Teletype"><text:span text:style-name="T53">exit status</text:span></text:span><text:span text:style-name="Teletype"><text:span text:style-name="T53">(es) of last executed foreground </text:span></text:span><text:span text:style-name="Teletype"><text:span text:style-name="T53">pipe</text:span></text:span><text:span text:style-name="Teletype"><text:span text:style-name="T53">.</text:span></text:span></text:p>
        </text:list-item>
      </text:list>
      <text:list xml:id="list1597322257" text:continue-list="list376149410" text:style-name="WW8Num2">
        <text:list-header>
          <text:p text:style-name="P223"><text:span text:style-name="Teletype"><text:span text:style-name="T48">bash$ echo $PIPESTATUS</text:span></text:span></text:p>
          <text:p text:style-name="P223"><text:span text:style-name="Teletype"><text:span text:style-name="T48">0</text:span></text:span></text:p>
          <text:p text:style-name="P223"><text:span text:style-name="Teletype"><text:span text:style-name="T48"/></text:span></text:p>
          <text:p text:style-name="P223"><text:span text:style-name="Teletype"><text:span text:style-name="T48">bash$ ls -al | bogus_command</text:span></text:span></text:p>
          <text:p text:style-name="P223"><text:span text:style-name="Teletype"><text:span text:style-name="T48">bash: bogus_command: command not found</text:span></text:span></text:p>
          <text:p text:style-name="P223"><text:span text:style-name="Teletype"><text:span text:style-name="T48">bash$ echo ${PIPESTATUS[0]}</text:span></text:span></text:p>
          <text:p text:style-name="P223"><text:span text:style-name="Teletype"><text:span text:style-name="T48">0</text:span></text:span></text:p>
          <text:p text:style-name="P223"><text:span text:style-name="Teletype"><text:span text:style-name="T48">bash$ echo ${PIPESTATUS[1]}</text:span></text:span></text:p>
          <text:p text:style-name="P223"><text:span text:style-name="Teletype"><text:span text:style-name="T48">127</text:span></text:span></text:p>
          <text:p text:style-name="P223"><text:span text:style-name="Teletype"><text:span text:style-name="T48"/></text:span></text:p>
          <text:p text:style-name="P223"><text:span text:style-name="Teletype"><text:span text:style-name="T48">bash$ ls -al | bogus_command</text:span></text:span></text:p>
          <text:p text:style-name="P223"><text:span text:style-name="Teletype"><text:span text:style-name="T48">bash: bogus_command: command not found</text:span></text:span></text:p>
          <text:p text:style-name="P223"><text:span text:style-name="Teletype"><text:span text:style-name="T48">bash$ echo $?</text:span></text:span></text:p>
          <text:p text:style-name="P223"><text:span text:style-name="Teletype"><text:span text:style-name="T48">127</text:span></text:span></text:p>
        </text:list-header>
      </text:list>
      <text:list xml:id="list1803513354" text:continue-list="list1251177179" text:style-name="L14">
        <text:list-header>
          <text:p text:style-name="P177"><text:span text:style-name="Teletype"><text:span text:style-name="T48"><text:s text:c="4"/>The members of the $PIPESTATUS array hold the exit status of each respective command executed in a pipe. $PIPESTATUS[0]holds the exit status of the first command in the pipe, $PIPESTATUS[1] the exit status of the second command, and so on.</text:span></text:span></text:p>
        </text:list-header>
        <text:list-item>
          <text:p text:style-name="P177"><text:span text:style-name="Teletype"><text:span text:style-name="T56">$PPID</text:span></text:span></text:p>
          <text:p text:style-name="P177"><text:span text:style-name="Teletype"><text:span text:style-name="T53">The $PPID of a process is the process ID (pid) of its parent process. </text:span></text:span></text:p>
          <text:p text:style-name="P177"><text:span text:style-name="Teletype"><text:span text:style-name="T48">Compare this with the </text:span></text:span><text:span text:style-name="Teletype"><text:span text:style-name="T48">pidof</text:span></text:span><text:span text:style-name="Teletype"><text:span text:style-name="T48"> command.</text:span></text:span></text:p>
        </text:list-item>
        <text:list-item>
          <text:p text:style-name="P177"><text:span text:style-name="Teletype"><text:span text:style-name="T56">$PROMPT_COMMAND</text:span></text:span></text:p>
          <text:p text:style-name="P177"><text:span text:style-name="Teletype"><text:span text:style-name="T48">A variable holding a command to be executed just before the primary prompt, $PS1 is to be displayed.</text:span></text:span></text:p>
        </text:list-item>
        <text:list-item>
          <text:p text:style-name="P177"><text:span text:style-name="Teletype"><text:span text:style-name="T56">$PS1</text:span></text:span></text:p>
          <text:p text:style-name="P177"><text:span text:style-name="Teletype"><text:span text:style-name="T48">This is the main prompt, seen at the command-line.</text:span></text:span></text:p>
        </text:list-item>
        <text:list-item>
          <text:p text:style-name="P177"><text:span text:style-name="Teletype"><text:span text:style-name="T56">$PS2</text:span></text:span></text:p>
          <text:p text:style-name="P177"><text:span text:style-name="Teletype"><text:span text:style-name="T48">The secondary prompt, seen when additional input is expected. It displays as "&gt;".</text:span></text:span></text:p>
        </text:list-item>
        <text:list-item>
          <text:p text:style-name="P177"><text:span text:style-name="Teletype"><text:span text:style-name="T56">$PS3</text:span></text:span></text:p>
          <text:p text:style-name="P177"><text:span text:style-name="Teletype"><text:span text:style-name="T48">The tertiary prompt, displayed in a </text:span></text:span><text:span text:style-name="Teletype"><text:span text:style-name="T48">select</text:span></text:span><text:span text:style-name="Teletype"><text:span text:style-name="T48"> loop (see </text:span></text:span><text:span text:style-name="Teletype"><text:span text:style-name="T48">Example 11-29</text:span></text:span><text:span text:style-name="Teletype"><text:span text:style-name="T48">).</text:span></text:span></text:p>
        </text:list-item>
        <text:list-item>
          <text:p text:style-name="P177"><text:span text:style-name="Teletype"><text:span text:style-name="T56">$PS4</text:span></text:span></text:p>
          <text:p text:style-name="P177"><text:soft-page-break/><text:span text:style-name="Teletype"><text:span text:style-name="T48">The quartenary prompt, shown at the beginning of each line of output when invoking a script with the -x </text:span></text:span><text:span text:style-name="Teletype"><text:span text:style-name="T48">option</text:span></text:span><text:span text:style-name="Teletype"><text:span text:style-name="T48">. It displays as "+".</text:span></text:span></text:p>
        </text:list-item>
        <text:list-item>
          <text:p text:style-name="P177"><text:span text:style-name="Teletype"><text:span text:style-name="T56">$PWD</text:span></text:span></text:p>
          <text:p text:style-name="P177"><text:span text:style-name="Teletype"><text:span text:style-name="T48">Working directory (directory you are in at the time)</text:span></text:span></text:p>
        </text:list-item>
        <text:list-item>
          <text:p text:style-name="P177"><text:span text:style-name="Teletype"><text:span text:style-name="T56">$REPLY</text:span></text:span></text:p>
          <text:p text:style-name="P177"><text:span text:style-name="Teletype"><text:span text:style-name="T48"><text:s text:c="4"/>The default value when a variable is not supplied to </text:span></text:span><text:span text:style-name="Teletype"><text:span text:style-name="T48">read</text:span></text:span><text:span text:style-name="Teletype"><text:span text:style-name="T48">. Also applicable to </text:span></text:span><text:span text:style-name="Teletype"><text:span text:style-name="T48">select</text:span></text:span><text:span text:style-name="Teletype"><text:span text:style-name="T48"> menus, but only supplies the item number of the variable chosen, not the value of the variable itself.</text:span></text:span></text:p>
        </text:list-item>
      </text:list>
      <text:list xml:id="list657830415" text:continue-list="list1597322257" text:style-name="WW8Num2">
        <text:list-header>
          <text:p text:style-name="P223"><text:span text:style-name="Teletype"><text:span text:style-name="T48"># REPLY is the default value for a 'read' command.</text:span></text:span></text:p>
          <text:p text:style-name="P223"><text:span text:style-name="Teletype"><text:span text:style-name="T48"/></text:span></text:p>
          <text:p text:style-name="P223"><text:span text:style-name="Teletype"><text:span text:style-name="T48">echo</text:span></text:span></text:p>
          <text:p text:style-name="P223"><text:span text:style-name="Teletype"><text:span text:style-name="T48">echo -n "What is your favorite vegetable? "</text:span></text:span></text:p>
          <text:p text:style-name="P223"><text:span text:style-name="Teletype"><text:span text:style-name="T48">read</text:span></text:span></text:p>
          <text:p text:style-name="P223"><text:span text:style-name="Teletype"><text:span text:style-name="T48"/></text:span></text:p>
          <text:p text:style-name="P223"><text:span text:style-name="Teletype"><text:span text:style-name="T48">echo "Your favorite vegetable is $REPLY."</text:span></text:span></text:p>
          <text:p text:style-name="P223"><text:span text:style-name="Teletype"><text:span text:style-name="T48"># <text:s/>REPLY holds the value of last "read" if and only if</text:span></text:span></text:p>
          <text:p text:style-name="P223"><text:span text:style-name="Teletype"><text:span text:style-name="T48">#+ no variable supplied.</text:span></text:span></text:p>
        </text:list-header>
      </text:list>
      <text:p text:style-name="P20"><text:span text:style-name="Teletype"><text:span text:style-name="T48"/></text:span></text:p>
      <text:list xml:id="list1460773276" text:continue-list="list1803513354" text:style-name="L14">
        <text:list-item>
          <text:p text:style-name="P177"><text:span text:style-name="Teletype"><text:span text:style-name="T56">$SECONDS</text:span></text:span></text:p>
          <text:p text:style-name="P177"><text:span text:style-name="Teletype"><text:span text:style-name="T48">The number of seconds the script has been running.</text:span></text:span></text:p>
        </text:list-item>
        <text:list-item>
          <text:p text:style-name="P177"><text:span text:style-name="Teletype"><text:span text:style-name="T56">$SHELLOPTS</text:span></text:span></text:p>
          <text:p text:style-name="P177"><text:span text:style-name="Teletype"><text:span text:style-name="T48">The list of enabled shell </text:span></text:span><text:span text:style-name="Teletype"><text:span text:style-name="T48">options</text:span></text:span><text:span text:style-name="Teletype"><text:span text:style-name="T48">, a readonly variable.</text:span></text:span></text:p>
        </text:list-item>
        <text:list-item>
          <text:p text:style-name="P177"><text:span text:style-name="Teletype"><text:span text:style-name="T56">$SHLVL</text:span></text:span></text:p>
          <text:p text:style-name="P177"><text:span text:style-name="Teletype"><text:span text:style-name="T53">Shell level</text:span></text:span><text:span text:style-name="Teletype"><text:span text:style-name="T48">, how deeply Bash is nested. </text:span></text:span><text:a xlink:type="simple" xlink:href="#FTN.AEN5284" office:name="AEN5284"><text:span text:style-name="Teletype">[3]</text:span></text:a><text:span text:style-name="Teletype"><text:span text:style-name="T48"> If, at the command-line, $SHLVL is 1, then in a script it will increment to 2.</text:span></text:span></text:p>
          <text:p text:style-name="P177"><text:span text:style-name="Teletype"><text:span text:style-name="T48"><text:s text:c="3"/></text:span></text:span><text:span text:style-name="Teletype"><text:span text:style-name="T53"><text:s text:c="2"/>This variable is </text:span></text:span><text:span text:style-name="Teletype"><text:span text:style-name="T53">not affected by subshells</text:span></text:span><text:span text:style-name="Teletype"><text:span text:style-name="T53">. </text:span></text:span><text:span text:style-name="Teletype"><text:span text:style-name="T48">Use </text:span></text:span><text:span text:style-name="Teletype"><text:span text:style-name="T48">$BASH_SUBSHELL</text:span></text:span><text:span text:style-name="Teletype"><text:span text:style-name="T48"> when you need an indication of subshell nesting.</text:span></text:span></text:p>
        </text:list-item>
        <text:list-item>
          <text:p text:style-name="P177"><text:span text:style-name="Teletype"><text:span text:style-name="T56">$TMOUT</text:span></text:span></text:p>
          <text:p text:style-name="P177"><text:span text:style-name="Teletype"><text:span text:style-name="T48">If the $TMOUT environmental variable is set to a non-zero value time, then the shell prompt will time out after $time seconds. This will cause a logout.</text:span></text:span></text:p>
          <text:p text:style-name="P177"><text:span text:style-name="Teletype"><text:span text:style-name="T37">Example 9-2. Timed Input</text:span></text:span></text:p>
        </text:list-item>
        <text:list-item>
          <text:p text:style-name="P177"><text:span text:style-name="Teletype"><text:span text:style-name="T56">$UID</text:span></text:span></text:p>
          <text:p text:style-name="P177"><text:span text:style-name="Teletype"><text:span text:style-name="T48">User ID number</text:span></text:span></text:p>
          <text:p text:style-name="P177"><text:span text:style-name="Teletype"><text:span text:style-name="T48">This is the current user's real id, even if she has temporarily assumed another identity through </text:span></text:span><text:span text:style-name="Teletype"><text:span text:style-name="T48">su</text:span></text:span><text:span text:style-name="Teletype"><text:span text:style-name="T48">. </text:span></text:span></text:p>
        </text:list-item>
        <text:list-item>
          <text:p text:style-name="P177"><text:span text:style-name="Teletype"><text:span text:style-name="T48">The variables</text:span></text:span><text:span text:style-name="Teletype"><text:span text:style-name="T53"> $ENV, $LOGNAME, $MAIL, $TERM, $USER, </text:span></text:span><text:span text:style-name="Teletype"><text:span text:style-name="T48">and</text:span></text:span><text:span text:style-name="Teletype"><text:span text:style-name="T53"> $USERNAME</text:span></text:span><text:span text:style-name="Teletype"><text:span text:style-name="T48"> are not Bash </text:span></text:span><text:span text:style-name="Teletype"><text:span text:style-name="T48">builtins</text:span></text:span><text:span text:style-name="Teletype"><text:span text:style-name="T48">. These are, however, often set as </text:span></text:span><text:span text:style-name="Teletype"><text:span text:style-name="T48">environmental variables</text:span></text:span><text:span text:style-name="Teletype"><text:span text:style-name="T48"> in one of the Bash </text:span></text:span><text:span text:style-name="Teletype"><text:span text:style-name="T48">startup files</text:span></text:span><text:span text:style-name="Teletype"><text:span text:style-name="T48">. </text:span></text:span><text:bookmark text:name="SHELLVARREF"/><text:span text:style-name="Teletype"><text:span text:style-name="T53">$SHELL</text:span></text:span><text:span text:style-name="Teletype"><text:span text:style-name="T48">, the name of the user's login shell, may be set from /etc/passwd or in an "init" script, and it is likewise </text:span></text:span><text:soft-page-break/><text:span text:style-name="Teletype"><text:span text:style-name="T48">not a Bash builtin.</text:span></text:span></text:p>
          <text:p text:style-name="P143"/>
        </text:list-item>
      </text:list>
      <text:list xml:id="list1697001459" text:continue-list="list657830415" text:style-name="WW8Num2">
        <text:list-item>
          <text:p text:style-name="P163">Positional Parameters</text:p>
        </text:list-item>
      </text:list>
      <text:list xml:id="list2168910221" text:style-name="L15">
        <text:list-item>
          <text:p text:style-name="P178"><text:span text:style-name="Teletype"><text:span text:style-name="T40">$#</text:span></text:span></text:p>
        </text:list-item>
      </text:list>
      <text:list xml:id="list1553328372" text:continue-list="list1697001459" text:style-name="WW8Num2">
        <text:list-header>
          <text:p text:style-name="P170"><text:span text:style-name="Teletype"><text:span text:style-name="T48">Number of command-line arguments or positional parameters (see </text:span></text:span><text:span text:style-name="Teletype"><text:span text:style-name="T48">Example 36-2</text:span></text:span><text:span text:style-name="Teletype"><text:span text:style-name="T48">)</text:span></text:span></text:p>
        </text:list-header>
      </text:list>
      <text:list xml:id="list98487268" text:style-name="L16">
        <text:list-item>
          <text:p text:style-name="P179"><text:span text:style-name="Teletype"><text:span text:style-name="T40">$*</text:span></text:span></text:p>
        </text:list-item>
      </text:list>
      <text:list xml:id="list2010493733" text:continue-list="list1553328372" text:style-name="WW8Num2">
        <text:list-header>
          <text:p text:style-name="P170"><text:span text:style-name="Teletype"><text:span text:style-name="T48">All of the positional parameters, </text:span></text:span><text:span text:style-name="Teletype"><text:span text:style-name="T53">seen as a single word</text:span></text:span></text:p>
          <text:p text:style-name="P170"><text:span text:style-name="Teletype"><text:span text:style-name="T53">"$*" must be quoted.</text:span></text:span></text:p>
        </text:list-header>
      </text:list>
      <text:list xml:id="list1239404710" text:style-name="L17">
        <text:list-item>
          <text:p text:style-name="P180"><text:span text:style-name="Teletype"><text:span text:style-name="T40">$@</text:span></text:span></text:p>
        </text:list-item>
      </text:list>
      <text:list xml:id="list1171182019" text:continue-list="list2010493733" text:style-name="WW8Num2">
        <text:list-header>
          <text:p text:style-name="P170"><text:span text:style-name="Teletype"><text:span text:style-name="T48">Same as $*, but </text:span></text:span><text:span text:style-name="Teletype"><text:span text:style-name="T53">each parameter is a quoted string, </text:span></text:span><text:span text:style-name="Teletype"><text:span text:style-name="T48">that is, the parameters are passed on intact, without interpretation or expansion. This means, among other things, that each parameter in the argument list is seen as a separate word.</text:span></text:span></text:p>
          <text:p text:style-name="P170"><text:span text:style-name="Teletype"><text:span text:style-name="T53">Of course, "$@" should be quoted.</text:span></text:span></text:p>
          <text:p text:style-name="P170"><text:span text:style-name="Teletype"><text:span text:style-name="T36">Example 9-6. </text:span></text:span><text:span text:style-name="Teletype"><text:span text:style-name="T39">arglist</text:span></text:span><text:span text:style-name="Teletype"><text:span text:style-name="T36">: Listing arguments with $* and $@</text:span></text:span></text:p>
          <text:p text:style-name="P223"><text:span text:style-name="Teletype"><text:span text:style-name="T48">xzz@xzz-ubuntu:~$ ./pos.sh one two three </text:span></text:span></text:p>
          <text:p text:style-name="P223"><text:span text:style-name="Teletype"><text:span text:style-name="T48">Listing args with "$*": </text:span></text:span></text:p>
          <text:p text:style-name="P223"><text:span text:style-name="Teletype"><text:span text:style-name="T48">Arg #1 = one two three </text:span></text:span></text:p>
          <text:p text:style-name="P223"><text:span text:style-name="Teletype"><text:span text:style-name="T48">Entire arg list seen as single word. </text:span></text:span></text:p>
          <text:p text:style-name="P223"><text:span text:style-name="Teletype"><text:span text:style-name="T48"/></text:span></text:p>
          <text:p text:style-name="P223"><text:span text:style-name="Teletype"><text:span text:style-name="T48">Listing args with "$@": </text:span></text:span></text:p>
          <text:p text:style-name="P223"><text:span text:style-name="Teletype"><text:span text:style-name="T48">Arg #1 = one </text:span></text:span></text:p>
          <text:p text:style-name="P223"><text:span text:style-name="Teletype"><text:span text:style-name="T48">Arg #2 = two </text:span></text:span></text:p>
          <text:p text:style-name="P223"><text:span text:style-name="Teletype"><text:span text:style-name="T48">Arg #3 = three </text:span></text:span></text:p>
          <text:p text:style-name="P223"><text:span text:style-name="Teletype"><text:span text:style-name="T48">Arg list seen as separate words. </text:span></text:span></text:p>
          <text:p text:style-name="P223"><text:span text:style-name="Teletype"><text:span text:style-name="T48"/></text:span></text:p>
          <text:p text:style-name="P223"><text:span text:style-name="Teletype"><text:span text:style-name="T48">Listing args with $* (unquoted): </text:span></text:span></text:p>
          <text:p text:style-name="P223"><text:span text:style-name="Teletype"><text:span text:style-name="T48">Arg #1 = one </text:span></text:span></text:p>
          <text:p text:style-name="P223"><text:span text:style-name="Teletype"><text:span text:style-name="T48">Arg #2 = two </text:span></text:span></text:p>
          <text:p text:style-name="P223"><text:span text:style-name="Teletype"><text:span text:style-name="T48">Arg #3 = three </text:span></text:span></text:p>
          <text:p text:style-name="P223"><text:span text:style-name="Teletype"><text:span text:style-name="T48">Arg list seen as separate words.</text:span></text:span></text:p>
          <text:p text:style-name="P170"><text:span text:style-name="Teletype"><text:span text:style-name="T53"/></text:span></text:p>
          <text:p text:style-name="P170"><text:span text:style-name="Teletype"><text:span text:style-name="T48">The $* and $@ parameters sometimes display inconsistent and puzzling behavior, </text:span></text:span><text:span text:style-name="Teletype"><text:span text:style-name="T48">depending on the setting of </text:span></text:span><text:span text:style-name="Teletype"><text:span text:style-name="T48">$IFS</text:span></text:span><text:span text:style-name="Teletype"><text:span text:style-name="T48">.</text:span></text:span></text:p>
          <text:p text:style-name="P170"><text:span text:style-name="Teletype"><text:span text:style-name="T48"/></text:span></text:p>
        </text:list-header>
        <text:list-item>
          <text:p text:style-name="P163">Other Special Parameters</text:p>
        </text:list-item>
      </text:list>
      <text:list xml:id="list1379475509" text:style-name="L18">
        <text:list-item>
          <text:p text:style-name="P181"><text:span text:style-name="Teletype"><text:span text:style-name="T53">$-</text:span></text:span></text:p>
        </text:list-item>
      </text:list>
      <text:list xml:id="list652299435" text:continue-list="list1171182019" text:style-name="WW8Num2">
        <text:list-header>
          <text:p text:style-name="P170"><text:span text:style-name="Teletype"><text:span text:style-name="T53">Flags passed to script (using </text:span></text:span><text:span text:style-name="Teletype"><text:span text:style-name="T53">set</text:span></text:span><text:span text:style-name="Teletype"><text:span text:style-name="T53">)</text:span></text:span><text:span text:style-name="Teletype"><text:span text:style-name="T48">. See </text:span></text:span><text:span text:style-name="Teletype"><text:span text:style-name="T48">Example 15-16</text:span></text:span><text:span text:style-name="Teletype"><text:span text:style-name="T48">.</text:span></text:span></text:p>
          <text:p text:style-name="P170"><text:span text:style-name="Teletype"><text:span text:style-name="T48">注意：This was originally a ksh construct adopted into Bash, and unfortunately it does </text:span></text:span><text:soft-page-break/><text:span text:style-name="Teletype"><text:span text:style-name="T48">not seem to work reliably in Bash scripts. One possible use for it is to have a script </text:span></text:span><text:span text:style-name="Teletype"><text:span text:style-name="T48">self-test whether it is interactive</text:span></text:span><text:span text:style-name="Teletype"><text:span text:style-name="T48">.</text:span></text:span></text:p>
        </text:list-header>
      </text:list>
      <text:list xml:id="list146371740" text:continue-list="list1379475509" text:style-name="L18">
        <text:list-item>
          <text:p text:style-name="P181"><text:span text:style-name="Teletype"><text:span text:style-name="T53">$!</text:span></text:span></text:p>
        </text:list-item>
      </text:list>
      <text:list xml:id="list1166511473" text:continue-list="list652299435" text:style-name="WW8Num2">
        <text:list-header>
          <text:p text:style-name="P170"><text:span text:style-name="Teletype"><text:span text:style-name="T53">PID</text:span></text:span><text:span text:style-name="Teletype"><text:span text:style-name="T53"> (process ID) of last job run in background</text:span></text:span></text:p>
          <text:p text:style-name="P223"><text:span text:style-name="Teletype"><text:span text:style-name="T48">IMEOUT=30 <text:s text:c="2"/># Timeout value in seconds</text:span></text:span></text:p>
          <text:p text:style-name="P223"><text:span text:style-name="Teletype"><text:span text:style-name="T48">count=0</text:span></text:span></text:p>
          <text:p text:style-name="P223"><text:span text:style-name="Teletype"><text:span text:style-name="T48"/></text:span></text:p>
          <text:p text:style-name="P223"><text:span text:style-name="Teletype"><text:span text:style-name="T53">possibly_hanging_job &amp; {</text:span></text:span></text:p>
          <text:p text:style-name="P223"><text:span text:style-name="Teletype"><text:span text:style-name="T48"><text:s text:c="8"/>while ((count &lt; TIMEOUT )); do</text:span></text:span></text:p>
          <text:p text:style-name="P223"><text:span text:style-name="Teletype"><text:span text:style-name="T48"><text:s text:c="13"/></text:span></text:span><text:span text:style-name="Teletype"><text:span text:style-name="T53"><text:s text:c="3"/>eval '[ ! -d "/proc/$!" ] &amp;&amp; ((count = TIMEOUT))'</text:span></text:span></text:p>
          <text:p text:style-name="P223"><text:span text:style-name="Teletype"><text:span text:style-name="T48"><text:s text:c="16"/># /</text:span></text:span><text:span text:style-name="Teletype"><text:span text:style-name="T53">proc is where information about running processes is found.</text:span></text:span></text:p>
          <text:p text:style-name="P223"><text:span text:style-name="Teletype"><text:span text:style-name="T48"><text:s text:c="16"/># "-d" tests whether it exists (whether directory exists).</text:span></text:span></text:p>
          <text:p text:style-name="P223"><text:span text:style-name="Teletype"><text:span text:style-name="T48"><text:s text:c="16"/># So, we're waiting for the job in question to show up.</text:span></text:span></text:p>
          <text:p text:style-name="P223"><text:span text:style-name="Teletype"><text:span text:style-name="T48"><text:s text:c="16"/>((count++))</text:span></text:span></text:p>
          <text:p text:style-name="P223"><text:span text:style-name="Teletype"><text:span text:style-name="T48"><text:s text:c="16"/>sleep 1</text:span></text:span></text:p>
          <text:p text:style-name="P223"><text:span text:style-name="Teletype"><text:span text:style-name="T48"><text:s text:c="8"/>done</text:span></text:span></text:p>
          <text:p text:style-name="P223"><text:span text:style-name="Teletype"><text:span text:style-name="T48"><text:s text:c="3"/></text:span></text:span><text:span text:style-name="Teletype"><text:span text:style-name="T53"><text:s text:c="5"/>eval '[ -d "/proc/$!" ] &amp;&amp; kill -15 $!'</text:span></text:span></text:p>
          <text:p text:style-name="P223"><text:span text:style-name="Teletype"><text:span text:style-name="T48"><text:s text:c="8"/># If the hanging job is running, kill it.</text:span></text:span></text:p>
          <text:p text:style-name="P170"><text:span text:style-name="Teletype"><text:span text:style-name="T53"/></text:span></text:p>
        </text:list-header>
      </text:list>
      <text:list xml:id="list1449652963" text:continue-list="list146371740" text:style-name="L18">
        <text:list-item>
          <text:p text:style-name="P181"><text:span text:style-name="Teletype"><text:span text:style-name="T53">$_</text:span></text:span></text:p>
        </text:list-item>
      </text:list>
      <text:list xml:id="list1704063481" text:continue-list="list1166511473" text:style-name="WW8Num2">
        <text:list-header>
          <text:p text:style-name="P170"><text:span text:style-name="Teletype"><text:span text:style-name="T53">Special variable set to final argument </text:span></text:span><text:span text:style-name="Teletype"><text:span text:style-name="T48">of previous command executed.</text:span></text:span></text:p>
        </text:list-header>
      </text:list>
      <text:list xml:id="list1440338509" text:continue-list="list1449652963" text:style-name="L18">
        <text:list-item>
          <text:p text:style-name="P181"><text:span text:style-name="Teletype"><text:span text:style-name="T53">$?</text:span></text:span></text:p>
        </text:list-item>
      </text:list>
      <text:list xml:id="list225198480" text:continue-list="list1704063481" text:style-name="WW8Num2">
        <text:list-header>
          <text:p text:style-name="P170"><text:span text:style-name="Teletype"><text:span text:style-name="T53">Exit status</text:span></text:span><text:span text:style-name="Teletype"><text:span text:style-name="T53"> </text:span></text:span><text:span text:style-name="Teletype"><text:span text:style-name="T48">of a command, </text:span></text:span><text:span text:style-name="Teletype"><text:span text:style-name="T48">function</text:span></text:span><text:span text:style-name="Teletype"><text:span text:style-name="T48">, or the script itself (see </text:span></text:span><text:span text:style-name="Teletype"><text:span text:style-name="T48">Example 24-7</text:span></text:span><text:span text:style-name="Teletype"><text:span text:style-name="T48">)</text:span></text:span></text:p>
        </text:list-header>
      </text:list>
      <text:list xml:id="list2063331363" text:continue-list="list1440338509" text:style-name="L18">
        <text:list-item>
          <text:p text:style-name="P181"><text:bookmark text:name="PROCCID"/><text:span text:style-name="Teletype"><text:span text:style-name="T53">$$</text:span></text:span></text:p>
        </text:list-item>
      </text:list>
      <text:list xml:id="list111847497" text:continue-list="list225198480" text:style-name="WW8Num2">
        <text:list-header>
          <text:p text:style-name="P170"><text:span text:style-name="Teletype"><text:span text:style-name="T53">Process ID (PID) of the script itself.  </text:span></text:span><text:span text:style-name="Teletype"><text:span text:style-name="T48">The $$ variable often finds use in scripts to construct "unique" temp file names (see</text:span></text:span><text:span text:style-name="Teletype"><text:span text:style-name="T48">Example 32-6</text:span></text:span><text:span text:style-name="Teletype"><text:span text:style-name="T48">, </text:span></text:span><text:span text:style-name="Teletype"><text:span text:style-name="T48">Example 16-31</text:span></text:span><text:span text:style-name="Teletype"><text:span text:style-name="T48">, and </text:span></text:span><text:span text:style-name="Teletype"><text:span text:style-name="T48">Example 15-27</text:span></text:span><text:span text:style-name="Teletype"><text:span text:style-name="T48">). This is usually simpler than invoking </text:span></text:span><text:span text:style-name="Teletype"><text:span text:style-name="T48">mktemp</text:span></text:span><text:span text:style-name="Teletype"><text:span text:style-name="T48">.</text:span></text:span></text:p>
          <text:p text:style-name="P170"><text:span text:style-name="Teletype"><text:span text:style-name="T48"/></text:span></text:p>
        </text:list-header>
        <text:list-item>
          <text:h text:style-name="P86" text:outline-level="1">Typing variables: declare or typeset</text:h>
          <text:p text:style-name="P170"><text:span text:style-name="Teletype"><text:span text:style-name="T48"><text:s text:c="4"/>The declare or typeset </text:span></text:span><text:span text:style-name="Teletype"><text:span text:style-name="T48">builtins</text:span></text:span><text:span text:style-name="Teletype"><text:span text:style-name="T48">, which are exact synonyms, permit modifying the properties of variables. This is a very weak form of the typing </text:span></text:span><text:a xlink:type="simple" xlink:href="#FTN.AEN5648" office:name="AEN5648"><text:span text:style-name="Teletype">[1]</text:span></text:a><text:span text:style-name="Teletype"><text:span text:style-name="T48"> available in certain </text:span></text:span><text:span text:style-name="Teletype"><text:span text:style-name="T48">programming languages. The declare command is specific to version 2 or later of Bash. </text:span></text:span><text:span text:style-name="Teletype"><text:span text:style-name="T48">Thetypeset command also works in ksh scripts.</text:span></text:span></text:p>
          <text:p text:style-name="P170"><text:span text:style-name="Teletype"><text:span text:style-name="T48"/></text:span></text:p>
        </text:list-item>
      </text:list>
      <text:list xml:id="list541631027" text:continue-list="list2063331363" text:style-name="L18">
        <text:list-item>
          <text:p text:style-name="P181"><text:span text:style-name="Teletype"><text:span text:style-name="T53">-r readonly</text:span></text:span></text:p>
        </text:list-item>
      </text:list>
      <text:list xml:id="list377262995" text:continue-list="list111847497" text:style-name="WW8Num2">
        <text:list-header>
          <text:p text:style-name="P170"><text:span text:style-name="Teletype"><text:span text:style-name="T48"><text:s text:c="4"/>This is the rough equivalent of the C const type qualifier. An attempt to change the value of a readonly variable fails with an error message.</text:span></text:span></text:p>
        </text:list-header>
      </text:list>
      <text:list xml:id="list1103541960" text:continue-list="list541631027" text:style-name="L18">
        <text:list-item>
          <text:p text:style-name="P181"><text:span text:style-name="Teletype"><text:span text:style-name="T53">-i integer</text:span></text:span></text:p>
        </text:list-item>
      </text:list>
      <text:list xml:id="list975864500" text:continue-list="list377262995" text:style-name="WW8Num2">
        <text:list-header>
          <text:p text:style-name="P170"><text:span text:style-name="Teletype"><text:span text:style-name="T48"><text:s text:c="4"/>Certain arithmetic operations are permitted for declared integer variables </text:span></text:span><text:span text:style-name="Teletype"><text:span text:style-name="T53">without the </text:span></text:span><text:soft-page-break/><text:span text:style-name="Teletype"><text:span text:style-name="T53">need for </text:span></text:span><text:span text:style-name="Teletype"><text:span text:style-name="T53">expr</text:span></text:span><text:span text:style-name="Teletype"><text:span text:style-name="T53"> or </text:span></text:span><text:span text:style-name="Teletype"><text:span text:style-name="T53">let</text:span></text:span><text:span text:style-name="Teletype"><text:span text:style-name="T53">.</text:span></text:span></text:p>
        </text:list-header>
      </text:list>
      <text:list xml:id="list1503770562" text:continue-list="list1103541960" text:style-name="L18">
        <text:list-item>
          <text:p text:style-name="P181"><text:span text:style-name="Teletype"><text:span text:style-name="T53">-a array</text:span></text:span></text:p>
        </text:list-item>
      </text:list>
      <text:list xml:id="list392692265" text:continue-list="list975864500" text:style-name="WW8Num2">
        <text:list-header>
          <text:p text:style-name="P170"><text:span text:style-name="Teletype"><text:span text:style-name="T48"><text:s text:c="4"/>The variable indices will be treated as an </text:span></text:span><text:span text:style-name="Teletype"><text:span text:style-name="T48">array</text:span></text:span><text:span text:style-name="Teletype"><text:span text:style-name="T48">.</text:span></text:span></text:p>
        </text:list-header>
      </text:list>
      <text:list xml:id="list1406845190" text:continue-list="list1503770562" text:style-name="L18">
        <text:list-item>
          <text:p text:style-name="P181"><text:span text:style-name="Teletype"><text:span text:style-name="T53">-f function(s)</text:span></text:span></text:p>
        </text:list-item>
      </text:list>
      <text:list xml:id="list721992672" text:continue-list="list392692265" text:style-name="WW8Num2">
        <text:list-header>
          <text:p text:style-name="P170"><text:span text:style-name="Teletype"><text:span text:style-name="T48"><text:s text:c="4"/>A declare -f line with no arguments in a script causes a listing of all the </text:span></text:span><text:span text:style-name="Teletype"><text:span text:style-name="T48">functions</text:span></text:span><text:span text:style-name="Teletype"><text:span text:style-name="T48"> previously defined in that script.</text:span></text:span></text:p>
        </text:list-header>
      </text:list>
      <text:list xml:id="list622777813" text:continue-list="list1406845190" text:style-name="L18">
        <text:list-item>
          <text:p text:style-name="P181"><text:span text:style-name="Teletype"><text:span text:style-name="T53">-x </text:span></text:span><text:span text:style-name="Teletype"><text:span text:style-name="T53">export</text:span></text:span></text:p>
        </text:list-item>
      </text:list>
      <text:list xml:id="list1041417757" text:continue-list="list721992672" text:style-name="WW8Num2">
        <text:list-header>
          <text:p text:style-name="P170"><text:span text:style-name="Teletype"><text:span text:style-name="T48"><text:s text:c="3"/>This declares a variable as available for exporting outside the environment of the script itself.</text:span></text:span></text:p>
          <text:p text:style-name="P163"/>
        </text:list-header>
        <text:list-item>
          <text:p text:style-name="P163">Using the declare builtin restricts the scope of a variable</text:p>
          <text:p text:style-name="P223"><text:span text:style-name="Teletype"><text:span text:style-name="T48">foo ()</text:span></text:span></text:p>
          <text:p text:style-name="P223"><text:span text:style-name="Teletype"><text:span text:style-name="T48">{</text:span></text:span></text:p>
          <text:p text:style-name="P223"><text:span text:style-name="Teletype"><text:span text:style-name="T48">FOO="bar"</text:span></text:span></text:p>
          <text:p text:style-name="P223"><text:span text:style-name="Teletype"><text:span text:style-name="T48">}</text:span></text:span></text:p>
          <text:p text:style-name="P223"><text:span text:style-name="Teletype"><text:span text:style-name="T48"/></text:span></text:p>
          <text:p text:style-name="P223"><text:span text:style-name="Teletype"><text:span text:style-name="T48">bar ()</text:span></text:span></text:p>
          <text:p text:style-name="P223"><text:span text:style-name="Teletype"><text:span text:style-name="T48">{</text:span></text:span></text:p>
          <text:p text:style-name="P223"><text:span text:style-name="Teletype"><text:span text:style-name="T48">foo</text:span></text:span></text:p>
          <text:p text:style-name="P223"><text:span text:style-name="Teletype"><text:span text:style-name="T48">echo $FOO</text:span></text:span></text:p>
          <text:p text:style-name="P223"><text:span text:style-name="Teletype"><text:span text:style-name="T48">}</text:span></text:span></text:p>
          <text:p text:style-name="P223"><text:span text:style-name="Teletype"><text:span text:style-name="T48"/></text:span></text:p>
          <text:p text:style-name="P223"><text:span text:style-name="Teletype"><text:span text:style-name="T48">bar <text:s text:c="2"/># Prints bar.</text:span></text:span></text:p>
        </text:list-item>
      </text:list>
      <text:p text:style-name="P65"><text:span text:style-name="Teletype"><text:span text:style-name="T48"/></text:span></text:p>
      <text:p text:style-name="P65"><text:span text:style-name="Teletype"><text:span text:style-name="T48"/></text:span></text:p>
      <text:p text:style-name="P65"><text:span text:style-name="Teletype"><text:span text:style-name="T48">#However ...</text:span></text:span></text:p>
      <text:list xml:id="list314340203" text:continue-numbering="true" text:style-name="WW8Num2">
        <text:list-header>
          <text:p text:style-name="P223"><text:span text:style-name="Teletype"><text:span text:style-name="T48">foo (){</text:span></text:span></text:p>
          <text:p text:style-name="P223"><text:span text:style-name="Teletype"><text:span text:style-name="T48">declare FOO="bar"</text:span></text:span></text:p>
          <text:p text:style-name="P223"><text:span text:style-name="Teletype"><text:span text:style-name="T48">}</text:span></text:span></text:p>
          <text:p text:style-name="P223"><text:span text:style-name="Teletype"><text:span text:style-name="T48"/></text:span></text:p>
          <text:p text:style-name="P223"><text:span text:style-name="Teletype"><text:span text:style-name="T48">bar ()</text:span></text:span></text:p>
          <text:p text:style-name="P223"><text:span text:style-name="Teletype"><text:span text:style-name="T48">{</text:span></text:span></text:p>
          <text:p text:style-name="P223"><text:span text:style-name="Teletype"><text:span text:style-name="T48">foo</text:span></text:span></text:p>
          <text:p text:style-name="P223"><text:span text:style-name="Teletype"><text:span text:style-name="T48">echo $FOO</text:span></text:span></text:p>
          <text:p text:style-name="P223"><text:span text:style-name="Teletype"><text:span text:style-name="T48">}</text:span></text:span></text:p>
          <text:p text:style-name="P223"><text:span text:style-name="Teletype"><text:span text:style-name="T48"/></text:span></text:p>
          <text:p text:style-name="P223"><text:span text:style-name="Teletype"><text:span text:style-name="T48">bar <text:s/># Prints nothing.</text:span></text:span></text:p>
          <text:p text:style-name="P223"><text:span text:style-name="Teletype"><text:span text:style-name="T48"/></text:span></text:p>
          <text:p text:style-name="P223"><text:span text:style-name="Teletype"><text:span text:style-name="T48"/></text:span></text:p>
          <text:p text:style-name="P223"><text:span text:style-name="Teletype"><text:span text:style-name="T48"># Thank you, Michael Iatrou, for pointing this out.</text:span></text:span></text:p>
          <text:p text:style-name="P170"><text:span text:style-name="Teletype"><text:span text:style-name="T48"/></text:span></text:p>
          <text:p text:style-name="P170"><text:soft-page-break/><text:span text:style-name="Teletype"><text:span text:style-name="T48"><text:s text:c="5"/>The declare command can be helpful in </text:span></text:span><text:span text:style-name="Teletype"><text:span text:style-name="T53">identifying variables,</text:span></text:span><text:span text:style-name="Teletype"><text:span text:style-name="T48"> </text:span></text:span><text:span text:style-name="Teletype"><text:span text:style-name="T48">environmental</text:span></text:span><text:span text:style-name="Teletype"><text:span text:style-name="T48"> or otherwise. This can be especially useful with </text:span></text:span><text:span text:style-name="Teletype"><text:span text:style-name="T48">array</text:span></text:span></text:p>
          <text:p text:style-name="P170"><text:span text:style-name="Teletype"><text:span text:style-name="T48"/></text:span></text:p>
          <text:p text:style-name="P223"><text:span text:style-name="Teletype"><text:span text:style-name="T48">bash$ </text:span></text:span><text:span text:style-name="Teletype"><text:span text:style-name="T53">Colors=([0]="purple" [1]="reddish-orange" [2]="light green")</text:span></text:span></text:p>
          <text:p text:style-name="P223"><text:span text:style-name="Teletype"><text:span text:style-name="T48">bash$ echo ${Colors[@]}</text:span></text:span></text:p>
          <text:p text:style-name="P223"><text:span text:style-name="Teletype"><text:span text:style-name="T48">purple reddish-orange light green</text:span></text:span></text:p>
          <text:p text:style-name="P223"><text:span text:style-name="Teletype"><text:span text:style-name="T48">bash$ declare | grep Colors</text:span></text:span></text:p>
          <text:p text:style-name="P223"><text:span text:style-name="Teletype"><text:span text:style-name="T48">Colors=([0]="purple" [1]="reddish-orange" [2]="light green")</text:span></text:span></text:p>
          <text:p text:style-name="P223"><text:span text:style-name="Teletype"><text:span text:style-name="T48"/></text:span></text:p>
          <text:p text:style-name="P163"/>
        </text:list-header>
        <text:list-item>
          <text:h text:style-name="P86" text:outline-level="1">$RANDOM: generate random integer</text:h>
          <text:p text:style-name="P170"><text:span text:style-name="Teletype"><text:span text:style-name="T48"><text:s text:c="5"/>$RANDOM is an internal Bash </text:span></text:span><text:span text:style-name="Teletype"><text:span text:style-name="T48">function</text:span></text:span><text:span text:style-name="Teletype"><text:span text:style-name="T48"> (not a constant) that returns a pseudorandom integer in the range</text:span></text:span><text:span text:style-name="Teletype"><text:span text:style-name="T53"> 0 - 32767</text:span></text:span><text:span text:style-name="Teletype"><text:span text:style-name="T48">. It should notbe used to generate an encryption key.</text:span></text:span></text:p>
          <text:p text:style-name="P223"><text:span text:style-name="Teletype"><text:span text:style-name="T48">number=$RANDOM</text:span></text:span></text:p>
          <text:p text:style-name="P223"><text:span text:style-name="Teletype"><text:span text:style-name="T48"/></text:span></text:p>
          <text:p text:style-name="P223"><text:span text:style-name="Teletype"><text:span text:style-name="T53">let "number %= $RANGE"</text:span></text:span></text:p>
          <text:p text:style-name="P223"><text:span text:style-name="Teletype"><text:span text:style-name="T48">echo "Random number less than $RANGE <text:s/>--- <text:s/>$number"</text:span></text:span></text:p>
          <text:p text:style-name="P170"><text:span text:style-name="Teletype"><text:span text:style-name="T48"/></text:span></text:p>
          <text:p text:style-name="P223"><text:span text:style-name="Teletype"><text:span text:style-name="T53">Suites=”1</text:span></text:span></text:p>
          <text:p text:style-name="P223"><text:span text:style-name="Teletype"><text:span text:style-name="T53">2</text:span></text:span></text:p>
          <text:p text:style-name="P223"><text:span text:style-name="Teletype"><text:span text:style-name="T53">3</text:span></text:span></text:p>
          <text:p text:style-name="P223"><text:span text:style-name="Teletype"><text:span text:style-name="T53">4”</text:span></text:span></text:p>
          <text:p text:style-name="P223"><text:span text:style-name="Teletype"><text:span text:style-name="T53">suite=($Suites) <text:s text:c="15"/># Read into array variable.</text:span></text:span></text:p>
          <text:p text:style-name="P223"><text:span text:style-name="Teletype"><text:span text:style-name="T48">denomination=($Denominations)</text:span></text:span></text:p>
          <text:p text:style-name="P223"><text:span text:style-name="Teletype"><text:span text:style-name="T48"/></text:span></text:p>
          <text:p text:style-name="P223"><text:span text:style-name="Teletype"><text:span text:style-name="T53">num_suites=${#suite[*]} <text:s text:c="7"/># Count how many elements.</text:span></text:span></text:p>
          <text:p text:style-name="P223"><text:span text:style-name="Teletype"><text:span text:style-name="T48">num_denominations=${#denomination[*]}</text:span></text:span></text:p>
        </text:list-item>
      </text:list>
      <text:p text:style-name="P31"><text:s/></text:p>
      <text:list xml:id="list1910196805" text:continue-numbering="true" text:style-name="WW8Num2">
        <text:list-item>
          <text:p text:style-name="P160">generating random numbers within a range</text:p>
          <text:p text:style-name="P160"/>
          <text:p text:style-name="P223"><text:span text:style-name="Teletype"><text:span text:style-name="T48"># <text:s/>Generate random number between 6 and 30.</text:span></text:span></text:p>
          <text:p text:style-name="P223"><text:span text:style-name="Teletype"><text:span text:style-name="T48"><text:s text:c="3"/></text:span></text:span><text:span text:style-name="Teletype"><text:span text:style-name="T53">rnumber=$((RANDOM%25+6)) <text:s text:c="4"/></text:span></text:span></text:p>
          <text:p text:style-name="P223"><text:span text:style-name="Teletype"><text:span text:style-name="T48"/></text:span></text:p>
          <text:p text:style-name="P223"><text:span text:style-name="Teletype"><text:span text:style-name="T48"># <text:s/>Generate random number in the same 6 - 30 range,</text:span></text:span></text:p>
          <text:p text:style-name="P223"><text:span text:style-name="Teletype"><text:span text:style-name="T48">#+ but the number must be evenly divisible by 3.</text:span></text:span></text:p>
          <text:p text:style-name="P223"><text:span text:style-name="Teletype"><text:span text:style-name="T48"><text:s text:c="3"/></text:span></text:span><text:span text:style-name="Teletype"><text:span text:style-name="T53">rnumber=$(((RANDOM%30/3+1)*3))</text:span></text:span></text:p>
          <text:p text:style-name="P223"><text:span text:style-name="Teletype"><text:span text:style-name="T48"/></text:span></text:p>
          <text:p text:style-name="P223"><text:soft-page-break/><text:span text:style-name="Teletype"><text:span text:style-name="T48"># <text:s/>Note that this will not work all the time.</text:span></text:span></text:p>
          <text:p text:style-name="P223"><text:span text:style-name="Teletype"><text:span text:style-name="T48"># <text:s/>It fails if $RANDOM%30 returns 0.</text:span></text:span></text:p>
          <text:p text:style-name="P223"><text:span text:style-name="Teletype"><text:span text:style-name="T48"/></text:span></text:p>
          <text:p text:style-name="P223"><text:span text:style-name="Teletype"><text:span text:style-name="T48"># <text:s/>Frank Wang suggests the following alternative:</text:span></text:span></text:p>
          <text:p text:style-name="P223"><text:span text:style-name="Teletype"><text:span text:style-name="T48"><text:s/></text:span></text:span><text:span text:style-name="Teletype"><text:span text:style-name="T53"><text:s text:c="2"/>rnumber=$(( RANDOM%27/3*3+6 ))</text:span></text:span></text:p>
          <text:p text:style-name="P223"><text:span text:style-name="Teletype"><text:span text:style-name="T48"/></text:span></text:p>
          <text:p text:style-name="P223"><text:span text:style-name="Teletype"><text:span text:style-name="T48">Bill Gradwohl came up with an improved formula that works for positive numbers.</text:span></text:span></text:p>
          <text:p text:style-name="P223"><text:span text:style-name="Teletype"><text:span text:style-name="T53">$(</text:span></text:span><text:span text:style-name="Teletype"><text:span text:style-name="T57">((RANDOM%(max-min+divisibleBy))/</text:span></text:span><text:span text:style-name="Teletype"><text:span text:style-name="T53">divisibleBy*divisibleBy+min))</text:span></text:span></text:p>
        </text:list-item>
      </text:list>
      <text:p text:style-name="P30"/>
      <text:p text:style-name="P30"/>
      <text:list xml:id="list1385443762" text:continue-numbering="true" text:style-name="WW8Num2">
        <text:list-item>
          <text:p text:style-name="P163">Reseeding RANDOM</text:p>
          <text:p text:style-name="P170"><text:span text:style-name="Teletype"><text:span text:style-name="T48"><text:s text:c="3"/>As we have seen in the last example, it is best to reseed the RANDOM generator each time it is invoked. Using the same seed forRANDOM repeats the same series of numbers. (This mirrors the behavior of the random() function in C.)</text:span></text:span></text:p>
          <text:p text:style-name="P170"><text:span text:style-name="Teletype"><text:span text:style-name="T48"># RANDOM=$$ <text:s/>seeds RANDOM from process id of script.</text:span></text:span></text:p>
          <text:p text:style-name="P223"><text:span text:style-name="Teletype"><text:span text:style-name="T48"># It is also possible to seed RANDOM from 'time' or 'date' commands.</text:span></text:span></text:p>
          <text:p text:style-name="P223"><text:span text:style-name="Teletype"><text:span text:style-name="T48"/></text:span></text:p>
          <text:p text:style-name="P223"><text:span text:style-name="Teletype"><text:span text:style-name="T48"># Getting fancy...</text:span></text:span></text:p>
          <text:p text:style-name="P223"><text:span text:style-name="Teletype"><text:span text:style-name="T48">SEED=$(head -1 /dev/urandom | od -N 1 | awk '{ print $2 }')</text:span></text:span></text:p>
          <text:p text:style-name="P223"><text:span text:style-name="Teletype"><text:span text:style-name="T48"># <text:s/>Pseudo-random output fetched</text:span></text:span></text:p>
          <text:p text:style-name="P223"><text:span text:style-name="Teletype"><text:span text:style-name="T48">#+ from /dev/urandom (system pseudo-random device-file),</text:span></text:span></text:p>
          <text:p text:style-name="P223"><text:span text:style-name="Teletype"><text:span text:style-name="T48">#+ then converted to line of printable (octal) numbers by "od",</text:span></text:span></text:p>
          <text:p text:style-name="P223"><text:span text:style-name="Teletype"><text:span text:style-name="T48">#+ finally "awk" retrieves just one number for SEED.</text:span></text:span></text:p>
          <text:p text:style-name="P223"><text:span text:style-name="Teletype"><text:span text:style-name="T48">RANDOM=$SEED</text:span></text:span></text:p>
          <text:p text:style-name="P223"><text:span text:style-name="Teletype"><text:span text:style-name="T48">random_numbers</text:span></text:span></text:p>
        </text:list-item>
      </text:list>
      <text:p text:style-name="P20"><text:span text:style-name="Teletype"><text:span text:style-name="T48"/></text:span></text:p>
      <text:list xml:id="list1533393977" text:continue-numbering="true" text:style-name="WW8Num2">
        <text:list-header>
          <text:p text:style-name="P170"><text:span text:style-name="Teletype"><text:span text:style-name="T48"><text:s/></text:span></text:span><text:span text:style-name="Teletype"><text:span text:style-name="T53"><text:s text:c="3"/>The /dev/urandom pseudo-device file provides a method of generating much more "random" pseudorandom numbers (伪随机数, </text:span></text:span><text:span text:style-name="Teletype"><text:span text:style-name="T48">True "randomness," insofar as it exists at all, can only be found in certain incompletely understood natural phenomena, such as radioactive decay. Computers only simulate randomness, and computer-generated sequences of "random"numbers are therefore referred to as pseudorandom</text:span></text:span><text:span text:style-name="Teletype"><text:span text:style-name="T38">.</text:span></text:span><text:span text:style-name="Teletype"><text:span text:style-name="T53">)than the $RANDOM variable</text:span></text:span><text:span text:style-name="Teletype"><text:span text:style-name="T48">. dd if=/dev/urandom of=targetfile </text:span></text:span><text:span text:style-name="Teletype"><text:span text:style-name="T48">bs=1 count=XX creates a file of well-scattered pseudorandom numbers. </text:span></text:span><text:span text:style-name="Teletype"><text:span text:style-name="T53">However, assigning these numbers to a variable in a script requires a workaround, such as </text:span></text:span><text:span text:style-name="Teletype"><text:span text:style-name="T53">filtering through od </text:span></text:span><text:span text:style-name="Teletype"><text:span text:style-name="T48">(as in above example, Example 16-14, and Example A-36), or even piping to md5sum (see Example 36-14).</text:span></text:span></text:p>
          <text:p text:style-name="P170"><text:span text:style-name="Teletype"><text:span text:style-name="T48"/></text:span></text:p>
        </text:list-header>
        <text:list-item>
          <text:p text:style-name="P141">Seed</text:p>
          <text:p text:style-name="P170"><text:span text:style-name="Teletype"><text:span text:style-name="T48"><text:s text:c="3"/></text:span></text:span><text:span text:style-name="Teletype"><text:span text:style-name="T53">The seed of a computer-generated pseudorandom number series can be </text:span></text:span><text:soft-page-break/><text:span text:style-name="Teletype"><text:span text:style-name="T53">considered an identification label.</text:span></text:span><text:span text:style-name="Teletype"><text:span text:style-name="T48"> For example, think of the pseudorandom series with </text:span></text:span><text:span text:style-name="Teletype"><text:span text:style-name="T48">a seed of 23 as Series #23.</text:span></text:span></text:p>
          <text:p text:style-name="P170"><text:span text:style-name="Teletype"><text:span text:style-name="T48"><text:s text:c="3"/>A property of a pseurandom number series is the length of the cycle before it starts repeating itself. A good pseurandom generator will produce series with very long cycles.</text:span></text:span></text:p>
          <text:p text:style-name="P170"><text:span text:style-name="Teletype"><text:span text:style-name="T48"/></text:span></text:p>
        </text:list-item>
        <text:list-item>
          <text:p text:style-name="P141"> <text:span text:style-name="T86">Pseudorandom numbers, using </text:span><text:span text:style-name="T86">awk</text:span></text:p>
          <text:p text:style-name="P223"><text:span text:style-name="Teletype"><text:span text:style-name="T48"># random2.sh: Returns a pseudorandom number in the range 0 - 1.</text:span></text:span></text:p>
          <text:p text:style-name="P223"><text:span text:style-name="Teletype"><text:span text:style-name="T48"># Uses the awk rand() function.</text:span></text:span></text:p>
          <text:p text:style-name="P223"><text:span text:style-name="Teletype"><text:span text:style-name="T48"/></text:span></text:p>
          <text:p text:style-name="P223"><text:span text:style-name="Teletype"><text:span text:style-name="T53">AWKSCRIPT=' { srand(); print rand() } '</text:span></text:span></text:p>
          <text:p text:style-name="P223"><text:span text:style-name="Teletype"><text:span text:style-name="T48"># <text:s text:c="11"/>Command(s) / parameters passed to awk</text:span></text:span></text:p>
          <text:p text:style-name="P223"><text:span text:style-name="Teletype"><text:span text:style-name="T53"># Note that srand() reseeds awk's random number generator.</text:span></text:span></text:p>
          <text:p text:style-name="P223"><text:span text:style-name="Teletype"><text:span text:style-name="T48"/></text:span></text:p>
          <text:p text:style-name="P223"><text:span text:style-name="Teletype"><text:span text:style-name="T48">echo -n "Random number between 0 and 1 = "</text:span></text:span></text:p>
          <text:p text:style-name="P223"><text:span text:style-name="Teletype"><text:span text:style-name="T48"/></text:span></text:p>
          <text:p text:style-name="P223"><text:span text:style-name="Teletype"><text:span text:style-name="T53">echo | awk "$AWKSCRIPT"</text:span></text:span></text:p>
          <text:p text:style-name="P223"><text:span text:style-name="Teletype"><text:span text:style-name="T48"># What happens if you leave out the 'echo'?</text:span></text:span></text:p>
          <text:h text:style-name="P89" text:outline-level="1"/>
          <text:h text:style-name="P89" text:outline-level="1"/>
          <text:h text:style-name="P89" text:outline-level="1">Manipulating Strings</text:h>
        </text:list-item>
      </text:list>
      <text:p text:style-name="P36"/>
      <text:list xml:id="list1327912010" text:continue-numbering="true" text:style-name="WW8Num2">
        <text:list-item>
          <text:h text:style-name="P86" text:outline-level="1">Manipulating Strings</text:h>
          <text:p text:style-name="P170"><text:span text:style-name="Teletype"><text:span text:style-name="T48"><text:s text:c="4"/>Bash supports a surprising number of string manipulation operations. Unfortunately, these tools lack a unified focus. Some are a subset of </text:span></text:span><text:span text:style-name="Teletype"><text:span text:style-name="T48">parameter substitution</text:span></text:span><text:span text:style-name="Teletype"><text:span text:style-name="T48">, and others </text:span></text:span><text:span text:style-name="Teletype"><text:span text:style-name="T48">fall under the functionality of the UNIX </text:span></text:span><text:span text:style-name="Teletype"><text:span text:style-name="T48">expr</text:span></text:span><text:span text:style-name="Teletype"><text:span text:style-name="T48"> command. This results in inconsistent command syntax and overlap of functionality, not to mention confusion.</text:span></text:span></text:p>
          <text:p text:style-name="P141"/>
        </text:list-item>
        <text:list-item>
          <text:p text:style-name="P163">String Length</text:p>
        </text:list-item>
      </text:list>
      <text:list xml:id="list2170090973" text:style-name="L19">
        <text:list-item>
          <text:p text:style-name="P182"><text:span text:style-name="Teletype"><text:span text:style-name="T53">${#string}</text:span></text:span></text:p>
          <text:p text:style-name="P182"><text:span text:style-name="Teletype"><text:span text:style-name="T27"><text:s text:c="4"/>String length (number of characters in $var). For an array, ${#array} is the length of the </text:span></text:span><text:soft-page-break/><text:span text:style-name="Teletype"><text:span text:style-name="T27">first element in the array.</text:span></text:span></text:p>
          <text:p text:style-name="P84"><text:span text:style-name="Teletype"><text:span text:style-name="T72">Exceptions:</text:span></text:span></text:p>
        </text:list-item>
      </text:list>
      <text:list xml:id="list1372990696" text:style-name="L20">
        <text:list-item>
          <text:p text:style-name="P183"><text:bookmark text:name="NUMPOSPARAM"/><text:span text:style-name="Teletype"><text:span text:style-name="T25">${#*} and ${#@} give the number of positional parameters.</text:span></text:span></text:p>
        </text:list-item>
        <text:list-item>
          <text:p text:style-name="P183"><text:span text:style-name="Teletype"><text:span text:style-name="T25">For an array, ${#array[*]} and ${#array[@]} give the number of elements in the array.</text:span></text:span></text:p>
          <text:p text:style-name="P183"><text:span text:style-name="Teletype"><text:span text:style-name="T27"/></text:span></text:p>
        </text:list-item>
      </text:list>
      <text:list xml:id="list1009350063" text:continue-list="list2170090973" text:style-name="L19">
        <text:list-item>
          <text:p text:style-name="P182"><text:span text:style-name="Teletype"><text:span text:style-name="T53">expr length $string</text:span></text:span></text:p>
          <text:p text:style-name="P182"><text:bookmark text:name="STRLEN"/><text:span text:style-name="Teletype"><text:span text:style-name="T48">These are the equivalent of strlen() in C.</text:span></text:span></text:p>
          <text:p text:style-name="P182"><text:span text:style-name="Teletype"><text:span text:style-name="T48"/></text:span></text:p>
        </text:list-item>
        <text:list-item>
          <text:p text:style-name="P182"><text:span text:style-name="Teletype"><text:span text:style-name="T53">expr "$string" : '.*'</text:span></text:span></text:p>
        </text:list-item>
      </text:list>
      <text:list xml:id="list2159100987" text:continue-list="list1327912010" text:style-name="WW8Num2">
        <text:list-header>
          <text:p text:style-name="P223"><text:span text:style-name="Teletype"><text:span text:style-name="T48">stringZ=abcABC123ABCabc</text:span></text:span></text:p>
          <text:p text:style-name="P223"><text:span text:style-name="Teletype"><text:span text:style-name="T48"/></text:span></text:p>
          <text:p text:style-name="P223"><text:span text:style-name="Teletype"><text:span text:style-name="T48">echo ${#stringZ} <text:s text:c="16"/># 15</text:span></text:span></text:p>
          <text:p text:style-name="P223"><text:span text:style-name="Teletype"><text:span text:style-name="T48">echo `expr length $stringZ` <text:s text:c="5"/># 15</text:span></text:span></text:p>
          <text:p text:style-name="P223"><text:span text:style-name="Teletype"><text:span text:style-name="T48">echo `expr "$stringZ" : '.*'` <text:s text:c="3"/># 15</text:span></text:span></text:p>
        </text:list-header>
      </text:list>
      <text:list xml:id="list609078233" text:continue-list="list1009350063" text:style-name="L19">
        <text:list-header>
          <text:p text:style-name="P182"><text:span text:style-name="Teletype"><text:span text:style-name="T53"/></text:span></text:p>
        </text:list-header>
      </text:list>
      <text:list xml:id="list526744469" text:continue-list="list2159100987" text:style-name="WW8Num2">
        <text:list-item>
          <text:p text:style-name="P163">Length of Matching Substring at Beginning of String</text:p>
        </text:list-item>
      </text:list>
      <text:list xml:id="list1064428982" text:style-name="L21">
        <text:list-item>
          <text:p text:style-name="P184"><text:span text:style-name="Teletype"><text:span text:style-name="T53">expr match "$string" '$substring'</text:span></text:span></text:p>
        </text:list-item>
      </text:list>
      <text:list xml:id="list1532822306" text:continue-list="list609078233" text:style-name="L19">
        <text:list-header>
          <text:p text:style-name="P182"><text:span text:style-name="Teletype"><text:span text:style-name="T48">$substring is a </text:span></text:span><text:span text:style-name="Teletype"><text:span text:style-name="T48">regular expression</text:span></text:span><text:span text:style-name="Teletype"><text:span text:style-name="T48">.</text:span></text:span></text:p>
        </text:list-header>
        <text:list-item>
          <text:p text:style-name="P182"><text:span text:style-name="Teletype"><text:span text:style-name="T53">expr "$string" : '$substring'</text:span></text:span></text:p>
          <text:p text:style-name="P182"><text:span text:style-name="Teletype"><text:span text:style-name="T48">$substring is a regular expression.</text:span></text:span></text:p>
        </text:list-item>
      </text:list>
      <text:list xml:id="list439964913" text:continue-list="list526744469" text:style-name="WW8Num2">
        <text:list-header>
          <text:p text:style-name="P223"><text:span text:style-name="Teletype"><text:span text:style-name="T48">stringZ=abcABC123ABCabc</text:span></text:span></text:p>
          <text:p text:style-name="P223"><text:span text:style-name="Teletype"><text:span text:style-name="T48"># <text:s text:c="6"/>|------|</text:span></text:span></text:p>
          <text:p text:style-name="P223"><text:span text:style-name="Teletype"><text:span text:style-name="T48"># <text:s text:c="6"/>12345678</text:span></text:span></text:p>
          <text:p text:style-name="P223"><text:span text:style-name="Teletype"><text:span text:style-name="T48"/></text:span></text:p>
          <text:p text:style-name="P223"><text:span text:style-name="Teletype"><text:span text:style-name="T53">echo `expr match "$stringZ" 'abc[A-Z]*.2'` <text:s text:c="2"/># 8</text:span></text:span></text:p>
          <text:p text:style-name="P223"><text:span text:style-name="Teletype"><text:span text:style-name="T53">echo `expr "$stringZ" : 'abc[A-Z]*.2'` <text:s text:c="6"/># 8</text:span></text:span></text:p>
        </text:list-header>
      </text:list>
      <text:list xml:id="list1665803083" text:continue-list="list1532822306" text:style-name="L19">
        <text:list-header>
          <text:p text:style-name="P182"><text:span text:style-name="Teletype"><text:span text:style-name="T48"/></text:span></text:p>
        </text:list-header>
      </text:list>
      <text:list xml:id="list2152998337" text:continue-list="list439964913" text:style-name="WW8Num2">
        <text:list-item>
          <text:p text:style-name="P163">Index</text:p>
        </text:list-item>
      </text:list>
      <text:list xml:id="list554213248" text:continue-list="list1665803083" text:style-name="L19">
        <text:list-header>
          <text:p text:style-name="P182"><text:span text:style-name="Teletype"><text:span text:style-name="T53">expr index $string $substring</text:span></text:span></text:p>
          <text:p text:style-name="P182"><text:span text:style-name="Teletype"><text:span text:style-name="T48">Numerical position in $string of first character in $substring that matches.</text:span></text:span></text:p>
        </text:list-header>
      </text:list>
      <text:list xml:id="list652707504" text:continue-list="list2152998337" text:style-name="WW8Num2">
        <text:list-header>
          <text:p text:style-name="P223"><text:span text:style-name="Teletype"><text:span text:style-name="T48">stringZ=abcABC123ABCabc</text:span></text:span></text:p>
          <text:p text:style-name="P223"><text:span text:style-name="Teletype"><text:span text:style-name="T48"># <text:s text:c="6"/>123456 ...</text:span></text:span></text:p>
          <text:p text:style-name="P223"><text:span text:style-name="Teletype"><text:span text:style-name="T53">echo `expr index "$stringZ" C12` <text:s text:c="12"/># 6</text:span></text:span></text:p>
          <text:p text:style-name="P223"><text:span text:style-name="Teletype"><text:span text:style-name="T48"><text:s text:c="45"/># C position.</text:span></text:span></text:p>
          <text:p text:style-name="P223"><text:span text:style-name="Teletype"><text:span text:style-name="T48"/></text:span></text:p>
          <text:p text:style-name="P223"><text:span text:style-name="Teletype"><text:span text:style-name="T53">echo `expr index "$stringZ" 1c` <text:s text:c="13"/># 3</text:span></text:span></text:p>
          <text:p text:style-name="P223"><text:span text:style-name="Teletype"><text:span text:style-name="T48"># 'c' (in #3 position) matches before '1'.</text:span></text:span></text:p>
          <text:p text:style-name="P223"><text:span text:style-name="Teletype"><text:span text:style-name="T48"/></text:span></text:p>
          <text:p text:style-name="P223"><text:span text:style-name="Teletype"><text:span text:style-name="T48">#This is the near equivalent of strchr() in C.</text:span></text:span></text:p>
          <text:p text:style-name="P141"><text:soft-page-break/></text:p>
        </text:list-header>
        <text:list-item>
          <text:p text:style-name="P163">Substring Extraction</text:p>
        </text:list-item>
      </text:list>
      <text:list xml:id="list1423044147" text:continue-list="list554213248" text:style-name="L19">
        <text:list-header>
          <text:p text:style-name="P182"><text:span text:style-name="Teletype"><text:span text:style-name="T48"/></text:span></text:p>
          <text:p text:style-name="P182"><text:span text:style-name="Teletype"><text:span text:style-name="T53">${string:position}</text:span></text:span></text:p>
          <text:p text:style-name="P182"><text:span text:style-name="Teletype"><text:span text:style-name="T53">Extracts substring from $string at $position.</text:span></text:span></text:p>
          <text:p text:style-name="P182"><text:span text:style-name="Teletype"><text:span text:style-name="T48">If the $string parameter is "*" or "@", then this extracts the </text:span></text:span><text:span text:style-name="Teletype"><text:span text:style-name="T48">positional </text:span></text:span></text:p>
          <text:p text:style-name="P182"><text:span text:style-name="Teletype"><text:span text:style-name="T48">parameters</text:span></text:span><text:span text:style-name="Teletype"><text:span text:style-name="T48">, starting at $position.</text:span></text:span></text:p>
          <text:p text:style-name="P182"><text:span text:style-name="Teletype"><text:span text:style-name="T48"/></text:span></text:p>
        </text:list-header>
        <text:list-item>
          <text:p text:style-name="P182"><text:bookmark text:name="SUBSTREXTR02"/><text:span text:style-name="Teletype"><text:span text:style-name="T70">${string:position:length}</text:span></text:span></text:p>
          <text:p text:style-name="P182"><text:span text:style-name="Teletype"><text:span text:style-name="T53">Extracts $length characters of substring from $string at $position.</text:span></text:span></text:p>
          <text:p text:style-name="P182"><text:span text:style-name="Teletype"><text:span text:style-name="T53"/></text:span></text:p>
          <text:p text:style-name="P182"><text:span text:style-name="Teletype"><text:span text:style-name="T53"/></text:span></text:p>
        </text:list-item>
      </text:list>
      <text:list xml:id="list78669577" text:continue-list="list652707504" text:style-name="WW8Num2">
        <text:list-header>
          <text:p text:style-name="P223"><text:span text:style-name="Teletype"><text:span text:style-name="T48"># Is it possible to index from the right end of the string?</text:span></text:span></text:p>
          <text:p text:style-name="P223"><text:span text:style-name="Teletype"><text:span text:style-name="T48"><text:s text:c="4"/></text:span></text:span></text:p>
          <text:p text:style-name="P223"><text:span text:style-name="Teletype"><text:span text:style-name="T48">echo ${stringZ:-4} <text:s text:c="26"/># abcABC123ABCabc</text:span></text:span></text:p>
          <text:p text:style-name="P223"><text:span text:style-name="Teletype"><text:span text:style-name="T48"># </text:span></text:span><text:span text:style-name="Teletype"><text:span text:style-name="T53">Defaults to full string, as in ${parameter:-default}.</text:span></text:span></text:p>
          <text:p text:style-name="P223"><text:span text:style-name="Teletype"><text:span text:style-name="T53"># However . . .</text:span></text:span></text:p>
          <text:p text:style-name="P223"><text:span text:style-name="Teletype"><text:span text:style-name="T48"/></text:span></text:p>
          <text:p text:style-name="P223"><text:span text:style-name="Teletype"><text:span text:style-name="T48">echo ${stringZ:(-4)} <text:s text:c="24"/># Cabc </text:span></text:span></text:p>
          <text:p text:style-name="P223"><text:span text:style-name="Teletype"><text:span text:style-name="T48">echo ${stringZ: -4} <text:s text:c="25"/># Cabc</text:span></text:span></text:p>
          <text:p text:style-name="P223"><text:span text:style-name="Teletype"><text:span text:style-name="T48">echo ${stringZ:2: -2}<text:tab/><text:tab/> <text:s text:c="9"/>#cABC123ABCa</text:span></text:span></text:p>
          <text:p text:style-name="P223"><text:span text:style-name="Teletype"><text:span text:style-name="T48">echo ${stringZ:1: -2}<text:tab/><text:tab/> <text:s text:c="9"/>#bcABC123ABCa </text:span></text:span></text:p>
          <text:p text:style-name="P223"><text:span text:style-name="Teletype"><text:span text:style-name="T48"># Now, it works.</text:span></text:span></text:p>
          <text:p text:style-name="P223"><text:span text:style-name="Teletype"><text:span text:style-name="T53"># Parentheses or added space "escape" the position parameter.</text:span></text:span></text:p>
        </text:list-header>
      </text:list>
      <text:list xml:id="list2060922508" text:continue-list="list1423044147" text:style-name="L19">
        <text:list-header>
          <text:p text:style-name="P182"><text:span text:style-name="Teletype"><text:span text:style-name="T53"/></text:span></text:p>
        </text:list-header>
      </text:list>
      <text:list xml:id="list1616119122" text:continue-list="list78669577" text:style-name="WW8Num2">
        <text:list-header>
          <text:p text:style-name="P141"/>
        </text:list-header>
      </text:list>
      <text:list xml:id="list2109877435" text:continue-list="list2060922508" text:style-name="L19">
        <text:list-header>
          <text:p text:style-name="P182"><text:span text:style-name="Teletype"><text:span text:style-name="T48">If the $string parameter is "</text:span></text:span><text:span text:style-name="Teletype"><text:span text:style-name="T53">*" or "@"</text:span></text:span><text:span text:style-name="Teletype"><text:span text:style-name="T48">, then this extracts a maximum of $length positional parameters, starting at $position.</text:span></text:span></text:p>
        </text:list-header>
      </text:list>
      <text:list xml:id="list2140646500" text:continue-list="list1616119122" text:style-name="WW8Num2">
        <text:list-header>
          <text:p text:style-name="P223"><text:span text:style-name="Teletype"><text:span text:style-name="T48">xzz@xzz-ubuntu:~$ set one two three </text:span></text:span></text:p>
          <text:p text:style-name="P223"><text:span text:style-name="Teletype"><text:span text:style-name="T48">xzz@xzz-ubuntu:~$ echo ${*:2} </text:span></text:span></text:p>
          <text:p text:style-name="P223"><text:span text:style-name="Teletype"><text:span text:style-name="T48">two three </text:span></text:span></text:p>
          <text:p text:style-name="P223"><text:span text:style-name="Teletype"><text:span text:style-name="T48">xzz@xzz-ubuntu:~$ echo ${*:3} </text:span></text:span></text:p>
          <text:p text:style-name="P223"><text:span text:style-name="Teletype"><text:span text:style-name="T48">three </text:span></text:span></text:p>
          <text:p text:style-name="P223"><text:span text:style-name="Teletype"><text:span text:style-name="T48">xzz@xzz-ubuntu:~$ echo ${*:1} </text:span></text:span></text:p>
          <text:p text:style-name="P223"><text:span text:style-name="Teletype"><text:span text:style-name="T48">one two three </text:span></text:span></text:p>
          <text:p text:style-name="P223"><text:span text:style-name="Teletype"><text:span text:style-name="T48">xzz@xzz-ubuntu:~$ echo ${*:1:2} </text:span></text:span></text:p>
          <text:p text:style-name="P223"><text:span text:style-name="Teletype"><text:span text:style-name="T48">one two </text:span></text:span></text:p>
          <text:p text:style-name="P223"><text:span text:style-name="Teletype"><text:span text:style-name="T48">xzz@xzz-ubuntu:~$ echo ${*:1:3} </text:span></text:span></text:p>
          <text:p text:style-name="P223"><text:span text:style-name="Teletype"><text:span text:style-name="T48">one two three </text:span></text:span></text:p>
          <text:p text:style-name="P223"><text:span text:style-name="Teletype"><text:span text:style-name="T48">xzz@xzz-ubuntu:~$ echo ${*:2:2} </text:span></text:span></text:p>
          <text:p text:style-name="P223"><text:soft-page-break/><text:span text:style-name="Teletype"><text:span text:style-name="T48">two three </text:span></text:span></text:p>
          <text:p text:style-name="P223"><text:span text:style-name="Teletype"><text:span text:style-name="T53">#same as “@”</text:span></text:span></text:p>
        </text:list-header>
      </text:list>
      <text:list xml:id="list451686238" text:style-name="L22">
        <text:list-header>
          <text:p text:style-name="P167"/>
        </text:list-header>
        <text:list-item>
          <text:p text:style-name="P167">expr substr $string $position $length</text:p>
        </text:list-item>
      </text:list>
      <text:list xml:id="list2125626645" text:continue-list="list2109877435" text:style-name="L19">
        <text:list-header>
          <text:p text:style-name="P182"><text:span text:style-name="Teletype"><text:span text:style-name="T48">Extracts $length characters from $string starting at $position.</text:span></text:span></text:p>
          <text:p text:style-name="P182"><text:span text:style-name="Teletype"><text:span text:style-name="T27"/></text:span></text:p>
        </text:list-header>
        <text:list-item>
          <text:p text:style-name="P182"><text:span text:style-name="Teletype"><text:span text:style-name="T41">expr match "$string" '\($substring\)'</text:span></text:span></text:p>
          <text:p text:style-name="P182"><text:span text:style-name="Teletype"><text:span text:style-name="T48">Extracts $substring at beginning of $string, </text:span></text:span><text:span text:style-name="Teletype"><text:span text:style-name="T53">where $substring is a </text:span></text:span><text:span text:style-name="Teletype"><text:span text:style-name="T53">regular expression</text:span></text:span><text:span text:style-name="Teletype"><text:span text:style-name="T48">.</text:span></text:span></text:p>
        </text:list-item>
      </text:list>
      <text:list xml:id="list259994560" text:style-name="L23">
        <text:list-header>
          <text:p text:style-name="P185"><text:span text:style-name="Teletype"><text:span text:style-name="T41"/></text:span></text:p>
        </text:list-header>
        <text:list-item>
          <text:p text:style-name="P185"><text:span text:style-name="Teletype"><text:span text:style-name="T41">expr "$string" : '\($substring\)'</text:span></text:span></text:p>
        </text:list-item>
      </text:list>
      <text:list xml:id="list307533277" text:continue-list="list2125626645" text:style-name="L19">
        <text:list-header>
          <text:p text:style-name="P182"><text:span text:style-name="Teletype"><text:span text:style-name="T48">Extracts $substring at beginning of $string, </text:span></text:span><text:span text:style-name="Teletype"><text:span text:style-name="T53">where $substring is a regular expression.</text:span></text:span></text:p>
        </text:list-header>
      </text:list>
      <text:list xml:id="list1064581307" text:continue-list="list2140646500" text:style-name="WW8Num2">
        <text:list-header>
          <text:p text:style-name="P223"><text:span text:style-name="Teletype"><text:span text:style-name="T48">stringZ=abcABC123ABCabc</text:span></text:span></text:p>
          <text:p text:style-name="P223"><text:span text:style-name="Teletype"><text:span text:style-name="T48"># <text:s text:c="6"/>======= <text:s text:c="4"/></text:span></text:span></text:p>
          <text:p text:style-name="P223"><text:span text:style-name="Teletype"><text:span text:style-name="T48"/></text:span></text:p>
          <text:p text:style-name="P223"><text:span text:style-name="Teletype"><text:span text:style-name="T48">echo `</text:span></text:span><text:span text:style-name="Teletype"><text:span text:style-name="T53">expr match "$stringZ" '\(.[b-c]*[A-Z]..[0-9]\)'</text:span></text:span><text:span text:style-name="Teletype"><text:span text:style-name="T48">` <text:s text:c="2"/># abcABC1</text:span></text:span></text:p>
          <text:p text:style-name="P223"><text:span text:style-name="Teletype"><text:span text:style-name="T48">echo `</text:span></text:span><text:span text:style-name="Teletype"><text:span text:style-name="T53">expr "$stringZ" : '\(.[b-c]*[A-Z]..[0-9]\)'</text:span></text:span><text:span text:style-name="Teletype"><text:span text:style-name="T48">` <text:s text:c="6"/># abcABC1</text:span></text:span></text:p>
          <text:p text:style-name="P223"><text:span text:style-name="Teletype"><text:span text:style-name="T48">echo `</text:span></text:span><text:span text:style-name="Teletype"><text:span text:style-name="T53">expr "$stringZ" : '\(.......\)</text:span></text:span><text:span text:style-name="Teletype"><text:span text:style-name="T48">'` <text:s text:c="18"/># abcABC1</text:span></text:span></text:p>
          <text:p text:style-name="P223"><text:span text:style-name="Teletype"><text:span text:style-name="T48"># All of the above forms give an identical result.</text:span></text:span></text:p>
        </text:list-header>
      </text:list>
      <text:list xml:id="list921883992" text:continue-list="list259994560" text:style-name="L23">
        <text:list-header>
          <text:p text:style-name="P185"><text:span text:style-name="Teletype"><text:span text:style-name="T41"/></text:span></text:p>
        </text:list-header>
        <text:list-item>
          <text:p text:style-name="P185"><text:span text:style-name="Teletype"><text:span text:style-name="T41">expr match "$string" '.*\($substring\)'</text:span></text:span></text:p>
        </text:list-item>
      </text:list>
      <text:list xml:id="list1779180334" text:continue-list="list307533277" text:style-name="L19">
        <text:list-header>
          <text:p text:style-name="P182"><text:span text:style-name="Teletype"><text:span text:style-name="T48">Extracts $substring </text:span></text:span><text:span text:style-name="Teletype"><text:span text:style-name="T53">at end of $string</text:span></text:span><text:span text:style-name="Teletype"><text:span text:style-name="T48">, </text:span></text:span><text:span text:style-name="Teletype"><text:span text:style-name="T53">where $substring is a regular expression.</text:span></text:span></text:p>
          <text:p text:style-name="P182"><text:span text:style-name="Teletype"><text:span text:style-name="T48"/></text:span></text:p>
        </text:list-header>
      </text:list>
      <text:list xml:id="list1425150068" text:continue-list="list921883992" text:style-name="L23">
        <text:list-item>
          <text:p text:style-name="P185"><text:span text:style-name="Teletype"><text:span text:style-name="T41">expr "$string" : '.*\($substring\)'</text:span></text:span></text:p>
        </text:list-item>
      </text:list>
      <text:list xml:id="list149122029" text:continue-list="list1779180334" text:style-name="L19">
        <text:list-header>
          <text:p text:style-name="P182"><text:span text:style-name="Teletype"><text:span text:style-name="T48">Extracts $substring </text:span></text:span><text:span text:style-name="Teletype"><text:span text:style-name="T53">at end of $string, where $substring is a regular expression.</text:span></text:span></text:p>
        </text:list-header>
      </text:list>
      <text:p text:style-name="P20"><text:span text:style-name="Teletype"><text:span text:style-name="T53"/></text:span></text:p>
      <text:list xml:id="list321565853" text:continue-list="list1064581307" text:style-name="WW8Num2">
        <text:list-header>
          <text:p text:style-name="P223"><text:span text:style-name="Teletype"><text:span text:style-name="T48">stringZ=abcABC123ABCabc</text:span></text:span></text:p>
          <text:p text:style-name="P223"><text:span text:style-name="Teletype"><text:span text:style-name="T48"># <text:s text:c="15"/>======</text:span></text:span></text:p>
          <text:p text:style-name="P223"><text:span text:style-name="Teletype"><text:span text:style-name="T48"/></text:span></text:p>
          <text:p text:style-name="P223"><text:span text:style-name="Teletype"><text:span text:style-name="T48">echo `expr match "$stringZ" '.*\([A-C][A-C][A-C][a-c]*\)'` <text:s text:c="3"/># ABCabc</text:span></text:span></text:p>
          <text:p text:style-name="P223"><text:span text:style-name="Teletype"><text:span text:style-name="T48">echo `expr "$stringZ" : '.*\(......\)'` <text:s text:c="22"/># ABCabc</text:span></text:span></text:p>
        </text:list-header>
      </text:list>
      <text:list xml:id="list2015804376" text:continue-list="list149122029" text:style-name="L19">
        <text:list-header>
          <text:p text:style-name="P182"><text:span text:style-name="Teletype"><text:span text:style-name="T48"/></text:span></text:p>
        </text:list-header>
      </text:list>
      <text:list xml:id="list1158416281" text:continue-list="list321565853" text:style-name="WW8Num2">
        <text:list-item>
          <text:p text:style-name="P163">Substring Removal</text:p>
        </text:list-item>
      </text:list>
      <text:list xml:id="list112727988" text:style-name="L24">
        <text:list-item>
          <text:p text:style-name="P186"><text:span text:style-name="Teletype"><text:span text:style-name="T41">${string#substring}</text:span></text:span></text:p>
        </text:list-item>
      </text:list>
      <text:list xml:id="list603782551" text:continue-list="list2015804376" text:style-name="L19">
        <text:list-header>
          <text:p text:style-name="P182"><text:span text:style-name="Teletype"><text:span text:style-name="T48">Deletes shortest match of $substring from front of $string.</text:span></text:span></text:p>
          <text:p text:style-name="P182"><text:span text:style-name="Teletype"><text:span text:style-name="T48"/></text:span></text:p>
        </text:list-header>
        <text:list-item>
          <text:p text:style-name="P182"><text:span text:style-name="Teletype"><text:span text:style-name="T41">${string##substring}</text:span></text:span></text:p>
          <text:p text:style-name="P182"><text:span text:style-name="Teletype"><text:span text:style-name="T48">Deletes longest match of $substring from front of $string</text:span></text:span>.</text:p>
          <text:p text:style-name="P182"/>
        </text:list-item>
      </text:list>
      <text:list xml:id="list1746394028" text:continue-list="list1158416281" text:style-name="WW8Num2">
        <text:list-header>
          <text:p text:style-name="P223"><text:span text:style-name="Teletype"><text:span text:style-name="T48">stringZ=abcABC123ABCabc</text:span></text:span></text:p>
          <text:p text:style-name="P223"><text:span text:style-name="Teletype"><text:span text:style-name="T48"># <text:s text:c="6"/>|----| <text:s text:c="9"/>shortest</text:span></text:span></text:p>
          <text:p text:style-name="P223"><text:span text:style-name="Teletype"><text:span text:style-name="T48"># <text:s text:c="6"/>|----------| <text:s text:c="3"/>longest</text:span></text:span></text:p>
          <text:p text:style-name="P223"><text:soft-page-break/><text:span text:style-name="Teletype"><text:span text:style-name="T48"/></text:span></text:p>
          <text:p text:style-name="P223"><text:span text:style-name="Teletype"><text:span text:style-name="T48">echo ${stringZ#a*C} <text:s text:c="5"/># 123ABCabc</text:span></text:span></text:p>
          <text:p text:style-name="P223"><text:span text:style-name="Teletype"><text:span text:style-name="T48"># Strip out shortest match between 'a' and 'C'.</text:span></text:span></text:p>
          <text:p text:style-name="P223"><text:span text:style-name="Teletype"><text:span text:style-name="T48"/></text:span></text:p>
          <text:p text:style-name="P223"><text:span text:style-name="Teletype"><text:span text:style-name="T48">echo ${stringZ##a*C} <text:s text:c="4"/># abc</text:span></text:span></text:p>
          <text:p text:style-name="P223"><text:span text:style-name="Teletype"><text:span text:style-name="T48"># Strip out longest match between 'a' and 'C'.</text:span></text:span></text:p>
          <text:p text:style-name="P223"><text:span text:style-name="Teletype"><text:span text:style-name="T48"># You can parameterize the substrings.</text:span></text:span></text:p>
          <text:p text:style-name="P223"><text:span text:style-name="Teletype"><text:span text:style-name="T48"/></text:span></text:p>
          <text:p text:style-name="P223"><text:span text:style-name="Teletype"><text:span text:style-name="T48">X='a*C'</text:span></text:span></text:p>
          <text:p text:style-name="P223"><text:span text:style-name="Teletype"><text:span text:style-name="T48"/></text:span></text:p>
          <text:p text:style-name="P223"><text:span text:style-name="Teletype"><text:span text:style-name="T48">echo ${stringZ#$X} <text:s text:c="5"/># 123ABCabc</text:span></text:span></text:p>
          <text:p text:style-name="P223"><text:span text:style-name="Teletype"><text:span text:style-name="T48">echo ${stringZ##$X} <text:s text:c="4"/># abc</text:span></text:span></text:p>
          <text:p text:style-name="P223"><text:span text:style-name="Teletype"><text:span text:style-name="T48"><text:s text:c="24"/># As above.</text:span></text:span></text:p>
        </text:list-header>
      </text:list>
      <text:list xml:id="list559794774" text:style-name="L25">
        <text:list-header>
          <text:p text:style-name="P187"><text:span text:style-name="Teletype"><text:span text:style-name="T41"/></text:span></text:p>
        </text:list-header>
        <text:list-item>
          <text:p text:style-name="P187"><text:span text:style-name="Teletype"><text:span text:style-name="T41">${string%substring}</text:span></text:span></text:p>
        </text:list-item>
      </text:list>
      <text:list xml:id="list364252890" text:continue-list="list603782551" text:style-name="L19">
        <text:list-header>
          <text:p text:style-name="P182"><text:span text:style-name="Teletype"><text:span text:style-name="T48">Deletes shortest match of $substring from back of $string.</text:span></text:span></text:p>
          <text:p text:style-name="P182"><text:span text:style-name="Teletype"><text:span text:style-name="T48"/></text:span></text:p>
        </text:list-header>
      </text:list>
      <text:list xml:id="list2105053023" text:continue-list="list559794774" text:style-name="L25">
        <text:list-item>
          <text:p text:style-name="P187"><text:span text:style-name="Teletype"><text:span text:style-name="T41">${string%%substring}</text:span></text:span></text:p>
        </text:list-item>
      </text:list>
      <text:list xml:id="list894698885" text:continue-list="list364252890" text:style-name="L19">
        <text:list-header>
          <text:p text:style-name="P182"><text:span text:style-name="Teletype"><text:span text:style-name="T48">Deletes longest match of $substring from back of $string.</text:span></text:span></text:p>
          <text:p text:style-name="P164"/>
        </text:list-header>
      </text:list>
      <text:list xml:id="list1341479448" text:continue-list="list1746394028" text:style-name="WW8Num2">
        <text:list-item>
          <text:p text:style-name="P163">Substring Replacement</text:p>
        </text:list-item>
      </text:list>
      <text:list xml:id="list1721376553" text:style-name="L26">
        <text:list-item>
          <text:p text:style-name="P188"><text:span text:style-name="Teletype"><text:span text:style-name="T41">${string/substring/replacement}</text:span></text:span></text:p>
        </text:list-item>
      </text:list>
      <text:list xml:id="list2084546857" text:continue-list="list894698885" text:style-name="L19">
        <text:list-header>
          <text:p text:style-name="P182"><text:span text:style-name="Teletype"><text:span text:style-name="T48">Replace first match of $substring with $replacement.</text:span></text:span></text:p>
          <text:p text:style-name="P182"><text:span text:style-name="Teletype"><text:span text:style-name="T48"> </text:span></text:span></text:p>
        </text:list-header>
      </text:list>
      <text:list xml:id="list382511608" text:style-name="L27">
        <text:list-item>
          <text:p text:style-name="P189"><text:bookmark text:name="SUBSTRREPL01"/><text:span text:style-name="Teletype"><text:span text:style-name="T41">${string//substring/replacement}</text:span></text:span></text:p>
        </text:list-item>
      </text:list>
      <text:list xml:id="list1471653613" text:continue-list="list1341479448" text:style-name="WW8Num2">
        <text:list-header>
          <text:p text:style-name="P228"><text:span text:style-name="Teletype"><text:span text:style-name="T48">Replace all matches of $substring with $replacement.</text:span></text:span></text:p>
          <text:p text:style-name="P228"><text:span text:style-name="Teletype"><text:span text:style-name="T48"/></text:span></text:p>
        </text:list-header>
      </text:list>
      <text:p text:style-name="P65"><text:span text:style-name="Teletype"><text:span text:style-name="T53">#可以使用符*，会匹配最长的字符串，也可以使用[ ]</text:span></text:span></text:p>
      <text:p text:style-name="P65"><text:span text:style-name="Teletype"><text:span text:style-name="T48"/></text:span></text:p>
      <text:list xml:id="list1836100412" text:continue-numbering="true" text:style-name="WW8Num2">
        <text:list-header>
          <text:p text:style-name="P223"><text:span text:style-name="Teletype"><text:span text:style-name="T53"># Can the match and replacement strings be parameterized?</text:span></text:span></text:p>
          <text:p text:style-name="P223"><text:span text:style-name="Teletype"><text:span text:style-name="T48">match=abc</text:span></text:span></text:p>
          <text:p text:style-name="P223"><text:span text:style-name="Teletype"><text:span text:style-name="T48">repl=000</text:span></text:span></text:p>
          <text:p text:style-name="P223"><text:span text:style-name="Teletype"><text:span text:style-name="T48">echo ${stringZ/$match/$repl} <text:s/># 000ABC123ABCabc</text:span></text:span></text:p>
          <text:p text:style-name="P223"><text:span text:style-name="Teletype"><text:span text:style-name="T48">echo ${stringZ//$match/$repl} # 000ABC123ABC000</text:span></text:span></text:p>
          <text:p text:style-name="P223"><text:span text:style-name="Teletype"><text:span text:style-name="T48"># Yes! <text:s text:c="8"/></text:span></text:span></text:p>
          <text:p text:style-name="P223"><text:span text:style-name="Teletype"><text:span text:style-name="T48"/></text:span></text:p>
          <text:p text:style-name="P223"><text:span text:style-name="Teletype"><text:span text:style-name="T48">echo</text:span></text:span></text:p>
          <text:p text:style-name="P223"><text:span text:style-name="Teletype"><text:span text:style-name="T48"/></text:span></text:p>
          <text:p text:style-name="P223"><text:span text:style-name="Teletype"><text:span text:style-name="T53"># What happens if no $replacement string is supplied?</text:span></text:span></text:p>
          <text:p text:style-name="P223"><text:span text:style-name="Teletype"><text:span text:style-name="T48">echo ${stringZ/abc} <text:s text:c="10"/># ABC123ABCabc</text:span></text:span></text:p>
          <text:p text:style-name="P223"><text:span text:style-name="Teletype"><text:span text:style-name="T48">echo ${stringZ//abc} <text:s text:c="9"/># ABC123ABC</text:span></text:span></text:p>
          <text:p text:style-name="P223"><text:soft-page-break/><text:span text:style-name="Teletype"><text:span text:style-name="T53"># A simple deletion takes place.</text:span></text:span></text:p>
        </text:list-header>
      </text:list>
      <text:list xml:id="list1437762011" text:continue-list="list2084546857" text:style-name="L19">
        <text:list-header>
          <text:p text:style-name="P182"><text:span text:style-name="Teletype"><text:span text:style-name="T48"/></text:span></text:p>
          <text:p text:style-name="P182"><text:span text:style-name="Teletype"><text:span text:style-name="T48"/></text:span></text:p>
        </text:list-header>
      </text:list>
      <text:list xml:id="list1879495022" text:continue-list="list382511608" text:style-name="L27">
        <text:list-item>
          <text:p text:style-name="P189"><text:span text:style-name="Teletype"><text:span text:style-name="T41">${string/#substring/replacement}</text:span></text:span></text:p>
        </text:list-item>
      </text:list>
      <text:list xml:id="list1322296343" text:continue-list="list1437762011" text:style-name="L19">
        <text:list-header>
          <text:p text:style-name="P182"><text:span text:style-name="Teletype"><text:span text:style-name="T48">If</text:span></text:span><text:span text:style-name="Teletype"><text:span text:style-name="T53"> prefix of var matches Pattern</text:span></text:span><text:span text:style-name="Teletype"><text:span text:style-name="T48">, then substitute Replacement for Pattern. If $substring matches front end of $string, substitute $replacement for $substring.</text:span></text:span></text:p>
        </text:list-header>
      </text:list>
      <text:list xml:id="list1411153195" text:continue-list="list1879495022" text:style-name="L27">
        <text:list-header>
          <text:p text:style-name="P189"><text:span text:style-name="Teletype"><text:span text:style-name="T41"/></text:span></text:p>
        </text:list-header>
        <text:list-item>
          <text:p text:style-name="P189"><text:bookmark text:name="SUBSTRREPL03"/><text:span text:style-name="Teletype"><text:span text:style-name="T41">${string/%substring/replacement}</text:span></text:span></text:p>
        </text:list-item>
      </text:list>
      <text:list xml:id="list254101117" text:continue-list="list1322296343" text:style-name="L19">
        <text:list-header>
          <text:p text:style-name="P182"><text:span text:style-name="Teletype"><text:span text:style-name="T48">If </text:span></text:span><text:span text:style-name="Teletype"><text:span text:style-name="T53">suffix of var matches Pattern</text:span></text:span><text:span text:style-name="Teletype"><text:span text:style-name="T48">, then substitute Replacement for Pattern.</text:span></text:span></text:p>
          <text:p text:style-name="P182"><text:span text:style-name="Teletype"><text:span text:style-name="T48">If $substring matches back end of $string, substitute $replacement for $substring.</text:span></text:span></text:p>
          <text:p text:style-name="P182"><text:span text:style-name="Teletype"><text:span text:style-name="T48"/></text:span></text:p>
        </text:list-header>
      </text:list>
      <text:list xml:id="list1942880342" text:continue-list="list1836100412" text:style-name="WW8Num2">
        <text:list-header>
          <text:p text:style-name="P223"><text:span text:style-name="Teletype"><text:span text:style-name="T48">stringZ=abcABC123ABCabc</text:span></text:span></text:p>
          <text:p text:style-name="P223"><text:span text:style-name="Teletype"><text:span text:style-name="T48"/></text:span></text:p>
          <text:p text:style-name="P223"><text:span text:style-name="Teletype"><text:span text:style-name="T48">echo ${stringZ/#abc/XYZ} <text:s text:c="9"/># XYZABC123ABCabc</text:span></text:span></text:p>
          <text:p text:style-name="P223"><text:span text:style-name="Teletype"><text:span text:style-name="T48"><text:s text:c="34"/># Replaces front-end match of 'abc' with 'XYZ'.</text:span></text:span></text:p>
          <text:p text:style-name="P223"><text:span text:style-name="Teletype"><text:span text:style-name="T48"/></text:span></text:p>
          <text:p text:style-name="P223"><text:span text:style-name="Teletype"><text:span text:style-name="T48">echo ${stringZ/%abc/XYZ} <text:s text:c="9"/># abcABC123ABCXYZ</text:span></text:span></text:p>
          <text:p text:style-name="P223"><text:span text:style-name="Teletype"><text:span text:style-name="T48"><text:s text:c="34"/># Replaces back-end match of 'abc' with 'XYZ'.</text:span></text:span></text:p>
        </text:list-header>
      </text:list>
      <text:list xml:id="list654590189" text:continue-list="list254101117" text:style-name="L19">
        <text:list-header>
          <text:p text:style-name="P164"/>
        </text:list-header>
      </text:list>
      <text:list xml:id="list300647189" text:continue-list="list1942880342" text:style-name="WW8Num2">
        <text:list-item>
          <text:p text:style-name="P163">Manipulating strings using awk</text:p>
        </text:list-item>
      </text:list>
      <text:list xml:id="list1824195697" text:continue-list="list654590189" text:style-name="L19">
        <text:list-header>
          <text:p text:style-name="P182"><text:span text:style-name="Teletype"><text:span text:style-name="T48"><text:s text:c="4"/>A Bash script may invoke the string manipulation facilities of </text:span></text:span><text:span text:style-name="Teletype"><text:span text:style-name="T48">awk</text:span></text:span><text:span text:style-name="Teletype"><text:span text:style-name="T48"> as an alternative to using its built-in operations</text:span></text:span></text:p>
          <text:p text:style-name="P182"><text:span text:style-name="Teletype"><text:span text:style-name="T48"/></text:span></text:p>
        </text:list-header>
      </text:list>
      <text:list xml:id="list91102159" text:continue-list="list300647189" text:style-name="WW8Num2">
        <text:list-header>
          <text:p text:style-name="P223"><text:span text:style-name="Teletype"><text:span text:style-name="T48">String=23skidoo1</text:span></text:span></text:p>
          <text:p text:style-name="P223"><text:span text:style-name="Teletype"><text:span text:style-name="T48"># <text:s text:c="5"/>012345678 <text:s text:c="3"/>Bash</text:span></text:span></text:p>
          <text:p text:style-name="P223"><text:span text:style-name="Teletype"><text:span text:style-name="T48"># <text:s text:c="5"/>123456789 <text:s text:c="3"/>awk</text:span></text:span></text:p>
          <text:p text:style-name="P223"><text:span text:style-name="Teletype"><text:span text:style-name="T48">#</text:span></text:span><text:span text:style-name="Teletype"><text:span text:style-name="T53"> Note different string indexing system:</text:span></text:span></text:p>
          <text:p text:style-name="P223"><text:span text:style-name="Teletype"><text:span text:style-name="T48"># </text:span></text:span><text:span text:style-name="Teletype"><text:span text:style-name="T53">Bash numbers first character of string as 0.</text:span></text:span></text:p>
          <text:p text:style-name="P223"><text:span text:style-name="Teletype"><text:span text:style-name="T48"># </text:span></text:span><text:span text:style-name="Teletype"><text:span text:style-name="T53">Awk <text:s/>numbers first character of string as 1.</text:span></text:span></text:p>
          <text:p text:style-name="P223"><text:span text:style-name="Teletype"><text:span text:style-name="T48"/></text:span></text:p>
          <text:p text:style-name="P223"><text:span text:style-name="Teletype"><text:span text:style-name="T48">echo ${String:2:4} # position 3 (0-1-2), 4 characters long</text:span></text:span></text:p>
          <text:p text:style-name="P223"><text:span text:style-name="Teletype"><text:span text:style-name="T48"><text:s text:c="41"/># skid</text:span></text:span></text:p>
          <text:p text:style-name="P223"><text:span text:style-name="Teletype"><text:span text:style-name="T48"/></text:span></text:p>
          <text:p text:style-name="P223"><text:span text:style-name="Teletype"><text:span text:style-name="T53"># The awk equivalent of ${string:pos:length} is substr(string,pos,length).</text:span></text:span></text:p>
          <text:p text:style-name="P223"><text:span text:style-name="Teletype"><text:span text:style-name="T48">echo | awk '</text:span></text:span></text:p>
          <text:p text:style-name="P223"><text:span text:style-name="Teletype"><text:span text:style-name="T48">{ print substr("'"${String}"'",3,4) <text:s text:c="5"/># skid</text:span></text:span></text:p>
          <text:p text:style-name="P223"><text:span text:style-name="Teletype"><text:span text:style-name="T48">}</text:span></text:span></text:p>
          <text:p text:style-name="P223"><text:span text:style-name="Teletype"><text:span text:style-name="T48">'</text:span></text:span></text:p>
          <text:p text:style-name="P223"><text:span text:style-name="Teletype"><text:span text:style-name="T48"># <text:s/>Piping an empty "echo" to awk gives it dummy input,</text:span></text:span></text:p>
          <text:p text:style-name="P223"><text:span text:style-name="Teletype"><text:span text:style-name="T48">#+ and thus makes it unnecessary to supply a filename.</text:span></text:span></text:p>
          <text:p text:style-name="P223"><text:span text:style-name="Teletype"><text:span text:style-name="T48"/></text:span></text:p>
          <text:p text:style-name="P223"><text:soft-page-break/><text:span text:style-name="Teletype"><text:span text:style-name="T48"># And likewise:</text:span></text:span></text:p>
          <text:p text:style-name="P223"><text:span text:style-name="Teletype"><text:span text:style-name="T48">echo | awk '</text:span></text:span></text:p>
          <text:p text:style-name="P223"><text:span text:style-name="Teletype"><text:span text:style-name="T48">{ </text:span></text:span><text:span text:style-name="Teletype"><text:span text:style-name="T53">print index("'"${String}"'", "skid") <text:s text:c="5"/># 3</text:span></text:span></text:p>
          <text:p text:style-name="P223"><text:span text:style-name="Teletype"><text:span text:style-name="T48">} <text:s text:c="42"/># (skid starts at position 3)</text:span></text:span></text:p>
          <text:p text:style-name="P223"><text:span text:style-name="Teletype"><text:span text:style-name="T48">' <text:s text:c="2"/># The awk equivalent of "expr index" ...</text:span></text:span></text:p>
        </text:list-header>
      </text:list>
      <text:list xml:id="list230917472" text:continue-list="list1824195697" text:style-name="L19">
        <text:list-header>
          <text:p text:style-name="P182"><text:span text:style-name="Teletype"><text:span text:style-name="T48"/></text:span></text:p>
        </text:list-header>
      </text:list>
      <text:list xml:id="list1785235044" text:continue-list="list91102159" text:style-name="WW8Num2">
        <text:list-item>
          <text:h text:style-name="P86" text:outline-level="1">Parameter Substitution</text:h>
        </text:list-item>
      </text:list>
      <text:list xml:id="list1923962722" text:style-name="L28">
        <text:list-item>
          <text:p text:style-name="P190"><text:span text:style-name="Teletype"><text:span text:style-name="T41">${parameter-default}, ${parameter:-default}</text:span></text:span></text:p>
        </text:list-item>
      </text:list>
      <text:list xml:id="list37121651" text:continue-list="list230917472" text:style-name="L19">
        <text:list-header>
          <text:p text:style-name="P182"><text:span text:style-name="Teletype"><text:span text:style-name="T48">If parameter not set, use default.</text:span></text:span></text:p>
          <text:p text:style-name="P182"><text:span text:style-name="Teletype"><text:span text:style-name="T48"><text:s text:c="5"/>${parameter-default} and ${parameter:-default} are almost equivalent. </text:span></text:span><text:span text:style-name="Teletype"><text:span text:style-name="T53">The extra : makes a difference only whenparameter has been declared, but is null.</text:span></text:span></text:p>
          <text:p text:style-name="P182"><text:span text:style-name="Teletype"><text:span text:style-name="T53"/></text:span></text:p>
          <text:p text:style-name="P182"><text:span text:style-name="Teletype"><text:span text:style-name="T48">The default parameter construct finds use in providing "missing" command-line arguments in scripts.</text:span></text:span></text:p>
        </text:list-header>
      </text:list>
      <text:list xml:id="list1728068308" text:style-name="L29">
        <text:list-header>
          <text:p text:style-name="P191"><text:span text:style-name="Teletype"><text:span text:style-name="T48"/></text:span></text:p>
        </text:list-header>
      </text:list>
      <text:list xml:id="list506327244" text:continue-list="list1785235044" text:style-name="WW8Num2">
        <text:list-header>
          <text:p text:style-name="P223"><text:span text:style-name="Teletype"><text:span text:style-name="T48">DEFAULT_FILENAME=generic.data</text:span></text:span></text:p>
          <text:p text:style-name="P223"><text:span text:style-name="Teletype"><text:span text:style-name="T48">filename=${1:-$DEFAULT_FILENAME}</text:span></text:span></text:p>
        </text:list-header>
      </text:list>
      <text:list xml:id="list670209198" text:continue-list="list1923962722" text:style-name="L28">
        <text:list-header>
          <text:p text:style-name="P190"><text:span text:style-name="Teletype"><text:span text:style-name="T41"/></text:span></text:p>
        </text:list-header>
        <text:list-item>
          <text:p text:style-name="P190"><text:span text:style-name="Teletype"><text:span text:style-name="T41">${parameter=default}, ${parameter:=default}</text:span></text:span></text:p>
        </text:list-item>
      </text:list>
      <text:list xml:id="list926882138" text:continue-list="list37121651" text:style-name="L19">
        <text:list-header>
          <text:p text:style-name="P182"><text:bookmark text:name="DEFPARAM"/><text:span text:style-name="Teletype"><text:span text:style-name="T48">If parameter not set, set it to default.</text:span></text:span></text:p>
          <text:p text:style-name="P182"><text:span text:style-name="Teletype"><text:span text:style-name="T48"><text:s text:c="4"/>Both forms nearly equivalent. The : makes a difference only when $parameter has been declared and is null, as above.</text:span></text:span></text:p>
          <text:p text:style-name="P182"><text:span text:style-name="Teletype"><text:span text:style-name="T48">echo ${var=abc} <text:s text:c="2"/># abc</text:span></text:span></text:p>
        </text:list-header>
      </text:list>
      <text:list xml:id="list105900426" text:continue-list="list506327244" text:style-name="WW8Num2">
        <text:list-header>
          <text:p text:style-name="P223"><text:span text:style-name="Teletype"><text:span text:style-name="T48">echo ${var=xyz} <text:s text:c="2"/># abc</text:span></text:span></text:p>
          <text:p text:style-name="P223"><text:span text:style-name="Teletype"><text:span text:style-name="T48"># $var had already been set to abc, so it did not change.</text:span></text:span></text:p>
        </text:list-header>
      </text:list>
      <text:list xml:id="list2063235761" text:continue-list="list926882138" text:style-name="L19">
        <text:list-header>
          <text:p text:style-name="P182"><text:span text:style-name="Teletype"><text:span text:style-name="T48"/></text:span></text:p>
        </text:list-header>
      </text:list>
      <text:list xml:id="list1043880662" text:continue-list="list670209198" text:style-name="L28">
        <text:list-item>
          <text:p text:style-name="P190"><text:span text:style-name="Teletype"><text:span text:style-name="T41">${parameter+alt_value}, ${parameter:+alt_value}</text:span></text:span></text:p>
          <text:p text:style-name="P190"><text:span text:style-name="Teletype"><text:span text:style-name="T43">If parameter set, use alt_value, else use null string.</text:span></text:span></text:p>
        </text:list-item>
      </text:list>
      <text:list xml:id="list395342774" text:continue-list="list2063235761" text:style-name="L19">
        <text:list-header>
          <text:p text:style-name="P182"><text:span text:style-name="Teletype"><text:span text:style-name="T48"><text:s text:c="4"/>Both forms nearly equivalent. The : makes a difference only when parameter has been declared and is null.</text:span></text:span></text:p>
          <text:p text:style-name="P182"><text:span text:style-name="Teletype"><text:span text:style-name="T48"/></text:span></text:p>
        </text:list-header>
      </text:list>
      <text:list xml:id="list1899432984" text:continue-list="list1043880662" text:style-name="L28">
        <text:list-item>
          <text:p text:style-name="P190"><text:span text:style-name="Teletype"><text:span text:style-name="T41">${parameter?err_msg}, ${parameter:?err_msg}</text:span></text:span></text:p>
          <text:p text:style-name="P190"><text:span text:style-name="Teletype"><text:span text:style-name="T43">If parameter set, use it, </text:span></text:span><text:span text:style-name="Teletype"><text:span text:style-name="T71">else print err_msg and abort the script with an </text:span></text:span><text:span text:style-name="Teletype"><text:span text:style-name="T71">exit </text:span></text:span><text:span text:style-name="Teletype"><text:span text:style-name="T71">status</text:span></text:span><text:span text:style-name="Teletype"><text:span text:style-name="T71"> of 1.</text:span></text:span></text:p>
          <text:p text:style-name="P190"><text:span text:style-name="Teletype"><text:span text:style-name="T27"><text:s text:c="4"/>Both forms nearly equivalent. The : makes a difference only when parameter has been declared and is null, as above.</text:span></text:span></text:p>
        </text:list-item>
      </text:list>
      <text:list xml:id="list2170173439" text:continue-list="list105900426" text:style-name="WW8Num2">
        <text:list-header>
          <text:p text:style-name="P223"><text:span text:style-name="Teletype"><text:span text:style-name="T48"># <text:s/>Check some of the system's environmental variables.</text:span></text:span></text:p>
          <text:p text:style-name="P223"><text:span text:style-name="Teletype"><text:span text:style-name="T48"># <text:s/>This is good preventative maintenance.</text:span></text:span></text:p>
          <text:p text:style-name="P223"><text:soft-page-break/><text:span text:style-name="Teletype"><text:span text:style-name="T48"># <text:s/>If, for example, $USER, the name of the person at the console, is not set,</text:span></text:span></text:p>
          <text:p text:style-name="P223"><text:span text:style-name="Teletype"><text:span text:style-name="T48">#+ the machine will not recognize you.</text:span></text:span></text:p>
          <text:p text:style-name="P223"><text:span text:style-name="Teletype"><text:span text:style-name="T48"/></text:span></text:p>
          <text:p text:style-name="P223"><text:span text:style-name="Teletype"><text:span text:style-name="T48">: ${HOSTNAME?} ${USER?} ${HOME?} ${MAIL?}</text:span></text:span></text:p>
        </text:list-header>
      </text:list>
      <text:p text:style-name="P65"><text:span text:style-name="Teletype"><text:span text:style-name="T48"/></text:span></text:p>
      <text:p text:style-name="P65"><text:span text:style-name="Teletype"><text:span text:style-name="T48">:${NOTSET?“err_msg”} #script将在这里退出，返回值为1</text:span></text:span></text:p>
      <text:list xml:id="list967001821" text:continue-numbering="true" text:style-name="WW8Num2">
        <text:list-header>
          <text:p text:style-name="P163"/>
        </text:list-header>
        <text:list-item>
          <text:p text:style-name="P281"><text:span text:style-name="Teletype"><text:span text:style-name="T87">Variable's </text:span></text:span><text:span text:style-name="Teletype"><text:span text:style-name="T95">Substitution</text:span></text:span></text:p>
        </text:list-item>
      </text:list>
      <text:list xml:id="list926461467" text:style-name="L30">
        <text:list-item>
          <text:p text:style-name="P282"><text:span text:style-name="Teletype"><text:span text:style-name="T93">${!varprefix*}</text:span></text:span><text:span text:style-name="T94">, </text:span><text:span text:style-name="Teletype"><text:span text:style-name="T93">${!varprefix@}</text:span></text:span></text:p>
        </text:list-item>
      </text:list>
      <text:list xml:id="list1466219860" text:continue-list="list1899432984" text:style-name="L28">
        <text:list-header>
          <text:p text:style-name="P190"><text:span text:style-name="Teletype"><text:span text:style-name="T27">Matches names of all previously declared variables beginning with varprefix.</text:span></text:span></text:p>
        </text:list-header>
      </text:list>
      <text:list xml:id="list354819176" text:continue-list="list967001821" text:style-name="WW8Num2">
        <text:list-header>
          <text:p text:style-name="P223"><text:span text:style-name="Teletype"><text:span text:style-name="T48">xyz23=whatever</text:span></text:span></text:p>
        </text:list-header>
      </text:list>
      <text:p text:style-name="P65"><text:span text:style-name="Teletype"><text:span text:style-name="T48">xyz24=</text:span></text:span></text:p>
      <text:p text:style-name="P65"><text:span text:style-name="Teletype"><text:span text:style-name="T48"/></text:span></text:p>
      <text:p text:style-name="P65"><text:span text:style-name="Teletype"><text:span text:style-name="T53">a=${!xyz*} <text:s text:c="8"/># <text:s/>Expands to *names* of declared variables</text:span></text:span></text:p>
      <text:p text:style-name="P65"><text:span text:style-name="Teletype"><text:span text:style-name="T48"># <text:tab/> <text:s text:c="7"/></text:span></text:span><text:span text:style-name="Teletype"><text:span text:style-name="T53"><text:s text:c="3"/>+ beginning with "xyz".</text:span></text:span></text:p>
      <text:p text:style-name="P65"><text:span text:style-name="Teletype"><text:span text:style-name="T48">echo "a = $a" <text:s text:c="5"/># <text:s/>a = xyz23 xyz24</text:span></text:span></text:p>
      <text:p text:style-name="P65"><text:span text:style-name="Teletype"><text:span text:style-name="T48">a=${!xyz@} <text:s text:c="8"/># <text:s/>Same as above.</text:span></text:span></text:p>
      <text:p text:style-name="P65"><text:span text:style-name="Teletype"><text:span text:style-name="T48">echo "a = $a" <text:s text:c="5"/># <text:s/>a = xyz23 xyz24</text:span></text:span></text:p>
      <text:p text:style-name="P65"><text:span text:style-name="Teletype"><text:span text:style-name="T48"/></text:span></text:p>
      <text:p text:style-name="P65"><text:span text:style-name="Teletype"><text:span text:style-name="T48">echo "---"</text:span></text:span></text:p>
      <text:p text:style-name="P65"><text:span text:style-name="Teletype"><text:span text:style-name="T48"/></text:span></text:p>
      <text:p text:style-name="P65"><text:span text:style-name="Teletype"><text:span text:style-name="T48">abc23=something_else</text:span></text:span></text:p>
      <text:p text:style-name="P65"><text:span text:style-name="Teletype"><text:span text:style-name="T48">b=${!abc*}</text:span></text:span></text:p>
      <text:p text:style-name="P65"><text:span text:style-name="Teletype"><text:span text:style-name="T48">echo "b = $b" <text:s text:c="5"/># <text:s/>b = abc23</text:span></text:span></text:p>
      <text:p text:style-name="P65"><text:span text:style-name="Teletype"><text:span text:style-name="T48">c=${!b} <text:s text:c="11"/># <text:s/>Now, the more familiar type of indirect reference.</text:span></text:span></text:p>
      <text:p text:style-name="P65"><text:span text:style-name="Teletype"><text:span text:style-name="T48">echo $c <text:s text:c="11"/># <text:s/>something_else</text:span></text:span></text:p>
      <text:p text:style-name="P23"/>
      <text:list xml:id="list892447691" text:continue-numbering="true" text:style-name="WW8Num2">
        <text:list-header>
          <text:h text:style-name="P89" text:outline-level="1"/>
          <text:h text:style-name="P89" text:outline-level="1">Loops and Branches</text:h>
          <text:p text:style-name="P141"/>
        </text:list-header>
        <text:list-item>
          <text:p text:style-name="P141">for loop</text:p>
          <text:p text:style-name="P141"/>
          <text:p text:style-name="P223"><text:span text:style-name="Teletype"><text:span text:style-name="T48">for arg in [list]<text:line-break/></text:span></text:span><text:span text:style-name="Teletype"><text:span text:style-name="T48">do <text:line-break/></text:span></text:span><text:soft-page-break/><text:span text:style-name="Teletype"><text:span text:style-name="T48"> command(s)... <text:line-break/>done </text:span></text:span></text:p>
        </text:list-item>
      </text:list>
      <text:list xml:id="list181311592" text:continue-list="list1466219860" text:style-name="L28">
        <text:list-header>
          <text:p text:style-name="P190"><text:span text:style-name="Teletype"><text:span text:style-name="T27"/></text:span></text:p>
        </text:list-header>
        <text:list-item>
          <text:p text:style-name="P233"><text:span text:style-name="Teletype"><text:span text:style-name="T53">The argument list may contain wild cards</text:span></text:span></text:p>
          <text:p text:style-name="P233"><text:span text:style-name="Teletype"><text:span text:style-name="T53"/></text:span></text:p>
        </text:list-item>
      </text:list>
      <text:list xml:id="list1664175120" text:continue-list="list892447691" text:style-name="WW8Num2">
        <text:list-header>
          <text:p text:style-name="P223"><text:span text:style-name="Teletype"><text:span text:style-name="T53">for file in *</text:span></text:span></text:p>
          <text:p text:style-name="P223"><text:span text:style-name="Teletype"><text:span text:style-name="T48"># <text:s text:c="15"/>Bash performs filename expansion</text:span></text:span></text:p>
          <text:p text:style-name="P223"><text:span text:style-name="Teletype"><text:span text:style-name="T48">#+ <text:s text:c="12"/>on expressions that globbing recognizes.</text:span></text:span></text:p>
          <text:p text:style-name="P223"><text:span text:style-name="Teletype"><text:span text:style-name="T48">do</text:span></text:span></text:p>
          <text:p text:style-name="P223"><text:span text:style-name="Teletype"><text:span text:style-name="T48"><text:s text:c="2"/>ls -l "$file" <text:s/># Lists all files in $PWD (current directory).</text:span></text:span></text:p>
          <text:p text:style-name="P223"><text:span text:style-name="Teletype"><text:span text:style-name="T48"><text:s text:c="2"/># <text:s/>Recall that the wild card character "*" matches every filename,</text:span></text:span></text:p>
          <text:p text:style-name="P223"><text:span text:style-name="Teletype"><text:span text:style-name="T48"><text:s text:c="2"/>#+ however,</text:span></text:span><text:span text:style-name="Teletype"><text:span text:style-name="T53"> in "globbing," it doesn't match dot-files.</text:span></text:span></text:p>
          <text:p text:style-name="P223"><text:span text:style-name="Teletype"><text:span text:style-name="T48"/></text:span></text:p>
          <text:p text:style-name="P223"><text:span text:style-name="Teletype"><text:span text:style-name="T48"><text:s text:c="2"/># </text:span></text:span><text:span text:style-name="Teletype"><text:span text:style-name="T53"><text:s/>If the pattern matches no file, it is expanded to itself.</text:span></text:span></text:p>
          <text:p text:style-name="P223"><text:span text:style-name="Teletype"><text:span text:style-name="T48"><text:s text:c="2"/># </text:span></text:span><text:span text:style-name="Teletype"><text:span text:style-name="T53"><text:s/>To prevent this, set the nullglob option</text:span></text:span></text:p>
          <text:p text:style-name="P223"><text:span text:style-name="Teletype"><text:span text:style-name="T48"><text:s text:c="2"/>#+ </text:span></text:span><text:span text:style-name="Teletype"><text:span text:style-name="T53"><text:s text:c="2"/>(shopt -s nullglob).</text:span></text:span></text:p>
          <text:p text:style-name="P223"><text:span text:style-name="Teletype"><text:span text:style-name="T48"><text:s text:c="2"/># <text:s/>Thanks, S.C.</text:span></text:span></text:p>
          <text:p text:style-name="P223"><text:span text:style-name="Teletype"><text:span text:style-name="T48">done</text:span></text:span></text:p>
        </text:list-header>
      </text:list>
      <text:p text:style-name="P65"><text:span text:style-name="Teletype"><text:span text:style-name="T48"/></text:span></text:p>
      <text:p text:style-name="P65"><text:span text:style-name="Teletype"><text:span text:style-name="T48"/></text:span></text:p>
      <text:list xml:id="list797387396" text:continue-numbering="true" text:style-name="WW8Num2">
        <text:list-header>
          <text:p text:style-name="P223"><text:span text:style-name="Teletype"><text:span text:style-name="T53">for file in [jx]*</text:span></text:span></text:p>
          <text:p text:style-name="P223"><text:span text:style-name="Teletype"><text:span text:style-name="T48">do</text:span></text:span></text:p>
          <text:p text:style-name="P223"><text:span text:style-name="Teletype"><text:span text:style-name="T48"><text:s text:c="2"/>rm -f $file <text:s text:c="3"/># Removes only files beginning with "j" or "x" in $PWD.</text:span></text:span></text:p>
          <text:p text:style-name="P223"><text:span text:style-name="Teletype"><text:span text:style-name="T48"><text:s text:c="2"/>echo "Removed file \"$file\"".</text:span></text:span></text:p>
          <text:p text:style-name="P223"><text:span text:style-name="Teletype"><text:span text:style-name="T48">done</text:span></text:span></text:p>
        </text:list-header>
      </text:list>
      <text:p text:style-name="P20"><text:span text:style-name="Teletype"><text:span text:style-name="T27"/></text:span></text:p>
      <text:list xml:id="list1620841701" text:continue-list="list181311592" text:style-name="L28">
        <text:list-item>
          <text:p text:style-name="P233"><text:span text:style-name="Teletype"><text:span text:style-name="T53">Missing in [list] in a for loop</text:span></text:span></text:p>
          <text:p text:style-name="P233"><text:span text:style-name="Teletype"><text:span text:style-name="T53"/></text:span></text:p>
        </text:list-item>
      </text:list>
      <text:list xml:id="list1320668379" text:continue-list="list797387396" text:style-name="WW8Num2">
        <text:list-header>
          <text:p text:style-name="P223"><text:span text:style-name="Teletype"><text:span text:style-name="T53">for a</text:span></text:span></text:p>
          <text:p text:style-name="P223"><text:span text:style-name="Teletype"><text:span text:style-name="T48">do</text:span></text:span></text:p>
          <text:p text:style-name="P223"><text:span text:style-name="Teletype"><text:span text:style-name="T48"><text:s/>echo -n "$a "</text:span></text:span></text:p>
          <text:p text:style-name="P223"><text:span text:style-name="Teletype"><text:span text:style-name="T48">done</text:span></text:span></text:p>
          <text:p text:style-name="P223"><text:span text:style-name="Teletype"><text:span text:style-name="T48"># <text:s/>The 'in list' missing, therefore </text:span></text:span><text:span text:style-name="Teletype"><text:span text:style-name="T53">the loop operates on '$@'</text:span></text:span></text:p>
          <text:p text:style-name="P223"><text:span text:style-name="Teletype"><text:span text:style-name="T48">#+ (command-line argument list, including whitespace).</text:span></text:span></text:p>
          <text:p text:style-name="P234"><text:span text:style-name="Teletype"><text:span text:style-name="T53"/></text:span></text:p>
        </text:list-header>
      </text:list>
      <text:list xml:id="list55542254" text:continue-list="list1620841701" text:style-name="L28">
        <text:list-item>
          <text:p text:style-name="P233"><text:span text:style-name="Teletype"><text:span text:style-name="T53">The output of a for loop may be piped to a command or commands.</text:span></text:span></text:p>
          <text:p text:style-name="P233"><text:span text:style-name="Teletype"><text:span text:style-name="T53"/></text:span></text:p>
        </text:list-item>
      </text:list>
      <text:list xml:id="list1320729570" text:continue-list="list1320668379" text:style-name="WW8Num2">
        <text:list-header>
          <text:p text:style-name="P223"><text:span text:style-name="Teletype"><text:span text:style-name="T53">for file in "$( find $directory -type l )" </text:span></text:span><text:span text:style-name="Teletype"><text:span text:style-name="T48"><text:s text:c="2"/># -type l = symbolic links</text:span></text:span></text:p>
          <text:p text:style-name="P223"><text:span text:style-name="Teletype"><text:span text:style-name="T48">do</text:span></text:span></text:p>
          <text:p text:style-name="P223"><text:span text:style-name="Teletype"><text:span text:style-name="T48"><text:s text:c="2"/>echo "$file"</text:span></text:span></text:p>
          <text:p text:style-name="P223"><text:span text:style-name="Teletype"><text:span text:style-name="T48">done | sort <text:s text:c="33"/># Otherwise file list is unsorted.</text:span></text:span></text:p>
          <text:p text:style-name="P223"><text:span text:style-name="Teletype"><text:span text:style-name="T48"># <text:s/>Strictly speaking, a loop isn't really necessary here,</text:span></text:span></text:p>
          <text:p text:style-name="P223"><text:soft-page-break/><text:span text:style-name="Teletype"><text:span text:style-name="T48">#+ </text:span></text:span><text:span text:style-name="Teletype"><text:span text:style-name="T53">since </text:span></text:span><text:span text:style-name="Teletype"><text:span text:style-name="T75">the output of the "find" command is expanded into a single word.</text:span></text:span></text:p>
          <text:p text:style-name="P223"><text:span text:style-name="Teletype"><text:span text:style-name="T48"># <text:s/>However, it's easy to understand and illustrative this way.</text:span></text:span></text:p>
          <text:p text:style-name="P223"><text:span text:style-name="Teletype"><text:span text:style-name="T48"/></text:span></text:p>
          <text:p text:style-name="P223"><text:span text:style-name="Teletype"><text:span text:style-name="T48"># <text:s/>As Dominik 'Aeneas' Schnitzer points out,</text:span></text:span></text:p>
          <text:p text:style-name="P223"><text:span text:style-name="Teletype"><text:span text:style-name="T48">#+ </text:span></text:span><text:span text:style-name="Teletype"><text:span text:style-name="T53">failing to quote <text:s/>$( find $directory -type l )</text:span></text:span></text:p>
          <text:p text:style-name="P223"><text:span text:style-name="Teletype"><text:span text:style-name="T48">#+ </text:span></text:span><text:span text:style-name="Teletype"><text:span text:style-name="T53">will choke on filenames with embedded whitespace.</text:span></text:span></text:p>
          <text:p text:style-name="P223"><text:span text:style-name="Teletype"><text:span text:style-name="T48"># <text:s/>containing whitespace. </text:span></text:span></text:p>
        </text:list-header>
      </text:list>
      <text:p text:style-name="P65"><text:span text:style-name="Teletype"><text:span text:style-name="T48"/></text:span></text:p>
      <text:list xml:id="list463357569" text:continue-numbering="true" text:style-name="WW8Num2">
        <text:list-header>
          <text:p text:style-name="P223"><text:span text:style-name="Teletype"><text:span text:style-name="T48">OLDIFS=$IFS</text:span></text:span></text:p>
          <text:p text:style-name="P223"><text:span text:style-name="Teletype"><text:span text:style-name="T48">IFS=:</text:span></text:span></text:p>
          <text:p text:style-name="P223"><text:span text:style-name="Teletype"><text:span text:style-name="T48"/></text:span></text:p>
          <text:p text:style-name="P223"><text:span text:style-name="Teletype"><text:span text:style-name="T48">for file in $(</text:span></text:span><text:span text:style-name="Teletype"><text:span text:style-name="T53">find $directory -type l -printf "%p$IFS"</text:span></text:span><text:span text:style-name="Teletype"><text:span text:style-name="T48">)</text:span></text:span></text:p>
          <text:p text:style-name="P223"><text:span text:style-name="Teletype"><text:span text:style-name="T48">do <text:s text:c="4"/># <text:s text:c="29"/></text:span></text:span></text:p>
          <text:p text:style-name="P223"><text:span text:style-name="Teletype"><text:span text:style-name="T48"><text:s text:c="7"/>echo "$file"</text:span></text:span></text:p>
          <text:p text:style-name="P223"><text:span text:style-name="Teletype"><text:span text:style-name="T48"><text:s text:c="7"/>done|sort</text:span></text:span></text:p>
          <text:p text:style-name="P223"><text:span text:style-name="Teletype"><text:span text:style-name="T48"/></text:span></text:p>
          <text:p text:style-name="P223"><text:span text:style-name="Teletype"><text:span text:style-name="T48"># And, James "Mike" Conley suggests modifying Helou's code thusly:</text:span></text:span></text:p>
          <text:p text:style-name="P223"><text:span text:style-name="Teletype"><text:span text:style-name="T48"/></text:span></text:p>
          <text:p text:style-name="P223"><text:span text:style-name="Teletype"><text:span text:style-name="T48">OLDIFS=$IFS</text:span></text:span></text:p>
          <text:p text:style-name="P223"><text:span text:style-name="Teletype"><text:span text:style-name="T53">IFS='' # Null IFS means no word breaks</text:span></text:span></text:p>
          <text:p text:style-name="P223"><text:span text:style-name="Teletype"><text:span text:style-name="T48">for file in $( find $directory -type l )</text:span></text:span></text:p>
          <text:p text:style-name="P223"><text:span text:style-name="Teletype"><text:span text:style-name="T48">do</text:span></text:span></text:p>
          <text:p text:style-name="P223"><text:span text:style-name="Teletype"><text:span text:style-name="T48"><text:s text:c="2"/>echo $file</text:span></text:span></text:p>
          <text:p text:style-name="P223"><text:span text:style-name="Teletype"><text:span text:style-name="T48"><text:s text:c="2"/>done | sort</text:span></text:span></text:p>
        </text:list-header>
      </text:list>
      <text:p text:style-name="P67"><text:span text:style-name="Teletype"><text:span text:style-name="T53"/></text:span></text:p>
      <text:list xml:id="list1434571944" text:continue-list="list55542254" text:style-name="L28">
        <text:list-item>
          <text:p text:style-name="P233"><text:span text:style-name="Teletype"><text:span text:style-name="T53">A C-style for loop</text:span></text:span></text:p>
          <text:p text:style-name="P233"><text:span text:style-name="Teletype"><text:span text:style-name="T53"/></text:span></text:p>
        </text:list-item>
      </text:list>
      <text:list xml:id="list1542707182" text:continue-list="list463357569" text:style-name="WW8Num2">
        <text:list-header>
          <text:p text:style-name="P223"><text:span text:style-name="Teletype"><text:span text:style-name="T48">LIMIT=10</text:span></text:span></text:p>
          <text:p text:style-name="P223"><text:span text:style-name="Teletype"><text:span text:style-name="T53">for ((a=1; a &lt;= LIMIT ; a++)) <text:s/></text:span></text:span><text:span text:style-name="Teletype"><text:span text:style-name="T48"># Double parentheses, and naked "LIMIT"</text:span></text:span></text:p>
          <text:p text:style-name="P223"><text:span text:style-name="Teletype"><text:span text:style-name="T48">do</text:span></text:span></text:p>
          <text:p text:style-name="P223"><text:span text:style-name="Teletype"><text:span text:style-name="T48"><text:s text:c="2"/>echo -n "$a "</text:span></text:span></text:p>
          <text:p text:style-name="P223"><text:span text:style-name="Teletype"><text:span text:style-name="T48">done <text:s text:c="26"/># A construct borrowed from ksh93.</text:span></text:span></text:p>
          <text:p text:style-name="P223"><text:span text:style-name="Teletype"><text:span text:style-name="T48"/></text:span></text:p>
          <text:p text:style-name="P223"><text:span text:style-name="Teletype"><text:span text:style-name="T48"># Let's use the C "</text:span></text:span><text:span text:style-name="Teletype"><text:span text:style-name="T53">comma operator</text:span></text:span><text:span text:style-name="Teletype"><text:span text:style-name="T48">" to increment two variables simultaneously.</text:span></text:span></text:p>
          <text:p text:style-name="P223"><text:span text:style-name="Teletype"><text:span text:style-name="T48"/></text:span></text:p>
          <text:p text:style-name="P223"><text:span text:style-name="Teletype"><text:span text:style-name="T53">for ((a=1, b=1; a &lt;= LIMIT ; a++, b++))</text:span></text:span></text:p>
          <text:p text:style-name="P223"><text:span text:style-name="Teletype"><text:span text:style-name="T48">do <text:s/># The comma concatenates operations.</text:span></text:span></text:p>
          <text:p text:style-name="P223"><text:span text:style-name="Teletype"><text:span text:style-name="T48"><text:s text:c="2"/>echo -n "$a-$b "</text:span></text:span></text:p>
          <text:p text:style-name="P223"><text:span text:style-name="Teletype"><text:span text:style-name="T48">done</text:span></text:span></text:p>
        </text:list-header>
      </text:list>
      <text:list xml:id="list226630758" text:continue-list="list1434571944" text:style-name="L28">
        <text:list-header>
          <text:p text:style-name="P233"><text:span text:style-name="Teletype"><text:span text:style-name="T53"/></text:span></text:p>
        </text:list-header>
      </text:list>
      <text:list xml:id="list2057038628" text:continue-list="list1542707182" text:style-name="WW8Num2">
        <text:list-item>
          <text:p text:style-name="P141">while loop</text:p>
          <text:p text:style-name="P141"><text:soft-page-break/></text:p>
          <text:p text:style-name="P223"><text:span text:style-name="Teletype"><text:span text:style-name="T48">C-like syntax</text:span></text:span></text:p>
          <text:p text:style-name="P223"><text:span text:style-name="Teletype"><text:span text:style-name="T48"/></text:span></text:p>
          <text:p text:style-name="P223"><text:span text:style-name="Teletype"><text:span text:style-name="T48">((a = 1)) <text:s text:c="5"/># a=1</text:span></text:span></text:p>
          <text:p text:style-name="P223"><text:span text:style-name="Teletype"><text:span text:style-name="T48"># Double parentheses permit space when setting a variable, as in C.</text:span></text:span></text:p>
          <text:p text:style-name="P223"><text:span text:style-name="Teletype"><text:span text:style-name="T48"/></text:span></text:p>
          <text:p text:style-name="P223"><text:span text:style-name="Teletype"><text:span text:style-name="T48">while (( a &lt;= LIMIT )) <text:s text:c="2"/># <text:s/>Double parentheses,</text:span></text:span></text:p>
          <text:p text:style-name="P223"><text:span text:style-name="Teletype"><text:span text:style-name="T48">do <text:s text:c="22"/>#+ and no "$" preceding variables.</text:span></text:span></text:p>
          <text:p text:style-name="P223"><text:span text:style-name="Teletype"><text:span text:style-name="T48"><text:s text:c="2"/>echo -n "$a "</text:span></text:span></text:p>
          <text:p text:style-name="P223"><text:span text:style-name="Teletype"><text:span text:style-name="T48"><text:s text:c="2"/>((a += 1)) <text:s text:c="12"/># let "a+=1"</text:span></text:span></text:p>
          <text:p text:style-name="P223"><text:span text:style-name="Teletype"><text:span text:style-name="T48"><text:s text:c="2"/># Yes, indeed.</text:span></text:span></text:p>
          <text:p text:style-name="P223"><text:span text:style-name="Teletype"><text:span text:style-name="T48"><text:s text:c="2"/># Double parentheses permit increment</text:span></text:span></text:p>
        </text:list-item>
      </text:list>
      <text:list xml:id="list1811230867" text:continue-list="list226630758" text:style-name="L28">
        <text:list-header>
          <text:p text:style-name="P190"><text:span text:style-name="Teletype"><text:span text:style-name="T27"/></text:span></text:p>
          <text:p text:style-name="P190"><text:span text:style-name="Teletype"><text:span text:style-name="T27"><text:s text:c="4"/>By coupling the power of the </text:span></text:span><text:span text:style-name="Teletype"><text:span text:style-name="T27">read</text:span></text:span><text:span text:style-name="Teletype"><text:span text:style-name="T27"> command with a while loop, we get the handy </text:span></text:span><text:span text:style-name="Teletype"><text:span text:style-name="T27">while read</text:span></text:span><text:span text:style-name="Teletype"><text:span text:style-name="T27"> construct, useful for reading and parsing files.</text:span></text:span></text:p>
        </text:list-header>
      </text:list>
      <text:list xml:id="list2018702950" text:continue-list="list2057038628" text:style-name="WW8Num2">
        <text:list-header>
          <text:p text:style-name="P223"><text:span text:style-name="Teletype"><text:span text:style-name="T48">cat $filename | <text:s text:c="2"/># Supply input from a file.</text:span></text:span></text:p>
          <text:p text:style-name="P223"><text:span text:style-name="Teletype"><text:span text:style-name="T48">while read line <text:s text:c="2"/># As long as there is another line to read ...</text:span></text:span></text:p>
          <text:p text:style-name="P223"><text:span text:style-name="Teletype"><text:span text:style-name="T48">do</text:span></text:span></text:p>
          <text:p text:style-name="P223"><text:span text:style-name="Teletype"><text:span text:style-name="T48"><text:s text:c="2"/>...</text:span></text:span></text:p>
          <text:p text:style-name="P223"><text:span text:style-name="Teletype"><text:span text:style-name="T48">done</text:span></text:span></text:p>
        </text:list-header>
      </text:list>
      <text:p text:style-name="P65"><text:span text:style-name="Teletype"><text:span text:style-name="T48"/></text:span></text:p>
      <text:p text:style-name="P65"><text:span text:style-name="Teletype"><text:span text:style-name="T48">#####################</text:span></text:span></text:p>
      <text:p text:style-name="P65"><text:span text:style-name="Teletype"><text:span text:style-name="T48">while read value <text:s text:c="2"/># Read one data point at a time.</text:span></text:span></text:p>
      <text:p text:style-name="P65"><text:s/><text:span text:style-name="Teletype"><text:span text:style-name="T48"><text:s/>do</text:span></text:span></text:p>
      <text:p text:style-name="P65"><text:span text:style-name="Teletype"><text:span text:style-name="T48"><text:s text:c="4"/>rt=$(echo "scale=$SC; $rt + $value" | bc)</text:span></text:span></text:p>
      <text:p text:style-name="P65"><text:span text:style-name="Teletype"><text:span text:style-name="T48"><text:s text:c="4"/>(( ct++ ))</text:span></text:span></text:p>
      <text:p text:style-name="P65"><text:span text:style-name="Teletype"><text:span text:style-name="T48"><text:s text:c="2"/>done</text:span></text:span></text:p>
      <text:p text:style-name="P65"><text:span text:style-name="Teletype"><text:span text:style-name="T48"/></text:span></text:p>
      <text:p text:style-name="P65"><text:span text:style-name="Teletype"><text:span text:style-name="T48"><text:s text:c="2"/>am=$(echo "scale=$SC; $rt / $ct" | bc)</text:span></text:span></text:p>
      <text:p text:style-name="P65"><text:span text:style-name="Teletype"><text:span text:style-name="T48"/></text:span></text:p>
      <text:p text:style-name="P65"><text:span text:style-name="Teletype"><text:span text:style-name="T48"><text:s text:c="2"/>echo $am; return $ct <text:s text:c="2"/># This function "returns" TWO values!</text:span></text:span></text:p>
      <text:p text:style-name="P65"><text:span text:style-name="Teletype"><text:span text:style-name="T48"><text:s text:c="2"/># <text:s/>Caution: This little trick will not work if $ct &gt; 255!</text:span></text:span></text:p>
      <text:p text:style-name="P65"><text:span text:style-name="Teletype"><text:span text:style-name="T48"><text:s text:c="2"/># <text:s/>To handle a larger number of data points,</text:span></text:span></text:p>
      <text:p text:style-name="P65"><text:span text:style-name="Teletype"><text:span text:style-name="T48"><text:s text:c="2"/>#+ simply comment out the "return $ct" above.</text:span></text:span></text:p>
      <text:p text:style-name="P65"><text:span text:style-name="Teletype"><text:span text:style-name="T48">} &lt;"$datafile" <text:s text:c="2"/># Feed in data file.</text:span></text:span></text:p>
      <text:p text:style-name="P67"><text:span text:style-name="Teletype"><text:span text:style-name="T48"/></text:span></text:p>
      <text:list xml:id="list2116017282" text:continue-list="list1811230867" text:style-name="L28">
        <text:list-header>
          <text:p text:style-name="P190"><text:span text:style-name="Teletype"><text:span text:style-name="T27"/></text:span></text:p>
        </text:list-header>
      </text:list>
      <text:list xml:id="list2010024834" text:continue-list="list2018702950" text:style-name="WW8Num2">
        <text:list-item>
          <text:p text:style-name="P141">until loop</text:p>
          <text:p text:style-name="P141"/>
        </text:list-item>
        <text:list-item>
          <text:p text:style-name="P141">Nested Loops</text:p>
        </text:list-item>
      </text:list>
      <text:list xml:id="list1624330841" text:continue-list="list2116017282" text:style-name="L28">
        <text:list-header>
          <text:p text:style-name="P190"><text:soft-page-break/><text:span text:style-name="Teletype"><text:span text:style-name="T27"><text:s text:c="5"/>A nested loop is a loop within a loop, an inner loop within the body of an outer one. How this works is that the first pass of the outer loop triggers the inner loop, which executes to completion. Then the second pass of the outer loop triggers the inner loop </text:span></text:span><text:span text:style-name="Teletype"><text:span text:style-name="T27">again. This repeats until the outer loop finishes. Of course, a break within either the inner or outer loop would interrupt this process.</text:span></text:span></text:p>
          <text:p text:style-name="P190"><text:span text:style-name="Teletype"><text:span text:style-name="T27"/></text:span></text:p>
        </text:list-header>
      </text:list>
      <text:list xml:id="list2121015428" text:continue-list="list2010024834" text:style-name="WW8Num2">
        <text:list-item>
          <text:p text:style-name="P141">Loop Control</text:p>
        </text:list-item>
      </text:list>
      <text:list xml:id="list336744925" text:continue-list="list1624330841" text:style-name="L28">
        <text:list-header>
          <text:p text:style-name="P190"><text:span text:style-name="Teletype"><text:span text:style-name="T27"><text:s text:c="4"/>The </text:span></text:span><text:span text:style-name="Teletype"><text:span text:style-name="T25">break</text:span></text:span><text:span text:style-name="Teletype"><text:span text:style-name="T27"> and </text:span></text:span><text:span text:style-name="Teletype"><text:span text:style-name="T25">continue</text:span></text:span><text:span text:style-name="Teletype"><text:span text:style-name="T27"> loop control commands correspond exactly to their counterparts in other programming languages. The break command terminates the loop (breaks out of it), while continue causes a jump to the next </text:span></text:span><text:span text:style-name="Teletype"><text:span text:style-name="T27">iteration</text:span></text:span><text:span text:style-name="Teletype"><text:span text:style-name="T27"> of the loop, skipping all the remaining commands in that particular loop cycle.</text:span></text:span></text:p>
        </text:list-header>
      </text:list>
      <text:p text:style-name="P23"/>
      <text:list xml:id="list114932887" text:continue-numbering="true" text:style-name="L28">
        <text:list-header>
          <text:p text:style-name="P190"><text:span text:style-name="Teletype"><text:span text:style-name="T27"><text:s text:c="4"/>The</text:span></text:span><text:span text:style-name="Teletype"><text:span text:style-name="T25"> break</text:span></text:span><text:span text:style-name="Teletype"><text:span text:style-name="T27"> command may optionally take a parameter. A plain break terminates only the innermost loop in which it is embedded, but a</text:span></text:span><text:span text:style-name="Teletype"><text:span text:style-name="T25"> break N</text:span></text:span><text:span text:style-name="Teletype"><text:span text:style-name="T27"> breaks out of N levels of loop.</text:span></text:span></text:p>
          <text:p text:style-name="P190"><text:span text:style-name="Teletype"><text:span text:style-name="T27"/></text:span></text:p>
          <text:p text:style-name="P190"><text:span text:style-name="Teletype"><text:span text:style-name="T27"><text:s text:c="4"/>The </text:span></text:span><text:span text:style-name="Teletype"><text:span text:style-name="T25">continue</text:span></text:span><text:span text:style-name="Teletype"><text:span text:style-name="T27"> command, similar to </text:span></text:span><text:span text:style-name="Teletype"><text:span text:style-name="T25">break</text:span></text:span><text:span text:style-name="Teletype"><text:span text:style-name="T27">, optionally takes a parameter. A plain continue cuts short the current iteration within its loop and begins the next. A </text:span></text:span><text:span text:style-name="Teletype"><text:span text:style-name="T25">continue N </text:span></text:span><text:span text:style-name="Teletype"><text:span text:style-name="T27">terminates all remaining iterations at its loop level and continues with the next iteration at the loop, N levels above.</text:span></text:span></text:p>
        </text:list-header>
      </text:list>
      <text:p text:style-name="P70"><text:bookmark text:name="CONTINUELEVELS"/></text:p>
      <text:list xml:id="list868290413" text:continue-numbering="true" text:style-name="L28">
        <text:list-header>
          <text:p text:style-name="P226"><text:span text:style-name="Teletype"><text:span text:style-name="T48"><text:s text:c="2"/>for inner in 1 2 3 4 5 6 7 8 9 10 <text:s/># inner loop</text:span></text:span></text:p>
        </text:list-header>
      </text:list>
      <text:p text:style-name="P65"><text:span text:style-name="Teletype"><text:span text:style-name="T48"><text:s text:c="2"/>do</text:span></text:span></text:p>
      <text:p text:style-name="P65"><text:span text:style-name="Teletype"><text:span text:style-name="T48"/></text:span></text:p>
      <text:p text:style-name="P65"><text:span text:style-name="Teletype"><text:span text:style-name="T48"><text:s text:c="4"/>if [[ "$inner" -eq 7 &amp;&amp; "$outer" = "III" ]]</text:span></text:span></text:p>
      <text:p text:style-name="P65"><text:span text:style-name="Teletype"><text:span text:style-name="T48"><text:s text:c="4"/>then</text:span></text:span></text:p>
      <text:p text:style-name="P65"><text:span text:style-name="Teletype"><text:span text:style-name="T48"><text:s text:c="6"/>continue 2 <text:s/># Continue at loop on 2nd level, that is "outer loop".</text:span></text:span></text:p>
      <text:p text:style-name="P65"><text:span text:style-name="Teletype"><text:span text:style-name="T48"><text:s text:c="18"/># Replace above line with a simple "continue"</text:span></text:span></text:p>
      <text:p text:style-name="P65"><text:span text:style-name="Teletype"><text:span text:style-name="T48"><text:s text:c="18"/># to see normal loop behavior.</text:span></text:span></text:p>
      <text:p text:style-name="P65"><text:span text:style-name="Teletype"><text:span text:style-name="T48"><text:s text:c="4"/>fi <text:s/></text:span></text:span></text:p>
      <text:p text:style-name="P65"><text:span text:style-name="Teletype"><text:span text:style-name="T48"/></text:span></text:p>
      <text:p text:style-name="P65"><text:span text:style-name="Teletype"><text:span text:style-name="T48"><text:s text:c="4"/>echo -n "$inner " <text:s/># 7 8 9 10 will not echo on "Group III."</text:span></text:span></text:p>
      <text:p text:style-name="P65"><text:span text:style-name="Teletype"><text:span text:style-name="T48"><text:s text:c="2"/>done <text:s/></text:span></text:span></text:p>
      <text:list xml:id="list410521846" text:continue-numbering="true" text:style-name="L28">
        <text:list-header>
          <text:p text:style-name="P190"><text:span text:style-name="Teletype"><text:span text:style-name="T27"/></text:span></text:p>
        </text:list-header>
      </text:list>
      <text:list xml:id="list2146045143" text:continue-list="list2121015428" text:style-name="WW8Num2">
        <text:list-item>
          <text:p text:style-name="P141">Testing and Branching</text:p>
          <text:p text:style-name="P141">case in .. esac</text:p>
        </text:list-item>
      </text:list>
      <text:list xml:id="list1880047571" text:continue-list="list410521846" text:style-name="L28">
        <text:list-header>
          <text:p text:style-name="P190"><text:span text:style-name="Teletype"><text:span text:style-name="T27">A case construct can filter strings for </text:span></text:span><text:a xlink:type="simple" xlink:href="http://globbingref.html/"><text:span text:style-name="Teletype">globbing</text:span></text:a><text:span text:style-name="Teletype"><text:span text:style-name="T27"> patterns.</text:span></text:span></text:p>
          <text:p text:style-name="P226"><text:span text:style-name="Teletype"><text:span text:style-name="T48"><text:s/>-d|--debug)</text:span></text:span></text:p>
          <text:p text:style-name="P226"><text:span text:style-name="Teletype"><text:span text:style-name="T48">*[!a-zA-Z]*|"")</text:span></text:span></text:p>
          <text:p text:style-name="P190"><text:span text:style-name="Teletype"><text:span text:style-name="T27"/></text:span></text:p>
          <text:p text:style-name="P190"><text:soft-page-break/><text:span text:style-name="Teletype"><text:span text:style-name="T27"><text:s text:c="3"/>Pattern-match lines may also start with a ( left paren to give the layout a more structured appearance.</text:span></text:span></text:p>
          <text:p text:style-name="P226"><text:span text:style-name="Teletype"><text:span text:style-name="T48">case $( arch ) in <text:s text:c="2"/># $( arch ) returns machine architecture.</text:span></text:span></text:p>
          <text:p text:style-name="P226"><text:span text:style-name="Teletype"><text:span text:style-name="T48"><text:s text:c="2"/>( i386 ) echo "80386-based machine";;</text:span></text:span></text:p>
          <text:p text:style-name="P226"><text:span text:style-name="Teletype"><text:span text:style-name="T48"># ^ <text:s text:c="5"/>^</text:span></text:span></text:p>
          <text:p text:style-name="P226"><text:span text:style-name="Teletype"><text:span text:style-name="T48"><text:s text:c="2"/>( i486 ) echo "80486-based machine";;</text:span></text:span></text:p>
          <text:p text:style-name="P226"><text:span text:style-name="Teletype"><text:span text:style-name="T48"><text:s text:c="2"/>( i586 ) echo "Pentium-based machine";;</text:span></text:span></text:p>
          <text:p text:style-name="P226"><text:span text:style-name="Teletype"><text:span text:style-name="T48"><text:s text:c="2"/>( i686 ) echo "Pentium2+-based machine";;</text:span></text:span></text:p>
          <text:p text:style-name="P226"><text:span text:style-name="Teletype"><text:span text:style-name="T48"><text:s text:c="2"/>( <text:s text:c="3"/>* ) echo "Other type of machine";;</text:span></text:span></text:p>
          <text:p text:style-name="P226"><text:span text:style-name="Teletype"><text:span text:style-name="T48">esac</text:span></text:span></text:p>
        </text:list-header>
      </text:list>
      <text:p text:style-name="P20"><text:span text:style-name="Teletype"><text:span text:style-name="T27"/></text:span></text:p>
      <text:list xml:id="list773741116" text:continue-list="list2146045143" text:style-name="WW8Num2">
        <text:list-item>
          <text:p text:style-name="P141">select</text:p>
        </text:list-item>
      </text:list>
      <text:list xml:id="list1865870975" text:continue-list="list1880047571" text:style-name="L28">
        <text:list-header>
          <text:p text:style-name="P190"><text:span text:style-name="Teletype"><text:span text:style-name="T27"><text:s text:c="4"/>The select construct, adopted from the Korn Shell, is yet another tool for building menus.</text:span></text:span></text:p>
          <text:p text:style-name="P226"><text:span text:style-name="Teletype"><text:span text:style-name="T48">select variable [in list]<text:line-break/>do <text:line-break/> command... <text:line-break/> break <text:line-break/>done</text:span></text:span></text:p>
          <text:p text:style-name="P190"><text:span text:style-name="Teletype"><text:span text:style-name="T27"><text:s/></text:span></text:span></text:p>
          <text:p text:style-name="P190"><text:span text:style-name="Teletype"><text:span text:style-name="T27"><text:s text:c="3"/>This prompts the user to enter one of the choices presented in the variable list. Note that select uses the $PS3 prompt (#? ) by default, but this may be changed.</text:span></text:span></text:p>
          <text:p text:style-name="P190"><text:span text:style-name="Teletype"><text:span text:style-name="T27"><text:s text:c="4"/>If in list is omitted, then select uses the list of </text:span></text:span><text:span text:style-name="Teletype"><text:span text:style-name="T25">command line arguments ($@)</text:span></text:span><text:span text:style-name="Teletype"><text:span text:style-name="T27"> passed to the script or the function containing the select construct.</text:span></text:span></text:p>
          <text:p text:style-name="P190"><text:bookmark text:name="EX31"/><text:span text:style-name="Teletype"><text:span text:style-name="T27"/></text:span></text:p>
        </text:list-header>
      </text:list>
      <text:p text:style-name="P65"><text:span text:style-name="Teletype"><text:span text:style-name="T48"/></text:span></text:p>
      <text:list xml:id="list1870613857" text:continue-numbering="true" text:style-name="L28">
        <text:list-header>
          <text:p text:style-name="P226"><text:span text:style-name="Teletype"><text:span text:style-name="T48">PS3='Choose your favorite vegetable: ' # Sets the prompt string.</text:span></text:span></text:p>
          <text:p text:style-name="P226"><text:span text:style-name="Teletype"><text:span text:style-name="T48"><text:s text:c="39"/># Otherwise it defaults to #? .</text:span></text:span></text:p>
          <text:p text:style-name="P226"><text:span text:style-name="Teletype"><text:span text:style-name="T48"/></text:span></text:p>
          <text:p text:style-name="P226"><text:span text:style-name="Teletype"><text:span text:style-name="T48">select vegetable in "beans" "carrots" "potatoes" "onions" "rutabagas"</text:span></text:span></text:p>
          <text:p text:style-name="P226"><text:span text:style-name="Teletype"><text:span text:style-name="T48">do</text:span></text:span></text:p>
          <text:p text:style-name="P226"><text:span text:style-name="Teletype"><text:span text:style-name="T48"><text:s text:c="2"/>echo</text:span></text:span></text:p>
          <text:p text:style-name="P226"><text:span text:style-name="Teletype"><text:span text:style-name="T48"><text:s text:c="2"/>echo "Your favorite veggie is $vegetable."</text:span></text:span></text:p>
          <text:p text:style-name="P226"><text:span text:style-name="Teletype"><text:span text:style-name="T48"><text:s text:c="2"/>echo "Yuck!"</text:span></text:span></text:p>
          <text:p text:style-name="P226"><text:span text:style-name="Teletype"><text:span text:style-name="T48"><text:s text:c="2"/>echo</text:span></text:span></text:p>
          <text:p text:style-name="P226"><text:span text:style-name="Teletype"><text:span text:style-name="T48"><text:s text:c="2"/>break <text:s/># What happens if there is no 'break' here?</text:span></text:span></text:p>
          <text:p text:style-name="P226"><text:span text:style-name="Teletype"><text:span text:style-name="T48">done</text:span></text:span></text:p>
        </text:list-header>
      </text:list>
      <text:list xml:id="list1708619432" text:continue-list="list773741116" text:style-name="WW8Num2">
        <text:list-header>
          <text:p text:style-name="P141"/>
        </text:list-header>
      </text:list>
      <text:p text:style-name="P23"/>
      <text:h text:style-name="P88" text:outline-level="1"><text:soft-page-break/>Command Substitution</text:h>
      <text:p text:style-name="P23"/>
      <text:p text:style-name="P23"/>
      <text:list xml:id="list1152483682" text:continue-numbering="true" text:style-name="WW8Num2">
        <text:list-item>
          <text:p text:style-name="P141">Command substitute</text:p>
        </text:list-item>
      </text:list>
      <text:list xml:id="list45825880" text:continue-list="list1870613857" text:style-name="L28">
        <text:list-header>
          <text:p text:style-name="P190"><text:span text:style-name="Teletype"><text:span text:style-name="T27"><text:s text:c="4"/>Command substitution</text:span></text:span><text:span text:style-name="Teletype"><text:span text:style-name="T25"> reassigns the output of a command</text:span></text:span><text:span text:style-name="Teletype"><text:span text:style-name="T27"> or even multiple commands; it literally plugs the command output into another context. </text:span></text:span></text:p>
        </text:list-header>
      </text:list>
      <text:list xml:id="list421459970" text:continue-list="list1152483682" text:style-name="WW8Num2">
        <text:list-header>
          <text:p text:style-name="P170"><text:span text:style-name="Teletype"><text:span text:style-name="T69"><text:s/></text:span></text:span><text:span text:style-name="Teletype"><text:span text:style-name="T53"><text:s text:c="3"/></text:span></text:span><text:span text:style-name="Teletype"><text:span text:style-name="T53">Command substitution invokes a </text:span></text:span><text:span text:style-name="Teletype"><text:span text:style-name="T53">subshell</text:span></text:span><text:span text:style-name="Teletype"><text:span text:style-name="T53">.</text:span></text:span></text:p>
          <text:p text:style-name="P170"><text:span text:style-name="Teletype"><text:span text:style-name="T69"/></text:span></text:p>
        </text:list-header>
        <text:list-item>
          <text:p text:style-name="P141"> `...`：backquotes</text:p>
        </text:list-item>
      </text:list>
      <text:list xml:id="list1301671769" text:continue-list="list45825880" text:style-name="L28">
        <text:list-header>
          <text:p text:style-name="P226"><text:span text:style-name="Teletype"><text:span text:style-name="T48">rm `cat filename` <text:s text:c="2"/># "filename" contains a list of files to delete.</text:span></text:span></text:p>
          <text:p text:style-name="P226"><text:span text:style-name="Teletype"><text:span text:style-name="T48"># S. C. points out that "arg list too long" error might result.</text:span></text:span></text:p>
          <text:p text:style-name="P226"><text:span text:style-name="Teletype"><text:span text:style-name="T48"># Better is <text:s text:c="12"/></text:span></text:span><text:span text:style-name="Teletype"><text:span text:style-name="T53"><text:s/>xargs rm -- &lt; filename </text:span></text:span></text:p>
          <text:p text:style-name="P226"><text:span text:style-name="Teletype"><text:span text:style-name="T53"># ( -- covers those cases where "filename" begins with a "-" )</text:span></text:span></text:p>
        </text:list-header>
      </text:list>
      <text:list xml:id="list1677877495" text:continue-list="list421459970" text:style-name="WW8Num2">
        <text:list-header>
          <text:p text:style-name="P141"/>
        </text:list-header>
        <text:list-item>
          <text:p text:style-name="P141">（...）：alternative form of command substitution</text:p>
          <text:p text:style-name="P141"/>
        </text:list-item>
      </text:list>
      <text:list xml:id="list1186723861" text:continue-list="list1301671769" text:style-name="L28">
        <text:list-header>
          <text:p text:style-name="P226"><text:span text:style-name="Teletype"><text:span text:style-name="T53">textfile_listing2=$(ls *.txt)</text:span></text:span><text:span text:style-name="Teletype"><text:span text:style-name="T48"> <text:s text:c="2"/># The alternative form of command substitution.</text:span></text:span></text:p>
          <text:p text:style-name="P226"><text:span text:style-name="Teletype"><text:span text:style-name="T48">echo $textfile_listing2</text:span></text:span></text:p>
          <text:p text:style-name="P226"><text:span text:style-name="Teletype"><text:span text:style-name="T48"># Same result.</text:span></text:span></text:p>
          <text:p text:style-name="P226"><text:span text:style-name="Teletype"><text:span text:style-name="T48"/></text:span></text:p>
          <text:p text:style-name="P226"><text:span text:style-name="Teletype"><text:span text:style-name="T48"># A possible problem with putting a list of files into a single string</text:span></text:span></text:p>
          <text:p text:style-name="P226"><text:span text:style-name="Teletype"><text:span text:style-name="T48"># is that </text:span></text:span><text:span text:style-name="Teletype"><text:span text:style-name="T53">a newline may creep in</text:span></text:span><text:span text:style-name="Teletype"><text:span text:style-name="T48">.</text:span></text:span></text:p>
          <text:p text:style-name="P226"><text:span text:style-name="Teletype"><text:span text:style-name="T48"/></text:span></text:p>
          <text:p text:style-name="P226"><text:span text:style-name="Teletype"><text:span text:style-name="T48"># </text:span></text:span><text:span text:style-name="Teletype"><text:span text:style-name="T53">A safer way to assign a list of files to a parameter is with an array.</text:span></text:span></text:p>
          <text:p text:style-name="P226"><text:span text:style-name="Teletype"><text:span text:style-name="T53"># <text:s text:c="5"/>shopt -s nullglob <text:s text:c="3"/># If no match, filename expands to nothing.</text:span></text:span></text:p>
          <text:p text:style-name="P226"><text:span text:style-name="Teletype"><text:span text:style-name="T53"># <text:s text:c="5"/>textfile_listing=( *.txt )</text:span></text:span></text:p>
        </text:list-header>
      </text:list>
      <text:p text:style-name="P23"/>
      <text:list xml:id="list742906317" text:continue-list="list1677877495" text:style-name="WW8Num2">
        <text:list-item>
          <text:p text:style-name="P141">attention</text:p>
        </text:list-item>
      </text:list>
      <text:list xml:id="list1781825206" text:style-name="L31">
        <text:list-header>
          <text:p text:style-name="P192"><text:span text:style-name="Teletype"><text:span text:style-name="T27"/></text:span></text:p>
        </text:list-header>
        <text:list-item>
          <text:p text:style-name="P192"><text:span text:style-name="Teletype"><text:span text:style-name="T25">Command substitution may result in </text:span></text:span><text:span text:style-name="Teletype"><text:span text:style-name="T25">word splitting</text:span></text:span></text:p>
          <text:p text:style-name="P192"><text:span text:style-name="Teletype"><text:span text:style-name="T25"/></text:span></text:p>
        </text:list-item>
      </text:list>
      <text:list xml:id="list818938722" text:continue-list="list1186723861" text:style-name="L28">
        <text:list-header>
          <text:p text:style-name="P226"><text:span text:style-name="Teletype"><text:span text:style-name="T48">COMMAND `echo a b` <text:s text:c="4"/># 2 args: a and b</text:span></text:span></text:p>
          <text:p text:style-name="P226"><text:span text:style-name="Teletype"><text:span text:style-name="T48"/></text:span></text:p>
          <text:p text:style-name="P226"><text:span text:style-name="Teletype"><text:span text:style-name="T48">COMMAND "`echo a b`" <text:s text:c="2"/># 1 arg: "a b"</text:span></text:span></text:p>
          <text:p text:style-name="P226"><text:span text:style-name="Teletype"><text:span text:style-name="T48"/></text:span></text:p>
          <text:p text:style-name="P226"><text:span text:style-name="Teletype"><text:span text:style-name="T48">COMMAND `echo` <text:s text:c="8"/># no arg</text:span></text:span></text:p>
          <text:p text:style-name="P226"><text:span text:style-name="Teletype"><text:span text:style-name="T48"/></text:span></text:p>
          <text:p text:style-name="P226"><text:soft-page-break/><text:span text:style-name="Teletype"><text:span text:style-name="T48">COMMAND "`echo`" <text:s text:c="6"/># one empty arg</text:span></text:span></text:p>
        </text:list-header>
      </text:list>
      <text:p text:style-name="Text_20_body"><text:line-break/></text:p>
      <text:list xml:id="list848228608" text:style-name="L32">
        <text:list-item>
          <text:p text:style-name="P193"><text:span text:style-name="Teletype"><text:span text:style-name="T25">Even when there is no word splitting, command substitution can remove trailing newlines</text:span></text:span></text:p>
          <text:p text:style-name="P193"><text:span text:style-name="Teletype"><text:span text:style-name="T25"/></text:span></text:p>
        </text:list-item>
      </text:list>
      <text:list xml:id="list1210142610" text:continue-list="list818938722" text:style-name="L28">
        <text:list-header>
          <text:p text:style-name="P226"><text:span text:style-name="Teletype"><text:span text:style-name="T48"># cd "`pwd`" <text:s/># This should always work.</text:span></text:span></text:p>
          <text:p text:style-name="P226"><text:span text:style-name="Teletype"><text:span text:style-name="T48"># However...</text:span></text:span></text:p>
          <text:p text:style-name="P226"><text:span text:style-name="Teletype"><text:span text:style-name="T48"/></text:span></text:p>
          <text:p text:style-name="P226"><text:span text:style-name="Teletype"><text:span text:style-name="T48">mkdir 'dir with trailing newline</text:span></text:span></text:p>
          <text:p text:style-name="P226"><text:span text:style-name="Teletype"><text:span text:style-name="T48">'</text:span></text:span></text:p>
          <text:p text:style-name="P226"><text:span text:style-name="Teletype"><text:span text:style-name="T48"/></text:span></text:p>
          <text:p text:style-name="P226"><text:span text:style-name="Teletype"><text:span text:style-name="T48">cd 'dir with trailing newline</text:span></text:span></text:p>
          <text:p text:style-name="P226"><text:span text:style-name="Teletype"><text:span text:style-name="T48">'</text:span></text:span></text:p>
          <text:p text:style-name="P226"><text:span text:style-name="Teletype"><text:span text:style-name="T48"/></text:span></text:p>
          <text:p text:style-name="P226"><text:span text:style-name="Teletype"><text:span text:style-name="T48">cd "`pwd`" <text:s/># Error message:</text:span></text:span></text:p>
          <text:p text:style-name="P226"><text:span text:style-name="Teletype"><text:span text:style-name="T48"># bash: cd: /tmp/file with trailing newline: No such file or directory</text:span></text:span></text:p>
          <text:p text:style-name="P226"><text:span text:style-name="Teletype"><text:span text:style-name="T48"/></text:span></text:p>
          <text:p text:style-name="P226"><text:span text:style-name="Teletype"><text:span text:style-name="T48">cd "$PWD" <text:s text:c="2"/># Works fine.</text:span></text:span></text:p>
        </text:list-header>
      </text:list>
      <text:p text:style-name="P33"/>
      <text:list xml:id="list2031512382" text:continue-numbering="true" text:style-name="L28">
        <text:list-header>
          <text:p text:style-name="P226"><text:span text:style-name="Teletype"><text:span text:style-name="T48">old_tty_setting=$(stty -g) <text:s text:c="2"/># Save old terminal setting.</text:span></text:span></text:p>
          <text:p text:style-name="P226"><text:span text:style-name="Teletype"><text:span text:style-name="T48">echo "Hit a key "</text:span></text:span></text:p>
          <text:p text:style-name="P226"><text:span text:style-name="Teletype"><text:span text:style-name="T48">stty -icanon -echo <text:s text:c="10"/># Disable "canonical" mode for terminal.</text:span></text:span></text:p>
          <text:p text:style-name="P226"><text:span text:style-name="Teletype"><text:span text:style-name="T48"><text:s text:c="29"/># Also, disable *local* echo.</text:span></text:span></text:p>
          <text:p text:style-name="P226"><text:span text:style-name="Teletype"><text:span text:style-name="T53">key=$(dd bs=1 count=1 2&gt; /dev/null) <text:s text:c="2"/></text:span></text:span><text:span text:style-name="Teletype"><text:span text:style-name="T48"># Using 'dd' to get a keypress.</text:span></text:span></text:p>
          <text:p text:style-name="P226"><text:span text:style-name="Teletype"><text:span text:style-name="T48">stty "$old_tty_setting" <text:s text:c="5"/># Restore old setting. </text:span></text:span></text:p>
          <text:p text:style-name="P226"><text:span text:style-name="Teletype"><text:span text:style-name="T48">echo "You hit ${#key} key." <text:s/># ${#variable} = number of characters in $variable</text:span></text:span></text:p>
          <text:p text:style-name="P226"><text:span text:style-name="Teletype"><text:span text:style-name="T48">#</text:span></text:span></text:p>
          <text:p text:style-name="P226"><text:span text:style-name="Teletype"><text:span text:style-name="T48"># Hit any key except RETURN, and the output is "You hit 1 key."</text:span></text:span></text:p>
          <text:p text:style-name="P226"><text:span text:style-name="Teletype"><text:span text:style-name="T48"># </text:span></text:span><text:span text:style-name="Teletype"><text:span text:style-name="T53">Hit RETURN, and it's "You hit 0 key."</text:span></text:span></text:p>
          <text:p text:style-name="P226"><text:span text:style-name="Teletype"><text:span text:style-name="T48"># </text:span></text:span><text:span text:style-name="Teletype"><text:span text:style-name="T53">The newline gets eaten in the command substitution.</text:span></text:span></text:p>
          <text:p text:style-name="P226"><text:span text:style-name="Teletype"><text:span text:style-name="T48"/></text:span></text:p>
          <text:p text:style-name="P226"><text:span text:style-name="Teletype"><text:span text:style-name="T48">#Code snippet by Stéphane Chazelas.</text:span></text:span></text:p>
        </text:list-header>
      </text:list>
      <text:p text:style-name="P33"/>
      <text:list xml:id="list1250172786" text:continue-numbering="true" text:style-name="L28">
        <text:list-item>
          <text:p text:style-name="P190"><text:span text:style-name="Teletype"><text:span text:style-name="T48"><text:s text:c="2"/></text:span></text:span><text:span text:style-name="Teletype"><text:span text:style-name="T27"><text:s/></text:span></text:span><text:span text:style-name="Teletype"><text:span text:style-name="T25">Using echo to output an unquoted variable set with command substitution removes trailing newlines characters from the output of the reassigned command(s). This can cause unpleasant surprises.</text:span></text:span></text:p>
          <text:p text:style-name="P190"><text:span text:style-name="Teletype"><text:span text:style-name="T25"/></text:span></text:p>
          <text:p text:style-name="P226"><text:span text:style-name="Teletype"><text:span text:style-name="T48">dir_listing=`ls -l`</text:span></text:span></text:p>
          <text:p text:style-name="P226"><text:span text:style-name="Teletype"><text:span text:style-name="T53">echo $dir_listing <text:s text:c="4"/># unquoted</text:span></text:span></text:p>
          <text:p text:style-name="P226"><text:span text:style-name="Teletype"><text:span text:style-name="T48"/></text:span></text:p>
          <text:p text:style-name="P226"><text:soft-page-break/><text:span text:style-name="Teletype"><text:span text:style-name="T48"># Expecting a nicely ordered directory listing.</text:span></text:span></text:p>
          <text:p text:style-name="P226"><text:span text:style-name="Teletype"><text:span text:style-name="T48"/></text:span></text:p>
          <text:p text:style-name="P226"><text:span text:style-name="Teletype"><text:span text:style-name="T48"># However, what you get is:</text:span></text:span></text:p>
          <text:p text:style-name="P226"><text:span text:style-name="Teletype"><text:span text:style-name="T48"># total 3 -rw-rw-r-- 1 bozo bozo 30 May 13 17:15 1.txt -rw-rw-r-- 1 bozo</text:span></text:span></text:p>
          <text:p text:style-name="P226"><text:span text:style-name="Teletype"><text:span text:style-name="T48"># bozo 51 May 15 20:57 t2.sh -rwxr-xr-x 1 bozo bozo 217 Mar 5 21:13 wi.sh</text:span></text:span></text:p>
          <text:p text:style-name="P226"><text:span text:style-name="Teletype"><text:span text:style-name="T53"/></text:span></text:p>
          <text:p text:style-name="P226"><text:span text:style-name="Teletype"><text:span text:style-name="T53"># The newlines disappeared.</text:span></text:span></text:p>
          <text:p text:style-name="P226"><text:span text:style-name="Teletype"><text:span text:style-name="T48"/></text:span></text:p>
          <text:p text:style-name="P226"><text:span text:style-name="Teletype"><text:span text:style-name="T53">echo "$dir_listing" <text:s text:c="2"/># quoted</text:span></text:span></text:p>
          <text:p text:style-name="P226"><text:span text:style-name="Teletype"><text:span text:style-name="T48"># -rw-rw-r-- <text:s text:c="3"/>1 bozo <text:s text:c="6"/>30 May 13 17:15 1.txt</text:span></text:span></text:p>
          <text:p text:style-name="P226"><text:span text:style-name="Teletype"><text:span text:style-name="T48"># -rw-rw-r-- <text:s text:c="3"/>1 bozo <text:s text:c="6"/>51 May 15 20:57 t2.sh</text:span></text:span></text:p>
          <text:p text:style-name="P226"><text:span text:style-name="Teletype"><text:span text:style-name="T48"># -rwxr-xr-x <text:s text:c="3"/>1 bozo <text:s text:c="5"/>217 Mar <text:s/>5 21:13 wi.sh</text:span></text:span></text:p>
          <text:p text:style-name="P190"><text:span text:style-name="Teletype"><text:span text:style-name="T27"/></text:span></text:p>
        </text:list-item>
        <text:list-item>
          <text:p text:style-name="P190"><text:span text:style-name="Teletype"><text:span text:style-name="T27"><text:s text:c="2"/></text:span></text:span><text:span text:style-name="Teletype"><text:span text:style-name="T25"><text:s/>Command substitution even permits setting a variable to the contents of a file, using either </text:span></text:span><text:span text:style-name="Teletype"><text:span text:style-name="T25">redirection</text:span></text:span><text:span text:style-name="Teletype"><text:span text:style-name="T25"> or the </text:span></text:span><text:span text:style-name="Teletype"><text:span text:style-name="T25">cat</text:span></text:span><text:span text:style-name="Teletype"><text:span text:style-name="T25"> command.</text:span></text:span></text:p>
          <text:p text:style-name="P190"><text:span text:style-name="Teletype"><text:span text:style-name="T25"/></text:span></text:p>
          <text:p text:style-name="P226"><text:span text:style-name="Teletype"><text:span text:style-name="T53">variable1=`&lt;file1` <text:s text:c="2"/></text:span></text:span><text:span text:style-name="Teletype"><text:span text:style-name="T48"><text:s text:c="3"/># <text:s/>Set "variable1" to contents of "file1".</text:span></text:span></text:p>
          <text:p text:style-name="P226"><text:span text:style-name="Teletype"><text:span text:style-name="T53">variable2=`cat file2` </text:span></text:span><text:span text:style-name="Teletype"><text:span text:style-name="T48"><text:s text:c="2"/># <text:s/>Set "variable2" to contents of "file2".</text:span></text:span></text:p>
          <text:p text:style-name="P226"><text:span text:style-name="Teletype"><text:span text:style-name="T48"><text:s text:c="24"/># <text:s/>This, however, </text:span></text:span><text:span text:style-name="Teletype"><text:span text:style-name="T53">forks a new process,</text:span></text:span></text:p>
          <text:p text:style-name="P226"><text:span text:style-name="Teletype"><text:span text:style-name="T48"><text:s text:c="24"/>#+ so the line of code executes slower than the above version.</text:span></text:span></text:p>
          <text:p text:style-name="P226"><text:span text:style-name="Teletype"><text:span text:style-name="T48"/></text:span></text:p>
          <text:p text:style-name="P226"><text:span text:style-name="Teletype"><text:span text:style-name="T53"># <text:s/>Note that the variables may contain embedded whitespace,</text:span></text:span></text:p>
          <text:p text:style-name="P226"><text:span text:style-name="Teletype"><text:span text:style-name="T53">#+ or even (horrors), control characters.</text:span></text:span></text:p>
          <text:p text:style-name="P226"><text:span text:style-name="Teletype"><text:span text:style-name="T48"/></text:span></text:p>
          <text:p text:style-name="P226"><text:span text:style-name="Teletype"><text:span text:style-name="T48"># <text:s/>It is not necessary to explicitly assign a variable.</text:span></text:span></text:p>
          <text:p text:style-name="P226"><text:span text:style-name="Teletype"><text:span text:style-name="T53">echo "` &lt;$0`" <text:s/></text:span></text:span><text:span text:style-name="Teletype"><text:span text:style-name="T48"><text:s text:c="9"/># Echoes the script itself to stdout.</text:span></text:span></text:p>
        </text:list-item>
      </text:list>
      <text:p text:style-name="P65"><text:span text:style-name="Teletype"><text:span text:style-name="T48"/></text:span></text:p>
      <text:p text:style-name="P65"><text:span text:style-name="Teletype"><text:span text:style-name="T48"/></text:span></text:p>
      <text:list xml:id="list465107401" text:continue-numbering="true" text:style-name="L28">
        <text:list-header>
          <text:p text:style-name="P226"><text:span text:style-name="Teletype"><text:span text:style-name="T75">Attention: </text:span></text:span><text:span text:style-name="Teletype"><text:span text:style-name="T48">Do not set a variable to the contents of a long text file unless you have a very good reason for doing so. Do not set a variable to the contents of a binary file, even as a joke.</text:span></text:span></text:p>
          <text:p text:style-name="P190"><text:span text:style-name="Teletype"><text:span text:style-name="T27"/></text:span></text:p>
        </text:list-header>
        <text:list-item>
          <text:p text:style-name="P190"><text:span text:style-name="Teletype"><text:span text:style-name="T27"><text:s/></text:span></text:span><text:span text:style-name="Teletype"><text:span text:style-name="T25"><text:s text:c="2"/>Command substitution permits setting a variable to the output of a </text:span></text:span><text:span text:style-name="Teletype"><text:span text:style-name="T25">loop</text:span></text:span><text:span text:style-name="Teletype"><text:span text:style-name="T25">. The key to this is grabbing the output of an </text:span></text:span><text:span text:style-name="Teletype"><text:span text:style-name="T25">echo</text:span></text:span><text:span text:style-name="Teletype"><text:span text:style-name="T25">command within the loop</text:span></text:span></text:p>
          <text:p text:style-name="P190"><text:span text:style-name="Teletype"><text:span text:style-name="T25"/></text:span></text:p>
          <text:p text:style-name="P226"><text:span text:style-name="Teletype"><text:span text:style-name="T48">variable1=`for i in 1 2 3 4 5</text:span></text:span></text:p>
          <text:p text:style-name="P226"><text:span text:style-name="Teletype"><text:span text:style-name="T48">do</text:span></text:span></text:p>
          <text:p text:style-name="P226"><text:span text:style-name="Teletype"><text:span text:style-name="T48"><text:s text:c="2"/>echo -n "$i" <text:s text:c="16"/># <text:s/>The 'echo' command is critical</text:span></text:span></text:p>
          <text:p text:style-name="P226"><text:span text:style-name="Teletype"><text:span text:style-name="T48">done` <text:s text:c="25"/>#+ to command substitution here.</text:span></text:span></text:p>
          <text:p text:style-name="P226"><text:span text:style-name="Teletype"><text:span text:style-name="T48"/></text:span></text:p>
          <text:p text:style-name="P226"><text:span text:style-name="Teletype"><text:span text:style-name="T48">echo "variable1 = $variable1" <text:s/># variable1 = 12345</text:span></text:span></text:p>
          <text:p text:style-name="P226"><text:span text:style-name="Teletype"><text:span text:style-name="T48"/></text:span></text:p>
          <text:p text:style-name="P226"><text:span text:style-name="Teletype"><text:span text:style-name="T48"/></text:span></text:p>
          <text:p text:style-name="P226"><text:soft-page-break/><text:span text:style-name="Teletype"><text:span text:style-name="T48">i=0</text:span></text:span></text:p>
          <text:p text:style-name="P226"><text:span text:style-name="Teletype"><text:span text:style-name="T48">variable2=`while [ "$i" -lt 10 ]</text:span></text:span></text:p>
          <text:p text:style-name="P226"><text:span text:style-name="Teletype"><text:span text:style-name="T48">do</text:span></text:span></text:p>
          <text:p text:style-name="P226"><text:span text:style-name="Teletype"><text:span text:style-name="T48"><text:s text:c="2"/>echo -n "$i" <text:s text:c="16"/># Again, the necessary 'echo'.</text:span></text:span></text:p>
          <text:p text:style-name="P226"><text:span text:style-name="Teletype"><text:span text:style-name="T48"><text:s text:c="2"/>let "i += 1" <text:s text:c="16"/># Increment.</text:span></text:span></text:p>
          <text:p text:style-name="P226"><text:span text:style-name="Teletype"><text:span text:style-name="T48">Done`</text:span></text:span></text:p>
          <text:p text:style-name="P226"><text:span text:style-name="Teletype"><text:span text:style-name="T48">echo "variable2 = $variable2" <text:s/># variable2 = 0123456789</text:span></text:span></text:p>
          <text:p text:style-name="P190"><text:span text:style-name="Teletype"><text:span text:style-name="T27"/></text:span></text:p>
        </text:list-item>
      </text:list>
      <text:list xml:id="list1394612412" text:continue-list="list742906317" text:style-name="WW8Num2">
        <text:list-item>
          <text:p text:style-name="P141">$(...)</text:p>
        </text:list-item>
      </text:list>
      <text:list xml:id="list1444680040" text:continue-list="list465107401" text:style-name="L28">
        <text:list-header>
          <text:p text:style-name="P190"><text:span text:style-name="Teletype"><text:span text:style-name="T27">The $(...) form of command substitution treats a double backslash in a different way than `...`.</text:span></text:span></text:p>
          <text:p text:style-name="P226"><text:span text:style-name="Teletype"><text:span text:style-name="T48">bash$ echo `echo \\`</text:span></text:span></text:p>
          <text:p text:style-name="P226"><text:span text:style-name="Teletype"><text:span text:style-name="T48"/></text:span></text:p>
          <text:p text:style-name="P226"><text:span text:style-name="Teletype"><text:span text:style-name="T48">bash$ echo $(echo \\)</text:span></text:span></text:p>
          <text:p text:style-name="P226"><text:span text:style-name="Teletype"><text:span text:style-name="T48">\</text:span></text:span></text:p>
          <text:p text:style-name="P190"><text:span text:style-name="Teletype"><text:span text:style-name="T27"/></text:span></text:p>
          <text:p text:style-name="P190"><text:span text:style-name="Teletype"><text:span text:style-name="T27">The $(...) form of command substitution permits nesting. </text:span></text:span></text:p>
          <text:p text:style-name="P226"><text:span text:style-name="Teletype"><text:span text:style-name="T48">word_count=$( wc -w $(echo * | awk '{print $8}') )</text:span></text:span></text:p>
          <text:p text:style-name="P190"><text:span text:style-name="Teletype"><text:span text:style-name="T27"/></text:span></text:p>
          <text:p text:style-name="P190"><text:span text:style-name="Teletype"><text:span text:style-name="T27">In fact, </text:span></text:span><text:span text:style-name="Teletype"><text:span text:style-name="T25">nesting with backticks is also possible</text:span></text:span><text:span text:style-name="Teletype"><text:span text:style-name="T27">, but only by escaping the inner backticks, as John Default points out.</text:span></text:span></text:p>
          <text:p text:style-name="P226"><text:span text:style-name="Teletype"><text:span text:style-name="T48">word_count=` wc -w \`echo * | awk '{print $8}'\` `</text:span></text:span></text:p>
          <text:p text:style-name="P190"><text:span text:style-name="Teletype"><text:span text:style-name="T69"/></text:span></text:p>
        </text:list-header>
      </text:list>
      <text:p text:style-name="P23"/>
      <text:p text:style-name="P23"/>
      <text:p text:style-name="P23"/>
      <text:h text:style-name="P88" text:outline-level="1">Arithmetic Expansion</text:h>
      <text:p text:style-name="P23"/>
      <text:p text:style-name="P23"/>
      <text:list xml:id="list342538877" text:continue-list="list1394612412" text:style-name="WW8Num2">
        <text:list-item>
          <text:p text:style-name="P141">Arithmetic Expansion</text:p>
        </text:list-item>
      </text:list>
      <text:list xml:id="list1026236126" text:continue-list="list1444680040" text:style-name="L28">
        <text:list-header>
          <text:p text:style-name="P190"><text:span text:style-name="Teletype"><text:span text:style-name="T27"><text:s text:c="5"/>Arithmetic expansion provides a powerful tool for performing (integer) arithmetic operations in scripts. Translating a string into a numerical expression is relatively straightforward using backticks, double parentheses, or let.</text:span></text:span></text:p>
          <text:p text:style-name="P190"><text:span text:style-name="Teletype"><text:span text:style-name="T27"/></text:span></text:p>
        </text:list-header>
        <text:list-item>
          <text:p text:style-name="P190"><text:span text:style-name="Teletype"><text:span text:style-name="T44">Arithmetic expansion with </text:span></text:span><text:span text:style-name="Teletype"><text:span text:style-name="T44">backticks</text:span></text:span><text:span text:style-name="Teletype"><text:span text:style-name="T44"> (often used in conjunction with </text:span></text:span><text:span text:style-name="Teletype"><text:span text:style-name="T44">expr</text:span></text:span><text:span text:style-name="Teletype"><text:span text:style-name="T44">)</text:span></text:span></text:p>
          <text:p text:style-name="P226"><text:span text:style-name="Teletype"><text:span text:style-name="T48">z=`expr $z + 3` <text:s text:c="9"/># The 'expr' command performs the expansion.</text:span></text:span></text:p>
        </text:list-item>
      </text:list>
      <text:p text:style-name="P20"><text:span text:style-name="Teletype"><text:span text:style-name="T27"/></text:span></text:p>
      <text:list xml:id="list1283775837" text:continue-numbering="true" text:style-name="L28">
        <text:list-item>
          <text:p text:style-name="P190"><text:soft-page-break/><text:span text:style-name="Teletype"><text:span text:style-name="T44">Arithmetic expansion with </text:span></text:span><text:a xlink:type="simple" xlink:href="http://dblparens.html/"><text:span text:style-name="Teletype">double parentheses</text:span></text:a><text:span text:style-name="Teletype"><text:span text:style-name="T44">, and using </text:span></text:span><text:span text:style-name="Teletype"><text:span text:style-name="T44">let</text:span></text:span></text:p>
          <text:p text:style-name="P190"><text:span text:style-name="Teletype"><text:span text:style-name="T27"><text:s text:c="4"/>The use of</text:span></text:span><text:span text:style-name="Teletype"><text:span text:style-name="T25"> backticks</text:span></text:span><text:span text:style-name="Teletype"><text:span text:style-name="T27"> (backquotes) in arithmetic expansion has been superseded </text:span></text:span><text:span text:style-name="Teletype"><text:span text:style-name="T27">by double parentheses --</text:span></text:span><text:span text:style-name="Teletype"><text:span text:style-name="T25"> ((...))</text:span></text:span><text:span text:style-name="Teletype"><text:span text:style-name="T27"> and </text:span></text:span><text:span text:style-name="Teletype"><text:span text:style-name="T25">$((...))</text:span></text:span><text:span text:style-name="Teletype"><text:span text:style-name="T27"> -- and also by the very convenient </text:span></text:span><text:span text:style-name="Teletype"><text:span text:style-name="T25">let</text:span></text:span><text:span text:style-name="Teletype"><text:span text:style-name="T25"> </text:span></text:span><text:span text:style-name="Teletype"><text:span text:style-name="T27">construction.</text:span></text:span></text:p>
        </text:list-item>
      </text:list>
      <text:p text:style-name="P23"/>
      <text:p text:style-name="P23"/>
      <text:p text:style-name="P23"/>
      <text:p text:style-name="P29">Commands</text:p>
      <text:p text:style-name="P29"/>
      <text:list xml:id="list278949006" text:continue-list="list342538877" text:style-name="WW8Num2">
        <text:list-header>
          <text:p text:style-name="P153">Internal Commands and Builtins</text:p>
          <text:p text:style-name="P153"/>
        </text:list-header>
        <text:list-item>
          <text:p text:style-name="P141">Internal Commands and Builtins</text:p>
        </text:list-item>
      </text:list>
      <text:list xml:id="list856653807" text:continue-list="list1283775837" text:style-name="L28">
        <text:list-header>
          <text:p text:style-name="P190"><text:span text:style-name="Teletype"><text:span text:style-name="T27"><text:s text:c="4"/>A </text:span></text:span><text:span text:style-name="Teletype"><text:span text:style-name="T25">builtin</text:span></text:span><text:span text:style-name="Teletype"><text:span text:style-name="T27"> is a command contained within the Bash tool set, literally</text:span></text:span><text:span text:style-name="Teletype"><text:span text:style-name="T25"> built in</text:span></text:span><text:span text:style-name="Teletype"><text:span text:style-name="T27">. This is either for performance reasons -- builtins execute</text:span></text:span><text:span text:style-name="Teletype"><text:span text:style-name="T25"> faster</text:span></text:span><text:span text:style-name="Teletype"><text:span text:style-name="T27"> than external commands, which usually require forking off a separate process -- or because a particular builtin needs direct access to the </text:span></text:span><text:span text:style-name="Teletype"><text:span text:style-name="T25">shell internals.</text:span></text:span></text:p>
        </text:list-header>
      </text:list>
      <text:p text:style-name="P23"/>
      <text:list xml:id="list728499526" text:continue-numbering="true" text:style-name="L28">
        <text:list-header>
          <text:p text:style-name="P190"><text:span text:style-name="Teletype"><text:span text:style-name="T27"><text:s text:c="4"/>Generally, a Bash builtin does not fork a subprocess when it executes within a script. An external system command or filter in a script usually will fork a subprocess.</text:span></text:span></text:p>
          <text:p text:style-name="P190"><text:span text:style-name="Teletype"><text:span text:style-name="T27"/></text:span></text:p>
        </text:list-header>
      </text:list>
      <text:list xml:id="list220357282" text:continue-list="list278949006" text:style-name="WW8Num2">
        <text:list-item>
          <text:p text:style-name="P141">echo </text:p>
        </text:list-item>
      </text:list>
      <text:list xml:id="list1161275227" text:continue-list="list728499526" text:style-name="L28">
        <text:list-header>
          <text:p text:style-name="P190"><text:span text:style-name="Teletype"><text:span text:style-name="T27"><text:s text:c="5"/>An echo requires the -e option to print escaped characters. See </text:span></text:span><text:span text:style-name="Teletype"><text:span text:style-name="T27">Example 5-2</text:span></text:span><text:span text:style-name="Teletype"><text:span text:style-name="T27">.</text:span></text:span></text:p>
          <text:p text:style-name="P190"><text:span text:style-name="Teletype"><text:span text:style-name="T27"><text:s text:c="5"/>Normally, each echo command prints a terminal newline, but the -n option suppresses this.</text:span></text:span></text:p>
          <text:p text:style-name="P190"><text:span text:style-name="Teletype"><text:span text:style-name="T27"/></text:span></text:p>
        </text:list-header>
      </text:list>
      <text:list xml:id="list811308908" text:continue-list="list220357282" text:style-name="WW8Num2">
        <text:list-item>
          <text:p text:style-name="P141">printf</text:p>
        </text:list-item>
      </text:list>
      <text:list xml:id="list1056524190" text:continue-list="list1161275227" text:style-name="L28">
        <text:list-header>
          <text:p text:style-name="P190"><text:span text:style-name="Teletype"><text:span text:style-name="T27"><text:s text:c="3"/>The printf, formatted print, command is an enhanced echo. It is a limited variant of the C language printf() library function, and its syntax is somewhat different.</text:span></text:span></text:p>
          <text:p text:style-name="P226"><text:span text:style-name="Teletype"><text:span text:style-name="T53">printf format-string... parameter...</text:span></text:span></text:p>
        </text:list-header>
      </text:list>
      <text:p text:style-name="P23"/>
      <text:list xml:id="list1539673569" text:continue-numbering="true" text:style-name="L28">
        <text:list-header>
          <text:p text:style-name="P226"><text:span text:style-name="Teletype"><text:span text:style-name="T48">declare -r PI=3.14159265358979 <text:s text:c="4"/># Read-only variable, i.e., a constant.</text:span></text:span></text:p>
          <text:p text:style-name="P226"><text:span text:style-name="Teletype"><text:span text:style-name="T53">printf "Pi to 2 decimal places = %1.2f" $PI</text:span></text:span></text:p>
          <text:p text:style-name="P226"><text:soft-page-break/><text:span text:style-name="Teletype"><text:span text:style-name="T53">printf "Pi to 9 decimal places = %1.9f" $PI <text:s/># It even rounds off correctly.</text:span></text:span></text:p>
          <text:p text:style-name="P226"><text:span text:style-name="Teletype"><text:span text:style-name="T53">printf "\n" <text:s text:c="15"/></text:span></text:span><text:span text:style-name="Teletype"><text:span text:style-name="T48"><text:s text:c="18"/># Prints a line feed,</text:span></text:span></text:p>
        </text:list-header>
      </text:list>
      <text:p text:style-name="P65"><text:span text:style-name="Teletype"><text:span text:style-name="T48"/></text:span></text:p>
      <text:p text:style-name="P65"><text:span text:style-name="Teletype"><text:span text:style-name="T48">error()</text:span></text:span></text:p>
      <text:list xml:id="list777746898" text:continue-numbering="true" text:style-name="L28">
        <text:list-header>
          <text:p text:style-name="P226"><text:span text:style-name="Teletype"><text:span text:style-name="T48">{</text:span></text:span></text:p>
          <text:p text:style-name="P226"><text:span text:style-name="Teletype"><text:span text:style-name="T48"><text:s text:c="2"/>printf "$@" &gt;&amp;2</text:span></text:span></text:p>
          <text:p text:style-name="P226"><text:span text:style-name="Teletype"><text:span text:style-name="T48"><text:s text:c="2"/># Formats positional params passed, and sends them to stderr.</text:span></text:span></text:p>
          <text:p text:style-name="P226"><text:span text:style-name="Teletype"><text:span text:style-name="T48"><text:s text:c="2"/>echo</text:span></text:span></text:p>
          <text:p text:style-name="P226"><text:span text:style-name="Teletype"><text:span text:style-name="T48"><text:s text:c="2"/>exit $E_BADDIR</text:span></text:span></text:p>
          <text:p text:style-name="P226"><text:span text:style-name="Teletype"><text:span text:style-name="T48">}</text:span></text:span></text:p>
          <text:p text:style-name="P226"><text:span text:style-name="Teletype"><text:span text:style-name="T48"/></text:span></text:p>
          <text:p text:style-name="P226"><text:span text:style-name="Teletype"><text:span text:style-name="T53">cd $var || error $"Can't cd to %s." "$var"</text:span></text:span></text:p>
        </text:list-header>
      </text:list>
      <text:p text:style-name="P23"/>
      <text:list xml:id="list756964608" text:continue-list="list811308908" text:style-name="WW8Num2">
        <text:list-item>
          <text:p text:style-name="P141">read</text:p>
        </text:list-item>
      </text:list>
      <text:list xml:id="list133807532" text:continue-list="list777746898" text:style-name="L28">
        <text:list-header>
          <text:p text:style-name="P190"><text:span text:style-name="Teletype"><text:span text:style-name="T27"><text:s text:c="3"/>"Reads" the value of a variable from stdin, that is, interactively fetches input from the keyboard. The -a option lets read get array variables (see </text:span></text:span><text:span text:style-name="Teletype"><text:span text:style-name="T27">Example 27-6</text:span></text:span><text:span text:style-name="Teletype"><text:span text:style-name="T27">).</text:span></text:span></text:p>
        </text:list-header>
      </text:list>
      <text:p text:style-name="P20"><text:span text:style-name="Teletype"><text:span text:style-name="T27"/></text:span></text:p>
      <text:list xml:id="list464010720" text:continue-numbering="true" text:style-name="L28">
        <text:list-item>
          <text:p text:style-name="P190"><text:span text:style-name="Teletype"><text:span text:style-name="T27"><text:s text:c="4"/>A </text:span></text:span><text:span text:style-name="Teletype"><text:span text:style-name="T25">read </text:span></text:span><text:span text:style-name="Teletype"><text:span text:style-name="T27">without an associated variable assigns its input to the dedicated variable </text:span></text:span><text:span text:style-name="Teletype"><text:span text:style-name="T25">$REPLY</text:span></text:span><text:span text:style-name="Teletype"><text:span text:style-name="T27">.</text:span></text:span></text:p>
          <text:p text:style-name="P226"><text:span text:style-name="Teletype"><text:span text:style-name="T48">In some instances, you might wish to</text:span></text:span><text:span text:style-name="Teletype"><text:span text:style-name="T53"> discard the first value read.</text:span></text:span></text:p>
          <text:p text:style-name="P226"><text:span text:style-name="Teletype"><text:span text:style-name="T48">In such cases, simply ignore the $REPLY variable.</text:span></text:span></text:p>
        </text:list-item>
      </text:list>
      <text:p text:style-name="P65"><text:span text:style-name="Teletype"><text:span text:style-name="T48"/></text:span></text:p>
      <text:p text:style-name="P65"><text:span text:style-name="Teletype"><text:span text:style-name="T48">{ # Code block.</text:span></text:span></text:p>
      <text:list xml:id="list447971312" text:continue-numbering="true" text:style-name="L28">
        <text:list-header>
          <text:p text:style-name="P226"><text:span text:style-name="Teletype"><text:span text:style-name="T53">read <text:s text:c="6"/></text:span></text:span><text:span text:style-name="Teletype"><text:span text:style-name="T48"><text:s text:c="5"/># Line 1, to be discarded.</text:span></text:span></text:p>
          <text:p text:style-name="P226"><text:span text:style-name="Teletype"><text:span text:style-name="T48">read line2 <text:s text:c="5"/># Line 2, saved in variable.</text:span></text:span></text:p>
          <text:p text:style-name="P226"><text:span text:style-name="Teletype"><text:span text:style-name="T48"><text:s text:c="2"/>} &lt;$0</text:span></text:span></text:p>
        </text:list-header>
      </text:list>
      <text:p text:style-name="P65"><text:span text:style-name="Teletype"><text:span text:style-name="T48"/></text:span></text:p>
      <text:list xml:id="list1810303459" text:continue-numbering="true" text:style-name="L28">
        <text:list-header>
          <text:p text:style-name="P190"><text:span text:style-name="Teletype"><text:span text:style-name="T27"/></text:span></text:p>
          <text:p text:style-name="P226"><text:span text:style-name="Teletype"><text:span text:style-name="T53"># A single 'read' statement can set multiple variables.</text:span></text:span></text:p>
          <text:p text:style-name="P226"><text:span text:style-name="Teletype"><text:span text:style-name="T48">echo -n "Enter the values of variables 'var2' and 'var3' "</text:span></text:span></text:p>
          <text:p text:style-name="P226"><text:span text:style-name="Teletype"><text:span text:style-name="T48">echo =n "(separated by a space or tab): "</text:span></text:span></text:p>
          <text:p text:style-name="P226"><text:span text:style-name="Teletype"><text:span text:style-name="T53">read var2 var3</text:span></text:span></text:p>
          <text:p text:style-name="P226"><text:span text:style-name="Teletype"><text:span text:style-name="T48">echo "var2 = $var2 <text:s text:c="5"/>var3 = $var3"</text:span></text:span></text:p>
          <text:p text:style-name="P226"><text:span text:style-name="Teletype"><text:span text:style-name="T48"># <text:s/>If you input only one value,</text:span></text:span></text:p>
          <text:p text:style-name="P226"><text:span text:style-name="Teletype"><text:span text:style-name="T48">#+ the other variable(s) will remain unset (null).</text:span></text:span></text:p>
          <text:p text:style-name="P190"><text:span text:style-name="Teletype"><text:span text:style-name="T27"/></text:span></text:p>
        </text:list-header>
        <text:list-item>
          <text:p text:style-name="P190"><text:span text:style-name="Teletype"><text:span text:style-name="T27"><text:s text:c="4"/>Normally, inputting </text:span></text:span><text:span text:style-name="Teletype"><text:span text:style-name="T25">a \ suppresses a newline</text:span></text:span><text:span text:style-name="Teletype"><text:span text:style-name="T27"> during input to a read. The </text:span></text:span><text:span text:style-name="Teletype"><text:span text:style-name="T25">-r </text:span></text:span><text:span text:style-name="Teletype"><text:span text:style-name="T27">option </text:span></text:span><text:span text:style-name="Teletype"><text:span text:style-name="T27">causes an inputted \ to be interpreted </text:span></text:span><text:span text:style-name="Teletype"><text:span text:style-name="T25">literally</text:span></text:span><text:span text:style-name="Teletype"><text:span text:style-name="T27">.</text:span></text:span></text:p>
          <text:p text:style-name="P190"><text:span text:style-name="Teletype"><text:span text:style-name="T27"/></text:span></text:p>
          <text:p text:style-name="P226"><text:span text:style-name="Teletype"><text:span text:style-name="T48">read var1 <text:s text:c="4"/># The "\" suppresses the newline, when reading $var1.</text:span></text:span></text:p>
          <text:p text:style-name="P226"><text:span text:style-name="Teletype"><text:span text:style-name="T48"><text:s text:c="14"/># <text:s text:c="4"/>first line \</text:span></text:span></text:p>
          <text:p text:style-name="P226"><text:soft-page-break/><text:span text:style-name="Teletype"><text:span text:style-name="T48"><text:s text:c="14"/># <text:s text:c="4"/>second line</text:span></text:span></text:p>
          <text:p text:style-name="P226"><text:span text:style-name="Teletype"><text:span text:style-name="T48">read -r var2 <text:s/># The -r option causes the "\" to be read literally.</text:span></text:span></text:p>
          <text:p text:style-name="P226"><text:span text:style-name="Teletype"><text:span text:style-name="T48"><text:s text:c="14"/># <text:s text:c="4"/>first line \</text:span></text:span></text:p>
        </text:list-item>
      </text:list>
      <text:p text:style-name="P23"/>
      <text:list xml:id="list1584370897" text:continue-numbering="true" text:style-name="L28">
        <text:list-item>
          <text:p text:style-name="P190"><text:span text:style-name="Teletype"><text:span text:style-name="T27"><text:s text:c="4"/>The </text:span></text:span><text:span text:style-name="Teletype"><text:span text:style-name="T25">read </text:span></text:span><text:span text:style-name="Teletype"><text:span text:style-name="T27">command has some</text:span></text:span><text:span text:style-name="Teletype"><text:span text:style-name="T25"> interesting</text:span></text:span><text:span text:style-name="Teletype"><text:span text:style-name="T27"> </text:span></text:span><text:span text:style-name="Teletype"><text:span text:style-name="T25">options</text:span></text:span><text:span text:style-name="Teletype"><text:span text:style-name="T27"> that permit echoing a </text:span></text:span><text:span text:style-name="Teletype"><text:span text:style-name="T25">prompt</text:span></text:span><text:span text:style-name="Teletype"><text:span text:style-name="T27"> and even reading </text:span></text:span><text:span text:style-name="Teletype"><text:span text:style-name="T25">keystrokes</text:span></text:span><text:span text:style-name="Teletype"><text:span text:style-name="T27"> without hitting </text:span></text:span><text:span text:style-name="Teletype"><text:span text:style-name="T25">ENTER</text:span></text:span><text:span text:style-name="Teletype"><text:span text:style-name="T27">.</text:span></text:span></text:p>
          <text:p text:style-name="P226"><text:span text:style-name="Teletype"><text:span text:style-name="T48"># Read a keypress without hitting ENTER.</text:span></text:span></text:p>
          <text:p text:style-name="P226"><text:span text:style-name="Teletype"><text:span text:style-name="T48"/></text:span></text:p>
          <text:p text:style-name="P226"><text:span text:style-name="Teletype"><text:span text:style-name="T53">read -s -n1 -p "Hit a key " keypress</text:span></text:span></text:p>
          <text:p text:style-name="P226"><text:span text:style-name="Teletype"><text:span text:style-name="T48">echo; echo "Keypress was "\"$keypress\""."</text:span></text:span></text:p>
          <text:p text:style-name="P226"><text:span text:style-name="Teletype"><text:span text:style-name="T48"/></text:span></text:p>
          <text:p text:style-name="P226"><text:span text:style-name="Teletype"><text:span text:style-name="T48"># </text:span></text:span><text:span text:style-name="Teletype"><text:span text:style-name="T53">-s</text:span></text:span><text:span text:style-name="Teletype"><text:span text:style-name="T48"> option means do not echo input.</text:span></text:span></text:p>
          <text:p text:style-name="P226"><text:span text:style-name="Teletype"><text:span text:style-name="T48"># </text:span></text:span><text:span text:style-name="Teletype"><text:span text:style-name="T53">-n N</text:span></text:span><text:span text:style-name="Teletype"><text:span text:style-name="T48"> option means accept only N characters of input.</text:span></text:span></text:p>
          <text:p text:style-name="P226"><text:span text:style-name="Teletype"><text:span text:style-name="T48"># </text:span></text:span><text:span text:style-name="Teletype"><text:span text:style-name="T53">-p</text:span></text:span><text:span text:style-name="Teletype"><text:span text:style-name="T48"> option means echo the following prompt before reading input.</text:span></text:span></text:p>
          <text:p text:style-name="P226"><text:span text:style-name="Teletype"><text:span text:style-name="T48"/></text:span></text:p>
          <text:p text:style-name="P226"><text:span text:style-name="Teletype"><text:span text:style-name="T53"># Using these options is tricky, since they need to be in the correct order.</text:span></text:span></text:p>
          <text:p text:style-name="P190"><text:span text:style-name="Teletype"><text:span text:style-name="T27"><text:s text:c="3"/></text:span></text:span></text:p>
        </text:list-item>
        <text:list-item>
          <text:p text:style-name="P190"><text:span text:style-name="Teletype"><text:span text:style-name="T27"><text:s text:c="4"/>The</text:span></text:span><text:span text:style-name="Teletype"><text:span text:style-name="T25"> -n</text:span></text:span><text:span text:style-name="Teletype"><text:span text:style-name="T27"> option to </text:span></text:span><text:span text:style-name="Teletype"><text:span text:style-name="T25">read</text:span></text:span><text:span text:style-name="Teletype"><text:span text:style-name="T27"> also allows detection of the </text:span></text:span><text:span text:style-name="Teletype"><text:span text:style-name="T25">arrow keys</text:span></text:span><text:span text:style-name="Teletype"><text:span text:style-name="T27"> and certain of the other unusual keys.</text:span></text:span></text:p>
          <text:p text:style-name="P190"><text:span text:style-name="Teletype"><text:span text:style-name="T27"><text:s text:c="5"/>The -n option to</text:span></text:span><text:span text:style-name="Teletype"><text:span text:style-name="T25"> read</text:span></text:span><text:span text:style-name="Teletype"><text:span text:style-name="T27"> will not detect the </text:span></text:span><text:span text:style-name="Teletype"><text:span text:style-name="T25">ENTER </text:span></text:span><text:span text:style-name="Teletype"><text:span text:style-name="T27">(newline) key.</text:span></text:span></text:p>
          <text:list>
            <text:list-header>
              <text:p text:style-name="P190"><text:span text:style-name="Teletype"><text:span text:style-name="T42">Example 15-6. Detecting the arrow keys</text:span></text:span></text:p>
              <text:p text:style-name="P190"><text:span text:style-name="Teletype"><text:span text:style-name="T37"/></text:span></text:p>
            </text:list-header>
          </text:list>
        </text:list-item>
        <text:list-item>
          <text:p text:style-name="P190"><text:span text:style-name="Teletype"><text:span text:style-name="T27">The </text:span></text:span><text:span text:style-name="Teletype"><text:span text:style-name="T25">-t </text:span></text:span><text:span text:style-name="Teletype"><text:span text:style-name="T27">option to </text:span></text:span><text:span text:style-name="Teletype"><text:span text:style-name="T25">read</text:span></text:span><text:span text:style-name="Teletype"><text:span text:style-name="T27"> permits timed input (see </text:span></text:span><text:span text:style-name="Teletype"><text:span text:style-name="T27">Example 9-4</text:span></text:span><text:span text:style-name="Teletype"><text:span text:style-name="T27"> and </text:span></text:span><text:span text:style-name="Teletype"><text:span text:style-name="T27">Example A-41</text:span></text:span><text:span text:style-name="Teletype"><text:span text:style-name="T27">).</text:span></text:span></text:p>
          <text:p text:style-name="P190"><text:span text:style-name="Teletype"><text:span text:style-name="T27"/></text:span></text:p>
        </text:list-item>
        <text:list-item>
          <text:p text:style-name="P190"><text:span text:style-name="Teletype"><text:span text:style-name="T27">The </text:span></text:span><text:span text:style-name="Teletype"><text:span text:style-name="T25">read </text:span></text:span><text:span text:style-name="Teletype"><text:span text:style-name="T27">command may also "read" its variable value from a file </text:span></text:span><text:span text:style-name="Teletype"><text:span text:style-name="T27">redirected</text:span></text:span><text:span text:style-name="Teletype"><text:span text:style-name="T27"> to stdin. If the file contains more than one line, only the first line is assigned to the variable. If </text:span></text:span><text:span text:style-name="Teletype"><text:span text:style-name="T25">read</text:span></text:span><text:span text:style-name="Teletype"><text:span text:style-name="T27"> has more than one </text:span></text:span><text:span text:style-name="Teletype"><text:span text:style-name="T25">paramete</text:span></text:span><text:span text:style-name="Teletype"><text:span text:style-name="T27">r, then each of these variables gets assigned a successive</text:span></text:span><text:span text:style-name="Teletype"><text:span text:style-name="T25"> </text:span></text:span><text:span text:style-name="Teletype"><text:span text:style-name="T25">whitespace-delineated</text:span></text:span><text:span text:style-name="Teletype"><text:span text:style-name="T27"> string.</text:span></text:span><text:span text:style-name="Teletype"><text:span text:style-name="T25"> Caution!</text:span></text:span></text:p>
          <text:p text:style-name="P226"><text:span text:style-name="Teletype"><text:span text:style-name="T53">IFS=“：”</text:span></text:span></text:p>
          <text:p text:style-name="P226"><text:span text:style-name="Teletype"><text:span text:style-name="T53">read var1 var2 var3 &lt; /etc/passwd</text:span></text:span></text:p>
          <text:p text:style-name="P226"><text:span text:style-name="Teletype"><text:span text:style-name="T48">echo "$var1" <text:s/>#</text:span></text:span><text:span text:style-name="Teletype"><text:span text:style-name="T53">root</text:span></text:span></text:p>
          <text:p text:style-name="P226"><text:span text:style-name="Teletype"><text:span text:style-name="T48">echo "$var2" # </text:span></text:span><text:span text:style-name="Teletype"><text:span text:style-name="T53">x </text:span></text:span></text:p>
          <text:p text:style-name="P226"><text:span text:style-name="Teletype"><text:span text:style-name="T48">echo "$var3" <text:s/># </text:span></text:span><text:span text:style-name="Teletype"><text:span text:style-name="T53">0 0 root /root /bin/bash </text:span></text:span></text:p>
          <text:p text:style-name="P226"><text:span text:style-name="Teletype"><text:span text:style-name="T48"/></text:span></text:p>
          <text:p text:style-name="P226"><text:span text:style-name="Teletype"><text:span text:style-name="T48"># Note non-intuitive behavior of "read" here.</text:span></text:span></text:p>
          <text:p text:style-name="P226"><text:span text:style-name="Teletype"><text:span text:style-name="T53"># 1) Rewinds back to the beginning of input file.</text:span></text:span></text:p>
          <text:p text:style-name="P226"><text:span text:style-name="Teletype"><text:span text:style-name="T48"># </text:span></text:span><text:span text:style-name="Teletype"><text:span text:style-name="T53">2) Each variable is now set to a corresponding string,</text:span></text:span></text:p>
          <text:p text:style-name="P226"><text:span text:style-name="Teletype"><text:span text:style-name="T53"># <text:s text:c="3"/>separated by </text:span></text:span><text:span text:style-name="Teletype"><text:span text:style-name="T75">whitespace</text:span></text:span><text:span text:style-name="Teletype"><text:span text:style-name="T53">, rather than to an entire line of text.</text:span></text:span></text:p>
          <text:p text:style-name="P226"><text:span text:style-name="Teletype"><text:span text:style-name="T48"># 3) </text:span></text:span><text:span text:style-name="Teletype"><text:span text:style-name="T53">The </text:span></text:span><text:span text:style-name="Teletype"><text:span text:style-name="T75">final variable </text:span></text:span><text:span text:style-name="Teletype"><text:span text:style-name="T53">gets the </text:span></text:span><text:span text:style-name="Teletype"><text:span text:style-name="T75">remainder</text:span></text:span><text:span text:style-name="Teletype"><text:span text:style-name="T53"> of the line.</text:span></text:span></text:p>
          <text:p text:style-name="P226"><text:span text:style-name="Teletype"><text:span text:style-name="T48"># 4) If there are </text:span></text:span><text:span text:style-name="Teletype"><text:span text:style-name="T53">more</text:span></text:span><text:span text:style-name="Teletype"><text:span text:style-name="T48"> variables to be set than </text:span></text:span><text:span text:style-name="Teletype"><text:span text:style-name="T53">whitespace-terminated</text:span></text:span><text:span text:style-name="Teletype"><text:span text:style-name="T48"> strings</text:span></text:span></text:p>
          <text:p text:style-name="P226"><text:soft-page-break/><text:span text:style-name="Teletype"><text:span text:style-name="T48"># <text:s text:c="3"/>on the</text:span></text:span><text:span text:style-name="Teletype"><text:span text:style-name="T53"> first</text:span></text:span><text:span text:style-name="Teletype"><text:span text:style-name="T48"> line of the file, then the excess variables remain</text:span></text:span><text:span text:style-name="Teletype"><text:span text:style-name="T53"> empty.</text:span></text:span></text:p>
        </text:list-item>
      </text:list>
      <text:p text:style-name="P65"><text:span text:style-name="Teletype"><text:span text:style-name="T53"/></text:span></text:p>
      <text:p text:style-name="P65"><text:span text:style-name="Teletype"><text:span text:style-name="T53"/></text:span></text:p>
      <text:list xml:id="list461673688" text:continue-numbering="true" text:style-name="L28">
        <text:list-header>
          <text:p text:style-name="P226"><text:span text:style-name="Teletype"><text:span text:style-name="T48"># How to resolve the above problem with a loop:</text:span></text:span></text:p>
          <text:p text:style-name="P226"><text:span text:style-name="Teletype"><text:span text:style-name="T53">while read line</text:span></text:span></text:p>
          <text:p text:style-name="P226"><text:span text:style-name="Teletype"><text:span text:style-name="T48">do</text:span></text:span></text:p>
          <text:p text:style-name="P226"><text:span text:style-name="Teletype"><text:span text:style-name="T48"><text:s text:c="2"/>echo "$line"</text:span></text:span></text:p>
          <text:p text:style-name="P226"><text:span text:style-name="Teletype"><text:span text:style-name="T48">done </text:span></text:span><text:span text:style-name="Teletype"><text:span text:style-name="T53">&lt;data-file</text:span></text:span></text:p>
        </text:list-header>
      </text:list>
      <text:p text:style-name="P65"><text:span text:style-name="Teletype"><text:span text:style-name="T53"/></text:span></text:p>
      <text:p text:style-name="P65"><text:span text:style-name="Teletype"><text:span text:style-name="T53"/></text:span></text:p>
      <text:list xml:id="list52156276" text:continue-numbering="true" text:style-name="L28">
        <text:list-header>
          <text:p text:style-name="P226"><text:span text:style-name="Teletype"><text:span text:style-name="T48"># <text:s/>Setting the $IFS variable within the</text:span></text:span><text:span text:style-name="Teletype"><text:span text:style-name="T53"> loop</text:span></text:span><text:span text:style-name="Teletype"><text:span text:style-name="T48"> itself</text:span></text:span></text:p>
          <text:p text:style-name="P226"><text:span text:style-name="Teletype"><text:span text:style-name="T48">#+ eliminates the need for storing the </text:span></text:span><text:span text:style-name="Teletype"><text:span text:style-name="T53">original $IFS</text:span></text:span></text:p>
          <text:p text:style-name="P226"><text:span text:style-name="Teletype"><text:span text:style-name="T48">#+ in a </text:span></text:span><text:span text:style-name="Teletype"><text:span text:style-name="T53">temporary </text:span></text:span><text:span text:style-name="Teletype"><text:span text:style-name="T48">variable.</text:span></text:span></text:p>
          <text:p text:style-name="P226"><text:span text:style-name="Teletype"><text:span text:style-name="T48"># <text:s/>Thanks, Dim Segebart, for pointing this out.</text:span></text:span></text:p>
          <text:p text:style-name="P226"><text:span text:style-name="Teletype"><text:span text:style-name="T48">echo "------------------------------------------------"</text:span></text:span></text:p>
          <text:p text:style-name="P226"><text:span text:style-name="Teletype"><text:span text:style-name="T48">echo "List of all users:"</text:span></text:span></text:p>
          <text:p text:style-name="P226"><text:span text:style-name="Teletype"><text:span text:style-name="T48"/></text:span></text:p>
          <text:p text:style-name="P226"><text:span text:style-name="Teletype"><text:span text:style-name="T53">while IFS=: read name passwd uid gid fullname ignore</text:span></text:span></text:p>
          <text:p text:style-name="P226"><text:span text:style-name="Teletype"><text:span text:style-name="T48">do</text:span></text:span></text:p>
          <text:p text:style-name="P226"><text:span text:style-name="Teletype"><text:span text:style-name="T48"><text:s text:c="2"/>echo "$name ($fullname)"</text:span></text:span></text:p>
          <text:p text:style-name="P226"><text:span text:style-name="Teletype"><text:span text:style-name="T48">done &lt;/etc/passwd <text:s text:c="2"/># I/O redirection.</text:span></text:span></text:p>
          <text:p text:style-name="P226"><text:span text:style-name="Teletype"><text:span text:style-name="T48"/></text:span></text:p>
          <text:p text:style-name="P226"><text:span text:style-name="Teletype"><text:span text:style-name="T48">#The variable</text:span></text:span><text:span text:style-name="Teletype"><text:span text:style-name="T53"> IFS</text:span></text:span><text:span text:style-name="Teletype"><text:span text:style-name="T48"> is set within the </text:span></text:span><text:span text:style-name="Teletype"><text:span text:style-name="T53">loop/subshell, </text:span></text:span></text:p>
          <text:p text:style-name="P226"><text:span text:style-name="Teletype"><text:span text:style-name="T48">#+but its value does not persist outside the loop.</text:span></text:span></text:p>
        </text:list-header>
      </text:list>
      <text:p text:style-name="P65"><text:span text:style-name="Teletype"><text:span text:style-name="T53"/></text:span></text:p>
      <text:list xml:id="list706435514" text:continue-numbering="true" text:style-name="L28">
        <text:list-header>
          <text:p text:style-name="P190"><text:span text:style-name="Teletype"><text:span text:style-name="T27"/></text:span></text:p>
        </text:list-header>
        <text:list-item>
          <text:p text:style-name="P190"><text:span text:style-name="Teletype"><text:span text:style-name="T27">Piping</text:span></text:span><text:span text:style-name="Teletype"><text:span text:style-name="T27"> output to a read, using </text:span></text:span><text:span text:style-name="Teletype"><text:span text:style-name="T25">echo</text:span></text:span><text:span text:style-name="Teletype"><text:span text:style-name="T25"> </text:span></text:span><text:span text:style-name="Teletype"><text:span text:style-name="T27">to set variables </text:span></text:span><text:span text:style-name="Teletype"><text:span text:style-name="T27">will fail</text:span></text:span></text:p>
          <text:p text:style-name="P190"><text:span text:style-name="Teletype"><text:span text:style-name="T27">Yet, piping the output of </text:span></text:span><text:span text:style-name="Teletype"><text:span text:style-name="T25">cat</text:span></text:span><text:span text:style-name="Teletype"><text:span text:style-name="T25"> </text:span></text:span><text:span text:style-name="Teletype"><text:span text:style-name="T27">seems to work.</text:span></text:span></text:p>
          <text:p text:style-name="P226"><text:span text:style-name="Teletype"><text:span text:style-name="T53">cat file1 file2 |</text:span></text:span></text:p>
          <text:p text:style-name="P226"><text:span text:style-name="Teletype"><text:span text:style-name="T48">while read line</text:span></text:span></text:p>
          <text:p text:style-name="P226"><text:span text:style-name="Teletype"><text:span text:style-name="T48">do</text:span></text:span></text:p>
          <text:p text:style-name="P226"><text:span text:style-name="Teletype"><text:span text:style-name="T48">echo $line</text:span></text:span></text:p>
          <text:p text:style-name="P226"><text:span text:style-name="Teletype"><text:span text:style-name="T48">done</text:span></text:span></text:p>
        </text:list-item>
      </text:list>
      <text:list xml:id="list2107427678" text:continue-list="list756964608" text:style-name="WW8Num2">
        <text:list-header>
          <text:p text:style-name="P168">Example 15-8. Problems reading from a pipe</text:p>
          <text:p text:style-name="P160"/>
        </text:list-header>
      </text:list>
      <text:list xml:id="list1206756633" text:continue-list="list706435514" text:style-name="L28">
        <text:list-header>
          <text:p text:style-name="P226"><text:span text:style-name="Teletype"><text:span text:style-name="T48">find $1 \( -name "*$2" -o -name ".*$2" \) -print |</text:span></text:span></text:p>
          <text:p text:style-name="P226"><text:span text:style-name="Teletype"><text:span text:style-name="T48">while read f; do</text:span></text:span></text:p>
          <text:p text:style-name="P226"><text:span text:style-name="Teletype"><text:span text:style-name="T48">. . .</text:span></text:span></text:p>
        </text:list-header>
      </text:list>
      <text:list xml:id="list1417218326" text:continue-list="list2107427678" text:style-name="WW8Num2">
        <text:list-header>
          <text:p text:style-name="P160"/>
          <text:p text:style-name="P141"/>
        </text:list-header>
        <text:list-item>
          <text:p text:style-name="P141"><text:soft-page-break/>cd</text:p>
        </text:list-item>
      </text:list>
      <text:list xml:id="list746759247" text:continue-list="list1206756633" text:style-name="L28">
        <text:list-header>
          <text:p text:style-name="P190"><text:span text:style-name="Teletype"><text:span text:style-name="T27">The</text:span></text:span><text:span text:style-name="Teletype"><text:span text:style-name="T25"> -P</text:span></text:span><text:span text:style-name="Teletype"><text:span text:style-name="T27"> (</text:span></text:span><text:span text:style-name="Teletype"><text:span text:style-name="T25">physical</text:span></text:span><text:span text:style-name="Teletype"><text:span text:style-name="T27">) option to cd causes it to ignore </text:span></text:span><text:span text:style-name="Teletype"><text:span text:style-name="T25">symbolic links</text:span></text:span><text:span text:style-name="Teletype"><text:span text:style-name="T27">.</text:span></text:span></text:p>
          <text:p text:style-name="P190"><text:span text:style-name="Teletype"><text:span text:style-name="T27"/></text:span></text:p>
        </text:list-header>
      </text:list>
      <text:list xml:id="list237292090" text:continue-list="list1417218326" text:style-name="WW8Num2">
        <text:list-item>
          <text:p text:style-name="P141">pushd, popd, dirs (用栈来存放工作目录)</text:p>
        </text:list-item>
      </text:list>
      <text:list xml:id="list1269123556" text:continue-list="list746759247" text:style-name="L28">
        <text:list-header>
          <text:p text:style-name="P190"><text:span text:style-name="Teletype"><text:span text:style-name="T27"><text:s text:c="5"/>This command set is a mechanism for</text:span></text:span><text:span text:style-name="Teletype"><text:span text:style-name="T25"> bookmarking </text:span></text:span><text:span text:style-name="Teletype"><text:span text:style-name="T27">working directories, a means of moving back and forth through directories in an </text:span></text:span><text:span text:style-name="Teletype"><text:span text:style-name="T25">orderly </text:span></text:span><text:span text:style-name="Teletype"><text:span text:style-name="T27">manner. A pushdown</text:span></text:span><text:span text:style-name="Teletype"><text:span text:style-name="T25"> </text:span></text:span><text:span text:style-name="Teletype"><text:span text:style-name="T25">stac</text:span></text:span><text:span text:style-name="Teletype"><text:span text:style-name="T27">k</text:span></text:span><text:span text:style-name="Teletype"><text:span text:style-name="T27"> is used to keep track of directory names. Options allow various manipulations of the </text:span></text:span><text:span text:style-name="Teletype"><text:span text:style-name="T25">directory stack.</text:span></text:span></text:p>
        </text:list-header>
      </text:list>
      <text:p text:style-name="P20"><text:span text:style-name="Teletype"><text:span text:style-name="T25"/></text:span></text:p>
      <text:list xml:id="list1964808529" text:continue-numbering="true" text:style-name="L28">
        <text:list-item>
          <text:p text:style-name="P190"><text:span text:style-name="Teletype"><text:span text:style-name="T25">pushd dir-name：</text:span></text:span><text:span text:style-name="Teletype"><text:span text:style-name="T27">pushes the path dir-name onto the directory</text:span></text:span><text:span text:style-name="Teletype"><text:span text:style-name="T25"> stack </text:span></text:span><text:span text:style-name="Teletype"><text:span text:style-name="T27">and simultaneously changes the current working directory to </text:span></text:span><text:span text:style-name="Teletype"><text:span text:style-name="T25">dir-name. </text:span></text:span></text:p>
        </text:list-item>
        <text:list-item>
          <text:p text:style-name="P190"><text:bookmark text:name="POPDREF"/><text:span text:style-name="Teletype"><text:span text:style-name="T25">popd ：</text:span></text:span><text:span text:style-name="Teletype"><text:span text:style-name="T27">removes (pops) the top directory path name off the directory stack and simultaneously changes the current working directory to that directory popped from the stack.</text:span></text:span></text:p>
        </text:list-item>
        <text:list-item>
          <text:p text:style-name="P190"><text:bookmark text:name="DIRSREF"/><text:span text:style-name="Teletype"><text:span text:style-name="T25">dirs ：</text:span></text:span><text:span text:style-name="Teletype"><text:span text:style-name="T27">lists the contents of the directory stack (compare this with the</text:span></text:span><text:span text:style-name="Teletype"><text:span text:style-name="T25"> </text:span></text:span><text:span text:style-name="Teletype"><text:span text:style-name="T25">$DIRSTACK</text:span></text:span><text:span text:style-name="Teletype"><text:span text:style-name="T27"> variable). A successful </text:span></text:span><text:span text:style-name="Teletype"><text:span text:style-name="T25">pushd </text:span></text:span><text:span text:style-name="Teletype"><text:span text:style-name="T27">or </text:span></text:span><text:span text:style-name="Teletype"><text:span text:style-name="T25">popd</text:span></text:span><text:span text:style-name="Teletype"><text:span text:style-name="T27"> will automatically invoke </text:span></text:span><text:span text:style-name="Teletype"><text:span text:style-name="T25">dirs.</text:span></text:span></text:p>
        </text:list-item>
        <text:list-item>
          <text:p text:style-name="P190"><text:span text:style-name="Teletype"><text:span text:style-name="T27">Note that the implicit </text:span></text:span><text:span text:style-name="Teletype"><text:span text:style-name="T25">$DIRSTACK</text:span></text:span><text:span text:style-name="Teletype"><text:span text:style-name="T27"> </text:span></text:span><text:span text:style-name="Teletype"><text:span text:style-name="T25">array </text:span></text:span><text:span text:style-name="Teletype"><text:span text:style-name="T27">variable, accessible from within a script, holds the contents of the directory stack.</text:span></text:span></text:p>
          <text:p text:style-name="P190"><text:span text:style-name="Teletype"><text:span text:style-name="T25">echo ${DIRSTACK[*]}</text:span></text:span></text:p>
        </text:list-item>
      </text:list>
      <text:p text:style-name="P20"><text:span text:style-name="Teletype"><text:span text:style-name="T25"/></text:span></text:p>
      <text:list xml:id="list670275987" text:continue-list="list237292090" text:style-name="WW8Num2">
        <text:list-item>
          <text:p text:style-name="P141">let</text:p>
        </text:list-item>
      </text:list>
      <text:list xml:id="list484128815" text:continue-list="list1964808529" text:style-name="L28">
        <text:list-header>
          <text:p text:style-name="P190"><text:span text:style-name="Teletype"><text:span text:style-name="T27"><text:s text:c="4"/>The</text:span></text:span><text:span text:style-name="Teletype"><text:span text:style-name="T25"> let </text:span></text:span><text:span text:style-name="Teletype"><text:span text:style-name="T27">command carries out arithmetic operations on variables. In many cases, it functions as a less complex version of</text:span></text:span><text:span text:style-name="Teletype"><text:span text:style-name="T25"> </text:span></text:span><text:span text:style-name="Teletype"><text:span text:style-name="T25">expr</text:span></text:span><text:span text:style-name="Teletype"><text:span text:style-name="T25">.</text:span></text:span></text:p>
        </text:list-header>
        <text:list-item>
          <text:p text:style-name="P190"><text:span text:style-name="Teletype"><text:span text:style-name="T27">The </text:span></text:span><text:span text:style-name="Teletype"><text:span text:style-name="T25">let </text:span></text:span><text:span text:style-name="Teletype"><text:span text:style-name="T27">command can, in certain contexts, return a surprising</text:span></text:span><text:span text:style-name="Teletype"><text:span text:style-name="T25"> </text:span></text:span><text:span text:style-name="Teletype"><text:span text:style-name="T25">exit status</text:span></text:span><text:span text:style-name="Teletype"><text:span text:style-name="T25">.</text:span></text:span></text:p>
          <text:p text:style-name="P226"><text:span text:style-name="Teletype"><text:span text:style-name="T48">var=0</text:span></text:span></text:p>
          <text:p text:style-name="P226"><text:span text:style-name="Teletype"><text:span text:style-name="T48">echo $? <text:s text:c="4"/># 0</text:span></text:span></text:p>
          <text:p text:style-name="P226"><text:span text:style-name="Teletype"><text:span text:style-name="T48"><text:s text:c="12"/># As expected.</text:span></text:span></text:p>
          <text:p text:style-name="P226"><text:span text:style-name="Teletype"><text:span text:style-name="T48"/></text:span></text:p>
          <text:p text:style-name="P226"><text:span text:style-name="Teletype"><text:span text:style-name="T48">let var++</text:span></text:span></text:p>
          <text:p text:style-name="P226"><text:span text:style-name="Teletype"><text:span text:style-name="T48">echo $? <text:s text:c="4"/># 1</text:span></text:span></text:p>
          <text:p text:style-name="P226"><text:span text:style-name="Teletype"><text:span text:style-name="T48"><text:s text:c="12"/># The command was successful, so why isn't $?=0 ???</text:span></text:span></text:p>
          <text:p text:style-name="P226"><text:span text:style-name="Teletype"><text:span text:style-name="T48"><text:s text:c="12"/># Anomaly!</text:span></text:span></text:p>
          <text:p text:style-name="P226"><text:span text:style-name="Teletype"><text:span text:style-name="T48"/></text:span></text:p>
          <text:p text:style-name="P226"><text:span text:style-name="Teletype"><text:span text:style-name="T48">let var++</text:span></text:span></text:p>
          <text:p text:style-name="P226"><text:span text:style-name="Teletype"><text:span text:style-name="T48">echo $? <text:s text:c="4"/># 0</text:span></text:span></text:p>
          <text:p text:style-name="P226"><text:span text:style-name="Teletype"><text:span text:style-name="T48"><text:s text:c="12"/># As expected.</text:span></text:span></text:p>
          <text:p text:style-name="P226"><text:span text:style-name="Teletype"><text:span text:style-name="T48">#This is part of the design spec for 'let' . . .</text:span></text:span></text:p>
          <text:p text:style-name="P226"><text:span text:style-name="Teletype"><text:span text:style-name="T48"># "If the last ARG evaluates to 0, let returns 1;</text:span></text:span></text:p>
          <text:p text:style-name="P226"><text:span text:style-name="Teletype"><text:span text:style-name="T48"># <text:s/>let returns 0 otherwise." ['help let']</text:span></text:span></text:p>
          <text:p text:style-name="P190"><text:span text:style-name="Teletype"><text:span text:style-name="T25"/></text:span></text:p>
        </text:list-item>
      </text:list>
      <text:list xml:id="list1229881416" text:continue-list="list670275987" text:style-name="WW8Num2">
        <text:list-header>
          <text:p text:style-name="P141"><text:soft-page-break/></text:p>
        </text:list-header>
        <text:list-item>
          <text:p text:style-name="P141">eval </text:p>
        </text:list-item>
      </text:list>
      <text:list xml:id="list980691359" text:continue-list="list484128815" text:style-name="L28">
        <text:list-item>
          <text:p text:style-name="P190"><text:span text:style-name="Teletype"><text:span text:style-name="T27">Combines the arguments in an expression or list of expressions and evaluates them. Any variables within the expression are </text:span></text:span><text:span text:style-name="Teletype"><text:span text:style-name="T25">expanded</text:span></text:span><text:span text:style-name="Teletype"><text:span text:style-name="T27">. The net result is to </text:span></text:span><text:span text:style-name="Teletype"><text:span text:style-name="T25">convert a string into a command.</text:span></text:span></text:p>
        </text:list-item>
        <text:list-item>
          <text:p text:style-name="P190"><text:span text:style-name="Teletype"><text:span text:style-name="T27">Each invocation of eval forces a</text:span></text:span><text:span text:style-name="Teletype"><text:span text:style-name="T25"> re-evaluation</text:span></text:span><text:span text:style-name="Teletype"><text:span text:style-name="T27"> of its arguments.</text:span></text:span></text:p>
          <text:p text:style-name="P226"><text:span text:style-name="Teletype"><text:span text:style-name="T48">a='$b'</text:span></text:span></text:p>
          <text:p text:style-name="P226"><text:span text:style-name="Teletype"><text:span text:style-name="T48">b='$c'</text:span></text:span></text:p>
          <text:p text:style-name="P226"><text:span text:style-name="Teletype"><text:span text:style-name="T48">c=d</text:span></text:span></text:p>
          <text:p text:style-name="P226"><text:span text:style-name="Teletype"><text:span text:style-name="T48"/></text:span></text:p>
          <text:p text:style-name="P226"><text:span text:style-name="Teletype"><text:span text:style-name="T48">echo $a <text:s text:c="12"/># $b</text:span></text:span></text:p>
          <text:p text:style-name="P226"><text:span text:style-name="Teletype"><text:span text:style-name="T48"><text:s text:c="20"/># First level.</text:span></text:span></text:p>
          <text:p text:style-name="P226"><text:span text:style-name="Teletype"><text:span text:style-name="T48">eval echo $a <text:s text:c="7"/># $c</text:span></text:span></text:p>
          <text:p text:style-name="P226"><text:span text:style-name="Teletype"><text:span text:style-name="T48"><text:s text:c="20"/># Second level.</text:span></text:span></text:p>
          <text:p text:style-name="P226"><text:span text:style-name="Teletype"><text:span text:style-name="T48">eval eval echo $a <text:s text:c="2"/># d</text:span></text:span></text:p>
          <text:p text:style-name="P226"><text:span text:style-name="Teletype"><text:span text:style-name="T48"><text:s text:c="20"/># Third level.</text:span></text:span></text:p>
          <text:p text:style-name="P190"><text:span text:style-name="Teletype"><text:span text:style-name="T25"/></text:span></text:p>
          <text:p text:style-name="P226"><text:span text:style-name="Teletype"><text:span text:style-name="T48"># Now, showing how to do something useful with "eval" . . .</text:span></text:span></text:p>
          <text:p text:style-name="P226"><text:span text:style-name="Teletype"><text:span text:style-name="T48"># (Thank you, E. Choroba!)</text:span></text:span></text:p>
          <text:p text:style-name="P226"><text:span text:style-name="Teletype"><text:span text:style-name="T48"/></text:span></text:p>
          <text:p text:style-name="P226"><text:span text:style-name="Teletype"><text:span text:style-name="T48">version=3.4 <text:s text:c="4"/># <text:s/>Can we split the version into major and minor</text:span></text:span></text:p>
          <text:p text:style-name="P226"><text:span text:style-name="Teletype"><text:span text:style-name="T48"><text:s text:c="16"/>#+ part in one command?</text:span></text:span></text:p>
          <text:p text:style-name="P226"><text:span text:style-name="Teletype"><text:span text:style-name="T48">echo "version = $version"</text:span></text:span></text:p>
          <text:p text:style-name="P226"><text:span text:style-name="Teletype"><text:span text:style-name="T48">eval major=${version/./;minor=} <text:s text:c="4"/># <text:s/>Replaces '.' in version by ';minor='</text:span></text:span></text:p>
          <text:p text:style-name="P226"><text:span text:style-name="Teletype"><text:span text:style-name="T48"><text:s text:c="36"/># <text:s/>The substitution yields '3; minor=4'</text:span></text:span></text:p>
          <text:p text:style-name="P226"><text:span text:style-name="Teletype"><text:span text:style-name="T48"><text:s text:c="36"/>#+ so eval does minor=4, major=3</text:span></text:span></text:p>
          <text:p text:style-name="P226"><text:span text:style-name="Teletype"><text:span text:style-name="T48">echo Major: $major, minor: $minor <text:s text:c="2"/># <text:s/>Major: 3, minor: 4</text:span></text:span></text:p>
        </text:list-item>
      </text:list>
      <text:p text:style-name="P23"/>
      <text:list xml:id="list1478241436" text:continue-numbering="true" text:style-name="L28">
        <text:list-header>
          <text:p text:style-name="P226"><text:span text:style-name="Teletype"><text:span text:style-name="T48">killppp="eval kill -9 `ps ax | awk '/ppp/ { print $1 }'`"</text:span></text:span></text:p>
          <text:p text:style-name="P226"><text:span text:style-name="Teletype"><text:span text:style-name="T48"># <text:s text:c="20"/>-------- process ID of ppp ------- <text:s/></text:span></text:span></text:p>
          <text:p text:style-name="P226"><text:span text:style-name="Teletype"><text:span text:style-name="T48"/></text:span></text:p>
          <text:p text:style-name="P226"><text:span text:style-name="Teletype"><text:span text:style-name="T48">$killppp <text:s text:c="20"/># This variable is now a command.</text:span></text:span></text:p>
        </text:list-header>
      </text:list>
      <text:p text:style-name="P23"/>
      <text:list xml:id="list334050100" text:continue-list="list1229881416" text:style-name="WW8Num2">
        <text:list-item>
          <text:p text:style-name="P141">set</text:p>
        </text:list-item>
      </text:list>
      <text:list xml:id="list1467873522" text:style-name="L33">
        <text:list-item>
          <text:p text:style-name="P194"><text:span text:style-name="Teletype"><text:span text:style-name="T27">The set command changes the value of internal script variables/options. One use for this is to toggle </text:span></text:span><text:span text:style-name="Teletype"><text:span text:style-name="T27">option flags</text:span></text:span><text:span text:style-name="Teletype"><text:span text:style-name="T27"> which help determine the behavior of the script. Another </text:span></text:span><text:span text:style-name="Teletype"><text:span text:style-name="T27">application for it is to reset the </text:span></text:span><text:span text:style-name="Teletype"><text:span text:style-name="T27">positional parameters</text:span></text:span><text:span text:style-name="Teletype"><text:span text:style-name="T27"> that a script sees as the result of a command (set `command`). The script can then parse the </text:span></text:span><text:span text:style-name="Teletype"><text:span text:style-name="T27">fields</text:span></text:span><text:span text:style-name="Teletype"><text:span text:style-name="T27"> of the command output.</text:span></text:span></text:p>
        </text:list-item>
        <text:list-item>
          <text:p text:style-name="P194"><text:soft-page-break/><text:span text:style-name="Teletype"><text:span text:style-name="T27">Using </text:span></text:span><text:span text:style-name="Teletype"><text:span text:style-name="T25">set </text:span></text:span><text:span text:style-name="Teletype"><text:span text:style-name="T27">with the</text:span></text:span><text:span text:style-name="Teletype"><text:span text:style-name="T25"> --</text:span></text:span><text:span text:style-name="Teletype"><text:span text:style-name="T27"> option explicitly</text:span></text:span><text:span text:style-name="Teletype"><text:span text:style-name="T25"> assigns </text:span></text:span><text:span text:style-name="Teletype"><text:span text:style-name="T27">the contents of a variable to the </text:span></text:span><text:span text:style-name="Teletype"><text:span text:style-name="T25">positional parameters</text:span></text:span><text:span text:style-name="Teletype"><text:span text:style-name="T27">. If no variable follows the</text:span></text:span><text:span text:style-name="Teletype"><text:span text:style-name="T25"> --</text:span></text:span><text:span text:style-name="Teletype"><text:span text:style-name="T27"> it</text:span></text:span><text:span text:style-name="Teletype"><text:span text:style-name="T25"> unsets</text:span></text:span><text:span text:style-name="Teletype"><text:span text:style-name="T27"> the </text:span></text:span><text:span text:style-name="Teletype"><text:span text:style-name="T25">positional parameters.</text:span></text:span></text:p>
        </text:list-item>
      </text:list>
      <text:list xml:id="list1227516860" text:continue-list="list334050100" text:style-name="WW8Num2">
        <text:list-header>
          <text:p text:style-name="P141"/>
        </text:list-header>
        <text:list-item>
          <text:p text:style-name="P141">unset</text:p>
        </text:list-item>
      </text:list>
      <text:list xml:id="list155288090" text:continue-list="list1467873522" text:style-name="L33">
        <text:list-header>
          <text:p text:style-name="P194"><text:span text:style-name="Teletype"><text:span text:style-name="T27"><text:s text:c="3"/>The </text:span></text:span><text:span text:style-name="Teletype"><text:span text:style-name="T25">unset</text:span></text:span><text:span text:style-name="Teletype"><text:span text:style-name="T27"> command deletes a shell variable, effectively setting it to </text:span></text:span><text:span text:style-name="Teletype"><text:span text:style-name="T25">null.</text:span></text:span><text:span text:style-name="Teletype"><text:span text:style-name="T27"> Note that this command does not affect </text:span></text:span><text:span text:style-name="Teletype"><text:span text:style-name="T25">positional parameters</text:span></text:span><text:span text:style-name="Teletype"><text:span text:style-name="T27">.</text:span></text:span></text:p>
          <text:p text:style-name="P194"><text:span text:style-name="Teletype"><text:span text:style-name="T27"/></text:span></text:p>
        </text:list-header>
      </text:list>
      <text:list xml:id="list1030426121" text:continue-list="list1227516860" text:style-name="WW8Num2">
        <text:list-item>
          <text:p text:style-name="P82">export</text:p>
        </text:list-item>
      </text:list>
      <text:list xml:id="list1415750637" text:continue-list="list155288090" text:style-name="L33">
        <text:list-header>
          <text:p text:style-name="P194"><text:span text:style-name="Teletype"><text:span text:style-name="T27"><text:s text:c="3"/>The export command makes available variables to all</text:span></text:span><text:span text:style-name="Teletype"><text:span text:style-name="T25"> child processes </text:span></text:span><text:span text:style-name="Teletype"><text:span text:style-name="T27">of the running script or shell. One important use of the export command is in </text:span></text:span><text:a xlink:type="simple" xlink:href="http://tldp.org/LDP/abs/html/files.html#FILESREF1"><text:span text:style-name="Teletype">startup files</text:span></text:a><text:span text:style-name="Teletype"><text:span text:style-name="T27">, to initialize and make accessible </text:span></text:span><text:a xlink:type="simple" xlink:href="http://tldp.org/LDP/abs/html/othertypesv.html#ENVREF"><text:span text:style-name="Teletype">environmental variables</text:span></text:a><text:span text:style-name="Teletype"><text:span text:style-name="T27"> to</text:span></text:span><text:span text:style-name="Teletype"><text:span text:style-name="T25"> subsequent </text:span></text:span><text:span text:style-name="Teletype"><text:span text:style-name="T27">user processes.</text:span></text:span></text:p>
          <text:p text:style-name="P194"><text:span text:style-name="Teletype"><text:span text:style-name="T27">Unfortunately, </text:span></text:span><text:a xlink:type="simple" xlink:href="http://tldp.org/LDP/abs/html/gotchas.html#PARCHILDPROBREF"><text:span text:style-name="Teletype">there is no way to export variables back to the parent process</text:span></text:a><text:span text:style-name="Teletype"><text:span text:style-name="T27">, to the process that called or invoked the script or shell.</text:span></text:span></text:p>
        </text:list-header>
      </text:list>
      <text:list xml:id="list1284439812" text:continue-list="list1030426121" text:style-name="WW8Num2">
        <text:list-item>
          <text:p text:style-name="P82">declare, typeset</text:p>
          <text:p text:style-name="P82"/>
        </text:list-item>
        <text:list-item>
          <text:p text:style-name="P82">readonly</text:p>
        </text:list-item>
      </text:list>
      <text:list xml:id="list1809611524" text:continue-list="list1415750637" text:style-name="L33">
        <text:list-header>
          <text:p text:style-name="P194"><text:span text:style-name="Teletype"><text:span text:style-name="T27"><text:s text:c="3"/>Same as </text:span></text:span><text:span text:style-name="Teletype"><text:span text:style-name="T25">declare -r</text:span></text:span><text:span text:style-name="Teletype"><text:span text:style-name="T27">, sets a variable as read-only, or, in effect, as a constant. Attempts to change the variable fail with an error message. This is the shell analog of the C language </text:span></text:span><text:span text:style-name="Teletype"><text:span text:style-name="T25">const</text:span></text:span><text:span text:style-name="Teletype"><text:span text:style-name="T27"> type qualifier.</text:span></text:span></text:p>
          <text:p text:style-name="P194"><text:span text:style-name="Teletype"><text:span text:style-name="T27"/></text:span></text:p>
        </text:list-header>
      </text:list>
      <text:list xml:id="list292667675" text:continue-list="list1284439812" text:style-name="WW8Num2">
        <text:list-item>
          <text:p text:style-name="P82">getopts</text:p>
        </text:list-item>
      </text:list>
      <text:list xml:id="list2085487708" text:style-name="L34">
        <text:list-item>
          <text:p text:style-name="P195"><text:span text:style-name="Teletype"><text:span text:style-name="T27">This powerful tool parses command-line arguments passed to the script. This is the Bash analog of the</text:span></text:span><text:span text:style-name="Teletype"><text:span text:style-name="T30"> </text:span></text:span><text:span text:style-name="Teletype"><text:span text:style-name="T29">getopt </text:span></text:span><text:span text:style-name="Teletype"><text:span text:style-name="T27">external command and the getopt library function familiar to C programmers. It permits passing and concatenating multiple options and associated arguments to a script (for example scriptname -abc -e /usr/local).</text:span></text:span></text:p>
          <text:p text:style-name="P195"><text:span text:style-name="Teletype"><text:span text:style-name="T27"/></text:span></text:p>
        </text:list-item>
        <text:list-item>
          <text:p text:style-name="P195"><text:span text:style-name="Teletype"><text:span text:style-name="T27">The </text:span></text:span><text:span text:style-name="Teletype"><text:span text:style-name="T25">getopts</text:span></text:span><text:span text:style-name="Teletype"><text:span text:style-name="T27"> construct uses two implicit variables.</text:span></text:span><text:span text:style-name="Teletype"><text:span text:style-name="T25"> $OPTIND</text:span></text:span><text:span text:style-name="Teletype"><text:span text:style-name="T27"> is the </text:span></text:span><text:span text:style-name="Teletype"><text:span text:style-name="T25">argument pointer</text:span></text:span><text:span text:style-name="Teletype"><text:span text:style-name="T27"> (</text:span></text:span><text:span text:style-name="Teletype"><text:span text:style-name="T25">OPT</text:span></text:span><text:span text:style-name="Teletype"><text:span text:style-name="T27">ion</text:span></text:span><text:span text:style-name="Teletype"><text:span text:style-name="T25"> IN</text:span></text:span><text:span text:style-name="Teletype"><text:span text:style-name="T27">Dex) and </text:span></text:span><text:span text:style-name="Teletype"><text:span text:style-name="T25">$OPTARG</text:span></text:span><text:span text:style-name="Teletype"><text:span text:style-name="T27"> (</text:span></text:span><text:span text:style-name="Teletype"><text:span text:style-name="T25">OPT</text:span></text:span><text:span text:style-name="Teletype"><text:span text:style-name="T27">ion </text:span></text:span><text:span text:style-name="Teletype"><text:span text:style-name="T25">ARG</text:span></text:span><text:span text:style-name="Teletype"><text:span text:style-name="T27">ument) the (optional) argument attached to an option. A </text:span></text:span><text:span text:style-name="Teletype"><text:span text:style-name="T25">colon</text:span></text:span><text:span text:style-name="Teletype"><text:span text:style-name="T27">(分号) following the option name in the declaration tags that option as </text:span></text:span><text:span text:style-name="Teletype"><text:span text:style-name="T25">having an associated argument.</text:span></text:span></text:p>
          <text:p text:style-name="P195"><text:span text:style-name="Teletype"><text:span text:style-name="T27"/></text:span></text:p>
        </text:list-item>
        <text:list-item>
          <text:p text:style-name="P195"><text:span text:style-name="Teletype"><text:span text:style-name="T27">A </text:span></text:span><text:span text:style-name="Teletype"><text:span text:style-name="T25">getopts</text:span></text:span><text:span text:style-name="Teletype"><text:span text:style-name="T27"> construct usually comes packaged in a </text:span></text:span><text:a xlink:type="simple" xlink:href="http://tldp.org/LDP/abs/html/loops1.html#WHILELOOPREF"><text:span text:style-name="Teletype"><text:span text:style-name="T29">while loop</text:span></text:span></text:a><text:span text:style-name="Teletype"><text:span text:style-name="T27">, which processes the options and arguments one at a time, then increments the implicit </text:span></text:span><text:span text:style-name="Teletype"><text:span text:style-name="T25">$OPTIND</text:span></text:span><text:span text:style-name="Teletype"><text:span text:style-name="T27"> variable to </text:span></text:span><text:span text:style-name="Teletype"><text:span text:style-name="T27">point to the next.</text:span></text:span></text:p>
          <text:p text:style-name="P195"><text:span text:style-name="Teletype"><text:span text:style-name="T27"/></text:span></text:p>
        </text:list-item>
        <text:list-item>
          <text:p text:style-name="P195"><text:span text:style-name="Teletype"><text:span text:style-name="T27">The arguments passed from the command-line to the script must be preceded by a </text:span></text:span><text:soft-page-break/><text:span text:style-name="Teletype"><text:span text:style-name="T25">dash (-).</text:span></text:span><text:span text:style-name="Teletype"><text:span text:style-name="T27"> It is the </text:span></text:span><text:span text:style-name="Teletype"><text:span text:style-name="T25">prefixed - </text:span></text:span><text:span text:style-name="Teletype"><text:span text:style-name="T27">that lets getopts recognize c</text:span></text:span><text:span text:style-name="Teletype"><text:span text:style-name="T25">ommand-line arguments </text:span></text:span><text:span text:style-name="Teletype"><text:span text:style-name="T27">as options. In fact, </text:span></text:span><text:span text:style-name="Teletype"><text:span text:style-name="T25">getopts</text:span></text:span><text:span text:style-name="Teletype"><text:span text:style-name="T27"> will not process arguments without the prefixed -, and will </text:span></text:span><text:span text:style-name="Teletype"><text:span text:style-name="T25">terminate </text:span></text:span><text:span text:style-name="Teletype"><text:span text:style-name="T27">option processing at the first argument encountered lacking them.</text:span></text:span></text:p>
          <text:p text:style-name="P195"><text:span text:style-name="Teletype"><text:span text:style-name="T27"/></text:span></text:p>
        </text:list-item>
        <text:list-item>
          <text:p text:style-name="P195"><text:span text:style-name="Teletype"><text:span text:style-name="T27">The </text:span></text:span><text:span text:style-name="Teletype"><text:span text:style-name="T25">getopts</text:span></text:span><text:span text:style-name="Teletype"><text:span text:style-name="T27"> template differs slightly from the standard</text:span></text:span><text:span text:style-name="Teletype"><text:span text:style-name="T25"> while loop</text:span></text:span><text:span text:style-name="Teletype"><text:span text:style-name="T27">, in that it</text:span></text:span><text:span text:style-name="Teletype"><text:span text:style-name="T25"> lacks condition brackets</text:span></text:span><text:span text:style-name="Teletype"><text:span text:style-name="T27">.</text:span></text:span></text:p>
          <text:p text:style-name="P195"><text:span text:style-name="Teletype"><text:span text:style-name="T27">The getopts construct is a highly functional replacement for the traditional </text:span></text:span><text:span text:style-name="Teletype"><text:span text:style-name="T25">getopt</text:span></text:span><text:span text:style-name="Teletype"><text:span text:style-name="T27"> external command.</text:span></text:span></text:p>
        </text:list-item>
      </text:list>
      <text:list xml:id="list644506228" text:continue-list="list1478241436" text:style-name="L28">
        <text:list-header>
          <text:p text:style-name="P226"><text:span text:style-name="Teletype"><text:span text:style-name="T53">while getopts ":mnopq:rs" Option</text:span></text:span></text:p>
          <text:p text:style-name="P226"><text:span text:style-name="Teletype"><text:span text:style-name="T48">do</text:span></text:span></text:p>
          <text:p text:style-name="P226"><text:span text:style-name="Teletype"><text:span text:style-name="T48"><text:s text:c="2"/>case </text:span></text:span><text:span text:style-name="Teletype"><text:span text:style-name="T53">$Option</text:span></text:span><text:span text:style-name="Teletype"><text:span text:style-name="T48"> in</text:span></text:span></text:p>
          <text:p text:style-name="P226"><text:span text:style-name="Teletype"><text:span text:style-name="T48"><text:s text:c="4"/>m <text:s text:c="4"/>) echo "Scenario #1: option -m- <text:s text:c="2"/>[OPTIND=${OPTIND}]";;</text:span></text:span></text:p>
          <text:p text:style-name="P226"><text:span text:style-name="Teletype"><text:span text:style-name="T48"><text:s text:c="4"/>n | o ) echo "Scenario #2: option -$Option- <text:s text:c="2"/>[OPTIND=${OPTIND}]";;</text:span></text:span></text:p>
          <text:p text:style-name="P226"><text:span text:style-name="Teletype"><text:span text:style-name="T48"><text:s text:c="4"/>p <text:s text:c="4"/>) echo "Scenario #3: option -p- <text:s text:c="2"/>[OPTIND=${OPTIND}]";;</text:span></text:span></text:p>
          <text:p text:style-name="P226"><text:span text:style-name="Teletype"><text:span text:style-name="T48"><text:s text:c="4"/>q <text:s text:c="4"/>) echo "Scenario #4: option -q-\</text:span></text:span></text:p>
          <text:p text:style-name="P226"><text:span text:style-name="Teletype"><text:span text:style-name="T48"><text:s text:c="18"/>with argument \"</text:span></text:span><text:span text:style-name="Teletype"><text:span text:style-name="T53">$OPTARG</text:span></text:span><text:span text:style-name="Teletype"><text:span text:style-name="T48">\" <text:s text:c="2"/>[OPTIND=</text:span></text:span><text:span text:style-name="Teletype"><text:span text:style-name="T53">${OPTIND</text:span></text:span><text:span text:style-name="Teletype"><text:span text:style-name="T48">}]";;</text:span></text:span></text:p>
          <text:p text:style-name="P226"><text:span text:style-name="Teletype"><text:span text:style-name="T48"><text:s text:c="4"/># <text:s/>Note that option 'q' must have an associated argument,</text:span></text:span></text:p>
          <text:p text:style-name="P226"><text:span text:style-name="Teletype"><text:span text:style-name="T48"><text:s text:c="4"/>#+ otherwise it falls through to the default.</text:span></text:span></text:p>
          <text:p text:style-name="P226"><text:span text:style-name="Teletype"><text:span text:style-name="T48"><text:s text:c="4"/>r | s ) echo "Scenario #5: option -$Option-";;</text:span></text:span></text:p>
          <text:p text:style-name="P226"><text:span text:style-name="Teletype"><text:span text:style-name="T48"><text:s text:c="4"/>* <text:s text:c="4"/>) echo "Unimplemented option chosen.";; <text:s text:c="2"/># Default.</text:span></text:span></text:p>
          <text:p text:style-name="P226"><text:span text:style-name="Teletype"><text:span text:style-name="T48"><text:s text:c="2"/>esac</text:span></text:span></text:p>
          <text:p text:style-name="P226"><text:span text:style-name="Teletype"><text:span text:style-name="T48">done</text:span></text:span></text:p>
          <text:p text:style-name="P226"><text:span text:style-name="Teletype"><text:span text:style-name="T53">shift $(($OPTIND - 1))</text:span></text:span></text:p>
          <text:p text:style-name="P226"><text:span text:style-name="Teletype"><text:span text:style-name="T48"># <text:s/></text:span></text:span><text:span text:style-name="Teletype"><text:span text:style-name="T53">Decrements the argument pointer so it points to next argument.</text:span></text:span></text:p>
          <text:p text:style-name="P226"><text:span text:style-name="Teletype"><text:span text:style-name="T48"># <text:s/>$1 now references the first non-option item supplied on the command-line</text:span></text:span></text:p>
          <text:p text:style-name="P226"><text:span text:style-name="Teletype"><text:span text:style-name="T48">#+ if one exists.</text:span></text:span></text:p>
        </text:list-header>
      </text:list>
      <text:list xml:id="list407751270" text:continue-list="list292667675" text:style-name="WW8Num2">
        <text:list-header>
          <text:p text:style-name="P144"/>
        </text:list-header>
        <text:list-item>
          <text:p text:style-name="P83">source, . (dot command)</text:p>
        </text:list-item>
      </text:list>
      <text:list xml:id="list1797493400" text:style-name="L35">
        <text:list-item>
          <text:p text:style-name="P196"><text:span text:style-name="Teletype"><text:span text:style-name="T27">This command, when invoked from the </text:span></text:span><text:span text:style-name="Teletype"><text:span text:style-name="T25">command-line</text:span></text:span><text:span text:style-name="Teletype"><text:span text:style-name="T27">, executes a script. </text:span></text:span><text:span text:style-name="Teletype"><text:span text:style-name="T25">Within a script</text:span></text:span><text:span text:style-name="Teletype"><text:span text:style-name="T27">, a source file-name </text:span></text:span><text:span text:style-name="Teletype"><text:span text:style-name="T25">loads the file file-name</text:span></text:span><text:span text:style-name="Teletype"><text:span text:style-name="T27">. Sourcing a file (dot-command) </text:span></text:span><text:span text:style-name="Teletype"><text:span text:style-name="T25">imports</text:span></text:span><text:span text:style-name="Teletype"><text:span text:style-name="T27"> </text:span></text:span><text:span text:style-name="Teletype"><text:span text:style-name="T25">code into the script</text:span></text:span><text:span text:style-name="Teletype"><text:span text:style-name="T27">, appending to the script (same effect as the </text:span></text:span><text:span text:style-name="Teletype"><text:span text:style-name="T25">#include</text:span></text:span><text:span text:style-name="Teletype"><text:span text:style-name="T27"> directive in a C program). The net result is the same as if the "sourced" lines of code were physically present in the body of the script. This is useful in situations when multiple scripts use a common data file or function library.</text:span></text:span></text:p>
        </text:list-item>
      </text:list>
      <text:list xml:id="list1017508778" text:continue-list="list2085487708" text:style-name="L34">
        <text:list-header>
          <text:p text:style-name="P195"><text:span text:style-name="Teletype"><text:span text:style-name="T27"/></text:span></text:p>
        </text:list-header>
        <text:list-item>
          <text:p text:style-name="P195"><text:span text:style-name="Teletype"><text:span text:style-name="T27">If the sourced file is itself </text:span></text:span><text:span text:style-name="Teletype"><text:span text:style-name="T25">an executable script</text:span></text:span><text:span text:style-name="Teletype"><text:span text:style-name="T27">, then it will run, then</text:span></text:span><text:span text:style-name="Teletype"><text:span text:style-name="T25"> return control to </text:span></text:span><text:span text:style-name="Teletype"><text:span text:style-name="T25">the script that called it</text:span></text:span><text:span text:style-name="Teletype"><text:span text:style-name="T27">. A sourced executable script may use a </text:span></text:span><text:span text:style-name="Teletype"><text:span text:style-name="T25">return</text:span></text:span><text:span text:style-name="Teletype"><text:span text:style-name="T27"> for this purpose.</text:span></text:span></text:p>
          <text:p text:style-name="P195"><text:span text:style-name="Teletype"><text:span text:style-name="T27"/></text:span></text:p>
        </text:list-item>
        <text:list-item>
          <text:p text:style-name="P195"><text:span text:style-name="Teletype"><text:span text:style-name="T27"><text:tab/>Arguments may be (optionally) passed to the sourced file as</text:span></text:span><text:span text:style-name="Teletype"><text:span text:style-name="T30"> </text:span></text:span><text:a xlink:type="simple" xlink:href="http://tldp.org/LDP/abs/html/othertypesv.html#POSPARAMREF1"><text:span text:style-name="Teletype">positional parameters</text:span></text:a><text:span text:style-name="Teletype"><text:span text:style-name="T29">. </text:span></text:span></text:p>
        </text:list-item>
      </text:list>
      <text:list xml:id="list746190255" text:continue-list="list644506228" text:style-name="L28">
        <text:list-header>
          <text:p text:style-name="P226"><text:soft-page-break/><text:span text:style-name="Teletype"><text:span text:style-name="T48">source $filename $arg1 arg2</text:span></text:span></text:p>
        </text:list-header>
        <text:list-item>
          <text:p text:style-name="P190"><text:span text:style-name="Teletype"><text:span text:style-name="T27">It is even possible for a script to </text:span></text:span><text:span text:style-name="Teletype"><text:span text:style-name="T25">source itself</text:span></text:span><text:span text:style-name="Teletype"><text:span text:style-name="T27">, though this does not seem to have any practical applications.</text:span></text:span></text:p>
          <text:p text:style-name="P190"><text:span text:style-name="Teletype"><text:span text:style-name="T27"/></text:span></text:p>
        </text:list-item>
      </text:list>
      <text:list xml:id="list839638485" text:continue-list="list407751270" text:style-name="WW8Num2">
        <text:list-item>
          <text:p text:style-name="P144">exit</text:p>
        </text:list-item>
      </text:list>
      <text:list xml:id="list1433356586" text:continue-list="list746190255" text:style-name="L28">
        <text:list-header>
          <text:p text:style-name="P190"><text:span text:style-name="Teletype"><text:span text:style-name="T27"><text:s text:c="4"/>If a script terminates with an exit </text:span></text:span><text:span text:style-name="Teletype"><text:span text:style-name="T25">lacking an argumen</text:span></text:span><text:span text:style-name="Teletype"><text:span text:style-name="T27">t, the exit status of the script is the exit status of the</text:span></text:span><text:span text:style-name="Teletype"><text:span text:style-name="T25"> last command</text:span></text:span><text:span text:style-name="Teletype"><text:span text:style-name="T27"> executed in the script, not counting the exit. This is equivalent to an </text:span></text:span><text:span text:style-name="Teletype"><text:span text:style-name="T25">exit $?</text:span></text:span><text:span text:style-name="Teletype"><text:span text:style-name="T27">.</text:span></text:span></text:p>
          <text:p text:style-name="P190"><text:span text:style-name="Teletype"><text:span text:style-name="T27"/></text:span></text:p>
        </text:list-header>
      </text:list>
      <text:list xml:id="list376886561" text:continue-list="list839638485" text:style-name="WW8Num2">
        <text:list-item>
          <text:p text:style-name="P144">exec </text:p>
        </text:list-item>
      </text:list>
      <text:list xml:id="list244402230" text:continue-list="list1433356586" text:style-name="L28">
        <text:list-header>
          <text:p text:style-name="P190"><text:span text:style-name="Teletype"><text:span text:style-name="T27">This shell builtin </text:span></text:span><text:span text:style-name="Teletype"><text:span text:style-name="T25">replaces the current process</text:span></text:span><text:span text:style-name="Teletype"><text:span text:style-name="T27"> with a specified command. Normally, when the shell encounters a command, it </text:span></text:span><text:span text:style-name="Teletype"><text:span text:style-name="T25">forks off</text:span></text:span><text:span text:style-name="Teletype"><text:span text:style-name="T27"> a </text:span></text:span><text:span text:style-name="Teletype"><text:span text:style-name="T25">child process</text:span></text:span><text:span text:style-name="Teletype"><text:span text:style-name="T27"> to actually execute the command. Using the exec builtin, the shell does not fork, and the command exec'ed </text:span></text:span><text:span text:style-name="Teletype"><text:span text:style-name="T25">replaces the shell</text:span></text:span><text:span text:style-name="Teletype"><text:span text:style-name="T27">. </text:span></text:span><text:span text:style-name="Teletype"><text:span text:style-name="T25">When used in a script, therefore, it forces an exit from the script when the exec'ed command terminates. </text:span></text:span><text:span text:style-name="Teletype"><text:span text:style-name="T27">Unless the exec is used to </text:span></text:span><text:span text:style-name="Teletype"><text:span text:style-name="T25">reassign file descriptors</text:span></text:span><text:span text:style-name="Teletype"><text:span text:style-name="T25">.</text:span></text:span></text:p>
          <text:p text:style-name="P226"><text:span text:style-name="Teletype"><text:span text:style-name="T48">#!/bin/bash</text:span></text:span></text:p>
          <text:p text:style-name="P226"><text:span text:style-name="Teletype"><text:span text:style-name="T48"/></text:span></text:p>
          <text:p text:style-name="P226"><text:span text:style-name="Teletype"><text:span text:style-name="T53">exec echo "Exiting \"$0\"." <text:s text:c="2"/># Exit from script here.</text:span></text:span></text:p>
          <text:p text:style-name="P226"><text:span text:style-name="Teletype"><text:span text:style-name="T48"/></text:span></text:p>
          <text:p text:style-name="P226"><text:span text:style-name="Teletype"><text:span text:style-name="T48"># ----------------------------------</text:span></text:span></text:p>
          <text:p text:style-name="P226"><text:span text:style-name="Teletype"><text:span text:style-name="T48"># The following lines never execute.</text:span></text:span></text:p>
          <text:p text:style-name="P226"><text:span text:style-name="Teletype"><text:span text:style-name="T48"/></text:span></text:p>
          <text:p text:style-name="P226"><text:span text:style-name="Teletype"><text:span text:style-name="T48">echo "This echo will never echo."</text:span></text:span></text:p>
          <text:p text:style-name="P226"><text:span text:style-name="Teletype"><text:span text:style-name="T48"/></text:span></text:p>
          <text:p text:style-name="P226"><text:span text:style-name="Teletype"><text:span text:style-name="T48">exit 99 <text:s text:c="22"/># <text:s/>This script will not exit here.</text:span></text:span></text:p>
          <text:p text:style-name="P226"><text:span text:style-name="Teletype"><text:span text:style-name="T48"><text:s text:c="30"/># <text:s/>Check exit value after script terminates</text:span></text:span></text:p>
          <text:p text:style-name="P226"><text:span text:style-name="Teletype"><text:span text:style-name="T48"><text:s text:c="30"/>#+ with an 'echo $?'.</text:span></text:span></text:p>
          <text:p text:style-name="P226"><text:span text:style-name="Teletype"><text:span text:style-name="T48"><text:s text:c="30"/># <text:s/>It will *not* be 99.</text:span></text:span></text:p>
          <text:p text:style-name="P229"><text:span text:style-name="Teletype"><text:span text:style-name="T48"/></text:span></text:p>
        </text:list-header>
      </text:list>
      <text:list xml:id="list1862906769" text:continue-list="list376886561" text:style-name="WW8Num2">
        <text:list-item>
          <text:p text:style-name="P144">shopt</text:p>
        </text:list-item>
      </text:list>
      <text:list xml:id="list396919333" text:continue-list="list244402230" text:style-name="L28">
        <text:list-header>
          <text:p text:style-name="P190"><text:span text:style-name="Teletype"><text:span text:style-name="T27"><text:s text:c="4"/>This command permits </text:span></text:span><text:span text:style-name="Teletype"><text:span text:style-name="T25">changing shell options</text:span></text:span><text:span text:style-name="Teletype"><text:span text:style-name="T27"> on the fly (see </text:span></text:span><text:span text:style-name="Teletype"><text:span text:style-name="T27">Example 25-1</text:span></text:span><text:span text:style-name="Teletype"><text:span text:style-name="T27"> and </text:span></text:span><text:span text:style-name="Teletype"><text:span text:style-name="T27">Example 25-2</text:span></text:span><text:span text:style-name="Teletype"><text:span text:style-name="T27">). It often appears in the Bash</text:span></text:span><text:span text:style-name="Teletype"><text:span text:style-name="T25"> </text:span></text:span><text:span text:style-name="Teletype"><text:span text:style-name="T25">startup files</text:span></text:span><text:span text:style-name="Teletype"><text:span text:style-name="T27">, but also has its uses in scripts. Needs </text:span></text:span><text:span text:style-name="Teletype"><text:span text:style-name="T27">version 2</text:span></text:span><text:span text:style-name="Teletype"><text:span text:style-name="T27"> or later of Bash.</text:span></text:span></text:p>
          <text:p text:style-name="P226"><text:span text:style-name="Teletype"><text:span text:style-name="T25">shopt -s cdspell</text:span></text:span></text:p>
          <text:p text:style-name="P226"><text:span text:style-name="Teletype"><text:span text:style-name="T48"># Allows minor misspelling of directory names with 'cd' , 相当于纠错功能</text:span></text:span></text:p>
          <text:p text:style-name="P226"><text:span text:style-name="Teletype"><text:span text:style-name="T53"># Option -s sets, -u unsets.</text:span></text:span></text:p>
          <text:p text:style-name="P226"><text:span text:style-name="Teletype"><text:span text:style-name="T48"/></text:span></text:p>
          <text:p text:style-name="P226"><text:span text:style-name="Teletype"><text:span text:style-name="T48">cd /hpme <text:s/># Oops! Mistyped '/home'.</text:span></text:span></text:p>
          <text:p text:style-name="P226"><text:span text:style-name="Teletype"><text:span text:style-name="T48">pwd <text:s text:c="6"/># /home</text:span></text:span></text:p>
          <text:p text:style-name="P226"><text:soft-page-break/><text:span text:style-name="Teletype"><text:span text:style-name="T48"><text:s text:c="10"/># The shell corrected the misspelling.</text:span></text:span></text:p>
          <text:p text:style-name="P226"><text:span text:style-name="Teletype"><text:span text:style-name="T53">shopt -u cdspell</text:span></text:span></text:p>
          <text:p text:style-name="P190"><text:span text:style-name="Teletype"><text:span text:style-name="T27"/></text:span></text:p>
        </text:list-header>
      </text:list>
      <text:list xml:id="list918714239" text:continue-list="list1862906769" text:style-name="WW8Num2">
        <text:list-item>
          <text:p text:style-name="P144">caller</text:p>
        </text:list-item>
      </text:list>
      <text:list xml:id="list1790727294" text:continue-list="list396919333" text:style-name="L28">
        <text:list-header>
          <text:p text:style-name="P190"><text:span text:style-name="Teletype"><text:span text:style-name="T27">Putting a</text:span></text:span><text:span text:style-name="Teletype"><text:span text:style-name="T25"> caller</text:span></text:span><text:span text:style-name="Teletype"><text:span text:style-name="T27"> command</text:span></text:span><text:span text:style-name="Teletype"><text:span text:style-name="T25"> inside a </text:span></text:span><text:span text:style-name="Teletype"><text:span text:style-name="T25">function</text:span></text:span><text:span text:style-name="Teletype"><text:span text:style-name="T25"> </text:span></text:span><text:span text:style-name="Teletype"><text:span text:style-name="T27">echoes to stdout information about the caller of that function.</text:span></text:span></text:p>
          <text:p text:style-name="P226"><text:span text:style-name="Teletype"><text:span text:style-name="T48">#!/bin/bash</text:span></text:span></text:p>
          <text:p text:style-name="P226"><text:span text:style-name="Teletype"><text:span text:style-name="T48"/></text:span></text:p>
          <text:p text:style-name="P226"><text:span text:style-name="Teletype"><text:span text:style-name="T48">function1 ()</text:span></text:span></text:p>
          <text:p text:style-name="P226"><text:span text:style-name="Teletype"><text:span text:style-name="T48">{</text:span></text:span></text:p>
          <text:p text:style-name="P226"><text:span text:style-name="Teletype"><text:span text:style-name="T48"><text:s text:c="2"/># Inside function1 ().</text:span></text:span></text:p>
          <text:p text:style-name="P226"><text:span text:style-name="Teletype"><text:span text:style-name="T53"><text:s text:c="2"/>caller 0 </text:span></text:span><text:span text:style-name="Teletype"><text:span text:style-name="T48"><text:s text:c="2"/># Tell me about it.</text:span></text:span></text:p>
          <text:p text:style-name="P226"><text:span text:style-name="Teletype"><text:span text:style-name="T48">}</text:span></text:span></text:p>
          <text:p text:style-name="P226"><text:span text:style-name="Teletype"><text:span text:style-name="T48"/></text:span></text:p>
          <text:p text:style-name="P226"><text:span text:style-name="Teletype"><text:span text:style-name="T48">function1 <text:s text:c="3"/># Line 9 of script.</text:span></text:span></text:p>
          <text:p text:style-name="P226"><text:span text:style-name="Teletype"><text:span text:style-name="T48"/></text:span></text:p>
          <text:p text:style-name="P226"><text:span text:style-name="Teletype"><text:span text:style-name="T48">#</text:span></text:span><text:span text:style-name="Teletype"><text:span text:style-name="T53"> 9 main test.sh</text:span></text:span></text:p>
          <text:p text:style-name="P226"><text:span text:style-name="Teletype"><text:span text:style-name="T48"># <text:s text:c="2"/></text:span></text:span><text:span text:style-name="Teletype"><text:span text:style-name="T53"><text:s text:c="2"/>Line number</text:span></text:span><text:span text:style-name="Teletype"><text:span text:style-name="T48"> that the function was called from.</text:span></text:span></text:p>
          <text:p text:style-name="P226"><text:span text:style-name="Teletype"><text:span text:style-name="T48"># <text:s text:c="2"/>Invoked from "main" </text:span></text:span><text:span text:style-name="Teletype"><text:span text:style-name="T53">part of script.</text:span></text:span></text:p>
          <text:p text:style-name="P226"><text:span text:style-name="Teletype"><text:span text:style-name="T48"># <text:s text:c="3"/></text:span></text:span><text:span text:style-name="Teletype"><text:span text:style-name="T53"><text:s text:c="2"/>Name</text:span></text:span><text:span text:style-name="Teletype"><text:span text:style-name="T48"> of calling script.</text:span></text:span></text:p>
          <text:p text:style-name="P226"><text:span text:style-name="Teletype"><text:span text:style-name="T48"/></text:span></text:p>
          <text:p text:style-name="P226"><text:span text:style-name="Teletype"><text:span text:style-name="T53">caller 0 </text:span></text:span><text:span text:style-name="Teletype"><text:span text:style-name="T48"><text:s text:c="4"/># Has no effect because it's not inside a function.</text:span></text:span></text:p>
          <text:p text:style-name="P190"><text:span text:style-name="Teletype"><text:span text:style-name="T27">A </text:span></text:span><text:span text:style-name="Teletype"><text:span text:style-name="T25">caller </text:span></text:span><text:span text:style-name="Teletype"><text:span text:style-name="T27">command can also </text:span></text:span><text:span text:style-name="Teletype"><text:span text:style-name="T25">return caller information </text:span></text:span><text:span text:style-name="Teletype"><text:span text:style-name="T27">from a script</text:span></text:span><text:span text:style-name="Teletype"><text:span text:style-name="T25"> </text:span></text:span><text:span text:style-name="Teletype"><text:span text:style-name="T25">sourced</text:span></text:span><text:span text:style-name="Teletype"><text:span text:style-name="T27"> within another script. Analogous to a function, this is a "</text:span></text:span><text:span text:style-name="Teletype"><text:span text:style-name="T25">subroutine call</text:span></text:span><text:span text:style-name="Teletype"><text:span text:style-name="T27">."</text:span></text:span></text:p>
          <text:p text:style-name="P190"><text:span text:style-name="Teletype"><text:span text:style-name="T27"/></text:span></text:p>
          <text:p text:style-name="P190"><text:span text:style-name="Teletype"><text:span text:style-name="T25">You may find this command useful in debugging.</text:span></text:span></text:p>
          <text:p text:style-name="P190"><text:span text:style-name="Teletype"><text:span text:style-name="T25"/></text:span></text:p>
        </text:list-header>
      </text:list>
      <text:list xml:id="list1571552461" text:continue-list="list918714239" text:style-name="WW8Num2">
        <text:list-item>
          <text:p text:style-name="P144">true</text:p>
        </text:list-item>
      </text:list>
      <text:list xml:id="list156325412" text:continue-list="list1790727294" text:style-name="L28">
        <text:list-header>
          <text:p text:style-name="P190"><text:span text:style-name="Teletype"><text:span text:style-name="T27">A command that returns a </text:span></text:span><text:span text:style-name="Teletype"><text:span text:style-name="T25">successful </text:span></text:span><text:span text:style-name="Teletype"><text:span text:style-name="T27">(</text:span></text:span><text:span text:style-name="Teletype"><text:span text:style-name="T25">zero</text:span></text:span><text:span text:style-name="Teletype"><text:span text:style-name="T27">) </text:span></text:span><text:span text:style-name="Teletype"><text:span text:style-name="T25">exit status</text:span></text:span><text:span text:style-name="Teletype"><text:span text:style-name="T27">, but</text:span></text:span><text:span text:style-name="Teletype"><text:span text:style-name="T25"> does nothing</text:span></text:span><text:span text:style-name="Teletype"><text:span text:style-name="T27"> else.</text:span></text:span></text:p>
          <text:p text:style-name="P190"><text:span text:style-name="Teletype"><text:span text:style-name="T27"/></text:span></text:p>
        </text:list-header>
      </text:list>
      <text:list xml:id="list357879389" text:continue-list="list1571552461" text:style-name="WW8Num2">
        <text:list-item>
          <text:p text:style-name="P144">false</text:p>
        </text:list-item>
      </text:list>
      <text:list xml:id="list1776721046" text:continue-list="list156325412" text:style-name="L28">
        <text:list-header>
          <text:p text:style-name="P190"><text:span text:style-name="Teletype"><text:span text:style-name="T27">A command that returns an </text:span></text:span><text:span text:style-name="Teletype"><text:span text:style-name="T25">unsuccessful </text:span></text:span><text:span text:style-name="Teletype"><text:span text:style-name="T25">exit status</text:span></text:span><text:span text:style-name="Teletype"><text:span text:style-name="T27">, but does nothing else.</text:span></text:span></text:p>
          <text:p text:style-name="P190"><text:span text:style-name="Teletype"><text:span text:style-name="T27"/></text:span></text:p>
        </text:list-header>
      </text:list>
      <text:list xml:id="list1393325463" text:continue-list="list357879389" text:style-name="WW8Num2">
        <text:list-item>
          <text:p text:style-name="P144">type</text:p>
        </text:list-item>
      </text:list>
      <text:list xml:id="list143080765" text:continue-list="list1776721046" text:style-name="L28">
        <text:list-header>
          <text:p text:style-name="P190"><text:span text:style-name="Teletype"><text:span text:style-name="T27"><text:s text:c="5"/>Similar to the</text:span></text:span><text:span text:style-name="Teletype"><text:span text:style-name="T25"> </text:span></text:span><text:span text:style-name="Teletype"><text:span text:style-name="T25">which</text:span></text:span><text:span text:style-name="Teletype"><text:span text:style-name="T25"> </text:span></text:span><text:span text:style-name="Teletype"><text:span text:style-name="T27">external command, </text:span></text:span><text:span text:style-name="Teletype"><text:span text:style-name="T25">type</text:span></text:span><text:span text:style-name="Teletype"><text:span text:style-name="T27"> cmd identifies "cmd." Unlike which, type is a Bash builtin. The useful </text:span></text:span><text:span text:style-name="Teletype"><text:span text:style-name="T25">-a</text:span></text:span><text:span text:style-name="Teletype"><text:span text:style-name="T27"> option to type identifies </text:span></text:span><text:span text:style-name="Teletype"><text:span text:style-name="T25">keywords</text:span></text:span><text:span text:style-name="Teletype"><text:span text:style-name="T27"> and </text:span></text:span><text:span text:style-name="Teletype"><text:span text:style-name="T25">builtins</text:span></text:span><text:span text:style-name="Teletype"><text:span text:style-name="T27">, and also locates </text:span></text:span><text:span text:style-name="Teletype"><text:span text:style-name="T25">system commands </text:span></text:span><text:span text:style-name="Teletype"><text:span text:style-name="T27">with identical names.</text:span></text:span></text:p>
          <text:p text:style-name="P190"><text:span text:style-name="Teletype"><text:span text:style-name="T27"/></text:span></text:p>
        </text:list-header>
      </text:list>
      <text:list xml:id="list267389880" text:continue-list="list1393325463" text:style-name="WW8Num2">
        <text:list-item>
          <text:p text:style-name="P144">hash [cmds]</text:p>
        </text:list-item>
      </text:list>
      <text:list xml:id="list1845330773" text:continue-list="list143080765" text:style-name="L28">
        <text:list-header>
          <text:p text:style-name="P190"><text:span text:style-name="Teletype"><text:span text:style-name="T27"><text:s text:c="4"/>Records the </text:span></text:span><text:span text:style-name="Teletype"><text:span text:style-name="T25">path name</text:span></text:span><text:span text:style-name="Teletype"><text:span text:style-name="T27"> of specified commands -- in the shell </text:span></text:span><text:span text:style-name="Teletype"><text:span text:style-name="T25">hash table</text:span></text:span><text:span text:style-name="Teletype"><text:span text:style-name="T27">  -- so the </text:span></text:span><text:soft-page-break/><text:span text:style-name="Teletype"><text:span text:style-name="T27">shell or script will not need to search the</text:span></text:span><text:span text:style-name="Teletype"><text:span text:style-name="T25"> </text:span></text:span><text:span text:style-name="Teletype"><text:span text:style-name="T25">$PATH</text:span></text:span><text:span text:style-name="Teletype"><text:span text:style-name="T25"> </text:span></text:span><text:span text:style-name="Teletype"><text:span text:style-name="T27">on subsequent calls to those commands. When hash is called with no arguments, it simply lists the commands that have been hashed. The</text:span></text:span><text:span text:style-name="Teletype"><text:span text:style-name="T25"> -r </text:span></text:span><text:span text:style-name="Teletype"><text:span text:style-name="T27">option</text:span></text:span><text:span text:style-name="Teletype"><text:span text:style-name="T25"> resets</text:span></text:span><text:span text:style-name="Teletype"><text:span text:style-name="T27"> the </text:span></text:span><text:span text:style-name="Teletype"><text:span text:style-name="T25">hash table</text:span></text:span><text:span text:style-name="Teletype"><text:span text:style-name="T27">.</text:span></text:span></text:p>
        </text:list-header>
        <text:list-item>
          <text:p text:style-name="P190"><text:span text:style-name="Teletype"><text:span text:style-name="T27">Hashing is a method of creating </text:span></text:span><text:span text:style-name="Teletype"><text:span text:style-name="T25">lookup keys</text:span></text:span><text:span text:style-name="Teletype"><text:span text:style-name="T27"> for data stored in a </text:span></text:span><text:span text:style-name="Teletype"><text:span text:style-name="T25">table</text:span></text:span><text:span text:style-name="Teletype"><text:span text:style-name="T27">. The data items themselves are "scrambled" to create </text:span></text:span><text:span text:style-name="Teletype"><text:span text:style-name="T25">keys</text:span></text:span><text:span text:style-name="Teletype"><text:span text:style-name="T27">, using one of a number of simple mathematical algorithms (methods, or recipes).</text:span></text:span></text:p>
        </text:list-item>
        <text:list-item>
          <text:p text:style-name="P190"><text:span text:style-name="Teletype"><text:span text:style-name="T27">An advantage of hashing is that it is</text:span></text:span><text:span text:style-name="Teletype"><text:span text:style-name="T25"> fast</text:span></text:span><text:span text:style-name="Teletype"><text:span text:style-name="T27">. A disadvantage is that</text:span></text:span><text:span text:style-name="Teletype"><text:span text:style-name="T25"> collisions </text:span></text:span><text:span text:style-name="Teletype"><text:span text:style-name="T27">-- where a single key maps to more than one data item -- are possible.</text:span></text:span></text:p>
          <text:p text:style-name="P190"><text:span text:style-name="Teletype"><text:span text:style-name="T27"/></text:span></text:p>
        </text:list-item>
      </text:list>
      <text:list xml:id="list1340838676" text:continue-list="list267389880" text:style-name="WW8Num2">
        <text:list-item>
          <text:p text:style-name="P144">bind</text:p>
        </text:list-item>
      </text:list>
      <text:list xml:id="list1215957734" text:continue-list="list1845330773" text:style-name="L28">
        <text:list-header>
          <text:p text:style-name="P190"><text:span text:style-name="Teletype"><text:span text:style-name="T27">The </text:span></text:span><text:span text:style-name="Teletype"><text:span text:style-name="T25">bind</text:span></text:span><text:span text:style-name="Teletype"><text:span text:style-name="T27"> builtin displays or modifies readline key </text:span></text:span><text:span text:style-name="Teletype"><text:span text:style-name="T25">bindings.</text:span></text:span></text:p>
          <text:p text:style-name="P190"><text:span text:style-name="Teletype"><text:span text:style-name="T25"/></text:span></text:p>
        </text:list-header>
      </text:list>
      <text:list xml:id="list1143965056" text:continue-list="list1340838676" text:style-name="WW8Num2">
        <text:list-item>
          <text:p text:style-name="P144">help</text:p>
        </text:list-item>
      </text:list>
      <text:list xml:id="list1642765271" text:continue-list="list1215957734" text:style-name="L28">
        <text:list-header>
          <text:p text:style-name="P190"><text:span text:style-name="Teletype"><text:span text:style-name="T27"><text:s text:c="4"/>Gets a short </text:span></text:span><text:span text:style-name="Teletype"><text:span text:style-name="T25">usage </text:span></text:span><text:span text:style-name="Teletype"><text:span text:style-name="T27">summary of a shell builtin. This is the </text:span></text:span><text:span text:style-name="Teletype"><text:span text:style-name="T25">counterpart</text:span></text:span><text:span text:style-name="Teletype"><text:span text:style-name="T27"> to </text:span></text:span><text:span text:style-name="Teletype"><text:span text:style-name="T25">whatis</text:span></text:span><text:span text:style-name="Teletype"><text:span text:style-name="T27">, but for builtins. The display of helpinformation got a much-needed update in the </text:span></text:span><text:span text:style-name="Teletype"><text:span text:style-name="T27">version 4 release</text:span></text:span><text:span text:style-name="Teletype"><text:span text:style-name="T27"> of Bash.</text:span></text:span></text:p>
          <text:p text:style-name="P226"><text:span text:style-name="Teletype"><text:span text:style-name="T27">help exit</text:span></text:span></text:p>
        </text:list-header>
      </text:list>
      <text:p text:style-name="P25"/>
      <text:p text:style-name="P25"/>
      <text:list xml:id="list263867442" text:continue-list="list1143965056" text:style-name="WW8Num2">
        <text:list-item>
          <text:list>
            <text:list-header>
              <text:p text:style-name="P154">Job Control Commands</text:p>
              <text:p text:style-name="P154"/>
            </text:list-header>
          </text:list>
        </text:list-item>
        <text:list-item>
          <text:p text:style-name="P144">jobs</text:p>
        </text:list-item>
      </text:list>
      <text:list xml:id="list1267129641" text:continue-list="list1642765271" text:style-name="L28">
        <text:list-header>
          <text:p text:style-name="P190"><text:span text:style-name="Teletype"><text:span text:style-name="T27"><text:s text:c="5"/>Lists the </text:span></text:span><text:span text:style-name="Teletype"><text:span text:style-name="T25">jobs</text:span></text:span><text:span text:style-name="Teletype"><text:span text:style-name="T27"> running in the </text:span></text:span><text:span text:style-name="Teletype"><text:span text:style-name="T25">background</text:span></text:span><text:span text:style-name="Teletype"><text:span text:style-name="T27">, giving the job number. Not as useful as </text:span></text:span><text:span text:style-name="Teletype"><text:span text:style-name="T25">ps</text:span></text:span><text:span text:style-name="Teletype"><text:span text:style-name="T27">.</text:span></text:span></text:p>
          <text:p text:style-name="P190"><text:span text:style-name="Teletype"><text:span text:style-name="T73">Attention: </text:span></text:span><text:span text:style-name="Teletype"><text:span text:style-name="T27">It is all too easy to confuse</text:span></text:span><text:span text:style-name="Teletype"><text:span text:style-name="T25"> jobs</text:span></text:span><text:span text:style-name="Teletype"><text:span text:style-name="T27"> and </text:span></text:span><text:span text:style-name="Teletype"><text:span text:style-name="T25">processes</text:span></text:span><text:span text:style-name="Teletype"><text:span text:style-name="T27">. Certain </text:span></text:span><text:span text:style-name="Teletype"><text:span text:style-name="T27">builtins</text:span></text:span><text:span text:style-name="Teletype"><text:span text:style-name="T27">, such as </text:span></text:span><text:span text:style-name="Teletype"><text:span text:style-name="T25">kill</text:span></text:span><text:span text:style-name="Teletype"><text:span text:style-name="T27">, </text:span></text:span><text:span text:style-name="Teletype"><text:span text:style-name="T25">disown</text:span></text:span><text:span text:style-name="Teletype"><text:span text:style-name="T27">, and </text:span></text:span><text:span text:style-name="Teletype"><text:span text:style-name="T25">wait </text:span></text:span><text:span text:style-name="Teletype"><text:span text:style-name="T27">accept either a job number or a process number as an argument. The </text:span></text:span><text:span text:style-name="Teletype"><text:span text:style-name="T25">fg</text:span></text:span><text:span text:style-name="Teletype"><text:span text:style-name="T27">, </text:span></text:span><text:span text:style-name="Teletype"><text:span text:style-name="T25">bg</text:span></text:span><text:span text:style-name="Teletype"><text:span text:style-name="T27"> and</text:span></text:span><text:span text:style-name="Teletype"><text:span text:style-name="T25"> jobs</text:span></text:span><text:span text:style-name="Teletype"><text:span text:style-name="T27"> commands accept only a </text:span></text:span><text:span text:style-name="Teletype"><text:span text:style-name="T25">job number</text:span></text:span><text:span text:style-name="Teletype"><text:span text:style-name="T27">.</text:span></text:span></text:p>
          <text:p text:style-name="P190"><text:span text:style-name="Teletype"><text:span text:style-name="T27"/></text:span></text:p>
        </text:list-header>
      </text:list>
      <text:list xml:id="list493584240" text:continue-list="list263867442" text:style-name="WW8Num2">
        <text:list-item>
          <text:p text:style-name="P144">disown</text:p>
        </text:list-item>
      </text:list>
      <text:list xml:id="list1647494574" text:continue-list="list1267129641" text:style-name="L28">
        <text:list-header>
          <text:p text:style-name="P190"><text:span text:style-name="Teletype"><text:span text:style-name="T27">Remove job(s) from the shell's table of active jobs.</text:span></text:span></text:p>
          <text:p text:style-name="P190"><text:span text:style-name="Teletype"><text:span text:style-name="T27"/></text:span></text:p>
        </text:list-header>
      </text:list>
      <text:list xml:id="list371962301" text:continue-list="list493584240" text:style-name="WW8Num2">
        <text:list-item>
          <text:p text:style-name="P144">fg, <text:bookmark text:name="BGREF"/>bg</text:p>
        </text:list-item>
      </text:list>
      <text:list xml:id="list127805631" text:style-name="L36">
        <text:list-item>
          <text:p text:style-name="P197"><text:span text:style-name="Teletype"><text:span text:style-name="T27">The</text:span></text:span><text:span text:style-name="Teletype"><text:span text:style-name="T25"> fg</text:span></text:span><text:span text:style-name="Teletype"><text:span text:style-name="T27"> command switches a job running in the background into the foreground. </text:span></text:span></text:p>
        </text:list-item>
        <text:list-item>
          <text:p text:style-name="P197"><text:span text:style-name="Teletype"><text:span text:style-name="T27">The </text:span></text:span><text:span text:style-name="Teletype"><text:span text:style-name="T25">bg </text:span></text:span><text:span text:style-name="Teletype"><text:span text:style-name="T27">command restarts a suspended job, and runs it in the background. If no job number is specified, then the fg or bg command acts upon the </text:span></text:span><text:span text:style-name="Teletype"><text:span text:style-name="T25">currently running job</text:span></text:span><text:bookmark text:name="BGREF1"/><text:span text:style-name="Teletype"><text:span text:style-name="T25">.</text:span></text:span></text:p>
        </text:list-item>
      </text:list>
      <text:list xml:id="list123588611" text:continue-list="list371962301" text:style-name="WW8Num2">
        <text:list-header>
          <text:p text:style-name="P144"/>
        </text:list-header>
        <text:list-item>
          <text:p text:style-name="P144">wait</text:p>
        </text:list-item>
      </text:list>
      <text:list xml:id="list1908038744" text:continue-list="list127805631" text:style-name="L36">
        <text:list-header>
          <text:p text:style-name="P197"><text:soft-page-break/><text:span text:style-name="Teletype"><text:span text:style-name="T27"><text:s text:c="4"/></text:span></text:span><text:span text:style-name="Teletype"><text:span text:style-name="T25">Suspend</text:span></text:span><text:span text:style-name="Teletype"><text:span text:style-name="T27"> script execution until </text:span></text:span><text:span text:style-name="Teletype"><text:span text:style-name="T25">all jobs </text:span></text:span><text:span text:style-name="Teletype"><text:span text:style-name="T27">running in background have </text:span></text:span><text:span text:style-name="Teletype"><text:span text:style-name="T25">terminated</text:span></text:span><text:span text:style-name="Teletype"><text:span text:style-name="T27">, or </text:span></text:span><text:span text:style-name="Teletype"><text:span text:style-name="T25">until </text:span></text:span><text:span text:style-name="Teletype"><text:span text:style-name="T27">the job number or process ID specified </text:span></text:span><text:span text:style-name="Teletype"><text:span text:style-name="T25">as an option terminates</text:span></text:span><text:span text:style-name="Teletype"><text:span text:style-name="T27">. </text:span></text:span><text:span text:style-name="Teletype"><text:span text:style-name="T25">Returns</text:span></text:span><text:span text:style-name="Teletype"><text:span text:style-name="T27"> the </text:span></text:span><text:span text:style-name="Teletype"><text:span text:style-name="T27">exit status</text:span></text:span><text:span text:style-name="Teletype"><text:span text:style-name="T27"> of </text:span></text:span><text:span text:style-name="Teletype"><text:span text:style-name="T25">waited-for command.</text:span></text:span></text:p>
          <text:p text:style-name="P197"><text:span text:style-name="Teletype"><text:span text:style-name="T25"/></text:span></text:p>
        </text:list-header>
        <text:list-item>
          <text:p text:style-name="P197"><text:span text:style-name="Teletype"><text:span text:style-name="T27">You may use the wait command to prevent a script from exiting before a background job finishes executing (this would create a dreaded </text:span></text:span><text:span text:style-name="Teletype"><text:span text:style-name="T25">orphan process</text:span></text:span><text:span text:style-name="Teletype"><text:span text:style-name="T27">).</text:span></text:span></text:p>
        </text:list-item>
      </text:list>
      <text:list xml:id="list984345024" text:continue-list="list1647494574" text:style-name="L28">
        <text:list-header>
          <text:p text:style-name="P226"><text:span text:style-name="Teletype"><text:span text:style-name="T48">updatedb /usr &amp; <text:s text:c="4"/># Must be run as root.</text:span></text:span></text:p>
          <text:p text:style-name="P226"><text:span text:style-name="Teletype"><text:span text:style-name="T48"/></text:span></text:p>
          <text:p text:style-name="P226"><text:span text:style-name="Teletype"><text:span text:style-name="T53">wait</text:span></text:span></text:p>
          <text:p text:style-name="P226"><text:span text:style-name="Teletype"><text:span text:style-name="T48"># </text:span></text:span><text:span text:style-name="Teletype"><text:span text:style-name="T53">Don't run the rest of the script until 'updatedb' finished.</text:span></text:span></text:p>
          <text:p text:style-name="P226"><text:span text:style-name="Teletype"><text:span text:style-name="T48"># You want the the database updated before looking up the file name.</text:span></text:span></text:p>
          <text:p text:style-name="P226"><text:span text:style-name="Teletype"><text:span text:style-name="T48">locate $1</text:span></text:span></text:p>
          <text:p text:style-name="P226"><text:span text:style-name="Teletype"><text:span text:style-name="T48"/></text:span></text:p>
          <text:p text:style-name="P226"><text:span text:style-name="Teletype"><text:span text:style-name="T48"># <text:s/>Without the 'wait' command, in the worse case scenario,</text:span></text:span></text:p>
          <text:p text:style-name="P226"><text:span text:style-name="Teletype"><text:span text:style-name="T48">#+ the script would exit</text:span></text:span><text:span text:style-name="Teletype"><text:span text:style-name="T53"> while 'updatedb' was still running,</text:span></text:span></text:p>
          <text:p text:style-name="P226"><text:span text:style-name="Teletype"><text:span text:style-name="T53">#+ leaving it as an orphan process.</text:span></text:span></text:p>
          <text:p text:style-name="P226"><text:span text:style-name="Teletype"><text:span text:style-name="T48"/></text:span></text:p>
          <text:p text:style-name="P226"><text:span text:style-name="Teletype"><text:span text:style-name="T48">exit 0</text:span></text:span></text:p>
        </text:list-header>
      </text:list>
      <text:list xml:id="list499216376" text:continue-list="list1908038744" text:style-name="L36">
        <text:list-item>
          <text:p text:style-name="P197"><text:span text:style-name="Teletype"><text:span text:style-name="T27">Optionally, wait can take a job identifier as an argument, for example, </text:span></text:span><text:span text:style-name="Teletype"><text:span text:style-name="T25">wait %1</text:span></text:span><text:span text:style-name="Teletype"><text:span text:style-name="T27"> or </text:span></text:span><text:span text:style-name="Teletype"><text:span text:style-name="T25">wait $PPID</text:span></text:span><text:span text:style-name="Teletype"><text:span text:style-name="T27">. See the </text:span></text:span><text:span text:style-name="Teletype"><text:span text:style-name="T25">job id table</text:span></text:span><text:span text:style-name="Teletype"><text:span text:style-name="T27">.</text:span></text:span></text:p>
          <text:p text:style-name="P197"><text:span text:style-name="Teletype"><text:span text:style-name="T27"/></text:span></text:p>
        </text:list-item>
        <text:list-item>
          <text:p text:style-name="P197"><text:span text:style-name="Teletype"><text:span text:style-name="T25">Job id table</text:span></text:span></text:p>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76">Notation</text:p>
            </table:table-cell>
            <table:table-cell table:style-name="Table1.A1" office:value-type="string">
              <text:p text:style-name="P76">Meaning</text:p>
            </table:table-cell>
          </table:table-row>
        </table:table-header-rows>
        <table:table-row>
          <table:table-cell table:style-name="Table1.A2" office:value-type="string">
            <text:p text:style-name="P77"><text:span text:style-name="Teletype"><text:span text:style-name="T99">%N</text:span></text:span></text:p>
          </table:table-cell>
          <table:table-cell table:style-name="Table1.A2" office:value-type="string">
            <text:p text:style-name="P78">Job number [N]</text:p>
          </table:table-cell>
        </table:table-row>
        <table:table-row>
          <table:table-cell table:style-name="Table1.A2" office:value-type="string">
            <text:p text:style-name="P77"><text:span text:style-name="Teletype"><text:span text:style-name="T99">%S</text:span></text:span></text:p>
          </table:table-cell>
          <table:table-cell table:style-name="Table1.A2" office:value-type="string">
            <text:p text:style-name="P77"><text:span text:style-name="T98">Invocation (command-line) of job begins with string </text:span><text:span text:style-name="Emphasis"><text:span text:style-name="T98">S</text:span></text:span></text:p>
          </table:table-cell>
        </table:table-row>
        <table:table-row>
          <table:table-cell table:style-name="Table1.A2" office:value-type="string">
            <text:p text:style-name="P77"><text:span text:style-name="Teletype"><text:span text:style-name="T99">%?S</text:span></text:span></text:p>
          </table:table-cell>
          <table:table-cell table:style-name="Table1.A2" office:value-type="string">
            <text:p text:style-name="P77"><text:span text:style-name="T98">Invocation (command-line) of job contains within it string </text:span><text:span text:style-name="Emphasis"><text:span text:style-name="T98">S</text:span></text:span></text:p>
          </table:table-cell>
        </table:table-row>
        <table:table-row>
          <table:table-cell table:style-name="Table1.A2" office:value-type="string">
            <text:p text:style-name="P77"><text:span text:style-name="Teletype"><text:span text:style-name="T99">%%</text:span></text:span></text:p>
          </table:table-cell>
          <table:table-cell table:style-name="Table1.A2" office:value-type="string">
            <text:p text:style-name="P78">"current" job (last job stopped in foreground or started in background)</text:p>
          </table:table-cell>
        </table:table-row>
        <table:table-row>
          <table:table-cell table:style-name="Table1.A2" office:value-type="string">
            <text:p text:style-name="P77"><text:span text:style-name="Teletype"><text:span text:style-name="T99">%+</text:span></text:span></text:p>
          </table:table-cell>
          <table:table-cell table:style-name="Table1.A2" office:value-type="string">
            <text:p text:style-name="P78">"current" job (last job stopped in foreground or started in background)</text:p>
          </table:table-cell>
        </table:table-row>
        <table:table-row>
          <table:table-cell table:style-name="Table1.A2" office:value-type="string">
            <text:p text:style-name="P77"><text:span text:style-name="Teletype"><text:span text:style-name="T99">%-</text:span></text:span></text:p>
          </table:table-cell>
          <table:table-cell table:style-name="Table1.A2" office:value-type="string">
            <text:p text:style-name="P78">Last job</text:p>
          </table:table-cell>
        </table:table-row>
        <table:table-row>
          <table:table-cell table:style-name="Table1.A2" office:value-type="string">
            <text:p text:style-name="P77"><text:span text:style-name="Teletype"><text:span text:style-name="T99">$!</text:span></text:span></text:p>
          </table:table-cell>
          <table:table-cell table:style-name="Table1.A2" office:value-type="string">
            <text:p text:style-name="P78">Last background process</text:p>
          </table:table-cell>
        </table:table-row>
      </table:table>
      <text:list xml:id="list745940370" text:continue-numbering="true" text:style-name="L36">
        <text:list-header>
          <text:p text:style-name="P197"><text:span text:style-name="Teletype"><text:span text:style-name="T27"/></text:span></text:p>
        </text:list-header>
        <text:list-item>
          <text:p text:style-name="P197"><text:span text:style-name="Teletype"><text:span text:style-name="T73">Attention: </text:span></text:span><text:span text:style-name="Teletype"><text:span text:style-name="T27">Within a script, running a command in the background with an ampersand (&amp;) may cause the script to </text:span></text:span><text:span text:style-name="Teletype"><text:span text:style-name="T25">hang until ENTER is hit</text:span></text:span><text:span text:style-name="Teletype"><text:span text:style-name="T27">. This seems to occur with </text:span></text:span><text:span text:style-name="Teletype"><text:span text:style-name="T25">commands that write to stdout.</text:span></text:span><text:span text:style-name="Teletype"><text:span text:style-name="T27"> It can be a major annoyance.</text:span></text:span></text:p>
        </text:list-item>
      </text:list>
      <text:list xml:id="list1698411775" text:continue-list="list984345024" text:style-name="L28">
        <text:list-header>
          <text:p text:style-name="P226"><text:span text:style-name="Teletype"><text:span text:style-name="T48">#!/bin/bash</text:span></text:span></text:p>
          <text:p text:style-name="P226"><text:span text:style-name="Teletype"><text:span text:style-name="T48"># test.sh <text:s text:c="16"/></text:span></text:span></text:p>
          <text:p text:style-name="P226"><text:span text:style-name="Teletype"><text:span text:style-name="T48"/></text:span></text:p>
          <text:p text:style-name="P226"><text:soft-page-break/><text:span text:style-name="Teletype"><text:span text:style-name="T48">ls -l &amp;</text:span></text:span></text:p>
          <text:p text:style-name="P226"><text:span text:style-name="Teletype"><text:span text:style-name="T48">echo "Done."</text:span></text:span></text:p>
        </text:list-header>
      </text:list>
      <text:p text:style-name="P65"><text:span text:style-name="Teletype"><text:span text:style-name="T48"/></text:span></text:p>
      <text:p text:style-name="P65"><text:span text:style-name="Teletype"><text:span text:style-name="T48">#wait</text:span></text:span></text:p>
      <text:list xml:id="list1306731357" text:continue-list="list745940370" text:style-name="L36">
        <text:list-header>
          <text:p text:style-name="P197"><text:span text:style-name="Teletype"><text:span text:style-name="T25">Placing a wait after the background command</text:span></text:span><text:span text:style-name="Teletype"><text:span text:style-name="T27"> seems to remedy this.</text:span></text:span></text:p>
          <text:p text:style-name="P197"><text:span text:style-name="Teletype"><text:span text:style-name="T25">Redirecting</text:span></text:span><text:span text:style-name="Teletype"><text:span text:style-name="T25"> the output</text:span></text:span><text:span text:style-name="Teletype"><text:span text:style-name="T27"> of the command to a file or even to /dev/null also takes care of this problem.</text:span></text:span></text:p>
          <text:p text:style-name="P197"><text:span text:style-name="Teletype"><text:span text:style-name="T27"/></text:span></text:p>
        </text:list-header>
      </text:list>
      <text:list xml:id="list2147173451" text:continue-list="list123588611" text:style-name="WW8Num2">
        <text:list-item>
          <text:p text:style-name="P144">suspend</text:p>
        </text:list-item>
      </text:list>
      <text:list xml:id="list2043174831" text:continue-list="list1306731357" text:style-name="L36">
        <text:list-header>
          <text:p text:style-name="P197"><text:span text:style-name="Teletype"><text:span text:style-name="T27"><text:s text:c="4"/>This has a similar effect to Control-Z, but it </text:span></text:span><text:span text:style-name="Teletype"><text:span text:style-name="T25">suspends the</text:span></text:span><text:span text:style-name="Teletype"><text:span text:style-name="T27"> </text:span></text:span><text:span text:style-name="Teletype"><text:span text:style-name="T25">shell</text:span></text:span><text:span text:style-name="Teletype"><text:span text:style-name="T27"> (</text:span></text:span><text:span text:style-name="Teletype"><text:span text:style-name="T25">the shell's parent process should resume it at an appropriate time</text:span></text:span><text:span text:style-name="Teletype"><text:span text:style-name="T27">).</text:span></text:span></text:p>
        </text:list-header>
      </text:list>
      <text:list xml:id="list1519010082" text:continue-list="list2147173451" text:style-name="WW8Num2">
        <text:list-header>
          <text:p text:style-name="P200"><text:span text:style-name="Teletype"><text:span text:style-name="T69"/></text:span></text:p>
        </text:list-header>
        <text:list-item>
          <text:p text:style-name="P144">logout</text:p>
        </text:list-item>
      </text:list>
      <text:list xml:id="list1830473067" text:continue-list="list2043174831" text:style-name="L36">
        <text:list-header>
          <text:p text:style-name="P197"><text:span text:style-name="Teletype"><text:span text:style-name="T27">Exit a login shell, optionally specifying an </text:span></text:span><text:span text:style-name="Teletype"><text:span text:style-name="T27">exit status</text:span></text:span><text:span text:style-name="Teletype"><text:span text:style-name="T27">.</text:span></text:span></text:p>
          <text:p text:style-name="P197"><text:span text:style-name="Teletype"><text:span text:style-name="T27"/></text:span></text:p>
        </text:list-header>
      </text:list>
      <text:list xml:id="list260487011" text:continue-list="list1519010082" text:style-name="WW8Num2">
        <text:list-item>
          <text:p text:style-name="P144">times</text:p>
        </text:list-item>
      </text:list>
      <text:list xml:id="list258117168" text:continue-list="list1830473067" text:style-name="L36">
        <text:list-header>
          <text:p text:style-name="P197"><text:span text:style-name="Teletype"><text:span text:style-name="T27">Gives statistics on the system time elapsed when executing commands, in the following form:</text:span></text:span></text:p>
        </text:list-header>
      </text:list>
      <text:list xml:id="list1441593208" text:continue-list="list260487011" text:style-name="WW8Num2">
        <text:list-header>
          <text:p text:style-name="P223"><text:span text:style-name="Teletype"><text:span text:style-name="T48">0m0.020s 0m0.020s</text:span></text:span></text:p>
        </text:list-header>
      </text:list>
      <text:list xml:id="list1799915967" text:continue-list="list258117168" text:style-name="L36">
        <text:list-header>
          <text:p text:style-name="P197"><text:span text:style-name="Teletype"><text:span text:style-name="T27">This </text:span></text:span><text:span text:style-name="Teletype"><text:span text:style-name="T25">capability</text:span></text:span><text:span text:style-name="Teletype"><text:span text:style-name="T27"> is of relatively limited value, since it is not common to profile and benchmark shell scripts.</text:span></text:span></text:p>
          <text:p text:style-name="P197"><text:span text:style-name="Teletype"><text:span text:style-name="T27"/></text:span></text:p>
        </text:list-header>
      </text:list>
      <text:list xml:id="list382319075" text:continue-list="list1441593208" text:style-name="WW8Num2">
        <text:list-item>
          <text:p text:style-name="P144">kill</text:p>
        </text:list-item>
      </text:list>
      <text:list xml:id="list1767349092" text:continue-list="list1799915967" text:style-name="L36">
        <text:list-header>
          <text:p text:style-name="P197"><text:span text:style-name="Teletype"><text:span text:style-name="T27">Forcibly terminate a process by sending it an appropriate terminate signal (see </text:span></text:span><text:span text:style-name="Teletype"><text:span text:style-name="T27">Example 17-6</text:span></text:span><text:span text:style-name="Teletype"><text:span text:style-name="T27">).</text:span></text:span></text:p>
        </text:list-header>
        <text:list-item>
          <text:p text:style-name="P197"><text:span text:style-name="Teletype"><text:span text:style-name="T25">kill -l</text:span></text:span><text:span text:style-name="Teletype"><text:span text:style-name="T27"> lists all the</text:span></text:span><text:span text:style-name="Teletype"><text:span text:style-name="T25"> </text:span></text:span><text:span text:style-name="Teletype"><text:span text:style-name="T25">signals</text:span></text:span><text:span text:style-name="Teletype"><text:span text:style-name="T27"> (as does the file /usr/include/asm/signal.h). A </text:span></text:span><text:span text:style-name="Teletype"><text:span text:style-name="T25">kill -9</text:span></text:span><text:span text:style-name="Teletype"><text:span text:style-name="T27"> is a sure kill, which will usually terminate a process that </text:span></text:span><text:span text:style-name="Teletype"><text:span text:style-name="T25">stubbornly</text:span></text:span><text:span text:style-name="Teletype"><text:span text:style-name="T27"> refuses to die with a plain kill. Sometimes, a </text:span></text:span><text:span text:style-name="Teletype"><text:span text:style-name="T25">kill -15</text:span></text:span><text:span text:style-name="Teletype"><text:span text:style-name="T27"> works. A </text:span></text:span><text:span text:style-name="Teletype"><text:span text:style-name="T25">zombie proces</text:span></text:span><text:span text:style-name="Teletype"><text:span text:style-name="T27">s, that is, a child process that has terminated, but that the </text:span></text:span><text:span text:style-name="Teletype"><text:span text:style-name="T27">parent process</text:span></text:span><text:span text:style-name="Teletype"><text:span text:style-name="T27"> has not (yet) killed, cannot be killed by a logged-on user -- you can't kill something that is already dead -- but init will generally clean it up sooner or later.</text:span></text:span></text:p>
          <text:p text:style-name="P197"><text:span text:style-name="Teletype"><text:span text:style-name="T27"/></text:span></text:p>
        </text:list-item>
      </text:list>
      <text:list xml:id="list1397029861" text:continue-list="list382319075" text:style-name="WW8Num2">
        <text:list-item>
          <text:p text:style-name="P144">killall</text:p>
        </text:list-item>
      </text:list>
      <text:list xml:id="list1743521034" text:continue-list="list1767349092" text:style-name="L36">
        <text:list-header>
          <text:p text:style-name="P197"><text:span text:style-name="Teletype"><text:span text:style-name="T27"><text:s text:c="3"/>The killall command kills a running process</text:span></text:span><text:span text:style-name="Teletype"><text:span text:style-name="T25"> by name</text:span></text:span><text:span text:style-name="Teletype"><text:span text:style-name="T27">, </text:span></text:span><text:span text:style-name="Teletype"><text:span text:style-name="T25">rather than by </text:span></text:span><text:span text:style-name="Teletype"><text:span text:style-name="T25">process ID</text:span></text:span><text:span text:style-name="Teletype"><text:span text:style-name="T27">. If there are multiple instances of a particular command running, then doing a killall on that command will terminate them all.</text:span></text:span></text:p>
          <text:p text:style-name="P197"><text:span text:style-name="Teletype"><text:span text:style-name="T27"/></text:span></text:p>
        </text:list-header>
      </text:list>
      <text:list xml:id="list1878306352" text:continue-list="list1397029861" text:style-name="WW8Num2">
        <text:list-item>
          <text:p text:style-name="P144">command</text:p>
        </text:list-item>
      </text:list>
      <text:list xml:id="list1632296236" text:continue-list="list1743521034" text:style-name="L36">
        <text:list-header>
          <text:p text:style-name="P197"><text:span text:style-name="Teletype"><text:span text:style-name="T27"><text:s text:c="4"/>The command directive </text:span></text:span><text:span text:style-name="Teletype"><text:span text:style-name="T25">disables aliases and functions </text:span></text:span><text:span text:style-name="Teletype"><text:span text:style-name="T27">for the command immediately </text:span></text:span><text:soft-page-break/><text:span text:style-name="Teletype"><text:span text:style-name="T27">following it.</text:span></text:span></text:p>
        </text:list-header>
      </text:list>
      <text:list xml:id="list1409244654" text:continue-list="list1878306352" text:style-name="WW8Num2">
        <text:list-header>
          <text:p text:style-name="P223"><text:span text:style-name="Teletype"><text:span text:style-name="T27">command ls</text:span></text:span></text:p>
        </text:list-header>
      </text:list>
      <text:list xml:id="list1039537875" text:continue-list="list1632296236" text:style-name="L36">
        <text:list-header>
          <text:p text:style-name="P197"><text:span text:style-name="Teletype"><text:span text:style-name="T27"/></text:span></text:p>
        </text:list-header>
      </text:list>
      <text:list xml:id="list668646818" text:continue-list="list1409244654" text:style-name="WW8Num2">
        <text:list-item>
          <text:p text:style-name="P144">builtin</text:p>
        </text:list-item>
      </text:list>
      <text:list xml:id="list373602558" text:continue-list="list1039537875" text:style-name="L36">
        <text:list-header>
          <text:p text:style-name="P197"><text:span text:style-name="Teletype"><text:span text:style-name="T27"><text:s text:c="4"/>Invoking </text:span></text:span><text:span text:style-name="Teletype"><text:span text:style-name="T25">builtin BUILTIN_COMMAND</text:span></text:span><text:span text:style-name="Teletype"><text:span text:style-name="T27"> runs the command BUILTIN_COMMAND as a </text:span></text:span><text:span text:style-name="Teletype"><text:span text:style-name="T25">shell </text:span></text:span><text:span text:style-name="Teletype"><text:span text:style-name="T25">builtin</text:span></text:span><text:span text:style-name="Teletype"><text:span text:style-name="T27">, </text:span></text:span><text:span text:style-name="Teletype"><text:span text:style-name="T25">temporarily</text:span></text:span><text:span text:style-name="Teletype"><text:span text:style-name="T27"> disabling both functions and external system commands with the same name.</text:span></text:span></text:p>
          <text:p text:style-name="P197"><text:span text:style-name="Teletype"><text:span text:style-name="T27"/></text:span></text:p>
        </text:list-header>
      </text:list>
      <text:list xml:id="list502695994" text:continue-list="list668646818" text:style-name="WW8Num2">
        <text:list-item>
          <text:p text:style-name="P144">enable</text:p>
        </text:list-item>
      </text:list>
      <text:list xml:id="list119860088" text:style-name="L37">
        <text:list-item>
          <text:p text:style-name="P198"><text:span text:style-name="Teletype"><text:span text:style-name="T25">This either enables or disables a shell builtin command.</text:span></text:span><text:span text:style-name="Teletype"><text:span text:style-name="T27"> As an example, </text:span></text:span><text:span text:style-name="Teletype"><text:span text:style-name="T25">enable -n kill </text:span></text:span><text:span text:style-name="Teletype"><text:span text:style-name="T27">disables the shell builtin </text:span></text:span><text:span text:style-name="Teletype"><text:span text:style-name="T27">kill</text:span></text:span><text:span text:style-name="Teletype"><text:span text:style-name="T27">, so that when Bash subsequently encounters kill, it invokes the external command </text:span></text:span><text:span text:style-name="Teletype"><text:span text:style-name="T25">/bin/kill</text:span></text:span><text:span text:style-name="Teletype"><text:span text:style-name="T27">. </text:span></text:span><text:span text:style-name="Teletype"><text:span text:style-name="T25">enable kill</text:span></text:span><text:span text:style-name="Teletype"><text:span text:style-name="T27"> enable it.</text:span></text:span></text:p>
        </text:list-item>
        <text:list-item>
          <text:p text:style-name="P198"><text:bookmark text:name="ENABLEREF1"/><text:span text:style-name="Teletype"><text:span text:style-name="T27">The </text:span></text:span><text:span text:style-name="Teletype"><text:span text:style-name="T25">-a</text:span></text:span><text:span text:style-name="Teletype"><text:span text:style-name="T27"> option to enable lists all the shell builtins, indicating whether or not they are enabled. The </text:span></text:span><text:span text:style-name="Teletype"><text:span text:style-name="T25">-f filename</text:span></text:span><text:span text:style-name="Teletype"><text:span text:style-name="T27"> option lets enableload a </text:span></text:span><text:span text:style-name="Teletype"><text:span text:style-name="T27">builtin</text:span></text:span><text:span text:style-name="Teletype"><text:span text:style-name="T27"> as a shared library (DLL) module from a properly compiled object file. </text:span></text:span></text:p>
        </text:list-item>
      </text:list>
      <text:list xml:id="list900390755" text:continue-list="list502695994" text:style-name="WW8Num2">
        <text:list-header>
          <text:p text:style-name="P144"/>
        </text:list-header>
        <text:list-item>
          <text:p text:style-name="P144">autoload</text:p>
        </text:list-item>
      </text:list>
      <text:list xml:id="list1608608694" text:continue-list="list119860088" text:style-name="L37">
        <text:list-header>
          <text:p text:style-name="P198"><text:span text:style-name="Teletype"><text:span text:style-name="T27"><text:s text:c="4"/>This is a port to Bash of the ksh autoloader. With </text:span></text:span><text:span text:style-name="Teletype"><text:span text:style-name="T25">autoload</text:span></text:span><text:span text:style-name="Teletype"><text:span text:style-name="T27"> in place, a function with an autoload declaration will load from an external file at its first invocation. This saves system resources.</text:span></text:span></text:p>
        </text:list-header>
        <text:list-item>
          <text:p text:style-name="P198"><text:span text:style-name="Teletype"><text:span text:style-name="T25">Note</text:span></text:span><text:span text:style-name="Teletype"><text:span text:style-name="T27"> </text:span></text:span><text:span text:style-name="Teletype"><text:span text:style-name="T25">that</text:span></text:span><text:span text:style-name="Teletype"><text:span text:style-name="T27"> autoload is not a part of the core Bash installation. It needs to be loaded in with enable -f (see above).</text:span></text:span></text:p>
        </text:list-item>
      </text:list>
      <text:p text:style-name="P25"/>
      <text:p text:style-name="P25"/>
      <text:p text:style-name="P25"/>
      <text:list xml:id="list964156729" text:continue-list="list900390755" text:style-name="WW8Num2">
        <text:list-header>
          <text:h text:style-name="P92" text:outline-level="1">External Filters, Programs and Commands</text:h>
        </text:list-header>
      </text:list>
      <text:p text:style-name="P25"/>
      <text:p text:style-name="P25"/>
      <text:p text:style-name="P25"/>
      <text:list xml:id="list368278176" text:continue-numbering="true" text:style-name="WW8Num2">
        <text:list-item>
          <text:p text:style-name="P144">ls、cat、tac</text:p>
          <text:p text:style-name="P139">ls -lRF</text:p>
          <text:p text:style-name="P139">cat -sv</text:p>
          <text:p text:style-name="P139"/>
        </text:list-item>
        <text:list-item>
          <text:p text:style-name="P144">rev: 翻转每行字符</text:p>
        </text:list-item>
      </text:list>
      <text:list xml:id="list1948447490" text:continue-list="list1608608694" text:style-name="L37">
        <text:list-header>
          <text:p text:style-name="P198"><text:soft-page-break/><text:span text:style-name="Teletype"><text:span text:style-name="T25"><text:s text:c="4"/>reverses each line </text:span></text:span><text:span text:style-name="Teletype"><text:span text:style-name="T27">of a file, and outputs to</text:span></text:span><text:span text:style-name="Teletype"><text:span text:style-name="T25"> stdou</text:span></text:span><text:span text:style-name="Teletype"><text:span text:style-name="T27">t. This does not have the same effect as tac, as </text:span></text:span><text:span text:style-name="Teletype"><text:span text:style-name="T25">it preserves the order of the lines</text:span></text:span><text:span text:style-name="Teletype"><text:span text:style-name="T27">, but</text:span></text:span><text:span text:style-name="Teletype"><text:span text:style-name="T25"> flips </text:span></text:span><text:span text:style-name="Teletype"><text:span text:style-name="T27">each one around (mirror image).</text:span></text:span></text:p>
        </text:list-header>
      </text:list>
      <text:list xml:id="list1055621835" text:continue-list="list368278176" text:style-name="WW8Num2">
        <text:list-header>
          <text:p text:style-name="P144"/>
        </text:list-header>
        <text:list-item>
          <text:p text:style-name="P144">cp、mv、rm</text:p>
        </text:list-item>
      </text:list>
      <text:list xml:id="list96709768" text:continue-list="list1948447490" text:style-name="L37">
        <text:list-header>
          <text:p text:style-name="P198"><text:span text:style-name="Teletype"><text:span text:style-name="T27"><text:s text:c="4"/>cp: Particularly useful are the </text:span></text:span><text:span text:style-name="Teletype"><text:span text:style-name="T25">-a</text:span></text:span><text:span text:style-name="Teletype"><text:span text:style-name="T27"> archive flag (for copying an entire directory tree), the </text:span></text:span><text:span text:style-name="Teletype"><text:span text:style-name="T25">-u update flag </text:span></text:span><text:span text:style-name="Teletype"><text:span text:style-name="T27">(which prevents overwriting identically-named newer files), and the -r and -R recursive flags.</text:span></text:span></text:p>
          <text:p text:style-name="P198"><text:span text:style-name="Teletype"><text:span text:style-name="T27"/></text:span></text:p>
        </text:list-header>
      </text:list>
      <text:list xml:id="list753185362" text:continue-list="list1055621835" text:style-name="WW8Num2">
        <text:list-item>
          <text:p text:style-name="P144">rmdir、mkdir</text:p>
          <text:p text:style-name="P144"/>
        </text:list-item>
        <text:list-item>
          <text:p text:style-name="P144">chmod、chattr</text:p>
          <text:p text:style-name="P144"/>
        </text:list-item>
        <text:list-item>
          <text:p text:style-name="P144">ln</text:p>
        </text:list-item>
      </text:list>
      <text:list xml:id="list1522714707" text:continue-list="list96709768" text:style-name="L37">
        <text:list-header>
          <text:p text:style-name="P204"><text:span text:style-name="Teletype"><text:span text:style-name="T25">Which type of link to use?</text:span></text:span></text:p>
          <text:p text:style-name="P198"><text:span text:style-name="Teletype"><text:span text:style-name="T27">As John Macdonald explains it:</text:span></text:span></text:p>
          <text:p text:style-name="P198"><text:span text:style-name="Teletype"><text:span text:style-name="T27">Both of these [types of links] provide a certain measure of dual reference -- if you edit the contents of the file using any name, your changes will affect both the original name and either a hard or soft new name. The differences between them occurs when you work at a higher level. The advantage of a hard link is that the new name is totally independent of the old name -- if you remove or rename the old name, that does not affect the hard link, which continues to point to the data while it would leave a soft link hanging pointing to the old name which is no longer there. The advantage of a soft link is that it can refer to a different file system (since it is just a reference to a file name, not to actual data). And, unlike a hard link, a symbolic link can refer to a directory.</text:span></text:span></text:p>
        </text:list-header>
      </text:list>
      <text:p text:style-name="P25"/>
      <text:list xml:id="list810526633" text:continue-numbering="true" text:style-name="L37">
        <text:list-header>
          <text:p text:style-name="P198"><text:span text:style-name="Teletype"><text:span text:style-name="T27">Links give the ability to </text:span></text:span><text:span text:style-name="Teletype"><text:span text:style-name="T25">invoke a script</text:span></text:span><text:span text:style-name="Teletype"><text:span text:style-name="T27"> (or any other type of executable) with </text:span></text:span><text:span text:style-name="Teletype"><text:span text:style-name="T25">multiple names</text:span></text:span><text:span text:style-name="Teletype"><text:span text:style-name="T27">, and having that script behave according to</text:span></text:span><text:span text:style-name="Teletype"><text:span text:style-name="T25"> how it was invoked. $0 is different.</text:span></text:span></text:p>
        </text:list-header>
      </text:list>
      <text:list xml:id="list271989984" text:continue-list="list753185362" text:style-name="WW8Num2">
        <text:list-header>
          <text:p text:style-name="P144"/>
        </text:list-header>
        <text:list-item>
          <text:p text:style-name="P144">find</text:p>
        </text:list-item>
      </text:list>
      <text:list xml:id="list649838911" text:continue-list="list810526633" text:style-name="L37">
        <text:list-header>
          <text:p text:style-name="P198"><text:span text:style-name="Teletype"><text:span text:style-name="T27">-exec COMMAND \;</text:span></text:span></text:p>
          <text:p text:style-name="P198"><text:span text:style-name="Teletype"><text:span text:style-name="T27">-maxdepth <text:s/>搜索目录深度</text:span></text:span></text:p>
          <text:p text:style-name="P198"><text:span text:style-name="Teletype"><text:span text:style-name="T27">-mindepth</text:span></text:span></text:p>
          <text:p text:style-name="P198"><text:span text:style-name="Teletype"><text:span text:style-name="T27"/></text:span></text:p>
        </text:list-header>
      </text:list>
      <text:list xml:id="list778092931" text:continue-list="list271989984" text:style-name="WW8Num2">
        <text:list-item>
          <text:p text:style-name="P144">xargs</text:p>
        </text:list-item>
      </text:list>
      <text:list xml:id="list135557662" text:continue-list="list649838911" text:style-name="L37">
        <text:list-header>
          <text:p text:style-name="P198"><text:span text:style-name="Teletype"><text:span text:style-name="T27"><text:s text:c="4"/>A filter for feeding arguments to a command, and also a tool for assembling the </text:span></text:span><text:span text:style-name="Teletype"><text:span text:style-name="T27">commands themselves. It </text:span></text:span><text:span text:style-name="Teletype"><text:span text:style-name="T25">breaks a data stream </text:span></text:span><text:span text:style-name="Teletype"><text:span text:style-name="T27">into small enough </text:span></text:span><text:span text:style-name="Teletype"><text:span text:style-name="T25">chunks</text:span></text:span><text:span text:style-name="Teletype"><text:span text:style-name="T27"> for filters and </text:span></text:span><text:soft-page-break/><text:span text:style-name="Teletype"><text:span text:style-name="T27">commands to process. Consider it as a powerful replacement for </text:span></text:span><text:span text:style-name="Teletype"><text:span text:style-name="T27">backquotes</text:span></text:span><text:span text:style-name="Teletype"><text:span text:style-name="T27">. In situations where </text:span></text:span><text:span text:style-name="Teletype"><text:span text:style-name="T27">command substitution</text:span></text:span><text:span text:style-name="Teletype"><text:span text:style-name="T27"> fails with a too many arguments error, substituting</text:span></text:span><text:span text:style-name="Teletype"><text:span text:style-name="T25"> xargs </text:span></text:span><text:span text:style-name="Teletype"><text:span text:style-name="T27">often works.</text:span></text:span></text:p>
        </text:list-header>
        <text:list-item>
          <text:p text:style-name="P198"><text:span text:style-name="Teletype"><text:span text:style-name="T27">Normally, </text:span></text:span><text:span text:style-name="Teletype"><text:span text:style-name="T25">xargs</text:span></text:span><text:span text:style-name="Teletype"><text:span text:style-name="T27"> reads from </text:span></text:span><text:span text:style-name="Teletype"><text:span text:style-name="T25">stdin</text:span></text:span><text:span text:style-name="Teletype"><text:span text:style-name="T27"> or from a </text:span></text:span><text:span text:style-name="Teletype"><text:span text:style-name="T25">pipe</text:span></text:span><text:span text:style-name="Teletype"><text:span text:style-name="T27">, but it can also be given the output of a file.</text:span></text:span></text:p>
        </text:list-item>
        <text:list-item>
          <text:p text:style-name="P198"><text:span text:style-name="Teletype"><text:span text:style-name="T27">The default command for</text:span></text:span><text:span text:style-name="Teletype"><text:span text:style-name="T25"> xargs</text:span></text:span><text:span text:style-name="Teletype"><text:span text:style-name="T27"> is </text:span></text:span><text:span text:style-name="Teletype"><text:span text:style-name="T25">echo</text:span></text:span><text:span text:style-name="Teletype"><text:span text:style-name="T27">. This means that input piped to</text:span></text:span><text:span text:style-name="Teletype"><text:span text:style-name="T25"> xargs</text:span></text:span><text:span text:style-name="Teletype"><text:span text:style-name="T27"> may have </text:span></text:span><text:span text:style-name="Teletype"><text:span text:style-name="T25">linefeeds</text:span></text:span><text:span text:style-name="Teletype"><text:span text:style-name="T27"> and other</text:span></text:span><text:span text:style-name="Teletype"><text:span text:style-name="T25"> whitespace</text:span></text:span><text:span text:style-name="Teletype"><text:span text:style-name="T27"> characters stripped out.</text:span></text:span></text:p>
        </text:list-item>
        <text:list-item>
          <text:p text:style-name="P198"><text:span text:style-name="Teletype"><text:span text:style-name="T27">-p</text:span></text:span></text:p>
          <text:p text:style-name="P198"><text:span text:style-name="Teletype"><text:span text:style-name="T27">-l</text:span></text:span></text:p>
          <text:p text:style-name="P198"><text:span text:style-name="Teletype"><text:span text:style-name="T27">-n: limits to NN the number of arguments passed.</text:span></text:span></text:p>
          <text:p text:style-name="P198"><text:span text:style-name="Teletype"><text:span text:style-name="T27">-0: in combination with</text:span></text:span><text:span text:style-name="Teletype"><text:span text:style-name="T25"> find -print0</text:span></text:span><text:span text:style-name="Teletype"><text:span text:style-name="T27"> or</text:span></text:span><text:span text:style-name="Teletype"><text:span text:style-name="T25"> grep -lZ</text:span></text:span><text:span text:style-name="Teletype"><text:span text:style-name="T27">. This allows handling arguments containing </text:span></text:span><text:span text:style-name="Teletype"><text:span text:style-name="T25">whitespace or quotes.</text:span></text:span></text:p>
          <text:p text:style-name="P198"><text:span text:style-name="Teletype"><text:span text:style-name="T27">-P: permits running </text:span></text:span><text:span text:style-name="Teletype"><text:span text:style-name="T25">processes </text:span></text:span><text:span text:style-name="Teletype"><text:span text:style-name="T27">in </text:span></text:span><text:span text:style-name="Teletype"><text:span text:style-name="T25">parallel</text:span></text:span><text:span text:style-name="Teletype"><text:span text:style-name="T27">. This speeds up execution in a machine with a multicore CPU.</text:span></text:span></text:p>
        </text:list-item>
        <text:list-item>
          <text:p text:style-name="P198"><text:span text:style-name="Teletype"><text:span text:style-name="T27">As in </text:span></text:span><text:span text:style-name="Teletype"><text:span text:style-name="T25">find</text:span></text:span><text:span text:style-name="Teletype"><text:span text:style-name="T25">,</text:span></text:span><text:span text:style-name="Teletype"><text:span text:style-name="T27"> a</text:span></text:span><text:span text:style-name="Teletype"><text:span text:style-name="T25"> curly bracket</text:span></text:span><text:span text:style-name="Teletype"><text:span text:style-name="T27"> pair serves as a placeholder for </text:span></text:span><text:span text:style-name="Teletype"><text:span text:style-name="T25">replacement text.</text:span></text:span></text:p>
          <text:p text:style-name="P198"><text:span text:style-name="Teletype"><text:span text:style-name="T27"/></text:span></text:p>
        </text:list-item>
      </text:list>
      <text:list xml:id="list2136725488" text:continue-list="list778092931" text:style-name="WW8Num2">
        <text:list-item>
          <text:p text:style-name="P144">expr </text:p>
        </text:list-item>
      </text:list>
      <text:list xml:id="list428958845" text:continue-list="list135557662" text:style-name="L37">
        <text:list-header>
          <text:p text:style-name="P198"><text:span text:style-name="Teletype"><text:span text:style-name="T25">expr 5 \* 3 <text:s/>#符号两边要有空格</text:span></text:span></text:p>
        </text:list-header>
        <text:list-item>
          <text:p text:style-name="P198"><text:span text:style-name="Teletype"><text:span text:style-name="T27">The multiplication operator must be </text:span></text:span><text:span text:style-name="Teletype"><text:span text:style-name="T25">escaped</text:span></text:span><text:span text:style-name="Teletype"><text:span text:style-name="T27"> when used in an arithmetic expression with </text:span></text:span><text:span text:style-name="Teletype"><text:span text:style-name="T25">expr</text:span></text:span><text:span text:style-name="Teletype"><text:span text:style-name="T27">.</text:span></text:span></text:p>
          <text:p text:style-name="P198"><text:span text:style-name="Teletype"><text:span text:style-name="T25">Logical Operators（</text:span></text:span><text:span text:style-name="Teletype"><text:span text:style-name="T28">Returns 1 if true, 0 if false</text:span></text:span><text:span text:style-name="Teletype"><text:span text:style-name="T25">）</text:span></text:span></text:p>
        </text:list-item>
        <text:list-item>
          <text:p text:style-name="P198"><text:span text:style-name="Teletype"><text:span text:style-name="T27">a=3</text:span></text:span></text:p>
          <text:p text:style-name="P198"><text:span text:style-name="Teletype"><text:span text:style-name="T27">b=`expr $a </text:span></text:span><text:span text:style-name="Teletype"><text:span text:style-name="T25">\&gt;</text:span></text:span><text:span text:style-name="Teletype"><text:span text:style-name="T27"> 10` <text:s/># b=0</text:span></text:span></text:p>
          <text:p text:style-name="P198"><text:span text:style-name="Teletype"><text:span text:style-name="T27"/></text:span></text:p>
        </text:list-item>
      </text:list>
      <text:list xml:id="list363921169" text:continue-list="list2136725488" text:style-name="WW8Num2">
        <text:list-item>
          <text:p text:style-name="P144">date</text:p>
        </text:list-item>
      </text:list>
      <text:list xml:id="list215235503" text:continue-list="list428958845" text:style-name="L37">
        <text:list-header>
          <text:p text:style-name="P198"><text:span text:style-name="Teletype"><text:span text:style-name="T27">generate random integers.</text:span></text:span></text:p>
        </text:list-header>
      </text:list>
      <text:list xml:id="list1838428548" text:continue-list="list363921169" text:style-name="WW8Num2">
        <text:list-header>
          <text:p text:style-name="P223"><text:span text:style-name="Teletype"><text:span text:style-name="T25">date +%N | sed -e 's/000$//' -e 's/^0//'</text:span></text:span></text:p>
          <text:p text:style-name="P223"><text:span text:style-name="Teletype"><text:span text:style-name="T27"># <text:s/>Strip off leading and trailing zeroes, if present.</text:span></text:span></text:p>
          <text:p text:style-name="P223"><text:span text:style-name="Teletype"><text:span text:style-name="T27"># <text:s/>Length of generated integer depends on</text:span></text:span></text:p>
          <text:p text:style-name="P223"><text:span text:style-name="Teletype"><text:span text:style-name="T27">#+ how many</text:span></text:span><text:span text:style-name="Teletype"><text:span text:style-name="T25"> zeroes</text:span></text:span><text:span text:style-name="Teletype"><text:span text:style-name="T27"> stripped off.</text:span></text:span></text:p>
          <text:p text:style-name="P162"/>
        </text:list-header>
        <text:list-item>
          <text:p text:style-name="P144">zdump</text:p>
        </text:list-item>
      </text:list>
      <text:list xml:id="list2131713631" text:continue-list="list215235503" text:style-name="L37">
        <text:list-header>
          <text:p text:style-name="P198"><text:span text:style-name="Teletype"><text:span text:style-name="T27">Time zone dump: echoes the time in a specified time zone.</text:span></text:span></text:p>
          <text:p text:style-name="P198"><text:span text:style-name="Teletype"><text:span text:style-name="T27"/></text:span></text:p>
        </text:list-header>
      </text:list>
      <text:list xml:id="list565431073" text:continue-list="list1838428548" text:style-name="WW8Num2">
        <text:list-item>
          <text:p text:style-name="P144">time COMMAND</text:p>
        </text:list-item>
      </text:list>
      <text:list xml:id="list1426170488" text:continue-list="list2131713631" text:style-name="L37">
        <text:list-header>
          <text:p text:style-name="P198"><text:span text:style-name="Teletype"><text:span text:style-name="T27">Outputs verbose timing statistics for executing a command.</text:span></text:span></text:p>
        </text:list-header>
      </text:list>
      <text:list xml:id="list1349136339" text:continue-list="list565431073" text:style-name="WW8Num2">
        <text:list-header>
          <text:p text:style-name="P144"/>
        </text:list-header>
        <text:list-item>
          <text:p text:style-name="P144">touch</text:p>
        </text:list-item>
      </text:list>
      <text:list xml:id="list129344954" text:continue-list="list1426170488" text:style-name="L37">
        <text:list-header>
          <text:p text:style-name="P198"><text:soft-page-break/><text:span text:style-name="Teletype"><text:span text:style-name="T27"><text:s text:c="4"/>Utility for </text:span></text:span><text:span text:style-name="Teletype"><text:span text:style-name="T25">updating </text:span></text:span><text:span text:style-name="Teletype"><text:span text:style-name="T27">access/modification times of a file to current system time or other specified time, but also useful for</text:span></text:span><text:span text:style-name="Teletype"><text:span text:style-name="T25"> creating a new file</text:span></text:span><text:span text:style-name="Teletype"><text:span text:style-name="T27">. The command touch zzz will create a new file of zero length, named zzz, assuming that zzz did not previously exist. Time-stamping empty files in this way is useful for storing date information, for example in keeping track of modification times on a project.</text:span></text:span></text:p>
        </text:list-header>
        <text:list-item>
          <text:p text:style-name="P198"><text:span text:style-name="Teletype"><text:span text:style-name="T27">Before doing a</text:span></text:span><text:span text:style-name="Teletype"><text:span text:style-name="T25"> </text:span></text:span><text:span text:style-name="Teletype"><text:span text:style-name="T25">cp -u</text:span></text:span><text:span text:style-name="Teletype"><text:span text:style-name="T25"> </text:span></text:span><text:span text:style-name="Teletype"><text:span text:style-name="T27">(copy/update), use </text:span></text:span><text:span text:style-name="Teletype"><text:span text:style-name="T25">touch</text:span></text:span><text:span text:style-name="Teletype"><text:span text:style-name="T27"> to update the time stamp of files you don't wish overwritten.</text:span></text:span></text:p>
          <text:p text:style-name="P198"><text:span text:style-name="Teletype"><text:span text:style-name="T27"/></text:span></text:p>
        </text:list-item>
      </text:list>
      <text:list xml:id="list1124869687" text:continue-list="list1349136339" text:style-name="WW8Num2">
        <text:list-item>
          <text:p text:style-name="P144">at、batch</text:p>
        </text:list-item>
      </text:list>
      <text:list xml:id="list801825423" text:continue-list="list129344954" text:style-name="L37">
        <text:list-header>
          <text:p text:style-name="P198"><text:span text:style-name="Teletype"><text:span text:style-name="T27">The at job control command executes a given set of commands at a specified time. Superficially, it resembles </text:span></text:span><text:span text:style-name="Teletype"><text:span text:style-name="T25">cron</text:span></text:span><text:span text:style-name="Teletype"><text:span text:style-name="T27">, however,at is chiefly useful for one-time execution of a command set.</text:span></text:span></text:p>
          <text:p text:style-name="P198"><text:span text:style-name="Teletype"><text:span text:style-name="T25">at 2pm January 15</text:span></text:span><text:span text:style-name="Teletype"><text:span text:style-name="T27"> prompts for a set of commands to execute at that time. These commands should be </text:span></text:span><text:span text:style-name="Teletype"><text:span text:style-name="T25">shell-script compatible</text:span></text:span><text:span text:style-name="Teletype"><text:span text:style-name="T27">, since, for all practical purposes, the user is typing in an executable shell script a line at a time. Input terminates with a</text:span></text:span><text:span text:style-name="Teletype"><text:span text:style-name="T25"> </text:span></text:span><text:span text:style-name="Teletype"><text:span text:style-name="T25">Ctl-D</text:span></text:span><text:span text:style-name="Teletype"><text:span text:style-name="T27">.</text:span></text:span></text:p>
          <text:p text:style-name="P198"><text:span text:style-name="Teletype"><text:span text:style-name="T27">Using either the</text:span></text:span><text:span text:style-name="Teletype"><text:span text:style-name="T25"> -f</text:span></text:span><text:span text:style-name="Teletype"><text:span text:style-name="T27"> option or </text:span></text:span><text:span text:style-name="Teletype"><text:span text:style-name="T25">input redirection (&lt;)</text:span></text:span><text:span text:style-name="Teletype"><text:span text:style-name="T27">, at reads a command list </text:span></text:span><text:span text:style-name="Teletype"><text:span text:style-name="T25">from a file.</text:span></text:span><text:span text:style-name="Teletype"><text:span text:style-name="T27"> This file is an executable shell script, though it should, of course, be </text:span></text:span><text:span text:style-name="Teletype"><text:span text:style-name="T25">non-interactive</text:span></text:span><text:span text:style-name="Teletype"><text:span text:style-name="T27">. Particularly clever is including the</text:span></text:span><text:span text:style-name="Teletype"><text:span text:style-name="T25"> </text:span></text:span><text:span text:style-name="Teletype"><text:span text:style-name="T25">run-parts</text:span></text:span><text:span text:style-name="Teletype"><text:span text:style-name="T25"> </text:span></text:span><text:span text:style-name="Teletype"><text:span text:style-name="T27">command in the file to execute a different set of scripts.</text:span></text:span></text:p>
        </text:list-header>
      </text:list>
      <text:list xml:id="list1506466104" text:continue-list="list1124869687" text:style-name="WW8Num2">
        <text:list-header>
          <text:p text:style-name="P144"/>
        </text:list-header>
        <text:list-item>
          <text:p text:style-name="P144">cal</text:p>
          <text:p text:style-name="P144"/>
        </text:list-item>
        <text:list-item>
          <text:p text:style-name="P144">sleep</text:p>
        </text:list-item>
      </text:list>
      <text:list xml:id="list2132284058" text:continue-list="list801825423" text:style-name="L37">
        <text:list-header>
          <text:p text:style-name="P198"><text:span text:style-name="Teletype"><text:span text:style-name="T27"><text:s text:c="4"/>This is the shell equivalent of a wait loop. It </text:span></text:span><text:span text:style-name="Teletype"><text:span text:style-name="T25">pauses</text:span></text:span><text:span text:style-name="Teletype"><text:span text:style-name="T27"> for a specified number of seconds, doing nothing. It can be useful for timing or in processes running in the background, checking for a specific event every so often (polling), as in </text:span></text:span><text:span text:style-name="Teletype"><text:span text:style-name="T27">Example 32-6</text:span></text:span><text:span text:style-name="Teletype"><text:span text:style-name="T27">.</text:span></text:span></text:p>
        </text:list-header>
      </text:list>
      <text:list xml:id="list1438348736" text:continue-list="list1506466104" text:style-name="WW8Num2">
        <text:list-header>
          <text:p text:style-name="P223"><text:span text:style-name="Teletype"><text:span text:style-name="T27">sleep</text:span></text:span><text:span text:style-name="Teletype"><text:span text:style-name="T27"> 3 <text:s text:c="4"/># Pauses 3 seconds.</text:span></text:span></text:p>
          <text:p text:style-name="P223"><text:span text:style-name="Teletype"><text:span text:style-name="T27">sleep 3 h <text:s text:c="2"/># Pauses 3 hours!</text:span></text:span></text:p>
        </text:list-header>
      </text:list>
      <text:list xml:id="list1847945157" text:continue-list="list2132284058" text:style-name="L37">
        <text:list-header>
          <text:p text:style-name="P198"><text:span text:style-name="Teletype"><text:span text:style-name="T27">The</text:span></text:span><text:span text:style-name="Teletype"><text:span text:style-name="T25"> </text:span></text:span><text:span text:style-name="Teletype"><text:span text:style-name="T25">watch</text:span></text:span><text:span text:style-name="Teletype"><text:span text:style-name="T25"> </text:span></text:span><text:span text:style-name="Teletype"><text:span text:style-name="T27">command may be a better choice than sleep for running commands</text:span></text:span><text:span text:style-name="Teletype"><text:span text:style-name="T25"> at timed intervals.</text:span></text:span></text:p>
        </text:list-header>
      </text:list>
      <text:list xml:id="list455372899" text:continue-list="list1438348736" text:style-name="WW8Num2">
        <text:list-header>
          <text:p text:style-name="P144"/>
        </text:list-header>
        <text:list-item>
          <text:p text:style-name="P144">usleep (微秒)</text:p>
        </text:list-item>
      </text:list>
      <text:list xml:id="list159132338" text:continue-list="list1847945157" text:style-name="L37">
        <text:list-header>
          <text:p text:style-name="P198"><text:span text:style-name="Teletype"><text:span text:style-name="T27"><text:s text:c="4"/></text:span></text:span><text:span text:style-name="Teletype"><text:span text:style-name="T25">Microsleep </text:span></text:span><text:span text:style-name="Teletype"><text:span text:style-name="T27">(the u may be read as the Greek mu, or micro- prefix). This is the same as sleep, above, but "sleeps" in microsecond intervals. It can be used for fine-grained timing, or for polling an ongoing process at very frequent intervals.</text:span></text:span></text:p>
        </text:list-header>
      </text:list>
      <text:list xml:id="list1276946698" text:continue-list="list455372899" text:style-name="WW8Num2">
        <text:list-header>
          <text:p text:style-name="P223"><text:span text:style-name="Teletype"><text:span text:style-name="T27">usleep 30 <text:s text:c="4"/># Pauses 30 </text:span></text:span><text:span text:style-name="Teletype"><text:span text:style-name="T25">microseconds.</text:span></text:span></text:p>
        </text:list-header>
      </text:list>
      <text:list xml:id="list1387406123" text:continue-list="list159132338" text:style-name="L37">
        <text:list-header>
          <text:p text:style-name="P198"><text:span text:style-name="Teletype"><text:span text:style-name="T73">Attention: </text:span></text:span><text:span text:style-name="Teletype"><text:span text:style-name="T27">The usleep command does not provide particularly accurate timing, and is </text:span></text:span><text:soft-page-break/><text:span text:style-name="Teletype"><text:span text:style-name="T27">therefore unsuitable for critical timing loops.</text:span></text:span></text:p>
        </text:list-header>
      </text:list>
      <text:list xml:id="list495287009" text:continue-list="list1276946698" text:style-name="WW8Num2">
        <text:list-header>
          <text:p text:style-name="P144"/>
        </text:list-header>
        <text:list-item>
          <text:p text:style-name="P144">hwclock, <text:bookmark text:name="CLOCKREF"/>clock</text:p>
        </text:list-item>
      </text:list>
      <text:list xml:id="list1045787036" text:continue-list="list1387406123" text:style-name="L37">
        <text:list-header>
          <text:p text:style-name="P198"><text:span text:style-name="Teletype"><text:span text:style-name="T27"><text:s text:c="5"/>The </text:span></text:span><text:span text:style-name="Teletype"><text:span text:style-name="T25">hwclock </text:span></text:span><text:span text:style-name="Teletype"><text:span text:style-name="T27">command accesses or adjusts the machine's hardware clock. Some options require root privileges. The</text:span></text:span><text:span text:style-name="Teletype"><text:span text:style-name="T25">/etc/rc.d/rc.sysinit</text:span></text:span><text:span text:style-name="Teletype"><text:span text:style-name="T27"> startup file uses hwclock to set the system time from the hardware clock at bootup.</text:span></text:span></text:p>
          <text:p text:style-name="P198"><text:span text:style-name="Teletype"><text:span text:style-name="T27"><text:s text:c="4"/>The </text:span></text:span><text:span text:style-name="Teletype"><text:span text:style-name="T25">clock</text:span></text:span><text:span text:style-name="Teletype"><text:span text:style-name="T27"> command is a synonym for hwclock.</text:span></text:span></text:p>
        </text:list-header>
      </text:list>
      <text:p text:style-name="Text_20_body"/>
      <text:p text:style-name="Text_20_body"/>
      <text:h text:style-name="P85" text:outline-level="1">Text Processing Commands</text:h>
      <text:p text:style-name="Text_20_body"/>
      <text:p text:style-name="Text_20_body"/>
      <text:list xml:id="list263420805" text:continue-list="list495287009" text:style-name="WW8Num2">
        <text:list-item>
          <text:p text:style-name="P144">sort、tsort</text:p>
          <text:p text:style-name="P144"/>
        </text:list-item>
        <text:list-item>
          <text:p text:style-name="P144">uniq</text:p>
          <text:p text:style-name="P223"><text:span text:style-name="Teletype"><text:span text:style-name="T27">sort testfile | uniq -c | sort -nr</text:span></text:span></text:p>
        </text:list-item>
      </text:list>
      <text:list xml:id="list559873272" text:continue-list="list1045787036" text:style-name="L37">
        <text:list-header>
          <text:p text:style-name="P198"><text:span text:style-name="Teletype"><text:span text:style-name="T27">The </text:span></text:span><text:span text:style-name="Teletype"><text:span text:style-name="T25">sort INPUTFILE | uniq -c | sort -nr</text:span></text:span><text:span text:style-name="Teletype"><text:span text:style-name="T27"> command string produces a </text:span></text:span><text:span text:style-name="Teletype"><text:span text:style-name="T25">frequency</text:span></text:span><text:span text:style-name="Teletype"><text:span text:style-name="T27"> of occurrence listing on the INPUTFILE file (the -nroptions to sort cause a reverse numerical sort). This template finds use in analysis of log files and dictionary lists, and wherever the lexical structure of a document needs to be examined.</text:span></text:span></text:p>
        </text:list-header>
      </text:list>
      <text:list xml:id="list1766848893" text:continue-list="list263420805" text:style-name="WW8Num2">
        <text:list-header>
          <text:p text:style-name="P144"/>
        </text:list-header>
        <text:list-item>
          <text:p text:style-name="P144">expand, unexpand</text:p>
        </text:list-item>
      </text:list>
      <text:list xml:id="list1754012007" text:continue-list="list559873272" text:style-name="L37">
        <text:list-header>
          <text:p text:style-name="P198"><text:span text:style-name="Teletype"><text:span text:style-name="T27">The </text:span></text:span><text:span text:style-name="Teletype"><text:span text:style-name="T25">expand</text:span></text:span><text:span text:style-name="Teletype"><text:span text:style-name="T27"> filter converts </text:span></text:span><text:span text:style-name="Teletype"><text:span text:style-name="T25">tabs to spaces.</text:span></text:span><text:span text:style-name="Teletype"><text:span text:style-name="T27"> It is often used in a </text:span></text:span><text:span text:style-name="Teletype"><text:span text:style-name="T27">pipe</text:span></text:span><text:span text:style-name="Teletype"><text:span text:style-name="T27">.</text:span></text:span></text:p>
          <text:p text:style-name="P198"><text:span text:style-name="Teletype"><text:span text:style-name="T27">The</text:span></text:span><text:span text:style-name="Teletype"><text:span text:style-name="T25"> unexpand</text:span></text:span><text:span text:style-name="Teletype"><text:span text:style-name="T27"> filter converts s</text:span></text:span><text:span text:style-name="Teletype"><text:span text:style-name="T25">paces to tabs</text:span></text:span><text:span text:style-name="Teletype"><text:span text:style-name="T27">. This reverses the effect of expand.</text:span></text:span></text:p>
        </text:list-header>
      </text:list>
      <text:list xml:id="list1338276400" text:continue-list="list1766848893" text:style-name="WW8Num2">
        <text:list-header>
          <text:p text:style-name="P144"/>
        </text:list-header>
        <text:list-item>
          <text:p text:style-name="P144">cut</text:p>
        </text:list-item>
      </text:list>
      <text:list xml:id="list2006715372" text:continue-list="list1754012007" text:style-name="L37">
        <text:list-header>
          <text:p text:style-name="P198"><text:span text:style-name="Teletype"><text:span text:style-name="T27"><text:s text:c="4"/>A tool for extracting fields from files. It is similar to the </text:span></text:span><text:span text:style-name="Teletype"><text:span text:style-name="T25">print $N</text:span></text:span><text:span text:style-name="Teletype"><text:span text:style-name="T27"> command set in </text:span></text:span><text:span text:style-name="Teletype"><text:span text:style-name="T25">awk</text:span></text:span><text:span text:style-name="Teletype"><text:span text:style-name="T27">, but more limited. It may be simpler to use cut in a script than awk. Particularly important are the</text:span></text:span><text:span text:style-name="Teletype"><text:span text:style-name="T25"> -d (delimiter) </text:span></text:span><text:span text:style-name="Teletype"><text:span text:style-name="T27">and </text:span></text:span><text:span text:style-name="Teletype"><text:span text:style-name="T25">-f (field specifier)</text:span></text:span><text:span text:style-name="Teletype"><text:span text:style-name="T27"> options.</text:span></text:span></text:p>
        </text:list-header>
        <text:list-item>
          <text:p text:style-name="P198"><text:span text:style-name="Teletype"><text:span text:style-name="T25">cut -d ' ' -f2,3 filename </text:span></text:span><text:span text:style-name="Teletype"><text:span text:style-name="T27">is equivalent to </text:span></text:span><text:span text:style-name="Teletype"><text:span text:style-name="T25">awk -F'[ ]' '{ print $2, $3 }' filename</text:span></text:span></text:p>
        </text:list-item>
        <text:list-item>
          <text:p text:style-name="P198"><text:span text:style-name="Teletype"><text:span text:style-name="T27">It is even possible to specify a </text:span></text:span><text:span text:style-name="Teletype"><text:span text:style-name="T25">linefeed</text:span></text:span><text:span text:style-name="Teletype"><text:span text:style-name="T27"> as a </text:span></text:span><text:span text:style-name="Teletype"><text:span text:style-name="T25">delimiter</text:span></text:span><text:span text:style-name="Teletype"><text:span text:style-name="T27">. The trick is to actually embed a linefeed (RETURN) in the command</text:span></text:span><text:span text:style-name="Teletype"><text:span text:style-name="T21"> sequence.</text:span></text:span></text:p>
          <text:p text:style-name="P198"><text:span text:style-name="Teletype"><text:span text:style-name="T21"/></text:span></text:p>
        </text:list-item>
      </text:list>
      <text:list xml:id="list224243765" text:continue-list="list1338276400" text:style-name="WW8Num2">
        <text:list-header>
          <text:p text:style-name="P223"><text:span text:style-name="Teletype"><text:span text:style-name="T27">bash$ </text:span></text:span><text:span text:style-name="Teletype"><text:span text:style-name="T25">cut -d'</text:span></text:span></text:p>
          <text:p text:style-name="P223"><text:soft-page-break/><text:span text:style-name="Teletype"><text:span text:style-name="T25"><text:s/>' -f3,7,19 testfile</text:span></text:span></text:p>
          <text:p text:style-name="P223"><text:span text:style-name="Teletype"><text:span text:style-name="T27">This is line 3 of testfile.</text:span></text:span></text:p>
          <text:p text:style-name="P223"><text:span text:style-name="Teletype"><text:span text:style-name="T27"><text:s/>This is line 7 of testfile.</text:span></text:span></text:p>
          <text:p text:style-name="P223"><text:span text:style-name="Teletype"><text:span text:style-name="T27"><text:s/>This is line 19 of testfile.</text:span></text:span></text:p>
        </text:list-header>
      </text:list>
      <text:list xml:id="list2084245826" text:continue-list="list2006715372" text:style-name="L37">
        <text:list-header>
          <text:p text:style-name="P198"><text:span text:style-name="Teletype"><text:span text:style-name="T25"/></text:span></text:p>
        </text:list-header>
      </text:list>
      <text:list xml:id="list2110149529" text:continue-list="list224243765" text:style-name="WW8Num2">
        <text:list-item>
          <text:p text:style-name="P144">paste</text:p>
        </text:list-item>
      </text:list>
      <text:list xml:id="list181362100" text:continue-list="list2084245826" text:style-name="L37">
        <text:list-header>
          <text:p text:style-name="P198"><text:span text:style-name="Teletype"><text:span text:style-name="T27"><text:s text:c="4"/>Tool for </text:span></text:span><text:span text:style-name="Teletype"><text:span text:style-name="T25">merging</text:span></text:span><text:span text:style-name="Teletype"><text:span text:style-name="T27"> together different files into a single, multi-column file. In combination with</text:span></text:span><text:span text:style-name="Teletype"><text:span text:style-name="T25"> </text:span></text:span><text:span text:style-name="Teletype"><text:span text:style-name="T25">cut</text:span></text:span><text:span text:style-name="Teletype"><text:span text:style-name="T27">, useful for creating system log files.</text:span></text:span></text:p>
        </text:list-header>
      </text:list>
      <text:list xml:id="list333597518" text:continue-list="list2110149529" text:style-name="WW8Num2">
        <text:list-header>
          <text:p text:style-name="P144"/>
        </text:list-header>
        <text:list-item>
          <text:p text:style-name="P144">join</text:p>
        </text:list-item>
      </text:list>
      <text:list xml:id="list1338931394" text:style-name="L38">
        <text:list-item>
          <text:p text:style-name="P199"><text:span text:style-name="Teletype"><text:span text:style-name="T27">Consider this a special-purpose cousin of </text:span></text:span><text:span text:style-name="Teletype"><text:span text:style-name="T25">paste</text:span></text:span><text:span text:style-name="Teletype"><text:span text:style-name="T27">. This powerful utility allows merging two files in a </text:span></text:span><text:span text:style-name="Teletype"><text:span text:style-name="T25">meaningful fashion</text:span></text:span><text:span text:style-name="Teletype"><text:span text:style-name="T27">, which essentially creates a simple version of a</text:span></text:span><text:span text:style-name="Teletype"><text:span text:style-name="T25"> relational</text:span></text:span><text:span text:style-name="Teletype"><text:span text:style-name="T27"> </text:span></text:span><text:span text:style-name="Teletype"><text:span text:style-name="T25">database.</text:span></text:span></text:p>
        </text:list-item>
        <text:list-item>
          <text:p text:style-name="P199"><text:span text:style-name="Teletype"><text:span text:style-name="T27">The</text:span></text:span><text:span text:style-name="Teletype"><text:span text:style-name="T25"> join</text:span></text:span><text:span text:style-name="Teletype"><text:span text:style-name="T27"> command operates on exactly two files, but pastes together only those lines with a</text:span></text:span><text:span text:style-name="Teletype"><text:span text:style-name="T25"> common tagged </text:span></text:span><text:span text:style-name="Teletype"><text:span text:style-name="T25">field</text:span></text:span><text:span text:style-name="Teletype"><text:span text:style-name="T27"> (usually a numerical label), and writes the result to</text:span></text:span><text:span text:style-name="Teletype"><text:span text:style-name="T25"> stdout.</text:span></text:span><text:span text:style-name="Teletype"><text:span text:style-name="T27"> The files to be joined should be sorted according to the tagged field for the matchups to work properly.</text:span></text:span></text:p>
        </text:list-item>
        <text:list-item>
          <text:p text:style-name="P199"><text:span text:style-name="Teletype"><text:span text:style-name="T27">-t</text:span></text:span></text:p>
          <text:p text:style-name="P199"><text:span text:style-name="Teletype"><text:span text:style-name="T27">-1</text:span></text:span></text:p>
          <text:p text:style-name="P199"><text:span text:style-name="Teletype"><text:span text:style-name="T27">-2</text:span></text:span></text:p>
        </text:list-item>
      </text:list>
      <text:list xml:id="list294463545" text:continue-list="list333597518" text:style-name="WW8Num2">
        <text:list-header>
          <text:p text:style-name="P144"/>
        </text:list-header>
        <text:list-item>
          <text:p text:style-name="P144">head</text:p>
        </text:list-item>
      </text:list>
      <text:list xml:id="list364474098" text:continue-list="list1338931394" text:style-name="L38">
        <text:list-header>
          <text:p text:style-name="P199"><text:span text:style-name="Teletype"><text:span text:style-name="T27">Generating 10-digit random numbers</text:span></text:span></text:p>
        </text:list-header>
      </text:list>
      <text:list xml:id="list2139902562" text:continue-list="list294463545" text:style-name="WW8Num2">
        <text:list-header>
          <text:p text:style-name="P223"><text:span text:style-name="Teletype"><text:span text:style-name="T27"><text:s/>head -c4 /dev/urandom | od -N4 -tu4 | sed -ne '1s/.* //p'</text:span></text:span></text:p>
          <text:p text:style-name="P144"/>
        </text:list-header>
        <text:list-item>
          <text:p text:style-name="P144">tail</text:p>
        </text:list-item>
      </text:list>
      <text:list xml:id="list246570024" text:continue-list="list364474098" text:style-name="L38">
        <text:list-header>
          <text:p text:style-name="P199"><text:span text:style-name="Teletype"><text:span text:style-name="T27"><text:s text:c="4"/>To list a specific line of a text file, </text:span></text:span><text:span text:style-name="Teletype"><text:span text:style-name="T27">pipe</text:span></text:span><text:span text:style-name="Teletype"><text:span text:style-name="T27"> the output of head to tail -n 1. For example </text:span></text:span><text:span text:style-name="Teletype"><text:span text:style-name="T25">head -n 8 database.txt | tail -n 1</text:span></text:span><text:span text:style-name="Teletype"><text:span text:style-name="T27"> lists the 8th line of the file database.txt.</text:span></text:span></text:p>
          <text:p text:style-name="P199"><text:span text:style-name="Teletype"><text:span text:style-name="T27"/></text:span></text:p>
        </text:list-header>
      </text:list>
      <text:list xml:id="list897781667" text:continue-list="list2139902562" text:style-name="WW8Num2">
        <text:list-item>
          <text:p text:style-name="P144">grep</text:p>
        </text:list-item>
      </text:list>
      <text:list xml:id="list1386465897" text:continue-list="list246570024" text:style-name="L38">
        <text:list-header>
          <text:p text:style-name="P199"><text:span text:style-name="Teletype"><text:span text:style-name="T25">g/re/p</text:span></text:span><text:span text:style-name="Teletype"><text:span text:style-name="T27"> -- global - regular expression – print.</text:span></text:span></text:p>
        </text:list-header>
        <text:list-item>
          <text:p text:style-name="P199"><text:span text:style-name="Teletype"><text:span text:style-name="T25">-z</text:span></text:span></text:p>
          <text:p text:style-name="P199"><text:span text:style-name="Teletype"><text:span text:style-name="T27">-</text:span></text:span><text:span text:style-name="Teletype"><text:span text:style-name="T25">q:</text:span></text:span><text:span text:style-name="Teletype"><text:span text:style-name="T27"> suppress output</text:span></text:span></text:p>
        </text:list-item>
        <text:list-item>
          <text:p text:style-name="P235"><text:span text:style-name="Teletype"><text:span text:style-name="T27">To force grep to show the filename when searching only one target file, simply give /dev/null as the second file.</text:span></text:span></text:p>
        </text:list-item>
      </text:list>
      <text:list xml:id="list1563582858" text:continue-list="list897781667" text:style-name="WW8Num2">
        <text:list-header>
          <text:p text:style-name="P223"><text:span text:style-name="Teletype"><text:span text:style-name="T27">bash$ </text:span></text:span><text:span text:style-name="Teletype"><text:span text:style-name="T25">grep Linux osinfo.txt /dev/null</text:span></text:span></text:p>
          <text:p text:style-name="P223"><text:span text:style-name="Teletype"><text:span text:style-name="T27">osinfo.txt:This is a file containing information about Linux.</text:span></text:span></text:p>
          <text:p text:style-name="P223"><text:soft-page-break/><text:span text:style-name="Teletype"><text:span text:style-name="T27"><text:s/>osinfo.txt:The GPL governs the distribution of the Linux operating system.</text:span></text:span></text:p>
        </text:list-header>
      </text:list>
      <text:list xml:id="list995003116" text:continue-list="list1386465897" text:style-name="L38">
        <text:list-header>
          <text:p text:style-name="P199"><text:span text:style-name="Teletype"><text:span text:style-name="T27"/></text:span></text:p>
        </text:list-header>
      </text:list>
      <text:list xml:id="list331728431" text:continue-list="list1563582858" text:style-name="WW8Num2">
        <text:list-header>
          <text:p text:style-name="P223"><text:span text:style-name="Teletype"><text:span text:style-name="T25">grep -q "$word" "$filename</text:span></text:span><text:span text:style-name="Teletype"><text:span text:style-name="T27">" <text:s text:c="3"/># <text:s/>The "-q" option</text:span></text:span></text:p>
          <text:p text:style-name="P223"><text:span text:style-name="Teletype"><text:span text:style-name="T27"><text:s text:c="31"/>#+ causes nothing to echo to stdout.</text:span></text:span></text:p>
          <text:p text:style-name="P223"><text:span text:style-name="Teletype"><text:span text:style-name="T27">if [ $? -eq $SUCCESS ]</text:span></text:span></text:p>
          <text:p text:style-name="P144"/>
        </text:list-header>
        <text:list-item>
          <text:p text:style-name="P144">egrep、fgrep</text:p>
        </text:list-item>
      </text:list>
      <text:list xml:id="list185801128" text:continue-list="list995003116" text:style-name="L38">
        <text:list-item>
          <text:p text:style-name="P235"><text:span text:style-name="Teletype"><text:span text:style-name="T25">egrep</text:span></text:span><text:span text:style-name="Teletype"><text:span text:style-name="T27"> -- </text:span></text:span><text:span text:style-name="Teletype"><text:span text:style-name="T25">extended </text:span></text:span><text:span text:style-name="Teletype"><text:span text:style-name="T27">grep -- is the same as grep -E. This uses a somewhat different, extended set of </text:span></text:span><text:span text:style-name="Teletype"><text:span text:style-name="T27">Regular Expressions</text:span></text:span><text:span text:style-name="Teletype"><text:span text:style-name="T27">, which can make the search a bit more flexible. It also allows the boolean | (or) operator.</text:span></text:span></text:p>
        </text:list-item>
        <text:list-item>
          <text:p text:style-name="P235"><text:span text:style-name="Teletype"><text:span text:style-name="T25">fgrep</text:span></text:span><text:span text:style-name="Teletype"><text:span text:style-name="T27"> -- </text:span></text:span><text:span text:style-name="Teletype"><text:span text:style-name="T25">fast</text:span></text:span><text:span text:style-name="Teletype"><text:span text:style-name="T27"> grep -- is the same as grep -F. It does a literal string search (no </text:span></text:span><text:span text:style-name="Teletype"><text:span text:style-name="T27">Regular Expressions</text:span></text:span><text:span text:style-name="Teletype"><text:span text:style-name="T27">), which generally speeds things up a bit.</text:span></text:span></text:p>
        </text:list-item>
      </text:list>
      <text:list xml:id="list321862067" text:continue-list="list331728431" text:style-name="WW8Num2">
        <text:list-header>
          <text:p text:style-name="P144"/>
        </text:list-header>
        <text:list-item>
          <text:p text:style-name="P144">agrep</text:p>
        </text:list-item>
      </text:list>
      <text:list xml:id="list284405336" text:continue-list="list185801128" text:style-name="L38">
        <text:list-header>
          <text:p text:style-name="P235"><text:span text:style-name="Teletype"><text:span text:style-name="T25"><text:s text:c="4"/>agrep</text:span></text:span><text:span text:style-name="Teletype"><text:span text:style-name="T27"> (approximate grep) extends the capabilities of grep to approximate matching. The search string may differ by a specified number of characters from the resulting matches. This utility is not part of the core Linux distribution.</text:span></text:span></text:p>
        </text:list-header>
        <text:list-item>
          <text:p text:style-name="P235"><text:span text:style-name="Teletype"><text:span text:style-name="T27">To search compressed files, use </text:span></text:span><text:span text:style-name="Teletype"><text:span text:style-name="T25">zgrep</text:span></text:span><text:span text:style-name="Teletype"><text:span text:style-name="T27">, </text:span></text:span><text:span text:style-name="Teletype"><text:span text:style-name="T25">zegrep</text:span></text:span><text:span text:style-name="Teletype"><text:span text:style-name="T27">, or </text:span></text:span><text:span text:style-name="Teletype"><text:span text:style-name="T25">zfgrep</text:span></text:span><text:span text:style-name="Teletype"><text:span text:style-name="T27">. These also work on non-compressed files, though slower than plain grep, egrep, fgrep. They are handy for searching through a mixed set of files, some compressed, some not.</text:span></text:span></text:p>
        </text:list-item>
        <text:list-item>
          <text:p text:style-name="P235"><text:bookmark text:name="BZGREPREF"/><text:span text:style-name="Teletype"><text:span text:style-name="T27">To search </text:span></text:span><text:span text:style-name="Teletype"><text:span text:style-name="T27">bzipped</text:span></text:span><text:span text:style-name="Teletype"><text:span text:style-name="T27"> files, use </text:span></text:span><text:span text:style-name="Teletype"><text:span text:style-name="T25">bzgrep</text:span></text:span><text:span text:style-name="Teletype"><text:span text:style-name="T27">.</text:span></text:span></text:p>
        </text:list-item>
      </text:list>
      <text:list xml:id="list1592026359" text:continue-list="list321862067" text:style-name="WW8Num2">
        <text:list-header>
          <text:p text:style-name="P144"/>
        </text:list-header>
        <text:list-item>
          <text:p text:style-name="P144">look</text:p>
        </text:list-item>
      </text:list>
      <text:list xml:id="list2137683719" text:continue-list="list284405336" text:style-name="L38">
        <text:list-header>
          <text:p text:style-name="P235"><text:span text:style-name="Teletype"><text:span text:style-name="T27"><text:s text:c="2"/>The command </text:span></text:span><text:span text:style-name="Teletype"><text:span text:style-name="T25">look</text:span></text:span><text:span text:style-name="Teletype"><text:span text:style-name="T27"> works like</text:span></text:span><text:span text:style-name="Teletype"><text:span text:style-name="T25"> grep</text:span></text:span><text:span text:style-name="Teletype"><text:span text:style-name="T27">, but does a lookup on a "dictionary," a sorted word list. By default, look searches for a match in /usr/dict/words, but a different dictionary file may be specified.</text:span></text:span></text:p>
          <text:p text:style-name="P235"><text:span text:style-name="Teletype"><text:span text:style-name="T27"/></text:span></text:p>
        </text:list-header>
      </text:list>
      <text:list xml:id="list707654730" text:continue-list="list1592026359" text:style-name="WW8Num2">
        <text:list-item>
          <text:p text:style-name="P144">sed</text:p>
        </text:list-item>
      </text:list>
      <text:list xml:id="list1719035192" text:continue-list="list2137683719" text:style-name="L38">
        <text:list-header>
          <text:p text:style-name="P235"><text:span text:style-name="Teletype"><text:span text:style-name="T27"><text:s text:c="3"/>Non-interactive "stream editor", permits using many ex commands in </text:span></text:span><text:span text:style-name="Teletype"><text:span text:style-name="T27">batch</text:span></text:span><text:span text:style-name="Teletype"><text:span text:style-name="T27"> mode. It finds many uses in shell scripts.</text:span></text:span></text:p>
          <text:p text:style-name="P235"><text:span text:style-name="Teletype"><text:span text:style-name="T27"/></text:span></text:p>
        </text:list-header>
      </text:list>
      <text:list xml:id="list1235023265" text:continue-list="list707654730" text:style-name="WW8Num2">
        <text:list-item>
          <text:p text:style-name="P144">awk</text:p>
        </text:list-item>
      </text:list>
      <text:list xml:id="list2062937348" text:continue-list="list1719035192" text:style-name="L38">
        <text:list-header>
          <text:p text:style-name="P235"><text:span text:style-name="Teletype"><text:span text:style-name="T27"><text:s text:c="4"/>Programmable file extractor and formatter, good for manipulating and/or extracting </text:span></text:span><text:span text:style-name="Teletype"><text:span text:style-name="T27">fields</text:span></text:span><text:span text:style-name="Teletype"><text:span text:style-name="T27"> (columns) in structured text files. Its syntax is similar to C.</text:span></text:span></text:p>
          <text:p text:style-name="P235"><text:span text:style-name="Teletype"><text:span text:style-name="T27"/></text:span></text:p>
        </text:list-header>
      </text:list>
      <text:list xml:id="list34715049" text:continue-list="list1235023265" text:style-name="WW8Num2">
        <text:list-item>
          <text:p text:style-name="P144">wc</text:p>
        </text:list-item>
      </text:list>
      <text:list xml:id="list101203148" text:continue-list="list2062937348" text:style-name="L38">
        <text:list-header>
          <text:p text:style-name="P235"><text:span text:style-name="Teletype"><text:span text:style-name="T25">wc</text:span></text:span><text:span text:style-name="Teletype"><text:span text:style-name="T27"> gives a "word count" on a file or I/O stream:</text:span></text:span></text:p>
          <text:p text:style-name="P235"><text:span text:style-name="Teletype"><text:span text:style-name="T27">Using </text:span></text:span><text:span text:style-name="Teletype"><text:span text:style-name="T25">wc</text:span></text:span><text:span text:style-name="Teletype"><text:span text:style-name="T27"> to count how many .txt files are in current working directory:</text:span></text:span></text:p>
        </text:list-header>
      </text:list>
      <text:list xml:id="list146751001" text:continue-list="list34715049" text:style-name="WW8Num2">
        <text:list-header>
          <text:p text:style-name="P223"><text:soft-page-break/><text:span text:style-name="Teletype"><text:span text:style-name="T27">$ </text:span></text:span><text:span text:style-name="Teletype"><text:span text:style-name="T25">ls *.txt | wc -l</text:span></text:span></text:p>
          <text:p text:style-name="P223"><text:span text:style-name="Teletype"><text:span text:style-name="T27"># <text:s/>Will work as long as none of the "*.txt" files</text:span></text:span></text:p>
          <text:p text:style-name="P223"><text:span text:style-name="Teletype"><text:span text:style-name="T27">#+ have a linefeed embedded in their name.</text:span></text:span></text:p>
          <text:p text:style-name="P223"><text:span text:style-name="Teletype"><text:span text:style-name="T27"/></text:span></text:p>
          <text:p text:style-name="P223"><text:span text:style-name="Teletype"><text:span text:style-name="T27"># <text:s/>Alternative ways of doing this are:</text:span></text:span></text:p>
          <text:p text:style-name="P223"><text:span text:style-name="Teletype"><text:span text:style-name="T27"># <text:s text:c="3"/></text:span></text:span><text:span text:style-name="Teletype"><text:span text:style-name="T25"><text:s text:c="2"/>find . -maxdepth 1 -name \*.txt -print0 | grep -cz .</text:span></text:span></text:p>
          <text:p text:style-name="P223"><text:span text:style-name="Teletype"><text:span text:style-name="T27"># <text:s text:c="5"/>(shopt -s nullglob; set -- *.txt; echo $#)</text:span></text:span></text:p>
          <text:p text:style-name="P144"/>
        </text:list-header>
        <text:list-item>
          <text:p text:style-name="P144">tr</text:p>
        </text:list-item>
      </text:list>
      <text:list xml:id="list562464816" text:continue-list="list101203148" text:style-name="L38">
        <text:list-header>
          <text:p text:style-name="P235"><text:span text:style-name="Teletype"><text:span text:style-name="T27">character translation filter.</text:span></text:span></text:p>
        </text:list-header>
        <text:list-item>
          <text:p text:style-name="P235"><text:span text:style-name="Teletype"><text:span text:style-name="T27">Either tr "A-Z" "*" &lt;filename or tr A-Z \* &lt;filename changes all the uppercase letters in filename to asterisks (writes to stdout). On some systems this may not work, but tr A-Z '[**]' will.</text:span></text:span></text:p>
        </text:list-item>
        <text:list-item>
          <text:p text:style-name="P235"><text:bookmark text:name="TROPTIONS"/><text:span text:style-name="Teletype"><text:span text:style-name="T27">The</text:span></text:span><text:span text:style-name="Teletype"><text:span text:style-name="T25"> -d</text:span></text:span><text:span text:style-name="Teletype"><text:span text:style-name="T27"> option</text:span></text:span><text:span text:style-name="Teletype"><text:span text:style-name="T25"> deletes</text:span></text:span><text:span text:style-name="Teletype"><text:span text:style-name="T27"> a range of characters.</text:span></text:span></text:p>
        </text:list-item>
      </text:list>
      <text:list xml:id="list1835928536" text:continue-list="list146751001" text:style-name="WW8Num2">
        <text:list-header>
          <text:p text:style-name="P223"><text:span text:style-name="Teletype"><text:span text:style-name="T27">echo "abcdef" <text:s text:c="16"/># abcdef</text:span></text:span></text:p>
          <text:p text:style-name="P223"><text:span text:style-name="Teletype"><text:span text:style-name="T27">echo "abcdef" | tr -d b-d <text:s text:c="4"/># aef</text:span></text:span></text:p>
        </text:list-header>
      </text:list>
      <text:list xml:id="list1669428582" text:style-name="L39">
        <text:list-item>
          <text:p text:style-name="P236"><text:span text:style-name="Teletype"><text:span text:style-name="T27">The </text:span></text:span><text:span text:style-name="Teletype"><text:span text:style-name="T25">--squeeze-repeats</text:span></text:span><text:span text:style-name="Teletype"><text:span text:style-name="T27"> (or -s) option deletes all but the first instance of a string of consecutive characters. This option is useful for removing excess </text:span></text:span><text:span text:style-name="Teletype"><text:span text:style-name="T27">whitespace</text:span></text:span><text:span text:style-name="Teletype"><text:span text:style-name="T27">.</text:span></text:span></text:p>
        </text:list-item>
      </text:list>
      <text:list xml:id="list1868639503" text:continue-list="list1835928536" text:style-name="WW8Num2">
        <text:list-header>
          <text:p text:style-name="P223"><text:span text:style-name="Teletype"><text:span text:style-name="T27">bash$ echo "XXXXX" | tr --squeeze-repeats 'X'</text:span></text:span></text:p>
          <text:p text:style-name="P223"><text:span text:style-name="Teletype"><text:span text:style-name="T27">X</text:span></text:span></text:p>
        </text:list-header>
      </text:list>
      <text:list xml:id="list1868617712" text:continue-list="list562464816" text:style-name="L38">
        <text:list-item>
          <text:p text:style-name="P235"><text:span text:style-name="Teletype"><text:span text:style-name="T27">The </text:span></text:span><text:span text:style-name="Teletype"><text:span text:style-name="T25">-c</text:span></text:span><text:span text:style-name="Teletype"><text:span text:style-name="T27"> "</text:span></text:span><text:span text:style-name="Teletype"><text:span text:style-name="T25">complement</text:span></text:span><text:span text:style-name="Teletype"><text:span text:style-name="T27">" option inverts the character set to match. With this option, tr acts only upon those characters notmatching the specified set.</text:span></text:span></text:p>
        </text:list-item>
      </text:list>
      <text:list xml:id="list1663036755" text:continue-list="list1868639503" text:style-name="WW8Num2">
        <text:list-header>
          <text:p text:style-name="P223"><text:span text:style-name="Teletype"><text:span text:style-name="T27">bash$ echo "acfdeb123" | tr -c b-d +</text:span></text:span></text:p>
          <text:p text:style-name="P223"><text:span text:style-name="Teletype"><text:span text:style-name="T27">+c+d+b++++</text:span></text:span></text:p>
        </text:list-header>
      </text:list>
      <text:list xml:id="list2060759764" text:continue-list="list1868617712" text:style-name="L38">
        <text:list-item>
          <text:p text:style-name="P235"><text:span text:style-name="Teletype"><text:span text:style-name="T27">Note that tr recognizes </text:span></text:span><text:span text:style-name="Teletype"><text:span text:style-name="T25">POSIX character classes</text:span></text:span><text:span text:style-name="Teletype"><text:span text:style-name="T27">. </text:span></text:span></text:p>
        </text:list-item>
      </text:list>
      <text:list xml:id="list1773256385" text:continue-list="list1663036755" text:style-name="WW8Num2">
        <text:list-header>
          <text:p text:style-name="P223"><text:span text:style-name="Teletype"><text:span text:style-name="T27">bash$ echo "abcd2ef1" | tr '[:alpha:]' -</text:span></text:span></text:p>
          <text:p text:style-name="P223"><text:span text:style-name="Teletype"><text:span text:style-name="T27">----2--1</text:span></text:span></text:p>
        </text:list-header>
      </text:list>
      <text:list xml:id="list1593579131" text:continue-list="list2060759764" text:style-name="L38">
        <text:list-header>
          <text:p text:style-name="P235"><text:span text:style-name="Teletype"><text:span text:style-name="T27"/></text:span></text:p>
        </text:list-header>
      </text:list>
      <text:list xml:id="list62514711" text:continue-list="list1773256385" text:style-name="WW8Num2">
        <text:list-header>
          <text:p text:style-name="P223"><text:span text:style-name="Teletype"><text:span text:style-name="T25">cat "$@"</text:span></text:span><text:span text:style-name="Teletype"><text:span text:style-name="T27"> | tr 'a-zA-Z' 'n-za-mN-ZA-M' <text:s text:c="2"/># "a" goes to "n", "b" to "o" ...</text:span></text:span></text:p>
          <text:p text:style-name="P223"><text:span text:style-name="Teletype"><text:span text:style-name="T27"># <text:s/></text:span></text:span><text:span text:style-name="Teletype"><text:span text:style-name="T25">The <text:s text:c="2"/>cat "$@" <text:s text:c="2"/>construct</text:span></text:span></text:p>
          <text:p text:style-name="P223"><text:span text:style-name="Teletype"><text:span text:style-name="T25">#+ permits input either from stdin or from files.</text:span></text:span></text:p>
        </text:list-header>
      </text:list>
      <text:p text:style-name="P23"/>
      <text:list xml:id="list2074730399" text:continue-numbering="true" text:style-name="WW8Num2">
        <text:list-item>
          <text:p text:style-name="P144">fold</text:p>
        </text:list-item>
      </text:list>
      <text:list xml:id="list1855919172" text:continue-list="list1593579131" text:style-name="L38">
        <text:list-header>
          <text:p text:style-name="P235"><text:span text:style-name="Teletype"><text:span text:style-name="T27"><text:s text:c="4"/>A filter that </text:span></text:span><text:span text:style-name="Teletype"><text:span text:style-name="T25">wraps lines </text:span></text:span><text:span text:style-name="Teletype"><text:span text:style-name="T27">of input to a specified width. This is especially useful with the</text:span></text:span><text:span text:style-name="Teletype"><text:span text:style-name="T25"> -s</text:span></text:span><text:span text:style-name="Teletype"><text:span text:style-name="T27"> option, which breaks lines at word spaces (see </text:span></text:span><text:span text:style-name="Teletype"><text:span text:style-name="T27">Example 16-26</text:span></text:span><text:span text:style-name="Teletype"><text:span text:style-name="T27"> and </text:span></text:span><text:span text:style-name="Teletype"><text:span text:style-name="T27">Example A-1</text:span></text:span><text:span text:style-name="Teletype"><text:span text:style-name="T27">).</text:span></text:span></text:p>
        </text:list-header>
      </text:list>
      <text:list xml:id="list394865305" text:continue-list="list2074730399" text:style-name="WW8Num2">
        <text:list-header>
          <text:p text:style-name="P144"/>
        </text:list-header>
        <text:list-item>
          <text:p text:style-name="P144">fmt</text:p>
        </text:list-item>
      </text:list>
      <text:list xml:id="list2035025808" text:continue-list="list1855919172" text:style-name="L38">
        <text:list-header>
          <text:p text:style-name="P235"><text:span text:style-name="Teletype"><text:span text:style-name="T27">Simple-minded file</text:span></text:span><text:span text:style-name="Teletype"><text:span text:style-name="T25"> formatter</text:span></text:span><text:span text:style-name="Teletype"><text:span text:style-name="T27">, used as a </text:span></text:span><text:span text:style-name="Teletype"><text:span text:style-name="T25">filter</text:span></text:span><text:span text:style-name="Teletype"><text:span text:style-name="T27"> in a pipe to "</text:span></text:span><text:span text:style-name="Teletype"><text:span text:style-name="T25">wrap</text:span></text:span><text:span text:style-name="Teletype"><text:span text:style-name="T27">" long lines of text </text:span></text:span><text:soft-page-break/><text:span text:style-name="Teletype"><text:span text:style-name="T27">output.</text:span></text:span></text:p>
          <text:p text:style-name="P235"><text:span text:style-name="Teletype"><text:span text:style-name="T27"/></text:span></text:p>
        </text:list-header>
      </text:list>
      <text:list xml:id="list2070365691" text:continue-list="list394865305" text:style-name="WW8Num2">
        <text:list-item>
          <text:p text:style-name="P144">col </text:p>
        </text:list-item>
      </text:list>
      <text:list xml:id="list1260523467" text:continue-list="list2035025808" text:style-name="L38">
        <text:list-header>
          <text:p text:style-name="P235"><text:span text:style-name="Teletype"><text:span text:style-name="T27"><text:s text:c="4"/>This deceptively named filter removes reverse line feeds from an input stream. It also attempts to replace whitespace with equivalent tabs. The chief use of col is in filtering the output from certain text processing utilities, such as </text:span></text:span><text:span text:style-name="Teletype"><text:span text:style-name="T25">groff</text:span></text:span><text:span text:style-name="Teletype"><text:span text:style-name="T27"> and </text:span></text:span><text:span text:style-name="Teletype"><text:span text:style-name="T25">tbl</text:span></text:span><text:span text:style-name="Teletype"><text:span text:style-name="T27">.</text:span></text:span></text:p>
          <text:p text:style-name="P235"><text:span text:style-name="Teletype"><text:span text:style-name="T27"/></text:span></text:p>
        </text:list-header>
      </text:list>
      <text:list xml:id="list1241884552" text:continue-list="list2070365691" text:style-name="WW8Num2">
        <text:list-item>
          <text:p text:style-name="P144">column</text:p>
        </text:list-item>
      </text:list>
      <text:list xml:id="list1454341396" text:continue-list="list1260523467" text:style-name="L38">
        <text:list-header>
          <text:p text:style-name="P235"><text:span text:style-name="Teletype"><text:span text:style-name="T27"><text:s text:c="4"/>Column formatter. This filter transforms list-type text output into a "pretty-printed" table by inserting tabs at appropriate places.</text:span></text:span></text:p>
        </text:list-header>
      </text:list>
      <text:list xml:id="list75919430" text:continue-list="list1241884552" text:style-name="WW8Num2">
        <text:list-header>
          <text:p text:style-name="P223"><text:span text:style-name="Teletype"><text:span text:style-name="T27">(printf "PERMISSIONS LINKS OWNER GROUP SIZE MONTH DAY HH:MM PROG-NAME\n" \</text:span></text:span></text:p>
          <text:p text:style-name="P223"><text:span text:style-name="Teletype"><text:span text:style-name="T27">; ls -l | sed 1d) | column -t</text:span></text:span></text:p>
        </text:list-header>
      </text:list>
      <text:list xml:id="list1541489478" text:continue-list="list1454341396" text:style-name="L38">
        <text:list-header>
          <text:p text:style-name="P267"/>
        </text:list-header>
      </text:list>
      <text:list xml:id="list1608019020" text:continue-list="list75919430" text:style-name="WW8Num2">
        <text:list-item>
          <text:p text:style-name="P144">colrm</text:p>
        </text:list-item>
      </text:list>
      <text:list xml:id="list365657993" text:continue-list="list1541489478" text:style-name="L38">
        <text:list-header>
          <text:p text:style-name="P235"><text:span text:style-name="Teletype"><text:span text:style-name="T27"><text:s text:c="5"/>Column </text:span></text:span><text:span text:style-name="Teletype"><text:span text:style-name="T25">removal</text:span></text:span><text:span text:style-name="Teletype"><text:span text:style-name="T27"> filter. This removes columns (characters) from a file and writes the file, lacking the range of specified columns, back to stdout. </text:span></text:span><text:span text:style-name="Teletype"><text:span text:style-name="T25">colrm 2 4 &lt;filename</text:span></text:span><text:span text:style-name="Teletype"><text:span text:style-name="T27"> removes the second through fourth characters from each line of the text filefilename. </text:span></text:span></text:p>
        </text:list-header>
        <text:list-item>
          <text:p text:style-name="P235"><text:span text:style-name="Teletype"><text:span text:style-name="T73">Attention: </text:span></text:span><text:span text:style-name="Teletype"><text:span text:style-name="T27">If the file contains tabs or nonprintable characters, this may cause unpredictable behavior. In such cases, consider using </text:span></text:span><text:span text:style-name="Teletype"><text:span text:style-name="T27">expand</text:span></text:span><text:span text:style-name="Teletype"><text:span text:style-name="T27"> and unexpand in a pipe preceding colrm. <text:s/>( 一个字符就是一个column)</text:span></text:span></text:p>
          <text:p text:style-name="P235"><text:span text:style-name="Teletype"><text:span text:style-name="T27"/></text:span></text:p>
        </text:list-item>
      </text:list>
      <text:list xml:id="list1793771310" text:continue-list="list1608019020" text:style-name="WW8Num2">
        <text:list-item>
          <text:p text:style-name="P144">nl</text:p>
        </text:list-item>
      </text:list>
      <text:list xml:id="list1020438226" text:continue-list="list365657993" text:style-name="L38">
        <text:list-header>
          <text:p text:style-name="P235"><text:span text:style-name="Teletype"><text:span text:style-name="T27"><text:s text:c="4"/>Line </text:span></text:span><text:span text:style-name="Teletype"><text:span text:style-name="T25">numbering</text:span></text:span><text:span text:style-name="Teletype"><text:span text:style-name="T27"> filter: nl filename lists filename to stdout, but inserts consecutive numbers at the beginning of each non-blank line. If filename omitted, operates on stdin.</text:span></text:span></text:p>
          <text:p text:style-name="P235"><text:span text:style-name="Teletype"><text:span text:style-name="T27"/></text:span></text:p>
        </text:list-header>
      </text:list>
      <text:list xml:id="list323734559" text:continue-list="list1793771310" text:style-name="WW8Num2">
        <text:list-item>
          <text:p text:style-name="P144">pr</text:p>
        </text:list-item>
      </text:list>
      <text:list xml:id="list785508867" text:style-name="L40">
        <text:list-item>
          <text:p text:style-name="P237"><text:span text:style-name="Teletype"><text:span text:style-name="T25">Print</text:span></text:span><text:span text:style-name="Teletype"><text:span text:style-name="T27"> formatting filter. This will paginate files (or stdout) into sections suitable for hard copy printing or viewing on screen. Various options permit row and </text:span></text:span><text:span text:style-name="Teletype"><text:span text:style-name="T30">column </text:span></text:span><text:span text:style-name="Teletype"><text:span text:style-name="T27">manipulation, joining lines, setting margins, numbering lines, adding page headers, and merging files, among other things. The</text:span></text:span><text:span text:style-name="Teletype"><text:span text:style-name="T25"> pr </text:span></text:span><text:span text:style-name="Teletype"><text:span text:style-name="T27">command combines much of the functionality of nl, paste, fold, column, andexpand.</text:span></text:span></text:p>
        </text:list-item>
        <text:list-item>
          <text:p text:style-name="P237"><text:span text:style-name="Teletype"><text:span text:style-name="T25">pr -o 5 --width=65 fileZZZ | more</text:span></text:span><text:span text:style-name="Teletype"><text:span text:style-name="T27"> gives a nice paginated listing to screen of fileZZZ with margins set at 5 and 65.</text:span></text:span></text:p>
        </text:list-item>
        <text:list-item>
          <text:p text:style-name="P237"><text:span text:style-name="Teletype"><text:span text:style-name="T27">A particularly useful option is </text:span></text:span><text:span text:style-name="Teletype"><text:span text:style-name="T25">-d</text:span></text:span><text:span text:style-name="Teletype"><text:span text:style-name="T27">, forcing double-spacing (same effect as sed -G).</text:span></text:span></text:p>
        </text:list-item>
      </text:list>
      <text:list xml:id="list321818887" text:continue-list="list323734559" text:style-name="WW8Num2">
        <text:list-header>
          <text:p text:style-name="P144"/>
        </text:list-header>
        <text:list-item>
          <text:p text:style-name="P144">gettext</text:p>
        </text:list-item>
      </text:list>
      <text:list xml:id="list559866266" text:continue-list="list785508867" text:style-name="L40">
        <text:list-header>
          <text:p text:style-name="P237"><text:soft-page-break/><text:span text:style-name="Teletype"><text:span text:style-name="T27">The GNU gettext package is a set of utilities for</text:span></text:span><text:span text:style-name="Teletype"><text:span text:style-name="T25"> localizing</text:span></text:span><text:span text:style-name="Teletype"><text:span text:style-name="T27"> and</text:span></text:span><text:span text:style-name="Teletype"><text:span text:style-name="T25"> translating </text:span></text:span><text:span text:style-name="Teletype"><text:span text:style-name="T27">the text output of programs into </text:span></text:span><text:span text:style-name="Teletype"><text:span text:style-name="T25">foreign languages.</text:span></text:span><text:span text:style-name="Teletype"><text:span text:style-name="T27"> While originally intended for C programs, it now supports quite a number of programming and scripting languages.</text:span></text:span></text:p>
        </text:list-header>
        <text:list-item>
          <text:p text:style-name="P237"><text:span text:style-name="Teletype"><text:span text:style-name="T27">The gettext program works on shell scripts. See the info page.</text:span></text:span></text:p>
        </text:list-item>
      </text:list>
      <text:list xml:id="list1526634319" text:continue-list="list321818887" text:style-name="WW8Num2">
        <text:list-header>
          <text:p text:style-name="P144"/>
        </text:list-header>
        <text:list-item>
          <text:p text:style-name="P144">msgfmt</text:p>
        </text:list-item>
      </text:list>
      <text:list xml:id="list205149083" text:continue-list="list559866266" text:style-name="L40">
        <text:list-header>
          <text:p text:style-name="P237"><text:span text:style-name="Teletype"><text:span text:style-name="T27">A program for generating binary message catalogs. It is used for</text:span></text:span><text:span text:style-name="Teletype"><text:span text:style-name="T25"> localization</text:span></text:span><text:span text:style-name="Teletype"><text:span text:style-name="T27">.</text:span></text:span></text:p>
        </text:list-header>
      </text:list>
      <text:list xml:id="list562457810" text:continue-list="list1526634319" text:style-name="WW8Num2">
        <text:list-header>
          <text:p text:style-name="P144"/>
        </text:list-header>
        <text:list-item>
          <text:p text:style-name="P144">iconv</text:p>
        </text:list-item>
      </text:list>
      <text:list xml:id="list1595713962" text:continue-list="list205149083" text:style-name="L40">
        <text:list-header>
          <text:p text:style-name="P237"><text:span text:style-name="Teletype"><text:span text:style-name="T27">A utility for converting file(s) to a different encoding (character set). Its chief use is for </text:span></text:span><text:span text:style-name="Teletype"><text:span text:style-name="T25">localization</text:span></text:span><text:span text:style-name="Teletype"><text:span text:style-name="T27">.</text:span></text:span></text:p>
        </text:list-header>
      </text:list>
      <text:list xml:id="list319776579" text:continue-list="list562457810" text:style-name="WW8Num2">
        <text:list-header>
          <text:p text:style-name="P144"/>
        </text:list-header>
        <text:list-item>
          <text:p text:style-name="P144">TeX、gs</text:p>
        </text:list-item>
      </text:list>
      <text:list xml:id="list1862229801" text:style-name="L41">
        <text:list-item>
          <text:p text:style-name="P238"><text:span text:style-name="Teletype"><text:span text:style-name="T25">TeX </text:span></text:span><text:span text:style-name="Teletype"><text:span text:style-name="T27">and </text:span></text:span><text:span text:style-name="Teletype"><text:span text:style-name="T25">Postscript </text:span></text:span><text:span text:style-name="Teletype"><text:span text:style-name="T27">are text markup languages used for preparing copy for printing or formatted video display.</text:span></text:span></text:p>
        </text:list-item>
        <text:list-item>
          <text:p text:style-name="P238"><text:span text:style-name="Teletype"><text:span text:style-name="T25">TeX </text:span></text:span><text:span text:style-name="Teletype"><text:span text:style-name="T27">is Donald Knuth's elaborate typsetting system. It is often convenient to write a shell script encapsulating all the options and arguments passed to one of these markup languages.</text:span></text:span></text:p>
        </text:list-item>
        <text:list-item>
          <text:p text:style-name="P238"><text:span text:style-name="Teletype"><text:span text:style-name="T25">Ghostscript </text:span></text:span><text:span text:style-name="Teletype"><text:span text:style-name="T27">(</text:span></text:span><text:span text:style-name="Teletype"><text:span text:style-name="T25">gs</text:span></text:span><text:span text:style-name="Teletype"><text:span text:style-name="T27">) is a GPL-ed Postscript interpreter.</text:span></text:span></text:p>
        </text:list-item>
      </text:list>
      <text:list xml:id="list1092799121" text:continue-list="list319776579" text:style-name="WW8Num2">
        <text:list-header>
          <text:p text:style-name="P144"/>
        </text:list-header>
        <text:list-item>
          <text:p text:style-name="P144">texexec</text:p>
        </text:list-item>
      </text:list>
      <text:list xml:id="list1252035345" text:continue-list="list1862229801" text:style-name="L41">
        <text:list-header>
          <text:p text:style-name="P238"><text:span text:style-name="Teletype"><text:span text:style-name="T27"><text:s text:c="4"/>Utility for processing</text:span></text:span><text:span text:style-name="Teletype"><text:span text:style-name="T25"> TeX</text:span></text:span><text:span text:style-name="Teletype"><text:span text:style-name="T27"> and </text:span></text:span><text:span text:style-name="Teletype"><text:span text:style-name="T25">pdf </text:span></text:span><text:span text:style-name="Teletype"><text:span text:style-name="T27">files. Found in /usr/bin on many Linux distros, it is actually a </text:span></text:span><text:span text:style-name="Teletype"><text:span text:style-name="T25">shell wrapper</text:span></text:span><text:span text:style-name="Teletype"><text:span text:style-name="T27"> that calls</text:span></text:span><text:span text:style-name="Teletype"><text:span text:style-name="T25"> </text:span></text:span><text:span text:style-name="Teletype"><text:span text:style-name="T25">Perl</text:span></text:span><text:span text:style-name="Teletype"><text:span text:style-name="T25"> </text:span></text:span><text:span text:style-name="Teletype"><text:span text:style-name="T27">to invoke </text:span></text:span><text:span text:style-name="Teletype"><text:span text:style-name="T25">Tex</text:span></text:span><text:span text:style-name="Teletype"><text:span text:style-name="T27">.</text:span></text:span></text:p>
        </text:list-header>
      </text:list>
      <text:list xml:id="list2156292577" text:continue-list="list1092799121" text:style-name="WW8Num2">
        <text:list-header>
          <text:p text:style-name="P223"><text:span text:style-name="Teletype"><text:span text:style-name="T27">texexec --pdfarrange --result=Concatenated.pdf *pdf</text:span></text:span></text:p>
          <text:p text:style-name="P223"><text:span text:style-name="Teletype"><text:span text:style-name="T27"/></text:span></text:p>
          <text:p text:style-name="P223"><text:span text:style-name="Teletype"><text:span text:style-name="T27"># <text:s/>Concatenates all the pdf files in the current working directory</text:span></text:span></text:p>
          <text:p text:style-name="P223"><text:span text:style-name="Teletype"><text:span text:style-name="T27">#+ into the merged file, Concatenated.pdf . . .</text:span></text:span></text:p>
          <text:p text:style-name="P223"><text:span text:style-name="Teletype"><text:span text:style-name="T27"># <text:s/>(The --pdfarrange option repaginates a pdf file. See also --pdfcombine.)</text:span></text:span></text:p>
          <text:p text:style-name="P223"><text:span text:style-name="Teletype"><text:span text:style-name="T27"># <text:s/>The above command-line could be parameterized and put into a shell script.</text:span></text:span></text:p>
        </text:list-header>
      </text:list>
      <text:list xml:id="list781809680" text:continue-list="list1252035345" text:style-name="L41">
        <text:list-header>
          <text:p text:style-name="P238"><text:span text:style-name="Teletype"><text:span text:style-name="T27"/></text:span></text:p>
        </text:list-header>
      </text:list>
      <text:list xml:id="list735464947" text:continue-list="list2156292577" text:style-name="WW8Num2">
        <text:list-item>
          <text:p text:style-name="P144">ecscript</text:p>
        </text:list-item>
      </text:list>
      <text:list xml:id="list1693182766" text:style-name="L42">
        <text:list-item>
          <text:p text:style-name="P239"><text:span text:style-name="Teletype"><text:span text:style-name="T27">Utility for converting</text:span></text:span><text:span text:style-name="Teletype"><text:span text:style-name="T25"> plain text</text:span></text:span><text:span text:style-name="Teletype"><text:span text:style-name="T27"> file to </text:span></text:span><text:span text:style-name="Teletype"><text:span text:style-name="T25">PostScript</text:span></text:span></text:p>
        </text:list-item>
        <text:list-item>
          <text:p text:style-name="P239"><text:span text:style-name="Teletype"><text:span text:style-name="T27">For example, </text:span></text:span><text:span text:style-name="Teletype"><text:span text:style-name="T25">enscript filename.txt -p filename.ps </text:span></text:span><text:span text:style-name="Teletype"><text:span text:style-name="T27">produces the PostScript output file filename.ps.</text:span></text:span></text:p>
        </text:list-item>
      </text:list>
      <text:list xml:id="list2037445188" text:continue-list="list735464947" text:style-name="WW8Num2">
        <text:list-header>
          <text:p text:style-name="P144"/>
        </text:list-header>
        <text:list-item>
          <text:p text:style-name="P144">groff, <text:bookmark text:name="TBLREF"/>tbl, <text:bookmark text:name="EQNREF"/>eqn</text:p>
        </text:list-item>
      </text:list>
      <text:list xml:id="list549073357" text:style-name="L43">
        <text:list-item>
          <text:p text:style-name="P240"><text:soft-page-break/><text:span text:style-name="Teletype"><text:span text:style-name="T27">Yet another text markup and display formatting language is </text:span></text:span><text:span text:style-name="Teletype"><text:span text:style-name="T25">groff.</text:span></text:span><text:span text:style-name="Teletype"><text:span text:style-name="T27"> This is the enhanced GNU version of the venerable UNIXroff/troff display and typesetting package. </text:span></text:span><text:span text:style-name="Teletype"><text:span text:style-name="T27">Manpages</text:span></text:span><text:span text:style-name="Teletype"><text:span text:style-name="T27"> use </text:span></text:span><text:span text:style-name="Teletype"><text:span text:style-name="T25">groff</text:span></text:span><text:span text:style-name="Teletype"><text:span text:style-name="T27">.</text:span></text:span></text:p>
        </text:list-item>
      </text:list>
      <text:list xml:id="list375458913" text:continue-list="list1693182766" text:style-name="L42">
        <text:list-item>
          <text:p text:style-name="P239"><text:span text:style-name="Teletype"><text:span text:style-name="T27">The </text:span></text:span><text:span text:style-name="Teletype"><text:span text:style-name="T25">tbl </text:span></text:span><text:span text:style-name="Teletype"><text:span text:style-name="T27">table processing utility is considered part of groff, as its function is to convert table markup into groff commands.</text:span></text:span></text:p>
        </text:list-item>
        <text:list-item>
          <text:p text:style-name="P239"><text:span text:style-name="Teletype"><text:span text:style-name="T27">The</text:span></text:span><text:span text:style-name="Teletype"><text:span text:style-name="T25"> eqn</text:span></text:span><text:span text:style-name="Teletype"><text:span text:style-name="T27"> equation processing utility is likewise part of groff, and its function is to convert equation markup into groffcommands.</text:span></text:span></text:p>
        </text:list-item>
      </text:list>
      <text:list xml:id="list149436926" text:continue-list="list2037445188" text:style-name="WW8Num2">
        <text:list-header>
          <text:p text:style-name="P144"/>
        </text:list-header>
        <text:list-item>
          <text:p text:style-name="P144">lex、yacc</text:p>
        </text:list-item>
      </text:list>
      <text:list xml:id="list920728128" text:style-name="L44">
        <text:list-item>
          <text:p text:style-name="P241"><text:span text:style-name="Teletype"><text:span text:style-name="T27">The</text:span></text:span><text:span text:style-name="Teletype"><text:span text:style-name="T25"> lex</text:span></text:span><text:span text:style-name="Teletype"><text:span text:style-name="T27"> lexical analyzer produces programs for pattern matching. This has been replaced by the nonproprietary</text:span></text:span><text:span text:style-name="Teletype"><text:span text:style-name="T25"> flex</text:span></text:span><text:span text:style-name="Teletype"><text:span text:style-name="T27"> on Linux systems.</text:span></text:span></text:p>
        </text:list-item>
      </text:list>
      <text:list xml:id="list2067836395" text:continue-list="list375458913" text:style-name="L42">
        <text:list-item>
          <text:p text:style-name="P239"><text:bookmark text:name="BISONREF"/><text:span text:style-name="Teletype"><text:span text:style-name="T27">The </text:span></text:span><text:span text:style-name="Teletype"><text:span text:style-name="T25">yacc</text:span></text:span><text:span text:style-name="Teletype"><text:span text:style-name="T27"> utility creates a parser based on a set of specifications. This has been replaced by the nonproprietary </text:span></text:span><text:span text:style-name="Teletype"><text:span text:style-name="T25">bison</text:span></text:span><text:span text:style-name="Teletype"><text:span text:style-name="T27"> on Linux systems.</text:span></text:span></text:p>
        </text:list-item>
      </text:list>
      <text:p text:style-name="P25"/>
      <text:p text:style-name="P25"/>
      <text:h text:style-name="P94" text:outline-level="1">File and Archiving Commands</text:h>
      <text:p text:style-name="P25"/>
      <text:p text:style-name="P25"/>
      <text:list xml:id="list270582159" text:continue-list="list149436926" text:style-name="WW8Num2">
        <text:list-item>
          <text:p text:style-name="P144">tar</text:p>
          <text:p text:style-name="P144"/>
        </text:list-item>
        <text:list-item>
          <text:p text:style-name="P144">shar</text:p>
          <text:p text:style-name="P144"/>
        </text:list-item>
        <text:list-item>
          <text:p text:style-name="P144">ar</text:p>
        </text:list-item>
      </text:list>
      <text:list xml:id="list1973232593" text:continue-list="list2067836395" text:style-name="L42">
        <text:list-header>
          <text:p text:style-name="P239"><text:span text:style-name="Teletype"><text:span text:style-name="T27">Creation and manipulation utility for archives, mainly used for binary object file libraries.</text:span></text:span></text:p>
        </text:list-header>
      </text:list>
      <text:list xml:id="list283094547" text:continue-list="list270582159" text:style-name="WW8Num2">
        <text:list-header>
          <text:p text:style-name="P144"/>
        </text:list-header>
        <text:list-item>
          <text:p text:style-name="P144">rpm</text:p>
          <text:p text:style-name="P144"/>
        </text:list-item>
        <text:list-item>
          <text:p text:style-name="P144">cpio</text:p>
        </text:list-item>
      </text:list>
      <text:list xml:id="list126000814" text:continue-list="list1973232593" text:style-name="L42">
        <text:list-header>
          <text:p text:style-name="P239"><text:span text:style-name="Teletype"><text:span text:style-name="T27"><text:s text:c="5"/>This specialized archiving copy command (</text:span></text:span><text:span text:style-name="Teletype"><text:span text:style-name="T25">copy input and output</text:span></text:span><text:span text:style-name="Teletype"><text:span text:style-name="T27">) is rarely seen any more, having been supplanted by</text:span></text:span><text:span text:style-name="Teletype"><text:span text:style-name="T25"> tar/gzi</text:span></text:span><text:span text:style-name="Teletype"><text:span text:style-name="T27">p. It still has its uses, such as moving a directory tree. With an appropriate block size (for copying) specified, it can be appreciably faster than tar.</text:span></text:span></text:p>
        </text:list-header>
      </text:list>
      <text:list xml:id="list1863991131" text:continue-list="list283094547" text:style-name="WW8Num2">
        <text:list-header>
          <text:p text:style-name="P223"><text:span text:style-name="Teletype"><text:span text:style-name="T27">find "$source" -depth | cpio -admvp "$destination"</text:span></text:span></text:p>
          <text:p text:style-name="P144"><text:soft-page-break/></text:p>
        </text:list-header>
        <text:list-item>
          <text:p text:style-name="P144">rpm2cpio</text:p>
        </text:list-item>
      </text:list>
      <text:list xml:id="list1511494509" text:continue-list="list126000814" text:style-name="L42">
        <text:list-header>
          <text:p text:style-name="P239"><text:span text:style-name="Teletype"><text:span text:style-name="T27">This command extracts a cpio archive from an </text:span></text:span><text:span text:style-name="Teletype"><text:span text:style-name="T27">rpm</text:span></text:span><text:span text:style-name="Teletype"><text:span text:style-name="T27"> one.</text:span></text:span></text:p>
        </text:list-header>
      </text:list>
      <text:list xml:id="list1335761861" text:continue-list="list1863991131" text:style-name="WW8Num2">
        <text:list-header>
          <text:p text:style-name="P223"><text:span text:style-name="Teletype"><text:span text:style-name="T25">rpm2cpio &lt; $1 &gt; $TEMPFILE</text:span></text:span><text:span text:style-name="Teletype"><text:span text:style-name="T27"> <text:s text:c="15"/># <text:s/>Converts rpm archive into</text:span></text:span></text:p>
          <text:p text:style-name="P223"><text:span text:style-name="Teletype"><text:span text:style-name="T27"><text:s text:c="41"/>#+ cpio archive.</text:span></text:span></text:p>
          <text:p text:style-name="P223"><text:span text:style-name="Teletype"><text:span text:style-name="T25">cpio --make-directories -F $TEMPFILE -i</text:span></text:span><text:span text:style-name="Teletype"><text:span text:style-name="T27"> <text:s/># <text:s/>Unpacks cpio archive.</text:span></text:span></text:p>
          <text:p text:style-name="P223"><text:span text:style-name="Teletype"><text:span text:style-name="T27">rm -f $TEMPFILE <text:s text:c="25"/># <text:s/>Deletes cpio archive.</text:span></text:span></text:p>
        </text:list-header>
      </text:list>
      <text:list xml:id="list1138725374" text:continue-list="list1511494509" text:style-name="L42">
        <text:list-header>
          <text:p text:style-name="P239"><text:span text:style-name="Teletype"><text:span text:style-name="T27"/></text:span></text:p>
        </text:list-header>
      </text:list>
      <text:list xml:id="list1555290434" text:continue-list="list1335761861" text:style-name="WW8Num2">
        <text:list-item>
          <text:p text:style-name="P144">pax</text:p>
        </text:list-item>
      </text:list>
      <text:list xml:id="list697644186" text:continue-list="list1138725374" text:style-name="L42">
        <text:list-header>
          <text:p text:style-name="P239"><text:span text:style-name="Teletype"><text:span text:style-name="T27"><text:s text:c="5"/>The pax portable archive exchange toolkit facilitates periodic file backups and is designed to be cross-compatible between various flavors of UNIX. It was designed to replace </text:span></text:span><text:span text:style-name="Teletype"><text:span text:style-name="T27">tar</text:span></text:span><text:span text:style-name="Teletype"><text:span text:style-name="T27"> and </text:span></text:span><text:span text:style-name="Teletype"><text:span text:style-name="T27">cpio</text:span></text:span><text:span text:style-name="Teletype"><text:span text:style-name="T27">.</text:span></text:span></text:p>
        </text:list-header>
      </text:list>
      <text:list xml:id="list567137241" text:continue-list="list1555290434" text:style-name="WW8Num2">
        <text:list-header>
          <text:p text:style-name="P223"><text:span text:style-name="Teletype"><text:span text:style-name="T25">pax -wf daily_backup.pax ~/linux-server/files </text:span></text:span></text:p>
          <text:p text:style-name="P223"><text:span text:style-name="Teletype"><text:span text:style-name="T27"># <text:s/>Creates a tar archive of all files in the target directory.</text:span></text:span></text:p>
          <text:p text:style-name="P223"><text:span text:style-name="Teletype"><text:span text:style-name="T27"># <text:s/>Note that the options to pax must be in the correct order --</text:span></text:span></text:p>
          <text:p text:style-name="P223"><text:span text:style-name="Teletype"><text:span text:style-name="T27">#+ pax -fw <text:s text:c="4"/>has an entirely different effect.</text:span></text:span></text:p>
          <text:p text:style-name="P223"><text:span text:style-name="Teletype"><text:span text:style-name="T27"/></text:span></text:p>
          <text:p text:style-name="P223"><text:span text:style-name="Teletype"><text:span text:style-name="T25">pax -f daily_backup.pax</text:span></text:span></text:p>
          <text:p text:style-name="P223"><text:span text:style-name="Teletype"><text:span text:style-name="T27"># <text:s/>Lists the files in the archive.</text:span></text:span></text:p>
          <text:p text:style-name="P223"><text:span text:style-name="Teletype"><text:span text:style-name="T27"/></text:span></text:p>
          <text:p text:style-name="P223"><text:span text:style-name="Teletype"><text:span text:style-name="T27">pax -rf daily_backup.pax ~/bsd-server/files</text:span></text:span></text:p>
          <text:p text:style-name="P223"><text:span text:style-name="Teletype"><text:span text:style-name="T27"># <text:s/>Restores the backed-up files from the Linux machine</text:span></text:span></text:p>
          <text:p text:style-name="P223"><text:span text:style-name="Teletype"><text:span text:style-name="T27">#+ onto a BSD one.</text:span></text:span></text:p>
        </text:list-header>
      </text:list>
      <text:list xml:id="list1888824922" text:continue-list="list697644186" text:style-name="L42">
        <text:list-header>
          <text:p text:style-name="P239"><text:span text:style-name="Teletype"><text:span text:style-name="T27"/></text:span></text:p>
        </text:list-header>
      </text:list>
      <text:list xml:id="list311808343" text:continue-list="list567137241" text:style-name="WW8Num2">
        <text:list-item>
          <text:p text:style-name="P144">gzip、bzip2、compress、sq、zip</text:p>
          <text:p text:style-name="P144"/>
        </text:list-item>
        <text:list-item>
          <text:p text:style-name="P144">unarc, unarj, unrar</text:p>
        </text:list-item>
      </text:list>
      <text:list xml:id="list1555451963" text:continue-list="list1888824922" text:style-name="L42">
        <text:list-header>
          <text:p text:style-name="P239"><text:span text:style-name="Teletype"><text:span text:style-name="T27"><text:s text:c="4"/>These Linux utilities permit unpacking archives compressed with the DOS arc.exe, arj.exe, and rar.exe programs.</text:span></text:span></text:p>
        </text:list-header>
      </text:list>
      <text:list xml:id="list32952329" text:continue-list="list311808343" text:style-name="WW8Num2">
        <text:list-header>
          <text:p text:style-name="P144"/>
        </text:list-header>
        <text:list-item>
          <text:p text:style-name="P144">lzma, unlzma, lzcat</text:p>
        </text:list-item>
      </text:list>
      <text:list xml:id="list601503726" text:continue-list="list1555451963" text:style-name="L42">
        <text:list-header>
          <text:p text:style-name="P239"><text:span text:style-name="Teletype"><text:span text:style-name="T27"><text:s text:c="4"/>Highly efficient Lempel-Ziv-Markov compression. The syntax of lzma is similar to that of gzip. The </text:span></text:span><text:a xlink:type="simple" xlink:href="javascript:if(confirm('http://www.7-zip.org/sdk.html%20%20%5Cn%5Cn¸ÃÎÄ¼þÎÞ·¨ÓÃ%20Teleport%20Ultra%20ÏÂÔØ,%20ÒòÎª%20ËüÊÇÒ»¸öÓò»òÂ·¾¶Íâ²¿±»ÉèÖÃÎªËüµÄÆôÊ¼µØÖ·µÄµØÖ·¡£%20%20%5Cn%5CnÄãÏëÔÚ·þÎñÆ÷ÉÏ´ò¿ªËü?'))window.location='http://www.7-zip.org/sdk.html'" office:target-frame-name="_top" xlink:show="replace"><text:span text:style-name="Teletype">7-zip Website</text:span></text:a><text:span text:style-name="Teletype"><text:span text:style-name="T27"> has more information.</text:span></text:span></text:p>
          <text:p text:style-name="P239"><text:span text:style-name="Teletype"><text:span text:style-name="T27"/></text:span></text:p>
        </text:list-header>
      </text:list>
      <text:list xml:id="list2083194724" text:continue-list="list32952329" text:style-name="WW8Num2">
        <text:list-item>
          <text:p text:style-name="P144">file</text:p>
          <text:p text:style-name="P144"/>
        </text:list-item>
        <text:list-item>
          <text:p text:style-name="P144">which</text:p>
        </text:list-item>
      </text:list>
      <text:list xml:id="list1527463143" text:continue-list="list601503726" text:style-name="L42">
        <text:list-header>
          <text:p text:style-name="P239"><text:span text:style-name="Teletype"><text:span text:style-name="T27"><text:s text:c="4"/></text:span></text:span><text:span text:style-name="Teletype"><text:span text:style-name="T25">which</text:span></text:span><text:span text:style-name="Teletype"><text:span text:style-name="T27"> command gives the full path to "command." This is useful for finding out </text:span></text:span><text:soft-page-break/><text:span text:style-name="Teletype"><text:span text:style-name="T27">whether a particular command or utility is installed on the system.</text:span></text:span></text:p>
        </text:list-header>
      </text:list>
      <text:list xml:id="list774529304" text:continue-list="list2083194724" text:style-name="WW8Num2">
        <text:list-header>
          <text:p text:style-name="P144"/>
        </text:list-header>
        <text:list-item>
          <text:p text:style-name="P144">whatis</text:p>
        </text:list-item>
      </text:list>
      <text:list xml:id="list466045381" text:continue-list="list1527463143" text:style-name="L42">
        <text:list-header>
          <text:p text:style-name="P239"><text:span text:style-name="Teletype"><text:span text:style-name="T27"><text:s text:c="3"/></text:span></text:span><text:span text:style-name="Teletype"><text:span text:style-name="T25"><text:s/>whatis </text:span></text:span><text:span text:style-name="Teletype"><text:span text:style-name="T27">command looks up "command" in the whatis database. This is useful for identifying system commands and important configuration files. Consider it a simplified man command.</text:span></text:span></text:p>
        </text:list-header>
      </text:list>
      <text:list xml:id="list943569953" text:continue-list="list774529304" text:style-name="WW8Num2">
        <text:list-header>
          <text:p text:style-name="P144"/>
        </text:list-header>
        <text:list-item>
          <text:p text:style-name="P144">vdir</text:p>
        </text:list-item>
      </text:list>
      <text:list xml:id="list1062182378" text:continue-list="list466045381" text:style-name="L42">
        <text:list-header>
          <text:p text:style-name="P239"><text:span text:style-name="Teletype"><text:span text:style-name="T27">Show a detailed directory listing. The effect is similar to </text:span></text:span><text:span text:style-name="Teletype"><text:span text:style-name="T27">ls -lb</text:span></text:span><text:span text:style-name="Teletype"><text:span text:style-name="T27">.</text:span></text:span></text:p>
        </text:list-header>
      </text:list>
      <text:p text:style-name="Text_20_body"/>
      <text:list xml:id="list1526720997" text:continue-list="list943569953" text:style-name="WW8Num2">
        <text:list-item>
          <text:p text:style-name="P144">locate, <text:bookmark text:name="SLOCATEREF"/>slocate</text:p>
        </text:list-item>
      </text:list>
      <text:list xml:id="list2163481793" text:continue-list="list1062182378" text:style-name="L42">
        <text:list-header>
          <text:p text:style-name="P239"><text:span text:style-name="Teletype"><text:span text:style-name="T27"><text:s text:c="5"/>The</text:span></text:span><text:span text:style-name="Teletype"><text:span text:style-name="T25"> locate </text:span></text:span><text:span text:style-name="Teletype"><text:span text:style-name="T27">command searches for files using a database stored for just that purpose. The </text:span></text:span><text:span text:style-name="Teletype"><text:span text:style-name="T25">slocate </text:span></text:span><text:span text:style-name="Teletype"><text:span text:style-name="T27">command is the secure version of locate (which may be aliased to slocate).</text:span></text:span></text:p>
        </text:list-header>
      </text:list>
      <text:list xml:id="list1038867802" text:continue-list="list1526720997" text:style-name="WW8Num2">
        <text:list-header>
          <text:p text:style-name="P144"/>
        </text:list-header>
        <text:list-item>
          <text:p text:style-name="P144">getfacl, <text:bookmark text:name="SETFACLREF"/>setfacl</text:p>
        </text:list-item>
      </text:list>
      <text:list xml:id="list128923525" text:continue-list="list2163481793" text:style-name="L42">
        <text:list-header>
          <text:p text:style-name="P239"><text:span text:style-name="Teletype"><text:span text:style-name="T27"><text:s text:c="4"/>These commands retrieve or set the</text:span></text:span><text:span text:style-name="Teletype"><text:span text:style-name="T25"> file access control lis</text:span></text:span><text:span text:style-name="Teletype"><text:span text:style-name="T27">t -- the owner, group, and file permissions.</text:span></text:span></text:p>
        </text:list-header>
      </text:list>
      <text:list xml:id="list719339588" text:continue-list="list1038867802" text:style-name="WW8Num2">
        <text:list-header>
          <text:p text:style-name="P144"/>
        </text:list-header>
        <text:list-item>
          <text:p text:style-name="P144">readlink</text:p>
        </text:list-item>
      </text:list>
      <text:list xml:id="list896705838" text:continue-list="list128923525" text:style-name="L42">
        <text:list-header>
          <text:p text:style-name="P239"><text:span text:style-name="Teletype"><text:span text:style-name="T27">Disclose the file that a </text:span></text:span><text:span text:style-name="Teletype"><text:span text:style-name="T25">symbolic </text:span></text:span><text:span text:style-name="Teletype"><text:span text:style-name="T27">link points to.</text:span></text:span></text:p>
        </text:list-header>
      </text:list>
      <text:list xml:id="list472258933" text:continue-list="list719339588" text:style-name="WW8Num2">
        <text:list-header>
          <text:p text:style-name="P144"/>
        </text:list-header>
        <text:list-item>
          <text:p text:style-name="P144">strings</text:p>
        </text:list-item>
      </text:list>
      <text:list xml:id="list836653009" text:continue-list="list896705838" text:style-name="L42">
        <text:list-header>
          <text:p text:style-name="P239"><text:span text:style-name="Teletype"><text:span text:style-name="T27"><text:s text:c="4"/>Use the </text:span></text:span><text:span text:style-name="Teletype"><text:span text:style-name="T25">strings </text:span></text:span><text:span text:style-name="Teletype"><text:span text:style-name="T27">command to find</text:span></text:span><text:span text:style-name="Teletype"><text:span text:style-name="T25"> printable</text:span></text:span><text:span text:style-name="Teletype"><text:span text:style-name="T27"> strings in a </text:span></text:span><text:span text:style-name="Teletype"><text:span text:style-name="T25">binary </text:span></text:span><text:span text:style-name="Teletype"><text:span text:style-name="T27">or </text:span></text:span><text:span text:style-name="Teletype"><text:span text:style-name="T25">data</text:span></text:span><text:span text:style-name="Teletype"><text:span text:style-name="T27"> file. It will list sequences of printable characters found in the target file. This might be handy for a quick 'n dirty examination of a core dump or for looking at an unknown graphic image file (</text:span></text:span><text:span text:style-name="Teletype"><text:span text:style-name="T25">strings image-file</text:span></text:span><text:span text:style-name="Teletype"><text:span text:style-name="T27"> | more might show something like JFIF, which would identify the file as a jpeg graphic). In a script, you would probably parse the output of strings with </text:span></text:span><text:span text:style-name="Teletype"><text:span text:style-name="T27">grep</text:span></text:span><text:span text:style-name="Teletype"><text:span text:style-name="T27"> or </text:span></text:span><text:span text:style-name="Teletype"><text:span text:style-name="T27">sed</text:span></text:span><text:span text:style-name="Teletype"><text:span text:style-name="T27">. See </text:span></text:span><text:span text:style-name="Teletype"><text:span text:style-name="T27">Example 11-7</text:span></text:span><text:span text:style-name="Teletype"><text:span text:style-name="T27"> and </text:span></text:span><text:span text:style-name="Teletype"><text:span text:style-name="T27">Example 11-9</text:span></text:span><text:span text:style-name="Teletype"><text:span text:style-name="T27">.</text:span></text:span></text:p>
        </text:list-header>
      </text:list>
      <text:list xml:id="list784935080" text:continue-list="list472258933" text:style-name="WW8Num2">
        <text:list-header>
          <text:p text:style-name="P144"/>
        </text:list-header>
        <text:list-item>
          <text:p text:style-name="P144">diff、patch</text:p>
        </text:list-item>
      </text:list>
      <text:list xml:id="list1763869540" text:style-name="L45">
        <text:list-item>
          <text:p text:style-name="P242"><text:span text:style-name="Teletype"><text:span text:style-name="T25">diff: </text:span></text:span><text:span text:style-name="Teletype"><text:span text:style-name="T27">flexible file comparison utility. It compares the target files line-by-line sequentially. In some applications, such as comparing word dictionaries, it may be helpful to filter the files through </text:span></text:span><text:span text:style-name="Teletype"><text:span text:style-name="T27">sort</text:span></text:span><text:span text:style-name="Teletype"><text:span text:style-name="T27"> and uniq before piping them to diff. </text:span></text:span><text:span text:style-name="Teletype"><text:span text:style-name="T25">diff file-1 file-2 </text:span></text:span><text:span text:style-name="Teletype"><text:span text:style-name="T27">outputs the lines in the files that differ, with carets showing which file each particular line belongs to.</text:span></text:span></text:p>
        </text:list-item>
        <text:list-item>
          <text:p text:style-name="P242"><text:span text:style-name="Teletype"><text:span text:style-name="T73">Attention:</text:span></text:span><text:span text:style-name="Teletype"><text:span text:style-name="T27"> The diff command returns an exit status of 0 if the compared files are </text:span></text:span><text:soft-page-break/><text:span text:style-name="Teletype"><text:span text:style-name="T25">identical</text:span></text:span><text:span text:style-name="Teletype"><text:span text:style-name="T27">, and 1 if they differ. This permits use of diff in a </text:span></text:span><text:span text:style-name="Teletype"><text:span text:style-name="T25">test construct </text:span></text:span><text:span text:style-name="Teletype"><text:span text:style-name="T27">within a shell script .</text:span></text:span></text:p>
        </text:list-item>
        <text:list-item>
          <text:p text:style-name="P242"><text:span text:style-name="Teletype"><text:span text:style-name="T27">A common use for diff is generating difference files to be used with</text:span></text:span><text:span text:style-name="Teletype"><text:span text:style-name="T25"> patch</text:span></text:span><text:span text:style-name="Teletype"><text:span text:style-name="T27"> The -e option outputs files suitable for ed or exscripts.</text:span></text:span></text:p>
        </text:list-item>
        <text:list-item>
          <text:p text:style-name="P242"><text:span text:style-name="Teletype"><text:span text:style-name="T25">patch: </text:span></text:span><text:span text:style-name="Teletype"><text:span text:style-name="T27">flexible versioning utility. Given a difference file generated by </text:span></text:span><text:span text:style-name="Teletype"><text:span text:style-name="T25">diff</text:span></text:span><text:span text:style-name="Teletype"><text:span text:style-name="T27">, patch can upgrade a previous version of a package to a newer version. It is much more convenient to distribute a relatively small "diff" file than the entire body of a newly revised package. Kernel "patches" have become the preferred method of distributing the frequent releases of the Linux kernel.</text:span></text:span></text:p>
        </text:list-item>
      </text:list>
      <text:list xml:id="list710717587" text:continue-list="list784935080" text:style-name="WW8Num2">
        <text:list-header>
          <text:p text:style-name="P144"/>
        </text:list-header>
        <text:list-item>
          <text:p text:style-name="P144">diff3, merge</text:p>
        </text:list-item>
      </text:list>
      <text:list xml:id="list538787925" text:style-name="L46">
        <text:list-item>
          <text:p text:style-name="P243"><text:span text:style-name="Teletype"><text:span text:style-name="T27">An</text:span></text:span><text:span text:style-name="Teletype"><text:span text:style-name="T25"> extended </text:span></text:span><text:span text:style-name="Teletype"><text:span text:style-name="T27">version of diff that compares </text:span></text:span><text:span text:style-name="Teletype"><text:span text:style-name="T25">three files</text:span></text:span><text:span text:style-name="Teletype"><text:span text:style-name="T27"> at a time. This command returns an exit value of 0 upon successful execution, but unfortunately this gives no information about the results of the comparison.</text:span></text:span></text:p>
        </text:list-item>
      </text:list>
      <text:list xml:id="list630278449" text:continue-list="list1763869540" text:style-name="L45">
        <text:list-item>
          <text:p text:style-name="P242"><text:span text:style-name="Teletype"><text:span text:style-name="T27">The </text:span></text:span><text:span text:style-name="Teletype"><text:span text:style-name="T25">merge (</text:span></text:span><text:span text:style-name="Teletype"><text:span text:style-name="T27">3-way file merge) command is an interesting adjunct to diff3. Its syntax is </text:span></text:span><text:span text:style-name="Teletype"><text:span text:style-name="T25">merge Mergefile file1 file2</text:span></text:span><text:span text:style-name="Teletype"><text:span text:style-name="T27">. The result is to output to Mergefile the changes that lead from file1 to file2. Consider this command a stripped-down version of patch.</text:span></text:span></text:p>
        </text:list-item>
      </text:list>
      <text:list xml:id="list1035906122" text:continue-list="list710717587" text:style-name="WW8Num2">
        <text:list-header>
          <text:p text:style-name="P144"/>
        </text:list-header>
        <text:list-item>
          <text:p text:style-name="P144">sdiff</text:p>
        </text:list-item>
      </text:list>
      <text:list xml:id="list804594896" text:continue-list="list630278449" text:style-name="L45">
        <text:list-header>
          <text:p text:style-name="P242"><text:span text:style-name="Teletype"><text:span text:style-name="T27"><text:s text:c="3"/></text:span></text:span><text:span text:style-name="Teletype"><text:span text:style-name="T25"><text:s text:c="2"/>Compare </text:span></text:span><text:span text:style-name="Teletype"><text:span text:style-name="T27">and/or </text:span></text:span><text:span text:style-name="Teletype"><text:span text:style-name="T25">edit </text:span></text:span><text:span text:style-name="Teletype"><text:span text:style-name="T27">two files in order to merge them into an output file. Because of its </text:span></text:span><text:span text:style-name="Teletype"><text:span text:style-name="T25">interactive </text:span></text:span><text:span text:style-name="Teletype"><text:span text:style-name="T27">nature, this command would find little use in a script.</text:span></text:span></text:p>
          <text:p text:style-name="P242"><text:span text:style-name="Teletype"><text:span text:style-name="T27"/></text:span></text:p>
        </text:list-header>
      </text:list>
      <text:list xml:id="list314662427" text:continue-list="list1035906122" text:style-name="WW8Num2">
        <text:list-item>
          <text:p text:style-name="P144">cmp</text:p>
        </text:list-item>
      </text:list>
      <text:list xml:id="list367793478" text:continue-list="list804594896" text:style-name="L45">
        <text:list-header>
          <text:p text:style-name="P242"><text:span text:style-name="Teletype"><text:span text:style-name="T27"><text:s text:c="4"/>The</text:span></text:span><text:span text:style-name="Teletype"><text:span text:style-name="T25"> cmp </text:span></text:span><text:span text:style-name="Teletype"><text:span text:style-name="T27">command is a simpler version of diff, above. Whereas diff reports the differences between two files, cmp merely shows at what point they differ.Use </text:span></text:span><text:span text:style-name="Teletype"><text:span text:style-name="T25">zcmp</text:span></text:span><text:span text:style-name="Teletype"><text:span text:style-name="T27"> on gzipped files.</text:span></text:span></text:p>
        </text:list-header>
      </text:list>
      <text:list xml:id="list2108233252" text:continue-list="list314662427" text:style-name="WW8Num2">
        <text:list-header>
          <text:p text:style-name="P144"/>
        </text:list-header>
        <text:list-item>
          <text:p text:style-name="P144">comm </text:p>
        </text:list-item>
      </text:list>
      <text:list xml:id="list1421264296" text:continue-list="list367793478" text:style-name="L45">
        <text:list-header>
          <text:p text:style-name="P242"><text:span text:style-name="Teletype"><text:span text:style-name="T27">Versatile file comparison utility. The files must be</text:span></text:span><text:span text:style-name="Teletype"><text:span text:style-name="T25"> sorted</text:span></text:span><text:span text:style-name="Teletype"><text:span text:style-name="T27"> for this to be useful.</text:span></text:span></text:p>
        </text:list-header>
      </text:list>
      <text:list xml:id="list1890960407" text:continue-list="list2108233252" text:style-name="WW8Num2">
        <text:list-header>
          <text:p text:style-name="P144"/>
        </text:list-header>
        <text:list-item>
          <text:p text:style-name="P144">basename</text:p>
          <text:p text:style-name="P144"/>
        </text:list-item>
        <text:list-item>
          <text:p text:style-name="P144">dirname</text:p>
        </text:list-item>
      </text:list>
      <text:list xml:id="list626270285" text:continue-list="list1421264296" text:style-name="L45">
        <text:list-header>
          <text:p text:style-name="P242"><text:span text:style-name="Teletype"><text:span text:style-name="T27">Strips the basename from a filename, printing only the path information.</text:span></text:span></text:p>
        </text:list-header>
      </text:list>
      <text:list xml:id="list1956278033" text:continue-list="list1890960407" text:style-name="WW8Num2">
        <text:list-header>
          <text:p text:style-name="P144"/>
        </text:list-header>
        <text:list-item>
          <text:p text:style-name="P144">split, <text:bookmark text:name="CSPLITREF"/>csplit</text:p>
        </text:list-item>
      </text:list>
      <text:list xml:id="list1600178177" text:continue-list="list626270285" text:style-name="L45">
        <text:list-header>
          <text:p text:style-name="P242"><text:soft-page-break/><text:span text:style-name="Teletype"><text:span text:style-name="T27"><text:s text:c="4"/>These are utilities for</text:span></text:span><text:span text:style-name="Teletype"><text:span text:style-name="T25"> splitting a file into smaller chunks</text:span></text:span><text:span text:style-name="Teletype"><text:span text:style-name="T27">. Their usual use is for splitting up large files in order to back them up on floppies or preparatory to e-mailing or uploading them.</text:span></text:span></text:p>
          <text:p text:style-name="P242"><text:span text:style-name="Teletype"><text:span text:style-name="T27"><text:s text:c="5"/>The </text:span></text:span><text:span text:style-name="Teletype"><text:span text:style-name="T25">csplit </text:span></text:span><text:span text:style-name="Teletype"><text:span text:style-name="T27">command splits a file according to context, the split occuring where patterns are matched.</text:span></text:span></text:p>
        </text:list-header>
      </text:list>
      <text:p text:style-name="P25"/>
      <text:p text:style-name="P32">Encoding and Encryption<text:span text:style-name="T85">1</text:span></text:p>
      <text:list xml:id="list905955124" text:continue-list="list1956278033" text:style-name="WW8Num2">
        <text:list-header>
          <text:p text:style-name="P144"/>
        </text:list-header>
        <text:list-item>
          <text:p text:style-name="P144">sum, <text:bookmark text:name="CKSUMREF"/>cksum, <text:bookmark text:name="MD5SUMREF"/>md5sum, <text:bookmark text:name="SHA1SUMREF"/>sha1sum</text:p>
        </text:list-item>
      </text:list>
      <text:list xml:id="list1332122843" text:continue-list="list1600178177" text:style-name="L45">
        <text:list-header>
          <text:p text:style-name="P242"><text:span text:style-name="Teletype"><text:span text:style-name="T27"><text:s text:c="4"/>These are utilities for generating </text:span></text:span><text:span text:style-name="Teletype"><text:span text:style-name="T25">checksums</text:span></text:span><text:span text:style-name="Teletype"><text:span text:style-name="T27">. A checksum is a number mathematically calculated from the contents of a file, for the purpose of checking its integrity. A script might refer to a list of checksums for security purposes, such as ensuring that the contents of key system files have not been altered or corrupted. For security applications, use the </text:span></text:span><text:span text:style-name="Teletype"><text:span text:style-name="T25">md5sum</text:span></text:span><text:span text:style-name="Teletype"><text:span text:style-name="T27">(message digest 5 checksum) command, or better yet, the newer</text:span></text:span><text:span text:style-name="Teletype"><text:span text:style-name="T25"> sha1sum </text:span></text:span><text:span text:style-name="Teletype"><text:span text:style-name="T27">(Secure Hash Algorithm).</text:span></text:span></text:p>
        </text:list-header>
      </text:list>
      <text:list xml:id="list1601007001" text:continue-list="list905955124" text:style-name="WW8Num2">
        <text:list-header>
          <text:p text:style-name="P223"><text:span text:style-name="Teletype"><text:span text:style-name="T27">bash$ cksum /boot/vmlinuz</text:span></text:span></text:p>
          <text:p text:style-name="P223"><text:span text:style-name="Teletype"><text:span text:style-name="T27">1670054224 804083 /boot/vmlinuz</text:span></text:span></text:p>
          <text:p text:style-name="P223"><text:span text:style-name="Teletype"><text:span text:style-name="T27"/></text:span></text:p>
          <text:p text:style-name="P223"><text:span text:style-name="Teletype"><text:span text:style-name="T27">bash$ echo -n "Top Secret" | cksum</text:span></text:span></text:p>
          <text:p text:style-name="P223"><text:span text:style-name="Teletype"><text:span text:style-name="T27">3391003827 10</text:span></text:span></text:p>
          <text:p text:style-name="P223"><text:span text:style-name="Teletype"><text:span text:style-name="T27"/></text:span></text:p>
          <text:p text:style-name="P223"><text:span text:style-name="Teletype"><text:span text:style-name="T27"/></text:span></text:p>
          <text:p text:style-name="P223"><text:span text:style-name="Teletype"><text:span text:style-name="T27"/></text:span></text:p>
          <text:p text:style-name="P223"><text:span text:style-name="Teletype"><text:span text:style-name="T27">bash$ md5sum /boot/vmlinuz</text:span></text:span></text:p>
          <text:p text:style-name="P223"><text:span text:style-name="Teletype"><text:span text:style-name="T27">0f43eccea8f09e0a0b2b5cf1dcf333ba <text:s/>/boot/vmlinuz</text:span></text:span></text:p>
          <text:p text:style-name="P223"><text:span text:style-name="Teletype"><text:span text:style-name="T27"/></text:span></text:p>
          <text:p text:style-name="P223"><text:span text:style-name="Teletype"><text:span text:style-name="T27">bash$ echo -n "Top Secret" | md5sum</text:span></text:span></text:p>
          <text:p text:style-name="P223"><text:span text:style-name="Teletype"><text:span text:style-name="T27">8babc97a6f62a4649716f4df8d61728f <text:s/>-</text:span></text:span></text:p>
        </text:list-header>
      </text:list>
      <text:list xml:id="list1475335345" text:continue-list="list1332122843" text:style-name="L45">
        <text:list-header>
          <text:p text:style-name="P242"/>
        </text:list-header>
      </text:list>
      <text:list xml:id="list1235710414" text:continue-list="list1601007001" text:style-name="WW8Num2">
        <text:list-item>
          <text:p text:style-name="P144">uuencode</text:p>
        </text:list-item>
      </text:list>
      <text:list xml:id="list948862991" text:continue-list="list1475335345" text:style-name="L45">
        <text:list-header>
          <text:p text:style-name="P242"><text:span text:style-name="Teletype"><text:span text:style-name="T27"><text:s text:c="4"/>This utility encodes</text:span></text:span><text:span text:style-name="Teletype"><text:span text:style-name="T25"> binary files </text:span></text:span><text:span text:style-name="Teletype"><text:span text:style-name="T27">(images, sound files, compressed files, etc.) into </text:span></text:span><text:span text:style-name="Teletype"><text:span text:style-name="T25">ASCII</text:span></text:span><text:span text:style-name="Teletype"><text:span text:style-name="T25"> characters</text:span></text:span><text:span text:style-name="Teletype"><text:span text:style-name="T27">, making them suitable for transmission in the body of an e-mail message or in a newsgroup posting. This is especially useful where MIME (multimedia) encoding is not available.</text:span></text:span></text:p>
          <text:p text:style-name="P242"><text:span text:style-name="Teletype"><text:span text:style-name="T27"/></text:span></text:p>
        </text:list-header>
      </text:list>
      <text:list xml:id="list70257496" text:continue-list="list1235710414" text:style-name="WW8Num2">
        <text:list-item>
          <text:p text:style-name="P144">uudecode</text:p>
        </text:list-item>
      </text:list>
      <text:list xml:id="list1669632290" text:continue-list="list948862991" text:style-name="L45">
        <text:list-header>
          <text:p text:style-name="P242"><text:span text:style-name="Teletype"><text:span text:style-name="T27">This reverses the encoding, decoding uuencoded files back into the original binaries.</text:span></text:span></text:p>
        </text:list-header>
      </text:list>
      <text:list xml:id="list1860309439" text:continue-list="list70257496" text:style-name="WW8Num2">
        <text:list-header>
          <text:p text:style-name="P144"/>
        </text:list-header>
        <text:list-item>
          <text:p text:style-name="P144">mimencode, <text:bookmark text:name="MMENCODEREF"/>mmencode</text:p>
        </text:list-item>
      </text:list>
      <text:list xml:id="list1100316369" text:continue-list="list1669632290" text:style-name="L45">
        <text:list-header>
          <text:p text:style-name="P242"><text:soft-page-break/><text:span text:style-name="Teletype"><text:span text:style-name="T27"><text:s text:c="4"/>The </text:span></text:span><text:span text:style-name="Teletype"><text:span text:style-name="T25">mimencode</text:span></text:span><text:span text:style-name="Teletype"><text:span text:style-name="T27"> and</text:span></text:span><text:span text:style-name="Teletype"><text:span text:style-name="T25"> mmencode</text:span></text:span><text:span text:style-name="Teletype"><text:span text:style-name="T27"> commands process multimedia-encoded e-mail attachments. Although mail user agents(such as pine or kmail) normally handle this automatically, these particular utilities permit manipulating such attachments manually from the command-line or in </text:span></text:span><text:span text:style-name="Teletype"><text:span text:style-name="T27">batch processing mode</text:span></text:span><text:span text:style-name="Teletype"><text:span text:style-name="T27"> by means of a shell script.</text:span></text:span></text:p>
        </text:list-header>
      </text:list>
      <text:list xml:id="list1016746134" text:continue-list="list1860309439" text:style-name="WW8Num2">
        <text:list-header>
          <text:p text:style-name="P144"/>
        </text:list-header>
        <text:list-item>
          <text:p text:style-name="P144">crypt</text:p>
        </text:list-item>
      </text:list>
      <text:list xml:id="list1844184080" text:continue-list="list1100316369" text:style-name="L45">
        <text:list-header>
          <text:p text:style-name="P242"><text:span text:style-name="Teletype"><text:span text:style-name="T27"><text:s text:c="4"/>At one time, this was the standard UNIX file encryption utility. Politically-motivated government regulations prohibiting the export of encryption software resulted in the disappearance of crypt from much of the UNIX world, and it is still missing from most Linux distributions. Fortunately, programmers have come up with a number of decent alternatives to it, among them the author's very own </text:span></text:span><text:a xlink:type="simple" xlink:href="javascript:if(confirm('ftp://metalab.unc.edu/pub/Linux/utils/file/cruft-0.2.tar.gz%20%20%5Cn%5Cn¸ÃÎÄ¼þÎÞ·¨ÓÃ%20Teleport%20Ultra%20ÏÂÔØ,%20ÒòÎª%20ËüÊÇÒ»¸öÓò»òÂ·¾¶Íâ²¿±»ÉèÖÃÎªËüµÄÆôÊ¼µØÖ·µÄµØÖ·¡£%20%20%5Cn%5CnÄãÏëÔÚ·þÎñÆ÷ÉÏ´ò¿ªËü?'))window.location='ftp://metalab.unc.edu/pub/Linux/utils/file/cruft-0.2.tar.gz'" office:target-frame-name="_top" xlink:show="replace"><text:span text:style-name="Teletype">cruft</text:span></text:a><text:span text:style-name="Teletype"><text:span text:style-name="T27"> (see </text:span></text:span><text:span text:style-name="Teletype"><text:span text:style-name="T27">Example A-4</text:span></text:span><text:span text:style-name="Teletype"><text:span text:style-name="T27">).</text:span></text:span></text:p>
        </text:list-header>
      </text:list>
      <text:list xml:id="list2107060666" text:continue-list="list1016746134" text:style-name="WW8Num2">
        <text:list-header>
          <text:p text:style-name="P144"/>
        </text:list-header>
        <text:list-item>
          <text:p text:style-name="P144">openssl</text:p>
          <text:p text:style-name="P228"><text:span text:style-name="Teletype"><text:span text:style-name="T27">This is an Open Source implementation of Secure Sockets Layer encryption.</text:span></text:span></text:p>
          <text:p text:style-name="P223"><text:span text:style-name="Teletype"><text:span text:style-name="T25"><text:s/>#To encrypt a file:</text:span></text:span></text:p>
          <text:p text:style-name="P223"><text:span text:style-name="Teletype"><text:span text:style-name="T27">openssl aes-128-ecb -salt -in file.txt -out file.encrypted \</text:span></text:span></text:p>
          <text:p text:style-name="P223"><text:span text:style-name="Teletype"><text:span text:style-name="T27">-pass pass:my_password</text:span></text:span></text:p>
          <text:p text:style-name="P223"><text:span text:style-name="Teletype"><text:span text:style-name="T27"># <text:s text:c="8"/><text:tab/><text:tab/><text:tab/> <text:s text:c="2"/>User-selected password.</text:span></text:span></text:p>
          <text:p text:style-name="P223"><text:span text:style-name="Teletype"><text:span text:style-name="T27"># <text:s text:c="6"/>aes-128-ecb <text:s text:c="5"/>is the encryption method chosen.</text:span></text:span></text:p>
          <text:p text:style-name="P223"><text:span text:style-name="Teletype"><text:span text:style-name="T27"/></text:span></text:p>
          <text:p text:style-name="P223"><text:span text:style-name="Teletype"><text:span text:style-name="T27"># To decrypt an openssl-encrypted file:</text:span></text:span></text:p>
          <text:p text:style-name="P223"><text:span text:style-name="Teletype"><text:span text:style-name="T27">openssl aes-128-ecb -d -salt -in file.encrypted -out file.txt \</text:span></text:span></text:p>
          <text:p text:style-name="P223"><text:span text:style-name="Teletype"><text:span text:style-name="T27">-pass pass:my_password</text:span></text:span></text:p>
          <text:p text:style-name="P223"><text:span text:style-name="Teletype"><text:span text:style-name="T27"># <text:s text:c="12"/>User-selected password.</text:span></text:span></text:p>
          <text:p text:style-name="P228"><text:span text:style-name="Teletype"><text:span text:style-name="T27"/></text:span></text:p>
          <text:p text:style-name="P228"><text:span text:style-name="Teletype"><text:span text:style-name="T27">Piping</text:span></text:span><text:span text:style-name="Teletype"><text:span text:style-name="T27"> openssl to/from </text:span></text:span><text:span text:style-name="Teletype"><text:span text:style-name="T27">tar</text:span></text:span><text:span text:style-name="Teletype"><text:span text:style-name="T27"> makes it possible to encrypt an entire directory tree.</text:span></text:span></text:p>
          <text:p text:style-name="P223"><text:span text:style-name="Teletype"><text:span text:style-name="T25"># To encrypt a directory:</text:span></text:span></text:p>
          <text:p text:style-name="P223"><text:span text:style-name="Teletype"><text:span text:style-name="T27"/></text:span></text:p>
          <text:p text:style-name="P223"><text:span text:style-name="Teletype"><text:span text:style-name="T27">sourcedir="/home/bozo/testfiles"</text:span></text:span></text:p>
          <text:p text:style-name="P223"><text:span text:style-name="Teletype"><text:span text:style-name="T27">encrfile="encr-dir.tar.gz"</text:span></text:span></text:p>
          <text:p text:style-name="P223"><text:span text:style-name="Teletype"><text:span text:style-name="T27">password=my_secret_password</text:span></text:span></text:p>
          <text:p text:style-name="P223"><text:span text:style-name="Teletype"><text:span text:style-name="T27"/></text:span></text:p>
          <text:p text:style-name="P223"><text:span text:style-name="Teletype"><text:span text:style-name="T27">tar czvf - "$sourcedir" |</text:span></text:span></text:p>
          <text:p text:style-name="P223"><text:span text:style-name="Teletype"><text:span text:style-name="T27">openssl des3 -salt -out "$encrfile" -pass pass:"$password"</text:span></text:span></text:p>
          <text:p text:style-name="P223"><text:span text:style-name="Teletype"><text:span text:style-name="T27"># <text:s text:c="12"/>Uses des3 encryption.</text:span></text:span></text:p>
          <text:p text:style-name="P223"><text:span text:style-name="Teletype"><text:span text:style-name="T27"># Writes encrypted file "encr-dir.tar.gz" in current working directory.</text:span></text:span></text:p>
          <text:p text:style-name="P223"><text:span text:style-name="Teletype"><text:span text:style-name="T27"/></text:span></text:p>
          <text:p text:style-name="P223"><text:span text:style-name="Teletype"><text:span text:style-name="T27"># </text:span></text:span><text:span text:style-name="Teletype"><text:span text:style-name="T25">To decrypt the resulting tarball:</text:span></text:span></text:p>
          <text:p text:style-name="P223"><text:span text:style-name="Teletype"><text:span text:style-name="T27">openssl des3 -d -salt -in "$encrfile" -pass pass:"$password" |</text:span></text:span></text:p>
          <text:p text:style-name="P223"><text:soft-page-break/><text:span text:style-name="Teletype"><text:span text:style-name="T27">tar -xzv</text:span></text:span></text:p>
          <text:p text:style-name="P223"><text:span text:style-name="Teletype"><text:span text:style-name="T27"># Decrypts and unpacks into current working directory.</text:span></text:span></text:p>
          <text:p text:style-name="P228"><text:span text:style-name="Teletype"><text:span text:style-name="T27"/></text:span></text:p>
        </text:list-item>
        <text:list-item>
          <text:p text:style-name="P144">shred</text:p>
          <text:p text:style-name="P228"><text:span text:style-name="Teletype"><text:span text:style-name="T27"><text:s text:c="4"/>Securely </text:span></text:span><text:span text:style-name="Teletype"><text:span text:style-name="T25">erase</text:span></text:span><text:span text:style-name="Teletype"><text:span text:style-name="T27"> a file by overwriting it multiple times with random bit patterns before deleting it. This command has the same effect as </text:span></text:span><text:span text:style-name="Teletype"><text:span text:style-name="T27">Example 16-60</text:span></text:span><text:span text:style-name="Teletype"><text:span text:style-name="T27">, but does it in a more thorough and elegant manner.</text:span></text:span></text:p>
          <text:p text:style-name="P228"><text:span text:style-name="Teletype"><text:span text:style-name="T27"><text:s text:c="5"/>Advanced forensic technology may still be able to recover the contents of a file, even after application of </text:span></text:span><text:span text:style-name="Teletype"><text:span text:style-name="T25">shred</text:span></text:span><text:span text:style-name="Teletype"><text:span text:style-name="T27">.</text:span></text:span></text:p>
        </text:list-item>
      </text:list>
      <text:p text:style-name="P21"><text:span text:style-name="Teletype"><text:span text:style-name="T27"/></text:span></text:p>
      <text:p text:style-name="P21"><text:span text:style-name="Teletype"><text:span text:style-name="T27"/></text:span></text:p>
      <text:list xml:id="list1113546154" text:continue-numbering="true" text:style-name="WW8Num2">
        <text:list-header>
          <text:p text:style-name="P161">Miscellaneous</text:p>
          <text:p text:style-name="P161"/>
        </text:list-header>
        <text:list-item>
          <text:p text:style-name="P144">mktemp</text:p>
          <text:p text:style-name="P228"><text:span text:style-name="Teletype"><text:span text:style-name="T25"><text:s text:c="3"/>Create a temporary file </text:span></text:span><text:span text:style-name="Teletype"><text:span text:style-name="T27">with a "unique" filename. When invoked from the command-line without additional arguments, it creates a zero-length file in the /tmp directory.</text:span></text:span></text:p>
          <text:p text:style-name="P144"/>
        </text:list-item>
        <text:list-item>
          <text:p text:style-name="P144">make</text:p>
        </text:list-item>
      </text:list>
      <text:list xml:id="list987503391" text:style-name="L47">
        <text:list-item>
          <text:p text:style-name="P244"><text:span text:style-name="Teletype"><text:span text:style-name="T27">Utility for </text:span></text:span><text:span text:style-name="Teletype"><text:span text:style-name="T25">building and compiling binary packages. </text:span></text:span><text:span text:style-name="Teletype"><text:span text:style-name="T27">This can also be used for any set of operations triggered by incremental changes in source files.</text:span></text:span></text:p>
        </text:list-item>
        <text:list-item>
          <text:p text:style-name="P244"><text:span text:style-name="Teletype"><text:span text:style-name="T27">The make command checks a </text:span></text:span><text:span text:style-name="Teletype"><text:span text:style-name="T25">Makefile</text:span></text:span><text:span text:style-name="Teletype"><text:span text:style-name="T27">, a list of file dependencies and operations to be carried out.</text:span></text:span></text:p>
        </text:list-item>
        <text:list-item>
          <text:p text:style-name="P244"><text:span text:style-name="Teletype"><text:span text:style-name="T27">The make utility is, in effect, a powerful scripting language similar in many ways to Bash, but with the capability of recognizing dependencies. For in-depth coverage of this useful tool set, see the </text:span></text:span><text:a xlink:type="simple" xlink:href="javascript:if(confirm('http://www.gnu.org/manual/manual.html%20%20%5Cn%5Cn¸ÃÎÄ¼þÎÞ·¨ÓÃ%20Teleport%20Ultra%20ÏÂÔØ,%20ÒòÎª%20ËüÊÇÒ»¸öÓò»òÂ·¾¶Íâ²¿±»ÉèÖÃÎªËüµÄÆôÊ¼µØÖ·µÄµØÖ·¡£%20%20%5Cn%5CnÄãÏëÔÚ·þÎñÆ÷ÉÏ´ò¿ªËü?'))window.location='http://www.gnu.org/manual/manual.html'" office:target-frame-name="_top" xlink:show="replace"><text:span text:style-name="Teletype">GNU software documentation site</text:span></text:a><text:span text:style-name="Teletype"><text:span text:style-name="T27">.</text:span></text:span></text:p>
        </text:list-item>
      </text:list>
      <text:list xml:id="list383916515" text:continue-list="list1113546154" text:style-name="WW8Num2">
        <text:list-header>
          <text:p text:style-name="P144"/>
        </text:list-header>
        <text:list-item>
          <text:p text:style-name="P144">install</text:p>
        </text:list-item>
      </text:list>
      <text:list xml:id="list824159351" text:continue-list="list987503391" text:style-name="L47">
        <text:list-header>
          <text:p text:style-name="P244"><text:span text:style-name="Teletype"><text:span text:style-name="T27"><text:s text:c="4"/>Special purpose file copying command, similar to </text:span></text:span><text:span text:style-name="Teletype"><text:span text:style-name="T27">cp</text:span></text:span><text:span text:style-name="Teletype"><text:span text:style-name="T27">, but capable of setting permissions and attributes of the copied files. This command seems tailormade for installing software packages, and as such it shows up frequently in Makefiles (in the make install : section). It could likewise prove useful in installation scripts.</text:span></text:span></text:p>
        </text:list-header>
      </text:list>
      <text:list xml:id="list1553681582" text:continue-list="list383916515" text:style-name="WW8Num2">
        <text:list-header>
          <text:p text:style-name="P144"/>
        </text:list-header>
        <text:list-item>
          <text:p text:style-name="P144"><text:bookmark text:name="DOS2UNIXREF"/>dos2unix</text:p>
        </text:list-item>
      </text:list>
      <text:list xml:id="list1188446019" text:continue-list="list824159351" text:style-name="L47">
        <text:list-header>
          <text:p text:style-name="P244"><text:span text:style-name="Teletype"><text:span text:style-name="T27"><text:s text:c="3"/>This utility, written by Benjamin Lin and collaborators, converts DOS-formatted text files (lines terated by CR-LF) to UNIX format (lines terminated by LF only), and </text:span></text:span><text:span text:style-name="Teletype"><text:span text:style-name="T27">vice-versa</text:span></text:span><text:span text:style-name="Teletype"><text:span text:style-name="T27">.</text:span></text:span></text:p>
          <text:p text:style-name="P244"><text:span text:style-name="Teletype"><text:span text:style-name="T27"/></text:span></text:p>
        </text:list-header>
      </text:list>
      <text:list xml:id="list1576970926" text:continue-list="list1553681582" text:style-name="WW8Num2">
        <text:list-item>
          <text:p text:style-name="P144"><text:bookmark text:name="PTXREF"/>ptx</text:p>
        </text:list-item>
      </text:list>
      <text:list xml:id="list84792016" text:continue-list="list1188446019" text:style-name="L47">
        <text:list-header>
          <text:p text:style-name="P244"><text:soft-page-break/><text:span text:style-name="Teletype"><text:span text:style-name="T27"><text:s text:c="4"/>The </text:span></text:span><text:span text:style-name="Teletype"><text:span text:style-name="T25">ptx</text:span></text:span><text:span text:style-name="Teletype"><text:span text:style-name="T27"> </text:span></text:span><text:span text:style-name="Teletype"><text:span text:style-name="T25">[targetfile] </text:span></text:span><text:span text:style-name="Teletype"><text:span text:style-name="T27">command outputs a permuted index (cross-reference list) of the targetfile. This may be further filtered and formatted in a pipe, if necessary.</text:span></text:span></text:p>
        </text:list-header>
      </text:list>
      <text:list xml:id="list1786600963" text:continue-list="list1576970926" text:style-name="WW8Num2">
        <text:list-header>
          <text:p text:style-name="P144"/>
        </text:list-header>
        <text:list-item>
          <text:p text:style-name="P144"><text:bookmark text:name="MOREREF"/>more, <text:bookmark text:name="LESSREF"/>less</text:p>
        </text:list-item>
      </text:list>
      <text:list xml:id="list433269895" text:continue-list="list84792016" text:style-name="L47">
        <text:list-header>
          <text:p text:style-name="P244"><text:span text:style-name="Teletype"><text:span text:style-name="T27"><text:s text:c="5"/>Pagers that display a text file or stream to stdout, one screenful at a time. These may be used to filter the output of stdout . . . or of a script.</text:span></text:span></text:p>
          <text:p text:style-name="P244"><text:span text:style-name="Teletype"><text:span text:style-name="T27"/></text:span></text:p>
        </text:list-header>
      </text:list>
      <text:p text:style-name="P25"/>
      <text:p text:style-name="P25"/>
      <text:h text:style-name="P98" text:outline-level="1"> <text:span text:style-name="T86">Communications Commands</text:span></text:h>
      <text:list xml:id="list857263407" text:continue-numbering="true" text:style-name="L47">
        <text:list-header>
          <text:p text:style-name="P269"><text:span text:style-name="Teletype"><text:span text:style-name="T27"><text:s text:c="4"/>Certain of the following commands find use in</text:span></text:span><text:span text:style-name="Teletype"><text:span text:style-name="T25"> network</text:span></text:span><text:span text:style-name="Teletype"><text:span text:style-name="T27"> data transfer and analysis, as well as in</text:span></text:span><text:span text:style-name="Teletype"><text:span text:style-name="T25"> </text:span></text:span><text:span text:style-name="Teletype"><text:span text:style-name="T25">chasing spammers</text:span></text:span><text:span text:style-name="Teletype"><text:span text:style-name="T27">.</text:span></text:span></text:p>
        </text:list-header>
      </text:list>
      <text:list xml:id="list2069139885" text:continue-list="list1786600963" text:style-name="WW8Num2">
        <text:list-header>
          <text:p text:style-name="P144"/>
        </text:list-header>
        <text:list-item>
          <text:p text:style-name="P144">host</text:p>
        </text:list-item>
      </text:list>
      <text:list xml:id="list768939868" text:continue-list="list857263407" text:style-name="L47">
        <text:list-header>
          <text:p text:style-name="P213"><text:span text:style-name="Teletype"><text:span text:style-name="T27">Searches for information about an Internet host by name or IP address, using DNS.</text:span></text:span></text:p>
        </text:list-header>
      </text:list>
      <text:list xml:id="list785889506" text:continue-list="list2069139885" text:style-name="WW8Num2">
        <text:list-header>
          <text:p text:style-name="P223"><text:span text:style-name="Teletype"><text:span text:style-name="T27">bash$ host surfacemail.com</text:span></text:span></text:p>
          <text:p text:style-name="P223"><text:span text:style-name="Teletype"><text:span text:style-name="T27">surfacemail.com. has address 202.92.42.236</text:span></text:span></text:p>
        </text:list-header>
      </text:list>
      <text:list xml:id="list1310797028" text:continue-list="list768939868" text:style-name="L47">
        <text:list-header>
          <text:p text:style-name="P213"><text:span text:style-name="Teletype"><text:span text:style-name="T27"/></text:span></text:p>
        </text:list-header>
      </text:list>
      <text:list xml:id="list480293123" text:continue-list="list785889506" text:style-name="WW8Num2">
        <text:list-item>
          <text:p text:style-name="P144">ipcalc</text:p>
        </text:list-item>
      </text:list>
      <text:list xml:id="list1380036287" text:continue-list="list1310797028" text:style-name="L47">
        <text:list-header>
          <text:p text:style-name="P213"><text:span text:style-name="Teletype"><text:span text:style-name="T27"><text:s text:c="3"/>Displays IP information for a host. With the -h option, ipcalc does a reverse DNS lookup, finding the name of the host (server) from the IP address.</text:span></text:span></text:p>
        </text:list-header>
      </text:list>
      <text:list xml:id="list1087467908" text:continue-list="list480293123" text:style-name="WW8Num2">
        <text:list-header>
          <text:p text:style-name="P223"><text:span text:style-name="Teletype"><text:span text:style-name="T27">bash$ ipcalc -h 202.92.42.236</text:span></text:span></text:p>
          <text:p text:style-name="P223"><text:span text:style-name="Teletype"><text:span text:style-name="T27">HOSTNAME=surfacemail.com</text:span></text:span></text:p>
          <text:p text:style-name="P144"/>
        </text:list-header>
        <text:list-item>
          <text:p text:style-name="P144">nslookup</text:p>
        </text:list-item>
      </text:list>
      <text:list xml:id="list2048347795" text:continue-list="list1380036287" text:style-name="L47">
        <text:list-header>
          <text:p text:style-name="P213"><text:span text:style-name="Teletype"><text:span text:style-name="T27"><text:s text:c="5"/>Do an Internet "</text:span></text:span><text:span text:style-name="Teletype"><text:span text:style-name="T25">name server lookup</text:span></text:span><text:span text:style-name="Teletype"><text:span text:style-name="T27">" on a host by IP address. This is essentially equivalent to ipcalc -h or dig -x . The command may be run either interactively or noninteractively, i.e., from within a script.</text:span></text:span></text:p>
          <text:p text:style-name="P213"><text:span text:style-name="Teletype"><text:span text:style-name="T27"><text:s text:c="5"/>The </text:span></text:span><text:span text:style-name="Teletype"><text:span text:style-name="T25">nslookup </text:span></text:span><text:span text:style-name="Teletype"><text:span text:style-name="T27">command has allegedly been "deprecated," but it is still useful.</text:span></text:span></text:p>
          <text:p text:style-name="P213"><text:span text:style-name="Teletype"><text:span text:style-name="T27"/></text:span></text:p>
        </text:list-header>
      </text:list>
      <text:list xml:id="list106384258" text:continue-list="list1087467908" text:style-name="WW8Num2">
        <text:list-item>
          <text:p text:style-name="P144">dig</text:p>
        </text:list-item>
      </text:list>
      <text:list xml:id="list239983598" text:continue-list="list2048347795" text:style-name="L47">
        <text:list-header>
          <text:p text:style-name="P213"><text:span text:style-name="Teletype"><text:span text:style-name="T27"><text:s text:c="2"/></text:span></text:span><text:span text:style-name="Teletype"><text:span text:style-name="T25"><text:s/>Domain Information Groper</text:span></text:span><text:span text:style-name="Teletype"><text:span text:style-name="T27">. Similar to nslookup, dig does an Internet name server lookup on a host. May be run from the command-line or from within a script.</text:span></text:span></text:p>
          <text:p text:style-name="P213"><text:span text:style-name="Teletype"><text:span text:style-name="T27"><text:s text:c="4"/>Some interesting options to </text:span></text:span><text:span text:style-name="Teletype"><text:span text:style-name="T25">dig</text:span></text:span><text:span text:style-name="Teletype"><text:span text:style-name="T27"> are </text:span></text:span><text:span text:style-name="Teletype"><text:span text:style-name="T25">+time=N</text:span></text:span><text:span text:style-name="Teletype"><text:span text:style-name="T27"> for setting a query timeout </text:span></text:span><text:span text:style-name="Teletype"><text:span text:style-name="T27">to N seconds, +nofail for continuing to query servers until a reply is received, and -x for doing a reverse address lookup.</text:span></text:span></text:p>
        </text:list-header>
      </text:list>
      <text:list xml:id="list1469747643" text:continue-list="list106384258" text:style-name="WW8Num2">
        <text:list-header>
          <text:p text:style-name="P144"><text:soft-page-break/></text:p>
        </text:list-header>
        <text:list-item>
          <text:p text:style-name="P144">traceroute</text:p>
        </text:list-item>
      </text:list>
      <text:list xml:id="list1549596098" text:continue-list="list239983598" text:style-name="L47">
        <text:list-header>
          <text:p text:style-name="P213"><text:span text:style-name="Teletype"><text:span text:style-name="T27"><text:s text:c="4"/>Trace the route taken by packets sent to a remote host. This command works within a LAN, WAN, or over the Internet. The remote host may be specified by an IP address. The output of this command may be filtered by </text:span></text:span><text:span text:style-name="Teletype"><text:span text:style-name="T27">grep</text:span></text:span><text:span text:style-name="Teletype"><text:span text:style-name="T27"> or </text:span></text:span><text:span text:style-name="Teletype"><text:span text:style-name="T27">sed</text:span></text:span><text:span text:style-name="Teletype"><text:span text:style-name="T27"> in a pipe.</text:span></text:span></text:p>
        </text:list-header>
      </text:list>
      <text:list xml:id="list1443570507" text:continue-list="list1469747643" text:style-name="WW8Num2">
        <text:list-header>
          <text:p text:style-name="P144"/>
        </text:list-header>
        <text:list-item>
          <text:p text:style-name="P144">ping</text:p>
        </text:list-item>
      </text:list>
      <text:list xml:id="list239003481" text:continue-list="list1549596098" text:style-name="L47">
        <text:list-header>
          <text:p text:style-name="P213"><text:span text:style-name="Teletype"><text:span text:style-name="T27"><text:s text:c="3"/>Broadcast an ICMP ECHO_REQUEST packet to another machine, either on a local or remote network. This is a diagnostic tool for testing network connections, and it should be used with caution.</text:span></text:span></text:p>
          <text:p text:style-name="P213"><text:span text:style-name="Teletype"><text:span text:style-name="T27"><text:s text:c="4"/>A successful ping returns an </text:span></text:span><text:span text:style-name="Teletype"><text:span text:style-name="T27">exit status</text:span></text:span><text:span text:style-name="Teletype"><text:span text:style-name="T27"> of 0. This can be tested for in a script.</text:span></text:span></text:p>
        </text:list-header>
      </text:list>
      <text:list xml:id="list1587730089" text:continue-list="list1443570507" text:style-name="WW8Num2">
        <text:list-header>
          <text:p text:style-name="P144"/>
        </text:list-header>
        <text:list-item>
          <text:p text:style-name="P144">whois</text:p>
        </text:list-item>
      </text:list>
      <text:list xml:id="list933595644" text:continue-list="list239003481" text:style-name="L47">
        <text:list-header>
          <text:p text:style-name="P213"><text:span text:style-name="Teletype"><text:span text:style-name="T27"><text:s text:c="5"/>Perform a DNS (Domain Name System) lookup. The -h option permits specifying which particular whois server to query. See</text:span></text:span><text:span text:style-name="Teletype"><text:span text:style-name="T27">Example 4-6</text:span></text:span><text:span text:style-name="Teletype"><text:span text:style-name="T27"> and </text:span></text:span><text:span text:style-name="Teletype"><text:span text:style-name="T27">Example 16-40</text:span></text:span><text:span text:style-name="Teletype"><text:span text:style-name="T27">.</text:span></text:span></text:p>
          <text:p text:style-name="P213"><text:span text:style-name="Teletype"><text:span text:style-name="T27"/></text:span></text:p>
        </text:list-header>
      </text:list>
      <text:list xml:id="list2067189416" text:continue-list="list1587730089" text:style-name="WW8Num2">
        <text:list-item>
          <text:p text:style-name="P144">finger</text:p>
        </text:list-item>
      </text:list>
      <text:list xml:id="list508439305" text:continue-list="list933595644" text:style-name="L47">
        <text:list-header>
          <text:p text:style-name="P213"><text:span text:style-name="Teletype"><text:span text:style-name="T27"><text:s text:c="4"/>Retrieve information about </text:span></text:span><text:span text:style-name="Teletype"><text:span text:style-name="T25">users</text:span></text:span><text:span text:style-name="Teletype"><text:span text:style-name="T27"> on a network. Optionally, this command can display a user's</text:span></text:span><text:span text:style-name="Teletype"><text:span text:style-name="T25"> ~/.plan</text:span></text:span><text:span text:style-name="Teletype"><text:span text:style-name="T27">, </text:span></text:span><text:span text:style-name="Teletype"><text:span text:style-name="T25">~/.project</text:span></text:span><text:span text:style-name="Teletype"><text:span text:style-name="T27">, and </text:span></text:span><text:span text:style-name="Teletype"><text:span text:style-name="T25">~/.forwardfiles</text:span></text:span><text:span text:style-name="Teletype"><text:span text:style-name="T27">, if present.</text:span></text:span></text:p>
        </text:list-header>
      </text:list>
      <text:list xml:id="list1918218274" text:continue-list="list2067189416" text:style-name="WW8Num2">
        <text:list-header>
          <text:p text:style-name="P144"/>
        </text:list-header>
        <text:list-item>
          <text:p text:style-name="P144">chfn</text:p>
        </text:list-item>
      </text:list>
      <text:list xml:id="list1731766343" text:continue-list="list508439305" text:style-name="L47">
        <text:list-header>
          <text:p text:style-name="P213"><text:span text:style-name="Teletype"><text:span text:style-name="T27">Change information disclosed by the finger command.</text:span></text:span></text:p>
        </text:list-header>
      </text:list>
      <text:list xml:id="list435892818" text:continue-list="list1918218274" text:style-name="WW8Num2">
        <text:list-header>
          <text:p text:style-name="P144"/>
        </text:list-header>
        <text:list-item>
          <text:p text:style-name="P144">vrfy</text:p>
        </text:list-item>
      </text:list>
      <text:list xml:id="list852157275" text:continue-list="list1731766343" text:style-name="L47">
        <text:list-header>
          <text:p text:style-name="P213"><text:span text:style-name="Teletype"><text:span text:style-name="T27">Verify an Internet e-mail address.</text:span></text:span></text:p>
          <text:p text:style-name="P213"><text:span text:style-name="Teletype"><text:span text:style-name="T27">This command seems to be missing from newer Linux distros.</text:span></text:span></text:p>
        </text:list-header>
      </text:list>
      <text:p text:style-name="P25"/>
      <text:p text:style-name="P32">Remote Host Access</text:p>
      <text:list xml:id="list2083559353" text:continue-list="list435892818" text:style-name="WW8Num2">
        <text:list-item>
          <text:p text:style-name="P144">sx、rx</text:p>
        </text:list-item>
      </text:list>
      <text:list xml:id="list1227928665" text:continue-list="list852157275" text:style-name="L47">
        <text:list-header>
          <text:p text:style-name="P213"><text:span text:style-name="Teletype"><text:span text:style-name="T27"><text:s text:c="4"/>The</text:span></text:span><text:span text:style-name="Teletype"><text:span text:style-name="T25"> sx </text:span></text:span><text:span text:style-name="Teletype"><text:span text:style-name="T27">and</text:span></text:span><text:span text:style-name="Teletype"><text:span text:style-name="T25"> rx </text:span></text:span><text:span text:style-name="Teletype"><text:span text:style-name="T27">command set serves to transfer files to and from a remote host using the</text:span></text:span><text:span text:style-name="Teletype"><text:span text:style-name="T25"> xmodem </text:span></text:span><text:span text:style-name="Teletype"><text:span text:style-name="T27">protocol. These are generally part of a communications package, such as </text:span></text:span><text:span text:style-name="Teletype"><text:span text:style-name="T25">minicom</text:span></text:span><text:span text:style-name="Teletype"><text:span text:style-name="T27">.</text:span></text:span></text:p>
        </text:list-header>
      </text:list>
      <text:list xml:id="list226231705" text:continue-list="list2083559353" text:style-name="WW8Num2">
        <text:list-header>
          <text:p text:style-name="P144"/>
        </text:list-header>
        <text:list-item>
          <text:p text:style-name="P144"><text:bookmark text:name="RZREF"/>sz, rz</text:p>
        </text:list-item>
      </text:list>
      <text:list xml:id="list1092398219" text:continue-list="list1227928665" text:style-name="L47">
        <text:list-header>
          <text:p text:style-name="P213"><text:span text:style-name="Teletype"><text:span text:style-name="T27"><text:s text:c="5"/>The sz and rz command set serves to transfer files to and from a remote host using </text:span></text:span><text:soft-page-break/><text:span text:style-name="Teletype"><text:span text:style-name="T27">the</text:span></text:span><text:span text:style-name="Teletype"><text:span text:style-name="T25"> zmodem </text:span></text:span><text:span text:style-name="Teletype"><text:span text:style-name="T27">protocol. Zmodem has certain advantages over xmodem, such as faster transmission rate and resumption of interrupted file transfers. Like sx and rx, these are generally part of a communications package.</text:span></text:span></text:p>
        </text:list-header>
      </text:list>
      <text:list xml:id="list625292438" text:continue-list="list226231705" text:style-name="WW8Num2">
        <text:list-header>
          <text:p text:style-name="P144"/>
        </text:list-header>
        <text:list-item>
          <text:p text:style-name="P144"><text:bookmark text:name="FTPREF"/>ftp</text:p>
        </text:list-item>
      </text:list>
      <text:list xml:id="list278900216" text:continue-list="list1092398219" text:style-name="L47">
        <text:list-header>
          <text:p text:style-name="P213"><text:span text:style-name="Teletype"><text:span text:style-name="T27"><text:s text:c="4"/>Utility and protocol for </text:span></text:span><text:span text:style-name="Teletype"><text:span text:style-name="T25">uploading / downloading </text:span></text:span><text:span text:style-name="Teletype"><text:span text:style-name="T27">files to or from a remote host. An ftp session can be automated in a script (see </text:span></text:span><text:span text:style-name="Teletype"><text:span text:style-name="T27">Example 19-6</text:span></text:span><text:span text:style-name="Teletype"><text:span text:style-name="T27"> and </text:span></text:span><text:span text:style-name="Teletype"><text:span text:style-name="T27">Example A-4</text:span></text:span><text:span text:style-name="Teletype"><text:span text:style-name="T27">).</text:span></text:span></text:p>
        </text:list-header>
      </text:list>
      <text:list xml:id="list699392029" text:continue-list="list625292438" text:style-name="WW8Num2">
        <text:list-header>
          <text:p text:style-name="P144"/>
        </text:list-header>
        <text:list-item>
          <text:p text:style-name="P144">uucp, <text:bookmark text:name="UUXREF"/>uux, <text:bookmark text:name="CUREF"/>cu</text:p>
        </text:list-item>
      </text:list>
      <text:list xml:id="list824078598" text:style-name="L48">
        <text:list-item>
          <text:p text:style-name="P245"><text:span text:style-name="Teletype"><text:span text:style-name="T25">uucp:</text:span></text:span><text:span text:style-name="Teletype"><text:span text:style-name="T27"> UNIX to UNIX copy. This is a communications package for transferring files between UNIX servers. A shell script is an effective way to handle a uucp command sequence.</text:span></text:span></text:p>
          <text:p text:style-name="P245"><text:span text:style-name="Teletype"><text:span text:style-name="T27"><text:s text:c="5"/>Since the advent of the Internet and e-mail, uucp seems to have faded into obscurity, but it still exists and remains perfectly workable in situations where an Internet connection is not available or appropriate. The advantage of uucp is that it is fault-tolerant, so even if there is a service interruption the copy operation will resume where it left off when the connection is restored.</text:span></text:span></text:p>
        </text:list-item>
      </text:list>
      <text:list xml:id="list1026438829" text:continue-list="list278900216" text:style-name="L47">
        <text:list-header>
          <text:p text:style-name="P213"><text:span text:style-name="Teletype"><text:span text:style-name="T27">---</text:span></text:span></text:p>
        </text:list-header>
        <text:list-item>
          <text:p text:style-name="P244"><text:span text:style-name="Teletype"><text:span text:style-name="T25">uux: </text:span></text:span><text:span text:style-name="Teletype"><text:span text:style-name="T27">UNIX to UNIX execute. Execute a command on a remote system. This command is part of the uucp package.</text:span></text:span></text:p>
          <text:p text:style-name="P213"><text:span text:style-name="Teletype"><text:span text:style-name="T27">---</text:span></text:span></text:p>
        </text:list-item>
        <text:list-item>
          <text:p text:style-name="P244"><text:span text:style-name="Teletype"><text:span text:style-name="T25">cu: </text:span></text:span><text:span text:style-name="Teletype"><text:span text:style-name="T27">Call Up a remote system and connect as a simple terminal. It is a sort of dumbed-down version of </text:span></text:span><text:span text:style-name="Teletype"><text:span text:style-name="T27">telnet</text:span></text:span><text:span text:style-name="Teletype"><text:span text:style-name="T27">. This command is part of the uucp package.</text:span></text:span></text:p>
        </text:list-item>
      </text:list>
      <text:p text:style-name="P25"/>
      <text:list xml:id="list1104040119" text:continue-list="list699392029" text:style-name="WW8Num2">
        <text:list-item>
          <text:p text:style-name="P144">telnet</text:p>
        </text:list-item>
      </text:list>
      <text:list xml:id="list588924761" text:continue-list="list1026438829" text:style-name="L47">
        <text:list-header>
          <text:p text:style-name="P244"><text:span text:style-name="Teletype"><text:span text:style-name="T27"><text:s text:c="5"/>Utility and protocol for connecting to a remote host.</text:span></text:span></text:p>
          <text:p text:style-name="P244"><text:span text:style-name="Teletype"><text:span text:style-name="T74">Attention: </text:span></text:span><text:span text:style-name="Teletype"><text:span text:style-name="T27">The telnet protocol contains security holes and should therefore probably be avoided. Its use within a shell script is not recommended.</text:span></text:span></text:p>
        </text:list-header>
      </text:list>
      <text:list xml:id="list1763255192" text:continue-list="list1104040119" text:style-name="WW8Num2">
        <text:list-header>
          <text:p text:style-name="P144"/>
        </text:list-header>
        <text:list-item>
          <text:p text:style-name="P144">wget</text:p>
        </text:list-item>
      </text:list>
      <text:list xml:id="list1857806120" text:continue-list="list588924761" text:style-name="L47">
        <text:list-header>
          <text:p text:style-name="P244"><text:span text:style-name="Teletype"><text:span text:style-name="T27"><text:s text:c="5"/>The</text:span></text:span><text:span text:style-name="Teletype"><text:span text:style-name="T25"> wget</text:span></text:span><text:span text:style-name="Teletype"><text:span text:style-name="T27"> utility noninteractively retrieves or downloads files from a Web or ftp site. It works well in a script.</text:span></text:span></text:p>
        </text:list-header>
      </text:list>
      <text:list xml:id="list1867598284" text:continue-list="list1763255192" text:style-name="WW8Num2">
        <text:list-header>
          <text:p text:style-name="P223"><text:span text:style-name="Teletype"><text:span text:style-name="T27">wget </text:span></text:span><text:span text:style-name="Teletype"><text:span text:style-name="T25">-p </text:span></text:span><text:span text:style-name="Teletype"><text:span text:style-name="T27">http://www.xyz23.com/file01.html</text:span></text:span></text:p>
          <text:p text:style-name="P223"><text:span text:style-name="Teletype"><text:span text:style-name="T27"># <text:s/>The -p or --page-requisite option causes wget to fetch all files</text:span></text:span></text:p>
          <text:p text:style-name="P223"><text:span text:style-name="Teletype"><text:span text:style-name="T27">#+ required to display the specified page.</text:span></text:span></text:p>
          <text:p text:style-name="P223"><text:span text:style-name="Teletype"><text:span text:style-name="T27"/></text:span></text:p>
          <text:p text:style-name="P223"><text:span text:style-name="Teletype"><text:span text:style-name="T27">wget </text:span></text:span><text:span text:style-name="Teletype"><text:span text:style-name="T25">-r</text:span></text:span><text:span text:style-name="Teletype"><text:span text:style-name="T27"> ftp://ftp.xyz24.net/~bozo/project_files/ -O $SAVEFILE</text:span></text:span></text:p>
          <text:p text:style-name="P223"><text:soft-page-break/><text:span text:style-name="Teletype"><text:span text:style-name="T27"># <text:s/>The -r option recursively follows and retrieves all links</text:span></text:span></text:p>
          <text:p text:style-name="P223"><text:span text:style-name="Teletype"><text:span text:style-name="T27">#+ on the specified site.</text:span></text:span></text:p>
          <text:p text:style-name="P223"><text:span text:style-name="Teletype"><text:span text:style-name="T27"/></text:span></text:p>
          <text:p text:style-name="P223"><text:span text:style-name="Teletype"><text:span text:style-name="T27">wget </text:span></text:span><text:span text:style-name="Teletype"><text:span text:style-name="T25">-c</text:span></text:span><text:span text:style-name="Teletype"><text:span text:style-name="T27"> ftp://ftp.xyz25.net/bozofiles/filename.tar.bz2</text:span></text:span></text:p>
          <text:p text:style-name="P223"><text:span text:style-name="Teletype"><text:span text:style-name="T27"># <text:s/>The -c option lets wget resume an interrupted download.</text:span></text:span></text:p>
          <text:p text:style-name="P223"><text:span text:style-name="Teletype"><text:span text:style-name="T27"># <text:s/>This works with ftp servers and many HTTP sites.</text:span></text:span></text:p>
        </text:list-header>
      </text:list>
      <text:list xml:id="list63941162" text:continue-list="list1857806120" text:style-name="L47">
        <text:list-header>
          <text:p text:style-name="P244"><text:span text:style-name="Teletype"><text:span text:style-name="T27"/></text:span></text:p>
        </text:list-header>
      </text:list>
      <text:list xml:id="list1058235254" text:continue-list="list1867598284" text:style-name="WW8Num2">
        <text:list-item>
          <text:p text:style-name="P144">lynx</text:p>
        </text:list-item>
      </text:list>
      <text:list xml:id="list775459040" text:continue-list="list63941162" text:style-name="L47">
        <text:list-header>
          <text:p text:style-name="P244"><text:span text:style-name="Teletype"><text:span text:style-name="T27"><text:s text:c="4"/>The</text:span></text:span><text:span text:style-name="Teletype"><text:span text:style-name="T25"> lynx</text:span></text:span><text:span text:style-name="Teletype"><text:span text:style-name="T27"> Web and file browser can be used inside a script (with the </text:span></text:span><text:span text:style-name="Teletype"><text:span text:style-name="T25">-dump</text:span></text:span><text:span text:style-name="Teletype"><text:span text:style-name="T27"> option) to retrieve a file from a Web or ftp site noninteractively.</text:span></text:span></text:p>
        </text:list-header>
      </text:list>
      <text:list xml:id="list2080165452" text:continue-list="list1058235254" text:style-name="WW8Num2">
        <text:list-header>
          <text:p text:style-name="P223"><text:span text:style-name="Teletype"><text:span text:style-name="T27">lynx -dump http://www.xyz23.com/file01.html &gt;$SAVEFILE</text:span></text:span></text:p>
        </text:list-header>
      </text:list>
      <text:list xml:id="list1132496007" text:continue-list="list775459040" text:style-name="L47">
        <text:list-header>
          <text:p text:style-name="P244"><text:span text:style-name="Teletype"><text:span text:style-name="T27"><text:s text:c="4"/>With the </text:span></text:span><text:span text:style-name="Teletype"><text:span text:style-name="T25">-traversal</text:span></text:span><text:span text:style-name="Teletype"><text:span text:style-name="T27"> option, lynx starts at the HTTP URL specified as an argument, then "crawls" through all links located on that particular server. Used together with the -crawl option, outputs page text to a log file.</text:span></text:span></text:p>
        </text:list-header>
      </text:list>
      <text:list xml:id="list983319133" text:continue-list="list2080165452" text:style-name="WW8Num2">
        <text:list-header>
          <text:p text:style-name="P144"/>
        </text:list-header>
        <text:list-item>
          <text:p text:style-name="P144"><text:bookmark text:name="RLOGINREF"/>rlogin</text:p>
        </text:list-item>
      </text:list>
      <text:list xml:id="list1370305942" text:continue-list="list1132496007" text:style-name="L47">
        <text:list-header>
          <text:p text:style-name="P244"><text:span text:style-name="Teletype"><text:span text:style-name="T27"><text:s text:c="4"/>Remote login, initates a session on a remote host. This command has security issues, so use </text:span></text:span><text:span text:style-name="Teletype"><text:span text:style-name="T25">ssh</text:span></text:span><text:span text:style-name="Teletype"><text:span text:style-name="T25"> </text:span></text:span><text:span text:style-name="Teletype"><text:span text:style-name="T27">instead.</text:span></text:span></text:p>
        </text:list-header>
      </text:list>
      <text:list xml:id="list502484952" text:continue-list="list983319133" text:style-name="WW8Num2">
        <text:list-header>
          <text:p text:style-name="P144"/>
        </text:list-header>
        <text:list-item>
          <text:p text:style-name="P144"><text:bookmark text:name="RSHREF"/>rsh</text:p>
        </text:list-item>
      </text:list>
      <text:list xml:id="list247282488" text:continue-list="list1370305942" text:style-name="L47">
        <text:list-header>
          <text:p text:style-name="P244"><text:span text:style-name="Teletype"><text:span text:style-name="T27"><text:s text:c="4"/>Remote shell, executes command(s) on a remote host. This has security issues, so use ssh instead.</text:span></text:span></text:p>
        </text:list-header>
      </text:list>
      <text:list xml:id="list1577185919" text:continue-list="list502484952" text:style-name="WW8Num2">
        <text:list-header>
          <text:p text:style-name="P144"/>
        </text:list-header>
        <text:list-item>
          <text:p text:style-name="P144"><text:bookmark text:name="RCPREF"/>rcp</text:p>
        </text:list-item>
      </text:list>
      <text:list xml:id="list2058091536" text:continue-list="list247282488" text:style-name="L47">
        <text:list-header>
          <text:p text:style-name="P244"><text:span text:style-name="Teletype"><text:span text:style-name="T27"><text:s text:c="4"/>Remote copy, copies files between two different networked machines.</text:span></text:span></text:p>
        </text:list-header>
      </text:list>
      <text:list xml:id="list1148754627" text:continue-list="list1577185919" text:style-name="WW8Num2">
        <text:list-header>
          <text:p text:style-name="P144"/>
        </text:list-header>
        <text:list-item>
          <text:p text:style-name="P144"><text:bookmark text:name="RSYNCREF"/>rsync</text:p>
        </text:list-item>
      </text:list>
      <text:list xml:id="list1464768182" text:continue-list="list2058091536" text:style-name="L47">
        <text:list-header>
          <text:p text:style-name="P244"><text:span text:style-name="Teletype"><text:span text:style-name="T27"><text:s text:c="5"/>Remote synchronize, updates (synchronizes) files between two different networked machines.</text:span></text:span></text:p>
        </text:list-header>
      </text:list>
      <text:list xml:id="list386923688" text:continue-list="list1148754627" text:style-name="WW8Num2">
        <text:list-header>
          <text:p text:style-name="P144"/>
        </text:list-header>
        <text:list-item>
          <text:p text:style-name="P144">ssh</text:p>
        </text:list-item>
      </text:list>
      <text:list xml:id="list887365748" text:continue-list="list1464768182" text:style-name="L47">
        <text:list-header>
          <text:p text:style-name="P244"><text:span text:style-name="Teletype"><text:span text:style-name="T25"><text:s text:c="4"/>Secure shell,</text:span></text:span><text:span text:style-name="Teletype"><text:span text:style-name="T27"> logs onto a remote host and executes commands there. This secure replacement for telnet, rlogin, rcp, and rshuses identity authentication and encryption. See its </text:span></text:span><text:span text:style-name="Teletype"><text:span text:style-name="T27">manpage</text:span></text:span><text:span text:style-name="Teletype"><text:span text:style-name="T27"> for details.</text:span></text:span></text:p>
          <text:p text:style-name="P244"><text:span text:style-name="Teletype"><text:span text:style-name="T27"><text:s text:c="4"/>Within a loop, ssh may cause unexpected behavior. According to a </text:span></text:span><text:a xlink:type="simple" xlink:href="javascript:if(confirm('http://groups-beta.google.com/group/comp.unix.shell/msg/dcb446b5fff7d230%20%20%5Cn%5Cn¸ÃÎÄ¼þÎÞ·¨ÓÃ%20Teleport%20Ultra%20ÏÂÔØ,%20ÒòÎª%20ËüÊÇÒ»¸öÓò»òÂ·¾¶Íâ²¿±»ÉèÖÃÎªËüµÄÆôÊ¼µØÖ·µÄµØÖ·¡£%20%20%5Cn%5CnÄãÏëÔÚ·þÎñÆ÷ÉÏ´ò¿ªËü?'))window.location='http://groups-beta.google.com/group/comp.unix.shell/msg/dcb446b5fff7d230'" office:target-frame-name="_top" xlink:show="replace"><text:span text:style-name="Teletype">Usenet post</text:span></text:a><text:span text:style-name="Teletype"><text:span text:style-name="T27"> in the comp.unix shell archives, ssh inherits the loop's stdin. To remedy this, pass ssh either </text:span></text:span><text:soft-page-break/><text:span text:style-name="Teletype"><text:span text:style-name="T27">the </text:span></text:span><text:span text:style-name="Teletype"><text:span text:style-name="T25">-n or -f </text:span></text:span><text:span text:style-name="Teletype"><text:span text:style-name="T27">option.</text:span></text:span></text:p>
        </text:list-header>
      </text:list>
      <text:list xml:id="list1016927372" text:continue-list="list386923688" text:style-name="WW8Num2">
        <text:list-header>
          <text:p text:style-name="P144"/>
        </text:list-header>
        <text:list-item>
          <text:p text:style-name="P144">scp</text:p>
        </text:list-item>
      </text:list>
      <text:list xml:id="list790693002" text:continue-list="list887365748" text:style-name="L47">
        <text:list-header>
          <text:p text:style-name="P244"><text:span text:style-name="Teletype"><text:span text:style-name="T27"><text:s text:c="3"/></text:span></text:span><text:span text:style-name="Teletype"><text:span text:style-name="T25"><text:s text:c="2"/>Secure copy</text:span></text:span><text:span text:style-name="Teletype"><text:span text:style-name="T27">, similar in function to rcp, copies files between two different networked machines, but does so using authentication, and with a security level similar to ssh.</text:span></text:span></text:p>
        </text:list-header>
      </text:list>
      <text:p text:style-name="P25"/>
      <text:p text:style-name="P32">Local Network</text:p>
      <text:list xml:id="list1707399519" text:continue-list="list1016927372" text:style-name="WW8Num2">
        <text:list-item>
          <text:p text:style-name="P144">write</text:p>
        </text:list-item>
      </text:list>
      <text:list xml:id="list920879572" text:continue-list="list790693002" text:style-name="L47">
        <text:list-header>
          <text:p text:style-name="P244"><text:span text:style-name="Teletype"><text:span text:style-name="T27"><text:s text:c="4"/>This is a utility for terminal-to-terminal communication. It allows sending lines from your terminal (console or xterm) to that of another user. The </text:span></text:span><text:span text:style-name="Teletype"><text:span text:style-name="T27">mesg</text:span></text:span><text:span text:style-name="Teletype"><text:span text:style-name="T27"> command may, of course, be used to disable write access to a terminal</text:span></text:span></text:p>
          <text:p text:style-name="P244"><text:span text:style-name="Teletype"><text:span text:style-name="T27"><text:s text:c="4"/>Since write is interactive, it would not normally find use in a script.</text:span></text:span></text:p>
        </text:list-header>
      </text:list>
      <text:list xml:id="list1986498162" text:continue-list="list1707399519" text:style-name="WW8Num2">
        <text:list-header>
          <text:p text:style-name="P144"/>
        </text:list-header>
        <text:list-item>
          <text:p text:style-name="P144"><text:bookmark text:name="NETCONFIGREF"/>netconfig</text:p>
        </text:list-item>
      </text:list>
      <text:list xml:id="list1901507719" text:continue-list="list920879572" text:style-name="L47">
        <text:list-header>
          <text:p text:style-name="P244"><text:span text:style-name="Teletype"><text:span text:style-name="T27"><text:s text:c="4"/>A command-line utility for configuring a network adapter (using DHCP). This command is native to Red Hat centric Linux distros.</text:span></text:span></text:p>
          <text:p text:style-name="P244"><text:span text:style-name="Teletype"><text:span text:style-name="T27"/></text:span></text:p>
        </text:list-header>
      </text:list>
      <text:p text:style-name="P73"><text:bookmark text:name="COMMMAIL1"/>Mail</text:p>
      <text:list xml:id="list1981154286" text:continue-list="list1986498162" text:style-name="WW8Num2">
        <text:list-item>
          <text:p text:style-name="P144">mail</text:p>
        </text:list-item>
      </text:list>
      <text:list xml:id="list432183447" text:continue-list="list1901507719" text:style-name="L47">
        <text:list-header>
          <text:p text:style-name="P244"><text:span text:style-name="Teletype"><text:span text:style-name="T27"><text:s text:c="4"/>Send or read e-mail messages.</text:span></text:span></text:p>
          <text:p text:style-name="P244"><text:span text:style-name="Teletype"><text:span text:style-name="T27">This stripped-down command-line mail client works fine as a command embedded in a script.</text:span></text:span></text:p>
        </text:list-header>
      </text:list>
      <text:p text:style-name="P79"><text:bookmark text:name="SELFMAILER"/></text:p>
      <text:list xml:id="list2148284430" text:continue-list="list1981154286" text:style-name="WW8Num2">
        <text:list-item>
          <text:p text:style-name="P144">mailto</text:p>
        </text:list-item>
      </text:list>
      <text:list xml:id="list500939162" text:continue-list="list432183447" text:style-name="L47">
        <text:list-header>
          <text:p text:style-name="P244"><text:span text:style-name="Teletype"><text:span text:style-name="T27"><text:s text:c="4"/>Similar to the mail command, </text:span></text:span><text:span text:style-name="Teletype"><text:span text:style-name="T25">mailto</text:span></text:span><text:span text:style-name="Teletype"><text:span text:style-name="T27"> sends e-mail messages from the command-line or in a script. However, mailto also permits sending </text:span></text:span><text:span text:style-name="Teletype"><text:span text:style-name="T25">MIME</text:span></text:span><text:span text:style-name="Teletype"><text:span text:style-name="T27"> (multimedia) messages.</text:span></text:span></text:p>
        </text:list-header>
      </text:list>
      <text:list xml:id="list1426498771" text:continue-list="list2148284430" text:style-name="WW8Num2">
        <text:list-header>
          <text:p text:style-name="P144"/>
        </text:list-header>
        <text:list-item>
          <text:p text:style-name="P144"><text:bookmark text:name="MAILSTATSREF"/>mailstats</text:p>
        </text:list-item>
      </text:list>
      <text:list xml:id="list1072717396" text:continue-list="list500939162" text:style-name="L47">
        <text:list-header>
          <text:p text:style-name="P244"><text:span text:style-name="Teletype"><text:span text:style-name="T27">Show mail statistics. This command may be invoked only by root.</text:span></text:span></text:p>
        </text:list-header>
      </text:list>
      <text:list xml:id="list1057740418" text:continue-list="list1426498771" text:style-name="WW8Num2">
        <text:list-header>
          <text:p text:style-name="P144"/>
        </text:list-header>
        <text:list-item>
          <text:p text:style-name="P144">vacation</text:p>
        </text:list-item>
      </text:list>
      <text:list xml:id="list1010146811" text:continue-list="list1072717396" text:style-name="L47">
        <text:list-header>
          <text:p text:style-name="P244"><text:span text:style-name="Teletype"><text:span text:style-name="T27"><text:s text:c="4"/>This utility automatically replies to e-mails that the intended recipient is on vacation and temporarily unavailable. It runs on a network, in conjunction with sendmail, and is </text:span></text:span><text:span text:style-name="Teletype"><text:span text:style-name="T27">not applicable to a dial-up POPmail account.</text:span></text:span></text:p>
        </text:list-header>
      </text:list>
      <text:p text:style-name="P25"><text:soft-page-break/></text:p>
      <text:h text:style-name="P87" text:outline-level="1">Terminal Control Commands</text:h>
      <text:list xml:id="list750916364" text:continue-list="list1057740418" text:style-name="WW8Num2">
        <text:list-item>
          <text:p text:style-name="P144">tput</text:p>
        </text:list-item>
      </text:list>
      <text:list xml:id="list745731549" text:continue-list="list1010146811" text:style-name="L47">
        <text:list-header>
          <text:p text:style-name="P244"><text:span text:style-name="Teletype"><text:span text:style-name="T27"><text:s text:c="4"/></text:span></text:span><text:span text:style-name="Teletype"><text:span text:style-name="T25"><text:s/>Initialize</text:span></text:span><text:span text:style-name="Teletype"><text:span text:style-name="T27"> terminal and/or fetch information about it from terminfo data. Various options permit certain terminal operations:</text:span></text:span><text:span text:style-name="Teletype"><text:span text:style-name="T25"> tput clear</text:span></text:span><text:span text:style-name="Teletype"><text:span text:style-name="T27"> is the equivalent of </text:span></text:span><text:span text:style-name="Teletype"><text:span text:style-name="T27">clear</text:span></text:span><text:span text:style-name="Teletype"><text:span text:style-name="T27">; </text:span></text:span><text:span text:style-name="Teletype"><text:span text:style-name="T25">tput reset</text:span></text:span><text:span text:style-name="Teletype"><text:span text:style-name="T27"> is the equivalent of </text:span></text:span><text:span text:style-name="Teletype"><text:span text:style-name="T27">reset</text:span></text:span><text:span text:style-name="Teletype"><text:span text:style-name="T27">.</text:span></text:span></text:p>
        </text:list-header>
        <text:list-item>
          <text:p text:style-name="P244"><text:span text:style-name="Teletype"><text:span text:style-name="T27">Issuing a tput cup X Y moves the cursor to the (X,Y) coordinates in the current terminal. A clear to erase the terminal screen would normally precede this.</text:span></text:span></text:p>
        </text:list-item>
        <text:list-item>
          <text:p text:style-name="P244"><text:span text:style-name="Teletype"><text:span text:style-name="T27">Some interesting options to tput are:</text:span></text:span></text:p>
        </text:list-item>
        <text:list-item>
          <text:p text:style-name="P129"><text:span text:style-name="Teletype"><text:span text:style-name="T25">bold,</text:span></text:span><text:span text:style-name="Teletype"><text:span text:style-name="T27"> for high-intensity text</text:span></text:span></text:p>
        </text:list-item>
        <text:list-item>
          <text:p text:style-name="P129"><text:span text:style-name="Teletype"><text:span text:style-name="T25">smul,</text:span></text:span><text:span text:style-name="Teletype"><text:span text:style-name="T27"> to underline text in the terminal</text:span></text:span></text:p>
        </text:list-item>
        <text:list-item>
          <text:p text:style-name="P129"><text:span text:style-name="Teletype"><text:span text:style-name="T25">smso</text:span></text:span><text:span text:style-name="Teletype"><text:span text:style-name="T27">, to render text in reverse</text:span></text:span></text:p>
        </text:list-item>
        <text:list-item>
          <text:p text:style-name="P129"><text:span text:style-name="Teletype"><text:span text:style-name="T25">sgr0,</text:span></text:span><text:span text:style-name="Teletype"><text:span text:style-name="T27"> to reset the terminal parameters (to normal), without clearing the screen</text:span></text:span></text:p>
        </text:list-item>
      </text:list>
      <text:list xml:id="list1041964468" text:continue-list="list750916364" text:style-name="WW8Num2">
        <text:list-header>
          <text:p text:style-name="P144"/>
        </text:list-header>
        <text:list-item>
          <text:p text:style-name="P144">infocmp</text:p>
        </text:list-item>
      </text:list>
      <text:list xml:id="list1777028113" text:continue-list="list745731549" text:style-name="L47">
        <text:list-header>
          <text:p text:style-name="P244"><text:span text:style-name="Teletype"><text:span text:style-name="T27"><text:s text:c="4"/>This command prints out extensive information about the current terminal. It references the terminfo database.</text:span></text:span></text:p>
        </text:list-header>
      </text:list>
      <text:list xml:id="list1489067084" text:continue-list="list1041964468" text:style-name="WW8Num2">
        <text:list-header>
          <text:p text:style-name="P144"/>
        </text:list-header>
        <text:list-item>
          <text:p text:style-name="P144">reset</text:p>
        </text:list-item>
      </text:list>
      <text:list xml:id="list942522768" text:continue-list="list1777028113" text:style-name="L47">
        <text:list-header>
          <text:p text:style-name="P244"><text:span text:style-name="Teletype"><text:span text:style-name="T27"><text:s text:c="4"/>Reset terminal parameters and clear text screen. As with clear, the cursor and prompt reappear in the upper lefthand corner of the terminal.</text:span></text:span></text:p>
        </text:list-header>
      </text:list>
      <text:list xml:id="list729916968" text:continue-list="list1489067084" text:style-name="WW8Num2">
        <text:list-header>
          <text:p text:style-name="P144"/>
        </text:list-header>
        <text:list-item>
          <text:p text:style-name="P144"><text:bookmark text:name="CLEARREF"/>clear</text:p>
        </text:list-item>
      </text:list>
      <text:list xml:id="list292779065" text:continue-list="list942522768" text:style-name="L47">
        <text:list-header>
          <text:p text:style-name="P244"><text:span text:style-name="Teletype"><text:span text:style-name="T27"><text:s text:c="4"/>The clear command simply clears the text screen at the console or in an xterm. The prompt and cursor reappear at the upper lefthand corner of the screen or xterm window. This command may be used either at the command line or in a script. See</text:span></text:span><text:span text:style-name="Teletype"><text:span text:style-name="T27">Example 11-25</text:span></text:span><text:span text:style-name="Teletype"><text:span text:style-name="T27">.</text:span></text:span></text:p>
        </text:list-header>
      </text:list>
      <text:list xml:id="list133221557" text:continue-list="list729916968" text:style-name="WW8Num2">
        <text:list-header>
          <text:p text:style-name="P144"/>
        </text:list-header>
        <text:list-item>
          <text:p text:style-name="P144"><text:bookmark text:name="RESIZEREF"/>resize</text:p>
        </text:list-item>
      </text:list>
      <text:list xml:id="list1200278415" text:continue-list="list292779065" text:style-name="L47">
        <text:list-header>
          <text:p text:style-name="P244"><text:span text:style-name="Teletype"><text:span text:style-name="T27"><text:s text:c="4"/>Echoes commands necessary to set $TERM and $TERMCAP to duplicate the size (dimensions) of the current terminal.</text:span></text:span></text:p>
        </text:list-header>
      </text:list>
      <text:list xml:id="list507938048" text:continue-list="list133221557" text:style-name="WW8Num2">
        <text:list-header>
          <text:p text:style-name="P144"/>
        </text:list-header>
        <text:list-item>
          <text:p text:style-name="P144">script</text:p>
        </text:list-item>
      </text:list>
      <text:list xml:id="list1678283971" text:continue-list="list1200278415" text:style-name="L47">
        <text:list-header>
          <text:p text:style-name="P244"><text:span text:style-name="Teletype"><text:span text:style-name="T27"><text:s text:c="4"/>This utility records (saves to a file) all the user keystrokes at the command-line in a </text:span></text:span><text:soft-page-break/><text:span text:style-name="Teletype"><text:span text:style-name="T27">console or an xterm window. This, in effect, creates a record of a session.</text:span></text:span></text:p>
        </text:list-header>
      </text:list>
      <text:p text:style-name="P25"/>
      <text:h text:style-name="P87" text:outline-level="1">Math Commands</text:h>
      <text:list xml:id="list1078762799" text:continue-list="list507938048" text:style-name="WW8Num2">
        <text:list-item>
          <text:p text:style-name="P144">factor (算因子)</text:p>
        </text:list-item>
      </text:list>
      <text:list xml:id="list1624569170" text:continue-list="list1678283971" text:style-name="L47">
        <text:list-header>
          <text:p text:style-name="P244"><text:span text:style-name="Teletype"><text:span text:style-name="T27">Decompose an integer into prime factors.</text:span></text:span></text:p>
        </text:list-header>
      </text:list>
      <text:list xml:id="list963445000" text:continue-list="list1078762799" text:style-name="WW8Num2">
        <text:list-header>
          <text:p text:style-name="P144"/>
        </text:list-header>
        <text:list-item>
          <text:p text:style-name="P144">bc</text:p>
        </text:list-item>
      </text:list>
      <text:list xml:id="list1433562982" text:continue-list="list1624569170" text:style-name="L47">
        <text:list-header>
          <text:p text:style-name="P244"><text:span text:style-name="Teletype"><text:span text:style-name="T27"><text:s text:c="4"/>Bash can't handle floating point calculations, and it lacks operators for certain important mathematical functions. Fortunately, bc gallops to the rescue.</text:span></text:span></text:p>
        </text:list-header>
        <text:list-item>
          <text:p text:style-name="P244"><text:span text:style-name="Teletype"><text:span text:style-name="T27">Here is a simple template for using bc to calculate a </text:span></text:span><text:span text:style-name="Teletype"><text:span text:style-name="T25">script</text:span></text:span><text:span text:style-name="Teletype"><text:span text:style-name="T27"> variable. This uses </text:span></text:span><text:span text:style-name="Teletype"><text:span text:style-name="T27">command substitution</text:span></text:span><text:span text:style-name="Teletype"><text:span text:style-name="T27">.</text:span></text:span></text:p>
        </text:list-item>
      </text:list>
      <text:list xml:id="list332327766" text:continue-list="list963445000" text:style-name="WW8Num2">
        <text:list-header>
          <text:p text:style-name="P223"><text:span text:style-name="Teletype"><text:span text:style-name="T27">variable=$(echo "OPTIONS; OPERATIONS" | bc)</text:span></text:span></text:p>
          <text:p text:style-name="P223"><text:span text:style-name="Teletype"><text:span text:style-name="T27">echo "ibase=8; 10"|bc <text:s/>#进制转换，转成十进制</text:span></text:span></text:p>
          <text:p text:style-name="P223"><text:span text:style-name="Teletype"><text:span text:style-name="T27">bc &lt;&lt;!</text:span></text:span></text:p>
          <text:p text:style-name="P223"><text:span text:style-name="Teletype"><text:span text:style-name="T27"><text:s text:c="12"/>obase=16; "hex="; $dec</text:span></text:span></text:p>
          <text:p text:style-name="P223"><text:span text:style-name="Teletype"><text:span text:style-name="T27"><text:s text:c="12"/>obase=10; "dec="; $dec</text:span></text:span></text:p>
          <text:p text:style-name="P223"><text:span text:style-name="Teletype"><text:span text:style-name="T27"><text:s text:c="12"/>obase=8; <text:s/>"oct="; $dec</text:span></text:span></text:p>
          <text:p text:style-name="P223"><text:span text:style-name="Teletype"><text:span text:style-name="T27"><text:s text:c="12"/>obase=2; <text:s/>"bin="; $dec</text:span></text:span></text:p>
          <text:p text:style-name="P223"><text:span text:style-name="Teletype"><text:span text:style-name="T27">!</text:span></text:span></text:p>
        </text:list-header>
      </text:list>
      <text:p text:style-name="P65"><text:span text:style-name="Teletype"><text:span text:style-name="T27"/></text:span></text:p>
      <text:list xml:id="list1886551529" text:style-name="L49">
        <text:list-item>
          <text:p text:style-name="P246"><text:span text:style-name="Teletype"><text:span text:style-name="T27">An alternate method of invoking bc involves using a </text:span></text:span><text:span text:style-name="Teletype"><text:span text:style-name="T27">here document</text:span></text:span><text:span text:style-name="Teletype"><text:span text:style-name="T27"> embedded within a </text:span></text:span><text:span text:style-name="Teletype"><text:span text:style-name="T27">command substitution</text:span></text:span><text:span text:style-name="Teletype"><text:span text:style-name="T27"> block. This is especially appropriate when a script needs to pass a list of options and commands to bc.</text:span></text:span></text:p>
        </text:list-item>
      </text:list>
      <text:list xml:id="list1948248867" text:continue-list="list332327766" text:style-name="WW8Num2">
        <text:list-header>
          <text:p text:style-name="P223"><text:span text:style-name="Teletype"><text:span text:style-name="T27">variable=`bc &lt;&lt; </text:span></text:span><text:span text:style-name="Teletype"><text:span text:style-name="T25">LIMIT_STRING <text:s/>#测试发现！，s之类都 可以</text:span></text:span></text:p>
          <text:p text:style-name="P223"><text:span text:style-name="Teletype"><text:span text:style-name="T27">options</text:span></text:span></text:p>
          <text:p text:style-name="P223"><text:span text:style-name="Teletype"><text:span text:style-name="T27">statements</text:span></text:span></text:p>
          <text:p text:style-name="P223"><text:span text:style-name="Teletype"><text:span text:style-name="T27">operations</text:span></text:span></text:p>
          <text:p text:style-name="P223"><text:span text:style-name="Teletype"><text:span text:style-name="T25">LIMIT_STRING</text:span></text:span></text:p>
          <text:p text:style-name="P223"><text:span text:style-name="Teletype"><text:span text:style-name="T27">`</text:span></text:span></text:p>
          <text:p text:style-name="P223"><text:span text:style-name="Teletype"><text:span text:style-name="T27">...or...</text:span></text:span></text:p>
          <text:p text:style-name="P223"><text:span text:style-name="Teletype"><text:span text:style-name="T27">variable=$(bc &lt;&lt; LIMIT_STRING</text:span></text:span></text:p>
          <text:p text:style-name="P223"><text:span text:style-name="Teletype"><text:span text:style-name="T27">options</text:span></text:span></text:p>
          <text:p text:style-name="P223"><text:span text:style-name="Teletype"><text:span text:style-name="T27">statements</text:span></text:span></text:p>
          <text:p text:style-name="P223"><text:span text:style-name="Teletype"><text:span text:style-name="T27">operations</text:span></text:span></text:p>
          <text:p text:style-name="P223"><text:span text:style-name="Teletype"><text:span text:style-name="T27">LIMIT_STRING</text:span></text:span></text:p>
          <text:p text:style-name="P223"><text:span text:style-name="Teletype"><text:span text:style-name="T27">)</text:span></text:span></text:p>
        </text:list-header>
      </text:list>
      <text:p text:style-name="P25"><text:soft-page-break/></text:p>
      <text:list xml:id="list44648831" text:continue-numbering="true" text:style-name="WW8Num2">
        <text:list-item>
          <text:p text:style-name="P144">dc</text:p>
        </text:list-item>
      </text:list>
      <text:list xml:id="list2007603780" text:continue-list="list1886551529" text:style-name="L49">
        <text:list-header>
          <text:p text:style-name="P246"><text:span text:style-name="Teletype"><text:span text:style-name="T27"><text:s text:c="5"/>The </text:span></text:span><text:span text:style-name="Teletype"><text:span text:style-name="T25">dc</text:span></text:span><text:span text:style-name="Teletype"><text:span text:style-name="T27"> (</text:span></text:span><text:span text:style-name="Teletype"><text:span text:style-name="T25">desk calculator</text:span></text:span><text:span text:style-name="Teletype"><text:span text:style-name="T27">) utility is </text:span></text:span><text:span text:style-name="Teletype"><text:span text:style-name="T25">stack-oriented</text:span></text:span><text:span text:style-name="Teletype"><text:span text:style-name="T27"> and uses </text:span></text:span><text:span text:style-name="Teletype"><text:span text:style-name="T25">RPN</text:span></text:span><text:span text:style-name="Teletype"><text:span text:style-name="T27"> (Reverse Polish Notation). Like </text:span></text:span><text:span text:style-name="Teletype"><text:span text:style-name="T25">bc</text:span></text:span><text:span text:style-name="Teletype"><text:span text:style-name="T27">, it has much of the power of a programming language.</text:span></text:span></text:p>
          <text:p text:style-name="P246"><text:span text:style-name="Teletype"><text:span text:style-name="T27">Similar to the procedure with bc, </text:span></text:span><text:span text:style-name="Teletype"><text:span text:style-name="T27">echo</text:span></text:span><text:span text:style-name="Teletype"><text:span text:style-name="T27"> a command-string to dc.</text:span></text:span></text:p>
        </text:list-header>
      </text:list>
      <text:list xml:id="list689521286" text:continue-list="list44648831" text:style-name="WW8Num2">
        <text:list-header>
          <text:p text:style-name="P223"><text:span text:style-name="Teletype"><text:span text:style-name="T27">echo "[Printing a string ... ]P" | dc</text:span></text:span></text:p>
          <text:p text:style-name="P223"><text:span text:style-name="Teletype"><text:span text:style-name="T27"># The P command prints the string between the preceding brackets.</text:span></text:span></text:p>
          <text:p text:style-name="P223"><text:span text:style-name="Teletype"><text:span text:style-name="T27"/></text:span></text:p>
          <text:p text:style-name="P223"><text:span text:style-name="Teletype"><text:span text:style-name="T27"># And now for some simple arithmetic.</text:span></text:span></text:p>
          <text:p text:style-name="P223"><text:span text:style-name="Teletype"><text:span text:style-name="T27">echo "7 8 * p" | dc <text:s text:c="4"/># 56</text:span></text:span></text:p>
          <text:p text:style-name="P223"><text:span text:style-name="Teletype"><text:span text:style-name="T27"># <text:s/>Pushes 7, then 8 onto the stack,</text:span></text:span></text:p>
          <text:p text:style-name="P223"><text:span text:style-name="Teletype"><text:span text:style-name="T27">#+ multiplies ("*" operator), then prints the result ("p" operator).</text:span></text:span></text:p>
        </text:list-header>
      </text:list>
      <text:list xml:id="list1999023488" text:continue-list="list2007603780" text:style-name="L49">
        <text:list-header>
          <text:p text:style-name="P246"><text:span text:style-name="Teletype"><text:span text:style-name="T27"><text:s text:c="4"/>Most persons avoid dc, because of its non-intuitive input and rather cryptic operators. Yet, it has its uses.</text:span></text:span><text:bookmark text:name="HEXCONVERT"/></text:p>
        </text:list-header>
      </text:list>
      <text:list xml:id="list1729504346" text:continue-list="list689521286" text:style-name="WW8Num2">
        <text:list-header>
          <text:p text:style-name="P144"/>
        </text:list-header>
        <text:list-item>
          <text:p text:style-name="P144">awk</text:p>
          <text:p text:style-name="P223"><text:span text:style-name="Teletype"><text:span text:style-name="T27">AWKSCRIPT=' { printf( "%3.7f\n", sqrt($1*$1 + $2*$2) ) } '</text:span></text:span></text:p>
          <text:p text:style-name="P223"><text:span text:style-name="Teletype"><text:span text:style-name="T27"># <text:s text:c="12"/>command(s) / parameters passed to awk</text:span></text:span></text:p>
          <text:p text:style-name="P223"><text:span text:style-name="Teletype"><text:span text:style-name="T27"><text:s text:c="4"/>echo $1 $2 | awk "$AWKSCRIPT"</text:span></text:span></text:p>
        </text:list-item>
      </text:list>
      <text:p text:style-name="P25"/>
      <text:h text:style-name="P95" text:outline-level="1">Miscellaneous Commands</text:h>
      <text:list xml:id="list491068419" text:continue-numbering="true" text:style-name="WW8Num2">
        <text:list-item>
          <text:p text:style-name="P144">jot、seq</text:p>
        </text:list-item>
      </text:list>
      <text:list xml:id="list251599783" text:continue-list="list1999023488" text:style-name="L49">
        <text:list-header>
          <text:p text:style-name="P246"><text:span text:style-name="Teletype"><text:span text:style-name="T27"><text:s text:c="4"/>These utilities emit a</text:span></text:span><text:span text:style-name="Teletype"><text:span text:style-name="T25"> sequence of integers,</text:span></text:span><text:span text:style-name="Teletype"><text:span text:style-name="T27"> with a user-selectable increment.</text:span></text:span></text:p>
          <text:p text:style-name="P246"><text:span text:style-name="Teletype"><text:span text:style-name="T27"><text:s text:c="5"/>The default </text:span></text:span><text:span text:style-name="Teletype"><text:span text:style-name="T25">separator </text:span></text:span><text:span text:style-name="Teletype"><text:span text:style-name="T27">character between each integer is a </text:span></text:span><text:span text:style-name="Teletype"><text:span text:style-name="T25">newline</text:span></text:span><text:span text:style-name="Teletype"><text:span text:style-name="T27">, but this can be changed with the -s option.</text:span></text:span></text:p>
        </text:list-header>
        <text:list-item>
          <text:p text:style-name="P246"><text:span text:style-name="Teletype"><text:span text:style-name="T27">Somewhat more capable than seq, jot is a classic UNIX utility that is not normally included in a standard Linux distro. However, the source rpm is available for download from the </text:span></text:span><text:a xlink:type="simple" xlink:href="javascript:if(confirm('http://www.mit.edu/afs/athena/system/rhlinux/athena-9.0/free/SRPMS/athena-jot-9.0-3.src.rpm%20%20%5Cn%5Cn¸ÃÎÄ¼þÎÞ·¨ÓÃ%20Teleport%20Ultra%20ÏÂÔØ,%20ÒòÎª%20ËüÊÇÒ»¸öÓò»òÂ·¾¶Íâ²¿±»ÉèÖÃÎªËüµÄÆôÊ¼µØÖ·µÄµØÖ·¡£%20%20%5Cn%5CnÄãÏëÔÚ·þÎñÆ÷ÉÏ´ò¿ªËü?'))window.location='http://www.mit.edu/afs/athena/system/rhlinux/athena-9.0/free/SRPMS/athena-jot-9.0-3.src.rpm'" office:target-frame-name="_top" xlink:show="replace"><text:span text:style-name="Teletype">MIT repository</text:span></text:a><text:span text:style-name="Teletype"><text:span text:style-name="T27">.</text:span></text:span></text:p>
          <text:p text:style-name="P246"><text:bookmark text:name="JOTRANDOM"/><text:span text:style-name="Teletype"><text:span text:style-name="T27">Unlike seq, jot can generate a sequence of </text:span></text:span><text:span text:style-name="Teletype"><text:span text:style-name="T25">random</text:span></text:span><text:span text:style-name="Teletype"><text:span text:style-name="T27"> numbers, using the </text:span></text:span><text:span text:style-name="Teletype"><text:span text:style-name="T25">-r </text:span></text:span><text:span text:style-name="Teletype"><text:span text:style-name="T27">option.</text:span></text:span></text:p>
        </text:list-item>
      </text:list>
      <text:list xml:id="list1698181623" text:continue-list="list491068419" text:style-name="WW8Num2">
        <text:list-header>
          <text:p text:style-name="P223"><text:span text:style-name="Teletype"><text:span text:style-name="T27">bash$ </text:span></text:span><text:span text:style-name="Teletype"><text:span text:style-name="T25">jot -r 3 999</text:span></text:span></text:p>
          <text:p text:style-name="P223"><text:span text:style-name="Teletype"><text:span text:style-name="T27">1069</text:span></text:span></text:p>
          <text:p text:style-name="P223"><text:span text:style-name="Teletype"><text:span text:style-name="T27"><text:s/>1272</text:span></text:span></text:p>
          <text:p text:style-name="P223"><text:span text:style-name="Teletype"><text:span text:style-name="T27"><text:s/>1428</text:span></text:span></text:p>
          <text:p text:style-name="P144"/>
        </text:list-header>
        <text:list-item>
          <text:p text:style-name="P144">getopt</text:p>
          <text:p text:style-name="P223"><text:soft-page-break/><text:span text:style-name="Teletype"><text:span text:style-name="T25">set -- `getopt "abcd:" "$@"`</text:span></text:span></text:p>
          <text:p text:style-name="P223"><text:span text:style-name="Teletype"><text:span text:style-name="T27"># Sets positional parameters to command-line arguments.</text:span></text:span></text:p>
          <text:p text:style-name="P223"><text:span text:style-name="Teletype"><text:span text:style-name="T27"># What happens if you use "$*" instead of "$@"?</text:span></text:span></text:p>
          <text:p text:style-name="P223"><text:span text:style-name="Teletype"><text:span text:style-name="T27"/></text:span></text:p>
          <text:p text:style-name="P223"><text:span text:style-name="Teletype"><text:span text:style-name="T27">while [ ! -z "$1" ]</text:span></text:span></text:p>
          <text:p text:style-name="P223"><text:span text:style-name="Teletype"><text:span text:style-name="T27">do</text:span></text:span></text:p>
          <text:p text:style-name="P223"><text:span text:style-name="Teletype"><text:span text:style-name="T27"><text:s text:c="2"/>case "$1" in</text:span></text:span></text:p>
          <text:p text:style-name="P223"><text:span text:style-name="Teletype"><text:span text:style-name="T27"><text:s text:c="4"/>-a) echo "Option \"a\"";;</text:span></text:span></text:p>
          <text:p text:style-name="P223"><text:span text:style-name="Teletype"><text:span text:style-name="T27"><text:s text:c="4"/>-b) echo "Option \"b\"";;</text:span></text:span></text:p>
          <text:p text:style-name="P223"><text:span text:style-name="Teletype"><text:span text:style-name="T27"><text:s text:c="4"/>-c) echo "Option \"c\"";;</text:span></text:span></text:p>
          <text:p text:style-name="P223"><text:span text:style-name="Teletype"><text:span text:style-name="T27"><text:s text:c="4"/>-d) echo "Option \"d\" $2";;</text:span></text:span></text:p>
          <text:p text:style-name="P223"><text:span text:style-name="Teletype"><text:span text:style-name="T27"><text:s text:c="5"/>*) break;;</text:span></text:span></text:p>
          <text:p text:style-name="P223"><text:span text:style-name="Teletype"><text:span text:style-name="T27"><text:s text:c="2"/>esac</text:span></text:span></text:p>
          <text:p text:style-name="P223"><text:span text:style-name="Teletype"><text:span text:style-name="T27"/></text:span></text:p>
          <text:p text:style-name="P223"><text:span text:style-name="Teletype"><text:span text:style-name="T27"><text:s text:c="2"/>shift</text:span></text:span></text:p>
          <text:p text:style-name="P223"><text:span text:style-name="Teletype"><text:span text:style-name="T27">done</text:span></text:span></text:p>
        </text:list-item>
      </text:list>
      <text:p text:style-name="P65"><text:span text:style-name="Teletype"><text:span text:style-name="T27"/></text:span></text:p>
      <text:p text:style-name="P65"><text:span text:style-name="Teletype"><text:span text:style-name="T25"># <text:s/>It is usually better to use the 'getopts' builtin in a script.</text:span></text:span></text:p>
      <text:list xml:id="list959884076" text:continue-list="list251599783" text:style-name="L49">
        <text:list-header>
          <text:p text:style-name="P246"><text:span text:style-name="Teletype"><text:span text:style-name="T27"/></text:span></text:p>
        </text:list-header>
        <text:list-item>
          <text:p text:style-name="P246"><text:span text:style-name="Teletype"><text:span text:style-name="T27">It is often necessary to include an </text:span></text:span><text:span text:style-name="Teletype"><text:span text:style-name="T27">eval</text:span></text:span><text:span text:style-name="Teletype"><text:span text:style-name="T27"> to correctly process </text:span></text:span><text:span text:style-name="Teletype"><text:span text:style-name="T27">whitespace</text:span></text:span><text:span text:style-name="Teletype"><text:span text:style-name="T27"> and quotes.</text:span></text:span></text:p>
        </text:list-item>
      </text:list>
      <text:list xml:id="list1645975049" text:continue-list="list1698181623" text:style-name="WW8Num2">
        <text:list-header>
          <text:p text:style-name="P223"><text:span text:style-name="Teletype"><text:span text:style-name="T27">args=$(getopt -o a:bc:d -- "$@")</text:span></text:span></text:p>
          <text:p text:style-name="P223"><text:span text:style-name="Teletype"><text:span text:style-name="T27">eval set -- "$args"</text:span></text:span></text:p>
          <text:p text:style-name="P162"/>
        </text:list-header>
        <text:list-item>
          <text:p text:style-name="P144">run-parts</text:p>
        </text:list-item>
      </text:list>
      <text:list xml:id="list591291867" text:continue-list="list959884076" text:style-name="L49">
        <text:list-header>
          <text:p text:style-name="P246"><text:span text:style-name="Teletype"><text:span text:style-name="T27"><text:s text:c="4"/>The run-parts command executes all the scripts in a target directory, sequentially in ASCII-sorted filename order. Of course, the scripts need to have execute permission.</text:span></text:span></text:p>
        </text:list-header>
      </text:list>
      <text:list xml:id="list1985500989" text:continue-list="list1645975049" text:style-name="WW8Num2">
        <text:list-header>
          <text:p text:style-name="P144"/>
        </text:list-header>
        <text:list-item>
          <text:p text:style-name="P144">yes</text:p>
        </text:list-item>
      </text:list>
      <text:list xml:id="list476514707" text:continue-list="list591291867" text:style-name="L49">
        <text:list-header>
          <text:p text:style-name="P246"><text:span text:style-name="Teletype"><text:span text:style-name="T27"><text:s text:c="5"/>In its default behavior the yes command feeds a continuous string of the character</text:span></text:span><text:span text:style-name="Teletype"><text:span text:style-name="T25"> y </text:span></text:span><text:span text:style-name="Teletype"><text:span text:style-name="T27">followed by a line feed to </text:span></text:span><text:span text:style-name="Teletype"><text:span text:style-name="T25">stdout</text:span></text:span><text:span text:style-name="Teletype"><text:span text:style-name="T27">. A </text:span></text:span><text:span text:style-name="Teletype"><text:span text:style-name="T25">control-C</text:span></text:span><text:span text:style-name="Teletype"><text:span text:style-name="T27"> terminates the run. A different output string may be specified, as in </text:span></text:span><text:span text:style-name="Teletype"><text:span text:style-name="T25">yes different string</text:span></text:span><text:span text:style-name="Teletype"><text:span text:style-name="T27">, which would continually output different string to stdout.</text:span></text:span></text:p>
        </text:list-header>
        <text:list-item>
          <text:p text:style-name="P246"><text:span text:style-name="Teletype"><text:span text:style-name="T27">One might well ask the</text:span></text:span><text:span text:style-name="Teletype"><text:span text:style-name="T25"> purpose </text:span></text:span><text:span text:style-name="Teletype"><text:span text:style-name="T27">of this. From the command-line or in a script, the output of yes can be redirected or piped into a program expecting user input. In</text:span></text:span> <text:span text:style-name="Teletype"><text:span text:style-name="T27">effect, this becomes a sort of poor man's version of expect.</text:span></text:span></text:p>
        </text:list-item>
        <text:list-item>
          <text:p text:style-name="P246"><text:span text:style-name="Teletype"><text:span text:style-name="T25">yes | fsck /dev/hda1</text:span></text:span><text:span text:style-name="Teletype"><text:span text:style-name="T27"> runs fsck non-interactively (careful!).</text:span></text:span></text:p>
          <text:p text:style-name="P246"><text:span text:style-name="Teletype"><text:span text:style-name="T25">yes | rm -r dirname</text:span></text:span><text:span text:style-name="Teletype"><text:span text:style-name="T27"> has same effect as rm -rf dirname (careful!).</text:span></text:span></text:p>
          <text:p text:style-name="P246"><text:span text:style-name="Teletype"><text:span text:style-name="T27">The yes command </text:span></text:span><text:span text:style-name="Teletype"><text:span text:style-name="T25">parses variables</text:span></text:span><text:span text:style-name="Teletype"><text:span text:style-name="T27">, or more accurately, it echoes parsed variables. For example:</text:span></text:span></text:p>
        </text:list-item>
      </text:list>
      <text:list xml:id="list1310084726" text:continue-list="list1985500989" text:style-name="WW8Num2">
        <text:list-header>
          <text:p text:style-name="P223"><text:soft-page-break/><text:span text:style-name="Teletype"><text:span text:style-name="T27">bash$ </text:span></text:span><text:span text:style-name="Teletype"><text:span text:style-name="T25">yes $BASH_VERSION</text:span></text:span></text:p>
          <text:p text:style-name="P223"><text:span text:style-name="Teletype"><text:span text:style-name="T27">3.1.17(1)-release</text:span></text:span></text:p>
          <text:p text:style-name="P223"><text:span text:style-name="Teletype"><text:span text:style-name="T27"><text:s/>3.1.17(1)-release</text:span></text:span></text:p>
          <text:p text:style-name="P223"><text:span text:style-name="Teletype"><text:span text:style-name="T27"><text:s/>3.1.17(1)-release</text:span></text:span></text:p>
          <text:p text:style-name="P223"><text:span text:style-name="Teletype"><text:span text:style-name="T27"><text:s/>3.1.17(1)-release</text:span></text:span></text:p>
          <text:p text:style-name="P223"><text:span text:style-name="Teletype"><text:span text:style-name="T27"><text:s/>3.1.17(1)-release</text:span></text:span></text:p>
          <text:p text:style-name="P223"><text:span text:style-name="Teletype"><text:span text:style-name="T27"><text:s/>. . .</text:span></text:span></text:p>
        </text:list-header>
      </text:list>
      <text:list xml:id="list551625386" text:continue-list="list476514707" text:style-name="L49">
        <text:list-header>
          <text:p text:style-name="P246"><text:span text:style-name="Teletype"><text:span text:style-name="T27">This particular "feature" may be used to create a very large ASCII file on the fly:</text:span></text:span></text:p>
        </text:list-header>
      </text:list>
      <text:list xml:id="list1486355671" text:continue-list="list1310084726" text:style-name="WW8Num2">
        <text:list-header>
          <text:p text:style-name="P144"/>
        </text:list-header>
        <text:list-item>
          <text:p text:style-name="P144">banner</text:p>
        </text:list-item>
      </text:list>
      <text:list xml:id="list907505686" text:continue-list="list551625386" text:style-name="L49">
        <text:list-header>
          <text:p text:style-name="P246"><text:span text:style-name="Teletype"><text:span text:style-name="T27"><text:s text:c="5"/>Prints arguments as a large vertical banner to stdout, using an </text:span></text:span><text:span text:style-name="Teletype"><text:span text:style-name="T27">ASCII</text:span></text:span><text:span text:style-name="Teletype"><text:span text:style-name="T27"> character (default '#'). This may be redirected to a printer for hardcopy.</text:span></text:span></text:p>
          <text:p text:style-name="P246"><text:span text:style-name="Teletype"><text:span text:style-name="T27"><text:s text:c="5"/>Note that banner has been dropped from many Linux distros.</text:span></text:span></text:p>
        </text:list-header>
      </text:list>
      <text:list xml:id="list2008568965" text:continue-list="list1486355671" text:style-name="WW8Num2">
        <text:list-header>
          <text:p text:style-name="P144"/>
        </text:list-header>
        <text:list-item>
          <text:p text:style-name="P144">printenv</text:p>
        </text:list-item>
      </text:list>
      <text:list xml:id="list249271286" text:continue-list="list907505686" text:style-name="L49">
        <text:list-header>
          <text:p text:style-name="P246"><text:span text:style-name="Teletype"><text:span text:style-name="T27"><text:s text:c="5"/>Show all the </text:span></text:span><text:span text:style-name="Teletype"><text:span text:style-name="T27">environmental variables</text:span></text:span><text:span text:style-name="Teletype"><text:span text:style-name="T27"> set for a particular user.</text:span></text:span></text:p>
        </text:list-header>
      </text:list>
      <text:list xml:id="list1605299149" text:continue-list="list2008568965" text:style-name="WW8Num2">
        <text:list-header>
          <text:p text:style-name="P144"/>
        </text:list-header>
        <text:list-item>
          <text:p text:style-name="P144">lp</text:p>
        </text:list-item>
      </text:list>
      <text:list xml:id="list121740877" text:continue-list="list249271286" text:style-name="L49">
        <text:list-header>
          <text:p text:style-name="P246"><text:span text:style-name="Teletype"><text:span text:style-name="T27"><text:s text:c="4"/>The</text:span></text:span><text:span text:style-name="Teletype"><text:span text:style-name="T25"> lp</text:span></text:span><text:span text:style-name="Teletype"><text:span text:style-name="T27"> and </text:span></text:span><text:span text:style-name="Teletype"><text:span text:style-name="T25">lpr</text:span></text:span><text:span text:style-name="Teletype"><text:span text:style-name="T27"> commands send file(s) to the print queue, to be printed as hard copy. These commands trace the origin of their names to the line printers of another era.</text:span></text:span></text:p>
        </text:list-header>
        <text:list-item>
          <text:p text:style-name="P246"><text:span text:style-name="Teletype"><text:span text:style-name="T27">bash$ </text:span></text:span><text:span text:style-name="Teletype"><text:span text:style-name="T25">lp file1.txt </text:span></text:span><text:span text:style-name="Teletype"><text:span text:style-name="T27">or bash</text:span></text:span><text:span text:style-name="Teletype"><text:span text:style-name="T25"> lp &lt;file1.txt</text:span></text:span></text:p>
          <text:p text:style-name="P246"><text:span text:style-name="Teletype"><text:span text:style-name="T27">It is often useful to pipe the formatted output from</text:span></text:span><text:span text:style-name="Teletype"><text:span text:style-name="T25"> pr</text:span></text:span><text:span text:style-name="Teletype"><text:span text:style-name="T27"> to</text:span></text:span><text:span text:style-name="Teletype"><text:span text:style-name="T25"> lp</text:span></text:span><text:span text:style-name="Teletype"><text:span text:style-name="T27">.</text:span></text:span></text:p>
          <text:p text:style-name="P246"><text:span text:style-name="Teletype"><text:span text:style-name="T27">bash$ </text:span></text:span><text:span text:style-name="Teletype"><text:span text:style-name="T25">pr -options file1.txt | lp</text:span></text:span></text:p>
        </text:list-item>
        <text:list-item>
          <text:p text:style-name="P246"><text:span text:style-name="Teletype"><text:span text:style-name="T27">Formatting packages, such as </text:span></text:span><text:span text:style-name="Teletype"><text:span text:style-name="T25">groff</text:span></text:span><text:span text:style-name="Teletype"><text:span text:style-name="T25"> </text:span></text:span><text:span text:style-name="Teletype"><text:span text:style-name="T27">and</text:span></text:span><text:span text:style-name="Teletype"><text:span text:style-name="T25"> Ghostscript</text:span></text:span><text:span text:style-name="Teletype"><text:span text:style-name="T27"> may send their output directly to </text:span></text:span><text:span text:style-name="Teletype"><text:span text:style-name="T25">lp</text:span></text:span><text:span text:style-name="Teletype"><text:span text:style-name="T27">.</text:span></text:span></text:p>
          <text:p text:style-name="P246"><text:span text:style-name="Teletype"><text:span text:style-name="T27">bash$ </text:span></text:span><text:span text:style-name="Teletype"><text:span text:style-name="T25">groff -Tascii file.tr | lp</text:span></text:span></text:p>
          <text:p text:style-name="P246"><text:span text:style-name="Teletype"><text:span text:style-name="T27">bash$</text:span></text:span><text:span text:style-name="Teletype"><text:span text:style-name="T25"> gs -options | lp file.ps</text:span></text:span></text:p>
          <text:p text:style-name="P246"><text:span text:style-name="Teletype"><text:span text:style-name="T27"><text:s text:c="4"/>Related commands are </text:span></text:span><text:span text:style-name="Teletype"><text:span text:style-name="T25">lpq,</text:span></text:span><text:span text:style-name="Teletype"><text:span text:style-name="T27"> for viewing the print queue, and</text:span></text:span><text:span text:style-name="Teletype"><text:span text:style-name="T25"> lprm</text:span></text:span><text:span text:style-name="Teletype"><text:span text:style-name="T27">, for removing jobs from the print queue.</text:span></text:span></text:p>
        </text:list-item>
      </text:list>
      <text:list xml:id="list350369338" text:continue-list="list1605299149" text:style-name="WW8Num2">
        <text:list-header>
          <text:p text:style-name="P144"/>
        </text:list-header>
        <text:list-item>
          <text:p text:style-name="P144"><text:bookmark text:name="TEEREF"/>tee</text:p>
        </text:list-item>
      </text:list>
      <text:list xml:id="list625970412" text:continue-list="list121740877" text:style-name="L49">
        <text:list-header>
          <text:p text:style-name="P246"><text:span text:style-name="Teletype"><text:span text:style-name="T27"><text:s text:c="4"/>[UNIX borrows an idea from the plumbing trade.]</text:span></text:span></text:p>
          <text:p text:style-name="P246"><text:span text:style-name="Teletype"><text:span text:style-name="T27"><text:s text:c="4"/>This is a </text:span></text:span><text:span text:style-name="Teletype"><text:span text:style-name="T25">redirection </text:span></text:span><text:span text:style-name="Teletype"><text:span text:style-name="T27">operator, but with a difference. Like the plumber's tee, it permits "siphoning off" to a file the output of a command or commands within a pipe, but without affecting the result. This is useful for printing an ongoing process to a file or paper, perhaps to keep track of it for debugging purposes.</text:span></text:span></text:p>
        </text:list-header>
      </text:list>
      <text:list xml:id="list597555420" text:continue-list="list350369338" text:style-name="WW8Num2">
        <text:list-header>
          <text:p text:style-name="P144"><text:soft-page-break/></text:p>
        </text:list-header>
        <text:list-item>
          <text:p text:style-name="P144">mkfifo</text:p>
        </text:list-item>
      </text:list>
      <text:list xml:id="list1996529805" text:continue-list="list625970412" text:style-name="L49">
        <text:list-header>
          <text:p text:style-name="P246"><text:span text:style-name="Teletype"><text:span text:style-name="T27"><text:s text:c="4"/>This obscure command creates a </text:span></text:span><text:span text:style-name="Teletype"><text:span text:style-name="T25">named pipe</text:span></text:span><text:span text:style-name="Teletype"><text:span text:style-name="T27">, a temporary </text:span></text:span><text:span text:style-name="Teletype"><text:span text:style-name="T25">first-in-first-out </text:span></text:span><text:span text:style-name="Teletype"><text:span text:style-name="T27">buffer for transferring data between processes. Typically, one process writes to the FIFO, and the other reads from it. See </text:span></text:span><text:span text:style-name="Teletype"><text:span text:style-name="T27">Example A-14</text:span></text:span><text:span text:style-name="Teletype"><text:span text:style-name="T27">.</text:span></text:span></text:p>
        </text:list-header>
      </text:list>
      <text:list xml:id="list1672609706" text:continue-list="list597555420" text:style-name="WW8Num2">
        <text:list-header>
          <text:p text:style-name="P223"><text:span text:style-name="Teletype"><text:span text:style-name="T27">mkfifo pipe1 <text:s text:c="2"/># Yes, pipes can be given names.</text:span></text:span></text:p>
          <text:p text:style-name="P223"><text:span text:style-name="Teletype"><text:span text:style-name="T27">mkfifo pipe2 <text:s text:c="2"/># Hence the designation "named pipe."</text:span></text:span></text:p>
          <text:p text:style-name="P223"><text:span text:style-name="Teletype"><text:span text:style-name="T27"/></text:span></text:p>
          <text:p text:style-name="P223"><text:span text:style-name="Teletype"><text:span text:style-name="T25">(cut -d' ' -f1 | tr "a-z" "A-Z") &gt;pipe2 &lt;pipe1 &amp;</text:span></text:span></text:p>
          <text:p text:style-name="P223"><text:span text:style-name="Teletype"><text:span text:style-name="T27">ls -l | tr -s ' ' | cut -d' ' -f3,9- | tee </text:span></text:span><text:span text:style-name="Teletype"><text:span text:style-name="T25">pipe1</text:span></text:span><text:span text:style-name="Teletype"><text:span text:style-name="T27"> |</text:span></text:span></text:p>
          <text:p text:style-name="P223"><text:span text:style-name="Teletype"><text:span text:style-name="T27">cut -d' ' -f2 | paste - </text:span></text:span><text:span text:style-name="Teletype"><text:span text:style-name="T25">pipe2</text:span></text:span></text:p>
          <text:p text:style-name="P223"><text:span text:style-name="Teletype"><text:span text:style-name="T27"/></text:span></text:p>
          <text:p text:style-name="P223"><text:span text:style-name="Teletype"><text:span text:style-name="T27">rm -f pipe1</text:span></text:span></text:p>
          <text:p text:style-name="P223"><text:span text:style-name="Teletype"><text:span text:style-name="T27">rm -f pipe2</text:span></text:span></text:p>
          <text:p text:style-name="P144"/>
        </text:list-header>
        <text:list-item>
          <text:p text:style-name="P144">pathchk</text:p>
        </text:list-item>
      </text:list>
      <text:list xml:id="list42517438" text:continue-list="list1996529805" text:style-name="L49">
        <text:list-header>
          <text:p text:style-name="P246"><text:span text:style-name="Teletype"><text:span text:style-name="T27"><text:s text:c="3"/>This command checks the validity of a filename. If the filename exceeds the maximum allowable length (255 characters) or one or more of the directories in its path is not searchable, then an error message results.</text:span></text:span></text:p>
          <text:p text:style-name="P246"><text:span text:style-name="Teletype"><text:span text:style-name="T27"><text:s text:c="4"/>Unfortunately, pathchk does not return a recognizable error code, and it is therefore pretty much useless in a script. Consider instead the </text:span></text:span><text:span text:style-name="Teletype"><text:span text:style-name="T27">file test operators</text:span></text:span><text:span text:style-name="Teletype"><text:span text:style-name="T27">.</text:span></text:span></text:p>
        </text:list-header>
      </text:list>
      <text:list xml:id="list780367652" text:continue-list="list1672609706" text:style-name="WW8Num2">
        <text:list-header>
          <text:p text:style-name="P144"/>
        </text:list-header>
        <text:list-item>
          <text:p text:style-name="P144"><text:bookmark text:name="DDREF"/>dd</text:p>
        </text:list-item>
      </text:list>
      <text:list xml:id="list926565535" text:continue-list="list42517438" text:style-name="L49">
        <text:list-header>
          <text:p text:style-name="P246"><text:span text:style-name="Teletype"><text:span text:style-name="T27"><text:s text:c="3"/>Though this somewhat obscure and much feared </text:span></text:span><text:span text:style-name="Teletype"><text:span text:style-name="T25">data duplicator</text:span></text:span><text:span text:style-name="Teletype"><text:span text:style-name="T27"> command originated as a utility for exchanging data on magnetic tapes between UNIX minicomputers and IBM mainframes, it still has its uses. The</text:span></text:span><text:span text:style-name="Teletype"><text:span text:style-name="T25"> dd</text:span></text:span><text:span text:style-name="Teletype"><text:span text:style-name="T27"> command simply copies a file (or stdin/stdout), but with conversions. </text:span></text:span><text:bookmark text:name="DDCONVERSIONS"/><text:span text:style-name="Teletype"><text:span text:style-name="T27">Possible conversions include </text:span></text:span><text:span text:style-name="Teletype"><text:span text:style-name="T25">ASCII/EBCDIC</text:span></text:span><text:span text:style-name="Teletype"><text:span text:style-name="T27">, </text:span></text:span><text:span text:style-name="Teletype"><text:span text:style-name="T25">upper/lower case</text:span></text:span><text:span text:style-name="Teletype"><text:span text:style-name="T27">, </text:span></text:span><text:span text:style-name="Teletype"><text:span text:style-name="T25">swapping of byte pairs</text:span></text:span><text:span text:style-name="Teletype"><text:span text:style-name="T27"> between input and output, and </text:span></text:span><text:span text:style-name="Teletype"><text:span text:style-name="T25">skipping </text:span></text:span><text:span text:style-name="Teletype"><text:span text:style-name="T27">and/or </text:span></text:span><text:span text:style-name="Teletype"><text:span text:style-name="T25">truncating</text:span></text:span><text:span text:style-name="Teletype"><text:span text:style-name="T27"> the head or tail of the input file.</text:span></text:span></text:p>
        </text:list-header>
      </text:list>
      <text:list xml:id="list342721699" text:continue-list="list780367652" text:style-name="WW8Num2">
        <text:list-header>
          <text:p text:style-name="P223"><text:span text:style-name="Teletype"><text:span text:style-name="T27"># Converting a file to all uppercase:</text:span></text:span></text:p>
          <text:p text:style-name="P223"><text:span text:style-name="Teletype"><text:span text:style-name="T27"/></text:span></text:p>
          <text:p text:style-name="P223"><text:span text:style-name="Teletype"><text:span text:style-name="T27">dd if=$filename </text:span></text:span><text:span text:style-name="Teletype"><text:span text:style-name="T25">conv=ucase</text:span></text:span><text:span text:style-name="Teletype"><text:span text:style-name="T27"> &gt; $filename.uppercase</text:span></text:span></text:p>
          <text:p text:style-name="P223"><text:span text:style-name="Teletype"><text:span text:style-name="T27"># <text:s text:c="19"/>lcase <text:s text:c="2"/># For lower case conversion</text:span></text:span></text:p>
        </text:list-header>
      </text:list>
      <text:list xml:id="list978398811" text:style-name="L50">
        <text:list-header>
          <text:p text:style-name="P247"><text:span text:style-name="Teletype"><text:span text:style-name="T27"/></text:span></text:p>
        </text:list-header>
        <text:list-item>
          <text:p text:style-name="P247"><text:span text:style-name="Teletype"><text:span text:style-name="T27">Some basic options to dd are:</text:span></text:span></text:p>
        </text:list-item>
      </text:list>
      <text:list xml:id="list549009367" text:continue-list="list926565535" text:style-name="L49">
        <text:list-header>
          <text:p text:style-name="P246"><text:span text:style-name="Teletype"><text:span text:style-name="T25">if=INFILE</text:span></text:span></text:p>
          <text:p text:style-name="P246"><text:span text:style-name="Teletype"><text:span text:style-name="T27"><text:s text:c="4"/>INFILE is the source file.</text:span></text:span></text:p>
          <text:p text:style-name="P246"><text:span text:style-name="Teletype"><text:span text:style-name="T25">of=OUTFILE</text:span></text:span></text:p>
          <text:p text:style-name="P246"><text:soft-page-break/><text:span text:style-name="Teletype"><text:span text:style-name="T27"><text:s text:c="4"/>OUTFILE is the target file, the file that will have the data written to it.</text:span></text:span></text:p>
          <text:p text:style-name="P246"><text:span text:style-name="Teletype"><text:span text:style-name="T25">bs=BLOCKSIZE</text:span></text:span></text:p>
          <text:p text:style-name="P246"><text:span text:style-name="Teletype"><text:span text:style-name="T27"><text:s text:c="4"/>This is the size of each block of data being read and written, usually a power of 2.</text:span></text:span></text:p>
          <text:p text:style-name="P246"><text:span text:style-name="Teletype"><text:span text:style-name="T25">skip=BLOCKS</text:span></text:span></text:p>
          <text:p text:style-name="P246"><text:span text:style-name="Teletype"><text:span text:style-name="T27"><text:s text:c="4"/>How many blocks of data to skip in INFILE before starting to copy. This is useful when the INFILE has "garbage" or garbled data in its header or when it is desirable to copy only a portion of the INFILE.</text:span></text:span></text:p>
          <text:p text:style-name="P246"><text:span text:style-name="Teletype"><text:span text:style-name="T25">seek=BLOCKS</text:span></text:span></text:p>
          <text:p text:style-name="P246"><text:span text:style-name="Teletype"><text:span text:style-name="T27"><text:s text:c="4"/>How many blocks of data to skip in OUTFILE before starting to copy, leaving blank data at beginning of OUTFILE.</text:span></text:span></text:p>
          <text:p text:style-name="P246"><text:span text:style-name="Teletype"><text:span text:style-name="T25">count=BLOCKS</text:span></text:span></text:p>
          <text:p text:style-name="P246"><text:span text:style-name="Teletype"><text:span text:style-name="T27"><text:s text:c="4"/>Copy only this many blocks of data, rather than the entire INFILE.</text:span></text:span></text:p>
          <text:p text:style-name="P246"><text:span text:style-name="Teletype"><text:span text:style-name="T25">conv=CONVERSION</text:span></text:span></text:p>
          <text:p text:style-name="P246"><text:span text:style-name="Teletype"><text:span text:style-name="T27"><text:s text:c="3"/>Type of conversion to be applied to INFILE data before copying operation.</text:span></text:span></text:p>
        </text:list-header>
      </text:list>
      <text:list xml:id="list939090862" text:continue-list="list978398811" text:style-name="L50">
        <text:list-item>
          <text:p text:style-name="P247"><text:span text:style-name="Teletype"><text:span text:style-name="T27">To demonstrate just how versatile dd is, let's use it to capture keystrokes.</text:span></text:span></text:p>
        </text:list-item>
      </text:list>
      <text:list xml:id="list170718326" text:continue-list="list342721699" text:style-name="WW8Num2">
        <text:list-header>
          <text:p text:style-name="P223"><text:span text:style-name="Teletype"><text:span text:style-name="T27">keys=$(</text:span></text:span><text:span text:style-name="Teletype"><text:span text:style-name="T25">dd bs=1 count=1 </text:span></text:span><text:span text:style-name="Teletype"><text:span text:style-name="T27">2&gt; /dev/null)</text:span></text:span></text:p>
          <text:p text:style-name="P223"><text:span text:style-name="Teletype"><text:span text:style-name="T27"># 'dd' uses stdin, if "if" (input file) not specified.</text:span></text:span></text:p>
        </text:list-header>
      </text:list>
      <text:list xml:id="list1206407148" text:continue-list="list939090862" text:style-name="L50">
        <text:list-item>
          <text:p text:style-name="P247"><text:span text:style-name="Teletype"><text:span text:style-name="T27">The dd command can do random access on a data stream.</text:span></text:span></text:p>
        </text:list-item>
      </text:list>
      <text:list xml:id="list758507197" text:continue-list="list170718326" text:style-name="WW8Num2">
        <text:list-header>
          <text:p text:style-name="P223"><text:span text:style-name="Teletype"><text:span text:style-name="T25">echo -n . | dd bs=1 seek=4 of=file conv=notrunc</text:span></text:span></text:p>
          <text:p text:style-name="P223"><text:span text:style-name="Teletype"><text:span text:style-name="T27"># <text:s/>The "conv=notrunc" option means that the output file</text:span></text:span></text:p>
          <text:p text:style-name="P223"><text:span text:style-name="Teletype"><text:span text:style-name="T27">#+ will not be truncated.</text:span></text:span></text:p>
        </text:list-header>
      </text:list>
      <text:list xml:id="list2165357389" text:style-name="L51">
        <text:list-item>
          <text:p text:style-name="P248"><text:span text:style-name="Teletype"><text:span text:style-name="T27">The dd command can copy raw data and disk images to and from devices, such as floppies and tape drives (</text:span></text:span><text:span text:style-name="Teletype"><text:span text:style-name="T27">Example A-5</text:span></text:span><text:span text:style-name="Teletype"><text:span text:style-name="T27">). A common use is creating boot floppies.</text:span></text:span></text:p>
        </text:list-item>
      </text:list>
      <text:list xml:id="list1868099167" text:continue-list="list1206407148" text:style-name="L50">
        <text:list-header>
          <text:p text:style-name="P247"><text:span text:style-name="Teletype"><text:span text:style-name="T25">dd if=kernel-image of=/dev/fd0H1440</text:span></text:span></text:p>
        </text:list-header>
        <text:list-item>
          <text:p text:style-name="P247"><text:span text:style-name="Teletype"><text:span text:style-name="T27">Similarly, dd can copy the entire contents of a floppy, even one formatted with a "foreign" OS, to the hard drive as an image file.</text:span></text:span></text:p>
          <text:p text:style-name="P247"><text:span text:style-name="Teletype"><text:span text:style-name="T25">dd if=/dev/fd0 of=/home/bozo/projects/floppy.img</text:span></text:span></text:p>
        </text:list-item>
        <text:list-item>
          <text:p text:style-name="P247"><text:bookmark text:name="BFS"/><text:span text:style-name="Teletype"><text:span text:style-name="T27">Likewise, dd can create bootable flash drives. </text:span></text:span><text:span text:style-name="Teletype"><text:span text:style-name="T25">dd if=image.iso of=/dev/sdb </text:span></text:span><text:span text:style-name="Teletype"><text:span text:style-name="T27">See </text:span></text:span><text:a xlink:type="simple" xlink:href="javascript:if(confirm('http://marlow.dk/site.php/tech/usbkeys%20%20%5Cn%5Cn¸ÃÎÄ¼þÎÞ·¨ÓÃ%20Teleport%20Ultra%20ÏÂÔØ,%20ÒòÎª%20ËüÊÇÒ»¸öÓò»òÂ·¾¶Íâ²¿±»ÉèÖÃÎªËüµÄÆôÊ¼µØÖ·µÄµØÖ·¡£%20%20%5Cn%5CnÄãÏëÔÚ·þÎñÆ÷ÉÏ´ò¿ªËü?'))window.location='http://marlow.dk/site.php/tech/usbkeys'" office:target-frame-name="_top" xlink:show="replace"><text:span text:style-name="Teletype">Marlow's Bootable USB Keys site</text:span></text:a><text:span text:style-name="Teletype"><text:span text:style-name="T27">.</text:span></text:span></text:p>
        </text:list-item>
        <text:list-item>
          <text:p text:style-name="P247"><text:bookmark text:name="DDSWAP"/><text:span text:style-name="Teletype"><text:span text:style-name="T27">Other applications of dd include initializing temporary swap files (</text:span></text:span><text:span text:style-name="Teletype"><text:span text:style-name="T27">Example 31-2</text:span></text:span><text:span text:style-name="Teletype"><text:span text:style-name="T27">) and ramdisks (</text:span></text:span><text:span text:style-name="Teletype"><text:span text:style-name="T27">Example 31-3</text:span></text:span><text:span text:style-name="Teletype"><text:span text:style-name="T27">). It can even do a low-level copy of an entire hard drive partition, although this is not necessarily recommended.</text:span></text:span></text:p>
        </text:list-item>
      </text:list>
      <text:list xml:id="list1665352063" text:continue-list="list758507197" text:style-name="WW8Num2">
        <text:list-header>
          <text:p text:style-name="P144"/>
        </text:list-header>
        <text:list-item>
          <text:p text:style-name="P144">od</text:p>
        </text:list-item>
      </text:list>
      <text:list xml:id="list977983475" text:continue-list="list1868099167" text:style-name="L50">
        <text:list-header>
          <text:p text:style-name="P247"><text:span text:style-name="Teletype"><text:span text:style-name="T27"><text:s text:c="4"/>The</text:span></text:span><text:span text:style-name="Teletype"><text:span text:style-name="T25"> od</text:span></text:span><text:span text:style-name="Teletype"><text:span text:style-name="T27">, or</text:span></text:span><text:span text:style-name="Teletype"><text:span text:style-name="T25"> octal dump</text:span></text:span><text:span text:style-name="Teletype"><text:span text:style-name="T27"> filter converts input (or files) to octal (base-8) or other bases. This is useful for viewing or processing binary data files or otherwise unreadable system </text:span></text:span><text:span text:style-name="Teletype"><text:span text:style-name="T27">device files</text:span></text:span><text:span text:style-name="Teletype"><text:span text:style-name="T27">, such as </text:span></text:span><text:span text:style-name="Teletype"><text:span text:style-name="T25">/dev/urandom</text:span></text:span><text:span text:style-name="Teletype"><text:span text:style-name="T27">, and as a filter for binary data.</text:span></text:span></text:p>
        </text:list-header>
      </text:list>
      <text:list xml:id="list1386673637" text:continue-list="list1665352063" text:style-name="WW8Num2">
        <text:list-header>
          <text:p text:style-name="P223"><text:span text:style-name="Teletype"><text:span text:style-name="T27">head -c4 /dev/urandom | od -N4 -tu4 | sed -ne '1s/.* //p'</text:span></text:span></text:p>
          <text:p text:style-name="P223"><text:soft-page-break/><text:span text:style-name="Teletype"><text:span text:style-name="T27"># Sample output: 1324725719, 3918166450, 2989231420, etc.</text:span></text:span></text:p>
          <text:p text:style-name="P223"><text:span text:style-name="Teletype"><text:span text:style-name="T27"/></text:span></text:p>
          <text:p text:style-name="P223"><text:span text:style-name="Teletype"><text:span text:style-name="T27">SEED=$(head -1 /dev/urandom | od -N 1 | awk '{ print $2 }')</text:span></text:span></text:p>
          <text:p text:style-name="P144"/>
        </text:list-header>
        <text:list-item>
          <text:p text:style-name="P144">hexdump</text:p>
        </text:list-item>
      </text:list>
      <text:list xml:id="list445628986" text:continue-list="list977983475" text:style-name="L50">
        <text:list-header>
          <text:p text:style-name="P247"><text:span text:style-name="Teletype"><text:span text:style-name="T27"><text:s text:c="3"/>Performs a hexadecimal, octal, decimal, or ASCII dump of a binary file. This command is the rough equivalent of od, above, but not nearly as useful. May be used to view the contents of a binary file, in combination with </text:span></text:span><text:span text:style-name="Teletype"><text:span text:style-name="T25">dd</text:span></text:span><text:span text:style-name="Teletype"><text:span text:style-name="T27"> and </text:span></text:span><text:span text:style-name="Teletype"><text:span text:style-name="T27">less</text:span></text:span><text:span text:style-name="Teletype"><text:span text:style-name="T27">.</text:span></text:span></text:p>
        </text:list-header>
      </text:list>
      <text:list xml:id="list444351372" text:continue-list="list1386673637" text:style-name="WW8Num2">
        <text:list-header>
          <text:p text:style-name="P223"><text:span text:style-name="Teletype"><text:span text:style-name="T27">dd if=/bin/ls | hexdump -C | less</text:span></text:span></text:p>
          <text:p text:style-name="P223"><text:span text:style-name="Teletype"><text:span text:style-name="T27"># The -C option nicely formats the output in tabular form.</text:span></text:span></text:p>
          <text:p text:style-name="P144"/>
        </text:list-header>
        <text:list-item>
          <text:p text:style-name="P205">objdump</text:p>
        </text:list-item>
      </text:list>
      <text:list xml:id="list1945841999" text:continue-list="list445628986" text:style-name="L50">
        <text:list-header>
          <text:p text:style-name="P247"><text:span text:style-name="Teletype"><text:span text:style-name="T27"><text:s text:c="4"/>Displays information about an object file or binary executable in either hexadecimal form or as a disassembled listing (with the </text:span></text:span><text:span text:style-name="Teletype"><text:span text:style-name="T25">-d</text:span></text:span><text:span text:style-name="Teletype"><text:span text:style-name="T27"> option).</text:span></text:span></text:p>
        </text:list-header>
      </text:list>
      <text:list xml:id="list251522823" text:continue-list="list444351372" text:style-name="WW8Num2">
        <text:list-header>
          <text:p text:style-name="P144"/>
        </text:list-header>
        <text:list-item>
          <text:p text:style-name="P205">mcookie</text:p>
        </text:list-item>
      </text:list>
      <text:list xml:id="list888742574" text:continue-list="list1945841999" text:style-name="L50">
        <text:list-header>
          <text:p text:style-name="P247"><text:span text:style-name="Teletype"><text:span text:style-name="T27"><text:s text:c="4"/>This command generates a "</text:span></text:span><text:span text:style-name="Teletype"><text:span text:style-name="T25">magic cookie</text:span></text:span><text:span text:style-name="Teletype"><text:span text:style-name="T27">," a 128-bit (32-character) pseudorandom hexadecimal number, normally used as an authorization "signature" by the X server. This also available for use in a script as a "quick 'n dirty" random number.</text:span></text:span></text:p>
        </text:list-header>
      </text:list>
      <text:list xml:id="list1076319572" text:continue-list="list251522823" text:style-name="WW8Num2">
        <text:list-header>
          <text:p text:style-name="P144"/>
        </text:list-header>
        <text:list-item>
          <text:p text:style-name="P205">units</text:p>
        </text:list-item>
      </text:list>
      <text:list xml:id="list771024704" text:continue-list="list888742574" text:style-name="L50">
        <text:list-header>
          <text:p text:style-name="P247"><text:span text:style-name="Teletype"><text:span text:style-name="T27"><text:s text:c="3"/>This utility converts between different units of measure. While normally invoked in interactive mode, </text:span></text:span><text:span text:style-name="Teletype"><text:span text:style-name="T25">units</text:span></text:span><text:span text:style-name="Teletype"><text:span text:style-name="T27"> may find use in a script.</text:span></text:span></text:p>
        </text:list-header>
      </text:list>
      <text:list xml:id="list195491092" text:continue-list="list1076319572" text:style-name="WW8Num2">
        <text:list-header>
          <text:p text:style-name="P144"/>
        </text:list-header>
        <text:list-item>
          <text:p text:style-name="P205">m4</text:p>
        </text:list-item>
      </text:list>
      <text:list xml:id="list1951701754" text:continue-list="list771024704" text:style-name="L50">
        <text:list-header>
          <text:p text:style-name="P247"><text:span text:style-name="Teletype"><text:span text:style-name="T27"><text:s text:c="3"/>A hidden treasure, m4 is a powerful macro processing filter, virtually a complete language. Although originally written as a pre-processor for RatFor, m4 turned out to be useful as a stand-alone utility. In fact, m4 combines some of the functionality of </text:span></text:span><text:span text:style-name="Teletype"><text:span text:style-name="T27">eval</text:span></text:span><text:span text:style-name="Teletype"><text:span text:style-name="T27">, </text:span></text:span><text:span text:style-name="Teletype"><text:span text:style-name="T27">tr</text:span></text:span><text:span text:style-name="Teletype"><text:span text:style-name="T27">, and </text:span></text:span><text:span text:style-name="Teletype"><text:span text:style-name="T27">awk</text:span></text:span><text:span text:style-name="Teletype"><text:span text:style-name="T27">, in addition to its extensive macro expansion facilities.</text:span></text:span></text:p>
        </text:list-header>
      </text:list>
      <text:list xml:id="list599986516" text:continue-list="list195491092" text:style-name="WW8Num2">
        <text:list-header>
          <text:p text:style-name="P223"><text:span text:style-name="Teletype"><text:span text:style-name="T27">#!/bin/bash</text:span></text:span></text:p>
          <text:p text:style-name="P223"><text:span text:style-name="Teletype"><text:span text:style-name="T27"># m4.sh: Using the m4 macro processor</text:span></text:span></text:p>
          <text:p text:style-name="P223"><text:span text:style-name="Teletype"><text:span text:style-name="T27"/></text:span></text:p>
          <text:p text:style-name="P223"><text:span text:style-name="Teletype"><text:span text:style-name="T27"># Strings</text:span></text:span></text:p>
          <text:p text:style-name="P223"><text:span text:style-name="Teletype"><text:span text:style-name="T27">string=abcdA01</text:span></text:span></text:p>
          <text:p text:style-name="P223"><text:span text:style-name="Teletype"><text:span text:style-name="T27">echo "len($string)" | m4 <text:s text:c="27"/># <text:s text:c="2"/>7</text:span></text:span></text:p>
          <text:p text:style-name="P223"><text:span text:style-name="Teletype"><text:span text:style-name="T27">echo "substr($string,4)" | m4 <text:s text:c="22"/># A01</text:span></text:span></text:p>
          <text:p text:style-name="P223"><text:span text:style-name="Teletype"><text:span text:style-name="T27">echo "regexp($string,[0-1][0-1],\&amp;Z)" | m4 <text:s text:c="9"/># 01Z</text:span></text:span></text:p>
          <text:p text:style-name="P223"><text:soft-page-break/><text:span text:style-name="Teletype"><text:span text:style-name="T27"/></text:span></text:p>
          <text:p text:style-name="P223"><text:span text:style-name="Teletype"><text:span text:style-name="T27"># Arithmetic</text:span></text:span></text:p>
          <text:p text:style-name="P223"><text:span text:style-name="Teletype"><text:span text:style-name="T27">var=99</text:span></text:span></text:p>
          <text:p text:style-name="P223"><text:span text:style-name="Teletype"><text:span text:style-name="T27">echo "incr($var)" | m4 <text:s text:c="29"/># <text:s/>100</text:span></text:span></text:p>
          <text:p text:style-name="P223"><text:span text:style-name="Teletype"><text:span text:style-name="T27">echo "eval($var / 3)" | m4 <text:s text:c="25"/># <text:s/>33</text:span></text:span></text:p>
          <text:p text:style-name="P223"><text:span text:style-name="Teletype"><text:span text:style-name="T27"/></text:span></text:p>
          <text:p text:style-name="P223"><text:span text:style-name="Teletype"><text:span text:style-name="T27">exit</text:span></text:span></text:p>
          <text:p text:style-name="P144"/>
        </text:list-header>
        <text:list-item>
          <text:p text:style-name="P205">xmessage</text:p>
        </text:list-item>
      </text:list>
      <text:list xml:id="list412638873" text:continue-list="list1951701754" text:style-name="L50">
        <text:list-header>
          <text:p text:style-name="P247"><text:span text:style-name="Teletype"><text:span text:style-name="T27"><text:s text:c="4"/>This X-based variant of </text:span></text:span><text:span text:style-name="Teletype"><text:span text:style-name="T27">echo</text:span></text:span><text:span text:style-name="Teletype"><text:span text:style-name="T27"> pops up </text:span></text:span><text:span text:style-name="Teletype"><text:span text:style-name="T25">a message/query window </text:span></text:span><text:span text:style-name="Teletype"><text:span text:style-name="T27">on the desktop.</text:span></text:span></text:p>
        </text:list-header>
      </text:list>
      <text:list xml:id="list1377393750" text:continue-list="list599986516" text:style-name="WW8Num2">
        <text:list-header>
          <text:p text:style-name="P223"><text:span text:style-name="Teletype"><text:span text:style-name="T27">xmessage Left click to continue -button okay</text:span></text:span></text:p>
          <text:p text:style-name="P144"/>
        </text:list-header>
        <text:list-item>
          <text:p text:style-name="P205">zenity</text:p>
        </text:list-item>
      </text:list>
      <text:list xml:id="list689603889" text:continue-list="list412638873" text:style-name="L50">
        <text:list-header>
          <text:p text:style-name="P247"><text:span text:style-name="Teletype"><text:span text:style-name="T27"><text:s text:c="4"/>The </text:span></text:span><text:span text:style-name="Teletype"><text:span text:style-name="T25">zenity </text:span></text:span><text:span text:style-name="Teletype"><text:span text:style-name="T27">utility is adept at displaying GTK+ dialog </text:span></text:span><text:span text:style-name="Teletype"><text:span text:style-name="T27">widgets</text:span></text:span><text:span text:style-name="Teletype"><text:span text:style-name="T27"> and </text:span></text:span><text:span text:style-name="Teletype"><text:span text:style-name="T27">very suitable for scripting purposes</text:span></text:span><text:span text:style-name="Teletype"><text:span text:style-name="T27">.</text:span></text:span></text:p>
        </text:list-header>
      </text:list>
      <text:list xml:id="list730884707" text:continue-list="list1377393750" text:style-name="WW8Num2">
        <text:list-header>
          <text:p text:style-name="P148"/>
        </text:list-header>
        <text:list-item>
          <text:p text:style-name="P205">doexec</text:p>
        </text:list-item>
      </text:list>
      <text:list xml:id="list1971240657" text:continue-list="list689603889" text:style-name="L50">
        <text:list-header>
          <text:p text:style-name="P247"><text:span text:style-name="Teletype"><text:span text:style-name="T27"><text:s text:c="3"/>The</text:span></text:span><text:span text:style-name="Teletype"><text:span text:style-name="T25"> doexec</text:span></text:span><text:span text:style-name="Teletype"><text:span text:style-name="T27"> command enables passing an arbitrary list of arguments to a binary executable. In particular, passing </text:span></text:span><text:span text:style-name="Teletype"><text:span text:style-name="T25">argv[0]</text:span></text:span><text:span text:style-name="Teletype"><text:span text:style-name="T27">(which corresponds to </text:span></text:span><text:span text:style-name="Teletype"><text:span text:style-name="T25">$0</text:span></text:span><text:span text:style-name="Teletype"><text:span text:style-name="T27"> in a script) lets the executable be invoked by various names, and it can then carry out different sets of actions, according to the name by which it was called. What this amounts to is roundabout way of passing options to an executable.</text:span></text:span></text:p>
          <text:p text:style-name="P247"><text:span text:style-name="Teletype"><text:span text:style-name="T27"><text:s text:c="4"/>For example, the /usr/local/bin directory might contain a binary called "aaa". Invoking </text:span></text:span><text:span text:style-name="Teletype"><text:span text:style-name="T25">doexec /usr/local/bin/aaa list</text:span></text:span><text:span text:style-name="Teletype"><text:span text:style-name="T27"> would listall those files in the current working directory beginning with an "a", while invoking (the same executable with) </text:span></text:span><text:span text:style-name="Teletype"><text:span text:style-name="T25">doexec</text:span></text:span><text:span text:style-name="Teletype"><text:span text:style-name="T27"> </text:span></text:span><text:span text:style-name="Teletype"><text:span text:style-name="T25">/usr/local/bin/aaa delete</text:span></text:span><text:span text:style-name="Teletype"><text:span text:style-name="T27"> would delete those files.</text:span></text:span></text:p>
          <text:p text:style-name="P247"><text:span text:style-name="Teletype"><text:span text:style-name="T27"/></text:span></text:p>
        </text:list-header>
        <text:list-item>
          <text:p text:style-name="P247"><text:span text:style-name="Teletype"><text:span text:style-name="T27">The various behaviors of the executable must be defined within the code of the executable itself, analogous to something like the following in a shell script:</text:span></text:span></text:p>
        </text:list-item>
      </text:list>
      <text:list xml:id="list1255035804" text:continue-list="list730884707" text:style-name="WW8Num2">
        <text:list-header>
          <text:p text:style-name="P223"><text:span text:style-name="Teletype"><text:span text:style-name="T27">case `basename $0` in</text:span></text:span></text:p>
          <text:p text:style-name="P223"><text:span text:style-name="Teletype"><text:span text:style-name="T27">"name1" ) do_something;;</text:span></text:span></text:p>
          <text:p text:style-name="P223"><text:span text:style-name="Teletype"><text:span text:style-name="T27">"name2" ) do_something_else;;</text:span></text:span></text:p>
          <text:p text:style-name="P223"><text:span text:style-name="Teletype"><text:span text:style-name="T27">"name3" ) do_yet_another_thing;;</text:span></text:span></text:p>
          <text:p text:style-name="P223"><text:span text:style-name="Teletype"><text:span text:style-name="T27">* <text:s text:c="6"/>) bail_out;;</text:span></text:span></text:p>
          <text:p text:style-name="P223"><text:span text:style-name="Teletype"><text:span text:style-name="T27">esac</text:span></text:span></text:p>
          <text:p text:style-name="P205"/>
        </text:list-header>
        <text:list-item>
          <text:p text:style-name="P205">dialog</text:p>
        </text:list-item>
      </text:list>
      <text:list xml:id="list547807359" text:continue-list="list1971240657" text:style-name="L50">
        <text:list-header>
          <text:p text:style-name="P247"><text:span text:style-name="Teletype"><text:span text:style-name="T27"><text:s text:c="4"/>The </text:span></text:span><text:span text:style-name="Teletype"><text:span text:style-name="T25">dialog</text:span></text:span><text:span text:style-name="Teletype"><text:span text:style-name="T27"> family of tools provide a method of calling interactive "dialog" boxes from </text:span></text:span><text:soft-page-break/><text:span text:style-name="Teletype"><text:span text:style-name="T27">a script. The more elaborate variations of dialog -- </text:span></text:span><text:span text:style-name="Teletype"><text:span text:style-name="T25">gdialog</text:span></text:span><text:span text:style-name="Teletype"><text:span text:style-name="T27">, </text:span></text:span><text:span text:style-name="Teletype"><text:span text:style-name="T25">Xdialog</text:span></text:span><text:span text:style-name="Teletype"><text:span text:style-name="T27">, and </text:span></text:span><text:span text:style-name="Teletype"><text:span text:style-name="T25">kdialog</text:span></text:span><text:span text:style-name="Teletype"><text:span text:style-name="T27"> -- actually invoke X-Windows </text:span></text:span><text:span text:style-name="Teletype"><text:span text:style-name="T27">widgets</text:span></text:span><text:span text:style-name="Teletype"><text:span text:style-name="T27">.</text:span></text:span></text:p>
        </text:list-header>
      </text:list>
      <text:list xml:id="list1464243210" text:continue-list="list1255035804" text:style-name="WW8Num2">
        <text:list-header>
          <text:p text:style-name="P205"/>
        </text:list-header>
        <text:list-item>
          <text:p text:style-name="P205"><text:bookmark text:name="SOXREF"/>sox</text:p>
        </text:list-item>
      </text:list>
      <text:list xml:id="list1265429737" text:continue-list="list547807359" text:style-name="L50">
        <text:list-header>
          <text:p text:style-name="P247"><text:span text:style-name="Teletype"><text:span text:style-name="T27"><text:s text:c="4"/>The</text:span></text:span><text:span text:style-name="Teletype"><text:span text:style-name="T25"> sox</text:span></text:span><text:span text:style-name="Teletype"><text:span text:style-name="T27">, or "</text:span></text:span><text:span text:style-name="Teletype"><text:span text:style-name="T25">sound exchange</text:span></text:span><text:span text:style-name="Teletype"><text:span text:style-name="T27">" command plays and performs transformations on sound files. In fact, the /usr/bin/playexecutable (now deprecated) is nothing but a shell wrapper for sox.</text:span></text:span></text:p>
          <text:p text:style-name="P247"><text:span text:style-name="Teletype"><text:span text:style-name="T27"><text:s text:c="5"/>For example, </text:span></text:span><text:span text:style-name="Teletype"><text:span text:style-name="T25">sox soundfile.wav soundfile.au </text:span></text:span><text:span text:style-name="Teletype"><text:span text:style-name="T27">changes</text:span></text:span><text:span text:style-name="Teletype"><text:span text:style-name="T25"> </text:span></text:span><text:span text:style-name="Teletype"><text:span text:style-name="T27">a WAV sound file into a (Sun audio format) AU sound file.</text:span></text:span></text:p>
          <text:p text:style-name="P247"><text:span text:style-name="Teletype"><text:span text:style-name="T27"><text:s text:c="5"/>Shell scripts are ideally suited for batch-processing sox operations on sound files. For examples, see the </text:span></text:span><text:a xlink:type="simple" xlink:href="javascript:if(confirm('http://osl.iu.edu/~tveldhui/radio/%20%20%5Cn%5Cn¸ÃÎÄ¼þÎÞ·¨ÓÃ%20Teleport%20Ultra%20ÏÂÔØ,%20ÒòÎª%20ËüÊÇÒ»¸öÓò»òÂ·¾¶Íâ²¿±»ÉèÖÃÎªËüµÄÆôÊ¼µØÖ·µÄµØÖ·¡£%20%20%5Cn%5CnÄãÏëÔÚ·þÎñÆ÷ÉÏ´ò¿ªËü?'))window.location='http://osl.iu.edu/~tveldhui/radio/'" office:target-frame-name="_top" xlink:show="replace"><text:span text:style-name="Teletype">Linux Radio Timeshift HOWTO</text:span></text:a><text:span text:style-name="Teletype"><text:span text:style-name="T27"> and the </text:span></text:span><text:a xlink:type="simple" xlink:href="javascript:if(confirm('http://savannah.nongnu.org/projects/audiodo%20%20%5Cn%5Cn¸ÃÎÄ¼þÎÞ·¨ÓÃ%20Teleport%20Ultra%20ÏÂÔØ,%20ÒòÎª%20ËüÊÇÒ»¸öÓò»òÂ·¾¶Íâ²¿±»ÉèÖÃÎªËüµÄÆôÊ¼µØÖ·µÄµØÖ·¡£%20%20%5Cn%5CnÄãÏëÔÚ·þÎñÆ÷ÉÏ´ò¿ªËü?'))window.location='http://savannah.nongnu.org/projects/audiodo'" office:target-frame-name="_top" xlink:show="replace"><text:span text:style-name="Teletype">MP3do Project</text:span></text:a><text:span text:style-name="Teletype"><text:span text:style-name="T27">.</text:span></text:span></text:p>
        </text:list-header>
      </text:list>
      <text:p text:style-name="P25"/>
      <text:p text:style-name="P25"/>
      <text:p text:style-name="P25"/>
      <text:h text:style-name="P90" text:outline-level="1">System and Administrative Commands</text:h>
      <text:list xml:id="list1296051506" text:continue-numbering="true" text:style-name="L50">
        <text:list-header>
          <text:p text:style-name="P270"><text:span text:style-name="Teletype"><text:span text:style-name="T27"><text:s text:c="4"/>The startup and shutdown scripts in</text:span></text:span><text:span text:style-name="Teletype"><text:span text:style-name="T25"> /etc/rc.d</text:span></text:span><text:span text:style-name="Teletype"><text:span text:style-name="T27"> illustrate the uses (and usefulness) of many of these comands. These are usually invoked by root and used for system maintenance or emergency filesystem repairs. Use with caution, as some of these commands may damage your system if misused.</text:span></text:span></text:p>
        </text:list-header>
      </text:list>
      <text:p text:style-name="P25"/>
      <text:p text:style-name="P32">Users and Groups</text:p>
      <text:list xml:id="list211201593" text:continue-list="list1464243210" text:style-name="WW8Num2">
        <text:list-item>
          <text:p text:style-name="P144">users</text:p>
        </text:list-item>
      </text:list>
      <text:list xml:id="list1576027931" text:continue-list="list1296051506" text:style-name="L50">
        <text:list-header>
          <text:p text:style-name="P247"><text:span text:style-name="Teletype"><text:span text:style-name="T27">Show all logged on users. This is the approximate equivalent of </text:span></text:span><text:span text:style-name="Teletype"><text:span text:style-name="T25">who -q</text:span></text:span><text:span text:style-name="Teletype"><text:span text:style-name="T27">.</text:span></text:span></text:p>
        </text:list-header>
      </text:list>
      <text:list xml:id="list1812937368" text:continue-list="list211201593" text:style-name="WW8Num2">
        <text:list-header>
          <text:p text:style-name="P144"/>
        </text:list-header>
        <text:list-item>
          <text:p text:style-name="P144">groups</text:p>
        </text:list-item>
      </text:list>
      <text:list xml:id="list1118168950" text:continue-list="list1576027931" text:style-name="L50">
        <text:list-header>
          <text:p text:style-name="P247"><text:span text:style-name="Teletype"><text:span text:style-name="T27"><text:s text:c="4"/>Lists the current user and the groups she belongs to. This corresponds to the</text:span></text:span><text:span text:style-name="Teletype"><text:span text:style-name="T25"> </text:span></text:span><text:span text:style-name="Teletype"><text:span text:style-name="T25">$GROUPS</text:span></text:span><text:span text:style-name="Teletype"><text:span text:style-name="T27"> internal variable, but gives the group names, rather than the numbers.</text:span></text:span></text:p>
        </text:list-header>
      </text:list>
      <text:list xml:id="list1714622752" text:continue-list="list1812937368" text:style-name="WW8Num2">
        <text:list-header>
          <text:p text:style-name="P144"/>
        </text:list-header>
        <text:list-item>
          <text:p text:style-name="P144">chown、chgrp</text:p>
        </text:list-item>
      </text:list>
      <text:list xml:id="list839737364" text:continue-list="list1118168950" text:style-name="L50">
        <text:list-header>
          <text:p text:style-name="P247"><text:span text:style-name="Teletype"><text:span text:style-name="T27"><text:s text:c="4"/>The</text:span></text:span><text:span text:style-name="Teletype"><text:span text:style-name="T25"> chown</text:span></text:span><text:span text:style-name="Teletype"><text:span text:style-name="T27"> command changes the ownership of a file or files. This command is a useful method that root can use to shift file ownership from one user to another. An ordinary user may not change the ownership of files, not even her own files. </text:span></text:span></text:p>
          <text:p text:style-name="P247"><text:span text:style-name="Teletype"><text:span text:style-name="T27"><text:s text:c="5"/>The </text:span></text:span><text:span text:style-name="Teletype"><text:span text:style-name="T25">chgrp </text:span></text:span><text:span text:style-name="Teletype"><text:span text:style-name="T27">command changes the group ownership of a file or files. You must be </text:span></text:span><text:soft-page-break/><text:span text:style-name="Teletype"><text:span text:style-name="T27">owner of the file(s) as well as a member of the</text:span></text:span><text:span text:style-name="T89"> </text:span><text:span text:style-name="Teletype"><text:span text:style-name="T27">destination group (or root) to use</text:span></text:span><text:span text:style-name="T89"> </text:span><text:span text:style-name="Teletype"><text:span text:style-name="T27">this </text:span></text:span><text:span text:style-name="Teletype"><text:span text:style-name="T27">operation.</text:span></text:span></text:p>
        </text:list-header>
      </text:list>
      <text:list xml:id="list1844552642" text:continue-list="list1714622752" text:style-name="WW8Num2">
        <text:list-header>
          <text:p text:style-name="P144"/>
        </text:list-header>
        <text:list-item>
          <text:p text:style-name="P144">useradd, userdel</text:p>
        </text:list-item>
      </text:list>
      <text:list xml:id="list1403114766" text:continue-list="list839737364" text:style-name="L50">
        <text:list-header>
          <text:p text:style-name="P247"><text:span text:style-name="Teletype"><text:span text:style-name="T27">The useradd administrative command adds a user account to the system and creates a home directory for that particular user, if so specified. The corresponding userdel command removes a user account from the system </text:span></text:span><text:a xlink:type="simple" xlink:href="#FTN.AEN14598" office:name="AEN14598"><text:span text:style-name="Teletype">[2]</text:span></text:a><text:span text:style-name="Teletype"><text:span text:style-name="T27"> and deletes associated files.</text:span></text:span></text:p>
        </text:list-header>
      </text:list>
      <text:list xml:id="list325482274" text:continue-list="list1844552642" text:style-name="WW8Num2">
        <text:list-header>
          <text:p text:style-name="P144"><text:span text:style-name="Teletype"><text:span text:style-name="T82"/></text:span></text:p>
        </text:list-header>
        <text:list-item>
          <text:p text:style-name="P144"><text:span text:style-name="Teletype"><text:span text:style-name="T82">usermod</text:span></text:span></text:p>
        </text:list-item>
      </text:list>
      <text:list xml:id="list642928965" text:continue-list="list1403114766" text:style-name="L50">
        <text:list-header>
          <text:p text:style-name="P247"><text:span text:style-name="Teletype"><text:span text:style-name="T27"><text:s text:c="5"/>Modify a user account. Changes may be made to the password, group membership, expiration date, and other attributes of a given user's account. With this command, a user's password may be locked, which has the effect of disabling the account.</text:span></text:span></text:p>
        </text:list-header>
      </text:list>
      <text:list xml:id="list610181251" text:continue-list="list325482274" text:style-name="WW8Num2">
        <text:list-header>
          <text:p text:style-name="P144"/>
        </text:list-header>
        <text:list-item>
          <text:p text:style-name="P144">groupmod</text:p>
        </text:list-item>
      </text:list>
      <text:list xml:id="list738987755" text:continue-list="list642928965" text:style-name="L50">
        <text:list-header>
          <text:p text:style-name="P247"><text:span text:style-name="Teletype"><text:span text:style-name="T27"><text:s text:c="4"/>Modify a given group. The group name and/or ID number may be changed using this command.</text:span></text:span></text:p>
        </text:list-header>
      </text:list>
      <text:list xml:id="list1055156832" text:continue-list="list610181251" text:style-name="WW8Num2">
        <text:list-header>
          <text:p text:style-name="P144"/>
        </text:list-header>
        <text:list-item>
          <text:p text:style-name="P144">id</text:p>
        </text:list-item>
      </text:list>
      <text:list xml:id="list376416097" text:continue-list="list738987755" text:style-name="L50">
        <text:list-header>
          <text:p text:style-name="P247"><text:span text:style-name="Teletype"><text:span text:style-name="T27"><text:s text:c="3"/>The id command lists the</text:span></text:span><text:span text:style-name="Teletype"><text:span text:style-name="T25"> real </text:span></text:span><text:span text:style-name="Teletype"><text:span text:style-name="T27">and </text:span></text:span><text:span text:style-name="Teletype"><text:span text:style-name="T25">effective </text:span></text:span><text:span text:style-name="Teletype"><text:span text:style-name="T27">user IDs and the group IDs of the user associated with the current process. This is the counterpart to the </text:span></text:span><text:span text:style-name="Teletype"><text:span text:style-name="T25">$UID</text:span></text:span><text:span text:style-name="Teletype"><text:span text:style-name="T27">, </text:span></text:span><text:span text:style-name="Teletype"><text:span text:style-name="T25">$EUID</text:span></text:span><text:span text:style-name="Teletype"><text:span text:style-name="T27">, and </text:span></text:span><text:span text:style-name="Teletype"><text:span text:style-name="T25">$GROUPS</text:span></text:span><text:span text:style-name="Teletype"><text:span text:style-name="T27"> internal Bash variables.</text:span></text:span></text:p>
          <text:p text:style-name="P247"><text:span text:style-name="Teletype"><text:span text:style-name="T27"><text:s text:c="4"/>The id command shows the </text:span></text:span><text:span text:style-name="Teletype"><text:span text:style-name="T25">effective</text:span></text:span><text:span text:style-name="Teletype"><text:span text:style-name="T27"> IDs only when they differ from the </text:span></text:span><text:span text:style-name="Teletype"><text:span text:style-name="T25">real </text:span></text:span><text:span text:style-name="Teletype"><text:span text:style-name="T27">ones.</text:span></text:span></text:p>
        </text:list-header>
      </text:list>
      <text:list xml:id="list958387073" text:continue-list="list1055156832" text:style-name="WW8Num2">
        <text:list-header>
          <text:p text:style-name="P144"/>
        </text:list-header>
        <text:list-item>
          <text:p text:style-name="P144">lid</text:p>
        </text:list-item>
      </text:list>
      <text:list xml:id="list1911775901" text:continue-list="list376416097" text:style-name="L50">
        <text:list-header>
          <text:p text:style-name="P247"><text:span text:style-name="Teletype"><text:span text:style-name="T27"><text:s text:c="3"/>The lid (</text:span></text:span><text:span text:style-name="Teletype"><text:span text:style-name="T25">list ID</text:span></text:span><text:span text:style-name="Teletype"><text:span text:style-name="T27">) command shows the group(s) that a given user belongs to, or alternately, the users belonging to a given group. May be invoked only by root.</text:span></text:span></text:p>
        </text:list-header>
      </text:list>
      <text:list xml:id="list1420612165" text:continue-list="list958387073" text:style-name="WW8Num2">
        <text:list-header>
          <text:p text:style-name="P144"/>
        </text:list-header>
        <text:list-item>
          <text:p text:style-name="P144">who</text:p>
        </text:list-item>
      </text:list>
      <text:list xml:id="list1697288272" text:continue-list="list1911775901" text:style-name="L50">
        <text:list-header>
          <text:p text:style-name="P247"><text:span text:style-name="Teletype"><text:span text:style-name="T27"><text:s text:c="4"/>Show all users logged on to the system.</text:span></text:span></text:p>
          <text:p text:style-name="P247"><text:span text:style-name="Teletype"><text:span text:style-name="T27"><text:s text:c="4"/>The </text:span></text:span><text:span text:style-name="Teletype"><text:span text:style-name="T25">-m </text:span></text:span><text:span text:style-name="Teletype"><text:span text:style-name="T27">gives detailed information about only the current user. Passing any two arguments to who is the equivalent of </text:span></text:span><text:span text:style-name="Teletype"><text:span text:style-name="T25">who -m</text:span></text:span><text:span text:style-name="Teletype"><text:span text:style-name="T27">, as in </text:span></text:span><text:span text:style-name="Teletype"><text:span text:style-name="T25">who am i </text:span></text:span><text:span text:style-name="Teletype"><text:span text:style-name="T27">or</text:span></text:span><text:span text:style-name="Teletype"><text:span text:style-name="T25"> who The Man</text:span></text:span><text:span text:style-name="Teletype"><text:span text:style-name="T27">.</text:span></text:span></text:p>
        </text:list-header>
      </text:list>
      <text:list xml:id="list2075143489" text:continue-list="list1420612165" text:style-name="WW8Num2">
        <text:list-header>
          <text:p text:style-name="P144"/>
        </text:list-header>
        <text:list-item>
          <text:p text:style-name="P144">w</text:p>
        </text:list-item>
      </text:list>
      <text:list xml:id="list1192706766" text:continue-list="list1697288272" text:style-name="L50">
        <text:list-header>
          <text:p text:style-name="P247"><text:span text:style-name="Teletype"><text:span text:style-name="T27"><text:s text:c="4"/>Show all logged on users and the processes belonging to them. This is an extended </text:span></text:span><text:soft-page-break/><text:span text:style-name="Teletype"><text:span text:style-name="T27">version of </text:span></text:span><text:span text:style-name="Teletype"><text:span text:style-name="T25">who</text:span></text:span><text:span text:style-name="Teletype"><text:span text:style-name="T27">. The output of </text:span></text:span><text:span text:style-name="Teletype"><text:span text:style-name="T25">w</text:span></text:span><text:span text:style-name="Teletype"><text:span text:style-name="T27"> may be piped to </text:span></text:span><text:span text:style-name="Teletype"><text:span text:style-name="T25">grep</text:span></text:span><text:span text:style-name="Teletype"><text:span text:style-name="T27"> to find a specific user and/or process.</text:span></text:span></text:p>
        </text:list-header>
      </text:list>
      <text:list xml:id="list117667636" text:continue-list="list2075143489" text:style-name="WW8Num2">
        <text:list-header>
          <text:p text:style-name="P144"/>
        </text:list-header>
        <text:list-item>
          <text:p text:style-name="P144">logname</text:p>
        </text:list-item>
      </text:list>
      <text:list xml:id="list308175209" text:continue-list="list1192706766" text:style-name="L50">
        <text:list-header>
          <text:p text:style-name="P247"><text:span text:style-name="Teletype"><text:span text:style-name="T27"><text:s text:c="5"/>Show </text:span></text:span><text:span text:style-name="Teletype"><text:span text:style-name="T25">current user's login name</text:span></text:span><text:span text:style-name="Teletype"><text:span text:style-name="T27"> (as found in </text:span></text:span><text:span text:style-name="Teletype"><text:span text:style-name="T25">/var/run/utmp</text:span></text:span><text:span text:style-name="Teletype"><text:span text:style-name="T27">). This is a near-</text:span></text:span><text:span text:style-name="Teletype"><text:span text:style-name="T27">equivalent to </text:span></text:span><text:span text:style-name="Teletype"><text:span text:style-name="T27">whoami</text:span></text:span><text:span text:style-name="Teletype"><text:span text:style-name="T27">, above.</text:span></text:span></text:p>
          <text:p text:style-name="P247"><text:span text:style-name="Teletype"><text:span text:style-name="T27"><text:s text:c="4"/>While</text:span></text:span><text:span text:style-name="Teletype"><text:span text:style-name="T25"> logname</text:span></text:span><text:span text:style-name="Teletype"><text:span text:style-name="T27"> prints the name of the logged in user, </text:span></text:span><text:span text:style-name="Teletype"><text:span text:style-name="T25">whoami</text:span></text:span><text:span text:style-name="Teletype"><text:span text:style-name="T27"> gives the name of the user attached to the </text:span></text:span><text:span text:style-name="Teletype"><text:span text:style-name="T25">current process</text:span></text:span><text:span text:style-name="Teletype"><text:span text:style-name="T27">. As we have just seen, sometimes these are not the same.</text:span></text:span></text:p>
        </text:list-header>
      </text:list>
      <text:list xml:id="list390493363" text:continue-list="list117667636" text:style-name="WW8Num2">
        <text:list-header>
          <text:p text:style-name="P144"/>
        </text:list-header>
        <text:list-item>
          <text:p text:style-name="P144">su</text:p>
        </text:list-item>
      </text:list>
      <text:list xml:id="list775148020" text:continue-list="list308175209" text:style-name="L50">
        <text:list-header>
          <text:p text:style-name="P247"><text:span text:style-name="Teletype"><text:span text:style-name="T27"><text:s text:c="4"/>Runs a program or script as a</text:span></text:span><text:span text:style-name="Teletype"><text:span text:style-name="T25"> substitute use</text:span></text:span><text:span text:style-name="Teletype"><text:span text:style-name="T27">r. su rjones starts a shell as user rjones. A naked su defaults to root. See </text:span></text:span><text:span text:style-name="Teletype"><text:span text:style-name="T27">Example A-14</text:span></text:span><text:span text:style-name="Teletype"><text:span text:style-name="T27">.</text:span></text:span></text:p>
        </text:list-header>
      </text:list>
      <text:list xml:id="list1006936411" text:continue-list="list390493363" text:style-name="WW8Num2">
        <text:list-header>
          <text:p text:style-name="P144"/>
        </text:list-header>
        <text:list-item>
          <text:p text:style-name="P144"><text:bookmark text:name="SUDOREF"/>sudo</text:p>
        </text:list-item>
      </text:list>
      <text:list xml:id="list182126868" text:continue-list="list775148020" text:style-name="L50">
        <text:list-header>
          <text:p text:style-name="P247"><text:span text:style-name="Teletype"><text:span text:style-name="T27"><text:s text:c="4"/>Runs a command as root (or another user). This may be used in a script, thus permitting a regular user to run the script.</text:span></text:span></text:p>
          <text:p text:style-name="P247"><text:span text:style-name="Teletype"><text:span text:style-name="T27"><text:s text:c="4"/>The file </text:span></text:span><text:span text:style-name="Teletype"><text:span text:style-name="T25">/etc/sudoers</text:span></text:span><text:span text:style-name="Teletype"><text:span text:style-name="T27"> holds the names of users permitted to invoke sudo.</text:span></text:span></text:p>
        </text:list-header>
      </text:list>
      <text:list xml:id="list1998060319" text:continue-list="list1006936411" text:style-name="WW8Num2">
        <text:list-header>
          <text:p text:style-name="P144"/>
        </text:list-header>
        <text:list-item>
          <text:p text:style-name="P144">passwd</text:p>
        </text:list-item>
      </text:list>
      <text:list xml:id="list1522620265" text:continue-list="list182126868" text:style-name="L50">
        <text:list-header>
          <text:p text:style-name="P247"><text:span text:style-name="Teletype"><text:span text:style-name="T27"><text:s text:c="5"/>Sets, changes, or manages a user's password.</text:span></text:span></text:p>
        </text:list-header>
      </text:list>
      <text:list xml:id="list1614246573" text:continue-list="list1998060319" text:style-name="WW8Num2">
        <text:list-header>
          <text:p text:style-name="P144"/>
        </text:list-header>
        <text:list-item>
          <text:p text:style-name="P144">ac</text:p>
        </text:list-item>
      </text:list>
      <text:list xml:id="list1083882904" text:continue-list="list1522620265" text:style-name="L50">
        <text:list-header>
          <text:p text:style-name="P247"><text:span text:style-name="Teletype"><text:span text:style-name="T27"><text:s text:c="4"/>Show users' </text:span></text:span><text:span text:style-name="Teletype"><text:span text:style-name="T25">logged</text:span></text:span><text:span text:style-name="Teletype"><text:span text:style-name="T27"> in time, as read from /var/log/wtmp. This is one of the GNU accounting utilities.</text:span></text:span></text:p>
        </text:list-header>
      </text:list>
      <text:list xml:id="list639064619" text:continue-list="list1614246573" text:style-name="WW8Num2">
        <text:list-header>
          <text:p text:style-name="P144"/>
        </text:list-header>
        <text:list-item>
          <text:p text:style-name="P144">last</text:p>
        </text:list-item>
      </text:list>
      <text:list xml:id="list1793324661" text:continue-list="list1083882904" text:style-name="L50">
        <text:list-header>
          <text:p text:style-name="P247"><text:span text:style-name="Teletype"><text:span text:style-name="T27"><text:s text:c="4"/>List </text:span></text:span><text:span text:style-name="Teletype"><text:span text:style-name="T25">last logged</text:span></text:span><text:span text:style-name="Teletype"><text:span text:style-name="T27"> in users, as read from </text:span></text:span><text:span text:style-name="Teletype"><text:span text:style-name="T25">/var/log/wtmp</text:span></text:span><text:span text:style-name="Teletype"><text:span text:style-name="T27">. This command can also show remote logins.</text:span></text:span></text:p>
        </text:list-header>
      </text:list>
      <text:list xml:id="list480303682" text:continue-list="list639064619" text:style-name="WW8Num2">
        <text:list-header>
          <text:p text:style-name="P144"/>
        </text:list-header>
        <text:list-item>
          <text:p text:style-name="P144">newgrp</text:p>
        </text:list-item>
      </text:list>
      <text:list xml:id="list272394834" text:continue-list="list1793324661" text:style-name="L50">
        <text:list-header>
          <text:p text:style-name="P247"><text:span text:style-name="Teletype"><text:span text:style-name="T27"><text:s text:c="3"/>Change user's group ID without logging out. This permits access to the new group's files. Since users may be members of multiple groups simultaneously, this command finds only limited use.</text:span></text:span></text:p>
        </text:list-header>
      </text:list>
      <text:p text:style-name="P25"/>
      <text:p text:style-name="P25"><text:soft-page-break/></text:p>
      <text:p text:style-name="P32">Terminals</text:p>
      <text:list xml:id="list731886458" text:continue-list="list480303682" text:style-name="WW8Num2">
        <text:list-item>
          <text:p text:style-name="P144">tty</text:p>
        </text:list-item>
      </text:list>
      <text:list xml:id="list2162802930" text:continue-list="list272394834" text:style-name="L50">
        <text:list-header>
          <text:p text:style-name="P247"><text:span text:style-name="Teletype"><text:span text:style-name="T27"><text:s text:c="4"/>Echoes the name (filename) of the </text:span></text:span><text:span text:style-name="Teletype"><text:span text:style-name="T25">current user's terminal</text:span></text:span><text:span text:style-name="Teletype"><text:span text:style-name="T27">. Note that each separate xterm window counts as a different terminal.</text:span></text:span></text:p>
        </text:list-header>
      </text:list>
      <text:list xml:id="list1080008693" text:continue-list="list731886458" text:style-name="WW8Num2">
        <text:list-header>
          <text:p text:style-name="P144"/>
        </text:list-header>
        <text:list-item>
          <text:p text:style-name="P144">stty</text:p>
        </text:list-item>
      </text:list>
      <text:list xml:id="list396831948" text:continue-list="list2162802930" text:style-name="L50">
        <text:list-header>
          <text:p text:style-name="P247"><text:span text:style-name="Teletype"><text:span text:style-name="T27"><text:s text:c="4"/>Shows and/or changes terminal settings. This complex command, used in a script, can </text:span></text:span><text:span text:style-name="Teletype"><text:span text:style-name="T25">control terminal behavior and the way output displays</text:span></text:span><text:span text:style-name="Teletype"><text:span text:style-name="T27">. See the info page, and </text:span></text:span><text:span text:style-name="Teletype"><text:span text:style-name="T25">study it carefully.</text:span></text:span></text:p>
        </text:list-header>
      </text:list>
      <text:list xml:id="list1386310543" text:continue-list="list1080008693" text:style-name="WW8Num2">
        <text:list-header>
          <text:p text:style-name="P223"><text:span text:style-name="Teletype"><text:span text:style-name="T27">stty erase '#' <text:s text:c="16"/># <text:s/>Set "hashmark" (#) as erase character.</text:span></text:span></text:p>
          <text:p text:style-name="P223"><text:span text:style-name="Teletype"><text:span text:style-name="T27">stty -echo <text:s text:c="3"/># Turns off screen echo.</text:span></text:span></text:p>
          <text:p text:style-name="P223"><text:span text:style-name="Teletype"><text:span text:style-name="T27">stty echo <text:s text:c="4"/># Restores screen echo.</text:span></text:span></text:p>
          <text:p text:style-name="P144"/>
        </text:list-header>
        <text:list-item>
          <text:p text:style-name="P144">setterm</text:p>
        </text:list-item>
      </text:list>
      <text:list xml:id="list1373367462" text:continue-list="list396831948" text:style-name="L50">
        <text:list-header>
          <text:p text:style-name="P247"><text:span text:style-name="Teletype"><text:span text:style-name="T27"><text:s text:c="3"/>Set certain terminal attributes. This command writes to its terminal's stdout a string that <text:s/>changes the behavior of that terminal.</text:span></text:span></text:p>
        </text:list-header>
      </text:list>
      <text:list xml:id="list1007637408" text:continue-list="list1386310543" text:style-name="WW8Num2">
        <text:list-header>
          <text:p text:style-name="P223"><text:span text:style-name="Teletype"><text:span text:style-name="T27">bash$ setterm -cursor off</text:span></text:span></text:p>
          <text:p text:style-name="P223"><text:span text:style-name="Teletype"><text:span text:style-name="T27">setterm -bold on</text:span></text:span></text:p>
          <text:p text:style-name="P223"><text:span text:style-name="Teletype"><text:span text:style-name="T27">echo bold hello</text:span></text:span></text:p>
          <text:p text:style-name="P223"><text:span text:style-name="Teletype"><text:span text:style-name="T27"/></text:span></text:p>
          <text:p text:style-name="P223"><text:span text:style-name="Teletype"><text:span text:style-name="T27">setterm -bold off</text:span></text:span></text:p>
          <text:p text:style-name="P223"><text:span text:style-name="Teletype"><text:span text:style-name="T27">echo normal hell</text:span></text:span></text:p>
          <text:p text:style-name="P144"/>
        </text:list-header>
        <text:list-item>
          <text:p text:style-name="P144">tset</text:p>
        </text:list-item>
      </text:list>
      <text:list xml:id="list1964368289" text:continue-list="list1373367462" text:style-name="L50">
        <text:list-header>
          <text:p text:style-name="P247"><text:span text:style-name="Teletype"><text:span text:style-name="T27"><text:s text:c="4"/>Show or initialize terminal settings. This is a less capable version of </text:span></text:span><text:span text:style-name="Teletype"><text:span text:style-name="T25">stty</text:span></text:span><text:span text:style-name="Teletype"><text:span text:style-name="T27">.</text:span></text:span></text:p>
        </text:list-header>
      </text:list>
      <text:list xml:id="list2080231713" text:continue-list="list1007637408" text:style-name="WW8Num2">
        <text:list-header>
          <text:p text:style-name="P144"/>
        </text:list-header>
        <text:list-item>
          <text:p text:style-name="P144">setserial</text:p>
        </text:list-item>
      </text:list>
      <text:list xml:id="list2030670735" text:continue-list="list1964368289" text:style-name="L50">
        <text:list-header>
          <text:p text:style-name="P247"><text:span text:style-name="Teletype"><text:span text:style-name="T27"><text:s text:c="4"/>Set or display serial port parameters. This command must be run by root and is usually found in a system setup script.</text:span></text:span></text:p>
        </text:list-header>
      </text:list>
      <text:list xml:id="list161177234" text:continue-list="list2080231713" text:style-name="WW8Num2">
        <text:list-header>
          <text:p text:style-name="P144"/>
        </text:list-header>
        <text:list-item>
          <text:p text:style-name="P144">getty, <text:bookmark text:name="AGETTYREF"/>agetty</text:p>
        </text:list-item>
      </text:list>
      <text:list xml:id="list859011633" text:continue-list="list2030670735" text:style-name="L50">
        <text:list-header>
          <text:p text:style-name="P247"><text:span text:style-name="Teletype"><text:span text:style-name="T27"><text:s text:c="4"/>The initialization process for a terminal uses getty or agetty to set it up for login by a user. These commands are not used within user shell scripts. Their scripting counterpart is stty.</text:span></text:span></text:p>
        </text:list-header>
      </text:list>
      <text:list xml:id="list1762839483" text:continue-list="list161177234" text:style-name="WW8Num2">
        <text:list-header>
          <text:p text:style-name="P144"><text:soft-page-break/></text:p>
        </text:list-header>
        <text:list-item>
          <text:p text:style-name="P144">mesg</text:p>
        </text:list-item>
      </text:list>
      <text:list xml:id="list1549665894" text:continue-list="list859011633" text:style-name="L50">
        <text:list-header>
          <text:p text:style-name="P247"><text:span text:style-name="Teletype"><text:span text:style-name="T27"><text:s text:c="4"/>Enables or disables write access to the current user's terminal. Disabling access would prevent another user on the network to </text:span></text:span><text:span text:style-name="Teletype"><text:span text:style-name="T25">write</text:span></text:span><text:span text:style-name="Teletype"><text:span text:style-name="T25"> </text:span></text:span><text:span text:style-name="Teletype"><text:span text:style-name="T27">to the terminal.</text:span></text:span></text:p>
        </text:list-header>
      </text:list>
      <text:list xml:id="list376692753" text:continue-list="list1762839483" text:style-name="WW8Num2">
        <text:list-header>
          <text:p text:style-name="P144"/>
        </text:list-header>
        <text:list-item>
          <text:p text:style-name="P144">wall</text:p>
        </text:list-item>
      </text:list>
      <text:list xml:id="list1658375819" text:continue-list="list1549665894" text:style-name="L50">
        <text:list-header>
          <text:p text:style-name="P247"><text:span text:style-name="Teletype"><text:span text:style-name="T27"><text:s text:c="4"/>This is an acronym for "</text:span></text:span><text:span text:style-name="Teletype"><text:span text:style-name="T25">write</text:span></text:span><text:span text:style-name="Teletype"><text:span text:style-name="T25"> all</text:span></text:span><text:span text:style-name="Teletype"><text:span text:style-name="T27">," i.e., sending a message to all users at every terminal logged into the network. It is primarily a system administrator's tool, useful, for example, when warning everyone that the system will shortly go down due to a problem (see </text:span></text:span><text:span text:style-name="Teletype"><text:span text:style-name="T27">Example 19-1</text:span></text:span><text:span text:style-name="Teletype"><text:span text:style-name="T27">).</text:span></text:span></text:p>
        </text:list-header>
      </text:list>
      <text:p text:style-name="P25"/>
      <text:p text:style-name="P32">Information and Statistics</text:p>
      <text:list xml:id="list562765507" text:continue-list="list376692753" text:style-name="WW8Num2">
        <text:list-item>
          <text:p text:style-name="P144">uname</text:p>
        </text:list-item>
      </text:list>
      <text:list xml:id="list462236884" text:continue-list="list1658375819" text:style-name="L50">
        <text:list-header>
          <text:p text:style-name="P247"><text:span text:style-name="Teletype"><text:span text:style-name="T27"><text:s text:c="5"/>Output system specifications (OS, kernel version, etc.) to stdout. Invoked with the -a option, gives verbose system info (see</text:span></text:span><text:span text:style-name="Teletype"><text:span text:style-name="T27">Example 16-5</text:span></text:span><text:span text:style-name="Teletype"><text:span text:style-name="T27">). The -s option shows only the OS type.</text:span></text:span></text:p>
        </text:list-header>
      </text:list>
      <text:list xml:id="list1934427524" text:continue-list="list562765507" text:style-name="WW8Num2">
        <text:list-header>
          <text:p text:style-name="P144"/>
        </text:list-header>
        <text:list-item>
          <text:p text:style-name="P144">arch</text:p>
        </text:list-item>
      </text:list>
      <text:list xml:id="list921135365" text:continue-list="list462236884" text:style-name="L50">
        <text:list-header>
          <text:p text:style-name="P247"><text:span text:style-name="Teletype"><text:span text:style-name="T27"><text:s text:c="4"/>Show system architecture. Equivalent to uname -m. See </text:span></text:span><text:span text:style-name="Teletype"><text:span text:style-name="T27">Example 11-26</text:span></text:span><text:span text:style-name="Teletype"><text:span text:style-name="T27">.</text:span></text:span></text:p>
        </text:list-header>
      </text:list>
      <text:list xml:id="list1205261399" text:continue-list="list1934427524" text:style-name="WW8Num2">
        <text:list-header>
          <text:p text:style-name="P144"/>
        </text:list-header>
        <text:list-item>
          <text:p text:style-name="P144">lastcomm</text:p>
        </text:list-item>
      </text:list>
      <text:list xml:id="list761756782" text:continue-list="list921135365" text:style-name="L50">
        <text:list-header>
          <text:p text:style-name="P247"><text:span text:style-name="Teletype"><text:span text:style-name="T27"><text:s text:c="5"/>Gives information about </text:span></text:span><text:span text:style-name="Teletype"><text:span text:style-name="T25">previous commands</text:span></text:span><text:span text:style-name="Teletype"><text:span text:style-name="T27">, as stored in the </text:span></text:span><text:span text:style-name="Teletype"><text:span text:style-name="T25">/var/account/pacct</text:span></text:span><text:span text:style-name="Teletype"><text:span text:style-name="T27"> file. Command name and user name can be specified by options. This is one of the GNU accounting utilities.</text:span></text:span></text:p>
        </text:list-header>
      </text:list>
      <text:list xml:id="list1071138728" text:continue-list="list1205261399" text:style-name="WW8Num2">
        <text:list-header>
          <text:p text:style-name="P144"/>
        </text:list-header>
        <text:list-item>
          <text:p text:style-name="P144">lastlog</text:p>
        </text:list-item>
      </text:list>
      <text:list xml:id="list1023714565" text:continue-list="list761756782" text:style-name="L50">
        <text:list-header>
          <text:p text:style-name="P247"><text:span text:style-name="Teletype"><text:span text:style-name="T27"><text:s text:c="5"/>List the last login time of all system users. This references the </text:span></text:span><text:span text:style-name="Teletype"><text:span text:style-name="T25">/var/log/lastlog </text:span></text:span><text:span text:style-name="Teletype"><text:span text:style-name="T27">file.</text:span></text:span></text:p>
        </text:list-header>
      </text:list>
      <text:list xml:id="list104769895" text:continue-list="list1071138728" text:style-name="WW8Num2">
        <text:list-header>
          <text:p text:style-name="P144"/>
        </text:list-header>
        <text:list-item>
          <text:p text:style-name="P144">lsof</text:p>
        </text:list-item>
      </text:list>
      <text:list xml:id="list505778149" text:continue-list="list1023714565" text:style-name="L50">
        <text:list-header>
          <text:p text:style-name="P247"><text:span text:style-name="Teletype"><text:span text:style-name="T27"><text:s text:c="2"/></text:span></text:span><text:span text:style-name="Teletype"><text:span text:style-name="T25"><text:s text:c="2"/>List open files</text:span></text:span><text:span text:style-name="Teletype"><text:span text:style-name="T27">. This command outputs a detailed table of all currently open files and gives information about their owner, size, the processes associated with them, and more. Of course, lsof may be piped to </text:span></text:span><text:span text:style-name="Teletype"><text:span text:style-name="T27">grep</text:span></text:span><text:span text:style-name="Teletype"><text:span text:style-name="T27"> and/or </text:span></text:span><text:span text:style-name="Teletype"><text:span text:style-name="T27">awk</text:span></text:span><text:span text:style-name="Teletype"><text:span text:style-name="T27"> to parse and analyze its results.</text:span></text:span></text:p>
          <text:p text:style-name="P247"><text:span text:style-name="Teletype"><text:span text:style-name="T27"><text:s text:c="4"/>The </text:span></text:span><text:span text:style-name="Teletype"><text:span text:style-name="T25">lsof</text:span></text:span><text:span text:style-name="Teletype"><text:span text:style-name="T27"> command is a useful, if complex administrative tool. If you are unable to dismount a filesystem and get an error message that it is still in use, then</text:span></text:span><text:span text:style-name="T89"> </text:span><text:span text:style-name="Teletype"><text:span text:style-name="T27">running lsof helps determine which files are still open on that filesystem. The</text:span></text:span><text:span text:style-name="Teletype"><text:span text:style-name="T25"> -i</text:span></text:span><text:span text:style-name="Teletype"><text:span text:style-name="T27"> option </text:span></text:span><text:soft-page-break/><text:span text:style-name="Teletype"><text:span text:style-name="T27">lists open network socket files, and this can help trace intrusion or hack attempts.</text:span></text:span></text:p>
        </text:list-header>
      </text:list>
      <text:list xml:id="list2075473964" text:continue-list="list104769895" text:style-name="WW8Num2">
        <text:list-header>
          <text:p text:style-name="P223"><text:span text:style-name="Teletype"><text:span text:style-name="T27"><text:s/>lsof -an -i tcp</text:span></text:span></text:p>
          <text:p text:style-name="P144"/>
        </text:list-header>
        <text:list-item>
          <text:p text:style-name="P144">strace</text:p>
        </text:list-item>
      </text:list>
      <text:list xml:id="list711711009" text:continue-list="list505778149" text:style-name="L50">
        <text:list-header>
          <text:p text:style-name="P247"><text:span text:style-name="Teletype"><text:span text:style-name="T27"><text:s text:c="4"/></text:span></text:span><text:span text:style-name="Teletype"><text:span text:style-name="T25">System trace:</text:span></text:span><text:span text:style-name="Teletype"><text:span text:style-name="T27"> diagnostic and debugging tool for tracing system calls and signals. This command and</text:span></text:span><text:span text:style-name="Teletype"><text:span text:style-name="T25"> ltrace</text:span></text:span><text:span text:style-name="Teletype"><text:span text:style-name="T27">, following, are useful for diagnosing why a given program or package fails to run . . . perhaps due to missing libraries or related causes.</text:span></text:span></text:p>
        </text:list-header>
      </text:list>
      <text:list xml:id="list119495657" text:continue-list="list2075473964" text:style-name="WW8Num2">
        <text:list-header>
          <text:p text:style-name="P144"/>
        </text:list-header>
        <text:list-item>
          <text:p text:style-name="P144">ltrace</text:p>
        </text:list-item>
      </text:list>
      <text:list xml:id="list376170494" text:continue-list="list711711009" text:style-name="L50">
        <text:list-header>
          <text:p text:style-name="P247"><text:span text:style-name="Teletype"><text:span text:style-name="T25"><text:s text:c="4"/>Library trace: </text:span></text:span><text:span text:style-name="Teletype"><text:span text:style-name="T27">diagnostic and debugging tool that traces library calls invoked by a given command.</text:span></text:span></text:p>
        </text:list-header>
      </text:list>
      <text:list xml:id="list951982338" text:continue-list="list119495657" text:style-name="WW8Num2">
        <text:list-header>
          <text:p text:style-name="P144"/>
        </text:list-header>
        <text:list-item>
          <text:p text:style-name="P144">nc</text:p>
        </text:list-item>
      </text:list>
      <text:list xml:id="list819258611" text:continue-list="list376170494" text:style-name="L50">
        <text:list-header>
          <text:p text:style-name="P247"><text:span text:style-name="Teletype"><text:span text:style-name="T27"><text:s text:c="5"/>The</text:span></text:span><text:span text:style-name="Teletype"><text:span text:style-name="T25"> nc</text:span></text:span><text:span text:style-name="Teletype"><text:span text:style-name="T27"> (</text:span></text:span><text:span text:style-name="Teletype"><text:span text:style-name="T25">netcat</text:span></text:span><text:span text:style-name="Teletype"><text:span text:style-name="T27">) utility is a complete toolkit for connecting to and listening to TCP and UDP ports. It is useful as a diagnostic and testing tool and as a component in simple script-based HTTP clients and servers.</text:span></text:span></text:p>
        </text:list-header>
      </text:list>
      <text:list xml:id="list359366271" text:continue-list="list951982338" text:style-name="WW8Num2">
        <text:list-header>
          <text:p text:style-name="P223"><text:span text:style-name="Teletype"><text:span text:style-name="T27">bash$ nc localhost.localdomain 25</text:span></text:span></text:p>
          <text:p text:style-name="P223"><text:span text:style-name="Teletype"><text:span text:style-name="T27">220 localhost.localdomain ESMTP Sendmail 8.13.1/8.13.1;</text:span></text:span></text:p>
          <text:p text:style-name="P223"><text:span text:style-name="Teletype"><text:span text:style-name="T27"><text:s/>Thu, 31 Mar 2005 15:41:35 -0700</text:span></text:span></text:p>
          <text:p text:style-name="P144"/>
        </text:list-header>
        <text:list-item>
          <text:p text:style-name="P144">free</text:p>
        </text:list-item>
      </text:list>
      <text:list xml:id="list1999867527" text:continue-list="list819258611" text:style-name="L50">
        <text:list-header>
          <text:p text:style-name="P247"><text:span text:style-name="Teletype"><text:span text:style-name="T27"><text:s text:c="3"/>Shows memory and cache usage in tabular form. The output of this command lends itself to parsing, using </text:span></text:span><text:span text:style-name="Teletype"><text:span text:style-name="T27">grep</text:span></text:span><text:span text:style-name="Teletype"><text:span text:style-name="T27">, </text:span></text:span><text:span text:style-name="Teletype"><text:span text:style-name="T27">awk</text:span></text:span><text:span text:style-name="Teletype"><text:span text:style-name="T27"> or Perl. The </text:span></text:span><text:span text:style-name="Teletype"><text:span text:style-name="T25">procinfo</text:span></text:span><text:span text:style-name="Teletype"><text:span text:style-name="T27"> command shows all the information that </text:span></text:span><text:span text:style-name="Teletype"><text:span text:style-name="T25">free</text:span></text:span><text:span text:style-name="Teletype"><text:span text:style-name="T27"> does, and much more.</text:span></text:span></text:p>
        </text:list-header>
      </text:list>
      <text:list xml:id="list1183967054" text:continue-list="list359366271" text:style-name="WW8Num2">
        <text:list-header>
          <text:p text:style-name="P144"/>
        </text:list-header>
        <text:list-item>
          <text:p text:style-name="P144">procinfo</text:p>
        </text:list-item>
      </text:list>
      <text:list xml:id="list1713553309" text:continue-list="list1999867527" text:style-name="L50">
        <text:list-header>
          <text:p text:style-name="P247"><text:span text:style-name="Teletype"><text:span text:style-name="T27"><text:s text:c="4"/>Extract and list information and statistics from the </text:span></text:span><text:span text:style-name="Teletype"><text:span text:style-name="T25">/proc</text:span></text:span><text:span text:style-name="Teletype"><text:span text:style-name="T27"> pseudo-filesystem</text:span></text:span><text:span text:style-name="Teletype"><text:span text:style-name="T27">. This gives a very extensive and detailed listing.</text:span></text:span></text:p>
        </text:list-header>
      </text:list>
      <text:list xml:id="list1193627836" text:continue-list="list1183967054" text:style-name="WW8Num2">
        <text:list-header>
          <text:p text:style-name="P144"/>
        </text:list-header>
        <text:list-item>
          <text:p text:style-name="P144">lsdev</text:p>
        </text:list-item>
      </text:list>
      <text:list xml:id="list2159480957" text:continue-list="list1713553309" text:style-name="L50">
        <text:list-header>
          <text:p text:style-name="P247"><text:span text:style-name="Teletype"><text:span text:style-name="T27"><text:s text:c="3"/></text:span></text:span><text:span text:style-name="Teletype"><text:span text:style-name="T25"><text:s text:c="2"/>List devices</text:span></text:span><text:span text:style-name="Teletype"><text:span text:style-name="T27">, that is, show installed hardware.</text:span></text:span></text:p>
        </text:list-header>
      </text:list>
      <text:list xml:id="list1498314446" text:continue-list="list1193627836" text:style-name="WW8Num2">
        <text:list-header>
          <text:p text:style-name="P144"/>
        </text:list-header>
        <text:list-item>
          <text:p text:style-name="P144">du</text:p>
        </text:list-item>
      </text:list>
      <text:list xml:id="list1094252396" text:continue-list="list2159480957" text:style-name="L50">
        <text:list-header>
          <text:p text:style-name="P247"><text:span text:style-name="Teletype"><text:span text:style-name="T27"><text:s text:c="4"/>Show (disk) file usage, recursively. Defaults to current working directory, unless otherwise specified.</text:span></text:span></text:p>
        </text:list-header>
      </text:list>
      <text:list xml:id="list2010544539" text:continue-list="list1498314446" text:style-name="WW8Num2">
        <text:list-header>
          <text:p text:style-name="P144"><text:soft-page-break/></text:p>
        </text:list-header>
        <text:list-item>
          <text:p text:style-name="P144">df</text:p>
        </text:list-item>
      </text:list>
      <text:list xml:id="list1627368175" text:continue-list="list1094252396" text:style-name="L50">
        <text:list-header>
          <text:p text:style-name="P247"><text:span text:style-name="Teletype"><text:span text:style-name="T27"><text:s text:c="4"/>Shows filesystem usage in tabular form.</text:span></text:span></text:p>
        </text:list-header>
      </text:list>
      <text:list xml:id="list1921140525" text:continue-list="list2010544539" text:style-name="WW8Num2">
        <text:list-header>
          <text:p text:style-name="P144"/>
        </text:list-header>
        <text:list-item>
          <text:p text:style-name="P144">dmesg</text:p>
        </text:list-item>
      </text:list>
      <text:list xml:id="list1593776869" text:continue-list="list1627368175" text:style-name="L50">
        <text:list-header>
          <text:p text:style-name="P247"><text:span text:style-name="Teletype"><text:span text:style-name="T27"><text:s text:c="5"/>Lists all</text:span></text:span><text:span text:style-name="Teletype"><text:span text:style-name="T25"> system bootup messages</text:span></text:span><text:span text:style-name="Teletype"><text:span text:style-name="T27"> to stdout. Handy for debugging and ascertaining which device drivers were installed and which system interrupts in use. The output of dmesg may, of course, be parsed with </text:span></text:span><text:span text:style-name="Teletype"><text:span text:style-name="T27">grep</text:span></text:span><text:span text:style-name="Teletype"><text:span text:style-name="T27">, </text:span></text:span><text:span text:style-name="Teletype"><text:span text:style-name="T27">sed</text:span></text:span><text:span text:style-name="Teletype"><text:span text:style-name="T27">, or </text:span></text:span><text:span text:style-name="Teletype"><text:span text:style-name="T27">awk</text:span></text:span><text:span text:style-name="Teletype"><text:span text:style-name="T27"> from within a script.</text:span></text:span></text:p>
        </text:list-header>
      </text:list>
      <text:list xml:id="list997426916" text:continue-list="list1921140525" text:style-name="WW8Num2">
        <text:list-header>
          <text:p text:style-name="P144"/>
        </text:list-header>
        <text:list-item>
          <text:p text:style-name="P144">stat</text:p>
        </text:list-item>
      </text:list>
      <text:list xml:id="list118226125" text:continue-list="list1593776869" text:style-name="L50">
        <text:list-header>
          <text:p text:style-name="P247"><text:span text:style-name="Teletype"><text:span text:style-name="T27"><text:s text:c="4"/>Gives detailed and verbose statistics on a given file (even a directory or device file) or set of files.</text:span></text:span></text:p>
        </text:list-header>
      </text:list>
      <text:list xml:id="list1072545536" text:continue-list="list997426916" text:style-name="WW8Num2">
        <text:list-header>
          <text:p text:style-name="P144"/>
        </text:list-header>
        <text:list-item>
          <text:p text:style-name="P144">vmstat</text:p>
        </text:list-item>
      </text:list>
      <text:list xml:id="list1528068918" text:continue-list="list118226125" text:style-name="L50">
        <text:list-header>
          <text:p text:style-name="P247"><text:span text:style-name="Teletype"><text:span text:style-name="T27"><text:s text:c="4"/>Display virtual memory statistics.</text:span></text:span></text:p>
        </text:list-header>
      </text:list>
      <text:list xml:id="list548339504" text:continue-list="list1072545536" text:style-name="WW8Num2">
        <text:list-header>
          <text:p text:style-name="P144"/>
        </text:list-header>
        <text:list-item>
          <text:p text:style-name="P144">uptime</text:p>
        </text:list-item>
      </text:list>
      <text:list xml:id="list827365907" text:continue-list="list1528068918" text:style-name="L50">
        <text:list-header>
          <text:p text:style-name="P247"><text:span text:style-name="Teletype"><text:span text:style-name="T27"><text:s text:c="4"/>Shows how long the system has been running, along with associated statistics.</text:span></text:span></text:p>
        </text:list-header>
      </text:list>
      <text:list xml:id="list269597130" text:continue-list="list548339504" text:style-name="WW8Num2">
        <text:list-header>
          <text:p text:style-name="P144"/>
        </text:list-header>
        <text:list-item>
          <text:p text:style-name="P144">hostname</text:p>
        </text:list-item>
      </text:list>
      <text:list xml:id="list1721477398" text:continue-list="list827365907" text:style-name="L50">
        <text:list-header>
          <text:p text:style-name="P247"><text:span text:style-name="Teletype"><text:span text:style-name="T27"><text:s text:c="4"/>Lists the </text:span></text:span><text:span text:style-name="Teletype"><text:span text:style-name="T25">system's host name.</text:span></text:span><text:span text:style-name="Teletype"><text:span text:style-name="T27"> This command sets the host name in an /etc/rc.d setup script (/etc/rc.d/rc.sysinit or similar). It is equivalent to </text:span></text:span><text:span text:style-name="Teletype"><text:span text:style-name="T25">uname -</text:span></text:span><text:span text:style-name="Teletype"><text:span text:style-name="T27">n, and a counterpart to the </text:span></text:span><text:span text:style-name="Teletype"><text:span text:style-name="T25">$HOSTNAME</text:span></text:span><text:span text:style-name="Teletype"><text:span text:style-name="T27"> internal variable.</text:span></text:span></text:p>
          <text:p text:style-name="P247"><text:span text:style-name="Teletype"><text:span text:style-name="T27"><text:s text:c="4"/>Similar to the hostname command are the </text:span></text:span><text:span text:style-name="Teletype"><text:span text:style-name="T25">domainname,</text:span></text:span><text:span text:style-name="Teletype"><text:span text:style-name="T27"> </text:span></text:span><text:span text:style-name="Teletype"><text:span text:style-name="T25">dnsdomainname</text:span></text:span><text:span text:style-name="Teletype"><text:span text:style-name="T27">,  </text:span></text:span><text:span text:style-name="Teletype"><text:span text:style-name="T25">nisdomainname</text:span></text:span><text:span text:style-name="Teletype"><text:span text:style-name="T27">, and </text:span></text:span><text:span text:style-name="Teletype"><text:span text:style-name="T25"> ypdomainname </text:span></text:span><text:span text:style-name="Teletype"><text:span text:style-name="T27">commands. Use these to display or set the system DNS or NIS/YP domain name. Various options to hostname also perform these functions.</text:span></text:span></text:p>
        </text:list-header>
      </text:list>
      <text:list xml:id="list1556999184" text:continue-list="list269597130" text:style-name="WW8Num2">
        <text:list-header>
          <text:p text:style-name="P144"/>
        </text:list-header>
        <text:list-item>
          <text:p text:style-name="P144">hostid</text:p>
        </text:list-item>
      </text:list>
      <text:list xml:id="list1308612354" text:continue-list="list1721477398" text:style-name="L50">
        <text:list-header>
          <text:p text:style-name="P247"><text:span text:style-name="Teletype"><text:span text:style-name="T27"><text:s text:c="5"/>Echo a 32-bit hexadecimal numerical identifier for the host machine.</text:span></text:span></text:p>
        </text:list-header>
      </text:list>
      <text:list xml:id="list565584810" text:continue-list="list1556999184" text:style-name="WW8Num2">
        <text:list-header>
          <text:p text:style-name="P144"/>
        </text:list-header>
        <text:list-item>
          <text:p text:style-name="P144">sar</text:p>
        </text:list-item>
      </text:list>
      <text:list xml:id="list1629645574" text:continue-list="list1308612354" text:style-name="L50">
        <text:list-header>
          <text:p text:style-name="P247"><text:span text:style-name="Teletype"><text:span text:style-name="T27"><text:s text:c="4"/>Invoking </text:span></text:span><text:span text:style-name="Teletype"><text:span text:style-name="T25">sar</text:span></text:span><text:span text:style-name="Teletype"><text:span text:style-name="T27"> (</text:span></text:span><text:span text:style-name="Teletype"><text:span text:style-name="T25">System Activity Reporter</text:span></text:span><text:span text:style-name="Teletype"><text:span text:style-name="T27">) gives a very detailed rundown on system statistics. The Santa Cruz Operation ("Old"SCO) released sar as Open Source in June, 1999.</text:span></text:span></text:p>
        </text:list-header>
      </text:list>
      <text:list xml:id="list1782266998" text:continue-list="list565584810" text:style-name="WW8Num2">
        <text:list-header>
          <text:p text:style-name="P144"><text:soft-page-break/></text:p>
          <text:p text:style-name="P144"/>
        </text:list-header>
        <text:list-item>
          <text:p text:style-name="P144">readelf</text:p>
        </text:list-item>
      </text:list>
      <text:list xml:id="list461451622" text:continue-list="list1629645574" text:style-name="L50">
        <text:list-header>
          <text:p text:style-name="P247"><text:span text:style-name="Teletype"><text:span text:style-name="T27"><text:s text:c="4"/>Show information and statistics about a designated elf binary. This is part of the binutils package.</text:span></text:span></text:p>
        </text:list-header>
      </text:list>
      <text:list xml:id="list161749430" text:continue-list="list1782266998" text:style-name="WW8Num2">
        <text:list-header>
          <text:p text:style-name="P223"><text:span text:style-name="Teletype"><text:span text:style-name="T27">bash$ readelf -h /bin/bash</text:span></text:span></text:p>
          <text:p text:style-name="P144"/>
        </text:list-header>
        <text:list-item>
          <text:p text:style-name="P144">size</text:p>
        </text:list-item>
      </text:list>
      <text:list xml:id="list1869639150" text:continue-list="list461451622" text:style-name="L50">
        <text:list-header>
          <text:p text:style-name="P247"><text:span text:style-name="Teletype"><text:span text:style-name="T27"><text:s text:c="4"/>The</text:span></text:span><text:span text:style-name="Teletype"><text:span text:style-name="T25"> size </text:span></text:span><text:span text:style-name="Teletype"><text:span text:style-name="T27">[</text:span></text:span><text:span text:style-name="Teletype"><text:span text:style-name="T25">/path/to/binary</text:span></text:span><text:span text:style-name="Teletype"><text:span text:style-name="T27">] command gives the segment sizes of a binary executable or archive file. This is mainly of use to programmers.</text:span></text:span></text:p>
        </text:list-header>
      </text:list>
      <text:list xml:id="list805498611" text:continue-list="list161749430" text:style-name="WW8Num2">
        <text:list-header>
          <text:p text:style-name="P223"><text:span text:style-name="Teletype"><text:span text:style-name="T27">bash$ size /bin/bash</text:span></text:span></text:p>
        </text:list-header>
      </text:list>
      <text:p text:style-name="P25"/>
      <text:p text:style-name="P25"/>
      <text:p text:style-name="P32">System Logs</text:p>
      <text:list xml:id="list1081608264" text:continue-numbering="true" text:style-name="WW8Num2">
        <text:list-item>
          <text:p text:style-name="P144">logger</text:p>
        </text:list-item>
      </text:list>
      <text:list xml:id="list509290608" text:continue-list="list1869639150" text:style-name="L50">
        <text:list-header>
          <text:p text:style-name="P247"><text:span text:style-name="Teletype"><text:span text:style-name="T27"><text:s text:c="4"/>Appends a user-generated message to the system log (</text:span></text:span><text:span text:style-name="Teletype"><text:span text:style-name="T25">/var/log/messages</text:span></text:span><text:span text:style-name="Teletype"><text:span text:style-name="T27"> or </text:span></text:span><text:span text:style-name="Teletype"><text:span text:style-name="T25">/var/log/syslog</text:span></text:span><text:span text:style-name="Teletype"><text:span text:style-name="T27">). You do not have to be root to invoke logger.</text:span></text:span></text:p>
        </text:list-header>
      </text:list>
      <text:list xml:id="list1132741377" text:continue-list="list1081608264" text:style-name="WW8Num2">
        <text:list-header>
          <text:p text:style-name="P223"><text:span text:style-name="Teletype"><text:span text:style-name="T27">logger Experiencing instability in network connection at 23:10, 05/21.</text:span></text:span></text:p>
        </text:list-header>
      </text:list>
      <text:list xml:id="list901868638" text:continue-list="list509290608" text:style-name="L50">
        <text:list-header>
          <text:p text:style-name="P247"><text:span text:style-name="Teletype"><text:span text:style-name="T27"><text:s text:c="3"/>By embedding a logger command in a script, it is possible to write debugging information to /var/log/messages.</text:span></text:span></text:p>
        </text:list-header>
      </text:list>
      <text:list xml:id="list1661134157" text:continue-list="list1132741377" text:style-name="WW8Num2">
        <text:list-header>
          <text:p text:style-name="P144"/>
        </text:list-header>
        <text:list-item>
          <text:p text:style-name="P144">logrotate</text:p>
        </text:list-item>
      </text:list>
      <text:list xml:id="list666687533" text:continue-list="list901868638" text:style-name="L50">
        <text:list-header>
          <text:p text:style-name="P247"><text:span text:style-name="Teletype"><text:span text:style-name="T27"><text:s text:c="5"/>This utility manages the system log files, rotating, compressing, deleting, and/or e-mailing them, as appropriate. This keeps the </text:span></text:span><text:span text:style-name="Teletype"><text:span text:style-name="T25">/var/log </text:span></text:span><text:span text:style-name="Teletype"><text:span text:style-name="T27">from getting cluttered with old log files. Usually </text:span></text:span><text:span text:style-name="Teletype"><text:span text:style-name="T25">cron</text:span></text:span><text:span text:style-name="Teletype"><text:span text:style-name="T25"> </text:span></text:span><text:span text:style-name="Teletype"><text:span text:style-name="T27">runs logrotate on a daily basis.</text:span></text:span></text:p>
          <text:p text:style-name="P247"><text:span text:style-name="Teletype"><text:span text:style-name="T27"><text:s text:c="5"/>Adding an appropriate entry to </text:span></text:span><text:span text:style-name="Teletype"><text:span text:style-name="T25">/etc/logrotate.conf</text:span></text:span><text:span text:style-name="Teletype"><text:span text:style-name="T27"> makes it possible to manage personal log files, as well as system-wide ones.</text:span></text:span></text:p>
          <text:p text:style-name="P247"><text:span text:style-name="Teletype"><text:span text:style-name="T27"><text:s text:c="5"/>Stefano Falsetto has created </text:span></text:span><text:a xlink:type="simple" xlink:href="javascript:if(confirm('http://www.gnu.org/software/rottlog/%20%20%5Cn%5Cn¸ÃÎÄ¼þÎÞ·¨ÓÃ%20Teleport%20Ultra%20ÏÂÔØ,%20ÒòÎª%20ËüÊÇÒ»¸öÓò»òÂ·¾¶Íâ²¿±»ÉèÖÃÎªËüµÄÆôÊ¼µØÖ·µÄµØÖ·¡£%20%20%5Cn%5CnÄãÏëÔÚ·þÎñÆ÷ÉÏ´ò¿ªËü?'))window.location='http://www.gnu.org/software/rottlog/'" office:target-frame-name="_top" xlink:show="replace"><text:span text:style-name="Teletype">rottlog</text:span></text:a><text:span text:style-name="Teletype"><text:span text:style-name="T27">, which he considers to be an improved version of logrotate.</text:span></text:span></text:p>
        </text:list-header>
      </text:list>
      <text:p text:style-name="P25"/>
      <text:p text:style-name="P25"/>
      <text:p text:style-name="P32">Job Control</text:p>
      <text:list xml:id="list2063372969" text:continue-list="list1661134157" text:style-name="WW8Num2">
        <text:list-item>
          <text:p text:style-name="P144">ps</text:p>
        </text:list-item>
      </text:list>
      <text:list xml:id="list1641007961" text:continue-list="list666687533" text:style-name="L50">
        <text:list-header>
          <text:p text:style-name="P247"><text:span text:style-name="Teletype"><text:span text:style-name="T27"><text:s text:c="4"/>Process Statistics: lists currently executing processes by owner and PID (process ID). This is usually invoked with </text:span></text:span><text:span text:style-name="Teletype"><text:span text:style-name="T25">ax </text:span></text:span><text:span text:style-name="Teletype"><text:span text:style-name="T27">or</text:span></text:span><text:span text:style-name="Teletype"><text:span text:style-name="T25"> aux </text:span></text:span><text:span text:style-name="Teletype"><text:span text:style-name="T27">options, and may be piped to </text:span></text:span><text:span text:style-name="Teletype"><text:span text:style-name="T27">grep</text:span></text:span><text:span text:style-name="Teletype"><text:span text:style-name="T27"> or </text:span></text:span><text:span text:style-name="Teletype"><text:span text:style-name="T27">sed</text:span></text:span><text:span text:style-name="Teletype"><text:span text:style-name="T27"> to </text:span></text:span><text:soft-page-break/><text:span text:style-name="Teletype"><text:span text:style-name="T27">search for a specific process (see </text:span></text:span><text:span text:style-name="Teletype"><text:span text:style-name="T27">Example 15-14</text:span></text:span><text:span text:style-name="Teletype"><text:span text:style-name="T27"> and </text:span></text:span><text:span text:style-name="Teletype"><text:span text:style-name="T27">Example 29-3</text:span></text:span><text:span text:style-name="Teletype"><text:span text:style-name="T27">).</text:span></text:span></text:p>
          <text:p text:style-name="P247"><text:span text:style-name="Teletype"><text:span text:style-name="T27"><text:s text:c="4"/>To display system processes in graphical "tree" format: ps afjx or ps ax --forest.</text:span></text:span></text:p>
        </text:list-header>
      </text:list>
      <text:list xml:id="list2132878474" text:continue-list="list2063372969" text:style-name="WW8Num2">
        <text:list-header>
          <text:p text:style-name="P144"/>
        </text:list-header>
        <text:list-item>
          <text:p text:style-name="P144">pgrep、pkill</text:p>
        </text:list-item>
      </text:list>
      <text:list xml:id="list978018213" text:continue-list="list1641007961" text:style-name="L50">
        <text:list-header>
          <text:p text:style-name="P247"><text:span text:style-name="Teletype"><text:span text:style-name="T27"><text:s text:c="4"/>Combining the ps command with </text:span></text:span><text:span text:style-name="Teletype"><text:span text:style-name="T27">grep</text:span></text:span><text:span text:style-name="Teletype"><text:span text:style-name="T27"> or </text:span></text:span><text:span text:style-name="Teletype"><text:span text:style-name="T27">kill</text:span></text:span><text:span text:style-name="Teletype"><text:span text:style-name="T27">.</text:span></text:span></text:p>
        </text:list-header>
      </text:list>
      <text:list xml:id="list1471945347" text:continue-list="list2132878474" text:style-name="WW8Num2">
        <text:list-header>
          <text:p text:style-name="P144"/>
        </text:list-header>
        <text:list-item>
          <text:p text:style-name="P144">pstree</text:p>
        </text:list-item>
      </text:list>
      <text:list xml:id="list1580639496" text:continue-list="list978018213" text:style-name="L50">
        <text:list-header>
          <text:p text:style-name="P247"><text:span text:style-name="Teletype"><text:span text:style-name="T27"><text:s text:c="5"/>Lists currently executing processes in "</text:span></text:span><text:span text:style-name="Teletype"><text:span text:style-name="T25">tree</text:span></text:span><text:span text:style-name="Teletype"><text:span text:style-name="T27">" format. The -p option shows the PIDs, as well as the process names.</text:span></text:span></text:p>
        </text:list-header>
      </text:list>
      <text:list xml:id="list719551585" text:continue-list="list1471945347" text:style-name="WW8Num2">
        <text:list-header>
          <text:p text:style-name="P144"/>
        </text:list-header>
        <text:list-item>
          <text:p text:style-name="P144">top</text:p>
        </text:list-item>
      </text:list>
      <text:list xml:id="list886115064" text:continue-list="list1580639496" text:style-name="L50">
        <text:list-header>
          <text:p text:style-name="P247"><text:span text:style-name="Teletype"><text:span text:style-name="T27"><text:s text:c="4"/>Continuously updated display of most cpu-intensive processes. The </text:span></text:span><text:span text:style-name="Teletype"><text:span text:style-name="T25">-b</text:span></text:span><text:span text:style-name="Teletype"><text:span text:style-name="T27"> option displays in text mode, so that the output may be parsed or accessed from a script.</text:span></text:span></text:p>
        </text:list-header>
      </text:list>
      <text:list xml:id="list398459259" text:continue-list="list719551585" text:style-name="WW8Num2">
        <text:list-header>
          <text:p text:style-name="P144"/>
        </text:list-header>
        <text:list-item>
          <text:p text:style-name="P144">nice</text:p>
        </text:list-item>
      </text:list>
      <text:list xml:id="list805654205" text:continue-list="list886115064" text:style-name="L50">
        <text:list-header>
          <text:p text:style-name="P247"><text:bookmark text:name="NICE2REF"/><text:span text:style-name="Teletype"><text:span text:style-name="T27"><text:s text:c="5"/>Run a background job with an altered priority. Priorities run from 19 (lowest) to -20 (highest). Only root may set the negative (higher) priorities. Related commands are </text:span></text:span><text:span text:style-name="Teletype"><text:span text:style-name="T25">renice </text:span></text:span><text:span text:style-name="Teletype"><text:span text:style-name="T27">and </text:span></text:span><text:span text:style-name="Teletype"><text:span text:style-name="T25">snice</text:span></text:span><text:span text:style-name="Teletype"><text:span text:style-name="T27">, which change the priority of a running process or processes, and </text:span></text:span><text:span text:style-name="Teletype"><text:span text:style-name="T25">skill</text:span></text:span><text:span text:style-name="Teletype"><text:span text:style-name="T27">, which sends a </text:span></text:span><text:span text:style-name="Teletype"><text:span text:style-name="T25">kill</text:span></text:span><text:span text:style-name="Teletype"><text:span text:style-name="T25"> signal </text:span></text:span><text:span text:style-name="Teletype"><text:span text:style-name="T27">to a process or processes.</text:span></text:span></text:p>
        </text:list-header>
      </text:list>
      <text:list xml:id="list1926537095" text:continue-list="list398459259" text:style-name="WW8Num2">
        <text:list-header>
          <text:p text:style-name="P144"/>
        </text:list-header>
        <text:list-item>
          <text:p text:style-name="P144"><text:bookmark text:name="NOHUPREF"/>nohup</text:p>
        </text:list-item>
      </text:list>
      <text:list xml:id="list1894404672" text:continue-list="list805654205" text:style-name="L50">
        <text:list-header>
          <text:p text:style-name="P247"><text:span text:style-name="Teletype"><text:span text:style-name="T27"><text:s text:c="4"/>Keeps a command running even after user </text:span></text:span><text:span text:style-name="Teletype"><text:span text:style-name="T25">logs off.</text:span></text:span><text:span text:style-name="Teletype"><text:span text:style-name="T27"> The command will run as a </text:span></text:span><text:span text:style-name="Teletype"><text:span text:style-name="T25">foreground </text:span></text:span><text:span text:style-name="Teletype"><text:span text:style-name="T27">process unless followed by &amp;. If you use nohup within a script, consider coupling it with a </text:span></text:span><text:span text:style-name="Teletype"><text:span text:style-name="T25">wait</text:span></text:span><text:span text:style-name="Teletype"><text:span text:style-name="T27"> to avoid creating an</text:span></text:span><text:span text:style-name="Teletype"><text:span text:style-name="T25"> orphan </text:span></text:span><text:span text:style-name="Teletype"><text:span text:style-name="T27">or </text:span></text:span><text:span text:style-name="Teletype"><text:span text:style-name="T25">zombie</text:span></text:span><text:span text:style-name="Teletype"><text:span text:style-name="T25"> </text:span></text:span><text:span text:style-name="Teletype"><text:span text:style-name="T27">process.</text:span></text:span></text:p>
        </text:list-header>
      </text:list>
      <text:list xml:id="list1321870204" text:continue-list="list1926537095" text:style-name="WW8Num2">
        <text:list-header>
          <text:p text:style-name="P144"/>
        </text:list-header>
        <text:list-item>
          <text:p text:style-name="P144"><text:bookmark text:name="PIDOFREF"/>pidof</text:p>
        </text:list-item>
      </text:list>
      <text:list xml:id="list574295849" text:continue-list="list1894404672" text:style-name="L50">
        <text:list-header>
          <text:p text:style-name="P247"><text:span text:style-name="Teletype"><text:span text:style-name="T27"><text:s text:c="3"/></text:span></text:span><text:span text:style-name="Teletype"><text:span text:style-name="T25"><text:s/>Identifies process ID</text:span></text:span><text:span text:style-name="Teletype"><text:span text:style-name="T27"> (</text:span></text:span><text:span text:style-name="Teletype"><text:span text:style-name="T25">PID</text:span></text:span><text:span text:style-name="Teletype"><text:span text:style-name="T27">) of a running job. Since job control commands, such as </text:span></text:span><text:span text:style-name="Teletype"><text:span text:style-name="T25">kill</text:span></text:span><text:span text:style-name="Teletype"><text:span text:style-name="T27"> and</text:span></text:span><text:span text:style-name="Teletype"><text:span text:style-name="T25"> </text:span></text:span><text:span text:style-name="Teletype"><text:span text:style-name="T25">renice</text:span></text:span><text:span text:style-name="Teletype"><text:span text:style-name="T27"> act on the </text:span></text:span><text:span text:style-name="Teletype"><text:span text:style-name="T25">PID</text:span></text:span><text:span text:style-name="Teletype"><text:span text:style-name="T27"> of a process (not its name), it is sometimes necessary to identify that PID. The pidof command is the approximate counterpart to the</text:span></text:span><text:span text:style-name="Teletype"><text:span text:style-name="T25">$PPID</text:span></text:span><text:span text:style-name="Teletype"><text:span text:style-name="T27"> internal variable.</text:span></text:span></text:p>
        </text:list-header>
      </text:list>
      <text:list xml:id="list2131878298" text:continue-list="list1321870204" text:style-name="WW8Num2">
        <text:list-header>
          <text:p text:style-name="P144"/>
        </text:list-header>
        <text:list-item>
          <text:p text:style-name="P144">fuser</text:p>
        </text:list-item>
      </text:list>
      <text:list xml:id="list863740449" text:continue-list="list574295849" text:style-name="L50">
        <text:list-header>
          <text:p text:style-name="P247"><text:span text:style-name="Teletype"><text:span text:style-name="T27"><text:s/></text:span></text:span><text:span text:style-name="Teletype"><text:span text:style-name="T25"><text:s text:c="3"/>Identifies the processes</text:span></text:span><text:span text:style-name="Teletype"><text:span text:style-name="T27"> (by PID) that are</text:span></text:span><text:span text:style-name="Teletype"><text:span text:style-name="T25"> accessing </text:span></text:span><text:span text:style-name="Teletype"><text:span text:style-name="T27">a given file, set of files, or directory. May also be invoked with the </text:span></text:span><text:span text:style-name="Teletype"><text:span text:style-name="T25">-k</text:span></text:span><text:span text:style-name="Teletype"><text:span text:style-name="T27"> option, which kills those processes. This has interesting implications for system security, especially in scripts preventing unauthorized </text:span></text:span><text:soft-page-break/><text:span text:style-name="Teletype"><text:span text:style-name="T27">users from accessing system services.</text:span></text:span></text:p>
        </text:list-header>
        <text:list-item>
          <text:p text:style-name="P247"><text:span text:style-name="Teletype"><text:span text:style-name="T25">One important application</text:span></text:span><text:span text:style-name="Teletype"><text:span text:style-name="T27"> for fuser is when physically inserting or removing storage media, such as CD ROM disks or USB flash drives. Sometimes trying a </text:span></text:span><text:span text:style-name="Teletype"><text:span text:style-name="T27">umount</text:span></text:span><text:span text:style-name="Teletype"><text:span text:style-name="T27"> fails with a device is busy error message. This means that some user(s) and/or process(es) are accessing the device. An</text:span></text:span><text:span text:style-name="Teletype"><text:span text:style-name="T25"> fuser -um /dev/device_name</text:span></text:span><text:span text:style-name="Teletype"><text:span text:style-name="T27"> will clear up the mystery, so you can kill any relevant processes.</text:span></text:span></text:p>
        </text:list-item>
        <text:list-item>
          <text:p text:style-name="P247"><text:span text:style-name="Teletype"><text:span text:style-name="T27">The </text:span></text:span><text:span text:style-name="Teletype"><text:span text:style-name="T25">fuser </text:span></text:span><text:span text:style-name="Teletype"><text:span text:style-name="T27">command, invoked with the </text:span></text:span><text:span text:style-name="Teletype"><text:span text:style-name="T25">-n</text:span></text:span><text:span text:style-name="Teletype"><text:span text:style-name="T27"> option identifies the processes accessing a port. This is especially useful in combination with</text:span></text:span><text:span text:style-name="Teletype"><text:span text:style-name="T25"> </text:span></text:span><text:span text:style-name="Teletype"><text:span text:style-name="T25">nmap</text:span></text:span><text:span text:style-name="Teletype"><text:span text:style-name="T25">.</text:span></text:span></text:p>
        </text:list-item>
      </text:list>
      <text:list xml:id="list2099171528" text:continue-list="list2131878298" text:style-name="WW8Num2">
        <text:list-header>
          <text:p text:style-name="P144"/>
        </text:list-header>
        <text:list-item>
          <text:p text:style-name="P144">cron</text:p>
        </text:list-item>
      </text:list>
      <text:list xml:id="list1260883499" text:continue-list="list863740449" text:style-name="L50">
        <text:list-header>
          <text:p text:style-name="P247"><text:span text:style-name="Teletype"><text:span text:style-name="T27"><text:s text:c="4"/>Administrative program </text:span></text:span><text:span text:style-name="Teletype"><text:span text:style-name="T25">scheduler</text:span></text:span><text:span text:style-name="Teletype"><text:span text:style-name="T27">, performing such duties as cleaning up and deleting system log files and updating theslocate database. This is the superuser version of </text:span></text:span><text:span text:style-name="Teletype"><text:span text:style-name="T25">at</text:span></text:span><text:span text:style-name="Teletype"><text:span text:style-name="T27"> (although each user may have their own crontab file which can be changed with the crontab command). It runs as a </text:span></text:span><text:span text:style-name="Teletype"><text:span text:style-name="T27">daemon</text:span></text:span><text:span text:style-name="Teletype"><text:span text:style-name="T27"> and executes scheduled entries from</text:span></text:span><text:span text:style-name="Teletype"><text:span text:style-name="T25"> /etc/crontab</text:span></text:span><text:span text:style-name="Teletype"><text:span text:style-name="T27">.</text:span></text:span></text:p>
        </text:list-header>
      </text:list>
      <text:p text:style-name="P25"/>
      <text:p text:style-name="P25"/>
      <text:p text:style-name="P32">Process Control and Booting</text:p>
      <text:list xml:id="list1397201754" text:continue-list="list2099171528" text:style-name="WW8Num2">
        <text:list-item>
          <text:p text:style-name="P144">init</text:p>
        </text:list-item>
      </text:list>
      <text:list xml:id="list1549209950" text:continue-list="list1260883499" text:style-name="L50">
        <text:list-header>
          <text:p text:style-name="P247"><text:bookmark text:name="INITTABREF"/><text:span text:style-name="Teletype"><text:span text:style-name="T27"><text:s text:c="5"/>The </text:span></text:span><text:span text:style-name="Teletype"><text:span text:style-name="T25">init</text:span></text:span><text:span text:style-name="Teletype"><text:span text:style-name="T27"> command is</text:span></text:span><text:span text:style-name="Teletype"><text:span text:style-name="T25"> the </text:span></text:span><text:span text:style-name="Teletype"><text:span text:style-name="T25">parent</text:span></text:span><text:span text:style-name="Teletype"><text:span text:style-name="T25"> of all processes.</text:span></text:span><text:span text:style-name="Teletype"><text:span text:style-name="T27"> Called in the final step of a </text:span></text:span><text:span text:style-name="Teletype"><text:span text:style-name="T25">bootup</text:span></text:span><text:span text:style-name="Teletype"><text:span text:style-name="T27">, init determines the runlevel of the system from </text:span></text:span><text:span text:style-name="Teletype"><text:span text:style-name="T25">/etc/inittab</text:span></text:span><text:span text:style-name="Teletype"><text:span text:style-name="T27">. Invoked by its alias</text:span></text:span><text:span text:style-name="Teletype"><text:span text:style-name="T25"> telinit</text:span></text:span><text:span text:style-name="Teletype"><text:span text:style-name="T27">, and by root only.</text:span></text:span></text:p>
        </text:list-header>
      </text:list>
      <text:list xml:id="list863543344" text:continue-list="list1397201754" text:style-name="WW8Num2">
        <text:list-header>
          <text:p text:style-name="P144"/>
        </text:list-header>
        <text:list-item>
          <text:p text:style-name="P144"><text:bookmark text:name="TELINITREF"/>telinit</text:p>
        </text:list-item>
      </text:list>
      <text:list xml:id="list1826529871" text:continue-list="list1549209950" text:style-name="L50">
        <text:list-header>
          <text:p text:style-name="P247"><text:span text:style-name="Teletype"><text:span text:style-name="T27"><text:s text:c="4"/>Symlinked to init, this is a means of </text:span></text:span><text:span text:style-name="Teletype"><text:span text:style-name="T25">changing the system runlevel</text:span></text:span><text:span text:style-name="Teletype"><text:span text:style-name="T27">, usually done for system maintenance or emergency filesystem repairs. Invoked only by root. This command can be dangerous -- be certain you understand it well before using!</text:span></text:span></text:p>
        </text:list-header>
      </text:list>
      <text:list xml:id="list1678835875" text:continue-list="list863543344" text:style-name="WW8Num2">
        <text:list-header>
          <text:p text:style-name="P144"/>
        </text:list-header>
        <text:list-item>
          <text:p text:style-name="P144"><text:bookmark text:name="RUNLEVELREF"/>runlevel</text:p>
        </text:list-item>
      </text:list>
      <text:list xml:id="list553575341" text:continue-list="list1826529871" text:style-name="L50">
        <text:list-header>
          <text:p text:style-name="P247"><text:span text:style-name="Teletype"><text:span text:style-name="T27"><text:s text:c="4"/>Shows the current and last runlevel, that is, whether the system is halted (runlevel 0), in single-user mode (1), in multi-user mode (2 or 3), in X Windows (5), or rebooting (6). This command accesses the /var/run/utmp file.</text:span></text:span></text:p>
        </text:list-header>
      </text:list>
      <text:list xml:id="list452421329" text:continue-list="list1678835875" text:style-name="WW8Num2">
        <text:list-header>
          <text:p text:style-name="P144"/>
        </text:list-header>
        <text:list-item>
          <text:p text:style-name="P144"><text:bookmark text:name="HALTREF"/>halt, <text:bookmark text:name="SHUTDOWNREF"/>shutdown, <text:bookmark text:name="REBOOTREF"/>reboot</text:p>
        </text:list-item>
      </text:list>
      <text:list xml:id="list580836986" text:continue-list="list553575341" text:style-name="L50">
        <text:list-header>
          <text:p text:style-name="P247"><text:span text:style-name="Teletype"><text:span text:style-name="T27"><text:s text:c="5"/>Command set to shut the system down, usually just prior to a power down.</text:span></text:span></text:p>
          <text:p text:style-name="P247"><text:soft-page-break/><text:span text:style-name="Teletype"><text:span text:style-name="T73">Attention: </text:span></text:span><text:span text:style-name="Teletype"><text:span text:style-name="T27">On some Linux distros, the halt command has 755 permissions, so it can be invoked by a non-root user. A careless halt in a terminal or a script may shut down the system!</text:span></text:span></text:p>
        </text:list-header>
      </text:list>
      <text:list xml:id="list1030742445" text:continue-list="list452421329" text:style-name="WW8Num2">
        <text:list-header>
          <text:p text:style-name="P144"/>
        </text:list-header>
        <text:list-item>
          <text:p text:style-name="P144">service</text:p>
        </text:list-item>
      </text:list>
      <text:list xml:id="list1553039201" text:continue-list="list580836986" text:style-name="L50">
        <text:list-header>
          <text:p text:style-name="P247"><text:span text:style-name="Teletype"><text:span text:style-name="T27"><text:s text:c="4"/>Starts or stops a system service. The startup scripts in </text:span></text:span><text:span text:style-name="Teletype"><text:span text:style-name="T25">/etc/init.d</text:span></text:span><text:span text:style-name="Teletype"><text:span text:style-name="T27"> and</text:span></text:span><text:span text:style-name="Teletype"><text:span text:style-name="T25"> /etc/rc.d </text:span></text:span><text:span text:style-name="Teletype"><text:span text:style-name="T27">use this command to start services at </text:span></text:span><text:span text:style-name="Teletype"><text:span text:style-name="T25">bootup.</text:span></text:span></text:p>
        </text:list-header>
      </text:list>
      <text:p text:style-name="P25"/>
      <text:p text:style-name="P32">Network</text:p>
      <text:list xml:id="list1450582119" text:continue-list="list1030742445" text:style-name="WW8Num2">
        <text:list-item>
          <text:p text:style-name="P144">nmap</text:p>
        </text:list-item>
      </text:list>
      <text:list xml:id="list512269449" text:continue-list="list1553039201" text:style-name="L50">
        <text:list-header>
          <text:p text:style-name="P247"><text:span text:style-name="Teletype"><text:span text:style-name="T27"><text:s text:c="2"/></text:span></text:span><text:span text:style-name="Teletype"><text:span text:style-name="T25"><text:s text:c="3"/>Network mapper</text:span></text:span><text:span text:style-name="Teletype"><text:span text:style-name="T27"> and </text:span></text:span><text:span text:style-name="Teletype"><text:span text:style-name="T25">port scanner</text:span></text:span><text:span text:style-name="Teletype"><text:span text:style-name="T27">. This command scans a server to locate open ports and the services associated with those ports. It can also report information about packet filters and firewalls. This is an important security tool for locking down a network against hacking attempts.</text:span></text:span></text:p>
        </text:list-header>
      </text:list>
      <text:list xml:id="list40119582" text:continue-list="list1450582119" text:style-name="WW8Num2">
        <text:list-header>
          <text:p text:style-name="P144"/>
        </text:list-header>
        <text:list-item>
          <text:p text:style-name="P144">ifconfig</text:p>
        </text:list-item>
      </text:list>
      <text:list xml:id="list1334347936" text:continue-list="list512269449" text:style-name="L50">
        <text:list-header>
          <text:p text:style-name="P247"><text:span text:style-name="Teletype"><text:span text:style-name="T27"><text:s text:c="3"/></text:span></text:span><text:span text:style-name="Teletype"><text:span text:style-name="T25"><text:s text:c="2"/>Network interface configuration </text:span></text:span><text:span text:style-name="Teletype"><text:span text:style-name="T27">and tuning utility.</text:span></text:span></text:p>
        </text:list-header>
      </text:list>
      <text:list xml:id="list2121153906" text:continue-list="list40119582" text:style-name="WW8Num2">
        <text:list-header>
          <text:p text:style-name="P144"/>
        </text:list-header>
        <text:list-item>
          <text:p text:style-name="P144">netstat</text:p>
        </text:list-item>
      </text:list>
      <text:list xml:id="list2140874551" text:continue-list="list1334347936" text:style-name="L50">
        <text:list-header>
          <text:p text:style-name="P247"><text:span text:style-name="Teletype"><text:span text:style-name="T27"><text:s text:c="4"/>Show current </text:span></text:span><text:span text:style-name="Teletype"><text:span text:style-name="T25">network statistics</text:span></text:span><text:span text:style-name="Teletype"><text:span text:style-name="T27"> and information, such as routing tables and active connections. This utility accesses information in /proc/net (</text:span></text:span><text:a xlink:type="simple" xlink:href="http://devproc.html/"><text:span text:style-name="Teletype">Chapter 29</text:span></text:a><text:span text:style-name="Teletype"><text:span text:style-name="T27">). See </text:span></text:span><text:span text:style-name="Teletype"><text:span text:style-name="T27">Example 29-4</text:span></text:span><text:span text:style-name="Teletype"><text:span text:style-name="T27">. </text:span></text:span></text:p>
        </text:list-header>
        <text:list-item>
          <text:p text:style-name="P247"><text:span text:style-name="Teletype"><text:span text:style-name="T25">netstat -r </text:span></text:span><text:span text:style-name="Teletype"><text:span text:style-name="T27">is equivalent to </text:span></text:span><text:span text:style-name="Teletype"><text:span text:style-name="T25">route</text:span></text:span><text:span text:style-name="Teletype"><text:span text:style-name="T27">.</text:span></text:span></text:p>
        </text:list-item>
        <text:list-item>
          <text:p text:style-name="P247"><text:span text:style-name="Teletype"><text:span text:style-name="T27">A </text:span></text:span><text:span text:style-name="Teletype"><text:span text:style-name="T25">netstat -lptu</text:span></text:span><text:span text:style-name="Teletype"><text:span text:style-name="T27"> shows </text:span></text:span><text:span text:style-name="Teletype"><text:span text:style-name="T27">sockets</text:span></text:span><text:span text:style-name="Teletype"><text:span text:style-name="T27"> that are listening to ports, and the associated processes. This can be useful for determining whether a computer has been hacked or compromised.</text:span></text:span></text:p>
        </text:list-item>
      </text:list>
      <text:list xml:id="list132758996" text:continue-list="list2121153906" text:style-name="WW8Num2">
        <text:list-header>
          <text:p text:style-name="P144"/>
        </text:list-header>
        <text:list-item>
          <text:p text:style-name="P144">iwconfig</text:p>
        </text:list-item>
      </text:list>
      <text:list xml:id="list1413492100" text:continue-list="list2140874551" text:style-name="L50">
        <text:list-header>
          <text:p text:style-name="P247"><text:span text:style-name="Teletype"><text:span text:style-name="T27"><text:s text:c="4"/>This is the command set for configuring a </text:span></text:span><text:span text:style-name="Teletype"><text:span text:style-name="T25">wireless</text:span></text:span><text:span text:style-name="Teletype"><text:span text:style-name="T27"> </text:span></text:span><text:span text:style-name="Teletype"><text:span text:style-name="T25">network</text:span></text:span><text:span text:style-name="Teletype"><text:span text:style-name="T27">. It is the wireless equivalent of ifconfig, above.</text:span></text:span></text:p>
        </text:list-header>
      </text:list>
      <text:list xml:id="list1541906895" text:continue-list="list132758996" text:style-name="WW8Num2">
        <text:list-header>
          <text:p text:style-name="P144"/>
        </text:list-header>
        <text:list-item>
          <text:p text:style-name="P144"><text:bookmark text:name="IPREF"/>ip</text:p>
        </text:list-item>
      </text:list>
      <text:list xml:id="list820187076" text:continue-list="list1413492100" text:style-name="L50">
        <text:list-header>
          <text:p text:style-name="P247"><text:span text:style-name="Teletype"><text:span text:style-name="T27"><text:s text:c="5"/>General purpose utility for setting up, changing, and analyzing IP (Internet Protocol) networks and attached devices. This command is part of the</text:span></text:span><text:span text:style-name="Teletype"><text:span text:style-name="T25"> iproute2 </text:span></text:span><text:span text:style-name="Teletype"><text:span text:style-name="T27">package.</text:span></text:span></text:p>
        </text:list-header>
      </text:list>
      <text:list xml:id="list120000011" text:continue-list="list1541906895" text:style-name="WW8Num2">
        <text:list-header>
          <text:p text:style-name="P144"/>
        </text:list-header>
        <text:list-item>
          <text:p text:style-name="P144"><text:soft-page-break/>route</text:p>
        </text:list-item>
      </text:list>
      <text:list xml:id="list1908242649" text:continue-list="list820187076" text:style-name="L50">
        <text:list-header>
          <text:p text:style-name="P247"><text:span text:style-name="Teletype"><text:span text:style-name="T27"><text:s text:c="5"/>Show info about or make changes to the kernel routing table.</text:span></text:span></text:p>
        </text:list-header>
      </text:list>
      <text:list xml:id="list1593717776" text:continue-list="list120000011" text:style-name="WW8Num2">
        <text:list-header>
          <text:p text:style-name="P144"/>
        </text:list-header>
        <text:list-item>
          <text:p text:style-name="P144">iptables</text:p>
        </text:list-item>
      </text:list>
      <text:list xml:id="list2014413601" text:continue-list="list1908242649" text:style-name="L50">
        <text:list-header>
          <text:p text:style-name="P247"><text:span text:style-name="Teletype"><text:span text:style-name="T27"><text:s text:c="5"/>The </text:span></text:span><text:span text:style-name="Teletype"><text:span text:style-name="T25">iptables</text:span></text:span><text:span text:style-name="Teletype"><text:span text:style-name="T27"> command set is a packet filtering tool used mainly for such security purposes as setting up network firewalls. This is a complex tool, and a detailed explanation of its use is beyond the scope of this document. </text:span></text:span><text:a xlink:type="simple" xlink:href="javascript:if(confirm('http://www.frozentux.net/iptables-tutorial/iptables-tutorial.html%20%20%5Cn%5Cn¸ÃÎÄ¼þÎÞ·¨ÓÃ%20Teleport%20Ultra%20ÏÂÔØ,%20ÒòÎª%20ËüÊÇÒ»¸öÓò»òÂ·¾¶Íâ²¿±»ÉèÖÃÎªËüµÄÆôÊ¼µØÖ·µÄµØÖ·¡£%20%20%5Cn%5CnÄãÏëÔÚ·þÎñÆ÷ÉÏ´ò¿ªËü?'))window.location='http://www.frozentux.net/iptables-tutorial/iptables-tutorial.html'" office:target-frame-name="_top" xlink:show="replace"><text:span text:style-name="Teletype">Oskar Andreasson's tutorial</text:span></text:a><text:span text:style-name="Teletype"><text:span text:style-name="T27"> is a reasonable starting point.</text:span></text:span></text:p>
          <text:p text:style-name="P247"><text:span text:style-name="Teletype"><text:span text:style-name="T27">See also </text:span></text:span><text:span text:style-name="Teletype"><text:span text:style-name="T27">shutting down iptables</text:span></text:span><text:span text:style-name="Teletype"><text:span text:style-name="T27"> and </text:span></text:span><text:span text:style-name="Teletype"><text:span text:style-name="T27">Example 30-2</text:span></text:span><text:span text:style-name="Teletype"><text:span text:style-name="T27">.</text:span></text:span></text:p>
        </text:list-header>
      </text:list>
      <text:list xml:id="list1623040169" text:continue-list="list1593717776" text:style-name="WW8Num2">
        <text:list-header>
          <text:p text:style-name="P144"/>
        </text:list-header>
        <text:list-item>
          <text:p text:style-name="P144"><text:bookmark text:name="CHKCONFIGREF"/>chkconfig</text:p>
        </text:list-item>
      </text:list>
      <text:list xml:id="list735980827" text:continue-list="list2014413601" text:style-name="L50">
        <text:list-header>
          <text:p text:style-name="P247"><text:span text:style-name="Teletype"><text:span text:style-name="T27"><text:s text:c="4"/>Check network and system configuration. This command lists and manages the network and system services started at bootup in the /etc/rc?.d directory.</text:span></text:span></text:p>
          <text:p text:style-name="P247"><text:span text:style-name="Teletype"><text:span text:style-name="T27">Originally a port from IRIX to Red Hat Linux, chkconfig may not be part of the core installation of some Linux flavors.</text:span></text:span></text:p>
        </text:list-header>
      </text:list>
      <text:list xml:id="list409102297" text:continue-list="list1623040169" text:style-name="WW8Num2">
        <text:list-header>
          <text:p text:style-name="P144"/>
        </text:list-header>
        <text:list-item>
          <text:p text:style-name="P144">tcpdump</text:p>
        </text:list-item>
      </text:list>
      <text:list xml:id="list1575311314" text:continue-list="list735980827" text:style-name="L50">
        <text:list-header>
          <text:p text:style-name="P247"><text:span text:style-name="Teletype"><text:span text:style-name="T27"><text:s text:c="4"/>Network packet "</text:span></text:span><text:span text:style-name="Teletype"><text:span text:style-name="T25">sniffer.</text:span></text:span><text:span text:style-name="Teletype"><text:span text:style-name="T27">" This is a tool for analyzing and troubleshooting traffic on a network by dumping packet headers that match specified criteria.</text:span></text:span></text:p>
          <text:p text:style-name="P247"><text:span text:style-name="Teletype"><text:span text:style-name="T27">Dump ip packet traffic between hosts bozoville and caduceus:</text:span></text:span></text:p>
        </text:list-header>
      </text:list>
      <text:list xml:id="list1567597771" text:continue-list="list409102297" text:style-name="WW8Num2">
        <text:list-header>
          <text:p text:style-name="P223"><text:span text:style-name="Teletype"><text:span text:style-name="T27">bash$ tcpdump ip host bozoville and caduceus</text:span></text:span></text:p>
        </text:list-header>
      </text:list>
      <text:p text:style-name="P25"/>
      <text:p text:style-name="P32">Filesystem</text:p>
      <text:list xml:id="list328666673" text:continue-numbering="true" text:style-name="WW8Num2">
        <text:list-item>
          <text:p text:style-name="P144">mount</text:p>
        </text:list-item>
      </text:list>
      <text:list xml:id="list656587660" text:continue-list="list1575311314" text:style-name="L50">
        <text:list-header>
          <text:p text:style-name="P247"><text:span text:style-name="Teletype"><text:span text:style-name="T27"><text:s text:c="2"/></text:span></text:span><text:span text:style-name="Teletype"><text:span text:style-name="T25"><text:s/>Mount </text:span></text:span><text:span text:style-name="Teletype"><text:span text:style-name="T27">a filesystem, usually on an external device, such as a floppy or CDROM. </text:span></text:span><text:bookmark text:name="FSTABREF"/><text:span text:style-name="Teletype"><text:span text:style-name="T27">The file</text:span></text:span><text:span text:style-name="Teletype"><text:span text:style-name="T25"> /etc/fstab</text:span></text:span><text:span text:style-name="Teletype"><text:span text:style-name="T27"> provides a handy listing of available filesystems, partitions, and devices, including options, that may be automatically or manually mounted. The file</text:span></text:span><text:span text:style-name="Teletype"><text:span text:style-name="T25">/etc/mtab</text:span></text:span><text:span text:style-name="Teletype"><text:span text:style-name="T27"> shows the currently mounted filesystems and partitions (including the virtual ones, such as </text:span></text:span><text:span text:style-name="Teletype"><text:span text:style-name="T25">/proc</text:span></text:span><text:span text:style-name="Teletype"><text:span text:style-name="T27">).</text:span></text:span></text:p>
          <text:p text:style-name="P247"><text:span text:style-name="Teletype"><text:span text:style-name="T25"><text:s text:c="4"/>mount -a </text:span></text:span><text:span text:style-name="Teletype"><text:span text:style-name="T27">mounts all filesystems and partitions listed in </text:span></text:span><text:span text:style-name="Teletype"><text:span text:style-name="T25">/etc/fstab</text:span></text:span><text:span text:style-name="Teletype"><text:span text:style-name="T27">, except those with a noauto option. At bootup, a startup script</text:span></text:span><text:span text:style-name="T35"> </text:span><text:span text:style-name="Teletype"><text:span text:style-name="T27">in</text:span></text:span><text:span text:style-name="Teletype"><text:span text:style-name="T25"> /etc/rc.d</text:span></text:span><text:span text:style-name="Teletype"><text:span text:style-name="T27"> (rc.sysinit or something similar) invokes this to get everything mounted.</text:span></text:span></text:p>
          <text:p text:style-name="P247"><text:span text:style-name="Teletype"><text:span text:style-name="T27"><text:s text:c="4"/>The versatile </text:span></text:span><text:span text:style-name="Teletype"><text:span text:style-name="T25">mount</text:span></text:span><text:span text:style-name="Teletype"><text:span text:style-name="T27"> command can even mount </text:span></text:span><text:span text:style-name="Teletype"><text:span text:style-name="T25">an ordinary file</text:span></text:span><text:span text:style-name="Teletype"><text:span text:style-name="T27"> on a block device, and the file will act as if it were a filesystem. </text:span></text:span><text:span text:style-name="Teletype"><text:span text:style-name="T25">Mount</text:span></text:span><text:span text:style-name="Teletype"><text:span text:style-name="T27"> accomplishes that by associating the file with a </text:span></text:span><text:span text:style-name="Teletype"><text:span text:style-name="T25">loopback</text:span></text:span><text:span text:style-name="Teletype"><text:span text:style-name="T27"> device</text:span></text:span><text:span text:style-name="Teletype"><text:span text:style-name="T27">. One application of this is to mount and examine an ISO9660 filesystem image before burning it onto a</text:span></text:span><text:span text:style-name="Teletype"><text:span text:style-name="T25"> CDR</text:span></text:span><text:span text:style-name="Teletype"><text:span text:style-name="T27">.</text:span></text:span></text:p>
        </text:list-header>
      </text:list>
      <text:list xml:id="list785192372" text:continue-list="list328666673" text:style-name="WW8Num2">
        <text:list-header>
          <text:p text:style-name="P223"><text:soft-page-break/><text:span text:style-name="Teletype"><text:span text:style-name="T27">mkdir /mnt/cdtest <text:s/># Prepare a mount point, if not already there.</text:span></text:span></text:p>
          <text:p text:style-name="P223"><text:span text:style-name="Teletype"><text:span text:style-name="T27"/></text:span></text:p>
          <text:p text:style-name="P223"><text:span text:style-name="Teletype"><text:span text:style-name="T25">mount -r -t iso9660 -o loop cd-image.iso /mnt/cdtest</text:span></text:span><text:span text:style-name="Teletype"><text:span text:style-name="T27"> <text:s text:c="2"/># Mount the image.</text:span></text:span></text:p>
          <text:p text:style-name="P223"><text:span text:style-name="Teletype"><text:span text:style-name="T27"># <text:s text:c="17"/>"-o loop" option equivalent to "losetup /dev/loop0"</text:span></text:span></text:p>
          <text:p text:style-name="P223"><text:span text:style-name="Teletype"><text:span text:style-name="T27">cd /mnt/cdtest <text:s text:c="4"/># Now, check the image.</text:span></text:span></text:p>
          <text:p text:style-name="P223"><text:span text:style-name="Teletype"><text:span text:style-name="T27">ls -alR <text:s text:c="11"/># List the files in the directory tree there.</text:span></text:span></text:p>
          <text:p text:style-name="P223"><text:span text:style-name="Teletype"><text:span text:style-name="T27"><text:s text:c="19"/># And so forth.</text:span></text:span></text:p>
          <text:p text:style-name="P144"/>
        </text:list-header>
        <text:list-item>
          <text:p text:style-name="P144">umount</text:p>
        </text:list-item>
      </text:list>
      <text:list xml:id="list1845753118" text:continue-list="list656587660" text:style-name="L50">
        <text:list-header>
          <text:p text:style-name="P247"><text:span text:style-name="Teletype"><text:span text:style-name="T27"><text:s/></text:span></text:span><text:span text:style-name="Teletype"><text:span text:style-name="T25"><text:s text:c="4"/>Unmount</text:span></text:span><text:span text:style-name="Teletype"><text:span text:style-name="T27"> a currently mounted filesystem. Before physically removing a previously mounted floppy or CDROM disk, the device must be umounted, else filesystem corruption may result.</text:span></text:span></text:p>
        </text:list-header>
      </text:list>
      <text:list xml:id="list1488007499" text:continue-list="list785192372" text:style-name="WW8Num2">
        <text:list-header>
          <text:p text:style-name="P144"/>
        </text:list-header>
        <text:list-item>
          <text:p text:style-name="P144">gnome-mount</text:p>
        </text:list-item>
      </text:list>
      <text:list xml:id="list432115091" text:continue-list="list1845753118" text:style-name="L50">
        <text:list-header>
          <text:p text:style-name="P247"><text:span text:style-name="Teletype"><text:span text:style-name="T27"><text:s text:c="4"/>The newer Linux distros have deprecated</text:span></text:span><text:span text:style-name="Teletype"><text:span text:style-name="T25"> mount</text:span></text:span><text:span text:style-name="Teletype"><text:span text:style-name="T27"> and </text:span></text:span><text:span text:style-name="Teletype"><text:span text:style-name="T25">umount.</text:span></text:span><text:span text:style-name="Teletype"><text:span text:style-name="T27"> The successor, for command-line mounting of removable storage devices, is </text:span></text:span><text:span text:style-name="Teletype"><text:span text:style-name="T25">gnome-mount</text:span></text:span><text:span text:style-name="Teletype"><text:span text:style-name="T27">. It can take the </text:span></text:span><text:span text:style-name="Teletype"><text:span text:style-name="T25">-d </text:span></text:span><text:span text:style-name="Teletype"><text:span text:style-name="T27">option to mount a </text:span></text:span><text:span text:style-name="Teletype"><text:span text:style-name="T27">device file</text:span></text:span><text:span text:style-name="Teletype"><text:span text:style-name="T27"> by its listing in</text:span></text:span><text:span text:style-name="Teletype"><text:span text:style-name="T25"> /dev</text:span></text:span><text:span text:style-name="Teletype"><text:span text:style-name="T27">.</text:span></text:span></text:p>
        </text:list-header>
      </text:list>
      <text:list xml:id="list1344981840" text:continue-list="list1488007499" text:style-name="WW8Num2">
        <text:list-header>
          <text:p text:style-name="P144"/>
        </text:list-header>
        <text:list-item>
          <text:p text:style-name="P144">sync</text:p>
        </text:list-item>
      </text:list>
      <text:list xml:id="list2009459335" text:continue-list="list432115091" text:style-name="L50">
        <text:list-header>
          <text:p text:style-name="P247"><text:span text:style-name="Teletype"><text:span text:style-name="T27"><text:s text:c="4"/>Forces an</text:span></text:span><text:span text:style-name="Teletype"><text:span text:style-name="T25"> immediate write</text:span></text:span><text:span text:style-name="Teletype"><text:span text:style-name="T27"> of all updated data from buffers to hard drive (synchronize drive with buffers). While not strictly necessary, a</text:span></text:span><text:span text:style-name="Teletype"><text:span text:style-name="T25"> sync </text:span></text:span><text:span text:style-name="Teletype"><text:span text:style-name="T27">assures the sys admin or user that the data just changed will survive a sudden power failure. In the olden days, a sync; sync (twice, just to make absolutely sure) was </text:span></text:span><text:span text:style-name="Teletype"><text:span text:style-name="T25">a useful precautionary measure before a system reboot.</text:span></text:span></text:p>
          <text:p text:style-name="P247"><text:span text:style-name="Teletype"><text:span text:style-name="T27"><text:s text:c="4"/>At times, you may wish to force </text:span></text:span><text:span text:style-name="Teletype"><text:span text:style-name="T25">an immediate buffer flush</text:span></text:span><text:span text:style-name="Teletype"><text:span text:style-name="T27">, as when securely deleting a file (see </text:span></text:span><text:span text:style-name="Teletype"><text:span text:style-name="T27">Example 16-60</text:span></text:span><text:span text:style-name="Teletype"><text:span text:style-name="T27">) or when the lights begin to flicker.</text:span></text:span></text:p>
        </text:list-header>
      </text:list>
      <text:list xml:id="list852412915" text:continue-list="list1344981840" text:style-name="WW8Num2">
        <text:list-header>
          <text:p text:style-name="P144"/>
        </text:list-header>
        <text:list-item>
          <text:p text:style-name="P144">losetup</text:p>
        </text:list-item>
      </text:list>
      <text:list xml:id="list1893695322" text:continue-list="list2009459335" text:style-name="L50">
        <text:list-header>
          <text:p text:style-name="P247"><text:span text:style-name="Teletype"><text:span text:style-name="T27"><text:s text:c="4"/>Sets up and configures </text:span></text:span><text:span text:style-name="Teletype"><text:span text:style-name="T25">loopback devices</text:span></text:span><text:span text:style-name="Teletype"><text:span text:style-name="T27">.</text:span></text:span></text:p>
        </text:list-header>
        <text:list-item>
          <text:p text:style-name="P247"><text:span text:style-name="Teletype"><text:span text:style-name="T25">Creating a filesystem in a file</text:span></text:span></text:p>
        </text:list-item>
      </text:list>
      <text:list xml:id="list860594627" text:continue-list="list852412915" text:style-name="WW8Num2">
        <text:list-header>
          <text:p text:style-name="P223"><text:span text:style-name="Teletype"><text:span text:style-name="T27">SIZE=1000000 <text:s/># 1 meg</text:span></text:span></text:p>
          <text:p text:style-name="P223"><text:span text:style-name="Teletype"><text:span text:style-name="T27"/></text:span></text:p>
          <text:p text:style-name="P223"><text:span text:style-name="Teletype"><text:span text:style-name="T27">head -c $SIZE &lt; /dev/zero &gt; file <text:s/># Set up file of designated size.</text:span></text:span></text:p>
          <text:p text:style-name="P223"><text:span text:style-name="Teletype"><text:span text:style-name="T25">losetup /dev/loop0 file <text:s text:c="4"/></text:span></text:span><text:span text:style-name="Teletype"><text:span text:style-name="T27"><text:s text:c="6"/># Set it up as loopback device.</text:span></text:span></text:p>
          <text:p text:style-name="P223"><text:span text:style-name="Teletype"><text:span text:style-name="T25">mke2fs /dev/loop0 <text:s text:c="5"/></text:span></text:span><text:span text:style-name="Teletype"><text:span text:style-name="T27"><text:s text:c="11"/># Create filesystem.</text:span></text:span></text:p>
          <text:p text:style-name="P223"><text:span text:style-name="Teletype"><text:span text:style-name="T27">mount -o loop /dev/loop0 /mnt <text:s text:c="4"/># Mount it.</text:span></text:span></text:p>
          <text:p text:style-name="P144"/>
          <text:p text:style-name="P144"><text:soft-page-break/></text:p>
        </text:list-header>
        <text:list-item>
          <text:p text:style-name="P144">mkswap</text:p>
        </text:list-item>
      </text:list>
      <text:list xml:id="list225844964" text:continue-list="list1893695322" text:style-name="L50">
        <text:list-header>
          <text:p text:style-name="P247"><text:span text:style-name="Teletype"><text:span text:style-name="T27"><text:s text:c="4"/>Creates a swap partition or file. The swap area must subsequently be enabled with </text:span></text:span><text:span text:style-name="Teletype"><text:span text:style-name="T25">swapon</text:span></text:span><text:span text:style-name="Teletype"><text:span text:style-name="T27">.</text:span></text:span></text:p>
        </text:list-header>
      </text:list>
      <text:list xml:id="list1164670288" text:continue-list="list860594627" text:style-name="WW8Num2">
        <text:list-header>
          <text:p text:style-name="P144"/>
        </text:list-header>
        <text:list-item>
          <text:p text:style-name="P144"><text:bookmark text:name="SWAPONREF"/>swapon, <text:bookmark text:name="SWAPOFFREF"/>swapoff</text:p>
        </text:list-item>
      </text:list>
      <text:list xml:id="list1340740572" text:continue-list="list225844964" text:style-name="L50">
        <text:list-header>
          <text:p text:style-name="P247"><text:span text:style-name="Teletype"><text:span text:style-name="T27"><text:s text:c="4"/>Enable / disable swap partitition or file. These commands usually take effect at bootup and shutdown.</text:span></text:span></text:p>
        </text:list-header>
      </text:list>
      <text:list xml:id="list233841041" text:continue-list="list1164670288" text:style-name="WW8Num2">
        <text:list-header>
          <text:p text:style-name="P144"/>
        </text:list-header>
        <text:list-item>
          <text:p text:style-name="P144"><text:bookmark text:name="MKE2FSREF"/>mke2fs</text:p>
        </text:list-item>
      </text:list>
      <text:list xml:id="list319411071" text:continue-list="list1340740572" text:style-name="L50">
        <text:list-header>
          <text:p text:style-name="P247"><text:span text:style-name="Teletype"><text:span text:style-name="T27"><text:s text:c="5"/>Create a Linux ext2 filesystem. This command must be invoked as root.</text:span></text:span></text:p>
        </text:list-header>
      </text:list>
      <text:list xml:id="list1282287325" text:continue-list="list233841041" text:style-name="WW8Num2">
        <text:list-header>
          <text:p text:style-name="P144"/>
        </text:list-header>
        <text:list-item>
          <text:p text:style-name="P144">mkdosfs</text:p>
        </text:list-item>
      </text:list>
      <text:list xml:id="list195108439" text:continue-list="list319411071" text:style-name="L50">
        <text:list-header>
          <text:p text:style-name="P247"><text:span text:style-name="Teletype"><text:span text:style-name="T27"><text:s text:c="6"/>Create a DOS FAT filesystem.</text:span></text:span></text:p>
        </text:list-header>
      </text:list>
      <text:list xml:id="list420046562" text:continue-list="list1282287325" text:style-name="WW8Num2">
        <text:list-header>
          <text:p text:style-name="P144"/>
        </text:list-header>
        <text:list-item>
          <text:p text:style-name="P144"><text:bookmark text:name="TUNE2FSREF"/>tune2fs</text:p>
        </text:list-item>
      </text:list>
      <text:list xml:id="list516172272" text:continue-list="list195108439" text:style-name="L50">
        <text:list-header>
          <text:p text:style-name="P247"><text:span text:style-name="Teletype"><text:span text:style-name="T27"><text:s text:c="5"/>Tune ext2 filesystem. May be used to change filesystem parameters, such as maximum mount count. This must be invoked asroot.</text:span></text:span></text:p>
          <text:p text:style-name="P247"><text:span text:style-name="Teletype"><text:span text:style-name="T74">Attention: </text:span></text:span><text:span text:style-name="Teletype"><text:span text:style-name="T27">This is an extremely dangerous command. Use it at your own risk, as you may inadvertently destroy your filesystem.</text:span></text:span></text:p>
        </text:list-header>
      </text:list>
      <text:list xml:id="list1704891829" text:continue-list="list420046562" text:style-name="WW8Num2">
        <text:list-header>
          <text:p text:style-name="P144"/>
        </text:list-header>
        <text:list-item>
          <text:p text:style-name="P144">dumpe2fs</text:p>
        </text:list-item>
      </text:list>
      <text:list xml:id="list1208110133" text:continue-list="list516172272" text:style-name="L50">
        <text:list-header>
          <text:p text:style-name="P247"><text:span text:style-name="Teletype"><text:span text:style-name="T27"><text:s text:c="5"/>Dump (list to stdout) very verbose filesystem info. This must be invoked as root.</text:span></text:span></text:p>
        </text:list-header>
      </text:list>
      <text:list xml:id="list604048779" text:continue-list="list1704891829" text:style-name="WW8Num2">
        <text:list-header>
          <text:p text:style-name="P144"/>
        </text:list-header>
        <text:list-item>
          <text:p text:style-name="P144">hdparm</text:p>
        </text:list-item>
      </text:list>
      <text:list xml:id="list1433527326" text:continue-list="list1208110133" text:style-name="L50">
        <text:list-header>
          <text:p text:style-name="P247"><text:span text:style-name="Teletype"><text:span text:style-name="T27"><text:s text:c="5"/>List or change hard disk parameters. This command must be invoked as root, and it may be dangerous if misused.</text:span></text:span></text:p>
        </text:list-header>
      </text:list>
      <text:list xml:id="list622220756" text:continue-list="list604048779" text:style-name="WW8Num2">
        <text:list-header>
          <text:p text:style-name="P144"/>
        </text:list-header>
        <text:list-item>
          <text:p text:style-name="P144"><text:bookmark text:name="FDISKREF"/>fdisk</text:p>
        </text:list-item>
      </text:list>
      <text:list xml:id="list438855227" text:continue-list="list1433527326" text:style-name="L50">
        <text:list-header>
          <text:p text:style-name="P247"><text:span text:style-name="Teletype"><text:span text:style-name="T27"><text:s text:c="4"/>Create or change a partition table on a storage device, usually a hard drive. This command must be invoked as root.</text:span></text:span></text:p>
        </text:list-header>
      </text:list>
      <text:list xml:id="list876960342" text:continue-list="list622220756" text:style-name="WW8Num2">
        <text:list-header>
          <text:p text:style-name="P144"/>
        </text:list-header>
        <text:list-item>
          <text:p text:style-name="P144">fsck, <text:bookmark text:name="E2FSCKREF"/>e2fsck, <text:bookmark text:name="DEBUGFSREF"/>debugfs</text:p>
        </text:list-item>
      </text:list>
      <text:list xml:id="list1326078078" text:continue-list="list438855227" text:style-name="L50">
        <text:list-header>
          <text:p text:style-name="P247"><text:span text:style-name="Teletype"><text:span text:style-name="T27"><text:s text:c="5"/>Filesystem </text:span></text:span><text:span text:style-name="Teletype"><text:span text:style-name="T25">check</text:span></text:span><text:span text:style-name="Teletype"><text:span text:style-name="T27">, </text:span></text:span><text:span text:style-name="Teletype"><text:span text:style-name="T25">repair</text:span></text:span><text:span text:style-name="Teletype"><text:span text:style-name="T27">, and </text:span></text:span><text:span text:style-name="Teletype"><text:span text:style-name="T25">debug</text:span></text:span><text:span text:style-name="Teletype"><text:span text:style-name="T27"> command set.</text:span></text:span></text:p>
        </text:list-header>
        <text:list-item>
          <text:p text:style-name="P247"><text:soft-page-break/><text:span text:style-name="Teletype"><text:span text:style-name="T25">fsck:</text:span></text:span><text:span text:style-name="Teletype"><text:span text:style-name="T27"> a front end for checking a UNIX filesystem (may invoke other utilities). The actual filesystem type generally defaults toext2.</text:span></text:span></text:p>
        </text:list-item>
        <text:list-item>
          <text:p text:style-name="P247"><text:span text:style-name="Teletype"><text:span text:style-name="T25">e2fsck: </text:span></text:span><text:span text:style-name="Teletype"><text:span text:style-name="T27">ext2 filesystem checker.</text:span></text:span></text:p>
        </text:list-item>
        <text:list-item>
          <text:p text:style-name="P247"><text:span text:style-name="Teletype"><text:span text:style-name="T25">debugfs:</text:span></text:span><text:span text:style-name="Teletype"><text:span text:style-name="T27"> ext2 filesystem debugger. One of the uses of this versatile, but dangerous command is to (attempt to) recover deleted files. For advanced users only!</text:span></text:span></text:p>
        </text:list-item>
      </text:list>
      <text:list xml:id="list815834020" text:continue-list="list876960342" text:style-name="WW8Num2">
        <text:list-header>
          <text:p text:style-name="P144"/>
        </text:list-header>
        <text:list-item>
          <text:p text:style-name="P144">badblocks</text:p>
        </text:list-item>
      </text:list>
      <text:list xml:id="list272664503" text:continue-list="list1326078078" text:style-name="L50">
        <text:list-header>
          <text:p text:style-name="P247"><text:span text:style-name="Teletype"><text:span text:style-name="T27"><text:s text:c="3"/></text:span></text:span><text:span text:style-name="Teletype"><text:span text:style-name="T25"><text:s/>Checks for bad blocks</text:span></text:span><text:span text:style-name="Teletype"><text:span text:style-name="T27"> (physical media flaws) on a storage device. This command finds use when formatting a newly installed hard drive or testing the integrity of backup media. As an example, </text:span></text:span><text:span text:style-name="Teletype"><text:span text:style-name="T25">badblocks /dev/fd0</text:span></text:span><text:span text:style-name="Teletype"><text:span text:style-name="T27"> tests a floppy disk.</text:span></text:span></text:p>
          <text:p text:style-name="P247"><text:span text:style-name="Teletype"><text:span text:style-name="T27"><text:s text:c="5"/>The</text:span></text:span><text:span text:style-name="Teletype"><text:span text:style-name="T25"> badblocks </text:span></text:span><text:span text:style-name="Teletype"><text:span text:style-name="T27">command may be invoked </text:span></text:span><text:span text:style-name="Teletype"><text:span text:style-name="T25">destructively</text:span></text:span><text:span text:style-name="Teletype"><text:span text:style-name="T27"> (overwrite all data) or in </text:span></text:span><text:span text:style-name="Teletype"><text:span text:style-name="T25">non-destructive</text:span></text:span><text:span text:style-name="Teletype"><text:span text:style-name="T27"> read-only mode. If root user owns the device to be tested, as is generally the case, then root must invoke this command.</text:span></text:span></text:p>
        </text:list-header>
      </text:list>
      <text:list xml:id="list714068696" text:continue-list="list815834020" text:style-name="WW8Num2">
        <text:list-header>
          <text:p text:style-name="P144"/>
        </text:list-header>
        <text:list-item>
          <text:p text:style-name="P144"><text:bookmark text:name="LSUSBREF"/>lsusb, usbmodules</text:p>
        </text:list-item>
      </text:list>
      <text:list xml:id="list771784859" text:style-name="L52">
        <text:list-item>
          <text:p text:style-name="P249"><text:span text:style-name="Teletype"><text:span text:style-name="T27">The</text:span></text:span><text:span text:style-name="Teletype"><text:span text:style-name="T25"> lsusb </text:span></text:span><text:span text:style-name="Teletype"><text:span text:style-name="T27">command lists all USB (Universal Serial Bus) buses and the devices hooked up to them.</text:span></text:span></text:p>
        </text:list-item>
        <text:list-item>
          <text:p text:style-name="P249"><text:span text:style-name="Teletype"><text:span text:style-name="T27">The </text:span></text:span><text:span text:style-name="Teletype"><text:span text:style-name="T25">usbmodules</text:span></text:span><text:span text:style-name="Teletype"><text:span text:style-name="T27"> command outputs information about the driver modules for connected USB devices.</text:span></text:span></text:p>
        </text:list-item>
      </text:list>
      <text:list xml:id="list1112377188" text:continue-list="list714068696" text:style-name="WW8Num2">
        <text:list-header>
          <text:p text:style-name="P144"/>
        </text:list-header>
        <text:list-item>
          <text:p text:style-name="P144">lspci</text:p>
        </text:list-item>
      </text:list>
      <text:list xml:id="list897128658" text:continue-list="list771784859" text:style-name="L52">
        <text:list-header>
          <text:p text:style-name="P249"><text:span text:style-name="Teletype"><text:span text:style-name="T27"><text:s text:c="6"/>Lists pci busses present.</text:span></text:span></text:p>
        </text:list-header>
      </text:list>
      <text:list xml:id="list1467137564" text:continue-list="list1112377188" text:style-name="WW8Num2">
        <text:list-header>
          <text:p text:style-name="P144"/>
        </text:list-header>
        <text:list-item>
          <text:p text:style-name="P144">mkbootdisk</text:p>
        </text:list-item>
      </text:list>
      <text:list xml:id="list778523153" text:continue-list="list897128658" text:style-name="L52">
        <text:list-header>
          <text:p text:style-name="P249"><text:span text:style-name="Teletype"><text:span text:style-name="T27"><text:s text:c="6"/>Creates a boot floppy which can be used to bring up the system if, for example, the MBR (master boot record) becomes corrupted. Of special interest is the </text:span></text:span><text:span text:style-name="Teletype"><text:span text:style-name="T25">--iso</text:span></text:span><text:span text:style-name="Teletype"><text:span text:style-name="T27"> option, which uses mkisofs to create a bootable ISO9660 filesystem image suitable for burning a bootable CDR.</text:span></text:span></text:p>
          <text:p text:style-name="P249"><text:span text:style-name="Teletype"><text:span text:style-name="T27"><text:s text:c="6"/>The </text:span></text:span><text:span text:style-name="Teletype"><text:span text:style-name="T25">mkbootdisk </text:span></text:span><text:span text:style-name="Teletype"><text:span text:style-name="T27">command is actually a Bash script, written by Erik Troan, in the</text:span></text:span><text:span text:style-name="Teletype"><text:span text:style-name="T25"> /sbin</text:span></text:span><text:span text:style-name="Teletype"><text:span text:style-name="T27"> directory.</text:span></text:span></text:p>
        </text:list-header>
      </text:list>
      <text:list xml:id="list205529004" text:continue-list="list1467137564" text:style-name="WW8Num2">
        <text:list-header>
          <text:p text:style-name="P144"/>
        </text:list-header>
        <text:list-item>
          <text:p text:style-name="P144"><text:bookmark text:name="MKISOFSREF"/>mkisofs</text:p>
        </text:list-item>
      </text:list>
      <text:list xml:id="list1867129150" text:continue-list="list778523153" text:style-name="L52">
        <text:list-header>
          <text:p text:style-name="P249"><text:span text:style-name="Teletype"><text:span text:style-name="T27"><text:s text:c="5"/>Creates an</text:span></text:span><text:span text:style-name="Teletype"><text:span text:style-name="T25"> ISO9660</text:span></text:span><text:span text:style-name="Teletype"><text:span text:style-name="T27"> filesystem suitable for a CDR image.</text:span></text:span></text:p>
        </text:list-header>
      </text:list>
      <text:list xml:id="list2091381488" text:continue-list="list205529004" text:style-name="WW8Num2">
        <text:list-header>
          <text:p text:style-name="P144"/>
        </text:list-header>
        <text:list-item>
          <text:p text:style-name="P144"><text:bookmark text:name="CHROOTREF"/>chroot</text:p>
        </text:list-item>
      </text:list>
      <text:list xml:id="list35381186" text:continue-list="list1867129150" text:style-name="L52">
        <text:list-header>
          <text:p text:style-name="P249"><text:span text:style-name="Teletype"><text:span text:style-name="T25"><text:s text:c="5"/>CHange ROOT</text:span></text:span><text:span text:style-name="Teletype"><text:span text:style-name="T27"> directory. Normally commands are fetched from </text:span></text:span><text:span text:style-name="Teletype"><text:span text:style-name="T25">$PATH</text:span></text:span><text:span text:style-name="Teletype"><text:span text:style-name="T27">, relative to /, </text:span></text:span><text:soft-page-break/><text:span text:style-name="Teletype"><text:span text:style-name="T27">the default root directory. This changes the root directory to a different one (and also changes the working directory to there). This is useful for security purposes, for instance when the system administrator wishes to restrict certain users, such as those </text:span></text:span><text:span text:style-name="Teletype"><text:span text:style-name="T27">telnetting</text:span></text:span><text:span text:style-name="Teletype"><text:span text:style-name="T27"> in, to a secured portion of the filesystem (this is sometimes referred to as confining a guest user to a "chroot jail"). Note that after a chroot, the execution path for system binaries is no longer valid.</text:span></text:span></text:p>
          <text:p text:style-name="P249"><text:span text:style-name="Teletype"><text:span text:style-name="T27"><text:s text:c="4"/>A </text:span></text:span><text:span text:style-name="Teletype"><text:span text:style-name="T25">chroot /opt </text:span></text:span><text:span text:style-name="Teletype"><text:span text:style-name="T27">would cause references to /usr/bin to be translated to /opt/usr/bin. Likewise, chroot /aaa/bbb /bin/ls would redirect future instances of ls to /aaa/bbb as the base directory, rather than / as is normally the case. An alias XX 'chroot /aaa/bbb ls'in a user's </text:span></text:span><text:a xlink:type="simple" xlink:href="http://sample-bashrc.html/"><text:span text:style-name="Teletype">~/.bashrc</text:span></text:a><text:span text:style-name="Teletype"><text:span text:style-name="T27"> effectively restricts which portion of the filesystem she may run command "XX" on.</text:span></text:span></text:p>
          <text:p text:style-name="P249"><text:span text:style-name="Teletype"><text:span text:style-name="T27"><text:s text:c="5"/>The chroot command is also handy when running from an emergency boot floppy (chroot to /dev/fd0), or as an option to lilowhen recovering from a system crash. Other uses include installation from a different filesystem (an </text:span></text:span><text:span text:style-name="Teletype"><text:span text:style-name="T27">rpm</text:span></text:span><text:span text:style-name="Teletype"><text:span text:style-name="T27"> option) or running a readonly filesystem from a CD ROM. Invoke only as root, and use with care.</text:span></text:span></text:p>
        </text:list-header>
      </text:list>
      <text:list xml:id="list539934912" text:continue-list="list2091381488" text:style-name="WW8Num2">
        <text:list-header>
          <text:p text:style-name="P144"/>
        </text:list-header>
        <text:list-item>
          <text:p text:style-name="P144">lockfile</text:p>
        </text:list-item>
      </text:list>
      <text:list xml:id="list1805469657" text:continue-list="list35381186" text:style-name="L52">
        <text:list-header>
          <text:p text:style-name="P249"><text:span text:style-name="Teletype"><text:span text:style-name="T27"><text:s text:c="4"/>This utility is part of the procmail package (</text:span></text:span><text:a xlink:type="simple" xlink:href="javascript:if(confirm('http://www.procmail.org/%20%20%5Cn%5Cn¸ÃÎÄ¼þÎÞ·¨ÓÃ%20Teleport%20Ultra%20ÏÂÔØ,%20ÒòÎª%20ËüÊÇÒ»¸öÓò»òÂ·¾¶Íâ²¿±»ÉèÖÃÎªËüµÄÆôÊ¼µØÖ·µÄµØÖ·¡£%20%20%5Cn%5CnÄãÏëÔÚ·þÎñÆ÷ÉÏ´ò¿ªËü?'))window.location='http://www.procmail.org/'" office:target-frame-name="_top" xlink:show="replace"><text:span text:style-name="Teletype">www.procmail.org</text:span></text:a><text:span text:style-name="Teletype"><text:span text:style-name="T27">). It creates a lock file, a </text:span></text:span><text:span text:style-name="Teletype"><text:span text:style-name="T25">semaphore</text:span></text:span><text:span text:style-name="Teletype"><text:span text:style-name="T27"> that controls access to a file, device, or resource.</text:span></text:span></text:p>
          <text:p text:style-name="P249"><text:span text:style-name="Teletype"><text:span text:style-name="T25">(</text:span></text:span><text:span text:style-name="Teletype"><text:span text:style-name="T77"> Definition: </text:span></text:span><text:span text:style-name="Teletype"><text:span text:style-name="T27">A semaphore is a flag or signal. (The usage originated in railroading, where a colored flag, lantern, or striped movable arm semaphore indicated whether a particular track was in use and therefore unavailable for another train.) A UNIX process can check the appropriate semaphore to determine whether a particular resource is available/accessible. </text:span></text:span><text:span text:style-name="Teletype"><text:span text:style-name="T25">)</text:span></text:span></text:p>
        </text:list-header>
        <text:list-item>
          <text:p text:style-name="P249"><text:span text:style-name="Teletype"><text:span text:style-name="T27">The lock file serves</text:span></text:span><text:span text:style-name="Teletype"><text:span text:style-name="T25"> as a flag</text:span></text:span><text:span text:style-name="Teletype"><text:span text:style-name="T27"> that this particular file, device, or resource is in use by a process (and is therefore "</text:span></text:span><text:span text:style-name="Teletype"><text:span text:style-name="T25">busy</text:span></text:span><text:span text:style-name="Teletype"><text:span text:style-name="T27">"). The presence of a lock file permits only restricted access (or no access) to other processes.</text:span></text:span></text:p>
          <text:p text:style-name="P249"><text:span text:style-name="Teletype"><text:span text:style-name="T27">lockfile /home/bozo/lockfiles/$0.lock</text:span></text:span></text:p>
        </text:list-item>
      </text:list>
      <text:list xml:id="list863852309" text:continue-list="list539934912" text:style-name="WW8Num2">
        <text:list-header>
          <text:p text:style-name="P223"><text:span text:style-name="Teletype"><text:span text:style-name="T27"># Creates a write-protected lockfile prefixed with the name of the script.</text:span></text:span></text:p>
          <text:p text:style-name="P223"><text:span text:style-name="Teletype"><text:span text:style-name="T27"/></text:span></text:p>
          <text:p text:style-name="P223"><text:span text:style-name="Teletype"><text:span text:style-name="T27">lockfile /home/bozo/lockfiles/${0##*/}.lock</text:span></text:span></text:p>
          <text:p text:style-name="P223"><text:span text:style-name="Teletype"><text:span text:style-name="T27"># A safer version of the above, as pointed out by E. Choroba.</text:span></text:span></text:p>
        </text:list-header>
      </text:list>
      <text:list xml:id="list733656371" text:continue-list="list1805469657" text:style-name="L52">
        <text:list-item>
          <text:p text:style-name="P249"><text:span text:style-name="Teletype"><text:span text:style-name="T27">Lock files are used in such applications as protecting system mail folders from </text:span></text:span><text:span text:style-name="Teletype"><text:span text:style-name="T25">simultaneously being changed by multiple users</text:span></text:span><text:span text:style-name="Teletype"><text:span text:style-name="T27">, indicating that a modem port is being accessed, and showing that an instance of Firefox is using its cache. Scripts may check for the existence of a lock file created by a certain process to check if that process is running. Note that if a script attempts to create a lock file that already exists, the script will likely hang.</text:span></text:span></text:p>
        </text:list-item>
        <text:list-item>
          <text:p text:style-name="P249"><text:soft-page-break/><text:span text:style-name="Teletype"><text:span text:style-name="T27">Normally, applications create and check for lock files in the</text:span></text:span><text:span text:style-name="Teletype"><text:span text:style-name="T25"> /var/lock</text:span></text:span><text:span text:style-name="Teletype"><text:span text:style-name="T27"> directory. A script can test for the presence of a lock file by something like the following.</text:span></text:span></text:p>
        </text:list-item>
      </text:list>
      <text:list xml:id="list790532793" text:continue-list="list863852309" text:style-name="WW8Num2">
        <text:list-header>
          <text:p text:style-name="P223"><text:span text:style-name="Teletype"><text:span text:style-name="T27">appname=xyzip</text:span></text:span></text:p>
          <text:p text:style-name="P223"><text:span text:style-name="Teletype"><text:span text:style-name="T27"># Application "xyzip" created lock file "/var/lock/xyzip.lock".</text:span></text:span></text:p>
          <text:p text:style-name="P223"><text:span text:style-name="Teletype"><text:span text:style-name="T27"/></text:span></text:p>
          <text:p text:style-name="P223"><text:span text:style-name="Teletype"><text:span text:style-name="T27">if [ -e "/var/lock/$appname.lock" ]</text:span></text:span></text:p>
          <text:p text:style-name="P223"><text:span text:style-name="Teletype"><text:span text:style-name="T27">then <text:s text:c="2"/>#+ Prevent other programs &amp; scripts</text:span></text:span></text:p>
          <text:p text:style-name="P223"><text:span text:style-name="Teletype"><text:span text:style-name="T27"><text:s text:c="7"/># <text:s/>from accessing files/resources used by xyzip.</text:span></text:span></text:p>
          <text:p text:style-name="P144"/>
        </text:list-header>
        <text:list-item>
          <text:p text:style-name="P144">flock</text:p>
        </text:list-item>
      </text:list>
      <text:list xml:id="list2172469376" text:continue-list="list733656371" text:style-name="L52">
        <text:list-header>
          <text:p text:style-name="P249"><text:span text:style-name="Teletype"><text:span text:style-name="T27"><text:s text:c="4"/>Much less useful than the </text:span></text:span><text:span text:style-name="Teletype"><text:span text:style-name="T25">lockfile</text:span></text:span><text:span text:style-name="Teletype"><text:span text:style-name="T27"> command is </text:span></text:span><text:span text:style-name="Teletype"><text:span text:style-name="T25">flock</text:span></text:span><text:span text:style-name="Teletype"><text:span text:style-name="T27">. It sets an "</text:span></text:span><text:span text:style-name="Teletype"><text:span text:style-name="T25">advisory</text:span></text:span><text:span text:style-name="Teletype"><text:span text:style-name="T27">" lock on a file and then</text:span></text:span><text:span text:style-name="Teletype"><text:span text:style-name="T25"> executes a command while the lock is on</text:span></text:span><text:span text:style-name="Teletype"><text:span text:style-name="T27">. This is to prevent any other process from setting a lock on that file until completion of the specified command.</text:span></text:span></text:p>
        </text:list-header>
      </text:list>
      <text:list xml:id="list935373907" text:continue-list="list790532793" text:style-name="WW8Num2">
        <text:list-header>
          <text:p text:style-name="P223"><text:span text:style-name="Teletype"><text:span text:style-name="T25">flock $0 cat $0 &gt; lockfile__$0</text:span></text:span></text:p>
          <text:p text:style-name="P223"><text:span text:style-name="Teletype"><text:span text:style-name="T27"># <text:s/>Set a lock on the script the above line appears in,</text:span></text:span></text:p>
          <text:p text:style-name="P223"><text:span text:style-name="Teletype"><text:span text:style-name="T27">#+ while listing the script to stdout.</text:span></text:span></text:p>
        </text:list-header>
      </text:list>
      <text:list xml:id="list1077820359" text:continue-list="list2172469376" text:style-name="L52">
        <text:list-header>
          <text:p text:style-name="P249"><text:span text:style-name="Teletype"><text:span text:style-name="T27"><text:s text:c="5"/>Unlike lockfile, flock does not automatically create a lock file.</text:span></text:span></text:p>
        </text:list-header>
      </text:list>
      <text:list xml:id="list1275149548" text:continue-list="list935373907" text:style-name="WW8Num2">
        <text:list-header>
          <text:p text:style-name="P144"/>
        </text:list-header>
        <text:list-item>
          <text:p text:style-name="P144">mknod</text:p>
        </text:list-item>
      </text:list>
      <text:list xml:id="list1098358842" text:continue-list="list1077820359" text:style-name="L52">
        <text:list-header>
          <text:p text:style-name="P249"><text:span text:style-name="Teletype"><text:span text:style-name="T27"><text:s/></text:span></text:span><text:span text:style-name="Teletype"><text:span text:style-name="T25"><text:s text:c="3"/>Creates block or character </text:span></text:span><text:span text:style-name="Teletype"><text:span text:style-name="T25">device files</text:span></text:span><text:span text:style-name="Teletype"><text:span text:style-name="T25"> </text:span></text:span><text:span text:style-name="Teletype"><text:span text:style-name="T27">(may be necessary when installing new hardware on the system). The MAKEDEV utility has virtually all of the functionality of mknod, and is easier to use.</text:span></text:span></text:p>
        </text:list-header>
      </text:list>
      <text:list xml:id="list1465743417" text:continue-list="list1275149548" text:style-name="WW8Num2">
        <text:list-header>
          <text:p text:style-name="P144"/>
        </text:list-header>
        <text:list-item>
          <text:p text:style-name="P144"><text:bookmark text:name="MAKEDEVREF"/>MAKEDEV</text:p>
        </text:list-item>
      </text:list>
      <text:list xml:id="list1759198315" text:continue-list="list1098358842" text:style-name="L52">
        <text:list-header>
          <text:p text:style-name="P249"><text:span text:style-name="Teletype"><text:span text:style-name="T27"><text:s text:c="4"/>Utility for </text:span></text:span><text:span text:style-name="Teletype"><text:span text:style-name="T25">creating device files</text:span></text:span><text:span text:style-name="Teletype"><text:span text:style-name="T27">. It must be run as root, and in the /dev directory. It is a sort of advanced version of </text:span></text:span><text:span text:style-name="Teletype"><text:span text:style-name="T25">mknod</text:span></text:span><text:span text:style-name="Teletype"><text:span text:style-name="T27">.</text:span></text:span></text:p>
        </text:list-header>
      </text:list>
      <text:list xml:id="list623643518" text:continue-list="list1465743417" text:style-name="WW8Num2">
        <text:list-header>
          <text:p text:style-name="P144"/>
        </text:list-header>
        <text:list-item>
          <text:p text:style-name="P144"><text:bookmark text:name="TMPWATCHREF"/>tmpwatch</text:p>
        </text:list-item>
      </text:list>
      <text:list xml:id="list494246397" text:continue-list="list1759198315" text:style-name="L52">
        <text:list-header>
          <text:p text:style-name="P249"><text:span text:style-name="Teletype"><text:span text:style-name="T27"><text:s text:c="3"/>Automatically deletes files which have not been accessed within a specified period of time. Usually invoked by</text:span></text:span><text:span text:style-name="Teletype"><text:span text:style-name="T25"> </text:span></text:span><text:span text:style-name="Teletype"><text:span text:style-name="T25">cron</text:span></text:span><text:span text:style-name="Teletype"><text:span text:style-name="T27"> to remove </text:span></text:span><text:span text:style-name="Teletype"><text:span text:style-name="T25">stale</text:span></text:span><text:span text:style-name="Teletype"><text:span text:style-name="T27"> </text:span></text:span><text:span text:style-name="Teletype"><text:span text:style-name="T25">log files</text:span></text:span><text:span text:style-name="Teletype"><text:span text:style-name="T27">.</text:span></text:span></text:p>
        </text:list-header>
      </text:list>
      <text:p text:style-name="P74"/>
      <text:p text:style-name="P74"><text:bookmark text:name="PERIPHSYS1"/>Backup</text:p>
      <text:list xml:id="list183639941" text:continue-list="list623643518" text:style-name="WW8Num2">
        <text:list-item>
          <text:p text:style-name="P144"><text:bookmark text:name="DUMPREF"/>dump, <text:bookmark text:name="RESTOREREF"/>restore</text:p>
        </text:list-item>
      </text:list>
      <text:list xml:id="list2025047339" text:continue-list="list494246397" text:style-name="L52">
        <text:list-header>
          <text:p text:style-name="P249"><text:span text:style-name="Teletype"><text:span text:style-name="T27"><text:s text:c="3"/>The </text:span></text:span><text:span text:style-name="Teletype"><text:span text:style-name="T25">dump</text:span></text:span><text:span text:style-name="Teletype"><text:span text:style-name="T27"> command is an elaborate filesystem backup utility, generally used on larger installations and networks. It reads raw disk partitions and writes a backup file in a </text:span></text:span><text:soft-page-break/><text:span text:style-name="Teletype"><text:span text:style-name="T27">binary format. Files to be backed up may be saved to a variety of storage media, including disks and tape drives. The </text:span></text:span><text:span text:style-name="Teletype"><text:span text:style-name="T25">restore</text:span></text:span><text:span text:style-name="Teletype"><text:span text:style-name="T27"> command restores backups made with dump.</text:span></text:span></text:p>
        </text:list-header>
      </text:list>
      <text:list xml:id="list1084343649" text:continue-list="list183639941" text:style-name="WW8Num2">
        <text:list-header>
          <text:p text:style-name="P144"/>
        </text:list-header>
        <text:list-item>
          <text:p text:style-name="P144"><text:bookmark text:name="FDFORMATREF"/>fdformat</text:p>
        </text:list-item>
      </text:list>
      <text:list xml:id="list590371664" text:continue-list="list2025047339" text:style-name="L52">
        <text:list-header>
          <text:p text:style-name="P249"><text:span text:style-name="Teletype"><text:span text:style-name="T27"><text:s text:c="5"/>Perform a low-level format on a floppy disk (/dev/fd0*).</text:span></text:span></text:p>
        </text:list-header>
      </text:list>
      <text:p text:style-name="P71"/>
      <text:p text:style-name="P72">System Resources</text:p>
      <text:list xml:id="list722400528" text:continue-list="list1084343649" text:style-name="WW8Num2">
        <text:list-item>
          <text:p text:style-name="P144">ulimit</text:p>
        </text:list-item>
      </text:list>
      <text:list xml:id="list230814574" text:continue-list="list590371664" text:style-name="L52">
        <text:list-header>
          <text:p text:style-name="P249"><text:span text:style-name="Teletype"><text:span text:style-name="T27"><text:s text:c="4"/>Sets an upper limit on use of system resources. Usually invoked with the -f option, which sets a limit on file size (</text:span></text:span><text:span text:style-name="Teletype"><text:span text:style-name="T25">ulimit -f 1000</text:span></text:span><text:span text:style-name="Teletype"><text:span text:style-name="T27"> limits files to 1 meg maximum). The </text:span></text:span><text:span text:style-name="Teletype"><text:span text:style-name="T25">-t</text:span></text:span><text:span text:style-name="Teletype"><text:span text:style-name="T27"> option limits the coredump size (</text:span></text:span><text:span text:style-name="Teletype"><text:span text:style-name="T25">ulimit -c 0 </text:span></text:span><text:span text:style-name="Teletype"><text:span text:style-name="T27">eliminates coredumps). Normally, the value of ulimit would be set in </text:span></text:span><text:span text:style-name="Teletype"><text:span text:style-name="T25">/etc/profile </text:span></text:span><text:span text:style-name="Teletype"><text:span text:style-name="T27">and/or </text:span></text:span><text:span text:style-name="Teletype"><text:span text:style-name="T25">~/.bash_profile</text:span></text:span><text:span text:style-name="Teletype"><text:span text:style-name="T27"> (see </text:span></text:span><text:a xlink:type="simple" xlink:href="http://files.html/"><text:span text:style-name="Teletype">Appendix G</text:span></text:a><text:span text:style-name="Teletype"><text:span text:style-name="T27">).</text:span></text:span></text:p>
        </text:list-header>
        <text:list-item>
          <text:p text:style-name="P249"><text:span text:style-name="Teletype"><text:span text:style-name="T27">Judicious use of</text:span></text:span><text:span text:style-name="Teletype"><text:span text:style-name="T25"> ulimit</text:span></text:span><text:span text:style-name="Teletype"><text:span text:style-name="T27"> can protect a system against the </text:span></text:span><text:span text:style-name="Teletype"><text:span text:style-name="T25">dreaded fork bomb.</text:span></text:span></text:p>
        </text:list-item>
      </text:list>
      <text:list xml:id="list1374082179" text:continue-list="list722400528" text:style-name="WW8Num2">
        <text:list-header>
          <text:p text:style-name="P223"><text:span text:style-name="Teletype"><text:span text:style-name="T27">#!/bin/bash</text:span></text:span></text:p>
          <text:p text:style-name="P223"><text:span text:style-name="Teletype"><text:span text:style-name="T27"># This script is for illustrative purposes only.</text:span></text:span></text:p>
          <text:p text:style-name="P223"><text:span text:style-name="Teletype"><text:span text:style-name="T27"># Run it at your own peril -- it WILL freeze your system.</text:span></text:span></text:p>
          <text:p text:style-name="P223"><text:span text:style-name="Teletype"><text:span text:style-name="T27"/></text:span></text:p>
          <text:p text:style-name="P223"><text:span text:style-name="Teletype"><text:span text:style-name="T27">while true <text:s/># <text:s/>Endless loop.</text:span></text:span></text:p>
          <text:p text:style-name="P223"><text:span text:style-name="Teletype"><text:span text:style-name="T27">do</text:span></text:span></text:p>
          <text:p text:style-name="P223"><text:span text:style-name="Teletype"><text:span text:style-name="T27"><text:s text:c="2"/>$0 &amp; <text:s text:c="5"/># <text:s/>This script invokes itself . . .</text:span></text:span></text:p>
          <text:p text:style-name="P223"><text:span text:style-name="Teletype"><text:span text:style-name="T27"><text:s text:c="12"/>#+ forks an infinite number of times . . .</text:span></text:span></text:p>
          <text:p text:style-name="P223"><text:span text:style-name="Teletype"><text:span text:style-name="T27"><text:s text:c="12"/>#+ until the system freezes up because all resources exhausted.</text:span></text:span></text:p>
          <text:p text:style-name="P223"><text:span text:style-name="Teletype"><text:span text:style-name="T27">done <text:s text:c="7"/># <text:s/>This is the notorious "sorcerer's appentice" scenario.</text:span></text:span></text:p>
          <text:p text:style-name="P223"><text:span text:style-name="Teletype"><text:span text:style-name="T27"/></text:span></text:p>
          <text:p text:style-name="P223"><text:span text:style-name="Teletype"><text:span text:style-name="T27">exit 0 <text:s text:c="5"/># <text:s/>Will not exit here, because this script will never terminate.</text:span></text:span></text:p>
        </text:list-header>
      </text:list>
      <text:list xml:id="list962941526" text:continue-list="list230814574" text:style-name="L52">
        <text:list-header>
          <text:p text:style-name="P249"><text:span text:style-name="Teletype"><text:span text:style-name="T27"><text:s text:c="4"/>A </text:span></text:span><text:span text:style-name="Teletype"><text:span text:style-name="T25">ulimit -Hu XX</text:span></text:span><text:span text:style-name="Teletype"><text:span text:style-name="T27"> (where XX is the user process limit) in </text:span></text:span><text:span text:style-name="Teletype"><text:span text:style-name="T25">/etc/profile</text:span></text:span><text:span text:style-name="Teletype"><text:span text:style-name="T27"> would abort this script when it exceeded the preset limit.</text:span></text:span></text:p>
        </text:list-header>
      </text:list>
      <text:list xml:id="list912759766" text:continue-list="list1374082179" text:style-name="WW8Num2">
        <text:list-header>
          <text:p text:style-name="P144"/>
        </text:list-header>
        <text:list-item>
          <text:p text:style-name="P144">quota</text:p>
        </text:list-item>
      </text:list>
      <text:list xml:id="list306852214" text:continue-list="list962941526" text:style-name="L52">
        <text:list-header>
          <text:p text:style-name="P249"><text:span text:style-name="Teletype"><text:span text:style-name="T27"><text:s text:c="5"/>Display user or group disk quotas.</text:span></text:span></text:p>
        </text:list-header>
      </text:list>
      <text:list xml:id="list1827946679" text:continue-list="list912759766" text:style-name="WW8Num2">
        <text:list-header>
          <text:p text:style-name="P144"/>
        </text:list-header>
        <text:list-item>
          <text:p text:style-name="P144"><text:bookmark text:name="SETQUOTAREF"/>setquota</text:p>
        </text:list-item>
      </text:list>
      <text:list xml:id="list200290177" text:continue-list="list306852214" text:style-name="L52">
        <text:list-header>
          <text:p text:style-name="P249"><text:span text:style-name="Teletype"><text:span text:style-name="T27"><text:s text:c="5"/>Set user or group disk quotas from the command-line.</text:span></text:span></text:p>
        </text:list-header>
      </text:list>
      <text:list xml:id="list1053251862" text:continue-list="list1827946679" text:style-name="WW8Num2">
        <text:list-header>
          <text:p text:style-name="P144"/>
        </text:list-header>
        <text:list-item>
          <text:p text:style-name="P144"><text:bookmark text:name="UMASKREF"/>umask</text:p>
        </text:list-item>
      </text:list>
      <text:list xml:id="list2001352178" text:continue-list="list200290177" text:style-name="L52">
        <text:list-header>
          <text:p text:style-name="P249"><text:soft-page-break/><text:span text:style-name="Teletype"><text:span text:style-name="T27"><text:s text:c="4"/>User file creation permissions mask. Limit the default file attributes for a particular user. All files created by that user take on the attributes specified by </text:span></text:span><text:span text:style-name="Teletype"><text:span text:style-name="T25">umask.</text:span></text:span><text:span text:style-name="Teletype"><text:span text:style-name="T27"> The (octal) value passed to umask defines the file permissions disabled. For example,umask 022 ensures that new files will have at most 755 permissions (777 NAND 022). Of course, the user may later change the attributes of particular files with </text:span></text:span><text:span text:style-name="Teletype"><text:span text:style-name="T27">chmod</text:span></text:span><text:span text:style-name="Teletype"><text:span text:style-name="T27">. The usual practice is to set the value of umask in </text:span></text:span><text:span text:style-name="Teletype"><text:span text:style-name="T25">/etc/profile</text:span></text:span><text:span text:style-name="Teletype"><text:span text:style-name="T27"> and/or ~/.bash_profile(see </text:span></text:span><text:a xlink:type="simple" xlink:href="http://files.html/"><text:span text:style-name="Teletype">Appendix G</text:span></text:a><text:span text:style-name="Teletype"><text:span text:style-name="T27">).</text:span></text:span></text:p>
        </text:list-header>
      </text:list>
      <text:p text:style-name="P70"><text:bookmark text:name="ROT13A"/></text:p>
      <text:list xml:id="list2035295822" text:continue-list="list1053251862" text:style-name="WW8Num2">
        <text:list-item>
          <text:p text:style-name="P144">rdev</text:p>
        </text:list-item>
      </text:list>
      <text:list xml:id="list965026197" text:continue-list="list2001352178" text:style-name="L52">
        <text:list-header>
          <text:p text:style-name="P249"><text:span text:style-name="Teletype"><text:span text:style-name="T27"><text:s text:c="4"/>Get info about or make changes to root device, swap space, or video mode. The functionality of</text:span></text:span><text:span text:style-name="Teletype"><text:span text:style-name="T25"> rdev</text:span></text:span><text:span text:style-name="Teletype"><text:span text:style-name="T27"> has generally been taken over by </text:span></text:span><text:span text:style-name="Teletype"><text:span text:style-name="T25">lilo</text:span></text:span><text:span text:style-name="Teletype"><text:span text:style-name="T27">, but rdev remains useful for setting up a ram disk. This is a dangerous command, if misused.</text:span></text:span></text:p>
        </text:list-header>
      </text:list>
      <text:p text:style-name="P25"/>
      <text:p text:style-name="P25"/>
      <text:p text:style-name="P32">Modules</text:p>
      <text:list xml:id="list2004609860" text:continue-list="list2035295822" text:style-name="WW8Num2">
        <text:list-item>
          <text:p text:style-name="P144">lsmod</text:p>
        </text:list-item>
      </text:list>
      <text:list xml:id="list395623581" text:continue-list="list965026197" text:style-name="L52">
        <text:list-header>
          <text:p text:style-name="P249"><text:span text:style-name="Teletype"><text:span text:style-name="T27"><text:s text:c="4"/>List installed kernel modules.</text:span></text:span></text:p>
          <text:p text:style-name="P249"><text:span text:style-name="Teletype"><text:span text:style-name="T27"><text:s text:c="4"/>Doing a </text:span></text:span><text:span text:style-name="Teletype"><text:span text:style-name="T25">cat /proc/modules</text:span></text:span><text:span text:style-name="Teletype"><text:span text:style-name="T27"> gives the same information.</text:span></text:span></text:p>
        </text:list-header>
      </text:list>
      <text:list xml:id="list590888702" text:continue-list="list2004609860" text:style-name="WW8Num2">
        <text:list-header>
          <text:p text:style-name="P144"/>
        </text:list-header>
        <text:list-item>
          <text:p text:style-name="P144">insmod</text:p>
        </text:list-item>
      </text:list>
      <text:list xml:id="list688855016" text:continue-list="list395623581" text:style-name="L52">
        <text:list-header>
          <text:p text:style-name="P249"><text:span text:style-name="Teletype"><text:span text:style-name="T27"><text:s text:c="3"/>Force installation of a kernel module (use modprobe instead, when possible). Must be invoked as root.</text:span></text:span></text:p>
        </text:list-header>
      </text:list>
      <text:list xml:id="list1097156448" text:continue-list="list590888702" text:style-name="WW8Num2">
        <text:list-header>
          <text:p text:style-name="P144"/>
        </text:list-header>
        <text:list-item>
          <text:p text:style-name="P144"><text:bookmark text:name="RMMODREF"/>rmmod</text:p>
        </text:list-item>
      </text:list>
      <text:list xml:id="list1349297990" text:continue-list="list688855016" text:style-name="L52">
        <text:list-header>
          <text:p text:style-name="P249"><text:span text:style-name="Teletype"><text:span text:style-name="T27"><text:s text:c="3"/>Force unloading of a kernel module. Must be invoked as root.</text:span></text:span></text:p>
        </text:list-header>
      </text:list>
      <text:list xml:id="list681717239" text:continue-list="list1097156448" text:style-name="WW8Num2">
        <text:list-header>
          <text:p text:style-name="P144"/>
        </text:list-header>
        <text:list-item>
          <text:p text:style-name="P144"><text:bookmark text:name="MODPROBEREF"/>modprobe</text:p>
        </text:list-item>
      </text:list>
      <text:list xml:id="list2000406850" text:continue-list="list1349297990" text:style-name="L52">
        <text:list-header>
          <text:p text:style-name="P249"><text:span text:style-name="Teletype"><text:span text:style-name="T27"><text:s text:c="3"/>Module loader that is normally invoked automatically in a startup script. Must be invoked as root.</text:span></text:span></text:p>
        </text:list-header>
      </text:list>
      <text:list xml:id="list247511196" text:continue-list="list681717239" text:style-name="WW8Num2">
        <text:list-header>
          <text:p text:style-name="P144"/>
        </text:list-header>
        <text:list-item>
          <text:p text:style-name="P144"><text:bookmark text:name="DEPMODREF"/>depmod</text:p>
        </text:list-item>
      </text:list>
      <text:list xml:id="list1924743282" text:continue-list="list2000406850" text:style-name="L52">
        <text:list-header>
          <text:p text:style-name="P249"><text:span text:style-name="Teletype"><text:span text:style-name="T27"><text:s text:c="3"/>Creates module dependency file. Usually invoked from a startup script.</text:span></text:span></text:p>
        </text:list-header>
      </text:list>
      <text:list xml:id="list919158539" text:continue-list="list247511196" text:style-name="WW8Num2">
        <text:list-header>
          <text:p text:style-name="P144"/>
        </text:list-header>
        <text:list-item>
          <text:p text:style-name="P144"><text:bookmark text:name="MODINFOREF"/>modinfo</text:p>
        </text:list-item>
      </text:list>
      <text:list xml:id="list1681131108" text:continue-list="list1924743282" text:style-name="L52">
        <text:list-header>
          <text:p text:style-name="P249"><text:span text:style-name="Teletype"><text:span text:style-name="T27"><text:s text:c="3"/>Output information about a loadable module.</text:span></text:span></text:p>
        </text:list-header>
      </text:list>
      <text:p text:style-name="P25"><text:soft-page-break/></text:p>
      <text:p text:style-name="P25"/>
      <text:p text:style-name="P32">Miscellaneous</text:p>
      <text:list xml:id="list1504334444" text:continue-list="list919158539" text:style-name="WW8Num2">
        <text:list-item>
          <text:p text:style-name="P144">env</text:p>
        </text:list-item>
      </text:list>
      <text:list xml:id="list1510678553" text:continue-list="list1681131108" text:style-name="L52">
        <text:list-header>
          <text:p text:style-name="P249"><text:span text:style-name="Teletype"><text:span text:style-name="T27"><text:s text:c="4"/>Runs a program or script with certain </text:span></text:span><text:span text:style-name="Teletype"><text:span text:style-name="T25">environmental variables</text:span></text:span><text:span text:style-name="Teletype"><text:span text:style-name="T27"> set or changed (without changing the overall system environment). The [varname=xxx] permits changing the environmental variable varname for the duration of the script. With no options specified, this command lists all the environmental variable settings.</text:span></text:span></text:p>
        </text:list-header>
        <text:list-item>
          <text:p text:style-name="P249"><text:span text:style-name="Teletype"><text:span text:style-name="T27">The first line of a script (the "sha-bang" line) may use </text:span></text:span><text:span text:style-name="Teletype"><text:span text:style-name="T25">env </text:span></text:span><text:span text:style-name="Teletype"><text:span text:style-name="T27">when the path to the shell or interpreter is unknown.</text:span></text:span></text:p>
        </text:list-item>
      </text:list>
      <text:list xml:id="list2143254001" text:continue-list="list1504334444" text:style-name="WW8Num2">
        <text:list-header>
          <text:p text:style-name="P223"><text:span text:style-name="Teletype"><text:span text:style-name="T25">#! /usr/bin/env perl</text:span></text:span></text:p>
          <text:p text:style-name="P223"><text:span text:style-name="Teletype"><text:span text:style-name="T27"/></text:span></text:p>
          <text:p text:style-name="P223"><text:span text:style-name="Teletype"><text:span text:style-name="T27">print "This Perl script will run,\n";</text:span></text:span></text:p>
          <text:p text:style-name="P223"><text:span text:style-name="Teletype"><text:span text:style-name="T27">print "even when I don't know where to find Perl.\n";</text:span></text:span></text:p>
          <text:p text:style-name="P223"><text:span text:style-name="Teletype"><text:span text:style-name="T27"/></text:span></text:p>
          <text:p text:style-name="P223"><text:span text:style-name="Teletype"><text:span text:style-name="T27"># Good for </text:span></text:span><text:span text:style-name="Teletype"><text:span text:style-name="T25">portable cross-platform scripts,</text:span></text:span></text:p>
          <text:p text:style-name="P223"><text:span text:style-name="Teletype"><text:span text:style-name="T27"># where the Perl binaries may not be in the expected place.</text:span></text:span></text:p>
          <text:p text:style-name="P144"/>
        </text:list-header>
        <text:list-item>
          <text:p text:style-name="P144">ldd</text:p>
        </text:list-item>
      </text:list>
      <text:list xml:id="list1655850881" text:continue-list="list1510678553" text:style-name="L52">
        <text:list-header>
          <text:p text:style-name="P249"><text:span text:style-name="Teletype"><text:span text:style-name="T27"><text:s text:c="4"/>Show shared lib dependencies for an </text:span></text:span><text:span text:style-name="Teletype"><text:span text:style-name="T25">executable file.</text:span></text:span></text:p>
        </text:list-header>
      </text:list>
      <text:list xml:id="list1356118739" text:continue-list="list2143254001" text:style-name="WW8Num2">
        <text:list-header>
          <text:p text:style-name="P144"/>
        </text:list-header>
        <text:list-item>
          <text:p text:style-name="P144">watch</text:p>
        </text:list-item>
      </text:list>
      <text:list xml:id="list1047990497" text:continue-list="list1655850881" text:style-name="L52">
        <text:list-header>
          <text:p text:style-name="P249"><text:span text:style-name="Teletype"><text:span text:style-name="T25"><text:s text:c="4"/>Run a command repeatedly</text:span></text:span><text:span text:style-name="Teletype"><text:span text:style-name="T27">, at specified time intervals.</text:span></text:span></text:p>
          <text:p text:style-name="P249"><text:span text:style-name="Teletype"><text:span text:style-name="T27"><text:s text:c="4"/>The default is two-second intervals, but this may be changed with the </text:span></text:span><text:span text:style-name="Teletype"><text:span text:style-name="T25">-n</text:span></text:span><text:span text:style-name="Teletype"><text:span text:style-name="T27"> option.</text:span></text:span></text:p>
        </text:list-header>
      </text:list>
      <text:list xml:id="list66615392" text:continue-list="list1356118739" text:style-name="WW8Num2">
        <text:list-header>
          <text:p text:style-name="P223"><text:span text:style-name="Teletype"><text:span text:style-name="T27">watch -n 5 tail /var/log/messages</text:span></text:span></text:p>
          <text:p text:style-name="P223"><text:span text:style-name="Teletype"><text:span text:style-name="T27"># Shows tail end of system log, /var/log/messages, every five seconds.</text:span></text:span></text:p>
        </text:list-header>
      </text:list>
      <text:list xml:id="list1398373045" text:style-name="L53">
        <text:list-item>
          <text:p text:style-name="P250"><text:span text:style-name="Teletype"><text:span text:style-name="T27">Unfortunately,</text:span></text:span><text:span text:style-name="Teletype"><text:span text:style-name="T25"> </text:span></text:span><text:span text:style-name="Teletype"><text:span text:style-name="T25">piping</text:span></text:span><text:span text:style-name="Teletype"><text:span text:style-name="T27"> the output of</text:span></text:span><text:span text:style-name="Teletype"><text:span text:style-name="T25"> watch </text:span></text:span><text:span text:style-name="Teletype"><text:span text:style-name="T27">command to</text:span></text:span><text:span text:style-name="Teletype"><text:span text:style-name="T25"> </text:span></text:span><text:span text:style-name="Teletype"><text:span text:style-name="T25">grep</text:span></text:span><text:span text:style-name="Teletype"><text:span text:style-name="T25"> </text:span></text:span><text:span text:style-name="Teletype"><text:span text:style-name="T27">does not work.</text:span></text:span></text:p>
        </text:list-item>
      </text:list>
      <text:list xml:id="list2046395763" text:continue-list="list66615392" text:style-name="WW8Num2">
        <text:list-header>
          <text:p text:style-name="P144"/>
        </text:list-header>
        <text:list-item>
          <text:p text:style-name="P144">strip</text:p>
        </text:list-item>
      </text:list>
      <text:list xml:id="list1246681566" text:continue-list="list1398373045" text:style-name="L53">
        <text:list-header>
          <text:p text:style-name="P250"><text:span text:style-name="Teletype"><text:span text:style-name="T27"><text:s text:c="3"/>Remove the debugging symbolic references from an executable binary. This decreases its size, but makes debugging it impossible.</text:span></text:span></text:p>
          <text:p text:style-name="P250"><text:span text:style-name="Teletype"><text:span text:style-name="T27"><text:s text:c="3"/>This command often occurs in a </text:span></text:span><text:span text:style-name="Teletype"><text:span text:style-name="T25">Makefile</text:span></text:span><text:span text:style-name="Teletype"><text:span text:style-name="T27">, but rarely in a shell script.</text:span></text:span></text:p>
        </text:list-header>
      </text:list>
      <text:list xml:id="list1408574066" text:continue-list="list2046395763" text:style-name="WW8Num2">
        <text:list-header>
          <text:p text:style-name="P144"/>
        </text:list-header>
        <text:list-item>
          <text:p text:style-name="P144"><text:bookmark text:name="NMREF"/>nm</text:p>
        </text:list-item>
      </text:list>
      <text:list xml:id="list829730136" text:continue-list="list1246681566" text:style-name="L53">
        <text:list-header>
          <text:p text:style-name="P250"><text:span text:style-name="Teletype"><text:span text:style-name="T27"><text:s text:c="4"/>List symbols in an unstripped compiled binary.</text:span></text:span></text:p>
        </text:list-header>
      </text:list>
      <text:list xml:id="list2127317827" text:continue-list="list1408574066" text:style-name="WW8Num2">
        <text:list-header>
          <text:p text:style-name="P144"/>
        </text:list-header>
        <text:list-item>
          <text:p text:style-name="P144"><text:bookmark text:name="XRANDRREF"/><text:soft-page-break/>xrandr</text:p>
        </text:list-item>
      </text:list>
      <text:list xml:id="list1683302775" text:continue-list="list1047990497" text:style-name="L52">
        <text:list-header>
          <text:p text:style-name="P249"><text:span text:style-name="Teletype"><text:span text:style-name="T27"><text:s text:c="4"/>Command-line tool for manipulating the root window of the screen.</text:span></text:span></text:p>
        </text:list-header>
      </text:list>
      <text:list xml:id="list478069663" text:continue-list="list2127317827" text:style-name="WW8Num2">
        <text:list-header>
          <text:p text:style-name="P144"/>
        </text:list-header>
        <text:list-item>
          <text:p text:style-name="P144">rdist</text:p>
        </text:list-item>
      </text:list>
      <text:list xml:id="list148000851" text:continue-list="list1683302775" text:style-name="L52">
        <text:list-header>
          <text:p text:style-name="P249"><text:span text:style-name="Teletype"><text:span text:style-name="T27"><text:s text:c="3"/>Remote distribution client: synchronizes, clones, or backs up a file system on a remote server.</text:span></text:span></text:p>
          <text:p text:style-name="P249"><text:span text:style-name="Teletype"><text:span text:style-name="T27"/></text:span></text:p>
        </text:list-header>
      </text:list>
      <text:list xml:id="list556947484" text:continue-list="list478069663" text:style-name="WW8Num2">
        <text:list-item>
          <text:p text:style-name="P144">Exercise</text:p>
        </text:list-item>
      </text:list>
      <text:list xml:id="list246156296" text:style-name="L54">
        <text:list-item>
          <text:p text:style-name="P251"><text:span text:style-name="Teletype"><text:span text:style-name="T25">Exercise 1. </text:span></text:span><text:span text:style-name="Teletype"><text:span text:style-name="T27">In /etc/rc.d/init.d, analyze the halt script. It is a bit longer than killall, but similar in concept. Make a copy of this script somewhere in your home directory and experiment with it (do not run it as root). Do a simulated run with the -vn flags (sh -vn scriptname). Add extensive comments. Change the commands to </text:span></text:span><text:span text:style-name="Teletype"><text:span text:style-name="T27">echos</text:span></text:span><text:span text:style-name="Teletype"><text:span text:style-name="T27">.</text:span></text:span></text:p>
        </text:list-item>
        <text:list-item>
          <text:p text:style-name="P251"><text:span text:style-name="Teletype"><text:span text:style-name="T25">Exercise 2. </text:span></text:span><text:span text:style-name="Teletype"><text:span text:style-name="T27">Look at some of the more complex scripts in /etc/rc.d/init.d. Try to understand at least portions of them. Follow the above procedure to analyze them. For some additional insight, you might also examine the file sysvinitfiles in /usr/share/doc/initscripts-?.??, which is part of the "initscripts" documentation.</text:span></text:span></text:p>
        </text:list-item>
      </text:list>
      <text:p text:style-name="P25"/>
      <text:p text:style-name="P25"/>
      <text:p text:style-name="P25"/>
      <text:h text:style-name="P90" text:outline-level="1">Advanced Topics</text:h>
      <text:p text:style-name="P38"/>
      <text:h text:style-name="P87" text:outline-level="1">Regular Expressions</text:h>
      <text:list xml:id="list299814688" text:continue-list="list556947484" text:style-name="WW8Num2">
        <text:list-item>
          <text:p text:style-name="P144">introduction</text:p>
        </text:list-item>
      </text:list>
      <text:list xml:id="list852800842" text:style-name="L55">
        <text:list-item>
          <text:p text:style-name="P252"><text:span text:style-name="Teletype"><text:span text:style-name="T25">* <text:s/>. <text:s/>^ $ [ ] \</text:span></text:span></text:p>
        </text:list-item>
        <text:list-item>
          <text:p text:style-name="P252"><text:span text:style-name="Teletype"><text:span text:style-name="T25">Escaped</text:span></text:span><text:span text:style-name="Teletype"><text:span text:style-name="T25"> "angle brackets"</text:span></text:span><text:span text:style-name="Teletype"><text:span text:style-name="T27"> -- </text:span></text:span><text:span text:style-name="Teletype"><text:span text:style-name="T25">\&lt;...\&gt;</text:span></text:span><text:span text:style-name="Teletype"><text:span text:style-name="T27"> -- mark </text:span></text:span><text:span text:style-name="Teletype"><text:span text:style-name="T25">word </text:span></text:span><text:span text:style-name="Teletype"><text:span text:style-name="T27">boundaries.</text:span></text:span></text:p>
        </text:list-item>
      </text:list>
      <text:list xml:id="list2151173168" text:continue-list="list246156296" text:style-name="L54">
        <text:list-header>
          <text:p text:style-name="P251"><text:span text:style-name="Teletype"><text:span text:style-name="T27"><text:s text:c="4"/>The angle brackets must be escaped, since otherwise they have only their literal character meaning.</text:span></text:span></text:p>
          <text:p text:style-name="P251"><text:span text:style-name="Teletype"><text:span text:style-name="T25">"\&lt;the\&gt;" </text:span></text:span><text:span text:style-name="Teletype"><text:span text:style-name="T27">matches the word "the," but not the words "them," "there," "other," etc.</text:span></text:span></text:p>
        </text:list-header>
      </text:list>
      <text:list xml:id="list1489850176" text:continue-list="list299814688" text:style-name="WW8Num2">
        <text:list-header>
          <text:p text:style-name="P144"/>
        </text:list-header>
        <text:list-item>
          <text:p text:style-name="P144">Extended REs</text:p>
        </text:list-item>
      </text:list>
      <text:list xml:id="list1926455814" text:style-name="L56">
        <text:list-item>
          <text:p text:style-name="P253"><text:soft-page-break/><text:span text:style-name="Teletype"><text:span text:style-name="T25">?: </text:span></text:span><text:span text:style-name="Teletype"><text:span text:style-name="T27">matches zero or one of the previous RE</text:span></text:span></text:p>
        </text:list-item>
        <text:list-item>
          <text:p text:style-name="P253"><text:span text:style-name="Teletype"><text:span text:style-name="T25">+:</text:span></text:span><text:span text:style-name="Teletype"><text:span text:style-name="T27"> matches one or more of the previous RE</text:span></text:span></text:p>
        </text:list-item>
      </text:list>
      <text:list xml:id="list124817395" text:continue-list="list1489850176" text:style-name="WW8Num2">
        <text:list-header>
          <text:p text:style-name="P223"><text:span text:style-name="Teletype"><text:span text:style-name="T27"># GNU versions of sed and awk can use "+",</text:span></text:span></text:p>
          <text:p text:style-name="P223"><text:span text:style-name="Teletype"><text:span text:style-name="T27"># but it needs to be escaped.</text:span></text:span></text:p>
          <text:p text:style-name="P223"><text:span text:style-name="Teletype"><text:span text:style-name="T27"/></text:span></text:p>
          <text:p text:style-name="P223"><text:span text:style-name="Teletype"><text:span text:style-name="T27">echo a111b | sed -ne '/a1\+b/p'</text:span></text:span></text:p>
          <text:p text:style-name="P223"><text:span text:style-name="Teletype"><text:span text:style-name="T27">echo a111b | grep 'a1\+b'</text:span></text:span></text:p>
          <text:p text:style-name="P223"><text:span text:style-name="Teletype"><text:span text:style-name="T27">echo a111b | gawk '/a1+b/'</text:span></text:span></text:p>
          <text:p text:style-name="P223"><text:span text:style-name="Teletype"><text:span text:style-name="T27"># All of above are equivalent.</text:span></text:span></text:p>
        </text:list-header>
      </text:list>
      <text:p text:style-name="P21"/>
      <text:list xml:id="list367189597" text:continue-list="list1926455814" text:style-name="L56">
        <text:list-item>
          <text:p text:style-name="P253"><text:span text:style-name="Teletype"><text:span text:style-name="T25">Escaped</text:span></text:span><text:span text:style-name="Teletype"><text:span text:style-name="T25"> "curly brackets"</text:span></text:span><text:span text:style-name="Teletype"><text:span text:style-name="T27"> --</text:span></text:span><text:span text:style-name="Teletype"><text:span text:style-name="T25"> \{ \}</text:span></text:span><text:span text:style-name="Teletype"><text:span text:style-name="T27"> -- indicate the number of occurrences of a preceding RE to match.</text:span></text:span></text:p>
          <text:p text:style-name="P253"><text:span text:style-name="Teletype"><text:span text:style-name="T27"><text:s text:c="5"/>It is necessary to escape the curly brackets since they have only their literal character meaning otherwise. This usage is technically not part of the basic RE set.</text:span></text:span></text:p>
          <text:p text:style-name="P253"><text:span text:style-name="Teletype"><text:span text:style-name="T27">"</text:span></text:span><text:span text:style-name="Teletype"><text:span text:style-name="T25">[0-9]\{5\}</text:span></text:span><text:span text:style-name="Teletype"><text:span text:style-name="T27">" matches exactly five digits (characters in the range of 0 to 9).</text:span></text:span></text:p>
          <text:p text:style-name="P253"><text:span text:style-name="Teletype"><text:span text:style-name="T27"><text:s text:c="4"/>Curly brackets are not available as an RE in the "classic" (non-POSIX compliant) version of </text:span></text:span><text:span text:style-name="Teletype"><text:span text:style-name="T25">awk</text:span></text:span><text:span text:style-name="Teletype"><text:span text:style-name="T27">. </text:span></text:span><text:bookmark text:name="GNUGAWK"/><text:span text:style-name="Teletype"><text:span text:style-name="T27">However, the GNU extended version of awk,</text:span></text:span><text:span text:style-name="Teletype"><text:span text:style-name="T25"> gawk</text:span></text:span><text:span text:style-name="Teletype"><text:span text:style-name="T27">, has the </text:span></text:span><text:span text:style-name="Teletype"><text:span text:style-name="T25">--re-interval</text:span></text:span><text:span text:style-name="Teletype"><text:span text:style-name="T27"> option that permits them (without being escaped).</text:span></text:span></text:p>
        </text:list-item>
      </text:list>
      <text:list xml:id="list2048615373" text:continue-list="list124817395" text:style-name="WW8Num2">
        <text:list-header>
          <text:p text:style-name="P223"><text:span text:style-name="Teletype"><text:span text:style-name="T27">bash$ echo 2222 | gawk --re-interval '/2{3}/'</text:span></text:span></text:p>
          <text:p text:style-name="P223"><text:span text:style-name="Teletype"><text:span text:style-name="T27">2222</text:span></text:span></text:p>
        </text:list-header>
      </text:list>
      <text:list xml:id="list781548906" text:continue-list="list367189597" text:style-name="L56">
        <text:list-header>
          <text:p text:style-name="P253"><text:span text:style-name="Teletype"><text:span text:style-name="T25"><text:s text:c="5"/>Perl</text:span></text:span><text:span text:style-name="Teletype"><text:span text:style-name="T27"> and some </text:span></text:span><text:span text:style-name="Teletype"><text:span text:style-name="T25">egrep</text:span></text:span><text:span text:style-name="Teletype"><text:span text:style-name="T27"> versions do not require escaping the curly brackets.</text:span></text:span></text:p>
          <text:p text:style-name="P253"><text:span text:style-name="Teletype"><text:span text:style-name="T27"/></text:span></text:p>
        </text:list-header>
        <text:list-item>
          <text:p text:style-name="P253"><text:span text:style-name="Teletype"><text:span text:style-name="T25">Parentheses</text:span></text:span><text:span text:style-name="Teletype"><text:span text:style-name="T27"> --</text:span></text:span><text:span text:style-name="Teletype"><text:span text:style-name="T25"> ( )</text:span></text:span><text:span text:style-name="Teletype"><text:span text:style-name="T27"> -- enclose a group of REs. They are useful with the following "|" operator and in </text:span></text:span><text:span text:style-name="Teletype"><text:span text:style-name="T27">substring extraction</text:span></text:span><text:span text:style-name="Teletype"><text:span text:style-name="T27"> using </text:span></text:span><text:span text:style-name="Teletype"><text:span text:style-name="T25">expr</text:span></text:span><text:span text:style-name="Teletype"><text:span text:style-name="T27">.</text:span></text:span></text:p>
          <text:p text:style-name="P253"><text:span text:style-name="Teletype"><text:span text:style-name="T27"/></text:span></text:p>
        </text:list-item>
        <text:list-item>
          <text:p text:style-name="P253"><text:span text:style-name="Teletype"><text:span text:style-name="T27">The -- | -- "</text:span></text:span><text:span text:style-name="Teletype"><text:span text:style-name="T25">or</text:span></text:span><text:span text:style-name="Teletype"><text:span text:style-name="T27">" RE operator matches any of a set of alternate characters.</text:span></text:span></text:p>
        </text:list-item>
      </text:list>
      <text:list xml:id="list1432222540" text:continue-list="list2048615373" text:style-name="WW8Num2">
        <text:list-header>
          <text:p text:style-name="P223"><text:span text:style-name="Teletype"><text:span text:style-name="T27">egrep 're(a|e)d' misc.txt</text:span></text:span></text:p>
          <text:p text:style-name="P144"/>
        </text:list-header>
        <text:list-item>
          <text:p text:style-name="P144">POSIX Character Classes. <text:span text:style-name="Teletype"><text:span text:style-name="T81">[:class:]</text:span></text:span></text:p>
        </text:list-item>
      </text:list>
      <text:list xml:id="list1218306210" text:continue-list="list781548906" text:style-name="L56">
        <text:list-header>
          <text:p text:style-name="P253"><text:span text:style-name="Teletype"><text:span text:style-name="T27"><text:s text:c="4"/>This is an alternate method of specifying a range of characters to match.</text:span></text:span></text:p>
        </text:list-header>
        <text:list-item>
          <text:p text:style-name="P253"><text:span text:style-name="Teletype"><text:span text:style-name="T25">[:alnum:] </text:span></text:span><text:span text:style-name="Teletype"><text:span text:style-name="T27">matches alphabetic or numeric characters. This is equivalent to A-Za-z0-9.</text:span></text:span></text:p>
        </text:list-item>
        <text:list-item>
          <text:p text:style-name="P253"><text:span text:style-name="Teletype"><text:span text:style-name="T25">[:alpha:] </text:span></text:span><text:span text:style-name="Teletype"><text:span text:style-name="T27">matches alphabetic characters. This is equivalent to A-Za-z.</text:span></text:span></text:p>
        </text:list-item>
        <text:list-item>
          <text:p text:style-name="P253"><text:span text:style-name="Teletype"><text:span text:style-name="T25">[:blank:] </text:span></text:span><text:span text:style-name="Teletype"><text:span text:style-name="T27">matches a space or a tab.</text:span></text:span></text:p>
        </text:list-item>
        <text:list-item>
          <text:p text:style-name="P253"><text:span text:style-name="Teletype"><text:span text:style-name="T25">[:cntrl:] </text:span></text:span><text:span text:style-name="Teletype"><text:span text:style-name="T27">matches control characters.</text:span></text:span></text:p>
        </text:list-item>
        <text:list-item>
          <text:p text:style-name="P253"><text:span text:style-name="Teletype"><text:span text:style-name="T25">[:digit:] </text:span></text:span><text:span text:style-name="Teletype"><text:span text:style-name="T27">matches (decimal) digits. This is equivalent to 0-9.</text:span></text:span></text:p>
        </text:list-item>
        <text:list-item>
          <text:p text:style-name="P253"><text:span text:style-name="Teletype"><text:span text:style-name="T25">[:graph:] </text:span></text:span><text:span text:style-name="Teletype"><text:span text:style-name="T27">(graphic printable characters). Matches characters in the range of </text:span></text:span><text:span text:style-name="Teletype"><text:span text:style-name="T25">ASCII</text:span></text:span><text:span text:style-name="Teletype"><text:span text:style-name="T25"> 33 - 126</text:span></text:span><text:span text:style-name="Teletype"><text:span text:style-name="T27">. This is the same as [:print:], below, but excluding the space character.</text:span></text:span></text:p>
        </text:list-item>
        <text:list-item>
          <text:p text:style-name="P253"><text:span text:style-name="Teletype"><text:span text:style-name="T25">[:lower:] </text:span></text:span><text:span text:style-name="Teletype"><text:span text:style-name="T27">matches lowercase alphabetic characters. This is equivalent to a-z.</text:span></text:span></text:p>
        </text:list-item>
        <text:list-item>
          <text:p text:style-name="P253"><text:span text:style-name="Teletype"><text:span text:style-name="T25">[:print:]</text:span></text:span><text:span text:style-name="Teletype"><text:span text:style-name="T27"> (printable characters). Matches characters in the range of </text:span></text:span><text:span text:style-name="Teletype"><text:span text:style-name="T25">ASCII 32 - 126</text:span></text:span><text:span text:style-name="Teletype"><text:span text:style-name="T27">. This is </text:span></text:span><text:soft-page-break/><text:span text:style-name="Teletype"><text:span text:style-name="T27">the same as [:graph:], above, but adding the space character.</text:span></text:span></text:p>
        </text:list-item>
        <text:list-item>
          <text:p text:style-name="P253"><text:bookmark text:name="WSPOSIX"/><text:span text:style-name="Teletype"><text:span text:style-name="T25">[:space:] </text:span></text:span><text:span text:style-name="Teletype"><text:span text:style-name="T27">matches whitespace characters (space and horizontal tab).</text:span></text:span></text:p>
        </text:list-item>
        <text:list-item>
          <text:p text:style-name="P253"><text:span text:style-name="Teletype"><text:span text:style-name="T25">[:upper:] </text:span></text:span><text:span text:style-name="Teletype"><text:span text:style-name="T27">matches uppercase alphabetic characters. This is equivalent to A-Z.</text:span></text:span></text:p>
        </text:list-item>
        <text:list-item>
          <text:p text:style-name="P253"><text:span text:style-name="Teletype"><text:span text:style-name="T25">[:xdigit:]</text:span></text:span><text:span text:style-name="Teletype"><text:span text:style-name="T27"> matches hexadecimal digits. This is equivalent to 0-9A-Fa-f.</text:span></text:span></text:p>
          <text:p text:style-name="P253"><text:span text:style-name="Teletype"><text:span text:style-name="T74"/></text:span></text:p>
          <text:p text:style-name="P253"><text:span text:style-name="Teletype"><text:span text:style-name="T74">Attention:</text:span></text:span><text:span text:style-name="Teletype"><text:span text:style-name="T27"> POSIX character classes generally require quoting or </text:span></text:span><text:span text:style-name="Teletype"><text:span text:style-name="T27">double brackets</text:span></text:span><text:span text:style-name="Teletype"><text:span text:style-name="T27"> ([[ ]]).</text:span></text:span></text:p>
        </text:list-item>
      </text:list>
      <text:list xml:id="list1431142640" text:continue-list="list1432222540" text:style-name="WW8Num2">
        <text:list-header>
          <text:p text:style-name="P223"><text:span text:style-name="Teletype"><text:span text:style-name="T27">bash$ grep [[:digit:]] test.file</text:span></text:span></text:p>
        </text:list-header>
      </text:list>
      <text:p text:style-name="P34"/>
      <text:list xml:id="list1253022237" text:continue-list="list1218306210" text:style-name="L56">
        <text:list-item>
          <text:p text:style-name="P253"><text:span text:style-name="Teletype"><text:span text:style-name="T27">These character classes may even be used with </text:span></text:span><text:a xlink:type="simple" xlink:href="http://globbingref.html/"><text:span text:style-name="Teletype">globbing</text:span></text:a><text:span text:style-name="Teletype"><text:span text:style-name="T27">, to a limited extent.</text:span></text:span></text:p>
        </text:list-item>
      </text:list>
      <text:list xml:id="list1433693902" text:continue-list="list1431142640" text:style-name="WW8Num2">
        <text:list-header>
          <text:p text:style-name="P223"><text:span text:style-name="Teletype"><text:span text:style-name="T27">bash$ ls -l ?[[:digit:]][[:digit:]]?</text:span></text:span></text:p>
        </text:list-header>
      </text:list>
      <text:p text:style-name="P25"/>
      <text:h text:style-name="P87" text:outline-level="1">Globbing</text:h>
      <text:list xml:id="list1176278769" text:continue-numbering="true" text:style-name="WW8Num2">
        <text:list-item>
          <text:p text:style-name="P144">Introduction</text:p>
        </text:list-item>
      </text:list>
      <text:list xml:id="list2140057272" text:continue-list="list1253022237" text:style-name="L56">
        <text:list-header>
          <text:p text:style-name="P253"><text:span text:style-name="Teletype"><text:span text:style-name="T27"><text:s text:c="4"/>Bash itself cannot recognize Regular Expressions. Inside scripts, it is commands and utilities -- such as </text:span></text:span><text:span text:style-name="Teletype"><text:span text:style-name="T27">sed</text:span></text:span><text:span text:style-name="Teletype"><text:span text:style-name="T27"> and </text:span></text:span><text:span text:style-name="Teletype"><text:span text:style-name="T27">awk</text:span></text:span><text:span text:style-name="Teletype"><text:span text:style-name="T27"> -- that interpret RE's.</text:span></text:span></text:p>
          <text:p text:style-name="P253"><text:span text:style-name="Teletype"><text:span text:style-name="T27"/></text:span></text:p>
          <text:p text:style-name="P253"><text:span text:style-name="Teletype"><text:span text:style-name="T27"><text:s text:c="4"/>Bash does carry out filename expansion -- a process known as </text:span></text:span><text:span text:style-name="Teletype"><text:span text:style-name="T25">globbing</text:span></text:span><text:span text:style-name="Teletype"><text:span text:style-name="T27"> -- but this does not use the standard RE set. Instead, </text:span></text:span><text:span text:style-name="Teletype"><text:span text:style-name="T25">globbing </text:span></text:span><text:span text:style-name="Teletype"><text:span text:style-name="T27">recognizes and expands </text:span></text:span><text:span text:style-name="Teletype"><text:span text:style-name="T25">wild cards</text:span></text:span><text:span text:style-name="Teletype"><text:span text:style-name="T27">. Globbing interprets the standard wild card characters -- </text:span></text:span><text:span text:style-name="Teletype"><text:span text:style-name="T25">*</text:span></text:span><text:span text:style-name="Teletype"><text:span text:style-name="T27"> and </text:span></text:span><text:span text:style-name="Teletype"><text:span text:style-name="T25">?</text:span></text:span><text:span text:style-name="Teletype"><text:span text:style-name="T27">, character lists in </text:span></text:span><text:span text:style-name="Teletype"><text:span text:style-name="T25">square brackets</text:span></text:span><text:span text:style-name="Teletype"><text:span text:style-name="T27">, and certain other special characters (such as</text:span></text:span><text:span text:style-name="Teletype"><text:span text:style-name="T25"> ^ for negating the sense of a match</text:span></text:span><text:span text:style-name="Teletype"><text:span text:style-name="T27">). </text:span></text:span><text:bookmark text:name="WDOTFILEWC"/><text:span text:style-name="Teletype"><text:span text:style-name="T27">There are important limitations on wild card characters in globbing, however. Strings containing * will </text:span></text:span><text:span text:style-name="Teletype"><text:span text:style-name="T25">not match filenames that start with a dot</text:span></text:span><text:span text:style-name="Teletype"><text:span text:style-name="T27">, Likewise, the ? has a different meaning in globbing than as part of an RE.</text:span></text:span></text:p>
          <text:p text:style-name="P253"><text:span text:style-name="Teletype"><text:span text:style-name="T27"><text:s text:c="2"/></text:span></text:span></text:p>
          <text:p text:style-name="P253"><text:span text:style-name="Teletype"><text:span text:style-name="T27"><text:s text:c="4"/>Bash performs </text:span></text:span><text:span text:style-name="Teletype"><text:span text:style-name="T25">filename expansion</text:span></text:span><text:span text:style-name="Teletype"><text:span text:style-name="T27"> on </text:span></text:span><text:span text:style-name="Teletype"><text:span text:style-name="T25">unquote</text:span></text:span><text:span text:style-name="Teletype"><text:span text:style-name="T27">d command-line arguments. </text:span></text:span></text:p>
        </text:list-header>
      </text:list>
      <text:list xml:id="list935217857" text:continue-list="list1176278769" text:style-name="WW8Num2">
        <text:list-header>
          <text:p text:style-name="P223"><text:span text:style-name="Teletype"><text:span text:style-name="T27"><text:s/>echo *</text:span></text:span></text:p>
          <text:p text:style-name="P223"><text:span text:style-name="Teletype"><text:span text:style-name="T27">a.1 b.1 c.1 t2.sh test1.txt</text:span></text:span></text:p>
        </text:list-header>
      </text:list>
      <text:list xml:id="list501006061" text:continue-list="list2140057272" text:style-name="L56">
        <text:list-header>
          <text:p text:style-name="P253"><text:span text:style-name="Teletype"><text:span text:style-name="T27"/></text:span></text:p>
          <text:p text:style-name="P253"><text:span text:style-name="Teletype"><text:span text:style-name="T27"><text:s text:c="4"/>It is possible to modify the way Bash interprets special characters in </text:span></text:span><text:span text:style-name="Teletype"><text:span text:style-name="T25">globbing</text:span></text:span><text:span text:style-name="Teletype"><text:span text:style-name="T27">. A </text:span></text:span><text:span text:style-name="Teletype"><text:span text:style-name="T25">set -f </text:span></text:span><text:span text:style-name="Teletype"><text:span text:style-name="T27">command disables globbing, and the</text:span></text:span><text:span text:style-name="Teletype"><text:span text:style-name="T25"> nocaseglob</text:span></text:span><text:span text:style-name="Teletype"><text:span text:style-name="T27"> and </text:span></text:span><text:span text:style-name="Teletype"><text:span text:style-name="T25">nullglob</text:span></text:span><text:span text:style-name="Teletype"><text:span text:style-name="T27"> options to </text:span></text:span><text:span text:style-name="Teletype"><text:span text:style-name="T25">shopt</text:span></text:span><text:span text:style-name="Teletype"><text:span text:style-name="T27"> change globbing behavior.</text:span></text:span></text:p>
        </text:list-header>
      </text:list>
      <text:p text:style-name="P25"/>
      <text:list xml:id="list1471128672" text:continue-numbering="true" text:style-name="L56">
        <text:list-header>
          <text:p text:style-name="P253"><text:span text:style-name="Teletype"><text:span text:style-name="T74">Attention:</text:span></text:span><text:span text:style-name="Teletype"><text:span text:style-name="T27"> Filename expansion can match dotfiles, but only if the pattern explicitly includes the dot as a literal character.</text:span></text:span></text:p>
        </text:list-header>
      </text:list>
      <text:list xml:id="list898864705" text:continue-list="list935217857" text:style-name="WW8Num2">
        <text:list-header>
          <text:p text:style-name="P223"><text:span text:style-name="Teletype"><text:span text:style-name="T27">~/[.]bashrc <text:s text:c="3"/># <text:s/>Will not expand to ~/.bashrc</text:span></text:span></text:p>
          <text:p text:style-name="P223"><text:span text:style-name="Teletype"><text:span text:style-name="T27">~/?bashrc <text:s text:c="5"/># <text:s/>Neither will this.</text:span></text:span></text:p>
          <text:p text:style-name="P223"><text:span text:style-name="Teletype"><text:span text:style-name="T27"><text:s text:c="15"/># <text:s/>Wild cards and metacharacters will NOT</text:span></text:span></text:p>
          <text:p text:style-name="P223"><text:span text:style-name="Teletype"><text:span text:style-name="T27"><text:s text:c="15"/>#+ expand to a dot in globbing.</text:span></text:span></text:p>
          <text:p text:style-name="P223"><text:soft-page-break/><text:span text:style-name="Teletype"><text:span text:style-name="T27"/></text:span></text:p>
          <text:p text:style-name="P223"><text:span text:style-name="Teletype"><text:span text:style-name="T27">~/.[b]ashrc <text:s text:c="3"/># <text:s/>Will expand to ~/.bashrc</text:span></text:span></text:p>
          <text:p text:style-name="P223"><text:span text:style-name="Teletype"><text:span text:style-name="T27">~/.ba?hrc <text:s text:c="5"/># <text:s/>Likewise.</text:span></text:span></text:p>
          <text:p text:style-name="P223"><text:span text:style-name="Teletype"><text:span text:style-name="T27">~/.bashr* <text:s text:c="5"/># <text:s/>Likewise.</text:span></text:span></text:p>
          <text:p text:style-name="P223"><text:span text:style-name="Teletype"><text:span text:style-name="T27"/></text:span></text:p>
          <text:p text:style-name="P223"><text:span text:style-name="Teletype"><text:span text:style-name="T27"># Setting the "</text:span></text:span><text:span text:style-name="Teletype"><text:span text:style-name="T25">dotglob</text:span></text:span><text:span text:style-name="Teletype"><text:span text:style-name="T27">" option turns this off.</text:span></text:span></text:p>
          <text:p text:style-name="P223"><text:span text:style-name="Teletype"><text:span text:style-name="T25">shopt dotglob</text:span></text:span></text:p>
        </text:list-header>
      </text:list>
      <text:p text:style-name="P25"/>
      <text:p text:style-name="P25"/>
      <text:h text:style-name="P90" text:outline-level="1">Here Documents</text:h>
      <text:p text:style-name="P25"/>
      <text:p text:style-name="P25"/>
      <text:list xml:id="list2124733437" text:continue-numbering="true" text:style-name="WW8Num2">
        <text:list-item>
          <text:p text:style-name="P144">Here documents</text:p>
        </text:list-item>
      </text:list>
      <text:list xml:id="list647640258" text:continue-list="list1471128672" text:style-name="L56">
        <text:list-header>
          <text:p text:style-name="P253"><text:span text:style-name="Teletype"><text:span text:style-name="T27"><text:s text:c="4"/>A here document is a special-purpose code block. It uses a form of </text:span></text:span><text:span text:style-name="Teletype"><text:span text:style-name="T27">I/O redirection</text:span></text:span><text:span text:style-name="Teletype"><text:span text:style-name="T27"> to feed a command list to an interactive program or a command, such as </text:span></text:span><text:span text:style-name="Teletype"><text:span text:style-name="T27">ftp</text:span></text:span><text:span text:style-name="Teletype"><text:span text:style-name="T27">, </text:span></text:span><text:span text:style-name="Teletype"><text:span text:style-name="T27">cat</text:span></text:span><text:span text:style-name="Teletype"><text:span text:style-name="T27">, or the ex text editor.</text:span></text:span></text:p>
        </text:list-header>
      </text:list>
      <text:list xml:id="list1914731697" text:continue-list="list2124733437" text:style-name="WW8Num2">
        <text:list-header>
          <text:p text:style-name="P223"><text:span text:style-name="Teletype"><text:span text:style-name="T27">COMMAND &lt;&lt;InputComesFromHERE</text:span></text:span></text:p>
          <text:p text:style-name="P223"><text:span text:style-name="Teletype"><text:span text:style-name="T27">...</text:span></text:span></text:p>
          <text:p text:style-name="P223"><text:span text:style-name="Teletype"><text:span text:style-name="T27">InputComesFromHERE</text:span></text:span></text:p>
          <text:p text:style-name="P228"><text:span text:style-name="Teletype"><text:span text:style-name="T27"/></text:span></text:p>
          <text:p text:style-name="P223"><text:span text:style-name="Teletype"><text:span text:style-name="T27">#--------Begin here document-----------#</text:span></text:span></text:p>
          <text:p text:style-name="P223"><text:span text:style-name="Teletype"><text:span text:style-name="T27">vi $TARGETFILE &lt;&lt;x23LimitStringx23</text:span></text:span></text:p>
          <text:p text:style-name="P223"><text:span text:style-name="Teletype"><text:span text:style-name="T27">i</text:span></text:span></text:p>
          <text:p text:style-name="P223"><text:span text:style-name="Teletype"><text:span text:style-name="T27">This is line 1 of the example file.</text:span></text:span></text:p>
          <text:p text:style-name="P223"><text:span text:style-name="Teletype"><text:span text:style-name="T27">This is line 2 of the example file.</text:span></text:span></text:p>
          <text:p text:style-name="P223"><text:span text:style-name="Teletype"><text:span text:style-name="T27">^[</text:span></text:span></text:p>
          <text:p text:style-name="P223"><text:span text:style-name="Teletype"><text:span text:style-name="T27">ZZ</text:span></text:span></text:p>
          <text:p text:style-name="P223"><text:span text:style-name="Teletype"><text:span text:style-name="T27">x23LimitStringx23</text:span></text:span></text:p>
          <text:p text:style-name="P223"><text:span text:style-name="Teletype"><text:span text:style-name="T27">#----------End here document-----------#</text:span></text:span></text:p>
          <text:p text:style-name="P223"><text:span text:style-name="Teletype"><text:span text:style-name="T27"># <text:s/>Note that ^[ above is a literal escape</text:span></text:span></text:p>
          <text:p text:style-name="P223"><text:span text:style-name="Teletype"><text:span text:style-name="T27">#+ typed by Control-V &lt;Esc&gt;.</text:span></text:span></text:p>
          <text:p text:style-name="P223"><text:span text:style-name="Teletype"><text:span text:style-name="T27"># <text:s/>Bram Moolenaar points out that this may not work with '</text:span></text:span><text:span text:style-name="Teletype"><text:span text:style-name="T25">vim</text:span></text:span><text:span text:style-name="Teletype"><text:span text:style-name="T27">'</text:span></text:span></text:p>
          <text:p text:style-name="P223"><text:span text:style-name="Teletype"><text:span text:style-name="T27">#+ because of possible problems with terminal interaction.</text:span></text:span></text:p>
        </text:list-header>
      </text:list>
      <text:p text:style-name="P25"/>
      <text:list xml:id="list2159225324" text:continue-numbering="true" text:style-name="WW8Num2">
        <text:list-header>
          <text:p text:style-name="P223"><text:span text:style-name="Teletype"><text:span text:style-name="T27">#!/bin/bash</text:span></text:span></text:p>
          <text:p text:style-name="P223"><text:span text:style-name="Teletype"><text:span text:style-name="T27"># <text:s/>Replace all instances of "Smith" with "Jones"</text:span></text:span></text:p>
          <text:p text:style-name="P223"><text:soft-page-break/><text:span text:style-name="Teletype"><text:span text:style-name="T27">#+ in files with a ".txt" filename suffix. </text:span></text:span></text:p>
          <text:p text:style-name="P223"><text:span text:style-name="Teletype"><text:span text:style-name="T27"/></text:span></text:p>
          <text:p text:style-name="P223"><text:span text:style-name="Teletype"><text:span text:style-name="T27">ORIGINAL=Smith</text:span></text:span></text:p>
          <text:p text:style-name="P223"><text:span text:style-name="Teletype"><text:span text:style-name="T27">REPLACEMENT=Jones</text:span></text:span></text:p>
          <text:p text:style-name="P223"><text:span text:style-name="Teletype"><text:span text:style-name="T27"/></text:span></text:p>
          <text:p text:style-name="P223"><text:span text:style-name="Teletype"><text:span text:style-name="T27">for word in $(fgrep -l $ORIGINAL *.txt)</text:span></text:span></text:p>
          <text:p text:style-name="P223"><text:span text:style-name="Teletype"><text:span text:style-name="T27">do</text:span></text:span></text:p>
          <text:p text:style-name="P223"><text:span text:style-name="Teletype"><text:span text:style-name="T27"><text:s text:c="2"/># -------------------------------------</text:span></text:span></text:p>
          <text:p text:style-name="P223"><text:span text:style-name="Teletype"><text:span text:style-name="T27"><text:s text:c="2"/>ex $word &lt;&lt;EOF</text:span></text:span></text:p>
          <text:p text:style-name="P223"><text:span text:style-name="Teletype"><text:span text:style-name="T27"><text:s text:c="2"/>:%s/$ORIGINAL/$REPLACEMENT/g</text:span></text:span></text:p>
          <text:p text:style-name="P223"><text:span text:style-name="Teletype"><text:span text:style-name="T27"><text:s text:c="2"/>:wq</text:span></text:span></text:p>
          <text:p text:style-name="P223"><text:span text:style-name="Teletype"><text:span text:style-name="T27">EOF</text:span></text:span></text:p>
          <text:p text:style-name="P223"><text:span text:style-name="Teletype"><text:span text:style-name="T27"><text:s text:c="2"/># :%s is the "ex" substitution command.</text:span></text:span></text:p>
          <text:p text:style-name="P223"><text:span text:style-name="Teletype"><text:span text:style-name="T27"><text:s text:c="2"/># :wq is write-and-quit.</text:span></text:span></text:p>
          <text:p text:style-name="P223"><text:span text:style-name="Teletype"><text:span text:style-name="T27"><text:s text:c="2"/># -------------------------------------</text:span></text:span></text:p>
          <text:p text:style-name="P223"><text:span text:style-name="Teletype"><text:span text:style-name="T27">done</text:span></text:span></text:p>
        </text:list-header>
      </text:list>
      <text:p text:style-name="P25"/>
      <text:list xml:id="list514428868" text:continue-list="list647640258" text:style-name="L56">
        <text:list-item>
          <text:p text:style-name="P253"><text:span text:style-name="Teletype"><text:span text:style-name="T27">The </text:span></text:span><text:span text:style-name="Teletype"><text:span text:style-name="T25">-</text:span></text:span><text:span text:style-name="Teletype"><text:span text:style-name="T27"> option to mark a here document limit string (</text:span></text:span><text:span text:style-name="Teletype"><text:span text:style-name="T25">&lt;&lt;-LimitString</text:span></text:span><text:span text:style-name="Teletype"><text:span text:style-name="T27">) suppresses leading tabs (but not spaces) in the output. This may be useful in making a script more readable.</text:span></text:span></text:p>
          <text:p text:style-name="P253"><text:span text:style-name="Teletype"><text:span text:style-name="T27"/></text:span></text:p>
        </text:list-item>
        <text:list-item>
          <text:p text:style-name="P253"><text:span text:style-name="Teletype"><text:span text:style-name="T27">A here document supports </text:span></text:span><text:span text:style-name="Teletype"><text:span text:style-name="T25">parameter</text:span></text:span><text:span text:style-name="Teletype"><text:span text:style-name="T27"> and </text:span></text:span><text:span text:style-name="Teletype"><text:span text:style-name="T25">command substitution</text:span></text:span><text:span text:style-name="Teletype"><text:span text:style-name="T27">. It is therefore possible to pass different parameters to the body of the here document, changing its output accordingly.</text:span></text:span></text:p>
        </text:list-item>
      </text:list>
      <text:list xml:id="list981806111" text:continue-list="list2159225324" text:style-name="WW8Num2">
        <text:list-header>
          <text:p text:style-name="P223"><text:span text:style-name="Teletype"><text:span text:style-name="T27">cat &lt;&lt;Endofmessage</text:span></text:span></text:p>
          <text:p text:style-name="P223"><text:span text:style-name="Teletype"><text:span text:style-name="T27"/></text:span></text:p>
          <text:p text:style-name="P223"><text:span text:style-name="Teletype"><text:span text:style-name="T27">Hello, there, $NAME.</text:span></text:span></text:p>
          <text:p text:style-name="P223"><text:span text:style-name="Teletype"><text:span text:style-name="T27">Greetings to you, $NAME, from $RESPONDENT.</text:span></text:span></text:p>
          <text:p text:style-name="P223"><text:span text:style-name="Teletype"><text:span text:style-name="T27"/></text:span></text:p>
          <text:p text:style-name="P223"><text:span text:style-name="Teletype"><text:span text:style-name="T27"># This comment shows up in the output (why?).</text:span></text:span></text:p>
          <text:p text:style-name="P223"><text:span text:style-name="Teletype"><text:span text:style-name="T27"/></text:span></text:p>
          <text:p text:style-name="P223"><text:span text:style-name="Teletype"><text:span text:style-name="T27">Endofmessage</text:span></text:span></text:p>
        </text:list-header>
      </text:list>
      <text:p text:style-name="P80"><text:span text:style-name="Teletype"><text:span text:style-name="T27"/></text:span></text:p>
      <text:list xml:id="list1935820844" text:style-name="L57">
        <text:list-item>
          <text:p text:style-name="P254"><text:span text:style-name="Teletype"><text:span text:style-name="T25">Quoting or escaping</text:span></text:span><text:span text:style-name="Teletype"><text:span text:style-name="T27"> the "limit string" at the</text:span></text:span><text:span text:style-name="Teletype"><text:span text:style-name="T25"> head </text:span></text:span><text:span text:style-name="Teletype"><text:span text:style-name="T27">of a here document disables parameter substitution within its body. The reason for this is that quoting/escaping the limit string effectively </text:span></text:span><text:span text:style-name="Teletype"><text:span text:style-name="T27">escapes</text:span></text:span><text:span text:style-name="Teletype"><text:span text:style-name="T27"> the $, `, and \ </text:span></text:span><text:span text:style-name="Teletype"><text:span text:style-name="T27">special characters</text:span></text:span><text:span text:style-name="Teletype"><text:span text:style-name="T27">, and causes them to be interpreted literally. (Thank you, Allen Halsey, for pointing this out.)</text:span></text:span></text:p>
        </text:list-item>
      </text:list>
      <text:list xml:id="list1388192237" text:continue-list="list981806111" text:style-name="WW8Num2">
        <text:list-header>
          <text:p text:style-name="P223"><text:span text:style-name="Teletype"><text:span text:style-name="T27">cat &lt;&lt;'Endofmessage'</text:span></text:span></text:p>
          <text:p text:style-name="P223"><text:span text:style-name="Teletype"><text:span text:style-name="T27"/></text:span></text:p>
          <text:p text:style-name="P223"><text:span text:style-name="Teletype"><text:span text:style-name="T27">Hello, there, $NAME.</text:span></text:span></text:p>
          <text:p text:style-name="P223"><text:span text:style-name="Teletype"><text:span text:style-name="T27">Greetings to you, $NAME, from $RESPONDENT.</text:span></text:span></text:p>
          <text:p text:style-name="P223"><text:span text:style-name="Teletype"><text:span text:style-name="T27"/></text:span></text:p>
          <text:p text:style-name="P223"><text:soft-page-break/><text:span text:style-name="Teletype"><text:span text:style-name="T27">Endofmessage</text:span></text:span></text:p>
        </text:list-header>
      </text:list>
      <text:list xml:id="list1312035500" text:continue-list="list1935820844" text:style-name="L57">
        <text:list-header>
          <text:p text:style-name="P254"><text:span text:style-name="Teletype"><text:span text:style-name="T27"/></text:span></text:p>
        </text:list-header>
        <text:list-item>
          <text:p text:style-name="P254"><text:span text:style-name="Teletype"><text:span text:style-name="T27">It is possible to</text:span></text:span><text:span text:style-name="Teletype"><text:span text:style-name="T25"> set a variable </text:span></text:span><text:span text:style-name="Teletype"><text:span text:style-name="T27">from the output of a here document. This is actually a devious form of </text:span></text:span><text:span text:style-name="Teletype"><text:span text:style-name="T25">command substitution</text:span></text:span><text:span text:style-name="Teletype"><text:span text:style-name="T27">.</text:span></text:span></text:p>
        </text:list-item>
      </text:list>
      <text:list xml:id="list929516785" text:continue-list="list1388192237" text:style-name="WW8Num2">
        <text:list-header>
          <text:p text:style-name="P223"><text:span text:style-name="Teletype"><text:span text:style-name="T27">variable=$(cat &lt;&lt;SETVAR</text:span></text:span></text:p>
          <text:p text:style-name="P223"><text:span text:style-name="Teletype"><text:span text:style-name="T27">This variable</text:span></text:span></text:p>
          <text:p text:style-name="P223"><text:span text:style-name="Teletype"><text:span text:style-name="T27">runs over multiple lines.</text:span></text:span></text:p>
          <text:p text:style-name="P223"><text:span text:style-name="Teletype"><text:span text:style-name="T27">SETVAR)</text:span></text:span></text:p>
          <text:p text:style-name="P223"><text:span text:style-name="Teletype"><text:span text:style-name="T27"/></text:span></text:p>
          <text:p text:style-name="P223"><text:span text:style-name="Teletype"><text:span text:style-name="T27">echo "$variable"</text:span></text:span></text:p>
        </text:list-header>
      </text:list>
      <text:list xml:id="list891887859" text:continue-list="list1312035500" text:style-name="L57">
        <text:list-header>
          <text:p text:style-name="P254"><text:span text:style-name="Teletype"><text:span text:style-name="T27"/></text:span></text:p>
        </text:list-header>
        <text:list-item>
          <text:p text:style-name="P254"><text:span text:style-name="Teletype"><text:span text:style-name="T27">A here document can supply input to a function in the same script.</text:span></text:span></text:p>
        </text:list-item>
      </text:list>
      <text:list xml:id="list1757981658" text:continue-list="list929516785" text:style-name="WW8Num2">
        <text:list-header>
          <text:p text:style-name="P223"><text:span text:style-name="Teletype"><text:span text:style-name="T27">GetPersonalData ()</text:span></text:span></text:p>
          <text:p text:style-name="P223"><text:span text:style-name="Teletype"><text:span text:style-name="T27">{</text:span></text:span></text:p>
          <text:p text:style-name="P223"><text:span text:style-name="Teletype"><text:span text:style-name="T27"><text:s text:c="2"/>read firstname</text:span></text:span></text:p>
          <text:p text:style-name="P223"><text:span text:style-name="Teletype"><text:span text:style-name="T27"><text:s text:c="2"/>read lastname</text:span></text:span></text:p>
          <text:p text:style-name="P223"><text:span text:style-name="Teletype"><text:span text:style-name="T27"><text:s text:c="2"/>read address</text:span></text:span></text:p>
          <text:p text:style-name="P223"><text:span text:style-name="Teletype"><text:span text:style-name="T27"><text:s text:c="2"/>read city </text:span></text:span></text:p>
          <text:p text:style-name="P223"><text:span text:style-name="Teletype"><text:span text:style-name="T27"><text:s text:c="2"/>read state </text:span></text:span></text:p>
          <text:p text:style-name="P223"><text:span text:style-name="Teletype"><text:span text:style-name="T27"><text:s text:c="2"/>read zipcode</text:span></text:span></text:p>
          <text:p text:style-name="P223"><text:span text:style-name="Teletype"><text:span text:style-name="T27">} # This certainly looks like an interactive function, but...</text:span></text:span></text:p>
          <text:p text:style-name="P223"><text:span text:style-name="Teletype"><text:span text:style-name="T27"/></text:span></text:p>
          <text:p text:style-name="P223"><text:span text:style-name="Teletype"><text:span text:style-name="T27"/></text:span></text:p>
          <text:p text:style-name="P223"><text:span text:style-name="Teletype"><text:span text:style-name="T27"># Supply input to the above function.</text:span></text:span></text:p>
          <text:p text:style-name="P223"><text:span text:style-name="Teletype"><text:span text:style-name="T25">GetPersonalData &lt;&lt;RECORD001</text:span></text:span></text:p>
          <text:p text:style-name="P223"><text:span text:style-name="Teletype"><text:span text:style-name="T27">Bozo</text:span></text:span></text:p>
          <text:p text:style-name="P223"><text:span text:style-name="Teletype"><text:span text:style-name="T27">Bozeman</text:span></text:span></text:p>
          <text:p text:style-name="P223"><text:span text:style-name="Teletype"><text:span text:style-name="T27">2726 Nondescript Dr.</text:span></text:span></text:p>
          <text:p text:style-name="P223"><text:span text:style-name="Teletype"><text:span text:style-name="T27">Baltimore</text:span></text:span></text:p>
          <text:p text:style-name="P223"><text:span text:style-name="Teletype"><text:span text:style-name="T27">MD</text:span></text:span></text:p>
          <text:p text:style-name="P223"><text:span text:style-name="Teletype"><text:span text:style-name="T27">21226</text:span></text:span></text:p>
          <text:p text:style-name="P223"><text:span text:style-name="Teletype"><text:span text:style-name="T27">RECORD001</text:span></text:span></text:p>
        </text:list-header>
      </text:list>
      <text:list xml:id="list1045394132" text:continue-list="list891887859" text:style-name="L57">
        <text:list-header>
          <text:p text:style-name="P254"><text:span text:style-name="Teletype"><text:span text:style-name="T27"/></text:span></text:p>
        </text:list-header>
        <text:list-item>
          <text:p text:style-name="P254"><text:span text:style-name="Teletype"><text:span text:style-name="T27">It is possible to use</text:span></text:span><text:span text:style-name="Teletype"><text:span text:style-name="T25"> : </text:span></text:span><text:span text:style-name="Teletype"><text:span text:style-name="T27">as a </text:span></text:span><text:span text:style-name="Teletype"><text:span text:style-name="T25">dummy command</text:span></text:span><text:span text:style-name="Teletype"><text:span text:style-name="T27"> accepting output from a here document. This, in effect, creates an "anonymous" here document.</text:span></text:span></text:p>
        </text:list-item>
      </text:list>
      <text:list xml:id="list1416711838" text:continue-list="list1757981658" text:style-name="WW8Num2">
        <text:list-header>
          <text:p text:style-name="P223"><text:span text:style-name="Teletype"><text:span text:style-name="T27">: &lt;&lt;TESTVARIABLES</text:span></text:span></text:p>
          <text:p text:style-name="P223"><text:span text:style-name="Teletype"><text:span text:style-name="T27">${HOSTNAME?}${USER?}${MAIL?} <text:s/># Print error message if one of the variables not set.</text:span></text:span></text:p>
          <text:p text:style-name="P223"><text:span text:style-name="Teletype"><text:span text:style-name="T27">TESTVARIABLES</text:span></text:span></text:p>
        </text:list-header>
      </text:list>
      <text:list xml:id="list2025672841" text:continue-list="list1045394132" text:style-name="L57">
        <text:list-item>
          <text:p text:style-name="P254"><text:span text:style-name="Teletype"><text:span text:style-name="T27">A variation of the above technique permits</text:span></text:span><text:span text:style-name="Teletype"><text:span text:style-name="T25"> "commenting out" blocks of code.</text:span></text:span></text:p>
        </text:list-item>
      </text:list>
      <text:list xml:id="list1016960147" text:continue-list="list1416711838" text:style-name="WW8Num2">
        <text:list-header>
          <text:p text:style-name="P223"><text:span text:style-name="Teletype"><text:span text:style-name="T25">: &lt;&lt;COMMENTBLOCK</text:span></text:span></text:p>
          <text:p text:style-name="P223"><text:span text:style-name="Teletype"><text:span text:style-name="T27">echo "This line will not echo."</text:span></text:span></text:p>
          <text:p text:style-name="P223"><text:soft-page-break/><text:span text:style-name="Teletype"><text:span text:style-name="T27">This is a comment line missing the "#" prefix.</text:span></text:span></text:p>
          <text:p text:style-name="P223"><text:span text:style-name="Teletype"><text:span text:style-name="T27">This is another comment line missing the "#" prefix.</text:span></text:span></text:p>
          <text:p text:style-name="P223"><text:span text:style-name="Teletype"><text:span text:style-name="T27"/></text:span></text:p>
          <text:p text:style-name="P223"><text:span text:style-name="Teletype"><text:span text:style-name="T27">&amp;*@!!++=</text:span></text:span></text:p>
          <text:p text:style-name="P223"><text:span text:style-name="Teletype"><text:span text:style-name="T27">The above line will cause no error message,</text:span></text:span></text:p>
          <text:p text:style-name="P223"><text:span text:style-name="Teletype"><text:span text:style-name="T27">because the Bash interpreter will ignore it.</text:span></text:span></text:p>
          <text:p text:style-name="P223"><text:span text:style-name="Teletype"><text:span text:style-name="T25">COMMENTBLOCK</text:span></text:span></text:p>
          <text:p text:style-name="P223"><text:span text:style-name="Teletype"><text:span text:style-name="T27"/></text:span></text:p>
          <text:p text:style-name="P223"><text:span text:style-name="Teletype"><text:span text:style-name="T27">echo "Exit value of above \"COMMENTBLOCK\" is $?." <text:s text:c="2"/># 0</text:span></text:span></text:p>
          <text:p text:style-name="P223"><text:span text:style-name="Teletype"><text:span text:style-name="T27"># No error shown.</text:span></text:span></text:p>
        </text:list-header>
      </text:list>
      <text:list xml:id="list726954861" text:continue-list="list2025672841" text:style-name="L57">
        <text:list-header>
          <text:p text:style-name="P254"><text:span text:style-name="Teletype"><text:span text:style-name="T27"/></text:span></text:p>
        </text:list-header>
        <text:list-item>
          <text:p text:style-name="P254"><text:span text:style-name="Teletype"><text:span text:style-name="T74">Attention:</text:span></text:span><text:span text:style-name="Teletype"><text:span text:style-name="T27"> The closing limit string, on the final line of a here document, must</text:span></text:span><text:span text:style-name="Teletype"><text:span text:style-name="T25"> start in the first character position</text:span></text:span><text:span text:style-name="Teletype"><text:span text:style-name="T27">. There can be </text:span></text:span><text:span text:style-name="Teletype"><text:span text:style-name="T25">no leading whitespac</text:span></text:span><text:span text:style-name="Teletype"><text:span text:style-name="T27">e. Trailing whitespace after the limit string likewise causes unexpected behavior. The whitespace prevents the limit string from being recognized. </text:span></text:span><text:span text:style-name="Teletype"><text:span text:style-name="T25">Except</text:span></text:span><text:span text:style-name="Teletype"><text:span text:style-name="T27">, as Dennis Benzinger points out, if </text:span></text:span><text:span text:style-name="Teletype"><text:span text:style-name="T25">using </text:span></text:span><text:span text:style-name="Teletype"><text:span text:style-name="T74">&lt;&lt;-</text:span></text:span><text:span text:style-name="Teletype"><text:span text:style-name="T25"> to suppress tabs</text:span></text:span><text:span text:style-name="Teletype"><text:span text:style-name="T27">.</text:span></text:span></text:p>
          <text:p text:style-name="P254"><text:span text:style-name="Teletype"><text:span text:style-name="T27"/></text:span></text:p>
        </text:list-item>
        <text:list-item>
          <text:p text:style-name="P254"><text:span text:style-name="Teletype"><text:span text:style-name="T27">For those tasks too complex for a here document, consider using the </text:span></text:span><text:span text:style-name="Teletype"><text:span text:style-name="T25">expect</text:span></text:span><text:span text:style-name="Teletype"><text:span text:style-name="T27"> scripting language, which was specifically designed for feeding input into interactive programs.</text:span></text:span></text:p>
        </text:list-item>
      </text:list>
      <text:list xml:id="list2118366732" text:continue-list="list1016960147" text:style-name="WW8Num2">
        <text:list-header>
          <text:p text:style-name="P144"/>
        </text:list-header>
        <text:list-item>
          <text:p text:style-name="P144"> Here Strings</text:p>
        </text:list-item>
      </text:list>
      <text:list xml:id="list1352026239" text:continue-list="list726954861" text:style-name="L57">
        <text:list-header>
          <text:p text:style-name="P254"><text:span text:style-name="Teletype"><text:span text:style-name="T27"><text:s text:c="4"/>A </text:span></text:span><text:span text:style-name="Teletype"><text:span text:style-name="T25">here strin</text:span></text:span><text:span text:style-name="Teletype"><text:span text:style-name="T27">g can be considered as a stripped-down form of a here document.<text:line-break/>It consists of nothing more than </text:span></text:span><text:span text:style-name="Teletype"><text:span text:style-name="T25">COMMAND &lt;&lt;&lt; $WORD,</text:span></text:span><text:span text:style-name="Teletype"><text:span text:style-name="T27"><text:line-break/>where </text:span></text:span><text:span text:style-name="Teletype"><text:span text:style-name="T25">$WORD</text:span></text:span><text:span text:style-name="Teletype"><text:span text:style-name="T27"> is expanded and fed to the stdin of </text:span></text:span><text:span text:style-name="Teletype"><text:span text:style-name="T25">COMMAN</text:span></text:span><text:span text:style-name="Teletype"><text:span text:style-name="T27">D.</text:span></text:span></text:p>
        </text:list-header>
      </text:list>
      <text:list xml:id="list595963082" text:continue-list="list2118366732" text:style-name="WW8Num2">
        <text:list-header>
          <text:p text:style-name="P223"><text:span text:style-name="Teletype"><text:span text:style-name="T27"># Instead of:</text:span></text:span></text:p>
          <text:p text:style-name="P223"><text:span text:style-name="Teletype"><text:span text:style-name="T27">if echo "$VAR" | grep -q txt <text:s text:c="2"/># if [[ $VAR = *txt* ]]</text:span></text:span></text:p>
          <text:p text:style-name="P223"><text:span text:style-name="Teletype"><text:span text:style-name="T27"># etc.</text:span></text:span></text:p>
          <text:p text:style-name="P223"><text:span text:style-name="Teletype"><text:span text:style-name="T27"/></text:span></text:p>
          <text:p text:style-name="P223"><text:span text:style-name="Teletype"><text:span text:style-name="T27"># Try:</text:span></text:span></text:p>
          <text:p text:style-name="P223"><text:span text:style-name="Teletype"><text:span text:style-name="T25">if grep -q "txt" &lt;&lt;&lt; "$VAR"</text:span></text:span></text:p>
          <text:p text:style-name="P223"><text:span text:style-name="Teletype"><text:span text:style-name="T27">then <text:s text:c="2"/># <text:s text:c="6"/></text:span></text:span></text:p>
          <text:p text:style-name="P223"><text:span text:style-name="Teletype"><text:span text:style-name="T27"><text:s text:c="3"/>echo "$VAR contains the substring sequence \"txt\""</text:span></text:span></text:p>
          <text:p text:style-name="P223"><text:span text:style-name="Teletype"><text:span text:style-name="T27">fi</text:span></text:span></text:p>
        </text:list-header>
      </text:list>
      <text:p text:style-name="P80"><text:span text:style-name="Teletype"><text:span text:style-name="T27"/></text:span></text:p>
      <text:list xml:id="list720308485" text:continue-numbering="true" text:style-name="WW8Num2">
        <text:list-header>
          <text:p text:style-name="P223"><text:span text:style-name="Teletype"><text:span text:style-name="T27">String="This is a string of words."</text:span></text:span></text:p>
          <text:p text:style-name="P223"><text:span text:style-name="Teletype"><text:span text:style-name="T27"/></text:span></text:p>
          <text:p text:style-name="P223"><text:span text:style-name="Teletype"><text:span text:style-name="T25">read -r -a Words &lt;&lt;&lt; "$String"</text:span></text:span></text:p>
          <text:p text:style-name="P223"><text:span text:style-name="Teletype"><text:span text:style-name="T27"># <text:s/>The -a option to "read"</text:span></text:span></text:p>
          <text:p text:style-name="P223"><text:span text:style-name="Teletype"><text:span text:style-name="T27">#+ assigns the resulting values to successive members of an array.</text:span></text:span></text:p>
        </text:list-header>
      </text:list>
      <text:list xml:id="list1203600445" text:style-name="L58">
        <text:list-header>
          <text:p text:style-name="P255"><text:span text:style-name="Teletype"><text:span text:style-name="T27"/></text:span></text:p>
        </text:list-header>
        <text:list-item>
          <text:p text:style-name="P255"><text:span text:style-name="Teletype"><text:span text:style-name="T27">It is, of course, possible to feed the output of a here string into the </text:span></text:span><text:span text:style-name="Teletype"><text:span text:style-name="T25">stdin</text:span></text:span><text:span text:style-name="Teletype"><text:span text:style-name="T27"> of a</text:span></text:span><text:span text:style-name="Teletype"><text:span text:style-name="T25"> </text:span></text:span><text:span text:style-name="Teletype"><text:span text:style-name="T25">loop</text:span></text:span><text:span text:style-name="Teletype"><text:span text:style-name="T25">.</text:span></text:span></text:p>
        </text:list-item>
      </text:list>
      <text:list xml:id="list604641626" text:continue-list="list720308485" text:style-name="WW8Num2">
        <text:list-header>
          <text:p text:style-name="P223"><text:soft-page-break/><text:span text:style-name="Teletype"><text:span text:style-name="T25">ArrayVar=( element0 element1 element2 {A..D} )</text:span></text:span></text:p>
          <text:p text:style-name="P223"><text:span text:style-name="Teletype"><text:span text:style-name="T27"/></text:span></text:p>
          <text:p text:style-name="P223"><text:span text:style-name="Teletype"><text:span text:style-name="T27">while read element ; do</text:span></text:span></text:p>
          <text:p text:style-name="P223"><text:span text:style-name="Teletype"><text:span text:style-name="T27"><text:s text:c="2"/>echo "$element" 1&gt;&amp;2</text:span></text:span></text:p>
          <text:p text:style-name="P223"><text:span text:style-name="Teletype"><text:span text:style-name="T25">done &lt;&lt;&lt; $(echo ${ArrayVar[*]})</text:span></text:span></text:p>
          <text:p text:style-name="P223"><text:span text:style-name="Teletype"><text:span text:style-name="T27"/></text:span></text:p>
          <text:p text:style-name="P223"><text:span text:style-name="Teletype"><text:span text:style-name="T27"># element0 element1 element2 A B C D</text:span></text:span></text:p>
        </text:list-header>
      </text:list>
      <text:list xml:id="list1782145787" text:continue-list="list1203600445" text:style-name="L58">
        <text:list-header>
          <text:p text:style-name="P255"><text:span text:style-name="Teletype"><text:span text:style-name="T27"/></text:span></text:p>
        </text:list-header>
        <text:list-item>
          <text:p text:style-name="P255"><text:span text:style-name="Teletype"><text:span text:style-name="T25">Prepending a line to a file</text:span></text:span></text:p>
        </text:list-item>
      </text:list>
      <text:list xml:id="list2119327621" text:continue-list="list604641626" text:style-name="WW8Num2">
        <text:list-header>
          <text:p text:style-name="P223"><text:span text:style-name="Teletype"><text:span text:style-name="T27">read -p "Title: " title</text:span></text:span></text:p>
          <text:p text:style-name="P223"><text:span text:style-name="Teletype"><text:span text:style-name="T25">cat - $file &lt;&lt;&lt;$title &gt; $file.new</text:span></text:span></text:p>
        </text:list-header>
      </text:list>
      <text:p text:style-name="P25"/>
      <text:p text:style-name="P25"/>
      <text:h text:style-name="P97" text:outline-level="1"> <text:span text:style-name="T86">I/O Redirection</text:span></text:h>
      <text:p text:style-name="P25"/>
      <text:p text:style-name="P25"/>
      <text:list xml:id="list1825540359" text:continue-numbering="true" text:style-name="WW8Num2">
        <text:list-item>
          <text:p text:style-name="P144">Using exec</text:p>
        </text:list-item>
      </text:list>
      <text:list xml:id="list1036232536" text:continue-list="list1352026239" text:style-name="L57">
        <text:list-header>
          <text:p text:style-name="P254"><text:span text:style-name="Teletype"><text:span text:style-name="T27"><text:s text:c="4"/>An </text:span></text:span><text:span text:style-name="Teletype"><text:span text:style-name="T25">exec &lt;filename</text:span></text:span><text:span text:style-name="Teletype"><text:span text:style-name="T27"> command redirects stdin to a file. From that point on, all </text:span></text:span><text:span text:style-name="Teletype"><text:span text:style-name="T25">stdin</text:span></text:span><text:span text:style-name="Teletype"><text:span text:style-name="T27"> comes from that </text:span></text:span><text:span text:style-name="Teletype"><text:span text:style-name="T25">file</text:span></text:span><text:span text:style-name="Teletype"><text:span text:style-name="T27">, rather than its normal source (usually keyboard input). This provides a method of reading a file line by line and possibly parsing each line of input using </text:span></text:span><text:span text:style-name="Teletype"><text:span text:style-name="T27">sed</text:span></text:span><text:span text:style-name="Teletype"><text:span text:style-name="T27">and/or </text:span></text:span><text:span text:style-name="Teletype"><text:span text:style-name="T27">awk</text:span></text:span><text:span text:style-name="Teletype"><text:span text:style-name="T27">.</text:span></text:span></text:p>
          <text:p text:style-name="P254"><text:span text:style-name="Teletype"><text:span text:style-name="T27"><text:s text:c="4"/>Similarly, an </text:span></text:span><text:span text:style-name="Teletype"><text:span text:style-name="T25">exec &gt;filename </text:span></text:span><text:span text:style-name="Teletype"><text:span text:style-name="T27">command redirects stdout to a designated file. This sends all command output that would normally go to stdout to that file.</text:span></text:span></text:p>
        </text:list-header>
        <text:list-item>
          <text:p text:style-name="P254"><text:span text:style-name="Teletype"><text:span text:style-name="T25">exec N &gt; filename</text:span></text:span><text:span text:style-name="Teletype"><text:span text:style-name="T27"> affects the entire script or current shell. Redirection in the </text:span></text:span><text:span text:style-name="Teletype"><text:span text:style-name="T27">PID</text:span></text:span><text:span text:style-name="Teletype"><text:span text:style-name="T27"> of the script or shell from that point on has changed. However . . .</text:span></text:span></text:p>
          <text:p text:style-name="P254"><text:span text:style-name="Teletype"><text:span text:style-name="T25">N &gt; filename</text:span></text:span><text:span text:style-name="Teletype"><text:span text:style-name="T27"> affects only the newly-forked process, not the entire script or shell.</text:span></text:span></text:p>
        </text:list-item>
      </text:list>
      <text:list xml:id="list1115999237" text:continue-list="list1825540359" text:style-name="WW8Num2">
        <text:list-header>
          <text:p text:style-name="P223"><text:span text:style-name="Teletype"><text:span text:style-name="T25">exec 6&gt;&amp;1 <text:s text:c="4"/></text:span></text:span><text:span text:style-name="Teletype"><text:span text:style-name="T27"><text:s text:c="6"/># Link file descriptor #6 with stdout.</text:span></text:span></text:p>
          <text:p text:style-name="P223"><text:span text:style-name="Teletype"><text:span text:style-name="T27"><text:s text:c="20"/># Saves stdout.</text:span></text:span></text:p>
          <text:p text:style-name="P223"><text:span text:style-name="Teletype"><text:span text:style-name="T27">e</text:span></text:span><text:span text:style-name="Teletype"><text:span text:style-name="T25">xec &gt; $LOGFILE </text:span></text:span><text:span text:style-name="Teletype"><text:span text:style-name="T27"><text:s text:c="4"/># stdout replaced with file "logfile.txt".</text:span></text:span></text:p>
          <text:p text:style-name="P223"><text:span text:style-name="Teletype"><text:span text:style-name="T27">…..</text:span></text:span></text:p>
          <text:p text:style-name="P223"><text:span text:style-name="Teletype"><text:span text:style-name="T25">exec 1&gt;&amp;6 6&gt;&amp;- <text:s/></text:span></text:span><text:span text:style-name="Teletype"><text:span text:style-name="T27"><text:s text:c="4"/># Restore stdout and close file descriptor #6.</text:span></text:span></text:p>
        </text:list-header>
      </text:list>
      <text:list xml:id="list1671222884" text:style-name="L59">
        <text:list-header>
          <text:p text:style-name="P256"><text:span text:style-name="Teletype"><text:span text:style-name="T27"/></text:span></text:p>
        </text:list-header>
        <text:list-item>
          <text:p text:style-name="P256"><text:span text:style-name="Teletype"><text:span text:style-name="T27">I/O redirection is a clever way of avoiding the dreaded</text:span></text:span><text:span text:style-name="Teletype"><text:span text:style-name="T25"> </text:span></text:span><text:span text:style-name="Teletype"><text:span text:style-name="T25">inaccessible variables within a subshell</text:span></text:span><text:span text:style-name="Teletype"><text:span text:style-name="T25"> </text:span></text:span><text:span text:style-name="Teletype"><text:span text:style-name="T27">problem</text:span></text:span><text:span text:style-name="Teletype"><text:span text:style-name="T25">.Example 20-4. Avoiding a subshell</text:span></text:span></text:p>
        </text:list-item>
      </text:list>
      <text:list xml:id="list1785990478" text:continue-list="list1115999237" text:style-name="WW8Num2">
        <text:list-header>
          <text:p text:style-name="P223"><text:span text:style-name="Teletype"><text:span text:style-name="T25">cat myfile.txt | while read line; <text:s/>#管道命令产生subshell</text:span></text:span></text:p>
          <text:p text:style-name="P223"><text:span text:style-name="Teletype"><text:span text:style-name="T27"><text:s text:c="17"/>do {</text:span></text:span></text:p>
          <text:p text:style-name="P223"><text:soft-page-break/><text:span text:style-name="Teletype"><text:span text:style-name="T27"><text:s text:c="19"/>echo $line</text:span></text:span></text:p>
          <text:p text:style-name="P223"><text:span text:style-name="Teletype"><text:span text:style-name="T27"><text:s text:c="19"/>(( Lines++ )); <text:s/># <text:s/>Incremented values of this variable</text:span></text:span></text:p>
          <text:p text:style-name="P223"><text:span text:style-name="Teletype"><text:span text:style-name="T27"><text:s text:c="35"/>#+ inaccessible outside loop.</text:span></text:span></text:p>
          <text:p text:style-name="P223"><text:span text:style-name="Teletype"><text:span text:style-name="T27"><text:s text:c="35"/># <text:s/>Subshell problem.</text:span></text:span></text:p>
          <text:p text:style-name="P223"><text:span text:style-name="Teletype"><text:span text:style-name="T27"><text:s text:c="17"/>}</text:span></text:span></text:p>
          <text:p text:style-name="P223"><text:span text:style-name="Teletype"><text:span text:style-name="T27"><text:s text:c="17"/>done</text:span></text:span></text:p>
          <text:p text:style-name="P223"><text:span text:style-name="Teletype"><text:span text:style-name="T27"/></text:span></text:p>
          <text:p text:style-name="P223"><text:span text:style-name="Teletype"><text:span text:style-name="T27">echo "Number of lines read = $Lines" <text:s text:c="4"/># 0</text:span></text:span></text:p>
          <text:p text:style-name="P223"><text:span text:style-name="Teletype"><text:span text:style-name="T27"><text:s text:c="41"/># Wrong!</text:span></text:span></text:p>
          <text:p text:style-name="P223"><text:span text:style-name="Teletype"><text:span text:style-name="T25">exec 3&lt;&gt; myfile.txt</text:span></text:span></text:p>
          <text:p text:style-name="P223"><text:span text:style-name="Teletype"><text:span text:style-name="T25">while read line &lt;&amp;3</text:span></text:span></text:p>
          <text:p text:style-name="P223"><text:span text:style-name="Teletype"><text:span text:style-name="T27">do {</text:span></text:span></text:p>
          <text:p text:style-name="P223"><text:span text:style-name="Teletype"><text:span text:style-name="T27"><text:s text:c="2"/>echo "$line"</text:span></text:span></text:p>
          <text:p text:style-name="P223"><text:span text:style-name="Teletype"><text:span text:style-name="T27"><text:s text:c="2"/>(( Lines++ )); <text:s text:c="18"/># <text:s/>Incremented values of this variable</text:span></text:span></text:p>
          <text:p text:style-name="P223"><text:span text:style-name="Teletype"><text:span text:style-name="T27"><text:s text:c="35"/>#+ accessible outside loop.</text:span></text:span></text:p>
          <text:p text:style-name="P223"><text:span text:style-name="Teletype"><text:span text:style-name="T27"><text:s text:c="35"/># <text:s/>No subshell, no problem.</text:span></text:span></text:p>
          <text:p text:style-name="P223"><text:span text:style-name="Teletype"><text:span text:style-name="T27">}</text:span></text:span></text:p>
          <text:p text:style-name="P223"><text:span text:style-name="Teletype"><text:span text:style-name="T27">done</text:span></text:span></text:p>
          <text:p text:style-name="P223"><text:span text:style-name="Teletype"><text:span text:style-name="T25">exec 3&gt;&amp;-</text:span></text:span></text:p>
          <text:p text:style-name="P223"><text:span text:style-name="Teletype"><text:span text:style-name="T27"/></text:span></text:p>
          <text:p text:style-name="P223"><text:span text:style-name="Teletype"><text:span text:style-name="T27">echo "Number of lines read = $Lines" <text:s text:c="4"/># 8</text:span></text:span></text:p>
          <text:p text:style-name="P144"/>
        </text:list-header>
        <text:list-item>
          <text:p text:style-name="P144">Redirecting Code Blocks</text:p>
        </text:list-item>
      </text:list>
      <text:list xml:id="list1939326889" text:continue-list="list1671222884" text:style-name="L59">
        <text:list-header>
          <text:p text:style-name="P256"><text:span text:style-name="Teletype"><text:span text:style-name="T27"><text:s text:c="3"/>Blocks of code, such as </text:span></text:span><text:span text:style-name="Teletype"><text:span text:style-name="T25">while</text:span></text:span><text:span text:style-name="Teletype"><text:span text:style-name="T27">, </text:span></text:span><text:span text:style-name="Teletype"><text:span text:style-name="T25">until</text:span></text:span><text:span text:style-name="Teletype"><text:span text:style-name="T27">, and </text:span></text:span><text:span text:style-name="Teletype"><text:span text:style-name="T25">for</text:span></text:span><text:span text:style-name="Teletype"><text:span text:style-name="T27"> loops, even</text:span></text:span><text:span text:style-name="Teletype"><text:span text:style-name="T25"> </text:span></text:span><text:span text:style-name="Teletype"><text:span text:style-name="T25">if/then</text:span></text:span><text:span text:style-name="Teletype"><text:span text:style-name="T25"> </text:span></text:span><text:span text:style-name="Teletype"><text:span text:style-name="T27">test blocks can also incorporate </text:span></text:span><text:span text:style-name="Teletype"><text:span text:style-name="T25">redirection</text:span></text:span><text:span text:style-name="Teletype"><text:span text:style-name="T27"> of stdin. Even a </text:span></text:span><text:span text:style-name="Teletype"><text:span text:style-name="T25">function</text:span></text:span><text:span text:style-name="Teletype"><text:span text:style-name="T27"> may use this form of redirection (see </text:span></text:span><text:span text:style-name="Teletype"><text:span text:style-name="T27">Example 24-11</text:span></text:span><text:span text:style-name="Teletype"><text:span text:style-name="T27">). The &lt; operator at the end of the code block accomplishes this.</text:span></text:span></text:p>
        </text:list-header>
      </text:list>
      <text:p text:style-name="P25"/>
      <text:p text:style-name="P25"/>
      <text:p text:style-name="P25"/>
      <text:h text:style-name="P90" text:outline-level="1">Subshells</text:h>
      <text:h text:style-name="P100" text:outline-level="1"><text:span text:style-name="Teletype"><text:span text:style-name="T27">Running a shell script launches a new process, a </text:span></text:span><text:span text:style-name="Teletype"><text:span text:style-name="T25">subshell</text:span></text:span><text:span text:style-name="Teletype"><text:span text:style-name="T27">.</text:span></text:span></text:h>
      <text:p text:style-name="P25"/>
      <text:list xml:id="list1584881793" text:continue-list="list1785990478" text:style-name="WW8Num2">
        <text:list-item>
          <text:p text:style-name="P144">subshell</text:p>
        </text:list-item>
      </text:list>
      <text:list xml:id="list1077511997" text:continue-list="list1939326889" text:style-name="L59">
        <text:list-header>
          <text:p text:style-name="P256"><text:span text:style-name="Teletype"><text:span text:style-name="T25">Definition:</text:span></text:span><text:span text:style-name="Teletype"><text:span text:style-name="T27"> A subshell is a </text:span></text:span><text:span text:style-name="Teletype"><text:span text:style-name="T27">child process</text:span></text:span><text:span text:style-name="Teletype"><text:span text:style-name="T27"> launched by a shell (or shell script).</text:span></text:span></text:p>
        </text:list-header>
        <text:list-item>
          <text:p text:style-name="P256"><text:soft-page-break/><text:span text:style-name="Teletype"><text:span text:style-name="T27">A subshell is a separate instance of the </text:span></text:span><text:span text:style-name="Teletype"><text:span text:style-name="T25">command processor</text:span></text:span><text:span text:style-name="Teletype"><text:span text:style-name="T27"> -- the shell that gives you the prompt at the console or in an xterm window. Just as your commands are interpreted at the command-line prompt, similarly does a script </text:span></text:span><text:span text:style-name="Teletype"><text:span text:style-name="T25">batch-process</text:span></text:span><text:span text:style-name="Teletype"><text:span text:style-name="T27"> a list of commands. Each shell script running is, in effect, a subprocess (child process) of the </text:span></text:span><text:span text:style-name="Teletype"><text:span text:style-name="T27">parent</text:span></text:span><text:span text:style-name="Teletype"><text:span text:style-name="T27"> shell.</text:span></text:span></text:p>
        </text:list-item>
        <text:list-item>
          <text:p text:style-name="P256"><text:span text:style-name="Teletype"><text:span text:style-name="T27">A shell script can itself launch </text:span></text:span><text:span text:style-name="Teletype"><text:span text:style-name="T25">subprocesses</text:span></text:span><text:span text:style-name="Teletype"><text:span text:style-name="T27">. These subshells let the script do </text:span></text:span><text:span text:style-name="Teletype"><text:span text:style-name="T25">parallel processing</text:span></text:span><text:span text:style-name="Teletype"><text:span text:style-name="T27">, in effect executing multiple subtasks</text:span></text:span><text:span text:style-name="Teletype"><text:span text:style-name="T25"> simultaneously</text:span></text:span><text:span text:style-name="Teletype"><text:span text:style-name="T27">.</text:span></text:span></text:p>
        </text:list-item>
        <text:list-item>
          <text:p text:style-name="P256"><text:span text:style-name="Teletype"><text:span text:style-name="T27">In general, an</text:span></text:span><text:span text:style-name="Teletype"><text:span text:style-name="T25"> </text:span></text:span><text:span text:style-name="Teletype"><text:span text:style-name="T25">external command</text:span></text:span><text:span text:style-name="Teletype"><text:span text:style-name="T25"> </text:span></text:span><text:span text:style-name="Teletype"><text:span text:style-name="T27">in a script </text:span></text:span><text:span text:style-name="Teletype"><text:span text:style-name="T27">forks off</text:span></text:span><text:span text:style-name="Teletype"><text:span text:style-name="T27"> a </text:span></text:span><text:span text:style-name="Teletype"><text:span text:style-name="T25">subprocess</text:span></text:span><text:span text:style-name="Teletype"><text:span text:style-name="T27">, whereas a Bash</text:span></text:span><text:span text:style-name="Teletype"><text:span text:style-name="T25"> </text:span></text:span><text:span text:style-name="Teletype"><text:span text:style-name="T25">builtin</text:span></text:span><text:span text:style-name="Teletype"><text:span text:style-name="T27"> does not. For this reason, builtins execute more quickly and use fewer system resources than their external command equivalents.</text:span></text:span></text:p>
        </text:list-item>
        <text:list-item>
          <text:p text:style-name="P256"><text:span text:style-name="Teletype"><text:span text:style-name="T27">An external command invoked with an</text:span></text:span><text:span text:style-name="Teletype"><text:span text:style-name="T25"> </text:span></text:span><text:span text:style-name="Teletype"><text:span text:style-name="T25">exec</text:span></text:span><text:span text:style-name="Teletype"><text:span text:style-name="T27"> does not (usually) fork off a </text:span></text:span><text:span text:style-name="Teletype"><text:span text:style-name="T25">subprocess / subshell.</text:span></text:span></text:p>
        </text:list-item>
      </text:list>
      <text:list xml:id="list658584441" text:continue-list="list1584881793" text:style-name="WW8Num2">
        <text:list-header>
          <text:p text:style-name="P144"/>
        </text:list-header>
        <text:list-item>
          <text:p text:style-name="P144">Command List within Parentheses</text:p>
        </text:list-item>
      </text:list>
      <text:list xml:id="list1530008077" text:continue-list="list1077511997" text:style-name="L59">
        <text:list-header>
          <text:p text:style-name="P256"><text:span text:style-name="Teletype"><text:span text:style-name="T27">( command1; command2; command3; ... )</text:span></text:span></text:p>
        </text:list-header>
        <text:list-item>
          <text:p text:style-name="P256"><text:span text:style-name="Teletype"><text:span text:style-name="T27">A command list embedded between parentheses runs as a</text:span></text:span><text:span text:style-name="Teletype"><text:span text:style-name="T25"> subshell</text:span></text:span><text:span text:style-name="Teletype"><text:span text:style-name="T27">.</text:span></text:span></text:p>
          <text:p text:style-name="P256"><text:span text:style-name="Teletype"><text:span text:style-name="T27"/></text:span></text:p>
        </text:list-item>
        <text:list-item>
          <text:p text:style-name="P256"><text:bookmark text:name="PARVIS"/><text:span text:style-name="Teletype"><text:span text:style-name="T25">Variables</text:span></text:span><text:span text:style-name="Teletype"><text:span text:style-name="T27"> in a</text:span></text:span><text:span text:style-name="Teletype"><text:span text:style-name="T25"> subshell </text:span></text:span><text:span text:style-name="Teletype"><text:span text:style-name="T27">are not visible outside the block of code in the subshell. They are </text:span></text:span><text:span text:style-name="Teletype"><text:span text:style-name="T25">not accessible </text:span></text:span><text:span text:style-name="Teletype"><text:span text:style-name="T27">to the</text:span></text:span><text:span text:style-name="Teletype"><text:span text:style-name="T25"> </text:span></text:span><text:span text:style-name="Teletype"><text:span text:style-name="T25">parent process</text:span></text:span><text:span text:style-name="Teletype"><text:span text:style-name="T25">, </text:span></text:span><text:span text:style-name="Teletype"><text:span text:style-name="T27">to the shell that launched the subshell. These are, in effect, variables</text:span></text:span><text:span text:style-name="Teletype"><text:span text:style-name="T25"> </text:span></text:span><text:span text:style-name="Teletype"><text:span text:style-name="T25">local</text:span></text:span><text:span text:style-name="Teletype"><text:span text:style-name="T27"> to the child process.</text:span></text:span></text:p>
          <text:p text:style-name="P256"><text:span text:style-name="Teletype"><text:span text:style-name="T27"/></text:span></text:p>
        </text:list-item>
        <text:list-item>
          <text:p text:style-name="P256"><text:span text:style-name="Teletype"><text:span text:style-name="T25">Directory changes </text:span></text:span><text:span text:style-name="Teletype"><text:span text:style-name="T27">made in a </text:span></text:span><text:span text:style-name="Teletype"><text:span text:style-name="T25">subshell </text:span></text:span><text:span text:style-name="Teletype"><text:span text:style-name="T27">do not carry over to the </text:span></text:span><text:span text:style-name="Teletype"><text:span text:style-name="T25">parent shell.</text:span></text:span></text:p>
          <text:p text:style-name="P256"><text:span text:style-name="Teletype"><text:span text:style-name="T25"/></text:span></text:p>
        </text:list-item>
        <text:list-item>
          <text:p text:style-name="P256"><text:span text:style-name="Teletype"><text:span text:style-name="T27">A subshell may be used to set up a "</text:span></text:span><text:span text:style-name="Teletype"><text:span text:style-name="T25">dedicated environment</text:span></text:span><text:span text:style-name="Teletype"><text:span text:style-name="T27">" for a command group.</text:span></text:span></text:p>
          <text:p text:style-name="P256"><text:span text:style-name="Teletype"><text:span text:style-name="T27">One</text:span></text:span><text:span text:style-name="Teletype"><text:span text:style-name="T25"> application </text:span></text:span><text:span text:style-name="Teletype"><text:span text:style-name="T27">of such a "dedicated environment" is testing</text:span></text:span><text:span text:style-name="Teletype"><text:span text:style-name="T25"> whether a variable is defined.</text:span></text:span></text:p>
        </text:list-item>
      </text:list>
      <text:list xml:id="list1693028750" text:continue-list="list658584441" text:style-name="WW8Num2">
        <text:list-header>
          <text:p text:style-name="P223"><text:span text:style-name="Teletype"><text:span text:style-name="T27">if (set -u; : $variable) 2&gt; /dev/null</text:span></text:span></text:p>
          <text:p text:style-name="P223"><text:span text:style-name="Teletype"><text:span text:style-name="T27">#-u <text:s/>Treat unset variables as an error when substituting. </text:span></text:span></text:p>
        </text:list-header>
      </text:list>
      <text:list xml:id="list393708986" text:continue-list="list1530008077" text:style-name="L59">
        <text:list-header>
          <text:p text:style-name="P256"><text:span text:style-name="Teletype"><text:span text:style-name="T27">Another </text:span></text:span><text:span text:style-name="Teletype"><text:span text:style-name="T25">application</text:span></text:span><text:span text:style-name="Teletype"><text:span text:style-name="T27"> is </text:span></text:span><text:span text:style-name="Teletype"><text:span text:style-name="T25">checking for a lock file</text:span></text:span><text:span text:style-name="Teletype"><text:span text:style-name="T27">:</text:span></text:span></text:p>
        </text:list-header>
      </text:list>
      <text:list xml:id="list1509626248" text:continue-list="list1693028750" text:style-name="WW8Num2">
        <text:list-header>
          <text:p text:style-name="P223"><text:span text:style-name="Teletype"><text:span text:style-name="T27">if (set -C; : &gt; lock_file) 2&gt; /dev/null</text:span></text:span></text:p>
          <text:p text:style-name="P223"><text:span text:style-name="Teletype"><text:span text:style-name="T27">#-C <text:s/>If set, disallow existing regular files to be overwritten </text:span></text:span></text:p>
          <text:p text:style-name="P223"><text:span text:style-name="Teletype"><text:span text:style-name="T27">#+ <text:s text:c="7"/>by redirection of output. </text:span></text:span></text:p>
        </text:list-header>
      </text:list>
      <text:list xml:id="list2175334114" text:continue-list="list393708986" text:style-name="L59">
        <text:list-header>
          <text:p text:style-name="P256"><text:span text:style-name="Teletype"><text:span text:style-name="T27"/></text:span></text:p>
        </text:list-header>
        <text:list-item>
          <text:p text:style-name="P256"><text:span text:style-name="Teletype"><text:span text:style-name="T27">Processes may execute in parallel within different subshells. This permits </text:span></text:span><text:span text:style-name="Teletype"><text:span text:style-name="T25">breaking a complex task into subcomponents processed concurrently.</text:span></text:span></text:p>
        </text:list-item>
      </text:list>
      <text:list xml:id="list1343391592" text:continue-list="list1509626248" text:style-name="WW8Num2">
        <text:list-header>
          <text:p text:style-name="P223"><text:span text:style-name="Teletype"><text:span text:style-name="T27">(cat list1 list2 list3 | sort | uniq &gt; list123) &amp;</text:span></text:span></text:p>
          <text:p text:style-name="P223"><text:span text:style-name="Teletype"><text:span text:style-name="T27">(cat list4 list5 list6 | sort | uniq &gt; list456) &amp;</text:span></text:span></text:p>
          <text:p text:style-name="P223"><text:span text:style-name="Teletype"><text:span text:style-name="T27"><text:s text:c="8"/># Merges and sorts both sets of lists simultaneously.</text:span></text:span></text:p>
          <text:p text:style-name="P223"><text:span text:style-name="Teletype"><text:span text:style-name="T27"><text:s text:c="8"/># Running in background ensures parallel execution.</text:span></text:span></text:p>
          <text:p text:style-name="P223"><text:soft-page-break/><text:span text:style-name="Teletype"><text:span text:style-name="T27"><text:s text:c="8"/>#</text:span></text:span></text:p>
          <text:p text:style-name="P223"><text:span text:style-name="Teletype"><text:span text:style-name="T27"><text:s text:c="8"/># Same effect as</text:span></text:span></text:p>
          <text:p text:style-name="P223"><text:span text:style-name="Teletype"><text:span text:style-name="T27"><text:s text:c="8"/># <text:s text:c="2"/>cat list1 list2 list3 | sort | uniq &gt; list123 &amp;</text:span></text:span></text:p>
          <text:p text:style-name="P223"><text:span text:style-name="Teletype"><text:span text:style-name="T27"><text:s text:c="8"/># <text:s text:c="2"/>cat list4 list5 list6 | sort | uniq &gt; list456 &amp;</text:span></text:span></text:p>
          <text:p text:style-name="P223"><text:span text:style-name="Teletype"><text:span text:style-name="T27"><text:s text:c="8"/></text:span></text:span></text:p>
          <text:p text:style-name="P223"><text:span text:style-name="Teletype"><text:span text:style-name="T27"><text:s text:c="6"/></text:span></text:span><text:span text:style-name="Teletype"><text:span text:style-name="T25"><text:s text:c="2"/>wait</text:span></text:span><text:span text:style-name="Teletype"><text:span text:style-name="T27"> <text:s text:c="2"/># Don't execute the next command until subshells finish.</text:span></text:span></text:p>
          <text:p text:style-name="P223"><text:span text:style-name="Teletype"><text:span text:style-name="T27"><text:s text:c="8"/></text:span></text:span></text:p>
          <text:p text:style-name="P223"><text:s text:c="5"/><text:span text:style-name="Teletype"><text:span text:style-name="T27"><text:s text:c="3"/>diff list123 list456</text:span></text:span></text:p>
        </text:list-header>
      </text:list>
      <text:list xml:id="list718211332" text:continue-list="list2175334114" text:style-name="L59">
        <text:list-header>
          <text:p text:style-name="P256"><text:span text:style-name="Teletype"><text:span text:style-name="T27"/></text:span></text:p>
        </text:list-header>
        <text:list-item>
          <text:p text:style-name="P256"><text:span text:style-name="Teletype"><text:span text:style-name="T27">A code block between</text:span></text:span><text:span text:style-name="Teletype"><text:span text:style-name="T25"> </text:span></text:span><text:span text:style-name="Teletype"><text:span text:style-name="T25">curly brackets</text:span></text:span><text:span text:style-name="Teletype"><text:span text:style-name="T27"> does not launch a subshell.</text:span></text:span></text:p>
          <text:p text:style-name="P256"><text:span text:style-name="Teletype"><text:span text:style-name="T27">{ command1; command2; command3; . . . commandN; }</text:span></text:span></text:p>
        </text:list-item>
      </text:list>
      <text:list xml:id="list1307762461" text:continue-list="list1343391592" text:style-name="WW8Num2">
        <text:list-header>
          <text:p text:style-name="P144"/>
        </text:list-header>
        <text:list-item>
          <text:p text:style-name="P144">cmd1 | cmd2</text:p>
        </text:list-item>
      </text:list>
      <text:list xml:id="list93301224" text:continue-list="list718211332" text:style-name="L59">
        <text:list-header>
          <text:p text:style-name="P256"><text:span text:style-name="Teletype"><text:span text:style-name="T27">cmd1、cmd2产生subshell.</text:span></text:span></text:p>
        </text:list-header>
      </text:list>
      <text:p text:style-name="P25"/>
      <text:p text:style-name="P25"/>
      <text:p text:style-name="P25"/>
      <text:h text:style-name="P90" text:outline-level="1">Restricted Shells</text:h>
      <text:p text:style-name="P25"/>
      <text:p text:style-name="P25"/>
      <text:list xml:id="list1577975686" text:continue-numbering="true" text:style-name="L59">
        <text:list-header>
          <text:p text:style-name="P271"><text:span text:style-name="Teletype"><text:span text:style-name="T25">Disabled commands in restricted shells</text:span></text:span></text:p>
          <text:p text:style-name="P271"><text:span text:style-name="Teletype"><text:span text:style-name="T27"><text:s text:c="5"/>Running a script or portion of a script in restricted mode </text:span></text:span><text:span text:style-name="Teletype"><text:span text:style-name="T25">disables certain commands</text:span></text:span><text:span text:style-name="Teletype"><text:span text:style-name="T27"> that would otherwise be available. This is a </text:span></text:span><text:span text:style-name="Teletype"><text:span text:style-name="T25">security measure </text:span></text:span><text:span text:style-name="Teletype"><text:span text:style-name="T27">intended to limit the privileges of the script user and to minimize possible damage from running the script.</text:span></text:span></text:p>
          <text:p text:style-name="P271"><text:span text:style-name="Teletype"><text:span text:style-name="T27"/></text:span></text:p>
          <text:p text:style-name="P271"><text:span text:style-name="Teletype"><text:span text:style-name="T25">The following commands and actions are disabled:</text:span></text:span></text:p>
        </text:list-header>
      </text:list>
      <text:list xml:id="list1484693500" text:style-name="L60">
        <text:list-item>
          <text:p text:style-name="P257"><text:span text:style-name="Teletype"><text:span text:style-name="T25">Using</text:span></text:span><text:span text:style-name="Teletype"><text:span text:style-name="T27"> </text:span></text:span><text:span text:style-name="Teletype"><text:span text:style-name="T25">cd</text:span></text:span><text:span text:style-name="Teletype"><text:span text:style-name="T27"> to change the working directory.</text:span></text:span></text:p>
        </text:list-item>
        <text:list-item>
          <text:p text:style-name="P257"><text:span text:style-name="Teletype"><text:span text:style-name="T27">Changing the values of the </text:span></text:span><text:span text:style-name="Teletype"><text:span text:style-name="T25">$PATH, $SHELL, $BASH_ENV, </text:span></text:span><text:span text:style-name="Teletype"><text:span text:style-name="T27">or</text:span></text:span><text:span text:style-name="Teletype"><text:span text:style-name="T25"> $ENV </text:span></text:span><text:span text:style-name="Teletype"><text:span text:style-name="T27">environmental variables</text:span></text:span><text:span text:style-name="Teletype"><text:span text:style-name="T27">.</text:span></text:span></text:p>
        </text:list-item>
        <text:list-item>
          <text:p text:style-name="P257"><text:span text:style-name="Teletype"><text:span text:style-name="T27">Reading or changing the </text:span></text:span><text:span text:style-name="Teletype"><text:span text:style-name="T25">$SHELLOPTS</text:span></text:span><text:span text:style-name="Teletype"><text:span text:style-name="T27">, shell environmental options.</text:span></text:span></text:p>
        </text:list-item>
        <text:list-item>
          <text:p text:style-name="P257"><text:span text:style-name="Teletype"><text:span text:style-name="T25">Output redirection.</text:span></text:span></text:p>
        </text:list-item>
        <text:list-item>
          <text:p text:style-name="P257"><text:span text:style-name="Teletype"><text:span text:style-name="T27">Invoking commands containing one or more</text:span></text:span><text:span text:style-name="Teletype"><text:span text:style-name="T25"> /'s</text:span></text:span><text:span text:style-name="Teletype"><text:span text:style-name="T27">.</text:span></text:span></text:p>
        </text:list-item>
        <text:list-item>
          <text:p text:style-name="P257"><text:span text:style-name="Teletype"><text:span text:style-name="T25">Invoking </text:span></text:span><text:span text:style-name="Teletype"><text:span text:style-name="T25">exec</text:span></text:span><text:span text:style-name="Teletype"><text:span text:style-name="T27"> to substitute a different process for the shell.</text:span></text:span></text:p>
        </text:list-item>
        <text:list-item>
          <text:p text:style-name="P257"><text:span text:style-name="Teletype"><text:span text:style-name="T27">Various other commands that would enable monkeying with or attempting to subvert the script for an unintended purpose.</text:span></text:span></text:p>
        </text:list-item>
        <text:list-item>
          <text:p text:style-name="P257"><text:span text:style-name="Teletype"><text:span text:style-name="T27">Getting out of </text:span></text:span><text:span text:style-name="Teletype"><text:span text:style-name="T25">restricted</text:span></text:span><text:span text:style-name="Teletype"><text:span text:style-name="T27"> mode within the script.</text:span></text:span></text:p>
        </text:list-item>
      </text:list>
      <text:list xml:id="list886136966" text:continue-list="list1307762461" text:style-name="WW8Num2">
        <text:list-header>
          <text:p text:style-name="P223"><text:span text:style-name="Teletype"><text:span text:style-name="T27">#!/bin/bash</text:span></text:span></text:p>
          <text:p text:style-name="P223"><text:soft-page-break/><text:span text:style-name="Teletype"><text:span text:style-name="T27"/></text:span></text:p>
          <text:p text:style-name="P223"><text:span text:style-name="Teletype"><text:span text:style-name="T27"># <text:s/>Starting the script with "</text:span></text:span><text:span text:style-name="Teletype"><text:span text:style-name="T25">#!/bin/bash -r</text:span></text:span><text:span text:style-name="Teletype"><text:span text:style-name="T27">"</text:span></text:span></text:p>
          <text:p text:style-name="P223"><text:span text:style-name="Teletype"><text:span text:style-name="T27">#+ runs entire script in restricted mode.</text:span></text:span></text:p>
          <text:p text:style-name="P223"><text:span text:style-name="Teletype"><text:span text:style-name="T25">set -r</text:span></text:span></text:p>
          <text:p text:style-name="P223"><text:span text:style-name="Teletype"><text:span text:style-name="T27"># </text:span></text:span><text:span text:style-name="Teletype"><text:span text:style-name="T25">set --restricted</text:span></text:span><text:span text:style-name="Teletype"><text:span text:style-name="T27"> <text:s text:c="3"/>has same effect.</text:span></text:span></text:p>
        </text:list-header>
      </text:list>
      <text:p text:style-name="P25"/>
      <text:p text:style-name="P25"/>
      <text:p text:style-name="P25"/>
      <text:h text:style-name="P90" text:outline-level="1">Process Substitution</text:h>
      <text:list xml:id="list1106571851" text:continue-list="list1484693500" text:style-name="L60">
        <text:list-item>
          <text:p text:style-name="P257"><text:span text:style-name="Teletype"><text:span text:style-name="T25">Piping</text:span></text:span><text:span text:style-name="Teletype"><text:span text:style-name="T27"> the </text:span></text:span><text:span text:style-name="Teletype"><text:span text:style-name="T25">stdout</text:span></text:span><text:span text:style-name="Teletype"><text:span text:style-name="T27"> of a command into the</text:span></text:span><text:span text:style-name="Teletype"><text:span text:style-name="T25"> stdin</text:span></text:span><text:span text:style-name="Teletype"><text:span text:style-name="T27"> of another is a powerful technique. But, what if you need to pipe the stdout of </text:span></text:span><text:span text:style-name="Teletype"><text:span text:style-name="T25">multiple commands</text:span></text:span><text:span text:style-name="Teletype"><text:span text:style-name="T27">? This is where </text:span></text:span><text:span text:style-name="Teletype"><text:span text:style-name="T25">process substitution </text:span></text:span><text:span text:style-name="Teletype"><text:span text:style-name="T27">comes in.</text:span></text:span></text:p>
        </text:list-item>
        <text:list-item>
          <text:p text:style-name="P257"><text:span text:style-name="Teletype"><text:span text:style-name="T25">Process substitution</text:span></text:span><text:span text:style-name="Teletype"><text:span text:style-name="T27"> feeds the output of a </text:span></text:span><text:span text:style-name="Teletype"><text:span text:style-name="T27">process</text:span></text:span><text:span text:style-name="Teletype"><text:span text:style-name="T27"> (or processes) into the stdin of another process.</text:span></text:span></text:p>
        </text:list-item>
      </text:list>
      <text:p text:style-name="P25"/>
      <text:p text:style-name="P25"/>
      <text:list xml:id="list815080371" text:continue-list="list886136966" text:style-name="WW8Num2">
        <text:list-item>
          <text:p text:style-name="P144">Template</text:p>
        </text:list-item>
      </text:list>
      <text:list xml:id="list732202654" text:continue-list="list1106571851" text:style-name="L60">
        <text:list-header>
          <text:p text:style-name="P257"><text:span text:style-name="Teletype"><text:span text:style-name="T27">Command list enclosed within parentheses</text:span></text:span></text:p>
          <text:p text:style-name="P214"><text:span text:style-name="Teletype"><text:span text:style-name="T27">&gt;(command_list)</text:span></text:span></text:p>
          <text:p text:style-name="P214"><text:span text:style-name="Teletype"><text:span text:style-name="T27">&lt;(command_list)</text:span></text:span></text:p>
        </text:list-header>
        <text:list-item>
          <text:p text:style-name="P214"><text:span text:style-name="Teletype"><text:span text:style-name="T27">Process substitution uses </text:span></text:span><text:span text:style-name="Teletype"><text:span text:style-name="T25">/dev/fd/&lt;n&gt;</text:span></text:span><text:span text:style-name="Teletype"><text:span text:style-name="T27"> files to send the results of the process(es) within parentheses to another process.</text:span></text:span></text:p>
        </text:list-item>
        <text:list-item>
          <text:p text:style-name="P214"><text:span text:style-name="Teletype"><text:span text:style-name="T27">This has the same effect as a </text:span></text:span><text:span text:style-name="Teletype"><text:span text:style-name="T25">named pipe</text:span></text:span><text:span text:style-name="Teletype"><text:span text:style-name="T27"> (temp file), and, in fact, named pipes were at one time used in </text:span></text:span><text:span text:style-name="Teletype"><text:span text:style-name="T25">process substitution</text:span></text:span><text:span text:style-name="Teletype"><text:span text:style-name="T27">.</text:span></text:span></text:p>
        </text:list-item>
      </text:list>
      <text:list xml:id="list2091408494" text:continue-list="list815080371" text:style-name="WW8Num2">
        <text:list-header>
          <text:p text:style-name="P144"/>
        </text:list-header>
        <text:list-item>
          <text:p text:style-name="P144">Instance</text:p>
        </text:list-item>
      </text:list>
      <text:list xml:id="list1509911728" text:continue-list="list732202654" text:style-name="L60">
        <text:list-item>
          <text:p text:style-name="P214"><text:span text:style-name="Teletype"><text:span text:style-name="T27">Bash creates a pipe with two </text:span></text:span><text:span text:style-name="Teletype"><text:span text:style-name="T27">file descriptors</text:span></text:span><text:span text:style-name="Teletype"><text:span text:style-name="T27">, </text:span></text:span><text:span text:style-name="Teletype"><text:span text:style-name="T25">--fIn</text:span></text:span><text:span text:style-name="Teletype"><text:span text:style-name="T27"> and</text:span></text:span><text:span text:style-name="Teletype"><text:span text:style-name="T25"> fOut</text:span></text:span><text:span text:style-name="Teletype"><text:span text:style-name="T27">--. </text:span></text:span><text:span text:style-name="Teletype"><text:span text:style-name="T25">The stdin of </text:span></text:span><text:span text:style-name="Teletype"><text:span text:style-name="T25">true</text:span></text:span><text:span text:style-name="Teletype"><text:span text:style-name="T25"> connects to fOut (dup2(fOut, 0)),</text:span></text:span><text:span text:style-name="Teletype"><text:span text:style-name="T27"> then Bash passes a </text:span></text:span><text:span text:style-name="Teletype"><text:span text:style-name="T25">/dev/fd/fIn</text:span></text:span><text:span text:style-name="Teletype"><text:span text:style-name="T27"> argument to </text:span></text:span><text:span text:style-name="Teletype"><text:span text:style-name="T25">echo</text:span></text:span><text:span text:style-name="Teletype"><text:span text:style-name="T27">. On systems lacking /dev/fd/&lt;n&gt; files, Bash may use temporary files.( 括号内的标准输出与标准输入相连，标准输入就是/dev/fd/fIn这个文件，所以</text:span></text:span><text:span text:style-name="Teletype"><text:span text:style-name="T25">&lt;(command_list) 命令执行后其实就是产生一个/dev/fd/fIn文件，这个文件的内容就是命令的标准输出)</text:span></text:span></text:p>
        </text:list-item>
      </text:list>
      <text:list xml:id="list670962233" text:continue-list="list2091408494" text:style-name="WW8Num2">
        <text:list-header>
          <text:p text:style-name="P223"><text:span text:style-name="Teletype"><text:span text:style-name="T27">xzz@xzz-ubuntu:~$ </text:span></text:span><text:span text:style-name="Teletype"><text:span text:style-name="T25">ls -l &lt;(echo ii) </text:span></text:span></text:p>
          <text:p text:style-name="P223"><text:span text:style-name="Teletype"><text:span text:style-name="T27">lr-x------ 1 xzz xzz 64 Aug 28 10:38 /dev/fd/63 -&gt;</text:span></text:span><text:span text:style-name="Teletype"><text:span text:style-name="T25"> pipe:[54557] </text:span></text:span></text:p>
          <text:p text:style-name="P223"><text:span text:style-name="Teletype"><text:span text:style-name="T27"/></text:span></text:p>
          <text:p text:style-name="P223"><text:soft-page-break/><text:span text:style-name="Teletype"><text:span text:style-name="T27">bash$</text:span></text:span><text:span text:style-name="Teletype"><text:span text:style-name="T25"> echo &gt;(true) &lt;(true)</text:span></text:span></text:p>
          <text:p text:style-name="P223"><text:span text:style-name="Teletype"><text:span text:style-name="T27">/dev/fd/63 /dev/fd/62</text:span></text:span></text:p>
          <text:p text:style-name="P223"><text:span text:style-name="Teletype"><text:span text:style-name="T27"/></text:span></text:p>
          <text:p text:style-name="P223"><text:span text:style-name="Teletype"><text:span text:style-name="T27">bash$ wc </text:span></text:span><text:span text:style-name="Teletype"><text:span text:style-name="T25">&lt;(cat /usr/share/dict/linux.words)</text:span></text:span></text:p>
          <text:p text:style-name="P223"><text:span text:style-name="Teletype"><text:span text:style-name="T27"><text:s/>483523 <text:s/>483523 4992010 /dev/fd/63</text:span></text:span></text:p>
        </text:list-header>
      </text:list>
      <text:list xml:id="list1263827680" text:continue-list="list1509911728" text:style-name="L60">
        <text:list-header>
          <text:p text:style-name="P214"><text:span text:style-name="Teletype"><text:span text:style-name="T27"/></text:span></text:p>
        </text:list-header>
        <text:list-item>
          <text:p text:style-name="P214"><text:span text:style-name="Teletype"><text:span text:style-name="T27">Process substitution can compare the output of two different commands, or even the output of different options to the same command.</text:span></text:span></text:p>
        </text:list-item>
      </text:list>
      <text:list xml:id="list2073751405" text:continue-list="list670962233" text:style-name="WW8Num2">
        <text:list-header>
          <text:p text:style-name="P223"><text:span text:style-name="Teletype"><text:span text:style-name="T27">bash$ </text:span></text:span><text:span text:style-name="Teletype"><text:span text:style-name="T25">comm &lt;(ls -l) &lt;(ls -al) #相当于比较两个文件</text:span></text:span></text:p>
        </text:list-header>
      </text:list>
      <text:list xml:id="list1359147314" text:continue-list="list1263827680" text:style-name="L60">
        <text:list-header>
          <text:p text:style-name="P214"><text:span text:style-name="Teletype"><text:span text:style-name="T27"/></text:span></text:p>
        </text:list-header>
        <text:list-item>
          <text:p text:style-name="P214"><text:span text:style-name="Teletype"><text:span text:style-name="T27">Some other usages and uses of process substitution:</text:span></text:span></text:p>
        </text:list-item>
      </text:list>
      <text:list xml:id="list1836345802" text:continue-list="list2073751405" text:style-name="WW8Num2">
        <text:list-header>
          <text:p text:style-name="P223"><text:span text:style-name="Teletype"><text:span text:style-name="T25">read -a list </text:span></text:span><text:span text:style-name="Teletype"><text:span text:style-name="T73">&lt; </text:span></text:span><text:span text:style-name="Teletype"><text:span text:style-name="T25">&lt;( od -Ad -w24 -t u2 /dev/urandom ) #相当于从文件中读取数据，只读一行</text:span></text:span></text:p>
          <text:p text:style-name="P223"><text:span text:style-name="Teletype"><text:span text:style-name="T27"># <text:s/>Read a list of random numbers from /dev/urandom,</text:span></text:span></text:p>
          <text:p text:style-name="P223"><text:span text:style-name="Teletype"><text:span text:style-name="T27">#+ process with "od"</text:span></text:span></text:p>
          <text:p text:style-name="P223"><text:span text:style-name="Teletype"><text:span text:style-name="T27">#+ and feed into stdin of "read" . . .</text:span></text:span></text:p>
        </text:list-header>
      </text:list>
      <text:p text:style-name="P25"/>
      <text:list xml:id="list1676290039" text:continue-numbering="true" text:style-name="WW8Num2">
        <text:list-header>
          <text:p text:style-name="P223"><text:span text:style-name="Teletype"><text:span text:style-name="T25">tar cf &gt;(bzip2 -c &gt; file.tar.bz2) $directory_name</text:span></text:span></text:p>
          <text:p text:style-name="P223"><text:span text:style-name="Teletype"><text:span text:style-name="T27"># Calls "tar cf /dev/fd/?? $directory_name", and "bzip2 -c &gt; file.tar.bz2".</text:span></text:span></text:p>
          <text:p text:style-name="P223"><text:span text:style-name="Teletype"><text:span text:style-name="T27">#</text:span></text:span></text:p>
          <text:p text:style-name="P223"><text:span text:style-name="Teletype"><text:span text:style-name="T27"># Because of the /dev/fd/&lt;n&gt; system feature,</text:span></text:span></text:p>
          <text:p text:style-name="P223"><text:span text:style-name="Teletype"><text:span text:style-name="T27"># the pipe between both commands does not need to be named.</text:span></text:span></text:p>
          <text:p text:style-name="P223"><text:span text:style-name="Teletype"><text:span text:style-name="T27">#</text:span></text:span></text:p>
          <text:p text:style-name="P223"><text:span text:style-name="Teletype"><text:span text:style-name="T27"># This can be emulated.</text:span></text:span></text:p>
          <text:p text:style-name="P223"><text:span text:style-name="Teletype"><text:span text:style-name="T27">#</text:span></text:span></text:p>
          <text:p text:style-name="P223"><text:span text:style-name="Teletype"><text:span text:style-name="T25">bzip2 -c &lt; pipe &gt; file.tar.bz2&amp;</text:span></text:span></text:p>
          <text:p text:style-name="P223"><text:span text:style-name="Teletype"><text:span text:style-name="T25">tar cf pipe $directory_name</text:span></text:span></text:p>
          <text:p text:style-name="P223"><text:span text:style-name="Teletype"><text:span text:style-name="T25">rm pipe</text:span></text:span></text:p>
          <text:p text:style-name="P223"><text:span text:style-name="Teletype"><text:span text:style-name="T27"># <text:s text:c="7"/>or</text:span></text:span></text:p>
          <text:p text:style-name="P223"><text:span text:style-name="Teletype"><text:span text:style-name="T25">exec 3&gt;&amp;1</text:span></text:span></text:p>
          <text:p text:style-name="P223"><text:span text:style-name="Teletype"><text:span text:style-name="T25">tar cf /dev/fd/4 $directory_name 4&gt;&amp;1 &gt;&amp;3 3&gt;&amp;- | bzip2 -c &gt; file.tar.bz2 3&gt;&amp;-</text:span></text:span></text:p>
          <text:p text:style-name="P223"><text:span text:style-name="Teletype"><text:span text:style-name="T25">exec 3&gt;&amp;-</text:span></text:span></text:p>
        </text:list-header>
      </text:list>
      <text:p text:style-name="P25"/>
      <text:p text:style-name="P25"/>
      <text:p text:style-name="P25"/>
      <text:h text:style-name="P90" text:outline-level="1">Functions</text:h>
      <text:list xml:id="list2098349907" text:style-name="L61">
        <text:list-header>
          <text:p text:style-name="P272"><text:span text:style-name="Teletype"><text:span text:style-name="T27"><text:s text:c="5"/>Like "real" programming languages, Bash has functions, though in a somewhat limited </text:span></text:span><text:soft-page-break/><text:span text:style-name="Teletype"><text:span text:style-name="T27">implementation. A function is a </text:span></text:span><text:span text:style-name="Teletype"><text:span text:style-name="T25">subroutine</text:span></text:span><text:span text:style-name="Teletype"><text:span text:style-name="T27">, a </text:span></text:span><text:span text:style-name="Teletype"><text:span text:style-name="T27">code block</text:span></text:span><text:span text:style-name="Teletype"><text:span text:style-name="T27"> that implements a set of operations, a "</text:span></text:span><text:span text:style-name="Teletype"><text:span text:style-name="T25">black box</text:span></text:span><text:span text:style-name="Teletype"><text:span text:style-name="T27">" that performs a specified task. Wherever there is</text:span></text:span><text:span text:style-name="Teletype"><text:span text:style-name="T25"> repetitive code</text:span></text:span><text:span text:style-name="Teletype"><text:span text:style-name="T27">, when a task repeats with only slight variations in procedure, then consider using a function.</text:span></text:span></text:p>
        </text:list-header>
      </text:list>
      <text:p text:style-name="P25"/>
      <text:list xml:id="list1298867782" text:continue-list="list1676290039" text:style-name="WW8Num2">
        <text:list-item>
          <text:p text:style-name="P144">Template</text:p>
        </text:list-item>
      </text:list>
      <text:list xml:id="list1482279008" text:continue-list="list2098349907" text:style-name="L61">
        <text:list-header>
          <text:p text:style-name="P215"><text:span text:style-name="Teletype"><text:span text:style-name="T25">function</text:span></text:span><text:span text:style-name="Teletype"><text:span text:style-name="T27"> </text:span></text:span><text:span text:style-name="Teletype"><text:span text:style-name="T31">function_name</text:span></text:span><text:span text:style-name="Teletype"><text:span text:style-name="T27"> { <text:line-break/>command... <text:line-break/>} </text:span></text:span></text:p>
          <text:p text:style-name="P215"><text:span text:style-name="Teletype"><text:span text:style-name="T27">or</text:span></text:span></text:p>
          <text:p text:style-name="P215"><text:span text:style-name="Teletype"><text:span text:style-name="T27">function_name () { <text:line-break/>command... <text:line-break/>} </text:span></text:span></text:p>
          <text:p text:style-name="P215"><text:span text:style-name="Teletype"><text:span text:style-name="T27">This second form will cheer the hearts of C programmers (and is more </text:span></text:span><text:a xlink:type="simple" xlink:href="http://portabilityissues.html/"><text:span text:style-name="Teletype">portable</text:span></text:a><text:span text:style-name="Teletype"><text:span text:style-name="T27">).</text:span></text:span></text:p>
          <text:p text:style-name="P215"><text:span text:style-name="Teletype"><text:span text:style-name="T27"/></text:span></text:p>
          <text:p text:style-name="P215"><text:span text:style-name="Teletype"><text:span text:style-name="T27"><text:s text:c="4"/>A function may be "compacted" into a single line.In this case, however, a </text:span></text:span><text:span text:style-name="Teletype"><text:span text:style-name="T25">semicolon</text:span></text:span><text:span text:style-name="Teletype"><text:span text:style-name="T27"> must follow the final command in the function.</text:span></text:span></text:p>
        </text:list-header>
      </text:list>
      <text:list xml:id="list532915423" text:continue-list="list1298867782" text:style-name="WW8Num2">
        <text:list-header>
          <text:p text:style-name="P223"><text:span text:style-name="Teletype"><text:span text:style-name="T27">fun2 () { echo "Even a single-command function? Yes!"; }</text:span></text:span></text:p>
        </text:list-header>
      </text:list>
      <text:list xml:id="list1273852437" text:style-name="L62">
        <text:list-header>
          <text:p text:style-name="P258"><text:span text:style-name="Teletype"><text:span text:style-name="T27"/></text:span></text:p>
        </text:list-header>
        <text:list-item>
          <text:p text:style-name="P258"><text:span text:style-name="Teletype"><text:span text:style-name="T27">Functions are called, triggered, simply by invoking their names. A function call is equivalent to a command.</text:span></text:span></text:p>
        </text:list-item>
        <text:list-item>
          <text:p text:style-name="P258"><text:span text:style-name="Teletype"><text:span text:style-name="T27">The function definition must precede the first call to it. There is no method of "declaring" the function, as, for example, in C.</text:span></text:span></text:p>
        </text:list-item>
        <text:list-item>
          <text:p text:style-name="P258"><text:span text:style-name="Teletype"><text:span text:style-name="T27">Functions may not be empty!</text:span></text:span></text:p>
        </text:list-item>
        <text:list-item>
          <text:p text:style-name="P258"><text:span text:style-name="Teletype"><text:span text:style-name="T27">It is even possible to nest a function within another function, although this is not very useful.</text:span></text:span></text:p>
        </text:list-item>
        <text:list-item>
          <text:p text:style-name="P258"><text:span text:style-name="Teletype"><text:span text:style-name="T27">Function declarations can appear in unlikely places, even where a command would otherwise go.</text:span></text:span></text:p>
        </text:list-item>
        <text:list-item>
          <text:p text:style-name="P258"><text:span text:style-name="Teletype"><text:span text:style-name="T27">Function names can take strange forms. It's a devious way to obfuscate the code in a script.</text:span></text:span></text:p>
        </text:list-item>
        <text:list-item>
          <text:p text:style-name="P258"><text:span text:style-name="Teletype"><text:span text:style-name="T27">What happens when different versions of the same function appear in a script?</text:span></text:span></text:p>
          <text:p text:style-name="P258"><text:span text:style-name="Teletype"><text:span text:style-name="T27">when a function is defined multiple times, </text:span></text:span><text:span text:style-name="Teletype"><text:span text:style-name="T25">the final version is what is invoked</text:span></text:span><text:span text:style-name="Teletype"><text:span text:style-name="T27">. This is not, however, particularly useful.</text:span></text:span></text:p>
        </text:list-item>
      </text:list>
      <text:p text:style-name="P25"/>
      <text:p text:style-name="P25"/>
      <text:list xml:id="list235259866" text:continue-list="list532915423" text:style-name="WW8Num2">
        <text:list-header>
          <text:p text:style-name="P152">Complex Functions and Function Complexities</text:p>
        </text:list-header>
      </text:list>
      <text:list xml:id="list1088662333" text:continue-list="list1273852437" text:style-name="L62">
        <text:list-header>
          <text:p text:style-name="P258"><text:span text:style-name="Teletype"><text:span text:style-name="T27"><text:s text:c="4"/>Functions may process arguments passed to them and return an</text:span></text:span><text:span text:style-name="Teletype"><text:span text:style-name="T25"> exit status</text:span></text:span><text:span text:style-name="Teletype"><text:span text:style-name="T27"> to the script for further processing.</text:span></text:span></text:p>
        </text:list-header>
      </text:list>
      <text:list xml:id="list292635159" text:continue-list="list235259866" text:style-name="WW8Num2">
        <text:list-item>
          <text:p text:style-name="P144">Exit and Return</text:p>
        </text:list-item>
      </text:list>
      <text:list xml:id="list153726455" text:style-name="L63">
        <text:list-item>
          <text:p text:style-name="P145"><text:soft-page-break/>exit status</text:p>
        </text:list-item>
      </text:list>
      <text:list xml:id="list1788018155" text:continue-list="list1088662333" text:style-name="L62">
        <text:list-header>
          <text:p text:style-name="P258"><text:span text:style-name="Teletype"><text:span text:style-name="T27"><text:s text:c="3"/>Functions </text:span></text:span><text:span text:style-name="Teletype"><text:span text:style-name="T25">return a value</text:span></text:span><text:span text:style-name="Teletype"><text:span text:style-name="T27">, called an </text:span></text:span><text:span text:style-name="Teletype"><text:span text:style-name="T25">exit status</text:span></text:span><text:span text:style-name="Teletype"><text:span text:style-name="T27">. This is analogous to the </text:span></text:span><text:span text:style-name="Teletype"><text:span text:style-name="T27">exit status</text:span></text:span><text:span text:style-name="Teletype"><text:span text:style-name="T27"> returned by a command. The exit status may be explicitly specified by a return statement, otherwise it is the exit status of the last command in the function (0 if successful, and a non-zero error code if not). This </text:span></text:span><text:span text:style-name="Teletype"><text:span text:style-name="T27">exit status</text:span></text:span><text:span text:style-name="Teletype"><text:span text:style-name="T27"> may be used in the script by referencing it as </text:span></text:span><text:span text:style-name="Teletype"><text:span text:style-name="T27">$?</text:span></text:span><text:span text:style-name="Teletype"><text:span text:style-name="T27">. This mechanism effectively permits script functions to have a "return value" similar to C functions.</text:span></text:span></text:p>
        </text:list-header>
      </text:list>
      <text:list xml:id="list1387027776" text:style-name="L64">
        <text:list-header>
          <text:p text:style-name="P146"/>
        </text:list-header>
        <text:list-item>
          <text:p text:style-name="P146">return</text:p>
        </text:list-item>
      </text:list>
      <text:list xml:id="list2134050825" text:continue-list="list1788018155" text:style-name="L62">
        <text:list-header>
          <text:p text:style-name="P258"><text:bookmark text:name="RETURNREF"/><text:span text:style-name="Teletype"><text:span text:style-name="T27"><text:s text:c="4"/>Terminates a function. A return command optionally takes an </text:span></text:span><text:span text:style-name="Teletype"><text:span text:style-name="T25">integer argument</text:span></text:span><text:span text:style-name="Teletype"><text:span text:style-name="T27">, which is returned to the calling script as the "exit status" of the function, and this exit status is assigned to the variable </text:span></text:span><text:span text:style-name="Teletype"><text:span text:style-name="T25">$?</text:span></text:span><text:span text:style-name="Teletype"><text:span text:style-name="T27">.</text:span></text:span></text:p>
          <text:p text:style-name="P258"><text:span text:style-name="Teletype"><text:span text:style-name="T27"/></text:span></text:p>
          <text:p text:style-name="P258"><text:span text:style-name="Teletype"><text:span text:style-name="T27"><text:s text:c="3"/>The largest positive integer a function can return is </text:span></text:span><text:span text:style-name="Teletype"><text:span text:style-name="T25">255</text:span></text:span><text:span text:style-name="Teletype"><text:span text:style-name="T27">. The return command is closely tied to the concept of </text:span></text:span><text:span text:style-name="Teletype"><text:span text:style-name="T27">exit status</text:span></text:span><text:span text:style-name="Teletype"><text:span text:style-name="T27">, which accounts for this particular limitation. Fortunately, there are various </text:span></text:span><text:span text:style-name="Teletype"><text:span text:style-name="T25">workarounds</text:span></text:span><text:span text:style-name="Teletype"><text:span text:style-name="T25"> </text:span></text:span><text:span text:style-name="Teletype"><text:span text:style-name="T27">for those situations requiring a large integer return value from a function.</text:span></text:span></text:p>
          <text:p text:style-name="P258"><text:span text:style-name="Teletype"><text:span text:style-name="T27"><text:s text:c="4"/>A </text:span></text:span><text:span text:style-name="Teletype"><text:span text:style-name="T25">workaround</text:span></text:span><text:span text:style-name="Teletype"><text:span text:style-name="T27"> for obtaining large integer "return values" is to simply </text:span></text:span><text:span text:style-name="Teletype"><text:span text:style-name="T25">assign the "return value" to a global variable.</text:span></text:span><text:bookmark text:name="RETURNTEST"/></text:p>
        </text:list-header>
      </text:list>
      <text:list xml:id="list919096095" text:continue-list="list292635159" text:style-name="WW8Num2">
        <text:list-header>
          <text:p text:style-name="P230"><text:span text:style-name="Teletype"><text:span text:style-name="T27">alt_return_test ()</text:span></text:span></text:p>
          <text:p text:style-name="P230"><text:span text:style-name="Teletype"><text:span text:style-name="T27">{</text:span></text:span></text:p>
          <text:p text:style-name="P230"><text:span text:style-name="Teletype"><text:span text:style-name="T27"><text:s text:c="2"/>fvar=$1</text:span></text:span></text:p>
          <text:p text:style-name="P230"><text:span text:style-name="Teletype"><text:span text:style-name="T27"><text:s text:c="2"/></text:span></text:span><text:span text:style-name="Teletype"><text:span text:style-name="T25">Return_Val=$fvar</text:span></text:span></text:p>
          <text:p text:style-name="P230"><text:span text:style-name="Teletype"><text:span text:style-name="T27"><text:s text:c="2"/>return <text:s text:c="2"/># Returns 0 (success).</text:span></text:span></text:p>
          <text:p text:style-name="P230"><text:span text:style-name="Teletype"><text:span text:style-name="T27">}</text:span></text:span></text:p>
          <text:p text:style-name="P230"><text:span text:style-name="Teletype"><text:span text:style-name="T27">echo "return value = $Return_Val" <text:s text:c="3"/># 1</text:span></text:span></text:p>
        </text:list-header>
      </text:list>
      <text:p text:style-name="P25"/>
      <text:list xml:id="list1138419079" text:continue-numbering="true" text:style-name="WW8Num2">
        <text:list-header>
          <text:p text:style-name="P230"><text:span text:style-name="Teletype"><text:span text:style-name="T27">monthD="31 28 31 30 31 30 31 31 30 31 30 31" <text:s/># Declare as local?</text:span></text:span></text:p>
          <text:p text:style-name="P230"><text:span text:style-name="Teletype"><text:span text:style-name="T27">echo "$monthD" | awk '{ </text:span></text:span><text:span text:style-name="Teletype"><text:span text:style-name="T25">print $'"${1}"'</text:span></text:span><text:span text:style-name="Teletype"><text:span text:style-name="T27"> }' <text:s text:c="3"/># Tricky.</text:span></text:span></text:p>
          <text:p text:style-name="P230"><text:span text:style-name="Teletype"><text:span text:style-name="T27">#Template for passing a parameter to embedded awk script:</text:span></text:span></text:p>
          <text:p text:style-name="P230"><text:span text:style-name="Teletype"><text:span text:style-name="T27"># <text:s text:c="32"/>$'"${script_parameter}"'</text:span></text:span></text:p>
          <text:p text:style-name="P230"><text:span text:style-name="Teletype"><text:span text:style-name="T27"># <text:s text:c="3"/>Here's a slightly simpler awk construct:</text:span></text:span></text:p>
          <text:p text:style-name="P230"><text:span text:style-name="Teletype"><text:span text:style-name="T27"># <text:s text:c="2"/></text:span></text:span><text:span text:style-name="Teletype"><text:span text:style-name="T25"><text:s/>echo $monthD | awk -v month=$1 '{print $(month)}'</text:span></text:span></text:p>
          <text:p text:style-name="P230"><text:span text:style-name="Teletype"><text:span text:style-name="T27"># <text:s text:c="3"/>Uses the -v awk option, which assigns a variable value</text:span></text:span></text:p>
          <text:p text:style-name="P230"><text:span text:style-name="Teletype"><text:span text:style-name="T27">#+ <text:s text:c="2"/>prior to execution of the awk program block.</text:span></text:span></text:p>
        </text:list-header>
      </text:list>
      <text:p text:style-name="P25"/>
      <text:list xml:id="list1647472422" text:continue-numbering="true" text:style-name="WW8Num2">
        <text:list-item>
          <text:p text:style-name="P144">Redirection</text:p>
        </text:list-item>
      </text:list>
      <text:list xml:id="list1280681576" text:continue-list="list2134050825" text:style-name="L62">
        <text:list-header>
          <text:p text:style-name="P258"><text:soft-page-break/><text:span text:style-name="Teletype"><text:span text:style-name="T27"><text:s text:c="4"/>A function is essentially a </text:span></text:span><text:span text:style-name="Teletype"><text:span text:style-name="T27">code block</text:span></text:span><text:span text:style-name="Teletype"><text:span text:style-name="T27">, which means its stdin can be </text:span></text:span><text:span text:style-name="Teletype"><text:span text:style-name="T25">redirected</text:span></text:span><text:span text:style-name="Teletype"><text:span text:style-name="T27"> (as in </text:span></text:span><text:span text:style-name="Teletype"><text:span text:style-name="T27">Example 3-1</text:span></text:span><text:span text:style-name="Teletype"><text:span text:style-name="T27">).</text:span></text:span></text:p>
        </text:list-header>
      </text:list>
      <text:list xml:id="list468438175" text:continue-list="list1647472422" text:style-name="WW8Num2">
        <text:list-header>
          <text:p text:style-name="P230"><text:span text:style-name="Teletype"><text:span text:style-name="T27">file_excerpt () <text:s text:c="3"/># <text:s/>Scan file for pattern,</text:span></text:span></text:p>
          <text:p text:style-name="P230"><text:span text:style-name="Teletype"><text:span text:style-name="T27">{ <text:s text:c="17"/>#+ then print relevant portion of line.</text:span></text:span></text:p>
          <text:p text:style-name="P230"><text:span text:style-name="Teletype"><text:span text:style-name="T27"><text:s text:c="2"/>while read line <text:s/># "while" does not necessarily need [ condition ]</text:span></text:span></text:p>
          <text:p text:style-name="P230"><text:span text:style-name="Teletype"><text:span text:style-name="T27"><text:s text:c="2"/>do</text:span></text:span></text:p>
          <text:p text:style-name="P230"><text:span text:style-name="Teletype"><text:span text:style-name="T27"><text:s text:c="4"/>echo "$line" | grep $1 | awk -F":" '{ print $5 }'</text:span></text:span></text:p>
          <text:p text:style-name="P230"><text:span text:style-name="Teletype"><text:span text:style-name="T27"><text:s text:c="4"/># Have awk use ":" delimiter.</text:span></text:span></text:p>
          <text:p text:style-name="P230"><text:span text:style-name="Teletype"><text:span text:style-name="T27"><text:s text:c="2"/>done</text:span></text:span></text:p>
          <text:p text:style-name="P230"><text:span text:style-name="Teletype"><text:span text:style-name="T25">} &lt;$file </text:span></text:span><text:span text:style-name="Teletype"><text:span text:style-name="T27"><text:s/># Redirect into function's stdin.</text:span></text:span></text:p>
          <text:p text:style-name="P230"><text:span text:style-name="Teletype"><text:span text:style-name="T27"/></text:span></text:p>
          <text:p text:style-name="P230"><text:span text:style-name="Teletype"><text:span text:style-name="T27">file_excerpt $pattern</text:span></text:span></text:p>
        </text:list-header>
      </text:list>
      <text:list xml:id="list1643199383" text:continue-list="list1280681576" text:style-name="L62">
        <text:list-header>
          <text:p text:style-name="P258"><text:span text:style-name="Teletype"><text:span text:style-name="T27"/></text:span></text:p>
          <text:p text:style-name="P258"><text:span text:style-name="Teletype"><text:span text:style-name="T27"><text:s text:c="3"/>There is an alternate, and perhaps less confusing method of redirecting a </text:span></text:span><text:span text:style-name="Teletype"><text:span text:style-name="T25">function's stdin.</text:span></text:span><text:span text:style-name="Teletype"><text:span text:style-name="T27"> This involves redirecting the stdin to an </text:span></text:span><text:span text:style-name="Teletype"><text:span text:style-name="T25">embedded bracketed </text:span></text:span><text:span text:style-name="Teletype"><text:span text:style-name="T27">code block </text:span></text:span><text:span text:style-name="Teletype"><text:span text:style-name="T25">within the function.</text:span></text:span></text:p>
        </text:list-header>
      </text:list>
      <text:list xml:id="list444466015" text:continue-list="list468438175" text:style-name="WW8Num2">
        <text:list-header>
          <text:p text:style-name="P230"><text:span text:style-name="Teletype"><text:span text:style-name="T27"># Instead of:</text:span></text:span></text:p>
          <text:p text:style-name="P230"><text:span text:style-name="Teletype"><text:span text:style-name="T27">Function ()</text:span></text:span></text:p>
          <text:p text:style-name="P230"><text:span text:style-name="Teletype"><text:span text:style-name="T27">{</text:span></text:span></text:p>
          <text:p text:style-name="P230"><text:span text:style-name="Teletype"><text:span text:style-name="T27"><text:s/>...</text:span></text:span></text:p>
          <text:p text:style-name="P230"><text:span text:style-name="Teletype"><text:span text:style-name="T27"><text:s/>} &lt; file</text:span></text:span></text:p>
          <text:p text:style-name="P230"><text:span text:style-name="Teletype"><text:span text:style-name="T27"/></text:span></text:p>
          <text:p text:style-name="P230"><text:span text:style-name="Teletype"><text:span text:style-name="T27"># Try this:</text:span></text:span></text:p>
          <text:p text:style-name="P230"><text:span text:style-name="Teletype"><text:span text:style-name="T27">Function ()</text:span></text:span></text:p>
          <text:p text:style-name="P230"><text:span text:style-name="Teletype"><text:span text:style-name="T27">{</text:span></text:span></text:p>
          <text:p text:style-name="P230"><text:span text:style-name="Teletype"><text:span text:style-name="T27"><text:s text:c="2"/>{</text:span></text:span></text:p>
          <text:p text:style-name="P230"><text:span text:style-name="Teletype"><text:span text:style-name="T27"><text:s text:c="4"/>...</text:span></text:span></text:p>
          <text:p text:style-name="P230"><text:span text:style-name="Teletype"><text:span text:style-name="T27"><text:s text:c="3"/>} &lt; file</text:span></text:span></text:p>
          <text:p text:style-name="P230"><text:span text:style-name="Teletype"><text:span text:style-name="T27">}</text:span></text:span></text:p>
          <text:p text:style-name="P230"><text:span text:style-name="Teletype"><text:span text:style-name="T27"/></text:span></text:p>
          <text:p text:style-name="P230"><text:span text:style-name="Teletype"><text:span text:style-name="T27"># Similarly,</text:span></text:span></text:p>
          <text:p text:style-name="P230"><text:span text:style-name="Teletype"><text:span text:style-name="T27"/></text:span></text:p>
          <text:p text:style-name="P230"><text:span text:style-name="Teletype"><text:span text:style-name="T27">Function () <text:s/># This works.</text:span></text:span></text:p>
          <text:p text:style-name="P230"><text:span text:style-name="Teletype"><text:span text:style-name="T27">{</text:span></text:span></text:p>
          <text:p text:style-name="P230"><text:span text:style-name="Teletype"><text:span text:style-name="T27"><text:s text:c="2"/>{</text:span></text:span></text:p>
          <text:p text:style-name="P230"><text:span text:style-name="Teletype"><text:span text:style-name="T27"><text:s text:c="3"/>echo $*</text:span></text:span></text:p>
          <text:p text:style-name="P230"><text:span text:style-name="Teletype"><text:span text:style-name="T27"><text:s text:c="2"/>} | tr a b</text:span></text:span></text:p>
          <text:p text:style-name="P230"><text:span text:style-name="Teletype"><text:span text:style-name="T27">}</text:span></text:span></text:p>
          <text:p text:style-name="P230"><text:span text:style-name="Teletype"><text:span text:style-name="T27"/></text:span></text:p>
          <text:p text:style-name="P230"><text:span text:style-name="Teletype"><text:span text:style-name="T27">Function () <text:s/># This doesn't work.</text:span></text:span></text:p>
          <text:p text:style-name="P230"><text:span text:style-name="Teletype"><text:span text:style-name="T27">{</text:span></text:span></text:p>
          <text:p text:style-name="P230"><text:soft-page-break/><text:span text:style-name="Teletype"><text:span text:style-name="T27"><text:s text:c="2"/>echo $*</text:span></text:span></text:p>
          <text:p text:style-name="P230"><text:span text:style-name="Teletype"><text:span text:style-name="T27">} | tr a b <text:s text:c="2"/># A nested code block is mandatory here.</text:span></text:span></text:p>
          <text:p text:style-name="P230"/>
          <text:p text:style-name="P144"/>
        </text:list-header>
        <text:list-item>
          <text:p text:style-name="P144">Local Variables</text:p>
        </text:list-item>
      </text:list>
      <text:list xml:id="list1154526002" text:continue-list="list1643199383" text:style-name="L62">
        <text:list-header>
          <text:p text:style-name="P258"><text:span text:style-name="Teletype"><text:span text:style-name="T27"><text:s text:c="4"/>A variable declared as local is one that is visible</text:span></text:span><text:span text:style-name="Teletype"><text:span text:style-name="T25"> only within the </text:span></text:span><text:span text:style-name="Teletype"><text:span text:style-name="T25">block of code</text:span></text:span><text:span text:style-name="Teletype"><text:span text:style-name="T27"> in which it appears. It has</text:span></text:span><text:span text:style-name="Teletype"><text:span text:style-name="T25"> local </text:span></text:span><text:span text:style-name="Teletype"><text:span text:style-name="T25">scope</text:span></text:span><text:span text:style-name="Teletype"><text:span text:style-name="T27">. In a function, a local variable has meaning only within that function block. </text:span></text:span></text:p>
          <text:p text:style-name="P258"><text:span text:style-name="Teletype"><text:span text:style-name="T27"><text:s text:c="4"/>Before a function is called, all variables declared within the function are invisible outside the body of the function, not just those explicitly declared as local.</text:span></text:span></text:p>
          <text:p text:style-name="P258"><text:span text:style-name="Teletype"><text:span text:style-name="T27"><text:s text:c="4"/>A local variable declared in a function is also visible to functions called by the parent function.</text:span></text:span></text:p>
          <text:p text:style-name="P258"><text:span text:style-name="Teletype"><text:span text:style-name="T27"/></text:span></text:p>
        </text:list-header>
        <text:list-item>
          <text:p text:style-name="P258"><text:span text:style-name="Teletype"><text:span text:style-name="T27">When declaring and setting a local variable in a single command, apparently the order of operations is to</text:span></text:span><text:span text:style-name="Teletype"><text:span text:style-name="T25"> first set the variable, and only afterwards restrict it to local</text:span></text:span><text:span text:style-name="Teletype"><text:span text:style-name="T27"> </text:span></text:span><text:span text:style-name="Teletype"><text:span text:style-name="T25">scope</text:span></text:span><text:span text:style-name="Teletype"><text:span text:style-name="T27">. This is reflected in the</text:span></text:span><text:span text:style-name="Teletype"><text:span text:style-name="T25"> </text:span></text:span><text:span text:style-name="Teletype"><text:span text:style-name="T25">return value</text:span></text:span><text:span text:style-name="Teletype"><text:span text:style-name="T27">.</text:span></text:span></text:p>
        </text:list-item>
      </text:list>
      <text:list xml:id="list771354691" text:continue-list="list444466015" text:style-name="WW8Num2">
        <text:list-header>
          <text:p text:style-name="P223"><text:span text:style-name="Teletype"><text:span text:style-name="T27">t=$(exit 1)</text:span></text:span></text:p>
          <text:p text:style-name="P223"><text:span text:style-name="Teletype"><text:span text:style-name="T27">echo $? <text:s text:c="5"/># 1</text:span></text:span></text:p>
          <text:p text:style-name="P223"><text:span text:style-name="Teletype"><text:span text:style-name="T27"><text:s text:c="13"/># As expected.</text:span></text:span></text:p>
          <text:p text:style-name="P223"><text:span text:style-name="Teletype"><text:span text:style-name="T27">echo</text:span></text:span></text:p>
          <text:p text:style-name="P223"><text:span text:style-name="Teletype"><text:span text:style-name="T27"/></text:span></text:p>
          <text:p text:style-name="P223"><text:span text:style-name="Teletype"><text:span text:style-name="T27">function0 ()</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echo "==INSIDE Function=="</text:span></text:span></text:p>
          <text:p text:style-name="P223"><text:span text:style-name="Teletype"><text:span text:style-name="T27">echo "Global"</text:span></text:span></text:p>
          <text:p text:style-name="P223"><text:span text:style-name="Teletype"><text:span text:style-name="T25">t0=$(exit 1)</text:span></text:span></text:p>
          <text:p text:style-name="P223"><text:span text:style-name="Teletype"><text:span text:style-name="T27">echo $? <text:s text:c="5"/># 1</text:span></text:span></text:p>
          <text:p text:style-name="P223"><text:span text:style-name="Teletype"><text:span text:style-name="T27"><text:s text:c="13"/># As expected.</text:span></text:span></text:p>
          <text:p text:style-name="P223"><text:span text:style-name="Teletype"><text:span text:style-name="T27"/></text:span></text:p>
          <text:p text:style-name="P223"><text:span text:style-name="Teletype"><text:span text:style-name="T27">echo</text:span></text:span></text:p>
          <text:p text:style-name="P223"><text:span text:style-name="Teletype"><text:span text:style-name="T27">echo "Local declared &amp; assigned in same command."</text:span></text:span></text:p>
          <text:p text:style-name="P223"><text:span text:style-name="Teletype"><text:span text:style-name="T25">local t1=$(exit 1)</text:span></text:span></text:p>
          <text:p text:style-name="P223"><text:span text:style-name="Teletype"><text:span text:style-name="T25">echo $? <text:s text:c="5"/># 0</text:span></text:span></text:p>
          <text:p text:style-name="P223"><text:span text:style-name="Teletype"><text:span text:style-name="T27"><text:s text:c="13"/># Unexpected!</text:span></text:span></text:p>
          <text:p text:style-name="P223"><text:span text:style-name="Teletype"><text:span text:style-name="T27"># <text:s/></text:span></text:span><text:span text:style-name="Teletype"><text:span text:style-name="T25">Apparently, the variable assignment takes place before</text:span></text:span></text:p>
          <text:p text:style-name="P223"><text:span text:style-name="Teletype"><text:span text:style-name="T25">#+ the local declaration.</text:span></text:span></text:p>
          <text:p text:style-name="P223"><text:span text:style-name="Teletype"><text:span text:style-name="T25">#+ The return value is for the latter.</text:span></text:span></text:p>
          <text:p text:style-name="P223"><text:span text:style-name="Teletype"><text:span text:style-name="T27"/></text:span></text:p>
          <text:p text:style-name="P223"><text:span text:style-name="Teletype"><text:span text:style-name="T27">echo</text:span></text:span></text:p>
          <text:p text:style-name="P223"><text:soft-page-break/><text:span text:style-name="Teletype"><text:span text:style-name="T27">echo "Local declared, then assigned (separate commands)."</text:span></text:span></text:p>
          <text:p text:style-name="P223"><text:span text:style-name="Teletype"><text:span text:style-name="T27">local t2</text:span></text:span></text:p>
          <text:p text:style-name="P223"><text:span text:style-name="Teletype"><text:span text:style-name="T27">t2=$(exit 1)</text:span></text:span></text:p>
          <text:p text:style-name="P223"><text:span text:style-name="Teletype"><text:span text:style-name="T27">echo $? <text:s text:c="5"/># 1</text:span></text:span></text:p>
          <text:p text:style-name="P223"><text:span text:style-name="Teletype"><text:span text:style-name="T27"><text:s text:c="13"/># As expected.</text:span></text:span></text:p>
          <text:p text:style-name="P223"><text:span text:style-name="Teletype"><text:span text:style-name="T27">}</text:span></text:span></text:p>
          <text:p text:style-name="P144"/>
        </text:list-header>
        <text:list-item>
          <text:p text:style-name="P144">Local variables and recursion.</text:p>
        </text:list-item>
      </text:list>
      <text:list xml:id="list505643735" text:continue-list="list1154526002" text:style-name="L62">
        <text:list-header>
          <text:p text:style-name="P258"><text:span text:style-name="Teletype"><text:span text:style-name="T27"><text:s text:c="4"/>Recursion is an interesting and sometimes useful form of</text:span></text:span><text:span text:style-name="Teletype"><text:span text:style-name="T25"> self-reference</text:span></text:span><text:span text:style-name="Teletype"><text:span text:style-name="T27">. Consider a definition defined in terms of itself, an expression implicit in its own expression, a snake swallowing its own tail, or . . . a function that calls itself. </text:span></text:span></text:p>
          <text:p text:style-name="P258"><text:span text:style-name="Teletype"><text:span text:style-name="T27"/></text:span></text:p>
          <text:p text:style-name="P258"><text:span text:style-name="Teletype"><text:span text:style-name="T27"><text:s text:c="4"/>Be aware that recursion is resource-intensive and executes slowly, and is therefore generally </text:span></text:span><text:span text:style-name="Teletype"><text:span text:style-name="T25">not appropriate in a script.</text:span></text:span></text:p>
        </text:list-header>
      </text:list>
      <text:list xml:id="list552894536" text:continue-list="list771354691" text:style-name="WW8Num2">
        <text:list-header>
          <text:p text:style-name="P223"><text:span text:style-name="Teletype"><text:span text:style-name="T27">fact () <text:s text:c="2"/>#求阶乘</text:span></text:span></text:p>
          <text:p text:style-name="P223"><text:span text:style-name="Teletype"><text:span text:style-name="T27">{</text:span></text:span></text:p>
          <text:p text:style-name="P223"><text:span text:style-name="Teletype"><text:span text:style-name="T27"><text:s text:c="2"/>local number=$1</text:span></text:span></text:p>
          <text:p text:style-name="P223"><text:span text:style-name="Teletype"><text:span text:style-name="T27"><text:s text:c="2"/># <text:s/>Variable "number" must be declared as local,</text:span></text:span></text:p>
          <text:p text:style-name="P223"><text:span text:style-name="Teletype"><text:span text:style-name="T27"><text:s text:c="2"/>#+ otherwise this doesn't work.</text:span></text:span></text:p>
          <text:p text:style-name="P223"><text:span text:style-name="Teletype"><text:span text:style-name="T27"><text:s text:c="2"/>if [ "$number" -eq 0 ]</text:span></text:span></text:p>
          <text:p text:style-name="P223"><text:span text:style-name="Teletype"><text:span text:style-name="T27"><text:s text:c="2"/>then</text:span></text:span></text:p>
          <text:p text:style-name="P223"><text:span text:style-name="Teletype"><text:span text:style-name="T27"><text:s text:c="4"/>factorial=1 <text:s text:c="3"/># Factorial of 0 = 1.</text:span></text:span></text:p>
          <text:p text:style-name="P223"><text:span text:style-name="Teletype"><text:span text:style-name="T27"><text:s text:c="2"/>else</text:span></text:span></text:p>
          <text:p text:style-name="P223"><text:span text:style-name="Teletype"><text:span text:style-name="T27"><text:s text:c="4"/>let "decrnum = number - 1"</text:span></text:span></text:p>
          <text:p text:style-name="P223"><text:span text:style-name="Teletype"><text:span text:style-name="T27"><text:s text:c="3"/></text:span></text:span><text:span text:style-name="Teletype"><text:span text:style-name="T25"><text:s/>fact $decrnum</text:span></text:span><text:span text:style-name="Teletype"><text:span text:style-name="T27"> <text:s/># Recursive function call (the function calls itself).</text:span></text:span></text:p>
          <text:p text:style-name="P223"><text:span text:style-name="Teletype"><text:span text:style-name="T27"><text:s text:c="2"/></text:span></text:span><text:span text:style-name="Teletype"><text:span text:style-name="T25"><text:s text:c="2"/>let "factorial = $number * $?"</text:span></text:span></text:p>
          <text:p text:style-name="P223"><text:span text:style-name="Teletype"><text:span text:style-name="T27"><text:s text:c="2"/>fi</text:span></text:span></text:p>
          <text:p text:style-name="P223"><text:span text:style-name="Teletype"><text:span text:style-name="T27"/></text:span></text:p>
          <text:p text:style-name="P223"><text:span text:style-name="Teletype"><text:span text:style-name="T25"><text:s text:c="2"/>return $factorial</text:span></text:span></text:p>
          <text:p text:style-name="P223"><text:span text:style-name="Teletype"><text:span text:style-name="T27">}</text:span></text:span></text:p>
          <text:p text:style-name="P144"/>
        </text:list-header>
        <text:list-item>
          <text:p text:style-name="P144">Recursion Without Local Variables</text:p>
        </text:list-item>
      </text:list>
      <text:list xml:id="list1625368152" text:continue-list="list505643735" text:style-name="L62">
        <text:list-header>
          <text:p text:style-name="P258"><text:span text:style-name="Teletype"><text:span text:style-name="T27">Example 24-16. The Fibonacci Sequence</text:span></text:span></text:p>
          <text:p text:style-name="P258"><text:span text:style-name="Teletype"><text:span text:style-name="T27">Example 24-17. The Towers of Hanoi</text:span></text:span></text:p>
        </text:list-header>
      </text:list>
      <text:p text:style-name="P25"/>
      <text:p text:style-name="P25"/>
      <text:h text:style-name="P90" text:outline-level="1"><text:soft-page-break/>Aliases</text:h>
      <text:list xml:id="list1580092081" text:continue-numbering="true" text:style-name="L62">
        <text:list-header>
          <text:p text:style-name="P273"><text:span text:style-name="Teletype"><text:span text:style-name="T27"><text:s text:c="4"/>A Bash alias is essentially nothing more than a keyboard shortcut, an abbreviation, a means of avoiding typing a long command sequence. If, for example, we include alias lm="ls -l | more" in the </text:span></text:span><text:a xlink:type="simple" xlink:href="http://sample-bashrc.html/"><text:span text:style-name="Teletype">~/.bashrc file</text:span></text:a><text:span text:style-name="Teletype"><text:span text:style-name="T27">, then each lm typed at the command-line will automatically be replaced by a ls -l | more. This can save a great deal of typing at the command-line and avoid having to remember complex combinations of commands and options. Setting alias rm="rm -i" (interactive mode delete) may save a good deal of grief, since it can prevent inadvertently deleting important files.</text:span></text:span></text:p>
          <text:p text:style-name="P273"><text:span text:style-name="Teletype"><text:span text:style-name="T27"><text:s text:c="4"/>In a script, aliases have very limited usefulness. It would be nice if aliases could assume some of the functionality of the Cpreprocessor, such as macro expansion, but unfortunately Bash does not expand arguments within the alias body. Moreover, a script fails to expand an alias itself within "compound constructs," such as </text:span></text:span><text:span text:style-name="Teletype"><text:span text:style-name="T27">if/then</text:span></text:span><text:span text:style-name="Teletype"><text:span text:style-name="T27"> statements, loops, and functions. An added limitation is that an alias will not expand recursively. Almost invariably, whatever we would like an alias to do could be accomplished much more effectively with a </text:span></text:span><text:span text:style-name="Teletype"><text:span text:style-name="T27">function</text:span></text:span><text:span text:style-name="Teletype"><text:span text:style-name="T27">.</text:span></text:span></text:p>
          <text:p text:style-name="P258"><text:span text:style-name="Teletype"><text:span text:style-name="T27"> </text:span></text:span></text:p>
        </text:list-header>
        <text:list-item>
          <text:p text:style-name="P258"><text:span text:style-name="Teletype"><text:span text:style-name="T25">unalias</text:span></text:span><text:span text:style-name="Teletype"><text:span text:style-name="T27">: Setting and unsetting an alias</text:span></text:span></text:p>
        </text:list-item>
      </text:list>
      <text:h text:style-name="P90" text:outline-level="1"/>
      <text:h text:style-name="P90" text:outline-level="1">List Constructs</text:h>
      <text:list xml:id="list1335851402" text:continue-numbering="true" text:style-name="L62">
        <text:list-header>
          <text:p text:style-name="P273"><text:span text:style-name="Teletype"><text:span text:style-name="T27"><text:s text:c="4"/>The </text:span></text:span><text:span text:style-name="Teletype"><text:span text:style-name="T25">and list </text:span></text:span><text:span text:style-name="Teletype"><text:span text:style-name="T27">and </text:span></text:span><text:span text:style-name="Teletype"><text:span text:style-name="T25">or list</text:span></text:span><text:span text:style-name="Teletype"><text:span text:style-name="T27"> constructs provide a means of processing a number of commands consecutively. These can effectively replace complex nested </text:span></text:span><text:span text:style-name="Teletype"><text:span text:style-name="T27">if/then</text:span></text:span><text:span text:style-name="Teletype"><text:span text:style-name="T27"> or even </text:span></text:span><text:span text:style-name="Teletype"><text:span text:style-name="T27">case</text:span></text:span><text:span text:style-name="Teletype"><text:span text:style-name="T27"> statements.</text:span></text:span></text:p>
        </text:list-header>
      </text:list>
      <text:p text:style-name="P25"/>
      <text:list xml:id="list177963654" text:continue-list="list552894536" text:style-name="WW8Num2">
        <text:list-item>
          <text:p text:style-name="P144">Chaining together commands</text:p>
        </text:list-item>
      </text:list>
      <text:list xml:id="list1180144492" text:style-name="L65">
        <text:list-item>
          <text:p text:style-name="P259"><text:span text:style-name="Teletype"><text:span text:style-name="T25">and list</text:span></text:span></text:p>
        </text:list-item>
      </text:list>
      <text:list xml:id="list1491893422" text:continue-list="list1335851402" text:style-name="L62">
        <text:list-header>
          <text:p text:style-name="P216"><text:span text:style-name="Teletype"><text:span text:style-name="T27">command-1 &amp;&amp; command-2 &amp;&amp; command-3 &amp;&amp; ... command</text:span></text:span>-n</text:p>
        </text:list-header>
      </text:list>
      <text:list xml:id="list666155977" text:continue-list="list1180144492" text:style-name="L65">
        <text:list-item>
          <text:p text:style-name="P259"><text:span text:style-name="Teletype"><text:span text:style-name="T25">or list</text:span></text:span></text:p>
        </text:list-item>
      </text:list>
      <text:list xml:id="list816802382" text:continue-list="list1491893422" text:style-name="L62">
        <text:list-header>
          <text:p text:style-name="P216"><text:span text:style-name="Teletype"><text:span text:style-name="T27">command-1 || command-2 || command-3 || ... command-n</text:span></text:span></text:p>
        </text:list-header>
        <text:list-item>
          <text:p text:style-name="P258"><text:span text:style-name="Teletype"><text:span text:style-name="T27">The </text:span></text:span><text:span text:style-name="Teletype"><text:span text:style-name="T25">exit status</text:span></text:span><text:span text:style-name="Teletype"><text:span text:style-name="T25"> </text:span></text:span><text:span text:style-name="Teletype"><text:span text:style-name="T27">of an and list or an or list is the exit status of the last command executed.</text:span></text:span></text:p>
        </text:list-item>
      </text:list>
      <text:p text:style-name="P25"/>
      <text:p text:style-name="P25"/>
      <text:p text:style-name="P25"/>
      <text:h text:style-name="P90" text:outline-level="1"><text:soft-page-break/>Arrays</text:h>
      <text:list xml:id="list576113850" text:continue-numbering="true" text:style-name="L62">
        <text:list-header>
          <text:p text:style-name="P273"><text:span text:style-name="Teletype"><text:span text:style-name="T27"><text:s text:c="4"/>Newer versions of Bash support</text:span></text:span><text:span text:style-name="Teletype"><text:span text:style-name="T25"> one-dimensional arrays.</text:span></text:span><text:span text:style-name="Teletype"><text:span text:style-name="T27"> </text:span></text:span><text:bookmark text:name="BRACKARRAY"/><text:span text:style-name="Teletype"><text:span text:style-name="T27">Array elements may be initialized with the </text:span></text:span><text:span text:style-name="Teletype"><text:span text:style-name="T25">variable[xx]</text:span></text:span><text:span text:style-name="Teletype"><text:span text:style-name="T27"> notation. Alternatively, a script may introduce the entire array by an explicit</text:span></text:span><text:span text:style-name="Teletype"><text:span text:style-name="T25"> declare -a variable</text:span></text:span><text:span text:style-name="Teletype"><text:span text:style-name="T27"> statement. To dereference (retrieve the contents of) an array element, use curly bracket notation, that is, </text:span></text:span><text:span text:style-name="Teletype"><text:span text:style-name="T25">${element[xx]}</text:span></text:span><text:span text:style-name="Teletype"><text:span text:style-name="T27">.</text:span></text:span></text:p>
        </text:list-header>
      </text:list>
      <text:p text:style-name="P25"/>
      <text:list xml:id="list560300129" text:continue-list="list177963654" text:style-name="WW8Num2">
        <text:list-item>
          <text:p text:style-name="P144">Initialization</text:p>
        </text:list-item>
      </text:list>
      <text:list xml:id="list1919507850" text:style-name="L66">
        <text:list-item>
          <text:p text:style-name="P260"><text:span text:style-name="Teletype"><text:span text:style-name="T27">array_name[n]=value</text:span></text:span></text:p>
        </text:list-item>
        <text:list-item>
          <text:p text:style-name="P268"><text:span text:style-name="Teletype"><text:span text:style-name="T27">array_name=( XXX YYY ZZZ ... )</text:span></text:span></text:p>
        </text:list-item>
        <text:list-item>
          <text:p text:style-name="P260"><text:span text:style-name="Teletype"><text:span text:style-name="T27">array_name=([xx]=XXX [yy]=YYY ...)</text:span></text:span></text:p>
        </text:list-item>
      </text:list>
      <text:list xml:id="list2143826091" text:continue-list="list560300129" text:style-name="WW8Num2">
        <text:list-header>
          <text:p text:style-name="P144"/>
        </text:list-header>
        <text:list-item>
          <text:p text:style-name="P144">Various array operations</text:p>
          <text:p text:style-name="P144"/>
          <text:p text:style-name="P223"><text:span text:style-name="Teletype"><text:span text:style-name="T25">array</text:span></text:span><text:span text:style-name="Teletype"><text:span text:style-name="T27">=( zero one two three four five )</text:span></text:span></text:p>
          <text:p text:style-name="P223"><text:span text:style-name="Teletype"><text:span text:style-name="T27">echo ${#array[0]} <text:s text:c="5"/># <text:s/>4</text:span></text:span></text:p>
          <text:p text:style-name="P223"><text:span text:style-name="Teletype"><text:span text:style-name="T27"><text:s text:c="23"/># <text:s/>Length of first element of array.</text:span></text:span></text:p>
          <text:p text:style-name="P223"><text:span text:style-name="Teletype"><text:span text:style-name="T27">echo ${#array} <text:s text:c="8"/># <text:s/>4</text:span></text:span></text:p>
          <text:p text:style-name="P223"><text:span text:style-name="Teletype"><text:span text:style-name="T27"><text:s text:c="23"/># <text:s/>Length of first element of array.</text:span></text:span></text:p>
          <text:p text:style-name="P223"><text:span text:style-name="Teletype"><text:span text:style-name="T27"><text:s text:c="23"/># <text:s/>(Alternate notation)</text:span></text:span></text:p>
          <text:p text:style-name="P223"><text:span text:style-name="Teletype"><text:span text:style-name="T27">echo ${#array[*]} <text:s text:c="5"/># <text:s/>6</text:span></text:span></text:p>
          <text:p text:style-name="P223"><text:span text:style-name="Teletype"><text:span text:style-name="T27"><text:s text:c="23"/># <text:s/>Number of elements in array.</text:span></text:span></text:p>
          <text:p text:style-name="P223"><text:span text:style-name="Teletype"><text:span text:style-name="T27">echo ${#array[@]} <text:s text:c="5"/># <text:s/>6</text:span></text:span></text:p>
          <text:p text:style-name="P223"><text:span text:style-name="Teletype"><text:span text:style-name="T27"><text:s text:c="23"/># <text:s/>Number of elements in array.</text:span></text:span></text:p>
          <text:p text:style-name="P223"><text:span text:style-name="Teletype"><text:span text:style-name="T27"/></text:span></text:p>
          <text:p text:style-name="P223"><text:span text:style-name="Teletype"><text:span text:style-name="T25">array2</text:span></text:span><text:span text:style-name="Teletype"><text:span text:style-name="T27">=( [0]="first element" [1]="second element" [3]="fourth element" )</text:span></text:span></text:p>
          <text:p text:style-name="P223"><text:span text:style-name="Teletype"><text:span text:style-name="T27">echo ${#array2[*]} <text:s text:c="4"/># 3 <text:s text:c="4"/>(number of elements in array)</text:span></text:span></text:p>
          <text:p text:style-name="P144"/>
        </text:list-item>
        <text:list-item>
          <text:p text:style-name="P144">String operations on arrays</text:p>
        </text:list-item>
      </text:list>
      <text:list xml:id="list1483121403" text:style-name="L67">
        <text:list-header>
          <text:p text:style-name="P217"><text:span text:style-name="T84">把数组的每个元素都当成字符串来逐个进行操作。</text:span><text:span text:style-name="Teletype"><text:span text:style-name="T27">The string operations are performed on <text:s/>each of the elements in var[@] in succession. <text:s/>If the result is a zero length string, that element disappears in the resulting assignment. However, if the expansion is in quotes, </text:span></text:span><text:span text:style-name="Teletype"><text:span text:style-name="T27">the null elements remain.</text:span></text:span></text:p>
          <text:p text:style-name="P217"><text:span text:style-name="Teletype"><text:span text:style-name="T27"/></text:span></text:p>
        </text:list-header>
        <text:list-item>
          <text:p text:style-name="P217"><text:span text:style-name="Teletype"><text:span text:style-name="T27">Trailing Substring Extraction</text:span></text:span></text:p>
        </text:list-item>
      </text:list>
      <text:list xml:id="list232852399" text:continue-list="list2143826091" text:style-name="WW8Num2">
        <text:list-header>
          <text:p text:style-name="P223"><text:span text:style-name="Teletype"><text:span text:style-name="T27">arrayZ=( one two three four five five )</text:span></text:span></text:p>
          <text:p text:style-name="P223"><text:span text:style-name="Teletype"><text:span text:style-name="T27">echo ${arrayZ[@]:1} <text:s text:c="4"/># two three four five five</text:span></text:span></text:p>
          <text:p text:style-name="P223"><text:soft-page-break/><text:span text:style-name="Teletype"><text:span text:style-name="T27"># <text:s text:c="15"/>^ <text:s text:c="7"/>All elements following element[0].</text:span></text:span></text:p>
        </text:list-header>
      </text:list>
      <text:list xml:id="list56982916" text:continue-list="list1483121403" text:style-name="L67">
        <text:list-header>
          <text:p text:style-name="P217"><text:span text:style-name="Teletype"><text:span text:style-name="T27"/></text:span></text:p>
        </text:list-header>
        <text:list-item>
          <text:p text:style-name="P217"><text:span text:style-name="Teletype"><text:span text:style-name="T27">Substring Removal</text:span></text:span></text:p>
        </text:list-item>
      </text:list>
      <text:list xml:id="list1263086620" text:continue-list="list232852399" text:style-name="WW8Num2">
        <text:list-header>
          <text:p text:style-name="P223"><text:span text:style-name="Teletype"><text:span text:style-name="T27"># Removes shortest match from front of string(s).</text:span></text:span></text:p>
          <text:p text:style-name="P223"><text:span text:style-name="Teletype"><text:span text:style-name="T27"/></text:span></text:p>
          <text:p text:style-name="P223"><text:span text:style-name="Teletype"><text:span text:style-name="T27">echo ${arrayZ[@]#f*r} <text:s text:c="2"/># one two three five five</text:span></text:span></text:p>
          <text:p text:style-name="P223"><text:span text:style-name="Teletype"><text:span text:style-name="T27"># <text:s text:c="21"/># Applied to all elements of the array.</text:span></text:span></text:p>
          <text:p text:style-name="P223"><text:span text:style-name="Teletype"><text:span text:style-name="T27"><text:s text:c="24"/># Matches "four" and removes it.</text:span></text:span></text:p>
          <text:p text:style-name="P223"><text:span text:style-name="Teletype"><text:span text:style-name="T27"/></text:span></text:p>
          <text:p text:style-name="P223"><text:span text:style-name="Teletype"><text:span text:style-name="T27"># Longest match from back of string(s)</text:span></text:span></text:p>
          <text:p text:style-name="P223"><text:span text:style-name="Teletype"><text:span text:style-name="T27">echo ${arrayZ[@]%%t*e} <text:s/># one two four five five</text:span></text:span></text:p>
          <text:p text:style-name="P223"><text:span text:style-name="Teletype"><text:span text:style-name="T27"># <text:s text:c="20"/># Applied to all elements of the array.</text:span></text:span></text:p>
          <text:p text:style-name="P223"><text:span text:style-name="Teletype"><text:span text:style-name="T27"><text:s text:c="24"/># Matches "three" and removes it.</text:span></text:span></text:p>
        </text:list-header>
      </text:list>
      <text:list xml:id="list1683007802" text:continue-list="list56982916" text:style-name="L67">
        <text:list-header>
          <text:p text:style-name="P217"><text:span text:style-name="Teletype"><text:span text:style-name="T27"/></text:span></text:p>
        </text:list-header>
        <text:list-item>
          <text:p text:style-name="P217"><text:span text:style-name="Teletype"><text:span text:style-name="T27">Substring Replacement</text:span></text:span></text:p>
        </text:list-item>
      </text:list>
      <text:list xml:id="list557774734" text:continue-list="list1263086620" text:style-name="WW8Num2">
        <text:list-header>
          <text:p text:style-name="P223"><text:span text:style-name="Teletype"><text:span text:style-name="T27"># Replace first occurrence of substring with replacement.</text:span></text:span></text:p>
          <text:p text:style-name="P223"><text:span text:style-name="Teletype"><text:span text:style-name="T27">echo ${arrayZ[@]/fiv/XYZ} <text:s text:c="2"/># one two three four XYZe XYZe</text:span></text:span></text:p>
          <text:p text:style-name="P223"><text:span text:style-name="Teletype"><text:span text:style-name="T27"># <text:s text:c="25"/># Applied to all elements of the array.</text:span></text:span></text:p>
          <text:p text:style-name="P223"><text:span text:style-name="Teletype"><text:span text:style-name="T27"/></text:span></text:p>
          <text:p text:style-name="P223"><text:span text:style-name="Teletype"><text:span text:style-name="T27"># Replace all occurrences of substring.</text:span></text:span></text:p>
          <text:p text:style-name="P223"><text:span text:style-name="Teletype"><text:span text:style-name="T27">echo ${arrayZ[@]//iv/YY} <text:s text:c="3"/># one two three four fYYe fYYe</text:span></text:span></text:p>
          <text:p text:style-name="P223"><text:span text:style-name="Teletype"><text:span text:style-name="T27"><text:s text:c="28"/># Applied to all elements of the array.</text:span></text:span></text:p>
          <text:p text:style-name="P223"><text:span text:style-name="Teletype"><text:span text:style-name="T27"/></text:span></text:p>
          <text:p text:style-name="P223"><text:span text:style-name="Teletype"><text:span text:style-name="T27"># Delete all occurrences of substring.</text:span></text:span></text:p>
          <text:p text:style-name="P223"><text:span text:style-name="Teletype"><text:span text:style-name="T27"># Not specifing a replacement defaults to 'delete' ...</text:span></text:span></text:p>
          <text:p text:style-name="P223"><text:span text:style-name="Teletype"><text:span text:style-name="T27">echo ${arrayZ[@]//fi/} <text:s text:c="5"/># one two three four ve ve</text:span></text:span></text:p>
          <text:p text:style-name="P223"><text:span text:style-name="Teletype"><text:span text:style-name="T27"># <text:s text:c="24"/># Applied to all elements of the array.</text:span></text:span></text:p>
          <text:p text:style-name="P223"><text:span text:style-name="Teletype"><text:span text:style-name="T27"/></text:span></text:p>
          <text:p text:style-name="P223"><text:span text:style-name="Teletype"><text:span text:style-name="T27"># Replace front-end occurrences of substring.</text:span></text:span></text:p>
          <text:p text:style-name="P223"><text:span text:style-name="Teletype"><text:span text:style-name="T27">echo ${arrayZ[@]/#fi/XY} <text:s text:c="3"/># one two three four XYve XYve</text:span></text:span></text:p>
          <text:p text:style-name="P223"><text:span text:style-name="Teletype"><text:span text:style-name="T27"># <text:s text:c="25"/># Applied to all elements of the array.</text:span></text:span></text:p>
          <text:p text:style-name="P223"><text:span text:style-name="Teletype"><text:span text:style-name="T27"/></text:span></text:p>
          <text:p text:style-name="P223"><text:span text:style-name="Teletype"><text:span text:style-name="T27"># Replace back-end occurrences of substring.</text:span></text:span></text:p>
          <text:p text:style-name="P223"><text:span text:style-name="Teletype"><text:span text:style-name="T27">echo ${arrayZ[@]/%ve/ZZ} <text:s text:c="3"/># one two three four fiZZ fiZZ</text:span></text:span></text:p>
          <text:p text:style-name="P223"><text:span text:style-name="Teletype"><text:span text:style-name="T27"># <text:s text:c="25"/># Applied to all elements of the array.</text:span></text:span></text:p>
          <text:p text:style-name="P223"><text:span text:style-name="Teletype"><text:span text:style-name="T27"/></text:span></text:p>
          <text:p text:style-name="P223"><text:span text:style-name="Teletype"><text:span text:style-name="T27">echo ${arrayZ[@]/%o/XX} <text:s text:c="4"/># one twXX three four five five</text:span></text:span></text:p>
          <text:p text:style-name="P223"><text:span text:style-name="Teletype"><text:span text:style-name="T27"># <text:s text:c="25"/># Why?</text:span></text:span></text:p>
        </text:list-header>
      </text:list>
      <text:p text:style-name="P65"><text:span text:style-name="Teletype"><text:span text:style-name="T27"/></text:span></text:p>
      <text:list xml:id="list1466222882" text:continue-numbering="true" text:style-name="WW8Num2">
        <text:list-header>
          <text:p text:style-name="P223"><text:span text:style-name="Teletype"><text:span text:style-name="T27"># <text:s/>Before reaching for a Big Hammer -- Perl, Python, or all the rest --</text:span></text:span></text:p>
          <text:p text:style-name="P223"><text:span text:style-name="Teletype"><text:span text:style-name="T27"># <text:s/>recall:</text:span></text:span></text:p>
          <text:p text:style-name="P223"><text:span text:style-name="Teletype"><text:span text:style-name="T27"># <text:s text:c="3"/>$( ... ) is command substitution.</text:span></text:span></text:p>
          <text:p text:style-name="P223"><text:soft-page-break/><text:span text:style-name="Teletype"><text:span text:style-name="T27"># <text:s text:c="3"/>A function runs as a sub-process.</text:span></text:span></text:p>
          <text:p text:style-name="P223"><text:span text:style-name="Teletype"><text:span text:style-name="T27"># <text:s text:c="3"/>A function writes its output (if echo-ed) to stdout.</text:span></text:span></text:p>
          <text:p text:style-name="P223"><text:span text:style-name="Teletype"><text:span text:style-name="T27"># <text:s text:c="3"/>Assignment, in conjunction with "echo" and command substitution,</text:span></text:span></text:p>
          <text:p text:style-name="P223"><text:span text:style-name="Teletype"><text:span text:style-name="T27">#+ <text:s text:c="2"/>can read a function's stdout.</text:span></text:span></text:p>
          <text:p text:style-name="P223"><text:span text:style-name="Teletype"><text:span text:style-name="T27"># <text:s text:c="3"/>The name[@] notation specifies (the equivalent of) a "for-each"</text:span></text:span></text:p>
          <text:p text:style-name="P223"><text:span text:style-name="Teletype"><text:span text:style-name="T27">#+ <text:s text:c="2"/>operation.</text:span></text:span></text:p>
          <text:p text:style-name="P223"><text:span text:style-name="Teletype"><text:span text:style-name="T27"># <text:s/>Bash is more powerful than you think!</text:span></text:span></text:p>
          <text:p text:style-name="P144"/>
        </text:list-header>
        <text:list-item>
          <text:p text:style-name="P144">Loading the contents of a script into an array</text:p>
          <text:p text:style-name="P144"/>
          <text:p text:style-name="P223"><text:span text:style-name="Teletype"><text:span text:style-name="T25">script_contents=( $(cat "$0") )</text:span></text:span><text:span text:style-name="Teletype"><text:span text:style-name="T27"> <text:s/># <text:s/>Stores contents of this script ($0)</text:span></text:span></text:p>
          <text:p text:style-name="P223"><text:span text:style-name="Teletype"><text:span text:style-name="T27"><text:s text:c="33"/>#+ in an array.</text:span></text:span></text:p>
          <text:p text:style-name="P223"><text:span text:style-name="Teletype"><text:span text:style-name="T27"/></text:span></text:p>
          <text:p text:style-name="P223"><text:span text:style-name="Teletype"><text:span text:style-name="T27">for element in $(</text:span></text:span><text:span text:style-name="Teletype"><text:span text:style-name="T25">seq 0 $((${#script_contents[@]} - 1))</text:span></text:span><text:span text:style-name="Teletype"><text:span text:style-name="T27">)</text:span></text:span></text:p>
          <text:p text:style-name="P223"><text:span text:style-name="Teletype"><text:span text:style-name="T27"><text:s text:c="2"/>do <text:s text:c="15"/># <text:s/>${#script_contents[@]}</text:span></text:span></text:p>
          <text:p text:style-name="P223"><text:span text:style-name="Teletype"><text:span text:style-name="T27"><text:s text:c="20"/>#+ gives number of elements in the array.</text:span></text:span></text:p>
          <text:p text:style-name="P223"><text:span text:style-name="Teletype"><text:span text:style-name="T27"><text:s text:c="20"/>#</text:span></text:span></text:p>
          <text:p text:style-name="P223"><text:span text:style-name="Teletype"><text:span text:style-name="T27"><text:s text:c="20"/># <text:s/>Question:</text:span></text:span></text:p>
          <text:p text:style-name="P223"><text:span text:style-name="Teletype"><text:span text:style-name="T27"><text:s text:c="20"/># <text:s/>Why is <text:s/>seq 0 <text:s/>necessary?</text:span></text:span></text:p>
          <text:p text:style-name="P223"><text:span text:style-name="Teletype"><text:span text:style-name="T27"><text:s text:c="20"/># <text:s/>Try changing it to seq 1.</text:span></text:span></text:p>
          <text:p text:style-name="P223"><text:span text:style-name="Teletype"><text:span text:style-name="T27"><text:s text:c="2"/>echo -n "${script_contents[$element]}"</text:span></text:span></text:p>
          <text:p text:style-name="P223"><text:span text:style-name="Teletype"><text:span text:style-name="T27"><text:s text:c="20"/># List each field of this script on a single line.</text:span></text:span></text:p>
          <text:p text:style-name="P223"><text:span text:style-name="Teletype"><text:span text:style-name="T27"># echo -n "${script_contents[element]}" also works because of ${ ... }.</text:span></text:span></text:p>
          <text:p text:style-name="P223"><text:span text:style-name="Teletype"><text:span text:style-name="T27"><text:s text:c="2"/>echo -n " -- " <text:s text:c="3"/># Use " -- " as a field separator.</text:span></text:span></text:p>
          <text:p text:style-name="P223"><text:span text:style-name="Teletype"><text:span text:style-name="T27">done</text:span></text:span></text:p>
        </text:list-item>
      </text:list>
      <text:p text:style-name="P25"/>
      <text:list xml:id="list592062882" text:continue-list="list1683007802" text:style-name="L67">
        <text:list-item>
          <text:p text:style-name="P217"><text:span text:style-name="Teletype"><text:span text:style-name="T27">In an array context, some Bash </text:span></text:span><text:span text:style-name="Teletype"><text:span text:style-name="T27">builtins</text:span></text:span><text:span text:style-name="Teletype"><text:span text:style-name="T27"> have a slightly altered meaning. </text:span></text:span><text:bookmark text:name="ARRAYUNSET"/><text:span text:style-name="Teletype"><text:span text:style-name="T27">For example, </text:span></text:span><text:span text:style-name="Teletype"><text:span text:style-name="T27">unset</text:span></text:span><text:span text:style-name="Teletype"><text:span text:style-name="T27"> deletes array elements, or even an entire array.</text:span></text:span></text:p>
        </text:list-item>
      </text:list>
      <text:p text:style-name="P25"/>
      <text:list xml:id="list818286288" text:continue-list="list1466222882" text:style-name="WW8Num2">
        <text:list-item>
          <text:p text:style-name="P144">Some special properties of arrays</text:p>
          <text:p text:style-name="P144"/>
          <text:p text:style-name="P223"><text:span text:style-name="Teletype"><text:span text:style-name="T25">declare -a colors</text:span></text:span></text:p>
          <text:p text:style-name="P223"><text:span text:style-name="Teletype"><text:span text:style-name="T25"/></text:span></text:p>
          <text:p text:style-name="P223"><text:span text:style-name="Teletype"><text:span text:style-name="T25">read -a colors </text:span></text:span><text:span text:style-name="Teletype"><text:span text:style-name="T27"><text:s text:c="3"/># Enter at least 3 colors to demonstrate features below.</text:span></text:span></text:p>
          <text:p text:style-name="P223"><text:span text:style-name="Teletype"><text:span text:style-name="T27"># <text:s/>Special option to 'read' command,</text:span></text:span></text:p>
          <text:p text:style-name="P223"><text:span text:style-name="Teletype"><text:span text:style-name="T27">#+ allowing assignment of elements in an array.</text:span></text:span></text:p>
          <text:p text:style-name="P223"><text:span text:style-name="Teletype"><text:span text:style-name="T27"/></text:span></text:p>
          <text:p text:style-name="P223"><text:span text:style-name="Teletype"><text:span text:style-name="T27"/></text:span></text:p>
          <text:p text:style-name="P223"><text:soft-page-break/><text:span text:style-name="Teletype"><text:span text:style-name="T25">element_count=${#colors[@]}</text:span></text:span></text:p>
          <text:p text:style-name="P223"><text:span text:style-name="Teletype"><text:span text:style-name="T27"># Special syntax to extract number of elements in array.</text:span></text:span></text:p>
          <text:p text:style-name="P223"># <text:span text:style-name="Teletype"><text:span text:style-name="T27"><text:s text:c="4"/>element_count=${#colors[*]} works also.</text:span></text:span></text:p>
          <text:p text:style-name="P223"><text:span text:style-name="Teletype"><text:span text:style-name="T27"># </text:span></text:span><text:span text:style-name="Teletype"><text:span text:style-name="T25"><text:s/>The "@" variable allows word splitting within quotes</text:span></text:span></text:p>
          <text:p text:style-name="P223"><text:span text:style-name="Teletype"><text:span text:style-name="T27">#+ (extracts variables separated by whitespace).</text:span></text:span></text:p>
          <text:p text:style-name="P223"><text:span text:style-name="Teletype"><text:span text:style-name="T27"># Again, list all the elements in the array, but using a more elegant method.</text:span></text:span></text:p>
          <text:p text:style-name="P223"><text:span text:style-name="Teletype"><text:span text:style-name="T27"><text:s text:c="2"/>echo ${colors[@]} <text:s text:c="9"/># echo ${colors[*]} also works.</text:span></text:span></text:p>
          <text:p text:style-name="P223"><text:span text:style-name="Teletype"><text:span text:style-name="T27"><text:line-break/># The "</text:span></text:span><text:span text:style-name="Teletype"><text:span text:style-name="T25">unset</text:span></text:span><text:span text:style-name="Teletype"><text:span text:style-name="T27">" command deletes elements of an array, or entire array.</text:span></text:span></text:p>
          <text:p text:style-name="P223"><text:span text:style-name="Teletype"><text:span text:style-name="T27">unset colors[1] <text:s text:c="13"/># Remove 2nd element of array.</text:span></text:span></text:p>
          <text:p text:style-name="P223"><text:span text:style-name="Teletype"><text:span text:style-name="T27"><text:s text:c="29"/># Same effect as <text:s text:c="2"/>colors[1]=</text:span></text:span></text:p>
          <text:p text:style-name="P223"><text:span text:style-name="Teletype"><text:span text:style-name="T25">echo <text:s/>${colors[@]} <text:s/></text:span></text:span><text:span text:style-name="Teletype"><text:span text:style-name="T27"><text:s text:c="9"/># List array again, missing 2nd element.</text:span></text:span></text:p>
          <text:p text:style-name="P223"><text:span text:style-name="Teletype"><text:span text:style-name="T27"/></text:span></text:p>
          <text:p text:style-name="P223"><text:span text:style-name="Teletype"><text:span text:style-name="T25">unset colors <text:s text:c="13"/></text:span></text:span><text:span text:style-name="Teletype"><text:span text:style-name="T27"><text:s text:c="3"/># Delete entire array.</text:span></text:span></text:p>
          <text:p text:style-name="P223"><text:span text:style-name="Teletype"><text:span text:style-name="T27"><text:s text:c="29"/># <text:s/>unset colors[*] and</text:span></text:span></text:p>
          <text:p text:style-name="P223"><text:span text:style-name="Teletype"><text:span text:style-name="T27"><text:s text:c="29"/>#+ unset colors[@] also work.</text:span></text:span></text:p>
          <text:p text:style-name="P144"/>
        </text:list-item>
        <text:list-item>
          <text:p text:style-name="P144">Of empty arrays and empty elements</text:p>
        </text:list-item>
      </text:list>
      <text:list xml:id="list1268292575" text:style-name="L68">
        <text:list-item>
          <text:p text:style-name="P261"><text:span text:style-name="Teletype"><text:span text:style-name="T25">An empty array</text:span></text:span><text:span text:style-name="Teletype"><text:span text:style-name="T27"> is not the same as an array with </text:span></text:span><text:span text:style-name="Teletype"><text:span text:style-name="T25">empty elements</text:span></text:span><text:span text:style-name="Teletype"><text:span text:style-name="T27">.</text:span></text:span></text:p>
        </text:list-item>
      </text:list>
      <text:list xml:id="list1074633784" text:continue-list="list818286288" text:style-name="WW8Num2">
        <text:list-header>
          <text:p text:style-name="P223"><text:span text:style-name="Teletype"><text:span text:style-name="T27">array0=( first second third )</text:span></text:span></text:p>
          <text:p text:style-name="P223"><text:span text:style-name="Teletype"><text:span text:style-name="T27"><text:s text:c="2"/>array1=( '' ) <text:s text:c="2"/># "array1" consists of one empty element.</text:span></text:span></text:p>
          <text:p text:style-name="P223"><text:span text:style-name="Teletype"><text:span text:style-name="T27"><text:s text:c="2"/>array2=( ) <text:s text:c="5"/># No elements . . . "array2" is empty.</text:span></text:span></text:p>
          <text:p text:style-name="P223"><text:span text:style-name="Teletype"><text:span text:style-name="T27"><text:s text:c="2"/>array3=( <text:s text:c="2"/>) <text:s text:c="3"/># What about this array?</text:span></text:span></text:p>
          <text:p text:style-name="P223"><text:span text:style-name="Teletype"><text:span text:style-name="T27">echo "Number of elements in array0 = ${#array0[*]}" <text:s/># 3</text:span></text:span></text:p>
          <text:p text:style-name="P223"><text:span text:style-name="Teletype"><text:span text:style-name="T27">echo "Number of elements in array1 = ${#array1[*]}" <text:s/># 1 <text:s/>(Surprise!)</text:span></text:span></text:p>
          <text:p text:style-name="P223"><text:span text:style-name="Teletype"><text:span text:style-name="T27">echo "Number of elements in array2 = ${#array2[*]}" <text:s/># 0</text:span></text:span></text:p>
          <text:p text:style-name="P223"><text:span text:style-name="Teletype"><text:span text:style-name="T27">echo "Number of elements in array3 = ${#array3[*]}" <text:s/># 0</text:span></text:span></text:p>
        </text:list-header>
      </text:list>
      <text:list xml:id="list546506454" text:continue-list="list1268292575" text:style-name="L68">
        <text:list-header>
          <text:p text:style-name="P261"><text:span text:style-name="Teletype"><text:span text:style-name="T27"/></text:span></text:p>
        </text:list-header>
        <text:list-item>
          <text:p text:style-name="P261"><text:span text:style-name="Teletype"><text:span text:style-name="T27">Adding a superfluous declare -a statement to an array declaration may speed up execution of subsequent operations on the array.</text:span></text:span></text:p>
        </text:list-item>
      </text:list>
      <text:list xml:id="list1705258778" text:continue-list="list1074633784" text:style-name="WW8Num2">
        <text:list-header>
          <text:p text:style-name="P144"><text:span text:style-name="Teletype"><text:span text:style-name="T82"/></text:span></text:p>
        </text:list-header>
        <text:list-item>
          <text:p text:style-name="P144"><text:span text:style-name="Teletype"><text:span text:style-name="T82">The Sieve of Eratosthenes</text:span></text:span></text:p>
          <text:p text:style-name="P144"><text:span text:style-name="Teletype"><text:span text:style-name="T82">求素数的算法</text:span></text:span></text:p>
          <text:p text:style-name="P223"><text:span text:style-name="Teletype"><text:span text:style-name="T27">sift () # Sift out the non-primes.</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let i=$LOWER_LIMIT+1</text:span></text:span></text:p>
          <text:p text:style-name="P223"><text:span text:style-name="Teletype"><text:span text:style-name="T27"># Let's start with 2.</text:span></text:span></text:p>
          <text:p text:style-name="P223"><text:span text:style-name="Teletype"><text:span text:style-name="T27"/></text:span></text:p>
          <text:p text:style-name="P223"><text:soft-page-break/><text:span text:style-name="Teletype"><text:span text:style-name="T27">until [ "$i" -gt "$UPPER_LIMIT" ]</text:span></text:span></text:p>
          <text:p text:style-name="P223"><text:span text:style-name="Teletype"><text:span text:style-name="T27">do</text:span></text:span></text:p>
          <text:p text:style-name="P223"><text:span text:style-name="Teletype"><text:span text:style-name="T27"/></text:span></text:p>
          <text:p text:style-name="P223"><text:span text:style-name="Teletype"><text:span text:style-name="T27">if [ "${Primes[i]}" -eq "$PRIME" ]</text:span></text:span></text:p>
          <text:p text:style-name="P223"><text:span text:style-name="Teletype"><text:span text:style-name="T27"># Don't bother sieving numbers already sieved (tagged as non-prime).</text:span></text:span></text:p>
          <text:p text:style-name="P223"><text:span text:style-name="Teletype"><text:span text:style-name="T27">then</text:span></text:span></text:p>
          <text:p text:style-name="P223"><text:span text:style-name="Teletype"><text:span text:style-name="T27"/></text:span></text:p>
          <text:p text:style-name="P223"><text:span text:style-name="Teletype"><text:span text:style-name="T27"><text:s text:c="2"/>t=$i</text:span></text:span></text:p>
          <text:p text:style-name="P223"><text:span text:style-name="Teletype"><text:span text:style-name="T27"/></text:span></text:p>
          <text:p text:style-name="P223"><text:span text:style-name="Teletype"><text:span text:style-name="T27"><text:s text:c="2"/></text:span></text:span><text:span text:style-name="Teletype"><text:span text:style-name="T25">while [ "$t" -le "$UPPER_LIMIT" ]</text:span></text:span></text:p>
          <text:p text:style-name="P223"><text:span text:style-name="Teletype"><text:span text:style-name="T27"><text:s text:c="2"/>do</text:span></text:span></text:p>
          <text:p text:style-name="P223"><text:span text:style-name="Teletype"><text:span text:style-name="T27"><text:s text:c="4"/>let "t += $i "</text:span></text:span></text:p>
          <text:p text:style-name="P223"><text:span text:style-name="Teletype"><text:span text:style-name="T27"><text:s text:c="4"/>Primes[t]=$NON_PRIME</text:span></text:span></text:p>
          <text:p text:style-name="P223"><text:span text:style-name="Teletype"><text:span text:style-name="T27"><text:s text:c="4"/># Tag as non-prime all multiples.</text:span></text:span></text:p>
          <text:p text:style-name="P223"><text:span text:style-name="Teletype"><text:span text:style-name="T27"><text:s text:c="2"/>done</text:span></text:span></text:p>
          <text:p text:style-name="P223"><text:span text:style-name="Teletype"><text:span text:style-name="T27"/></text:span></text:p>
          <text:p text:style-name="P223"><text:span text:style-name="Teletype"><text:span text:style-name="T27">fi <text:s/></text:span></text:span></text:p>
          <text:p text:style-name="P223"><text:span text:style-name="Teletype"><text:span text:style-name="T27"/></text:span></text:p>
          <text:p text:style-name="P223"><text:span text:style-name="Teletype"><text:span text:style-name="T27"><text:s text:c="2"/>let "i += 1"</text:span></text:span></text:p>
          <text:p text:style-name="P223"><text:span text:style-name="Teletype"><text:span text:style-name="T27">done <text:s/></text:span></text:span></text:p>
          <text:p text:style-name="P223"><text:span text:style-name="Teletype"><text:span text:style-name="T27">}</text:span></text:span></text:p>
        </text:list-item>
      </text:list>
      <text:p text:style-name="P67"><text:span text:style-name="Teletype"><text:span text:style-name="T27"/></text:span></text:p>
      <text:list xml:id="list33445610" text:continue-numbering="true" text:style-name="WW8Num2">
        <text:list-header>
          <text:p text:style-name="P223"><text:span text:style-name="Teletype"><text:span text:style-name="T27"># <text:s/>This improved version of the Sieve, by Stephane Chazelas,</text:span></text:span></text:p>
          <text:p text:style-name="P223"><text:span text:style-name="Teletype"><text:span text:style-name="T27">#+ executes somewhat faster.</text:span></text:span></text:p>
          <text:p text:style-name="P223"><text:span text:style-name="Teletype"><text:span text:style-name="T27"/></text:span></text:p>
          <text:p text:style-name="P223"><text:span text:style-name="Teletype"><text:span text:style-name="T27"># Must invoke with command-line argument (limit of primes).</text:span></text:span></text:p>
          <text:p text:style-name="P223"><text:span text:style-name="Teletype"><text:span text:style-name="T27"/></text:span></text:p>
          <text:p text:style-name="P223"><text:span text:style-name="Teletype"><text:span text:style-name="T27">UPPER_LIMIT=$1 <text:s text:c="17"/># From command-line.</text:span></text:span></text:p>
          <text:p text:style-name="P223"><text:span text:style-name="Teletype"><text:span text:style-name="T27">let SPLIT=UPPER_LIMIT/2 <text:s text:c="8"/># Halfway to max number.</text:span></text:span></text:p>
          <text:p text:style-name="P223"><text:span text:style-name="Teletype"><text:span text:style-name="T27"/></text:span></text:p>
          <text:p text:style-name="P223"><text:span text:style-name="Teletype"><text:span text:style-name="T27">Primes=( '' $(seq $UPPER_LIMIT) )</text:span></text:span></text:p>
          <text:p text:style-name="P223"><text:span text:style-name="Teletype"><text:span text:style-name="T27"/></text:span></text:p>
          <text:p text:style-name="P223"><text:span text:style-name="Teletype"><text:span text:style-name="T27">i=1</text:span></text:span></text:p>
          <text:p text:style-name="P223"><text:span text:style-name="Teletype"><text:span text:style-name="T27">until (( ( i += 1 ) &gt; SPLIT )) <text:s/></text:span></text:span><text:span text:style-name="Teletype"><text:span text:style-name="T25"># Need check only halfway.</text:span></text:span></text:p>
          <text:p text:style-name="P223"><text:span text:style-name="Teletype"><text:span text:style-name="T27">do</text:span></text:span></text:p>
          <text:p text:style-name="P223"><text:span text:style-name="Teletype"><text:span text:style-name="T27"><text:s text:c="2"/>if [[ -n ${Primes[i]} ]]</text:span></text:span></text:p>
          <text:p text:style-name="P223"><text:span text:style-name="Teletype"><text:span text:style-name="T27"><text:s text:c="2"/>then</text:span></text:span></text:p>
          <text:p text:style-name="P223"><text:span text:style-name="Teletype"><text:span text:style-name="T27"><text:s text:c="4"/>t=$i</text:span></text:span></text:p>
          <text:p text:style-name="P223"><text:span text:style-name="Teletype"><text:span text:style-name="T27"><text:s text:c="4"/>until (( ( t += i ) &gt; UPPER_LIMIT ))</text:span></text:span></text:p>
          <text:p text:style-name="P223"><text:span text:style-name="Teletype"><text:span text:style-name="T27"><text:s text:c="4"/>do</text:span></text:span></text:p>
          <text:p text:style-name="P223"><text:span text:style-name="Teletype"><text:span text:style-name="T27"><text:s text:c="6"/>Primes[t]=</text:span></text:span></text:p>
          <text:p text:style-name="P223"><text:span text:style-name="Teletype"><text:span text:style-name="T27"><text:s text:c="4"/>done</text:span></text:span></text:p>
          <text:p text:style-name="P223"><text:soft-page-break/><text:span text:style-name="Teletype"><text:span text:style-name="T27"><text:s text:c="2"/>fi <text:s/></text:span></text:span></text:p>
          <text:p text:style-name="P223"><text:span text:style-name="Teletype"><text:span text:style-name="T27">done <text:s/></text:span></text:span></text:p>
          <text:p text:style-name="P223"><text:span text:style-name="Teletype"><text:span text:style-name="T27">echo ${Primes[*]}</text:span></text:span></text:p>
        </text:list-header>
      </text:list>
      <text:p text:style-name="P65"><text:span text:style-name="Teletype"><text:span text:style-name="T27"/></text:span></text:p>
      <text:p text:style-name="P67"><text:span text:style-name="Teletype"><text:span text:style-name="T27"/></text:span></text:p>
      <text:p text:style-name="P67"><text:span text:style-name="Teletype"><text:span text:style-name="T25">Optimized Sieve of Eratosthenes</text:span></text:span></text:p>
      <text:p text:style-name="P67"><text:span text:style-name="Teletype"><text:span text:style-name="T27"/></text:span></text:p>
      <text:list xml:id="list2161855271" text:continue-numbering="true" text:style-name="WW8Num2">
        <text:list-header>
          <text:p text:style-name="P223"><text:span text:style-name="Teletype"><text:span text:style-name="T27">Primes=( '' $(seq ${UPPER_LIMIT}) )</text:span></text:span></text:p>
          <text:p text:style-name="P223"><text:span text:style-name="Teletype"><text:span text:style-name="T27"/></text:span></text:p>
          <text:p text:style-name="P223"><text:span text:style-name="Teletype"><text:span text:style-name="T27">typeset -i i t</text:span></text:span></text:p>
          <text:p text:style-name="P223"><text:span text:style-name="Teletype"><text:span text:style-name="T27">Primes[i=1]='' # 1 is not a prime.</text:span></text:span></text:p>
          <text:p text:style-name="P223"><text:span text:style-name="Teletype"><text:span text:style-name="T27">until (( ( i += 1 ) &gt; (${UPPER_LIMIT}/i) )) <text:s/># Need check only ith-way.</text:span></text:span></text:p>
          <text:p text:style-name="P223"><text:span text:style-name="Teletype"><text:span text:style-name="T27"><text:s text:c="2"/>do <text:s text:c="40"/># Why?</text:span></text:span></text:p>
          <text:p text:style-name="P223"><text:span text:style-name="Teletype"><text:span text:style-name="T27"><text:s text:c="4"/>if ((${Primes[t=i*(i-1), i]}))</text:span></text:span></text:p>
          <text:p text:style-name="P223"><text:span text:style-name="Teletype"><text:span text:style-name="T27"><text:s text:c="4"/># Obscure, but instructive, use of arithmetic expansion in subscript.</text:span></text:span></text:p>
          <text:p text:style-name="P223"><text:span text:style-name="Teletype"><text:span text:style-name="T27"><text:s text:c="4"/>then</text:span></text:span></text:p>
          <text:p text:style-name="P223"><text:span text:style-name="Teletype"><text:span text:style-name="T27"><text:s text:c="6"/>until (( ( t += i ) &gt; ${UPPER_LIMIT} ))</text:span></text:span></text:p>
          <text:p text:style-name="P223"><text:span text:style-name="Teletype"><text:span text:style-name="T27"><text:s text:c="8"/>do Primes[t]=; done</text:span></text:span></text:p>
          <text:p text:style-name="P223"><text:span text:style-name="Teletype"><text:span text:style-name="T27"><text:s text:c="4"/>fi</text:span></text:span></text:p>
          <text:p text:style-name="P223"><text:span text:style-name="Teletype"><text:span text:style-name="T27"><text:s text:c="2"/>done</text:span></text:span></text:p>
          <text:p text:style-name="P223"><text:span text:style-name="Teletype"><text:span text:style-name="T27"/></text:span></text:p>
          <text:p text:style-name="P223"><text:span text:style-name="Teletype"><text:span text:style-name="T27"># echo ${Primes[*]}</text:span></text:span></text:p>
          <text:p text:style-name="P223"><text:span text:style-name="Teletype"><text:span text:style-name="T27">echo <text:s text:c="2"/># Change to original script for pretty-printing (80-col. display).</text:span></text:span></text:p>
          <text:p text:style-name="P223"><text:span text:style-name="Teletype"><text:span text:style-name="T27">printf "%8d" ${Primes[*]}</text:span></text:span></text:p>
          <text:p text:style-name="P144"><text:span text:style-name="Teletype"><text:span text:style-name="T82"/></text:span></text:p>
        </text:list-header>
        <text:list-item>
          <text:p text:style-name="P144"><text:span text:style-name="Teletype"><text:span text:style-name="T82">Emulating a push-down stack</text:span></text:span></text:p>
          <text:list>
            <text:list-header>
              <text:p text:style-name="P157">Example 27-15</text:p>
            </text:list-header>
          </text:list>
          <text:p text:style-name="P144"/>
        </text:list-item>
        <text:list-item>
          <text:p text:style-name="P144">Simulating a two-dimensional array</text:p>
        </text:list-item>
      </text:list>
      <text:list xml:id="list806333102" text:continue-list="list546506454" text:style-name="L68">
        <text:list-header>
          <text:p text:style-name="P261"><text:span text:style-name="Teletype"><text:span text:style-name="T27"><text:s text:c="3"/>Bash supports only one-dimensional arrays, though a little trickery permits simulating multi-dimensional ones.</text:span></text:span></text:p>
        </text:list-header>
      </text:list>
      <text:p text:style-name="P25"/>
      <text:p text:style-name="P25"/>
      <text:h text:style-name="P90" text:outline-level="1">Indirect References</text:h>
      <text:list xml:id="list469760180" text:continue-numbering="true" text:style-name="L68">
        <text:list-header>
          <text:p text:style-name="P278"><text:span text:style-name="Teletype"><text:span text:style-name="T27"/></text:span></text:p>
          <text:p text:style-name="P274"><text:span text:style-name="Teletype"><text:span text:style-name="T27"><text:s text:c="4"/>The actual notation is </text:span></text:span><text:span text:style-name="Teletype"><text:span text:style-name="T25">\$$var</text:span></text:span><text:span text:style-name="Teletype"><text:span text:style-name="T27">, usually preceded by an </text:span></text:span><text:span text:style-name="Teletype"><text:span text:style-name="T27">eval</text:span></text:span><text:span text:style-name="Teletype"><text:span text:style-name="T27"> (and sometimes an </text:span></text:span><text:span text:style-name="Teletype"><text:span text:style-name="T27">echo</text:span></text:span><text:span text:style-name="Teletype"><text:span text:style-name="T27">). This is called an </text:span></text:span><text:span text:style-name="Teletype"><text:span text:style-name="T25">indirect reference</text:span></text:span><text:span text:style-name="Teletype"><text:span text:style-name="T27">.</text:span></text:span></text:p>
          <text:p text:style-name="P274"><text:soft-page-break/><text:span text:style-name="Teletype"><text:span text:style-name="T27"/></text:span></text:p>
          <text:p text:style-name="P274"><text:span text:style-name="Teletype"><text:span text:style-name="T27"><text:s text:c="4"/></text:span></text:span><text:span text:style-name="Teletype"><text:span text:style-name="T25">Indirect referencing </text:span></text:span><text:span text:style-name="Teletype"><text:span text:style-name="T27">in Bash is a multi-step process. </text:span></text:span><text:span text:style-name="Teletype"><text:span text:style-name="T25">First</text:span></text:span><text:span text:style-name="Teletype"><text:span text:style-name="T27">, take the name of a variable: varname. </text:span></text:span><text:span text:style-name="Teletype"><text:span text:style-name="T25">Then</text:span></text:span><text:span text:style-name="Teletype"><text:span text:style-name="T27">, reference it: $varname. </text:span></text:span><text:span text:style-name="Teletype"><text:span text:style-name="T25">Then</text:span></text:span><text:span text:style-name="Teletype"><text:span text:style-name="T27">, reference the reference: $$varname. </text:span></text:span><text:span text:style-name="Teletype"><text:span text:style-name="T25">Then</text:span></text:span><text:span text:style-name="Teletype"><text:span text:style-name="T27">, escape the first $: \$$varname.</text:span></text:span><text:span text:style-name="Teletype"><text:span text:style-name="T25"> Finally</text:span></text:span><text:span text:style-name="Teletype"><text:span text:style-name="T27">, force a </text:span></text:span><text:span text:style-name="Teletype"><text:span text:style-name="T25">reevaluation</text:span></text:span><text:span text:style-name="Teletype"><text:span text:style-name="T27"> of the expression and assign it: </text:span></text:span><text:span text:style-name="Teletype"><text:span text:style-name="T25">eval newvar=\$$varname</text:span></text:span><text:span text:style-name="Teletype"><text:span text:style-name="T27">. A more straightforward method is the </text:span></text:span><text:span text:style-name="Teletype"><text:span text:style-name="T25">${!varname}</text:span></text:span><text:span text:style-name="Teletype"><text:span text:style-name="T27"> notation. </text:span></text:span></text:p>
          <text:p text:style-name="P274"><text:span text:style-name="Teletype"><text:span text:style-name="T27"><text:s text:c="4"/>Of what practical use is indirect referencing of variables? It gives Bash a little of the </text:span></text:span><text:span text:style-name="Teletype"><text:span text:style-name="T25">functionality of </text:span></text:span><text:span text:style-name="Teletype"><text:span text:style-name="T25">pointers</text:span></text:span><text:span text:style-name="Teletype"><text:span text:style-name="T25"> in C</text:span></text:span><text:span text:style-name="Teletype"><text:span text:style-name="T27">, for instance, in </text:span></text:span><text:span text:style-name="Teletype"><text:span text:style-name="T27">table lookup</text:span></text:span><text:span text:style-name="Teletype"><text:span text:style-name="T27">. And, it also has some other very interesting applications. . . .</text:span></text:span></text:p>
        </text:list-header>
      </text:list>
      <text:p text:style-name="P81"><text:span text:style-name="Teletype"><text:span text:style-name="T27"/></text:span></text:p>
      <text:list xml:id="list1625447402" text:continue-numbering="true" text:style-name="L68">
        <text:list-header>
          <text:p text:style-name="P274"><text:span text:style-name="Teletype"><text:span text:style-name="T27"><text:s text:c="4"/>Bash does not support pointer arithmetic, and this severely limits the usefulness of indirect referencing. In fact, indirect referencing in a scripting language is, at best, something of an </text:span></text:span><text:span text:style-name="Teletype"><text:span text:style-name="T25">afterthought.</text:span></text:span></text:p>
        </text:list-header>
      </text:list>
      <text:p text:style-name="P25"/>
      <text:p text:style-name="P25"/>
      <text:h text:style-name="P99" text:outline-level="1"><text:span text:style-name="Teletype"><text:span text:style-name="T96">/dev</text:span></text:span><text:span text:style-name="T96"> and </text:span><text:span text:style-name="Teletype"><text:span text:style-name="T96">/proc</text:span></text:span></text:h>
      <text:list xml:id="list1218675512" text:continue-numbering="true" text:style-name="L68">
        <text:list-header>
          <text:p text:style-name="P274"><text:span text:style-name="Teletype"><text:span text:style-name="T27"><text:s text:c="6"/>A Linux or UNIX filesystem typically has the /dev and /proc special-purpose directories.</text:span></text:span></text:p>
        </text:list-header>
      </text:list>
      <text:list xml:id="list1592162578" text:continue-list="list2161855271" text:style-name="WW8Num2">
        <text:list-header>
          <text:p text:style-name="P144"/>
          <text:p text:style-name="P144"/>
        </text:list-header>
        <text:list-item>
          <text:p text:style-name="P144">/dev</text:p>
        </text:list-item>
      </text:list>
      <text:list xml:id="list217194840" text:continue-list="list1218675512" text:style-name="L68">
        <text:list-header>
          <text:p text:style-name="P261"><text:span text:style-name="Teletype"><text:span text:style-name="T27"><text:s text:c="3"/>The /dev directory contains entries for the physical devices that may or may not be present in the hardware. </text:span></text:span><text:span text:style-name="Teletype"><text:span text:style-name="T25">(</text:span></text:span><text:span text:style-name="Teletype"><text:span text:style-name="T27">The entries in /dev provide mount points for physical and virtual devices. These entries use very little drive space. Some devices, such as /dev/null, /dev/zero, and /dev/urandom are virtual. They are not actual physical devices and exist only in software.</text:span></text:span><text:span text:style-name="Teletype"><text:span text:style-name="T25">)</text:span></text:span><text:span text:style-name="Teletype"><text:span text:style-name="T27">Appropriately enough, these are called </text:span></text:span><text:span text:style-name="Teletype"><text:span text:style-name="T25">device files</text:span></text:span><text:span text:style-name="Teletype"><text:span text:style-name="T27">. As an example, the hard drive partitions containing the mounted filesystem(s) have entries in /dev, as </text:span></text:span><text:span text:style-name="Teletype"><text:span text:style-name="T27">df</text:span></text:span><text:span text:style-name="Teletype"><text:span text:style-name="T27"> shows.</text:span></text:span></text:p>
          <text:p text:style-name="P261"><text:span text:style-name="Teletype"><text:span text:style-name="T27"/></text:span></text:p>
        </text:list-header>
        <text:list-item>
          <text:p text:style-name="P261"><text:span text:style-name="Teletype"><text:span text:style-name="T27">The /dev directory contains </text:span></text:span><text:span text:style-name="Teletype"><text:span text:style-name="T25">loopback devices</text:span></text:span><text:span text:style-name="Teletype"><text:span text:style-name="T27">, such as /dev/loop0. A loopback device is a gimmick that allows an ordinary file to be accessed as if it were a </text:span></text:span><text:span text:style-name="Teletype"><text:span text:style-name="T25">block device</text:span></text:span><text:span text:style-name="Teletype"><text:span text:style-name="T27">. This permits </text:span></text:span><text:span text:style-name="Teletype"><text:span text:style-name="T25">mounting an entire filesystem within a single large file.</text:span></text:span><text:span text:style-name="Teletype"><text:span text:style-name="T27"> See </text:span></text:span><text:span text:style-name="Teletype"><text:span text:style-name="T27">Example 17-8</text:span></text:span><text:span text:style-name="Teletype"><text:span text:style-name="T27"> and </text:span></text:span><text:span text:style-name="Teletype"><text:span text:style-name="T27">Example 17-7</text:span></text:span><text:span text:style-name="Teletype"><text:span text:style-name="T27">.</text:span></text:span></text:p>
          <text:p text:style-name="P261"><text:span text:style-name="Teletype"><text:span text:style-name="T27"/></text:span></text:p>
          <text:p text:style-name="P261"><text:span text:style-name="Teletype"><text:span text:style-name="T27"/></text:span></text:p>
        </text:list-item>
        <text:list-item>
          <text:p text:style-name="P261"><text:span text:style-name="Teletype"><text:span text:style-name="T27">A few of the pseudo-devices in /dev have other specialized uses, such as </text:span></text:span><text:span text:style-name="Teletype"><text:span text:style-name="T25">/dev/null</text:span></text:span><text:span text:style-name="Teletype"><text:span text:style-name="T25">, </text:span></text:span><text:span text:style-name="Teletype"><text:span text:style-name="T25">/dev/zero</text:span></text:span><text:span text:style-name="Teletype"><text:span text:style-name="T25">, </text:span></text:span><text:span text:style-name="Teletype"><text:span text:style-name="T25">/dev/urandom</text:span></text:span><text:span text:style-name="Teletype"><text:span text:style-name="T25">, /dev/sda1</text:span></text:span><text:span text:style-name="Teletype"><text:span text:style-name="T27"> (hard drive partition),</text:span></text:span><text:span text:style-name="Teletype"><text:span text:style-name="T25">/dev/udp</text:span></text:span><text:span text:style-name="Teletype"><text:span text:style-name="T27"> (User Datagram Packet port), and</text:span></text:span><text:span text:style-name="Teletype"><text:span text:style-name="T25"> </text:span></text:span><text:span text:style-name="Teletype"><text:span text:style-name="T25">/dev/tcp</text:span></text:span><text:span text:style-name="Teletype"><text:span text:style-name="T27">.</text:span></text:span></text:p>
          <text:p text:style-name="P261"><text:span text:style-name="Teletype"><text:span text:style-name="T27"/></text:span></text:p>
        </text:list-item>
        <text:list-item>
          <text:p text:style-name="P261"><text:soft-page-break/><text:span text:style-name="Teletype"><text:span text:style-name="T25">NOTE:</text:span></text:span><text:span text:style-name="Teletype"><text:span text:style-name="T27"> A </text:span></text:span><text:span text:style-name="Teletype"><text:span text:style-name="T25">block device</text:span></text:span><text:span text:style-name="Teletype"><text:span text:style-name="T27"> reads and/or writes data in chunks, or blocks, in contrast to a </text:span></text:span><text:bookmark text:name="CHARDEVREF"/><text:span text:style-name="Teletype"><text:span text:style-name="T27">character device, which acesses data incharacter units. Examples of block devices are hard drives, CDROM drives, and flash drives. Examples of</text:span></text:span><text:span text:style-name="Teletype"><text:span text:style-name="T25"> character device</text:span></text:span><text:span text:style-name="Teletype"><text:span text:style-name="T27">s are keyboards, modems, sound cards.</text:span></text:span></text:p>
        </text:list-item>
      </text:list>
      <text:list xml:id="list1692195642" text:continue-list="list1592162578" text:style-name="WW8Num2">
        <text:list-header>
          <text:p text:style-name="P144"/>
        </text:list-header>
        <text:list-item>
          <text:p text:style-name="P144">/proc</text:p>
        </text:list-item>
      </text:list>
      <text:list xml:id="list2112933509" text:continue-list="list217194840" text:style-name="L68">
        <text:list-header>
          <text:p text:style-name="P261"><text:span text:style-name="Teletype"><text:span text:style-name="T27"><text:s text:c="3"/>The</text:span></text:span><text:span text:style-name="Teletype"><text:span text:style-name="T25"> /proc</text:span></text:span><text:span text:style-name="Teletype"><text:span text:style-name="T27"> directory is actually a</text:span></text:span><text:span text:style-name="Teletype"><text:span text:style-name="T25"> pseudo-filesystem</text:span></text:span><text:span text:style-name="Teletype"><text:span text:style-name="T27">. The files in /proc mirror currently running system and kernel </text:span></text:span><text:span text:style-name="Teletype"><text:span text:style-name="T27">processes</text:span></text:span><text:span text:style-name="Teletype"><text:span text:style-name="T27"> and contain information and statistics about them.</text:span></text:span></text:p>
        </text:list-header>
        <text:list-item>
          <text:p text:style-name="P261"><text:span text:style-name="Teletype"><text:span text:style-name="T27">Shell scripts may extract data from certain of the files in /proc. Certain system commands, such as</text:span></text:span><text:span text:style-name="Teletype"><text:span text:style-name="T25"> </text:span></text:span><text:span text:style-name="Teletype"><text:span text:style-name="T25">procinfo</text:span></text:span><text:span text:style-name="Teletype"><text:span text:style-name="T25">, </text:span></text:span><text:span text:style-name="Teletype"><text:span text:style-name="T25">free</text:span></text:span><text:span text:style-name="Teletype"><text:span text:style-name="T25">, </text:span></text:span><text:span text:style-name="Teletype"><text:span text:style-name="T25">vmstat</text:span></text:span><text:span text:style-name="Teletype"><text:span text:style-name="T25">, </text:span></text:span><text:span text:style-name="Teletype"><text:span text:style-name="T25">lsdev</text:span></text:span><text:span text:style-name="Teletype"><text:span text:style-name="T25">, </text:span></text:span><text:span text:style-name="Teletype"><text:span text:style-name="T27">and</text:span></text:span><text:span text:style-name="Teletype"><text:span text:style-name="T25"> </text:span></text:span><text:span text:style-name="Teletype"><text:span text:style-name="T25">uptime</text:span></text:span><text:span text:style-name="Teletype"><text:span text:style-name="T25"> </text:span></text:span><text:span text:style-name="Teletype"><text:span text:style-name="T27">do this as well.</text:span></text:span></text:p>
          <text:p text:style-name="P261"><text:span text:style-name="Teletype"><text:span text:style-name="T27"/></text:span></text:p>
        </text:list-item>
        <text:list-item>
          <text:p text:style-name="P261"><text:span text:style-name="Teletype"><text:span text:style-name="T27">The /proc directory contains subdirectories with unusual </text:span></text:span><text:span text:style-name="Teletype"><text:span text:style-name="T25">numerical names</text:span></text:span><text:span text:style-name="Teletype"><text:span text:style-name="T27">. Every one of these names maps to the</text:span></text:span><text:span text:style-name="Teletype"><text:span text:style-name="T25"> </text:span></text:span><text:span text:style-name="Teletype"><text:span text:style-name="T25">process ID</text:span></text:span><text:span text:style-name="Teletype"><text:span text:style-name="T25"> </text:span></text:span><text:span text:style-name="Teletype"><text:span text:style-name="T27">of a currently running process. Within each of these subdirectories, there are a number of files that hold useful information about the corresponding process. The </text:span></text:span><text:span text:style-name="Teletype"><text:span text:style-name="T25">stat </text:span></text:span><text:span text:style-name="Teletype"><text:span text:style-name="T27">and </text:span></text:span><text:span text:style-name="Teletype"><text:span text:style-name="T25">status</text:span></text:span><text:span text:style-name="Teletype"><text:span text:style-name="T27"> </text:span></text:span><text:span text:style-name="Teletype"><text:span text:style-name="T25">files</text:span></text:span><text:span text:style-name="Teletype"><text:span text:style-name="T27"> keep running statistics on the process, the </text:span></text:span><text:span text:style-name="Teletype"><text:span text:style-name="T25">cmdline file</text:span></text:span><text:span text:style-name="Teletype"><text:span text:style-name="T27"> holds the command-line arguments the process was invoked with, and the</text:span></text:span><text:span text:style-name="Teletype"><text:span text:style-name="T25"> exe file</text:span></text:span><text:span text:style-name="Teletype"><text:span text:style-name="T27"> is a symbolic link to the complete path name of the invoking process. There are a few more such files, but these seem to be the most interesting from a scripting standpoint.</text:span></text:span></text:p>
          <text:p text:style-name="P261"><text:span text:style-name="Teletype"><text:span text:style-name="T27"/></text:span></text:p>
        </text:list-item>
        <text:list-item>
          <text:p text:style-name="P261"><text:span text:style-name="Teletype"><text:span text:style-name="T27">In general, </text:span></text:span><text:span text:style-name="Teletype"><text:span text:style-name="T25">it is dangerous to write to the files in /proc,</text:span></text:span><text:span text:style-name="Teletype"><text:span text:style-name="T27"> as this can corrupt the filesystem or crash the machine.</text:span></text:span></text:p>
        </text:list-item>
      </text:list>
      <text:p text:style-name="P25"/>
      <text:p text:style-name="P25"/>
      <text:p text:style-name="P25"/>
      <text:h text:style-name="P90" text:outline-level="1">Network Programming</text:h>
      <text:list xml:id="list1810439388" text:continue-numbering="true" text:style-name="L68">
        <text:list-header>
          <text:p text:style-name="P274"><text:span text:style-name="Teletype"><text:span text:style-name="T27"><text:s text:c="4"/>A Linux system has quite a number of tools for accessing, manipulating, and troubleshooting network connections. We can incorporate some of these tools into scripts -- scripts that expand our knowledge of networking, useful scripts that can facilitate the administration of a network.</text:span></text:span></text:p>
        </text:list-header>
      </text:list>
      <text:list xml:id="list1092680471" text:continue-list="list1692195642" text:style-name="WW8Num2">
        <text:list-header>
          <text:p text:style-name="P157">Example 30-1. Print the server environment</text:p>
          <text:p text:style-name="P157">Example 30-2. IP addresses</text:p>
        </text:list-header>
      </text:list>
      <text:p text:style-name="P35"/>
      <text:p text:style-name="P35"/>
      <text:p text:style-name="P35"/>
      <text:h text:style-name="P90" text:outline-level="1"><text:soft-page-break/> Of Zeros and Nulls</text:h>
      <text:p text:style-name="P35"/>
      <text:p text:style-name="P35"/>
      <text:list xml:id="list1269177658" text:continue-numbering="true" text:style-name="WW8Num2">
        <text:list-item>
          <text:p text:style-name="P144">/dev/null</text:p>
        </text:list-item>
      </text:list>
      <text:list xml:id="list1956279437" text:continue-list="list1810439388" text:style-name="L68">
        <text:list-header>
          <text:p text:style-name="P261"><text:span text:style-name="Teletype"><text:span text:style-name="T27"><text:s text:c="3"/>Think of /dev/null as a </text:span></text:span><text:span text:style-name="Teletype"><text:span text:style-name="T25">black hole</text:span></text:span><text:span text:style-name="Teletype"><text:span text:style-name="T27">. It is essentially the equivalent of a </text:span></text:span><text:span text:style-name="Teletype"><text:span text:style-name="T25">write-only file.</text:span></text:span><text:span text:style-name="Teletype"><text:span text:style-name="T27"> Everything written to it disappears. Attempts to read or output from it result in nothing. All the same, </text:span></text:span><text:span text:style-name="Teletype"><text:span text:style-name="T25">/dev/null</text:span></text:span><text:span text:style-name="Teletype"><text:span text:style-name="T27"> can be quite useful from both the command-line and in scripts.</text:span></text:span></text:p>
        </text:list-header>
      </text:list>
      <text:list xml:id="list1079243592" text:style-name="L69">
        <text:list-item>
          <text:p text:style-name="P130"><text:span text:style-name="Teletype"><text:span text:style-name="T25">Suppressing output </text:span></text:span></text:p>
        </text:list-item>
        <text:list-item>
          <text:p text:style-name="P130"><text:span text:style-name="Teletype"><text:span text:style-name="T25">Deleting contents of a file</text:span></text:span><text:span text:style-name="Teletype"><text:span text:style-name="T27">, but preserving the file itself, with all attendant permissions.</text:span></text:span></text:p>
        </text:list-item>
      </text:list>
      <text:list xml:id="list404966640" text:continue-list="list1269177658" text:style-name="WW8Num2">
        <text:list-header>
          <text:p text:style-name="P230"><text:span text:style-name="Teletype"><text:span text:style-name="T25">cat /dev/null &gt; /var/log/messages</text:span></text:span></text:p>
          <text:p text:style-name="P230"><text:span text:style-name="Teletype"><text:span text:style-name="T25"># <text:s/>: &gt; /var/log/messages </text:span></text:span><text:span text:style-name="Teletype"><text:span text:style-name="T27"><text:s text:c="2"/>has same effect, but does not spawn a new process.</text:span></text:span></text:p>
          <text:p text:style-name="P230"><text:span text:style-name="Teletype"><text:span text:style-name="T27"/></text:span></text:p>
          <text:p text:style-name="P230"><text:span text:style-name="Teletype"><text:span text:style-name="T25">ln -s /dev/null ~/.netscape/cookies</text:span></text:span></text:p>
          <text:p text:style-name="P230"><text:span text:style-name="Teletype"><text:span text:style-name="T27"># All cookies now get sent to a black hole, rather than saved to disk.</text:span></text:span></text:p>
          <text:p text:style-name="P144"/>
        </text:list-header>
        <text:list-item>
          <text:p text:style-name="P144">/dev/zero</text:p>
        </text:list-item>
      </text:list>
      <text:list xml:id="list1903210031" text:continue-list="list1956279437" text:style-name="L68">
        <text:list-header>
          <text:p text:style-name="P261"><text:span text:style-name="Teletype"><text:span text:style-name="T27"><text:s text:c="4"/>Like /dev/null, /dev/zero is a </text:span></text:span><text:span text:style-name="Teletype"><text:span text:style-name="T25">pseudo-device file</text:span></text:span><text:span text:style-name="Teletype"><text:span text:style-name="T27">, but it actually </text:span></text:span><text:span text:style-name="Teletype"><text:span text:style-name="T25">produces a stream of nulls</text:span></text:span><text:span text:style-name="Teletype"><text:span text:style-name="T27"> (</text:span></text:span><text:span text:style-name="Teletype"><text:span text:style-name="T25">binary zeros, not the </text:span></text:span><text:span text:style-name="Teletype"><text:span text:style-name="T25">ASCII</text:span></text:span><text:span text:style-name="Teletype"><text:span text:style-name="T25"> kind</text:span></text:span><text:span text:style-name="Teletype"><text:span text:style-name="T27">). Output written to /dev/zero disappears, and it is fairly difficult to actually read the nulls emitted there, though it can be done with</text:span></text:span><text:span text:style-name="Teletype"><text:span text:style-name="T25"> </text:span></text:span><text:span text:style-name="Teletype"><text:span text:style-name="T25">od</text:span></text:span><text:span text:style-name="Teletype"><text:span text:style-name="T25"> </text:span></text:span><text:span text:style-name="Teletype"><text:span text:style-name="T27">or a </text:span></text:span><text:span text:style-name="Teletype"><text:span text:style-name="T25">hex editor</text:span></text:span><text:span text:style-name="Teletype"><text:span text:style-name="T27">. </text:span></text:span><text:bookmark text:name="SWAPFILEREF"/><text:span text:style-name="Teletype"><text:span text:style-name="T27">The </text:span></text:span><text:span text:style-name="Teletype"><text:span text:style-name="T25">chief use</text:span></text:span><text:span text:style-name="Teletype"><text:span text:style-name="T27"> of /dev/zero is </text:span></text:span><text:span text:style-name="Teletype"><text:span text:style-name="T25">creating an initialized dummy file of predetermined length intended as a temporary swap file.</text:span></text:span></text:p>
        </text:list-header>
      </text:list>
      <text:p text:style-name="P25"/>
      <text:p text:style-name="P25"/>
      <text:p text:style-name="P25"/>
      <text:h text:style-name="P90" text:outline-level="1">Debugging</text:h>
      <text:list xml:id="list593474566" text:continue-numbering="true" text:style-name="L68">
        <text:list-header>
          <text:p text:style-name="P274"><text:span text:style-name="Teletype"><text:span text:style-name="T27"><text:s text:c="4"/>The Bash shell contains no built-in debugger, and only bare-bones debugging-specific </text:span></text:span><text:span text:style-name="Teletype"><text:span text:style-name="T27">commands and constructs. Syntax errors or outright typos in the script generate cryptic error messages that are often of no help in debugging a non-functional script.</text:span></text:span></text:p>
        </text:list-header>
      </text:list>
      <text:p text:style-name="P25"/>
      <text:list xml:id="list948956885" text:continue-list="list404966640" text:style-name="WW8Num2">
        <text:list-item>
          <text:p text:style-name="P144">Tools for debugging</text:p>
        </text:list-item>
      </text:list>
      <text:list xml:id="list283902907" text:continue-list="list593474566" text:style-name="L68">
        <text:list-header>
          <text:p text:style-name="P218"><text:soft-page-break/><text:span text:style-name="Teletype"><text:span text:style-name="T53">Tools for debugging </text:span></text:span><text:span text:style-name="Teletype"><text:span text:style-name="T48">non-working scripts include</text:span></text:span></text:p>
        </text:list-header>
      </text:list>
      <text:list xml:id="list973354332" text:style-name="L70">
        <text:list-item>
          <text:p text:style-name="P131"><text:span text:style-name="Teletype"><text:span text:style-name="T53">Inserting </text:span></text:span><text:span text:style-name="Teletype"><text:span text:style-name="T53">echo</text:span></text:span><text:span text:style-name="Teletype"><text:span text:style-name="T53"> statements</text:span></text:span><text:span text:style-name="Teletype"><text:span text:style-name="T48"> at critical points in the script to trace the variables, and </text:span></text:span><text:span text:style-name="Teletype"><text:span text:style-name="T27">otherwise give a snapshot of what is going on.</text:span></text:span></text:p>
          <text:p text:style-name="P131"><text:span text:style-name="Teletype"><text:span text:style-name="T48">Even better is an echo that echoes only when debug is on.</text:span></text:span></text:p>
        </text:list-item>
      </text:list>
      <text:list xml:id="list557693405" text:continue-list="list948956885" text:style-name="WW8Num2">
        <text:list-header>
          <text:p text:style-name="P230"><text:span text:style-name="Teletype"><text:span text:style-name="T27">debecho () {</text:span></text:span></text:p>
          <text:p text:style-name="P230"><text:span text:style-name="Teletype"><text:span text:style-name="T27"><text:s text:c="2"/>if [ ! -z "$DEBUG" ]; then</text:span></text:span></text:p>
          <text:p text:style-name="P230"><text:span text:style-name="Teletype"><text:span text:style-name="T27"><text:s text:c="5"/>echo "$1" &gt;&amp;2</text:span></text:span></text:p>
          <text:p text:style-name="P230"><text:span text:style-name="Teletype"><text:span text:style-name="T27"><text:s text:c="5"/># <text:s text:c="9"/>to stderr</text:span></text:span></text:p>
          <text:p text:style-name="P230"><text:span text:style-name="Teletype"><text:span text:style-name="T27"><text:s text:c="2"/>fi</text:span></text:span></text:p>
          <text:p text:style-name="P230"><text:span text:style-name="Teletype"><text:span text:style-name="T27">}</text:span></text:span></text:p>
        </text:list-header>
      </text:list>
      <text:list xml:id="list1149685679" text:continue-list="list973354332" text:style-name="L70">
        <text:list-header>
          <text:p text:style-name="P131"><text:span text:style-name="Teletype"><text:span text:style-name="T53"/></text:span></text:p>
        </text:list-header>
        <text:list-item>
          <text:p text:style-name="P131"><text:span text:style-name="Teletype"><text:span text:style-name="T27">Using the </text:span></text:span><text:span text:style-name="Teletype"><text:span text:style-name="T25">tee</text:span></text:span><text:span text:style-name="Teletype"><text:span text:style-name="T25"> </text:span></text:span><text:span text:style-name="Teletype"><text:span text:style-name="T27">filter to check processes or data flows at critical points.</text:span></text:span></text:p>
          <text:p text:style-name="P131"><text:span text:style-name="Teletype"><text:span text:style-name="T25"/></text:span></text:p>
        </text:list-item>
        <text:list-item>
          <text:p text:style-name="P131"><text:span text:style-name="Teletype"><text:span text:style-name="T27">Setting option flags </text:span></text:span><text:span text:style-name="Teletype"><text:span text:style-name="T25">-n -v -x</text:span></text:span></text:p>
        </text:list-item>
      </text:list>
      <text:list xml:id="list2022089438" text:style-name="L71">
        <text:list-item>
          <text:p text:style-name="P280"><text:span text:style-name="Teletype"><text:span text:style-name="T25">sh -n scriptname</text:span></text:span><text:span text:style-name="Teletype"><text:span text:style-name="T27"> checks for syntax errors without actually running the script. This is the equivalent of inserting</text:span></text:span><text:span text:style-name="Teletype"><text:span text:style-name="T25"> set -n </text:span></text:span><text:span text:style-name="Teletype"><text:span text:style-name="T27">or </text:span></text:span><text:span text:style-name="Teletype"><text:span text:style-name="T25">set -o noexec</text:span></text:span><text:span text:style-name="Teletype"><text:span text:style-name="T27"> into the script. Note that certain types of syntax errors can slip past this check.</text:span></text:span></text:p>
        </text:list-item>
        <text:list-item>
          <text:p text:style-name="P280"><text:span text:style-name="Teletype"><text:span text:style-name="T25">sh -v scriptname </text:span></text:span><text:span text:style-name="Teletype"><text:span text:style-name="T27">echoes each command before executing it. This is the equivalent of inserting</text:span></text:span><text:span text:style-name="Teletype"><text:span text:style-name="T25"> set -v</text:span></text:span><text:span text:style-name="Teletype"><text:span text:style-name="T27"> or </text:span></text:span><text:span text:style-name="Teletype"><text:span text:style-name="T25">set -o verbose </text:span></text:span><text:span text:style-name="Teletype"><text:span text:style-name="T27">in the script.</text:span></text:span></text:p>
        </text:list-item>
        <text:list-item>
          <text:p text:style-name="P280"><text:span text:style-name="Teletype"><text:span text:style-name="T27">The -n and -v flags work well together.</text:span></text:span><text:span text:style-name="Teletype"><text:span text:style-name="T25"> sh -nv scriptname </text:span></text:span><text:span text:style-name="Teletype"><text:span text:style-name="T27">gives a verbose syntax check.</text:span></text:span></text:p>
        </text:list-item>
        <text:list-item>
          <text:p text:style-name="P280"><text:span text:style-name="Teletype"><text:span text:style-name="T25">sh -x scriptname</text:span></text:span><text:span text:style-name="Teletype"><text:span text:style-name="T27"> echoes the result each command, but in an abbreviated manner. This is the equivalent of inserting </text:span></text:span><text:span text:style-name="Teletype"><text:span text:style-name="T25">set -x </text:span></text:span><text:span text:style-name="Teletype"><text:span text:style-name="T27">or</text:span></text:span><text:span text:style-name="Teletype"><text:span text:style-name="T25"> set -o xtrace</text:span></text:span><text:span text:style-name="Teletype"><text:span text:style-name="T27"> in the script.</text:span></text:span></text:p>
        </text:list-item>
        <text:list-item>
          <text:p text:style-name="P280"><text:bookmark text:name="UNDVARERR"/><text:span text:style-name="Teletype"><text:span text:style-name="T27">Inserting</text:span></text:span><text:span text:style-name="Teletype"><text:span text:style-name="T25"> set -u </text:span></text:span><text:span text:style-name="Teletype"><text:span text:style-name="T27">or </text:span></text:span><text:span text:style-name="Teletype"><text:span text:style-name="T25">set -o nounset</text:span></text:span><text:span text:style-name="Teletype"><text:span text:style-name="T27"> in the script runs it, but gives an unbound variable error message and aborts the script.</text:span></text:span></text:p>
        </text:list-item>
      </text:list>
      <text:list xml:id="list308762218" text:continue-list="list1149685679" text:style-name="L70">
        <text:list-header>
          <text:p text:style-name="P131"><text:span text:style-name="Teletype"><text:span text:style-name="T27"/></text:span></text:p>
        </text:list-header>
        <text:list-item>
          <text:p text:style-name="P131"><text:span text:style-name="Teletype"><text:span text:style-name="T27">Using an </text:span></text:span><text:span text:style-name="Teletype"><text:span text:style-name="T25">"assert" function</text:span></text:span><text:span text:style-name="Teletype"><text:span text:style-name="T27"> to test a variable or condition at critical points in a script. (This is an idea borrowed from C.)</text:span></text:span></text:p>
        </text:list-item>
      </text:list>
      <text:list xml:id="list1788656420" text:continue-list="list557693405" text:style-name="WW8Num2">
        <text:list-header>
          <text:p text:style-name="P230"><text:span text:style-name="Teletype"><text:span text:style-name="T27">#!/bin/bash</text:span></text:span></text:p>
          <text:p text:style-name="P230"><text:span text:style-name="Teletype"><text:span text:style-name="T27"># assert.sh</text:span></text:span></text:p>
          <text:p text:style-name="P230"><text:span text:style-name="Teletype"><text:span text:style-name="T27">############################################################</text:span></text:span></text:p>
          <text:p text:style-name="P230"><text:span text:style-name="Teletype"><text:span text:style-name="T27">assert () <text:s text:c="16"/># <text:s/>If condition false,</text:span></text:span></text:p>
          <text:p text:style-name="P230"><text:span text:style-name="Teletype"><text:span text:style-name="T27">{ <text:s text:c="24"/>#+ exit from script</text:span></text:span></text:p>
          <text:p text:style-name="P230"><text:span text:style-name="Teletype"><text:span text:style-name="T27"><text:s text:c="26"/>#+ with appropriate error message.</text:span></text:span></text:p>
          <text:p text:style-name="P230"><text:span text:style-name="Teletype"><text:span text:style-name="T27"><text:s text:c="2"/>E_PARAM_ERR=98</text:span></text:span></text:p>
          <text:p text:style-name="P230"><text:span text:style-name="Teletype"><text:span text:style-name="T27"><text:s text:c="2"/>E_ASSERT_FAILED=99</text:span></text:span></text:p>
          <text:p text:style-name="P230"><text:span text:style-name="Teletype"><text:span text:style-name="T27"/></text:span></text:p>
          <text:p text:style-name="P230"><text:span text:style-name="Teletype"><text:span text:style-name="T27"/></text:span></text:p>
          <text:p text:style-name="P230"><text:span text:style-name="Teletype"><text:span text:style-name="T27"><text:s text:c="2"/>if [ -z "$2" ] <text:s text:c="9"/># <text:s/>Not enough parameters passed</text:span></text:span></text:p>
          <text:p text:style-name="P230"><text:soft-page-break/><text:span text:style-name="Teletype"><text:span text:style-name="T27"><text:s text:c="2"/>then <text:s text:c="19"/>#+ to assert() function.</text:span></text:span></text:p>
          <text:p text:style-name="P230"><text:span text:style-name="Teletype"><text:span text:style-name="T27"><text:s text:c="4"/>return $E_PARAM_ERR <text:s text:c="2"/># <text:s/>No damage done.</text:span></text:span></text:p>
          <text:p text:style-name="P230"><text:span text:style-name="Teletype"><text:span text:style-name="T27"><text:s text:c="2"/>fi</text:span></text:span></text:p>
          <text:p text:style-name="P230"><text:span text:style-name="Teletype"><text:span text:style-name="T27"/></text:span></text:p>
          <text:p text:style-name="P230"><text:span text:style-name="Teletype"><text:span text:style-name="T27"><text:s text:c="2"/>lineno=$2</text:span></text:span></text:p>
          <text:p text:style-name="P230"><text:span text:style-name="Teletype"><text:span text:style-name="T27"/></text:span></text:p>
          <text:p text:style-name="P230"><text:span text:style-name="Teletype"><text:span text:style-name="T27"><text:s text:c="2"/>if [ ! $1 ] </text:span></text:span></text:p>
          <text:p text:style-name="P230"><text:span text:style-name="Teletype"><text:span text:style-name="T27"><text:s text:c="2"/>then</text:span></text:span></text:p>
          <text:p text:style-name="P230"><text:span text:style-name="Teletype"><text:span text:style-name="T27"><text:s text:c="4"/>echo "Assertion failed: <text:s/>\"$1\""</text:span></text:span></text:p>
          <text:p text:style-name="P230"><text:span text:style-name="Teletype"><text:span text:style-name="T27"><text:s text:c="4"/>echo "File \"$0\", line $lineno" <text:s text:c="3"/># Give name of file and line number.</text:span></text:span></text:p>
          <text:p text:style-name="P230"><text:span text:style-name="Teletype"><text:span text:style-name="T27"><text:s text:c="4"/>exit $E_ASSERT_FAILED</text:span></text:span></text:p>
          <text:p text:style-name="P230"><text:span text:style-name="Teletype"><text:span text:style-name="T27"><text:s text:c="2"/># else</text:span></text:span></text:p>
          <text:p text:style-name="P230"><text:span text:style-name="Teletype"><text:span text:style-name="T27"><text:s text:c="2"/># <text:s text:c="2"/>return</text:span></text:span></text:p>
          <text:p text:style-name="P230"><text:span text:style-name="Teletype"><text:span text:style-name="T27"><text:s text:c="2"/># <text:s text:c="2"/>and continue executing the script.</text:span></text:span></text:p>
          <text:p text:style-name="P230"><text:span text:style-name="Teletype"><text:span text:style-name="T27"><text:s text:c="2"/>fi <text:s/></text:span></text:span></text:p>
          <text:p text:style-name="P230"><text:span text:style-name="Teletype"><text:span text:style-name="T27">} # Insert a similar assert() function into a script you need to debug. <text:s text:c="3"/></text:span></text:span></text:p>
          <text:p text:style-name="P230"><text:span text:style-name="Teletype"><text:span text:style-name="T27">############################################################</text:span></text:span></text:p>
          <text:p text:style-name="P230"><text:span text:style-name="Teletype"><text:span text:style-name="T27">a=5</text:span></text:span></text:p>
          <text:p text:style-name="P230"><text:span text:style-name="Teletype"><text:span text:style-name="T27">b=4</text:span></text:span></text:p>
          <text:p text:style-name="P230"><text:span text:style-name="Teletype"><text:span text:style-name="T27">condition="$a -lt $b" <text:s text:c="4"/># <text:s/>Error message and exit from script.</text:span></text:span></text:p>
          <text:p text:style-name="P230"><text:span text:style-name="Teletype"><text:span text:style-name="T27"><text:s text:c="26"/># <text:s/>Try setting "condition" to something else</text:span></text:span></text:p>
          <text:p text:style-name="P230"><text:span text:style-name="Teletype"><text:span text:style-name="T27"><text:s text:c="26"/>#+ and see what happens.</text:span></text:span></text:p>
          <text:p text:style-name="P230"><text:span text:style-name="Teletype"><text:span text:style-name="T27"/></text:span></text:p>
          <text:p text:style-name="P230"><text:span text:style-name="Teletype"><text:span text:style-name="T27">assert "$condition" $LINENO</text:span></text:span></text:p>
          <text:p text:style-name="P230"><text:span text:style-name="Teletype"><text:span text:style-name="T27"># The remainder of the script executes only if the "assert" does not fail.</text:span></text:span></text:p>
          <text:p text:style-name="P230"><text:span text:style-name="Teletype"><text:span text:style-name="T27"/></text:span></text:p>
          <text:p text:style-name="P230"><text:span text:style-name="Teletype"><text:span text:style-name="T27"># Some commands.</text:span></text:span></text:p>
          <text:p text:style-name="P230"><text:span text:style-name="Teletype"><text:span text:style-name="T27"># Some more commands . . .</text:span></text:span></text:p>
          <text:p text:style-name="P230"><text:span text:style-name="Teletype"><text:span text:style-name="T27">echo "This statement echoes only if the \"assert\" does not fail."</text:span></text:span></text:p>
          <text:p text:style-name="P230"><text:span text:style-name="Teletype"><text:span text:style-name="T27"># . . .</text:span></text:span></text:p>
          <text:p text:style-name="P230"><text:span text:style-name="Teletype"><text:span text:style-name="T27"># More commands . . .</text:span></text:span></text:p>
          <text:p text:style-name="P230"><text:span text:style-name="Teletype"><text:span text:style-name="T27"/></text:span></text:p>
          <text:p text:style-name="P230"><text:span text:style-name="Teletype"><text:span text:style-name="T27">exit $?</text:span></text:span></text:p>
        </text:list-header>
      </text:list>
      <text:list xml:id="list653086228" text:continue-list="list308762218" text:style-name="L70">
        <text:list-header>
          <text:p text:style-name="P131"><text:span text:style-name="Teletype"><text:span text:style-name="T27"/></text:span></text:p>
        </text:list-header>
        <text:list-item>
          <text:p text:style-name="P131"><text:span text:style-name="Teletype"><text:span text:style-name="T27">Using the </text:span></text:span><text:span text:style-name="Teletype"><text:span text:style-name="T25">$LINENO</text:span></text:span><text:span text:style-name="Teletype"><text:span text:style-name="T25"> </text:span></text:span><text:span text:style-name="Teletype"><text:span text:style-name="T27">variable and the </text:span></text:span><text:span text:style-name="Teletype"><text:span text:style-name="T25">caller</text:span></text:span><text:span text:style-name="Teletype"><text:span text:style-name="T25"> </text:span></text:span><text:span text:style-name="Teletype"><text:span text:style-name="T27">builtin.</text:span></text:span></text:p>
          <text:p text:style-name="P131"><text:span text:style-name="Teletype"><text:span text:style-name="T27"/></text:span></text:p>
        </text:list-item>
        <text:list-item>
          <text:p text:style-name="P131"><text:span text:style-name="Teletype"><text:span text:style-name="T25">Trapping at exit.</text:span></text:span></text:p>
          <text:p text:style-name="P131"><text:span text:style-name="Teletype"><text:span text:style-name="T27"><text:s text:c="3"/>The </text:span></text:span><text:span text:style-name="Teletype"><text:span text:style-name="T27">exit</text:span></text:span><text:span text:style-name="Teletype"><text:span text:style-name="T27"> command in a script triggers a signal 0, terminating the process, that is, the script itself. It is often useful to</text:span></text:span><text:span text:style-name="Teletype"><text:span text:style-name="T25"> trap the exit</text:span></text:span><text:span text:style-name="Teletype"><text:span text:style-name="T27">, forcing a "printout" of variables, for example. </text:span></text:span><text:span text:style-name="Teletype"><text:span text:style-name="T25">The trap must be the first command in the script.</text:span></text:span></text:p>
        </text:list-item>
      </text:list>
      <text:p text:style-name="P25"/>
      <text:list xml:id="list834413347" text:continue-list="list1788656420" text:style-name="WW8Num2">
        <text:list-item>
          <text:p text:style-name="P144"><text:soft-page-break/>Trapping signals</text:p>
        </text:list-item>
      </text:list>
      <text:list xml:id="list762277740" text:style-name="L72">
        <text:list-item>
          <text:p text:style-name="P147">trap</text:p>
        </text:list-item>
      </text:list>
      <text:list xml:id="list1075272049" text:continue-list="list283902907" text:style-name="L68">
        <text:list-header>
          <text:p text:style-name="P218"><text:span text:style-name="Teletype"><text:span text:style-name="T48">Specifies an action on receipt of a signal; also useful for debugging.</text:span></text:span></text:p>
          <text:p text:style-name="P218"><text:span text:style-name="Teletype"><text:span text:style-name="T48"/></text:span></text:p>
          <text:p text:style-name="P218"><text:span text:style-name="Teletype"><text:span text:style-name="T53">NOTE: A signal is a message sent to a process</text:span></text:span><text:span text:style-name="Teletype"><text:span text:style-name="T48">, either by the kernel or another process, telling it to take some specified action (usually to</text:span></text:span><text:span text:style-name="Teletype"><text:span text:style-name="T53"> terminate</text:span></text:span><text:span text:style-name="Teletype"><text:span text:style-name="T48">). For example, hitting a </text:span></text:span><text:span text:style-name="Teletype"><text:span text:style-name="T53">Control-C</text:span></text:span><text:span text:style-name="Teletype"><text:span text:style-name="T53"> </text:span></text:span><text:span text:style-name="Teletype"><text:span text:style-name="T48">sends a user interrupt, an INT signal, to a running program.</text:span></text:span></text:p>
          <text:p text:style-name="P218"><text:span text:style-name="Teletype"><text:span text:style-name="T48"/></text:span></text:p>
          <text:p text:style-name="P218"><text:span text:style-name="Teletype"><text:span text:style-name="T53">A simple instance:</text:span></text:span></text:p>
        </text:list-header>
      </text:list>
      <text:list xml:id="list1213025505" text:continue-list="list834413347" text:style-name="WW8Num2">
        <text:list-header>
          <text:p text:style-name="P223"><text:span text:style-name="Teletype"><text:span text:style-name="T27">trap '' 2</text:span></text:span></text:p>
          <text:p text:style-name="P223"><text:span text:style-name="Teletype"><text:span text:style-name="T27"># Ignore interrupt 2 (Control-C), with no action specified. </text:span></text:span></text:p>
          <text:p text:style-name="P223"><text:span text:style-name="Teletype"><text:span text:style-name="T27"/></text:span></text:p>
          <text:p text:style-name="P223"><text:span text:style-name="Teletype"><text:span text:style-name="T27">trap 'echo "Control-C disabled."' 2</text:span></text:span></text:p>
          <text:p text:style-name="P223"><text:span text:style-name="Teletype"><text:span text:style-name="T27"># Message when Control-C pressed.</text:span></text:span></text:p>
        </text:list-header>
      </text:list>
      <text:list xml:id="list1620576030" text:continue-list="list1075272049" text:style-name="L68">
        <text:list-header>
          <text:p text:style-name="P218"><text:span text:style-name="Teletype"><text:span text:style-name="T53"/></text:span></text:p>
          <text:p text:style-name="P218"><text:span text:style-name="Teletype"><text:span text:style-name="T53">Trapping at exit</text:span></text:span></text:p>
        </text:list-header>
      </text:list>
      <text:list xml:id="list2117782228" text:continue-list="list1213025505" text:style-name="WW8Num2">
        <text:list-header>
          <text:p text:style-name="P223"><text:span text:style-name="Teletype"><text:span text:style-name="T27">#!/bin/bash</text:span></text:span></text:p>
          <text:p text:style-name="P223"><text:span text:style-name="Teletype"><text:span text:style-name="T27"># Hunting variables with a trap.</text:span></text:span></text:p>
          <text:p text:style-name="P223"><text:span text:style-name="Teletype"><text:span text:style-name="T27"/></text:span></text:p>
          <text:p text:style-name="P223"><text:span text:style-name="Teletype"><text:span text:style-name="T25">trap 'echo Variable Listing --- a = $a <text:s/>b = $b' EXIT</text:span></text:span></text:p>
          <text:p text:style-name="P223"><text:span text:style-name="Teletype"><text:span text:style-name="T27"># <text:s/>EXIT is the name of the signal generated upon exit from a script.</text:span></text:span></text:p>
          <text:p text:style-name="P223"><text:span text:style-name="Teletype"><text:span text:style-name="T27">#</text:span></text:span></text:p>
          <text:p text:style-name="P223"><text:span text:style-name="Teletype"><text:span text:style-name="T27"># <text:s/>The command specified by the "trap" doesn't execute until</text:span></text:span></text:p>
          <text:p text:style-name="P223"><text:span text:style-name="Teletype"><text:span text:style-name="T27">#+ the appropriate signal is sent.</text:span></text:span></text:p>
          <text:p text:style-name="P223"><text:span text:style-name="Teletype"><text:span text:style-name="T27"/></text:span></text:p>
          <text:p text:style-name="P223"><text:span text:style-name="Teletype"><text:span text:style-name="T27">echo "This prints before the \"trap\" --"</text:span></text:span></text:p>
          <text:p text:style-name="P223"><text:span text:style-name="Teletype"><text:span text:style-name="T27">echo "even though the script sees the \"trap\" first."</text:span></text:span></text:p>
          <text:p text:style-name="P223"><text:span text:style-name="Teletype"><text:span text:style-name="T27">echo</text:span></text:span></text:p>
          <text:p text:style-name="P223"><text:span text:style-name="Teletype"><text:span text:style-name="T27"/></text:span></text:p>
          <text:p text:style-name="P223"><text:span text:style-name="Teletype"><text:span text:style-name="T27">a=39</text:span></text:span></text:p>
          <text:p text:style-name="P223"><text:span text:style-name="Teletype"><text:span text:style-name="T27"/></text:span></text:p>
          <text:p text:style-name="P223"><text:span text:style-name="Teletype"><text:span text:style-name="T27">b=36</text:span></text:span></text:p>
          <text:p text:style-name="P223"><text:span text:style-name="Teletype"><text:span text:style-name="T27"/></text:span></text:p>
          <text:p text:style-name="P223"><text:span text:style-name="Teletype"><text:span text:style-name="T27">exit 0</text:span></text:span></text:p>
          <text:p text:style-name="P223"><text:span text:style-name="Teletype"><text:span text:style-name="T27"># <text:s/>Note that commenting out the 'exit' command makes no difference,</text:span></text:span></text:p>
          <text:p text:style-name="P223"><text:span text:style-name="Teletype"><text:span text:style-name="T27">#+ since the script exits in any case after running out of commands.</text:span></text:span></text:p>
        </text:list-header>
      </text:list>
      <text:list xml:id="list1727408354" text:continue-list="list1620576030" text:style-name="L68">
        <text:list-header>
          <text:p text:style-name="P218"><text:span text:style-name="Teletype"><text:span text:style-name="T53"/></text:span></text:p>
          <text:p text:style-name="P218"><text:span text:style-name="Teletype"><text:span text:style-name="T53">A Simple Implementation of a Progress Bar</text:span></text:span></text:p>
        </text:list-header>
      </text:list>
      <text:list xml:id="list1146227556" text:continue-list="list2117782228" text:style-name="WW8Num2">
        <text:list-header>
          <text:p text:style-name="P223"><text:span text:style-name="Teletype"><text:span text:style-name="T27">#! /bin/bash</text:span></text:span></text:p>
          <text:p text:style-name="P223"><text:span text:style-name="Teletype"><text:span text:style-name="T27"># Invoke this script with bash. It doesn't work with sh.</text:span></text:span></text:p>
          <text:p text:style-name="P223"><text:span text:style-name="Teletype"><text:span text:style-name="T27">interval=1</text:span></text:span></text:p>
          <text:p text:style-name="P223"><text:soft-page-break/><text:span text:style-name="Teletype"><text:span text:style-name="T27">long_interval=10</text:span></text:span></text:p>
          <text:p text:style-name="P223"><text:span text:style-name="Teletype"><text:span text:style-name="T27"/></text:span></text:p>
          <text:p text:style-name="P223"><text:span text:style-name="Teletype"><text:span text:style-name="T27">{</text:span></text:span></text:p>
          <text:p text:style-name="P223"><text:span text:style-name="Teletype"><text:span text:style-name="T27"><text:s text:c="4"/></text:span></text:span><text:span text:style-name="Teletype"><text:span text:style-name="T25"><text:s/>trap "exit" SIGUSR1</text:span></text:span></text:p>
          <text:p text:style-name="P223"><text:span text:style-name="Teletype"><text:span text:style-name="T27"><text:s text:c="5"/>sleep $interval; sleep $interval</text:span></text:span></text:p>
          <text:p text:style-name="P223"><text:span text:style-name="Teletype"><text:span text:style-name="T27"><text:s text:c="5"/>while true</text:span></text:span></text:p>
          <text:p text:style-name="P223"><text:span text:style-name="Teletype"><text:span text:style-name="T27"><text:s text:c="5"/>do</text:span></text:span></text:p>
          <text:p text:style-name="P223"><text:span text:style-name="Teletype"><text:span text:style-name="T27"><text:s text:c="7"/>echo -n '.' <text:s text:c="4"/># Use dots.</text:span></text:span></text:p>
          <text:p text:style-name="P223"><text:span text:style-name="Teletype"><text:span text:style-name="T27"><text:s text:c="7"/>sleep $interval</text:span></text:span></text:p>
          <text:p text:style-name="P223"><text:span text:style-name="Teletype"><text:span text:style-name="T27"><text:s text:c="5"/>done; } &amp; <text:s text:c="8"/># Start a progress bar as a background process.</text:span></text:span></text:p>
          <text:p text:style-name="P223"><text:span text:style-name="Teletype"><text:span text:style-name="T27"/></text:span></text:p>
          <text:p text:style-name="P223"><text:span text:style-name="Teletype"><text:span text:style-name="T25">pid=$!</text:span></text:span></text:p>
          <text:p text:style-name="P223"><text:span text:style-name="Teletype"><text:span text:style-name="T25">trap "echo !; kill -USR1 $pid; wait $pid" <text:s/>EXIT <text:s text:c="7"/></text:span></text:span><text:span text:style-name="Teletype"><text:span text:style-name="T27"># To handle ^C.</text:span></text:span></text:p>
          <text:p text:style-name="P223"><text:span text:style-name="Teletype"><text:span text:style-name="T27"/></text:span></text:p>
          <text:p text:style-name="P223"><text:span text:style-name="Teletype"><text:span text:style-name="T27">echo -n 'Long-running process '</text:span></text:span></text:p>
          <text:p text:style-name="P223"><text:span text:style-name="Teletype"><text:span text:style-name="T27">sleep $long_interval</text:span></text:span></text:p>
          <text:p text:style-name="P223"><text:span text:style-name="Teletype"><text:span text:style-name="T27">echo ' Finished!'</text:span></text:span></text:p>
          <text:p text:style-name="P223"><text:span text:style-name="Teletype"><text:span text:style-name="T27"/></text:span></text:p>
          <text:p text:style-name="P223"><text:span text:style-name="Teletype"><text:span text:style-name="T25">kill -USR1 $pid</text:span></text:span></text:p>
          <text:p text:style-name="P223"><text:span text:style-name="Teletype"><text:span text:style-name="T27">wait $pid <text:s text:c="13"/># Stop the progress bar.</text:span></text:span></text:p>
          <text:p text:style-name="P223"><text:span text:style-name="Teletype"><text:span text:style-name="T25">trap EXIT <text:s text:c="2"/># 接收自然退出的exit信号，由此可以看出信号的接收应该是就近原则</text:span></text:span></text:p>
          <text:p text:style-name="P223"><text:span text:style-name="Teletype"><text:span text:style-name="T27"/></text:span></text:p>
          <text:p text:style-name="P223"><text:span text:style-name="Teletype"><text:span text:style-name="T27">exit $?</text:span></text:span></text:p>
        </text:list-header>
      </text:list>
      <text:list xml:id="list2119104234" text:continue-list="list1727408354" text:style-name="L68">
        <text:list-header>
          <text:p text:style-name="P218"><text:span text:style-name="Teletype"><text:span text:style-name="T53"/></text:span></text:p>
          <text:p text:style-name="P218"><text:span text:style-name="Teletype"><text:span text:style-name="T53">Tracing a variable(每执行一行命令就会产生一个DEBUG信号)</text:span></text:span></text:p>
        </text:list-header>
      </text:list>
      <text:list xml:id="list1709656373" text:continue-list="list1146227556" text:style-name="WW8Num2">
        <text:list-header>
          <text:p text:style-name="P223"><text:span text:style-name="Teletype"><text:span text:style-name="T27">#!/bin/bash</text:span></text:span></text:p>
          <text:p text:style-name="P223"><text:span text:style-name="Teletype"><text:span text:style-name="T27"/></text:span></text:p>
          <text:p text:style-name="P223"><text:span text:style-name="Teletype"><text:span text:style-name="T27">trap 'echo "VARIABLE-TRACE&gt; \$variable = \"$variable\""' DEBUG</text:span></text:span></text:p>
          <text:p text:style-name="P223"><text:span text:style-name="Teletype"><text:span text:style-name="T27"># Echoes the value of $variable after every command.</text:span></text:span></text:p>
          <text:p text:style-name="P223"><text:span text:style-name="Teletype"><text:span text:style-name="T27"/></text:span></text:p>
          <text:p text:style-name="P223"><text:span text:style-name="Teletype"><text:span text:style-name="T27">variable=29</text:span></text:span></text:p>
          <text:p text:style-name="P223"><text:span text:style-name="Teletype"><text:span text:style-name="T27"/></text:span></text:p>
          <text:p text:style-name="P223"><text:span text:style-name="Teletype"><text:span text:style-name="T27">echo " <text:s/>Just initialized \$variable to $variable."</text:span></text:span></text:p>
          <text:p text:style-name="P223"><text:span text:style-name="Teletype"><text:span text:style-name="T27"/></text:span></text:p>
          <text:p text:style-name="P223"><text:span text:style-name="Teletype"><text:span text:style-name="T27">let "variable *= 3"</text:span></text:span></text:p>
          <text:p text:style-name="P223"><text:span text:style-name="Teletype"><text:span text:style-name="T27">echo " <text:s/>Just multiplied \$variable by 3."</text:span></text:span></text:p>
          <text:p text:style-name="P223"><text:span text:style-name="Teletype"><text:span text:style-name="T27"/></text:span></text:p>
          <text:p text:style-name="P223"><text:span text:style-name="Teletype"><text:span text:style-name="T27">exit</text:span></text:span></text:p>
          <text:p text:style-name="P223"><text:span text:style-name="Teletype"><text:span text:style-name="T27"/></text:span></text:p>
          <text:p text:style-name="P223"><text:span text:style-name="Teletype"><text:span text:style-name="T27"># <text:s/>The "trap 'command1 . . . command2 . . .' DEBUG" construct is</text:span></text:span></text:p>
          <text:p text:style-name="P223"><text:span text:style-name="Teletype"><text:span text:style-name="T27">#+ more appropriate in the context of a complex script,</text:span></text:span></text:p>
          <text:p text:style-name="P223"><text:span text:style-name="Teletype"><text:span text:style-name="T27">#+ where inserting multiple "echo $variable" statements might be</text:span></text:span></text:p>
          <text:p text:style-name="P223"><text:span text:style-name="Teletype"><text:span text:style-name="T27">#+ awkward and time-consuming.</text:span></text:span></text:p>
          <text:p text:style-name="P223"><text:soft-page-break/><text:span text:style-name="Teletype"><text:span text:style-name="T27"/></text:span></text:p>
          <text:p text:style-name="P223"><text:span text:style-name="Teletype"><text:span text:style-name="T27"># Thanks, Stephane Chazelas for the pointer.</text:span></text:span></text:p>
          <text:p text:style-name="P223"><text:span text:style-name="Teletype"><text:span text:style-name="T27"/></text:span></text:p>
          <text:p text:style-name="P223"><text:span text:style-name="Teletype"><text:span text:style-name="T27"/></text:span></text:p>
          <text:p text:style-name="P223"><text:span text:style-name="Teletype"><text:span text:style-name="T27">Output of script:</text:span></text:span></text:p>
          <text:p text:style-name="P223"><text:span text:style-name="Teletype"><text:span text:style-name="T27"/></text:span></text:p>
          <text:p text:style-name="P223"><text:span text:style-name="Teletype"><text:span text:style-name="T27">VARIABLE-TRACE&gt; $variable = ""</text:span></text:span></text:p>
          <text:p text:style-name="P223"><text:span text:style-name="Teletype"><text:span text:style-name="T27">VARIABLE-TRACE&gt; $variable = "29"</text:span></text:span></text:p>
          <text:p text:style-name="P223"><text:span text:style-name="Teletype"><text:span text:style-name="T27"><text:s text:c="2"/>Just initialized $variable to 29.</text:span></text:span></text:p>
          <text:p text:style-name="P223"><text:span text:style-name="Teletype"><text:span text:style-name="T27">VARIABLE-TRACE&gt; $variable = "29"</text:span></text:span></text:p>
          <text:p text:style-name="P223"><text:span text:style-name="Teletype"><text:span text:style-name="T27">VARIABLE-TRACE&gt; $variable = "87"</text:span></text:span></text:p>
          <text:p text:style-name="P223"><text:span text:style-name="Teletype"><text:span text:style-name="T27"><text:s text:c="2"/>Just multiplied $variable by 3.</text:span></text:span></text:p>
          <text:p text:style-name="P223"><text:span text:style-name="Teletype"><text:span text:style-name="T27">VARIABLE-TRACE&gt; $variable = "87"</text:span></text:span></text:p>
        </text:list-header>
      </text:list>
      <text:p text:style-name="P25"/>
      <text:list xml:id="list487341446" text:style-name="L73">
        <text:list-header>
          <text:p text:style-name="P219"><text:span text:style-name="Teletype"><text:span text:style-name="T53">trap '' SIGNAL</text:span></text:span><text:span text:style-name="Teletype"><text:span text:style-name="T48"> (two adjacent apostrophes) </text:span></text:span><text:span text:style-name="Teletype"><text:span text:style-name="T53">disables SIGNAL</text:span></text:span><text:span text:style-name="Teletype"><text:span text:style-name="T48"> for the remainder of the script. </text:span></text:span><text:span text:style-name="Teletype"><text:span text:style-name="T53">trap SIGNAL</text:span></text:span><text:span text:style-name="Teletype"><text:span text:style-name="T48"> </text:span></text:span><text:span text:style-name="Teletype"><text:span text:style-name="T53">restores the functioning of SIGNAL</text:span></text:span><text:span text:style-name="Teletype"><text:span text:style-name="T48"> once more. This is useful to protect a critical portion of a script from an undesirable interrupt.</text:span></text:span></text:p>
        </text:list-header>
      </text:list>
      <text:list xml:id="list1920437053" text:continue-list="list1709656373" text:style-name="WW8Num2">
        <text:list-header>
          <text:p text:style-name="P223"><text:span text:style-name="Teletype"><text:span text:style-name="T25">trap '' 2 <text:s/># Signal 2 is Control-C, now disabled.</text:span></text:span></text:p>
          <text:p text:style-name="P223"><text:span text:style-name="Teletype"><text:span text:style-name="T27"><text:s text:c="8"/>command</text:span></text:span></text:p>
          <text:list>
            <text:list-item>
              <text:list>
                <text:list-item>
                  <text:list>
                    <text:list-header>
                      <text:p text:style-name="P223"><text:span text:style-name="Teletype"><text:span text:style-name="T27"><text:s text:c="8"/>...</text:span></text:span></text:p>
                    </text:list-header>
                  </text:list>
                </text:list-item>
              </text:list>
            </text:list-item>
          </text:list>
          <text:p text:style-name="P223"><text:span text:style-name="Teletype"><text:span text:style-name="T25">trap 2 <text:s text:c="4"/># Reenables Control-C</text:span></text:span></text:p>
          <text:p text:style-name="P161"/>
          <text:p text:style-name="P157">Example 32-9.Running multiple processes (on an SMP box)</text:p>
          <text:p text:style-name="P144"/>
        </text:list-header>
        <text:list-item>
          <text:p text:style-name="P144"><text:span text:style-name="T102">I</text:span><text:span text:style-name="T79">nternal variables for use by the debugger</text:span></text:p>
        </text:list-item>
      </text:list>
      <text:list xml:id="list391967142" text:style-name="L74">
        <text:list-item>
          <text:p text:style-name="P262"><text:span text:style-name="Teletype"><text:span text:style-name="T53">$BASH_ARGC</text:span></text:span></text:p>
        </text:list-item>
      </text:list>
      <text:list xml:id="list409257161" text:continue-list="list487341446" text:style-name="L73">
        <text:list-item>
          <text:list>
            <text:list-item>
              <text:list>
                <text:list-header>
                  <text:p text:style-name="P219"><text:span text:style-name="Teletype"><text:span text:style-name="T48">Number of command-line arguments passed to script, similar to </text:span></text:span><text:span text:style-name="Teletype"><text:span text:style-name="T48">$#</text:span></text:span><text:span text:style-name="Teletype"><text:span text:style-name="T48">.</text:span></text:span></text:p>
                </text:list-header>
              </text:list>
            </text:list-item>
          </text:list>
        </text:list-item>
        <text:list-item>
          <text:p text:style-name="P263"><text:span text:style-name="Teletype"><text:span text:style-name="T53">$BASH_ARGV</text:span></text:span></text:p>
          <text:p text:style-name="P219"><text:span text:style-name="Teletype"><text:span text:style-name="T48">Final command-line parameter passed to script, equivalent </text:span></text:span><text:span text:style-name="Teletype"><text:span text:style-name="T48">${!#}</text:span></text:span><text:span text:style-name="Teletype"><text:span text:style-name="T48">.</text:span></text:span></text:p>
        </text:list-item>
        <text:list-item>
          <text:p text:style-name="P263"><text:span text:style-name="Teletype"><text:span text:style-name="T53">$BASH_COMMAND</text:span></text:span></text:p>
          <text:p text:style-name="P219"><text:span text:style-name="Teletype"><text:span text:style-name="T48">Command currently executing.</text:span></text:span></text:p>
        </text:list-item>
        <text:list-item>
          <text:p text:style-name="P263"><text:span text:style-name="Teletype"><text:span text:style-name="T53">$BASH_EXECUTION_STRING</text:span></text:span></text:p>
          <text:p text:style-name="P219"><text:span text:style-name="Teletype"><text:span text:style-name="T48">The option string following the </text:span></text:span><text:span text:style-name="Teletype"><text:span text:style-name="T53">-c </text:span></text:span><text:span text:style-name="Teletype"><text:span text:style-name="T48">option</text:span></text:span><text:span text:style-name="Teletype"><text:span text:style-name="T48"> to Bash.</text:span></text:span></text:p>
        </text:list-item>
        <text:list-item>
          <text:p text:style-name="P263"><text:span text:style-name="Teletype"><text:span text:style-name="T53">$BASH_LINENO</text:span></text:span></text:p>
          <text:p text:style-name="P219"><text:span text:style-name="Teletype"><text:span text:style-name="T48">In a </text:span></text:span><text:span text:style-name="Teletype"><text:span text:style-name="T48">function</text:span></text:span><text:span text:style-name="Teletype"><text:span text:style-name="T48">, indicates the line number of the function call.</text:span></text:span></text:p>
        </text:list-item>
        <text:list-item>
          <text:p text:style-name="P263"><text:span text:style-name="Teletype"><text:span text:style-name="T53">$BASH_REMATCH</text:span></text:span></text:p>
          <text:p text:style-name="P219"><text:span text:style-name="Teletype"><text:span text:style-name="T48">Array variable associated with </text:span></text:span><text:span text:style-name="Teletype"><text:span text:style-name="T53">=~ </text:span></text:span><text:span text:style-name="Teletype"><text:span text:style-name="T53">conditional regex matching</text:span></text:span><text:span text:style-name="Teletype"><text:span text:style-name="T53">.</text:span></text:span></text:p>
        </text:list-item>
        <text:list-item>
          <text:p text:style-name="P263"><text:bookmark text:name="BASHSOURCEREF"/><text:span text:style-name="Teletype"><text:span text:style-name="T53">$BASH_SOURCE</text:span></text:span></text:p>
          <text:p text:style-name="P219"><text:span text:style-name="Teletype"><text:span text:style-name="T48">This is the name of the script, usually the same as </text:span></text:span><text:span text:style-name="Teletype"><text:span text:style-name="T48">$0</text:span></text:span><text:span text:style-name="Teletype"><text:span text:style-name="T48">.</text:span></text:span></text:p>
        </text:list-item>
        <text:list-item>
          <text:p text:style-name="P263"><text:soft-page-break/><text:span text:style-name="Teletype"><text:span text:style-name="T53">$BASH_SUBSHELL</text:span></text:span></text:p>
        </text:list-item>
      </text:list>
      <text:list xml:id="list1155496522" text:continue-list="list1920437053" text:style-name="WW8Num2">
        <text:list-header>
          <text:p text:style-name="P144"/>
          <text:p text:style-name="P162"/>
        </text:list-header>
      </text:list>
      <text:h text:style-name="P90" text:outline-level="1">Options</text:h>
      <text:list xml:id="list959505312" text:continue-list="list409257161" text:style-name="L73">
        <text:list-header>
          <text:p text:style-name="P275"><text:span text:style-name="Teletype"><text:span text:style-name="T48"><text:s text:c="4"/>Options are settings that change shell and/or script behavior.</text:span></text:span></text:p>
        </text:list-header>
        <text:list-item>
          <text:p text:style-name="P276"><text:span text:style-name="Teletype"><text:span text:style-name="T48">The</text:span></text:span><text:span text:style-name="Teletype"><text:span text:style-name="T53"> </text:span></text:span><text:span text:style-name="Teletype"><text:span text:style-name="T53">set</text:span></text:span><text:span text:style-name="Teletype"><text:span text:style-name="T48"> command enables options within a script. At the point in the script where you want the options to take effect, use </text:span></text:span><text:span text:style-name="Teletype"><text:span text:style-name="T53">set -o option-name</text:span></text:span><text:span text:style-name="Teletype"><text:span text:style-name="T48"> or, in short form, </text:span></text:span><text:span text:style-name="Teletype"><text:span text:style-name="T53">set -option-abbrev</text:span></text:span><text:span text:style-name="Teletype"><text:span text:style-name="T48">. These two forms are equivalent.</text:span></text:span></text:p>
        </text:list-item>
      </text:list>
      <text:list xml:id="list1969296134" text:continue-list="list1155496522" text:style-name="WW8Num2">
        <text:list-header>
          <text:p text:style-name="P232"><text:span text:style-name="Teletype"><text:span text:style-name="T27">#!/bin/bash</text:span></text:span></text:p>
          <text:p text:style-name="P232"><text:span text:style-name="Teletype"><text:span text:style-name="T27"/></text:span></text:p>
          <text:p text:style-name="P232"><text:span text:style-name="Teletype"><text:span text:style-name="T27"><text:s text:c="5"/></text:span></text:span><text:span text:style-name="Teletype"><text:span text:style-name="T25"><text:s/>set -o verbose</text:span></text:span></text:p>
          <text:p text:style-name="P232"><text:span text:style-name="Teletype"><text:span text:style-name="T27"><text:s text:c="6"/># Echoes all commands before executing.</text:span></text:span></text:p>
          <text:p text:style-name="P232"><text:span text:style-name="Teletype"><text:span text:style-name="T27"><text:s/>#!/bin/bash</text:span></text:span></text:p>
          <text:p text:style-name="P232"><text:span text:style-name="Teletype"><text:span text:style-name="T27"/></text:span></text:p>
          <text:p text:style-name="P232"><text:span text:style-name="Teletype"><text:span text:style-name="T27"><text:s text:c="6"/></text:span></text:span><text:span text:style-name="Teletype"><text:span text:style-name="T25">set -v</text:span></text:span></text:p>
          <text:p text:style-name="P232"><text:span text:style-name="Teletype"><text:span text:style-name="T27"><text:s text:c="6"/># Exact same effect as above.</text:span></text:span></text:p>
        </text:list-header>
      </text:list>
      <text:list xml:id="list1340567757" text:continue-list="list959505312" text:style-name="L73">
        <text:list-header>
          <text:p text:style-name="P276"><text:span text:style-name="Teletype"><text:span text:style-name="T48"/></text:span></text:p>
        </text:list-header>
        <text:list-item>
          <text:p text:style-name="P276"><text:span text:style-name="Teletype"><text:span text:style-name="T48">To disable an option within a script, use </text:span></text:span><text:span text:style-name="Teletype"><text:span text:style-name="T53">set +o option-name </text:span></text:span><text:span text:style-name="Teletype"><text:span text:style-name="T48">or </text:span></text:span><text:span text:style-name="Teletype"><text:span text:style-name="T53">set +option-abbrev</text:span></text:span><text:span text:style-name="Teletype"><text:span text:style-name="T48">.</text:span></text:span></text:p>
          <text:p text:style-name="P276"><text:span text:style-name="Teletype"><text:span text:style-name="T48"/></text:span></text:p>
        </text:list-item>
        <text:list-item>
          <text:p text:style-name="P276"><text:span text:style-name="Teletype"><text:span text:style-name="T48">An alternate method of enabling options in a script is to specify them immediately following the #! script header.</text:span></text:span></text:p>
        </text:list-item>
      </text:list>
      <text:list xml:id="list472093702" text:continue-list="list1969296134" text:style-name="WW8Num2">
        <text:list-header>
          <text:p text:style-name="P232"><text:span text:style-name="Teletype"><text:span text:style-name="T25"><text:s/>#!/bin/bash -x</text:span></text:span></text:p>
          <text:p text:style-name="P232"><text:span text:style-name="Teletype"><text:span text:style-name="T27"><text:s text:c="6"/>#</text:span></text:span></text:p>
          <text:p text:style-name="P232"><text:span text:style-name="Teletype"><text:span text:style-name="T27"><text:s text:c="6"/># Body of script follows.</text:span></text:span></text:p>
        </text:list-header>
      </text:list>
      <text:list xml:id="list1902622390" text:continue-list="list1340567757" text:style-name="L73">
        <text:list-header>
          <text:p text:style-name="P276"><text:span text:style-name="Teletype"><text:span text:style-name="T48"/></text:span></text:p>
        </text:list-header>
        <text:list-item>
          <text:p text:style-name="P276"><text:span text:style-name="Teletype"><text:span text:style-name="T48">It is also possible to enable script options from the command line. Some options that will not work with set are available this way. Among these are -i, force script to run interactive.</text:span></text:span></text:p>
        </text:list-item>
      </text:list>
      <text:list xml:id="list971399892" text:continue-list="list472093702" text:style-name="WW8Num2">
        <text:list-header>
          <text:p text:style-name="P232"><text:span text:style-name="Teletype"><text:span text:style-name="T27">bash -v script-name</text:span></text:span></text:p>
          <text:p text:style-name="P232"><text:span text:style-name="Teletype"><text:span text:style-name="T27">bash -o verbose script-name</text:span></text:span></text:p>
        </text:list-header>
      </text:list>
      <text:list xml:id="list1532650568" text:continue-list="list1902622390" text:style-name="L73">
        <text:list-header>
          <text:p text:style-name="P276"><text:span text:style-name="Teletype"><text:span text:style-name="T48"/></text:span></text:p>
        </text:list-header>
        <text:list-item>
          <text:p text:style-name="P276"><text:span text:style-name="Teletype"><text:span text:style-name="T48">The following is a listing of some useful options. They may be specified in either abbreviated form (preceded by a single dash) or by complete name (preceded by a double dash or by -o).</text:span></text:span></text:p>
          <text:p text:style-name="P276"><text:span text:style-name="Teletype"><text:span text:style-name="T26">Table 33-1. Bash options</text:span></text:span></text:p>
          <text:p text:style-name="P276"><text:span text:style-name="Teletype"><text:span text:style-name="T48"/></text:span></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6">Abbreviation</text:p>
            </table:table-cell>
            <table:table-cell table:style-name="Table2.A1" office:value-type="string">
              <text:p text:style-name="P76">Name</text:p>
            </table:table-cell>
            <table:table-cell table:style-name="Table2.A1" office:value-type="string">
              <text:p text:style-name="P76">Effect</text:p>
            </table:table-cell>
          </table:table-row>
        </table:table-header-rows>
        <table:table-row>
          <table:table-cell table:style-name="Table2.A1" office:value-type="string">
            <text:p text:style-name="P77"><text:span text:style-name="Teletype"><text:span text:style-name="T98">-B</text:span></text:span></text:p>
          </table:table-cell>
          <table:table-cell table:style-name="Table2.A1" office:value-type="string">
            <text:p text:style-name="P78">brace expansion</text:p>
          </table:table-cell>
          <table:table-cell table:style-name="Table2.A1" office:value-type="string">
            <text:p text:style-name="P77"><text:span text:style-name="Emphasis"><text:span text:style-name="T98">Enable</text:span></text:span><text:span text:style-name="T98"> </text:span><text:span text:style-name="T98">brace expansion</text:span><text:span text:style-name="T98"> (default setting = </text:span><text:span text:style-name="Emphasis"><text:span text:style-name="T98">on</text:span></text:span><text:span text:style-name="T98">)</text:span></text:p>
          </table:table-cell>
        </table:table-row>
        <table:table-row>
          <table:table-cell table:style-name="Table2.A1" office:value-type="string">
            <text:p text:style-name="P77"><text:span text:style-name="Teletype"><text:span text:style-name="T98">+B</text:span></text:span></text:p>
          </table:table-cell>
          <table:table-cell table:style-name="Table2.A1" office:value-type="string">
            <text:p text:style-name="P78">brace expansion</text:p>
          </table:table-cell>
          <table:table-cell table:style-name="Table2.A1" office:value-type="string">
            <text:p text:style-name="P77"><text:span text:style-name="Emphasis"><text:span text:style-name="T98">Disable</text:span></text:span><text:span text:style-name="T98"> brace expansion</text:span></text:p>
          </table:table-cell>
        </table:table-row>
        <text:soft-page-break/>
        <table:table-row>
          <table:table-cell table:style-name="Table2.A1" office:value-type="string">
            <text:p text:style-name="P77"><text:bookmark text:name="NOCLOBBERREF"/><text:span text:style-name="Teletype"><text:span text:style-name="T98">-C</text:span></text:span></text:p>
          </table:table-cell>
          <table:table-cell table:style-name="Table2.A1" office:value-type="string">
            <text:p text:style-name="P78">noclobber</text:p>
          </table:table-cell>
          <table:table-cell table:style-name="Table2.A1" office:value-type="string">
            <text:p text:style-name="P78">Prevent overwriting of files by redirection (may be overridden by &gt;|)</text:p>
          </table:table-cell>
        </table:table-row>
        <table:table-row>
          <table:table-cell table:style-name="Table2.A1" office:value-type="string">
            <text:p text:style-name="P77"><text:span text:style-name="Teletype"><text:span text:style-name="T98">-D</text:span></text:span></text:p>
          </table:table-cell>
          <table:table-cell table:style-name="Table2.A1" office:value-type="string">
            <text:p text:style-name="P78">(none)</text:p>
          </table:table-cell>
          <table:table-cell table:style-name="Table2.A1" office:value-type="string">
            <text:p text:style-name="P78">List double-quoted strings prefixed by $, but do not execute commands in script</text:p>
          </table:table-cell>
        </table:table-row>
        <table:table-row>
          <table:table-cell table:style-name="Table2.A1" office:value-type="string">
            <text:p text:style-name="P77"><text:span text:style-name="Teletype"><text:span text:style-name="T98">-a</text:span></text:span></text:p>
          </table:table-cell>
          <table:table-cell table:style-name="Table2.A1" office:value-type="string">
            <text:p text:style-name="P78">allexport</text:p>
          </table:table-cell>
          <table:table-cell table:style-name="Table2.A1" office:value-type="string">
            <text:p text:style-name="P78">Export all defined variables</text:p>
          </table:table-cell>
        </table:table-row>
        <table:table-row>
          <table:table-cell table:style-name="Table2.A1" office:value-type="string">
            <text:p text:style-name="P77"><text:span text:style-name="Teletype"><text:span text:style-name="T98">-b</text:span></text:span></text:p>
          </table:table-cell>
          <table:table-cell table:style-name="Table2.A1" office:value-type="string">
            <text:p text:style-name="P78">notify</text:p>
          </table:table-cell>
          <table:table-cell table:style-name="Table2.A1" office:value-type="string">
            <text:p text:style-name="P78">Notify when jobs running in background terminate (not of much use in a script)</text:p>
          </table:table-cell>
        </table:table-row>
        <table:table-row>
          <table:table-cell table:style-name="Table2.A1" office:value-type="string">
            <text:p text:style-name="P77"><text:span text:style-name="Teletype"><text:span text:style-name="T98">-c ...</text:span></text:span></text:p>
          </table:table-cell>
          <table:table-cell table:style-name="Table2.A1" office:value-type="string">
            <text:p text:style-name="P78">(none)</text:p>
          </table:table-cell>
          <table:table-cell table:style-name="Table2.A1" office:value-type="string">
            <text:p text:style-name="P78">Read commands from <text:span text:style-name="T13">...</text:span></text:p>
          </table:table-cell>
        </table:table-row>
        <table:table-row>
          <table:table-cell table:style-name="Table2.A1" office:value-type="string">
            <text:p text:style-name="P77"><text:span text:style-name="Teletype"><text:span text:style-name="T98">checkjobs</text:span></text:span></text:p>
          </table:table-cell>
          <table:table-cell table:style-name="Table2.A1" office:value-type="string">
            <text:p text:style-name="P78"> </text:p>
          </table:table-cell>
          <table:table-cell table:style-name="Table2.A1" office:value-type="string">
            <text:p text:style-name="P77"><text:span text:style-name="T98">Informs user of any open </text:span><text:span text:style-name="T98">jobs</text:span><text:span text:style-name="T98"> upon shell exit. Introduced in </text:span><text:span text:style-name="T98">version 4</text:span><text:span text:style-name="T98"> of Bash, and still"experimental." </text:span><text:span text:style-name="Emphasis"><text:span text:style-name="T98">Usage:</text:span></text:span><text:span text:style-name="T98"> shopt -s checkjobs (</text:span><text:span text:style-name="Emphasis"><text:span text:style-name="T98">Caution:</text:span></text:span><text:span text:style-name="T98"> may hang!)</text:span></text:p>
          </table:table-cell>
        </table:table-row>
        <table:table-row>
          <table:table-cell table:style-name="Table2.A1" office:value-type="string">
            <text:p text:style-name="P77"><text:span text:style-name="Teletype"><text:span text:style-name="T98">-e</text:span></text:span></text:p>
          </table:table-cell>
          <table:table-cell table:style-name="Table2.A1" office:value-type="string">
            <text:p text:style-name="P78">errexit</text:p>
          </table:table-cell>
          <table:table-cell table:style-name="Table2.A1" office:value-type="string">
            <text:p text:style-name="P77"><text:span text:style-name="T98">Abort script at first error, when a command exits with non-zero status (except in </text:span><text:span text:style-name="T98">until</text:span><text:span text:style-name="T98"> or </text:span><text:span text:style-name="T98">while loops</text:span><text:span text:style-name="T98">,</text:span><text:span text:style-name="T98">if-tests</text:span><text:span text:style-name="T98">, </text:span><text:span text:style-name="T98">list constructs</text:span><text:span text:style-name="T98">)</text:span></text:p>
          </table:table-cell>
        </table:table-row>
        <table:table-row>
          <table:table-cell table:style-name="Table2.A1" office:value-type="string">
            <text:p text:style-name="P77"><text:span text:style-name="Teletype"><text:span text:style-name="T98">-f</text:span></text:span></text:p>
          </table:table-cell>
          <table:table-cell table:style-name="Table2.A1" office:value-type="string">
            <text:p text:style-name="P78">noglob</text:p>
          </table:table-cell>
          <table:table-cell table:style-name="Table2.A1" office:value-type="string">
            <text:p text:style-name="P78">Filename expansion (globbing) disabled</text:p>
          </table:table-cell>
        </table:table-row>
        <table:table-row>
          <table:table-cell table:style-name="Table2.A1" office:value-type="string">
            <text:p text:style-name="P77"><text:span text:style-name="Teletype"><text:span text:style-name="T98">globstar</text:span></text:span></text:p>
          </table:table-cell>
          <table:table-cell table:style-name="Table2.A1" office:value-type="string">
            <text:p text:style-name="P77"><text:span text:style-name="T100">globbing</text:span><text:span text:style-name="T98">star-match</text:span></text:p>
          </table:table-cell>
          <table:table-cell table:style-name="Table2.A1" office:value-type="string">
            <text:p text:style-name="P77"><text:span text:style-name="T98">Enables the ** </text:span><text:a xlink:type="simple" xlink:href="http://globbingref.html/">globbing</text:a><text:span text:style-name="T98"> operator (</text:span><text:span text:style-name="T98">version 4+</text:span><text:span text:style-name="T98"> of Bash). </text:span><text:span text:style-name="Emphasis"><text:span text:style-name="T98">Usage:</text:span></text:span><text:span text:style-name="T98"> shopt -s globstar</text:span></text:p>
          </table:table-cell>
        </table:table-row>
        <table:table-row>
          <table:table-cell table:style-name="Table2.A1" office:value-type="string">
            <text:p text:style-name="P77"><text:span text:style-name="Teletype"><text:span text:style-name="T98">-i</text:span></text:span></text:p>
          </table:table-cell>
          <table:table-cell table:style-name="Table2.A1" office:value-type="string">
            <text:p text:style-name="P78">interactive</text:p>
          </table:table-cell>
          <table:table-cell table:style-name="Table2.A1" office:value-type="string">
            <text:p text:style-name="P78">Script runs in <text:span text:style-name="T101">interactive</text:span> mode</text:p>
          </table:table-cell>
        </table:table-row>
        <table:table-row>
          <table:table-cell table:style-name="Table2.A1" office:value-type="string">
            <text:p text:style-name="P77"><text:span text:style-name="Teletype"><text:span text:style-name="T98">-n</text:span></text:span></text:p>
          </table:table-cell>
          <table:table-cell table:style-name="Table2.A1" office:value-type="string">
            <text:p text:style-name="P78">noexec</text:p>
          </table:table-cell>
          <table:table-cell table:style-name="Table2.A1" office:value-type="string">
            <text:p text:style-name="P78">Read commands in script, but do not execute them (syntax check)</text:p>
          </table:table-cell>
        </table:table-row>
        <table:table-row>
          <table:table-cell table:style-name="Table2.A1" office:value-type="string">
            <text:p text:style-name="P77"><text:span text:style-name="Teletype"><text:span text:style-name="T98">-o Option-Name</text:span></text:span></text:p>
          </table:table-cell>
          <table:table-cell table:style-name="Table2.A1" office:value-type="string">
            <text:p text:style-name="P78">(none)</text:p>
          </table:table-cell>
          <table:table-cell table:style-name="Table2.A1" office:value-type="string">
            <text:p text:style-name="P78">Invoke the <text:span text:style-name="T101">Option-Name</text:span> option</text:p>
          </table:table-cell>
        </table:table-row>
        <table:table-row>
          <table:table-cell table:style-name="Table2.A1" office:value-type="string">
            <text:p text:style-name="P77"><text:span text:style-name="Teletype"><text:span text:style-name="T98">-o posix</text:span></text:span></text:p>
          </table:table-cell>
          <table:table-cell table:style-name="Table2.A1" office:value-type="string">
            <text:p text:style-name="P78">POSIX</text:p>
          </table:table-cell>
          <table:table-cell table:style-name="Table2.A1" office:value-type="string">
            <text:p text:style-name="P77"><text:span text:style-name="T98">Change the behavior of Bash, or invoked script, to conform to </text:span><text:span text:style-name="T98">POSIX</text:span><text:span text:style-name="T98"> standard.</text:span></text:p>
          </table:table-cell>
        </table:table-row>
        <table:table-row>
          <table:table-cell table:style-name="Table2.A1" office:value-type="string">
            <text:p text:style-name="P77"><text:span text:style-name="Teletype"><text:span text:style-name="T98">-o pipefail</text:span></text:span></text:p>
          </table:table-cell>
          <table:table-cell table:style-name="Table2.A1" office:value-type="string">
            <text:p text:style-name="P78">pipe failure</text:p>
          </table:table-cell>
          <table:table-cell table:style-name="Table2.A1" office:value-type="string">
            <text:p text:style-name="P77"><text:span text:style-name="T98">Causes a pipeline to return the </text:span><text:span text:style-name="T98">exit status</text:span><text:span text:style-name="T98"> of the last command in the pipe that returned a non-zero return value.</text:span></text:p>
          </table:table-cell>
        </table:table-row>
        <table:table-row>
          <table:table-cell table:style-name="Table2.A1" office:value-type="string">
            <text:p text:style-name="P77"><text:span text:style-name="Teletype"><text:span text:style-name="T98">-p</text:span></text:span></text:p>
          </table:table-cell>
          <table:table-cell table:style-name="Table2.A1" office:value-type="string">
            <text:p text:style-name="P78">privileged</text:p>
          </table:table-cell>
          <table:table-cell table:style-name="Table2.A1" office:value-type="string">
            <text:p text:style-name="P78">Script runs as "suid" (caution!)</text:p>
          </table:table-cell>
        </table:table-row>
        <table:table-row>
          <table:table-cell table:style-name="Table2.A1" office:value-type="string">
            <text:p text:style-name="P77"><text:span text:style-name="Teletype"><text:span text:style-name="T98">-r</text:span></text:span></text:p>
          </table:table-cell>
          <table:table-cell table:style-name="Table2.A1" office:value-type="string">
            <text:p text:style-name="P78">restricted</text:p>
          </table:table-cell>
          <table:table-cell table:style-name="Table2.A1" office:value-type="string">
            <text:p text:style-name="P77"><text:span text:style-name="T98">Script runs in </text:span><text:span text:style-name="T100">restricted</text:span><text:span text:style-name="T98"> mode (see </text:span><text:a xlink:type="simple" xlink:href="http://restricted-sh.html/">Chapter 22</text:a><text:span text:style-name="T98">).</text:span></text:p>
          </table:table-cell>
        </table:table-row>
        <table:table-row>
          <table:table-cell table:style-name="Table2.A1" office:value-type="string">
            <text:p text:style-name="P77"><text:span text:style-name="Teletype"><text:span text:style-name="T98">-s</text:span></text:span></text:p>
          </table:table-cell>
          <table:table-cell table:style-name="Table2.A1" office:value-type="string">
            <text:p text:style-name="P78">stdin</text:p>
          </table:table-cell>
          <table:table-cell table:style-name="Table2.A1" office:value-type="string">
            <text:p text:style-name="P77"><text:span text:style-name="T98">Read commands from </text:span><text:span text:style-name="Teletype"><text:span text:style-name="T98">stdin</text:span></text:span></text:p>
          </table:table-cell>
        </table:table-row>
        <table:table-row>
          <table:table-cell table:style-name="Table2.A1" office:value-type="string">
            <text:p text:style-name="P77"><text:span text:style-name="Teletype"><text:span text:style-name="T98">-t</text:span></text:span></text:p>
          </table:table-cell>
          <table:table-cell table:style-name="Table2.A1" office:value-type="string">
            <text:p text:style-name="P78">(none)</text:p>
          </table:table-cell>
          <table:table-cell table:style-name="Table2.A1" office:value-type="string">
            <text:p text:style-name="P78">Exit after first command</text:p>
          </table:table-cell>
        </table:table-row>
        <text:soft-page-break/>
        <table:table-row>
          <table:table-cell table:style-name="Table2.A1" office:value-type="string">
            <text:p text:style-name="P77"><text:span text:style-name="Teletype"><text:span text:style-name="T98">-u</text:span></text:span></text:p>
          </table:table-cell>
          <table:table-cell table:style-name="Table2.A1" office:value-type="string">
            <text:p text:style-name="P78">nounset</text:p>
          </table:table-cell>
          <table:table-cell table:style-name="Table2.A1" office:value-type="string">
            <text:p text:style-name="P78">Attempt to use undefined variable outputs error message, and forces an exit</text:p>
          </table:table-cell>
        </table:table-row>
        <table:table-row>
          <table:table-cell table:style-name="Table2.A1" office:value-type="string">
            <text:p text:style-name="P77"><text:span text:style-name="Teletype"><text:span text:style-name="T98">-v</text:span></text:span></text:p>
          </table:table-cell>
          <table:table-cell table:style-name="Table2.A1" office:value-type="string">
            <text:p text:style-name="P78">verbose</text:p>
          </table:table-cell>
          <table:table-cell table:style-name="Table2.A1" office:value-type="string">
            <text:p text:style-name="P77"><text:span text:style-name="T98">Print each command to </text:span><text:span text:style-name="Teletype"><text:span text:style-name="T98">stdout</text:span></text:span><text:span text:style-name="T98"> before executing it</text:span></text:p>
          </table:table-cell>
        </table:table-row>
        <table:table-row>
          <table:table-cell table:style-name="Table2.A1" office:value-type="string">
            <text:p text:style-name="P77"><text:span text:style-name="Teletype"><text:span text:style-name="T98">-x</text:span></text:span></text:p>
          </table:table-cell>
          <table:table-cell table:style-name="Table2.A1" office:value-type="string">
            <text:p text:style-name="P78">xtrace</text:p>
          </table:table-cell>
          <table:table-cell table:style-name="Table2.A1" office:value-type="string">
            <text:p text:style-name="P77"><text:span text:style-name="T98">Similar to </text:span><text:span text:style-name="Teletype"><text:span text:style-name="T98">-v</text:span></text:span><text:span text:style-name="T98">, but expands commands</text:span></text:p>
          </table:table-cell>
        </table:table-row>
        <table:table-row>
          <table:table-cell table:style-name="Table2.A1" office:value-type="string">
            <text:p text:style-name="P77"><text:span text:style-name="Teletype"><text:span text:style-name="T98">-</text:span></text:span></text:p>
          </table:table-cell>
          <table:table-cell table:style-name="Table2.A1" office:value-type="string">
            <text:p text:style-name="P78">(none)</text:p>
          </table:table-cell>
          <table:table-cell table:style-name="Table2.A1" office:value-type="string">
            <text:p text:style-name="P77"><text:span text:style-name="T98">End of options flag. All other arguments are </text:span><text:span text:style-name="T98">positional parameters</text:span><text:span text:style-name="T98">.</text:span></text:p>
          </table:table-cell>
        </table:table-row>
        <table:table-row>
          <table:table-cell table:style-name="Table2.A1" office:value-type="string">
            <text:p text:style-name="P77"><text:span text:style-name="Teletype"><text:span text:style-name="T98">--</text:span></text:span></text:p>
          </table:table-cell>
          <table:table-cell table:style-name="Table2.A1" office:value-type="string">
            <text:p text:style-name="P78">(none)</text:p>
          </table:table-cell>
          <table:table-cell table:style-name="Table2.A1" office:value-type="string">
            <text:p text:style-name="P77"><text:span text:style-name="T98">Unset positional parameters. If arguments given (</text:span><text:span text:style-name="Teletype"><text:span text:style-name="T100">-- arg1 arg2</text:span></text:span><text:span text:style-name="T98">), positional parameters set to arguments.</text:span></text:p>
          </table:table-cell>
        </table:table-row>
      </table:table>
      <text:p text:style-name="P75"><text:span text:style-name="Teletype"><text:span text:style-name="T48"/></text:span></text:p>
      <text:p text:style-name="P25"/>
      <text:p text:style-name="P25"/>
      <text:p text:style-name="P25"/>
      <text:h text:style-name="P90" text:outline-level="1">Gotchas</text:h>
      <text:list xml:id="list992192796" text:continue-numbering="true" text:style-name="L73">
        <text:list-item>
          <text:p text:style-name="P276"><text:span text:style-name="Teletype"><text:span text:style-name="T48">Assigning reserved words or characters to variable names.</text:span></text:span></text:p>
        </text:list-item>
      </text:list>
      <text:list xml:id="list748072076" text:continue-list="list971399892" text:style-name="WW8Num2">
        <text:list-header>
          <text:p text:style-name="P232"><text:span text:style-name="Teletype"><text:span text:style-name="T27">case=value0 <text:s text:c="6"/># Causes problems.</text:span></text:span></text:p>
        </text:list-header>
      </text:list>
      <text:list xml:id="list1905493603" text:continue-list="list992192796" text:style-name="L73">
        <text:list-header>
          <text:p text:style-name="P276"><text:span text:style-name="Teletype"><text:span text:style-name="T48"/></text:span></text:p>
        </text:list-header>
        <text:list-item>
          <text:p text:style-name="P276"><text:span text:style-name="Teletype"><text:span text:style-name="T48">Using a hyphen or other reserved characters in a variable name (or function name).</text:span></text:span></text:p>
        </text:list-item>
      </text:list>
      <text:list xml:id="list715795574" text:continue-list="list748072076" text:style-name="WW8Num2">
        <text:list-header>
          <text:p text:style-name="P232"><text:span text:style-name="Teletype"><text:span text:style-name="T27">var-1=23</text:span></text:span></text:p>
          <text:p text:style-name="P232"><text:span text:style-name="Teletype"><text:span text:style-name="T27"># Use 'var_1' instead.</text:span></text:span></text:p>
        </text:list-header>
      </text:list>
      <text:list xml:id="list1309423038" text:continue-list="list1905493603" text:style-name="L73">
        <text:list-header>
          <text:p text:style-name="P276"><text:span text:style-name="Teletype"><text:span text:style-name="T48"/></text:span></text:p>
        </text:list-header>
        <text:list-item>
          <text:p text:style-name="P276"><text:span text:style-name="Teletype"><text:span text:style-name="T48">Using the same name for a variable and a function. This can make a script difficult to understand.</text:span></text:span></text:p>
          <text:p text:style-name="P276"><text:span text:style-name="Teletype"><text:span text:style-name="T48"/></text:span></text:p>
        </text:list-item>
        <text:list-item>
          <text:p text:style-name="P276"><text:span text:style-name="Teletype"><text:span text:style-name="T48">Using </text:span></text:span><text:span text:style-name="Teletype"><text:span text:style-name="T48">whitespace</text:span></text:span><text:span text:style-name="Teletype"><text:span text:style-name="T48"> inappropriately. In contrast to other programming languages, Bash can be quite finicky about whitespace.</text:span></text:span></text:p>
        </text:list-item>
      </text:list>
      <text:list xml:id="list674843236" text:continue-list="list715795574" text:style-name="WW8Num2">
        <text:list-header>
          <text:p text:style-name="P232"><text:span text:style-name="Teletype"><text:span text:style-name="T27">var1 = 23 <text:s text:c="2"/># 'var1=23' is correct.</text:span></text:span></text:p>
          <text:p text:style-name="P232"><text:span text:style-name="Teletype"><text:span text:style-name="T27"># On line above, Bash attempts to execute command "var1"</text:span></text:span></text:p>
          <text:p text:style-name="P232"><text:span text:style-name="Teletype"><text:span text:style-name="T27"># with the arguments "=" and "23".</text:span></text:span></text:p>
        </text:list-header>
      </text:list>
      <text:list xml:id="list967574876" text:continue-list="list1309423038" text:style-name="L73">
        <text:list-header>
          <text:p text:style-name="P276"><text:span text:style-name="Teletype"><text:span text:style-name="T48"/></text:span></text:p>
        </text:list-header>
        <text:list-item>
          <text:p text:style-name="P276"><text:span text:style-name="Teletype"><text:span text:style-name="T48">Not terminating with a </text:span></text:span><text:span text:style-name="Teletype"><text:span text:style-name="T48">semicolon</text:span></text:span><text:span text:style-name="Teletype"><text:span text:style-name="T48"> the final command in a </text:span></text:span><text:span text:style-name="Teletype"><text:span text:style-name="T48">code block within curly brackets</text:span></text:span><text:span text:style-name="Teletype"><text:span text:style-name="T48">.</text:span></text:span></text:p>
        </text:list-item>
      </text:list>
      <text:list xml:id="list1834992838" text:continue-list="list674843236" text:style-name="WW8Num2">
        <text:list-header>
          <text:p text:style-name="P232"><text:span text:style-name="Teletype"><text:span text:style-name="T27">{ ls -l; df; echo "Done." }</text:span></text:span></text:p>
          <text:p text:style-name="P232"><text:span text:style-name="Teletype"><text:span text:style-name="T27"># bash: syntax error: unexpected end of file</text:span></text:span></text:p>
          <text:p text:style-name="P232"><text:span text:style-name="Teletype"><text:span text:style-name="T27"/></text:span></text:p>
          <text:p text:style-name="P232"><text:span text:style-name="Teletype"><text:span text:style-name="T27">{ ls -l; df; echo "Done."; }</text:span></text:span></text:p>
          <text:p text:style-name="P232"><text:soft-page-break/><text:span text:style-name="Teletype"><text:span text:style-name="T27"># <text:s text:c="23"/>^ <text:s text:c="4"/>### Final command needs semicolon.</text:span></text:span></text:p>
        </text:list-header>
      </text:list>
      <text:list xml:id="list1792405310" text:continue-list="list967574876" text:style-name="L73">
        <text:list-header>
          <text:p text:style-name="P276"><text:span text:style-name="Teletype"><text:span text:style-name="T48"/></text:span></text:p>
        </text:list-header>
        <text:list-item>
          <text:p text:style-name="P276"><text:span text:style-name="Teletype"><text:span text:style-name="T48">Assuming uninitialized variables (variables before a value is assigned to them) are "zeroed out". An uninitialized variable has a value of </text:span></text:span><text:span text:style-name="Teletype"><text:span text:style-name="T53">null</text:span></text:span><text:span text:style-name="Teletype"><text:span text:style-name="T48">, not zero.</text:span></text:span></text:p>
          <text:p text:style-name="P276"><text:span text:style-name="Teletype"><text:span text:style-name="T48"/></text:span></text:p>
        </text:list-item>
        <text:list-item>
          <text:p text:style-name="P276"><text:span text:style-name="Teletype"><text:span text:style-name="T48">Mixing up</text:span></text:span><text:span text:style-name="Teletype"><text:span text:style-name="T76"> </text:span></text:span><text:span text:style-name="Teletype"><text:span text:style-name="T75">=</text:span></text:span><text:span text:style-name="Teletype"><text:span text:style-name="T48"> and</text:span></text:span><text:span text:style-name="Teletype"><text:span text:style-name="T53"> </text:span></text:span><text:span text:style-name="Teletype"><text:span text:style-name="T75">-eq</text:span></text:span><text:span text:style-name="Teletype"><text:span text:style-name="T48"> in a test. Remember, </text:span></text:span><text:span text:style-name="Teletype"><text:span text:style-name="T75">=</text:span></text:span><text:span text:style-name="Teletype"><text:span text:style-name="T53"> is for comparing literal variables and </text:span></text:span><text:span text:style-name="Teletype"><text:span text:style-name="T75">-eq</text:span></text:span><text:span text:style-name="Teletype"><text:span text:style-name="T53"> for integers.</text:span></text:span></text:p>
          <text:p text:style-name="P276"><text:span text:style-name="Teletype"><text:span text:style-name="T48"/></text:span></text:p>
        </text:list-item>
        <text:list-item>
          <text:p text:style-name="P276"><text:span text:style-name="Teletype"><text:span text:style-name="T48">Misusing</text:span></text:span><text:span text:style-name="Teletype"><text:span text:style-name="T53"> </text:span></text:span><text:span text:style-name="Teletype"><text:span text:style-name="T53">string comparison</text:span></text:span><text:span text:style-name="Teletype"><text:span text:style-name="T53"> operators.</text:span></text:span><text:bookmark text:name="BADOP"/></text:p>
        </text:list-item>
      </text:list>
      <text:list xml:id="list1244213490" text:continue-list="list1834992838" text:style-name="WW8Num2">
        <text:list-header>
          <text:p text:style-name="P232"><text:span text:style-name="Teletype"><text:span text:style-name="T27">while [ "$number" &lt; 5 ] <text:s text:c="3"/># Wrong! Should be: <text:s/>while [ "$number" -lt 5 ]</text:span></text:span></text:p>
          <text:p text:style-name="P232"><text:span text:style-name="Teletype"><text:span text:style-name="T27">hile [ "$number" \&lt; 5 ] <text:s text:c="3"/># <text:s/>1 2 3 4</text:span></text:span></text:p>
          <text:p text:style-name="P232"><text:span text:style-name="Teletype"><text:span text:style-name="T27">do <text:s text:c="25"/>#</text:span></text:span></text:p>
          <text:p text:style-name="P232"><text:span text:style-name="Teletype"><text:span text:style-name="T27"><text:s text:c="2"/>echo -n "$number " <text:s text:c="7"/># <text:s/>It *seems* to work, but . . .</text:span></text:span></text:p>
          <text:p text:style-name="P232"><text:span text:style-name="Teletype"><text:span text:style-name="T27"><text:s text:c="2"/>let "number += 1" <text:s text:c="8"/>#+ it actually does an ASCII comparison,</text:span></text:span></text:p>
          <text:p text:style-name="P232"><text:span text:style-name="Teletype"><text:span text:style-name="T27">done <text:s text:c="23"/>#+ rather than a numerical one.</text:span></text:span></text:p>
        </text:list-header>
      </text:list>
      <text:list xml:id="list1444042005" text:continue-list="list1792405310" text:style-name="L73">
        <text:list-header>
          <text:p text:style-name="P276"><text:span text:style-name="Teletype"><text:span text:style-name="T48"/></text:span></text:p>
        </text:list-header>
        <text:list-item>
          <text:p text:style-name="P276"><text:span text:style-name="Teletype"><text:span text:style-name="T48">Attempting to use </text:span></text:span><text:span text:style-name="Teletype"><text:span text:style-name="T53">let</text:span></text:span><text:span text:style-name="Teletype"><text:span text:style-name="T53"> </text:span></text:span><text:span text:style-name="Teletype"><text:span text:style-name="T48">to set string variables.</text:span></text:span></text:p>
        </text:list-item>
      </text:list>
      <text:list xml:id="list265884286" text:continue-list="list1244213490" text:style-name="WW8Num2">
        <text:list-header>
          <text:p text:style-name="P232"><text:span text:style-name="Teletype"><text:span text:style-name="T27">let "a = hello, you"</text:span></text:span></text:p>
          <text:p text:style-name="P232"><text:span text:style-name="Teletype"><text:span text:style-name="T27">echo "$a" <text:s text:c="2"/># 0</text:span></text:span></text:p>
        </text:list-header>
      </text:list>
      <text:list xml:id="list2046503232" text:continue-list="list1444042005" text:style-name="L73">
        <text:list-header>
          <text:p text:style-name="P276"><text:span text:style-name="Teletype"><text:span text:style-name="T48"/></text:span></text:p>
        </text:list-header>
        <text:list-item>
          <text:p text:style-name="P276"><text:span text:style-name="Teletype"><text:span text:style-name="T48">Sometimes variables within "test" brackets ([ ]) need to be quoted (double quotes). Failure to do so may cause unexpected behavior. </text:span></text:span></text:p>
          <text:p text:style-name="P276"><text:span text:style-name="Teletype"><text:span text:style-name="T48"/></text:span></text:p>
        </text:list-item>
        <text:list-item>
          <text:p text:style-name="P276"><text:span text:style-name="Teletype"><text:span text:style-name="T48">Quoting a variable containing whitespace </text:span></text:span><text:span text:style-name="Teletype"><text:span text:style-name="T48">prevents splitting</text:span></text:span><text:span text:style-name="Teletype"><text:span text:style-name="T48">. Sometimes this produces unintended </text:span></text:span><text:span text:style-name="Teletype"><text:span text:style-name="T48">consequences</text:span></text:span><text:span text:style-name="Teletype"><text:span text:style-name="T48">. </text:span></text:span></text:p>
          <text:p text:style-name="P276"><text:span text:style-name="Teletype"><text:span text:style-name="T48"/></text:span></text:p>
        </text:list-item>
        <text:list-item>
          <text:p text:style-name="P276"><text:span text:style-name="Teletype"><text:span text:style-name="T48">Commands issued from a script may fail to execute because the script owner lacks execute permission for them. If a user cannot invoke a command from the command-line, then putting it into a script will likewise fail. Try changing the attributes of the command in question, perhaps even setting the suid bit (as root, of course).</text:span></text:span></text:p>
          <text:p text:style-name="P276"><text:span text:style-name="Teletype"><text:span text:style-name="T48"/></text:span></text:p>
        </text:list-item>
        <text:list-item>
          <text:p text:style-name="P276"><text:span text:style-name="Teletype"><text:span text:style-name="T48">Attempting to use - as a redirection operator (which it is not) will usually result in an unpleasant surprise.</text:span></text:span></text:p>
        </text:list-item>
      </text:list>
      <text:list xml:id="list339706802" text:continue-list="list265884286" text:style-name="WW8Num2">
        <text:list-header>
          <text:p text:style-name="P232"><text:span text:style-name="Teletype"><text:span text:style-name="T27">command1 2&gt; - | command2</text:span></text:span></text:p>
          <text:p text:style-name="P232"><text:span text:style-name="Teletype"><text:span text:style-name="T27"># Trying to redirect error output of command1 into a pipe . . .</text:span></text:span></text:p>
          <text:p text:style-name="P232"><text:span text:style-name="Teletype"><text:span text:style-name="T27"># . . . will not work. <text:s/></text:span></text:span></text:p>
          <text:p text:style-name="P232"><text:span text:style-name="Teletype"><text:span text:style-name="T27"/></text:span></text:p>
          <text:p text:style-name="P232"><text:span text:style-name="Teletype"><text:span text:style-name="T27">command1 2&gt;&amp; - | command2 <text:s/># Also futile.</text:span></text:span></text:p>
        </text:list-header>
      </text:list>
      <text:list xml:id="list1446786186" text:continue-list="list2046503232" text:style-name="L73">
        <text:list-header>
          <text:p text:style-name="P276"><text:span text:style-name="Teletype"><text:span text:style-name="T48"/></text:span></text:p>
          <text:p text:style-name="P276"><text:span text:style-name="Teletype"><text:span text:style-name="T48"/></text:span></text:p>
        </text:list-header>
        <text:list-item>
          <text:p text:style-name="P276"><text:span text:style-name="Teletype"><text:span text:style-name="T48">Using Bash-specific functionality in a </text:span></text:span><text:span text:style-name="Teletype"><text:span text:style-name="T48">Bourne shell</text:span></text:span><text:span text:style-name="Teletype"><text:span text:style-name="T48"> script (</text:span></text:span><text:span text:style-name="Teletype"><text:span text:style-name="T53">#!/bin/sh</text:span></text:span><text:span text:style-name="Teletype"><text:span text:style-name="T48">) on a non-Linux machine </text:span></text:span><text:span text:style-name="Teletype"><text:span text:style-name="T48">may cause unexpected behavior</text:span></text:span><text:span text:style-name="Teletype"><text:span text:style-name="T48">. A Linux system usually aliases </text:span></text:span><text:span text:style-name="Teletype"><text:span text:style-name="T53">sh</text:span></text:span><text:span text:style-name="Teletype"><text:span text:style-name="T48"> to </text:span></text:span><text:span text:style-name="Teletype"><text:span text:style-name="T53">bash</text:span></text:span><text:span text:style-name="Teletype"><text:span text:style-name="T48">, but this </text:span></text:span><text:soft-page-break/><text:span text:style-name="Teletype"><text:span text:style-name="T48">does not necessarily hold true for a generic UNIX machine.</text:span></text:span></text:p>
          <text:p text:style-name="P276"><text:span text:style-name="Teletype"><text:span text:style-name="T48"/></text:span></text:p>
        </text:list-item>
        <text:list-item>
          <text:p text:style-name="P276"><text:span text:style-name="Teletype"><text:span text:style-name="T48">Using </text:span></text:span><text:span text:style-name="Teletype"><text:span text:style-name="T53">undocumented features</text:span></text:span><text:span text:style-name="Teletype"><text:span text:style-name="T48"> in Bash turns out to be a dangerous practice. In previous releases of this book there were several scripts that depended on the "feature" that, although the maximum value of an </text:span></text:span><text:span text:style-name="Teletype"><text:span text:style-name="T48">exit</text:span></text:span><text:span text:style-name="Teletype"><text:span text:style-name="T48"> or </text:span></text:span><text:span text:style-name="Teletype"><text:span text:style-name="T48">return</text:span></text:span><text:span text:style-name="Teletype"><text:span text:style-name="T48"> value was 255, that limit did not apply to negative integers. Unfortunately, in version 2.05b and later, that loophole disappeared.</text:span></text:span></text:p>
          <text:p text:style-name="P276"><text:span text:style-name="Teletype"><text:span text:style-name="T48"/></text:span></text:p>
        </text:list-item>
        <text:list-item>
          <text:p text:style-name="P276"><text:span text:style-name="Teletype"><text:span text:style-name="T48">In certain contexts, a misleading </text:span></text:span><text:span text:style-name="Teletype"><text:span text:style-name="T48">exit status</text:span></text:span><text:span text:style-name="Teletype"><text:span text:style-name="T48"> may be returned. This may occur when </text:span></text:span><text:span text:style-name="Teletype"><text:span text:style-name="T48">setting a local variable within a function</text:span></text:span><text:span text:style-name="Teletype"><text:span text:style-name="T48">or when </text:span></text:span><text:span text:style-name="Teletype"><text:span text:style-name="T48">assigning an arithmetic value to a variable</text:span></text:span><text:span text:style-name="Teletype"><text:span text:style-name="T48">.</text:span></text:span></text:p>
          <text:p text:style-name="P276"><text:span text:style-name="Teletype"><text:span text:style-name="T53">The </text:span></text:span><text:span text:style-name="Teletype"><text:span text:style-name="T53">exit status of an arithmetic expression</text:span></text:span><text:span text:style-name="Teletype"><text:span text:style-name="T53"> is not equivalent to an error code.</text:span></text:span></text:p>
        </text:list-item>
      </text:list>
      <text:list xml:id="list1487472010" text:continue-list="list339706802" text:style-name="WW8Num2">
        <text:list-header>
          <text:p text:style-name="P232"><text:span text:style-name="Teletype"><text:span text:style-name="T27">var=1 &amp;&amp; ((--var)) &amp;&amp; echo $var</text:span></text:span></text:p>
          <text:p text:style-name="P232"><text:span text:style-name="Teletype"><text:span text:style-name="T27"># <text:s text:c="7"/>^^^^^^^^^ Here the and-list terminates with exit status 1.</text:span></text:span></text:p>
          <text:p text:style-name="P232"><text:span text:style-name="Teletype"><text:span text:style-name="T27"># <text:s text:c="20"/>$var doesn't echo!</text:span></text:span></text:p>
          <text:p text:style-name="P232"><text:span text:style-name="Teletype"><text:span text:style-name="T27">echo $? <text:s text:c="2"/># 1</text:span></text:span></text:p>
        </text:list-header>
      </text:list>
      <text:list xml:id="list277881777" text:continue-list="list1446786186" text:style-name="L73">
        <text:list-header>
          <text:p text:style-name="P276"><text:span text:style-name="Teletype"><text:span text:style-name="T48"/></text:span></text:p>
        </text:list-header>
        <text:list-item>
          <text:p text:style-name="P276"><text:span text:style-name="Teletype"><text:span text:style-name="T48">A script with DOS-type newlines (\r\n) will fail to execute, since #!/bin/bash\r\n is not recognized, not the same as the expected#!/bin/bash\n. The fix is to convert the script to UNIX-style newlines.</text:span></text:span></text:p>
        </text:list-item>
      </text:list>
      <text:list xml:id="list994587288" text:continue-list="list1487472010" text:style-name="WW8Num2">
        <text:list-header>
          <text:p text:style-name="P232"><text:span text:style-name="Teletype"><text:span text:style-name="T27">#!/bin/bash</text:span></text:span></text:p>
          <text:p text:style-name="P232"><text:span text:style-name="Teletype"><text:span text:style-name="T27"/></text:span></text:p>
          <text:p text:style-name="P232"><text:span text:style-name="Teletype"><text:span text:style-name="T27">echo "Here"</text:span></text:span></text:p>
          <text:p text:style-name="P232"><text:span text:style-name="Teletype"><text:span text:style-name="T27"/></text:span></text:p>
          <text:p text:style-name="P232"><text:span text:style-name="Teletype"><text:span text:style-name="T27">unix2dos $0 <text:s text:c="3"/># Script changes itself to DOS format.</text:span></text:span></text:p>
          <text:p text:style-name="P232"><text:span text:style-name="Teletype"><text:span text:style-name="T27">chmod 755 $0 <text:s text:c="2"/># Change back to execute permission.</text:span></text:span></text:p>
          <text:p text:style-name="P232"><text:span text:style-name="Teletype"><text:span text:style-name="T27"><text:s text:c="15"/># The 'unix2dos' command removes execute permission.</text:span></text:span></text:p>
          <text:p text:style-name="P232"><text:span text:style-name="Teletype"><text:span text:style-name="T27"/></text:span></text:p>
          <text:p text:style-name="P232"><text:span text:style-name="Teletype"><text:span text:style-name="T27">./$0 <text:s text:c="10"/># Script tries to run itself again.</text:span></text:span></text:p>
          <text:p text:style-name="P232"><text:span text:style-name="Teletype"><text:span text:style-name="T27"><text:s text:c="15"/># But it won't work as a DOS file.</text:span></text:span></text:p>
          <text:p text:style-name="P232"><text:span text:style-name="Teletype"><text:span text:style-name="T27"/></text:span></text:p>
          <text:p text:style-name="P232"><text:span text:style-name="Teletype"><text:span text:style-name="T27">echo "There"</text:span></text:span></text:p>
          <text:p text:style-name="P232"><text:span text:style-name="Teletype"><text:span text:style-name="T27"/></text:span></text:p>
          <text:p text:style-name="P232"><text:span text:style-name="Teletype"><text:span text:style-name="T27">exit 0</text:span></text:span></text:p>
        </text:list-header>
      </text:list>
      <text:list xml:id="list454092313" text:continue-list="list277881777" text:style-name="L73">
        <text:list-header>
          <text:p text:style-name="P276"><text:span text:style-name="Teletype"><text:span text:style-name="T48"/></text:span></text:p>
        </text:list-header>
        <text:list-item>
          <text:p text:style-name="P276"><text:span text:style-name="Teletype"><text:span text:style-name="T48">A shell script headed by</text:span></text:span><text:span text:style-name="Teletype"><text:span text:style-name="T53"> #!/bin/sh</text:span></text:span><text:span text:style-name="Teletype"><text:span text:style-name="T48"> will not run in full Bash-compatibility mode. </text:span></text:span><text:span text:style-name="Teletype"><text:span text:style-name="T53">Some Bash-specific functions might be disabled. </text:span></text:span><text:span text:style-name="Teletype"><text:span text:style-name="T48">Scripts that need complete access to all the Bash-specific extensions should start with </text:span></text:span><text:span text:style-name="Teletype"><text:span text:style-name="T53">#!/bin/bash.</text:span></text:span></text:p>
          <text:p text:style-name="P276"><text:span text:style-name="Teletype"><text:span text:style-name="T48"/></text:span></text:p>
        </text:list-item>
        <text:list-item>
          <text:p text:style-name="P276"><text:span text:style-name="Teletype"><text:span text:style-name="T48">Putting whitespace in front of the</text:span></text:span><text:span text:style-name="Teletype"><text:span text:style-name="T53"> terminating limit string</text:span></text:span><text:span text:style-name="Teletype"><text:span text:style-name="T53"> </text:span></text:span><text:span text:style-name="Teletype"><text:span text:style-name="T48">of a </text:span></text:span><text:span text:style-name="Teletype"><text:span text:style-name="T53">here document</text:span></text:span><text:span text:style-name="Teletype"><text:span text:style-name="T48"> will cause unexpected behavior in a script.</text:span></text:span></text:p>
          <text:p text:style-name="P276"><text:span text:style-name="Teletype"><text:span text:style-name="T48"/></text:span></text:p>
        </text:list-item>
        <text:list-item>
          <text:p text:style-name="P276"><text:span text:style-name="Teletype"><text:span text:style-name="T48">A script may not </text:span></text:span><text:span text:style-name="Teletype"><text:span text:style-name="T53">export </text:span></text:span><text:span text:style-name="Teletype"><text:span text:style-name="T48">variables back to its </text:span></text:span><text:span text:style-name="Teletype"><text:span text:style-name="T48">parent process</text:span></text:span><text:span text:style-name="Teletype"><text:span text:style-name="T48">, the shell, or to the environment. Just as we learned in biology, a child process can inherit from a parent, but not vice versa.</text:span></text:span></text:p>
          <text:p text:style-name="P276"><text:span text:style-name="Teletype"><text:span text:style-name="T48"/></text:span></text:p>
        </text:list-item>
        <text:list-item>
          <text:p text:style-name="P276"><text:soft-page-break/><text:span text:style-name="Teletype"><text:span text:style-name="T48">Setting and manipulating variables in a </text:span></text:span><text:span text:style-name="Teletype"><text:span text:style-name="T53">subshell</text:span></text:span><text:span text:style-name="Teletype"><text:span text:style-name="T48">, then attempting to use those same variables outside the scope of the subshell will result an unpleasant surprise.</text:span></text:span></text:p>
          <text:p text:style-name="P276"><text:span text:style-name="Teletype"><text:span text:style-name="T48"/></text:span></text:p>
        </text:list-item>
        <text:list-item>
          <text:p text:style-name="P276"><text:span text:style-name="Teletype"><text:span text:style-name="T53">P</text:span></text:span><text:span text:style-name="Teletype"><text:span text:style-name="T53">iping</text:span></text:span><text:span text:style-name="Teletype"><text:span text:style-name="T53"> echo output to a </text:span></text:span><text:span text:style-name="Teletype"><text:span text:style-name="T53">read</text:span></text:span><text:span text:style-name="Teletype"><text:span text:style-name="T53"> </text:span></text:span><text:span text:style-name="Teletype"><text:span text:style-name="T48">may produce unexpected results. In this scenario, the read acts as if it were running in a </text:span></text:span><text:span text:style-name="Teletype"><text:span text:style-name="T53">subshell</text:span></text:span><text:span text:style-name="Teletype"><text:span text:style-name="T48">. Instead, use the</text:span></text:span><text:span text:style-name="Teletype"><text:span text:style-name="T53"> </text:span></text:span><text:span text:style-name="Teletype"><text:span text:style-name="T53">set</text:span></text:span><text:span text:style-name="Teletype"><text:span text:style-name="T48"> command (as in </text:span></text:span><text:span text:style-name="Teletype"><text:span text:style-name="T48">Example 15-18</text:span></text:span><text:span text:style-name="Teletype"><text:span text:style-name="T48">). </text:span></text:span><text:span text:style-name="Teletype"><text:span text:style-name="T53">Note also that an echo to a 'read' works within a subshell. However, the value of the variable changes *only* within the subshell.</text:span></text:span></text:p>
        </text:list-item>
      </text:list>
      <text:list xml:id="list217378758" text:continue-list="list994587288" text:style-name="WW8Num2">
        <text:list-header>
          <text:p text:style-name="P232"><text:span text:style-name="Teletype"><text:span text:style-name="T27">#!/bin/bash</text:span></text:span></text:p>
          <text:p text:style-name="P232"><text:span text:style-name="Teletype"><text:span text:style-name="T27"># <text:s/>badread.sh:</text:span></text:span></text:p>
          <text:p text:style-name="P232"><text:span text:style-name="Teletype"><text:span text:style-name="T27"># <text:s/>Attempting to use 'echo and 'read'</text:span></text:span></text:p>
          <text:p text:style-name="P232"><text:span text:style-name="Teletype"><text:span text:style-name="T27">#+ to assign variables non-interactively.</text:span></text:span></text:p>
          <text:p text:style-name="P232"><text:span text:style-name="Teletype"><text:span text:style-name="T27"/></text:span></text:p>
          <text:p text:style-name="P232"><text:span text:style-name="Teletype"><text:span text:style-name="T27"># <text:s text:c="2"/>shopt -s lastpipe</text:span></text:span></text:p>
          <text:p text:style-name="P232"><text:span text:style-name="Teletype"><text:span text:style-name="T27"/></text:span></text:p>
          <text:p text:style-name="P232"><text:span text:style-name="Teletype"><text:span text:style-name="T27">a=aaa</text:span></text:span></text:p>
          <text:p text:style-name="P232"><text:span text:style-name="Teletype"><text:span text:style-name="T27">b=bbb</text:span></text:span></text:p>
          <text:p text:style-name="P232"><text:span text:style-name="Teletype"><text:span text:style-name="T27">c=ccc</text:span></text:span></text:p>
          <text:p text:style-name="P232"><text:span text:style-name="Teletype"><text:span text:style-name="T27"/></text:span></text:p>
          <text:p text:style-name="P232"><text:span text:style-name="Teletype"><text:span text:style-name="T27">echo "one two three" | read a b c</text:span></text:span></text:p>
          <text:p text:style-name="P232"><text:span text:style-name="Teletype"><text:span text:style-name="T27"># Try to reassign a, b, and c.</text:span></text:span></text:p>
          <text:p text:style-name="P232"><text:span text:style-name="Teletype"><text:span text:style-name="T27"/></text:span></text:p>
          <text:p text:style-name="P232"><text:span text:style-name="Teletype"><text:span text:style-name="T27">echo</text:span></text:span></text:p>
          <text:p text:style-name="P232"><text:span text:style-name="Teletype"><text:span text:style-name="T27">echo "a = $a" <text:s/># a = aaa</text:span></text:span></text:p>
          <text:p text:style-name="P232"><text:span text:style-name="Teletype"><text:span text:style-name="T27">echo "b = $b" <text:s/># b = bbb</text:span></text:span></text:p>
          <text:p text:style-name="P232"><text:span text:style-name="Teletype"><text:span text:style-name="T27">echo "c = $c" <text:s/># c = ccc</text:span></text:span></text:p>
          <text:p text:style-name="P232"><text:span text:style-name="Teletype"><text:span text:style-name="T27"># Reassignment failed.</text:span></text:span></text:p>
          <text:p text:style-name="P232"><text:span text:style-name="Teletype"><text:span text:style-name="T27"/></text:span></text:p>
          <text:p text:style-name="P232"><text:span text:style-name="Teletype"><text:span text:style-name="T27">### However . . .</text:span></text:span></text:p>
          <text:p text:style-name="P232"><text:span text:style-name="Teletype"><text:span text:style-name="T27">## <text:s/>Uncommenting line 6:</text:span></text:span></text:p>
          <text:p text:style-name="P232"><text:span text:style-name="Teletype"><text:span text:style-name="T27"># <text:s text:c="2"/>shopt -s lastpipe</text:span></text:span></text:p>
          <text:p text:style-name="P232"><text:span text:style-name="Teletype"><text:span text:style-name="T27">##+ fixes the problem!</text:span></text:span></text:p>
          <text:p text:style-name="P232"><text:span text:style-name="Teletype"><text:span text:style-name="T27">### This is a new feature in Bash, version 4.2.</text:span></text:span></text:p>
          <text:p text:style-name="P232"><text:span text:style-name="Teletype"><text:span text:style-name="T27"/></text:span></text:p>
          <text:p text:style-name="P232"><text:span text:style-name="Teletype"><text:span text:style-name="T27"># ------------------------------</text:span></text:span></text:p>
          <text:p text:style-name="P232"><text:span text:style-name="Teletype"><text:span text:style-name="T27"/></text:span></text:p>
          <text:p text:style-name="P232"><text:span text:style-name="Teletype"><text:span text:style-name="T27"># Try the following alternative.</text:span></text:span></text:p>
          <text:p text:style-name="P232"><text:span text:style-name="Teletype"><text:span text:style-name="T27"/></text:span></text:p>
          <text:p text:style-name="P232"><text:span text:style-name="Teletype"><text:span text:style-name="T27">var=`echo "one two three"`</text:span></text:span></text:p>
          <text:p text:style-name="P232"><text:span text:style-name="Teletype"><text:span text:style-name="T27">set -- $var</text:span></text:span></text:p>
          <text:p text:style-name="P232"><text:span text:style-name="Teletype"><text:span text:style-name="T27">a=$1; b=$2; c=$3</text:span></text:span></text:p>
          <text:p text:style-name="P232"><text:span text:style-name="Teletype"><text:span text:style-name="T27"/></text:span></text:p>
          <text:p text:style-name="P232"><text:span text:style-name="Teletype"><text:span text:style-name="T27">echo "-------"</text:span></text:span></text:p>
          <text:p text:style-name="P232"><text:soft-page-break/><text:span text:style-name="Teletype"><text:span text:style-name="T27">echo "a = $a" <text:s/># a = one</text:span></text:span></text:p>
          <text:p text:style-name="P232"><text:span text:style-name="Teletype"><text:span text:style-name="T27">echo "b = $b" <text:s/># b = two</text:span></text:span></text:p>
          <text:p text:style-name="P232"><text:span text:style-name="Teletype"><text:span text:style-name="T27">echo "c = $c" <text:s/># c = three </text:span></text:span></text:p>
          <text:p text:style-name="P232"><text:span text:style-name="Teletype"><text:span text:style-name="T27"># Reassignment succeeded.</text:span></text:span></text:p>
          <text:p text:style-name="P232"><text:span text:style-name="Teletype"><text:span text:style-name="T27"/></text:span></text:p>
          <text:p text:style-name="P232"><text:span text:style-name="Teletype"><text:span text:style-name="T27"># ------------------------------</text:span></text:span></text:p>
          <text:p text:style-name="P232"><text:span text:style-name="Teletype"><text:span text:style-name="T27"/></text:span></text:p>
          <text:p text:style-name="P232"><text:span text:style-name="Teletype"><text:span text:style-name="T25"># <text:s/>Note also that an echo to a 'read' works within a subshell.</text:span></text:span></text:p>
          <text:p text:style-name="P232"><text:span text:style-name="Teletype"><text:span text:style-name="T25"># <text:s/>However, the value of the variable changes *only* within the subshell.</text:span></text:span></text:p>
          <text:p text:style-name="P232"><text:span text:style-name="Teletype"><text:span text:style-name="T27"/></text:span></text:p>
          <text:p text:style-name="P232"><text:span text:style-name="Teletype"><text:span text:style-name="T27">a=aaa <text:s text:c="9"/># Starting all over again.</text:span></text:span></text:p>
          <text:p text:style-name="P232"><text:span text:style-name="Teletype"><text:span text:style-name="T27">b=bbb</text:span></text:span></text:p>
          <text:p text:style-name="P232"><text:span text:style-name="Teletype"><text:span text:style-name="T27">c=ccc</text:span></text:span></text:p>
          <text:p text:style-name="P232"><text:span text:style-name="Teletype"><text:span text:style-name="T27">echo; echo</text:span></text:span></text:p>
          <text:p text:style-name="P232"><text:span text:style-name="Teletype"><text:span text:style-name="T27">echo "one two three" | ( read a b c;</text:span></text:span></text:p>
          <text:p text:style-name="P232"><text:span text:style-name="Teletype"><text:span text:style-name="T27">echo "Inside subshell: "; echo "a = $a"; echo "b = $b"; echo "c = $c" )</text:span></text:span></text:p>
          <text:p text:style-name="P232"><text:span text:style-name="Teletype"><text:span text:style-name="T27"># a = one</text:span></text:span></text:p>
          <text:p text:style-name="P232"><text:span text:style-name="Teletype"><text:span text:style-name="T27"># b = two</text:span></text:span></text:p>
          <text:p text:style-name="P232"><text:span text:style-name="Teletype"><text:span text:style-name="T27"># c = three</text:span></text:span></text:p>
          <text:p text:style-name="P232"><text:span text:style-name="Teletype"><text:span text:style-name="T27">echo "-----------------"</text:span></text:span></text:p>
          <text:p text:style-name="P232"><text:span text:style-name="Teletype"><text:span text:style-name="T27">echo "Outside subshell: "</text:span></text:span></text:p>
          <text:p text:style-name="P232"><text:span text:style-name="Teletype"><text:span text:style-name="T27">echo "a = $a" <text:s/># a = aaa</text:span></text:span></text:p>
          <text:p text:style-name="P232"><text:span text:style-name="Teletype"><text:span text:style-name="T27">echo "b = $b" <text:s/># b = bbb</text:span></text:span></text:p>
          <text:p text:style-name="P232"><text:span text:style-name="Teletype"><text:span text:style-name="T27">echo "c = $c" <text:s/># c = ccc</text:span></text:span></text:p>
          <text:p text:style-name="P232"><text:span text:style-name="Teletype"><text:span text:style-name="T27">echo</text:span></text:span></text:p>
          <text:p text:style-name="P232"><text:span text:style-name="Teletype"><text:span text:style-name="T27"/></text:span></text:p>
          <text:p text:style-name="P232"><text:span text:style-name="Teletype"><text:span text:style-name="T27">exit 0</text:span></text:span></text:p>
        </text:list-header>
      </text:list>
      <text:list xml:id="list524636408" text:continue-list="list454092313" text:style-name="L73">
        <text:list-header>
          <text:p text:style-name="P276"/>
          <text:p text:style-name="P276"><text:span text:style-name="Teletype"><text:span text:style-name="T48">In fact, as Anthony Richardson points out, piping to any loop can cause a similar problem.</text:span></text:span></text:p>
          <text:p text:style-name="P276"><text:bookmark text:name="BADREAD"/><text:span text:style-name="Teletype"><text:span text:style-name="T48"/></text:span></text:p>
          <text:p text:style-name="P276"><text:span text:style-name="Teletype"><text:span text:style-name="T48">A lookalike problem occurs when</text:span></text:span><text:span text:style-name="Teletype"><text:span text:style-name="T53"> trying to write the stdout of a tail -f piped to </text:span></text:span><text:span text:style-name="Teletype"><text:span text:style-name="T53">grep</text:span></text:span><text:span text:style-name="Teletype"><text:span text:style-name="T53">.</text:span></text:span></text:p>
        </text:list-header>
      </text:list>
      <text:list xml:id="list194922113" text:continue-list="list217378758" text:style-name="WW8Num2">
        <text:list-header>
          <text:p text:style-name="P232"><text:span text:style-name="Teletype"><text:span text:style-name="T27">tail -f /var/log/messages | grep "$ERROR_MSG" &gt;&gt; error.log</text:span></text:span></text:p>
          <text:p text:style-name="P232"><text:span text:style-name="Teletype"><text:span text:style-name="T27"># <text:s/>The "error.log" file will not have anything written to it.</text:span></text:span></text:p>
          <text:p text:style-name="P232"><text:span text:style-name="Teletype"><text:span text:style-name="T27"># <text:s/>As Samuli Kaipiainen points out, this results from grep</text:span></text:span></text:p>
          <text:p text:style-name="P232"><text:span text:style-name="Teletype"><text:span text:style-name="T27">#+ buffering its output.</text:span></text:span></text:p>
          <text:p text:style-name="P232"><text:span text:style-name="Teletype"><text:span text:style-name="T27"># <text:s/>The fix is to </text:span></text:span><text:span text:style-name="Teletype"><text:span text:style-name="T25">add the "</text:span></text:span><text:span text:style-name="Teletype"><text:span text:style-name="T74">--line-buffered</text:span></text:span><text:span text:style-name="Teletype"><text:span text:style-name="T25">" parameter to grep.</text:span></text:span></text:p>
        </text:list-header>
      </text:list>
      <text:list xml:id="list594512315" text:continue-list="list524636408" text:style-name="L73">
        <text:list-header>
          <text:p text:style-name="P276"><text:span text:style-name="Teletype"><text:span text:style-name="T48"/></text:span></text:p>
        </text:list-header>
        <text:list-item>
          <text:p text:style-name="P276"><text:span text:style-name="Teletype"><text:span text:style-name="T48">Using "</text:span></text:span><text:span text:style-name="Teletype"><text:span text:style-name="T53">suid</text:span></text:span><text:span text:style-name="Teletype"><text:span text:style-name="T48">" commands within scripts is risky, as it may compromise system security. </text:span></text:span></text:p>
          <text:p text:style-name="P276"><text:span text:style-name="Teletype"><text:span text:style-name="T48"/></text:span></text:p>
        </text:list-item>
        <text:list-item>
          <text:p text:style-name="P276"><text:bookmark text:name="CGIREF"/><text:span text:style-name="Teletype"><text:span text:style-name="T48">Using shell scripts for CGI programming may be problematic. Shell script variables are not "typesafe," and this can cause undesirable behavior as far as CGI is concerned. Moreover, it </text:span></text:span><text:soft-page-break/><text:span text:style-name="Teletype"><text:span text:style-name="T48">is difficult to "cracker-proof" shell scripts.</text:span></text:span></text:p>
          <text:p text:style-name="P276"><text:span text:style-name="Teletype"><text:span text:style-name="T48"/></text:span></text:p>
        </text:list-item>
        <text:list-item>
          <text:p text:style-name="P276"><text:span text:style-name="Teletype"><text:span text:style-name="T48">Bash does not handle the </text:span></text:span><text:span text:style-name="Teletype"><text:span text:style-name="T53">double slash</text:span></text:span><text:span text:style-name="Teletype"><text:span text:style-name="T48"> (//) string</text:span></text:span><text:span text:style-name="Teletype"><text:span text:style-name="T48"> correctly.</text:span></text:span></text:p>
          <text:p text:style-name="P276"><text:span text:style-name="Teletype"><text:span text:style-name="T48"/></text:span></text:p>
        </text:list-item>
        <text:list-item>
          <text:p text:style-name="P276"><text:bookmark text:name="GNUREF"/><text:span text:style-name="Teletype"><text:span text:style-name="T48">Bash scripts written for Linux or BSD systems may need fixups to run on a commercial UNIX (or Apple OSX) machine. Such scripts often employ the GNU set of commands and filters, which have greater functionality than their generic UNIX counterparts. This is particularly true of such text processing utilites as </text:span></text:span><text:span text:style-name="Teletype"><text:span text:style-name="T53">tr</text:span></text:span><text:span text:style-name="Teletype"><text:span text:style-name="T48">.</text:span></text:span></text:p>
        </text:list-item>
      </text:list>
      <text:list xml:id="list1648009325" text:continue-list="list194922113" text:style-name="WW8Num2">
        <text:list-header>
          <text:p text:style-name="P144"/>
          <text:p text:style-name="P144"/>
          <text:h text:style-name="P91" text:outline-level="1">Scripting With Style</text:h>
        </text:list-header>
      </text:list>
      <text:list xml:id="list1122303820" text:continue-list="list594512315" text:style-name="L73">
        <text:list-header>
          <text:p text:style-name="P276"><text:span text:style-name="Teletype"><text:span text:style-name="T48"><text:s text:c="2"/>Get into the habit of writing shell scripts in a structured and systematic manner. Even on-the-fly and "written on the back of an envelope" scripts will benefit if you take a few minutes to plan and organize your thoughts before sitting down and coding.</text:span></text:span></text:p>
          <text:p text:style-name="P276"><text:span text:style-name="Teletype"><text:span text:style-name="T48"><text:s text:c="3"/>Herewith are a few stylistic guidelines. This is not (necessarily) intended as an Official Shell Scripting Stylesheet.</text:span></text:span></text:p>
        </text:list-header>
      </text:list>
      <text:list xml:id="list384201196" text:continue-list="list1648009325" text:style-name="WW8Num2">
        <text:list-header>
          <text:p text:style-name="P144"/>
        </text:list-header>
        <text:list-item>
          <text:p text:style-name="P144">Unofficial Shell Scripting Stylesheet</text:p>
        </text:list-item>
      </text:list>
      <text:list xml:id="list1651293863" text:style-name="L75">
        <text:list-item>
          <text:p text:style-name="P266"><text:span text:style-name="Teletype"><text:span text:style-name="T48">Comment your code. This makes it easier for others to understand (and appreciate), and easier for you to maintain.</text:span></text:span></text:p>
          <text:p text:style-name="P266"><text:span text:style-name="Teletype"><text:span text:style-name="T48"/></text:span></text:p>
        </text:list-item>
        <text:list-item>
          <text:p text:style-name="P266"><text:span text:style-name="Teletype"><text:span text:style-name="T48">Add descriptive headers to your scripts and functions.</text:span></text:span></text:p>
        </text:list-item>
      </text:list>
      <text:list xml:id="list808969829" text:continue-list="list384201196" text:style-name="WW8Num2">
        <text:list-header>
          <text:p text:style-name="P223"><text:span text:style-name="Teletype"><text:span text:style-name="T27">#!/bin/bash</text:span></text:span></text:p>
          <text:p text:style-name="P223"><text:span text:style-name="Teletype"><text:span text:style-name="T27"/></text:span></text:p>
          <text:p text:style-name="P223"><text:span text:style-name="Teletype"><text:span text:style-name="T27">#************************************************#</text:span></text:span></text:p>
          <text:p text:style-name="P223"><text:span text:style-name="Teletype"><text:span text:style-name="T27"># <text:s text:c="18"/>xyz.sh <text:s text:c="22"/>#</text:span></text:span></text:p>
          <text:p text:style-name="P223"><text:span text:style-name="Teletype"><text:span text:style-name="T27"># <text:s text:c="10"/>written by Bozo Bozeman <text:s text:c="13"/>#</text:span></text:span></text:p>
          <text:p text:style-name="P223"><text:span text:style-name="Teletype"><text:span text:style-name="T27"># <text:s text:c="15"/>July 05, 2001 <text:s text:c="18"/>#</text:span></text:span></text:p>
          <text:p text:style-name="P223"><text:span text:style-name="Teletype"><text:span text:style-name="T27"># <text:s text:c="47"/>#</text:span></text:span></text:p>
          <text:p text:style-name="P223"><text:span text:style-name="Teletype"><text:span text:style-name="T27"># <text:s text:c="10"/>Clean up project files. <text:s text:c="13"/>#</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E_BADDIR=85 <text:s text:c="22"/># No such directory.</text:span></text:span></text:p>
          <text:p text:style-name="P223"><text:span text:style-name="Teletype"><text:span text:style-name="T27">projectdir=/home/bozo/projects <text:s text:c="3"/># Directory to clean up.</text:span></text:span></text:p>
          <text:p text:style-name="P223"><text:span text:style-name="Teletype"><text:span text:style-name="T27"/></text:span></text:p>
          <text:p text:style-name="P223"><text:span text:style-name="Teletype"><text:span text:style-name="T27"># --------------------------------------------------------- #</text:span></text:span></text:p>
          <text:p text:style-name="P223"><text:span text:style-name="Teletype"><text:span text:style-name="T27"># cleanup_pfiles () <text:s text:c="40"/>#</text:span></text:span></text:p>
          <text:p text:style-name="P223"><text:soft-page-break/><text:span text:style-name="Teletype"><text:span text:style-name="T27"># Removes all files in designated directory. <text:s text:c="15"/>#</text:span></text:span></text:p>
          <text:p text:style-name="P223"><text:span text:style-name="Teletype"><text:span text:style-name="T27"># Parameter: $target_directory <text:s text:c="29"/>#</text:span></text:span></text:p>
          <text:p text:style-name="P223"><text:span text:style-name="Teletype"><text:span text:style-name="T27"># Returns: 0 on success, $E_BADDIR if something went wrong. #</text:span></text:span></text:p>
          <text:p text:style-name="P223"><text:span text:style-name="Teletype"><text:span text:style-name="T27"># --------------------------------------------------------- #</text:span></text:span></text:p>
          <text:p text:style-name="P223"><text:span text:style-name="Teletype"><text:span text:style-name="T27">cleanup_pfiles ()</text:span></text:span></text:p>
          <text:p text:style-name="P223"><text:span text:style-name="Teletype"><text:span text:style-name="T27">{</text:span></text:span></text:p>
        </text:list-header>
      </text:list>
      <text:list xml:id="list1562273917" text:continue-list="list1651293863" text:style-name="L75">
        <text:list-header>
          <text:p text:style-name="P266"><text:span text:style-name="Teletype"><text:span text:style-name="T48"/></text:span></text:p>
        </text:list-header>
        <text:list-item>
          <text:p text:style-name="P266"><text:span text:style-name="Teletype"><text:span text:style-name="T48">Avoid using "</text:span></text:span><text:span text:style-name="Teletype"><text:span text:style-name="T53">magic numbers</text:span></text:span><text:span text:style-name="Teletype"><text:span text:style-name="T48">", that is, "hard-wired" literal constants. Use meaningful variable names instead. This makes the script easier to understand and permits making changes and updates without breaking the application.</text:span></text:span></text:p>
        </text:list-item>
      </text:list>
      <text:list xml:id="list107216334" text:continue-list="list808969829" text:style-name="WW8Num2">
        <text:list-header>
          <text:p text:style-name="P223"><text:span text:style-name="Teletype"><text:span text:style-name="T27">if [ -f /var/log/messages ]</text:span></text:span></text:p>
          <text:p text:style-name="P223"><text:span text:style-name="Teletype"><text:span text:style-name="T27">then</text:span></text:span></text:p>
          <text:p text:style-name="P223"><text:span text:style-name="Teletype"><text:span text:style-name="T27"><text:s text:c="2"/>...</text:span></text:span></text:p>
          <text:p text:style-name="P223"><text:span text:style-name="Teletype"><text:span text:style-name="T27">fi</text:span></text:span></text:p>
          <text:p text:style-name="P223"><text:span text:style-name="Teletype"><text:span text:style-name="T27"># <text:s/>A year later, you decide to change the script to check /var/log/syslog.</text:span></text:span></text:p>
          <text:p text:style-name="P223"><text:span text:style-name="Teletype"><text:span text:style-name="T27"># <text:s/>It is now necessary to manually change the script, instance by instance,</text:span></text:span></text:p>
          <text:p text:style-name="P223"><text:span text:style-name="Teletype"><text:span text:style-name="T27">#+ and hope nothing breaks.</text:span></text:span></text:p>
          <text:p text:style-name="P223"><text:span text:style-name="Teletype"><text:span text:style-name="T27"/></text:span></text:p>
          <text:p text:style-name="P223"><text:span text:style-name="Teletype"><text:span text:style-name="T27"># A better way:</text:span></text:span></text:p>
          <text:p text:style-name="P223"><text:span text:style-name="Teletype"><text:span text:style-name="T27">LOGFILE=/var/log/messages <text:s/># Only line that needs to be changed.</text:span></text:span></text:p>
          <text:p text:style-name="P223"><text:span text:style-name="Teletype"><text:span text:style-name="T27">if [ -f "$LOGFILE" ]</text:span></text:span></text:p>
          <text:p text:style-name="P223"><text:span text:style-name="Teletype"><text:span text:style-name="T27">then</text:span></text:span></text:p>
          <text:p text:style-name="P223"><text:span text:style-name="Teletype"><text:span text:style-name="T27"><text:s text:c="2"/>...</text:span></text:span></text:p>
          <text:p text:style-name="P223"><text:span text:style-name="Teletype"><text:span text:style-name="T27">fi</text:span></text:span></text:p>
        </text:list-header>
      </text:list>
      <text:list xml:id="list1748246117" text:continue-list="list1562273917" text:style-name="L75">
        <text:list-header>
          <text:p text:style-name="P266"><text:span text:style-name="Teletype"><text:span text:style-name="T48"/></text:span></text:p>
        </text:list-header>
        <text:list-item>
          <text:p text:style-name="P266"><text:span text:style-name="Teletype"><text:span text:style-name="T48">Choose </text:span></text:span><text:span text:style-name="Teletype"><text:span text:style-name="T53">descriptive names </text:span></text:span><text:span text:style-name="Teletype"><text:span text:style-name="T48">for variables and functions.</text:span></text:span></text:p>
        </text:list-item>
      </text:list>
      <text:list xml:id="list915317232" text:continue-list="list107216334" text:style-name="WW8Num2">
        <text:list-header>
          <text:p text:style-name="P223"><text:span text:style-name="Teletype"><text:span text:style-name="T27">fl=`ls -al $dirname` <text:s text:c="16"/># Cryptic.</text:span></text:span></text:p>
          <text:p text:style-name="P223"><text:span text:style-name="Teletype"><text:span text:style-name="T27">file_listing=`ls -al $dirname` <text:s text:c="6"/># Better.</text:span></text:span></text:p>
        </text:list-header>
      </text:list>
      <text:list xml:id="list1067285525" text:continue-list="list1748246117" text:style-name="L75">
        <text:list-header>
          <text:p text:style-name="P266"><text:span text:style-name="Teletype"><text:span text:style-name="T48"/></text:span></text:p>
        </text:list-header>
        <text:list-item>
          <text:p text:style-name="P266"><text:span text:style-name="Teletype"><text:span text:style-name="T48">Use </text:span></text:span><text:span text:style-name="Teletype"><text:span text:style-name="T48">exit codes</text:span></text:span><text:span text:style-name="Teletype"><text:span text:style-name="T48"> in a systematic and meaningful way.</text:span></text:span></text:p>
        </text:list-item>
      </text:list>
      <text:list xml:id="list316710940" text:continue-list="list915317232" text:style-name="WW8Num2">
        <text:list-header>
          <text:p text:style-name="P223"><text:span text:style-name="Teletype"><text:span text:style-name="T27">E_WRONG_ARGS=95</text:span></text:span></text:p>
          <text:p text:style-name="P223"><text:span text:style-name="Teletype"><text:span text:style-name="T27">...</text:span></text:span></text:p>
          <text:p text:style-name="P223"><text:span text:style-name="Teletype"><text:span text:style-name="T27">...</text:span></text:span></text:p>
          <text:p text:style-name="P223"><text:span text:style-name="Teletype"><text:span text:style-name="T27">exit $E_WRONG_ARGS</text:span></text:span></text:p>
          <text:p text:style-name="P223"><text:span text:style-name="Teletype"><text:span text:style-name="T27"/></text:span></text:p>
          <text:p text:style-name="P228"><text:span text:style-name="Teletype"><text:span text:style-name="T48"><text:s text:c="3"/>Ender suggests using the </text:span></text:span><text:span text:style-name="Teletype"><text:span text:style-name="T48">exit codes in </text:span></text:span><text:span text:style-name="Teletype"><text:span text:style-name="T53">/usr/include/sysexits.h</text:span></text:span><text:span text:style-name="Teletype"><text:span text:style-name="T53"> </text:span></text:span><text:span text:style-name="Teletype"><text:span text:style-name="T48">in shell scripts, though these are primarily intended for C and C++ programming.</text:span></text:span></text:p>
        </text:list-header>
      </text:list>
      <text:list xml:id="list641203583" text:continue-list="list1067285525" text:style-name="L75">
        <text:list-header>
          <text:p text:style-name="P266"><text:span text:style-name="Teletype"><text:span text:style-name="T48"/></text:span></text:p>
        </text:list-header>
        <text:list-item>
          <text:p text:style-name="P266"><text:span text:style-name="Teletype"><text:span text:style-name="T48">Use standardized </text:span></text:span><text:span text:style-name="Teletype"><text:span text:style-name="T53">parameter flags</text:span></text:span><text:span text:style-name="Teletype"><text:span text:style-name="T48"> for script invocation. Ender proposes the </text:span></text:span><text:span text:style-name="Teletype"><text:span text:style-name="T48">following set of flags.</text:span></text:span></text:p>
        </text:list-item>
      </text:list>
      <text:list xml:id="list1750957494" text:continue-list="list316710940" text:style-name="WW8Num2">
        <text:list-header>
          <text:p text:style-name="P223"><text:span text:style-name="Teletype"><text:span text:style-name="T27">-a <text:s text:c="5"/>All: Return all information (including hidden file info).</text:span></text:span></text:p>
          <text:p text:style-name="P223"><text:soft-page-break/><text:span text:style-name="Teletype"><text:span text:style-name="T27">-b <text:s text:c="5"/>Brief: Short version, usually for other scripts.</text:span></text:span></text:p>
          <text:p text:style-name="P223"><text:span text:style-name="Teletype"><text:span text:style-name="T27">-c <text:s text:c="5"/>Copy, concatenate, etc.</text:span></text:span></text:p>
          <text:p text:style-name="P223"><text:span text:style-name="Teletype"><text:span text:style-name="T27">-d <text:s text:c="5"/>Daily: Use information from the whole day, and not merely</text:span></text:span></text:p>
          <text:p text:style-name="P223"><text:span text:style-name="Teletype"><text:span text:style-name="T27"><text:s text:c="8"/>information for a specific instance/user.</text:span></text:span></text:p>
          <text:p text:style-name="P223"><text:span text:style-name="Teletype"><text:span text:style-name="T27">-e <text:s text:c="5"/>Extended/Elaborate: (often does not include hidden file info).</text:span></text:span></text:p>
          <text:p text:style-name="P223"><text:span text:style-name="Teletype"><text:span text:style-name="T27">-h <text:s text:c="5"/>Help: Verbose usage w/descs, aux info, discussion, help.</text:span></text:span></text:p>
          <text:p text:style-name="P223"><text:span text:style-name="Teletype"><text:span text:style-name="T27"><text:s text:c="8"/>See also -V.</text:span></text:span></text:p>
          <text:p text:style-name="P223"><text:span text:style-name="Teletype"><text:span text:style-name="T27">-l <text:s text:c="5"/>Log output of script.</text:span></text:span></text:p>
          <text:p text:style-name="P223"><text:span text:style-name="Teletype"><text:span text:style-name="T27">-m <text:s text:c="5"/>Manual: Launch man-page for base command.</text:span></text:span></text:p>
          <text:p text:style-name="P223"><text:span text:style-name="Teletype"><text:span text:style-name="T27">-n <text:s text:c="5"/>Numbers: Numerical data only.</text:span></text:span></text:p>
          <text:p text:style-name="P223"><text:span text:style-name="Teletype"><text:span text:style-name="T27">-r <text:s text:c="5"/>Recursive: All files in a directory (and/or all sub-dirs).</text:span></text:span></text:p>
          <text:p text:style-name="P223"><text:span text:style-name="Teletype"><text:span text:style-name="T27">-s <text:s text:c="5"/>Setup &amp; File Maintenance: Config files for this script.</text:span></text:span></text:p>
          <text:p text:style-name="P223"><text:span text:style-name="Teletype"><text:span text:style-name="T27">-u <text:s text:c="5"/>Usage: List of invocation flags for the script.</text:span></text:span></text:p>
          <text:p text:style-name="P223"><text:span text:style-name="Teletype"><text:span text:style-name="T27">-v <text:s text:c="5"/>Verbose: Human readable output, more or less formatted.</text:span></text:span></text:p>
          <text:p text:style-name="P223"><text:span text:style-name="Teletype"><text:span text:style-name="T27">-V <text:s text:c="5"/>Version / License / Copy(right|left) / Contribs (email too).</text:span></text:span></text:p>
        </text:list-header>
      </text:list>
      <text:list xml:id="list1594010373" text:continue-list="list641203583" text:style-name="L75">
        <text:list-header>
          <text:p text:style-name="P266"><text:span text:style-name="Teletype"><text:span text:style-name="T48"/></text:span></text:p>
        </text:list-header>
        <text:list-item>
          <text:p text:style-name="P266"><text:span text:style-name="Teletype"><text:span text:style-name="T48">Break complex scripts into simpler modules. Use functions where appropriate. See </text:span></text:span><text:span text:style-name="Teletype"><text:span text:style-name="T48">Example 37-4</text:span></text:span><text:span text:style-name="Teletype"><text:span text:style-name="T48">.</text:span></text:span></text:p>
          <text:p text:style-name="P266"><text:span text:style-name="Teletype"><text:span text:style-name="T48"/></text:span></text:p>
        </text:list-item>
        <text:list-item>
          <text:p text:style-name="P266"><text:span text:style-name="Teletype"><text:span text:style-name="T48">Don't use a complex construct where a simpler one will do.</text:span></text:span></text:p>
        </text:list-item>
      </text:list>
      <text:list xml:id="list1283923214" text:continue-list="list1750957494" text:style-name="WW8Num2">
        <text:list-header>
          <text:p text:style-name="P223"><text:span text:style-name="Teletype"><text:span text:style-name="T27">COMMAND</text:span></text:span></text:p>
          <text:p text:style-name="P223"><text:span text:style-name="Teletype"><text:span text:style-name="T27">if [ $? -eq 0 ]</text:span></text:span></text:p>
          <text:p text:style-name="P223"><text:span text:style-name="Teletype"><text:span text:style-name="T27">...</text:span></text:span></text:p>
          <text:p text:style-name="P223"><text:span text:style-name="Teletype"><text:span text:style-name="T27"># Redundant and non-intuitive.</text:span></text:span></text:p>
          <text:p text:style-name="P223"><text:span text:style-name="Teletype"><text:span text:style-name="T27"/></text:span></text:p>
          <text:p text:style-name="P223"><text:span text:style-name="Teletype"><text:span text:style-name="T27">if COMMAND</text:span></text:span></text:p>
          <text:p text:style-name="P223"><text:span text:style-name="Teletype"><text:span text:style-name="T27">...</text:span></text:span></text:p>
          <text:p text:style-name="P223"><text:span text:style-name="Teletype"><text:span text:style-name="T27"># More concise (if perhaps not quite as legible).</text:span></text:span></text:p>
        </text:list-header>
      </text:list>
      <text:h text:style-name="P87" text:outline-level="1"/>
      <text:p text:style-name="P37"/>
      <text:list xml:id="list538925117" text:continue-numbering="true" text:style-name="WW8Num2">
        <text:list-header>
          <text:h text:style-name="P91" text:outline-level="1">Miscellany</text:h>
          <text:p text:style-name="P144"/>
          <text:p text:style-name="P144"/>
          <text:p text:style-name="P155">Interactive and non-interactive shells and <text:soft-page-break/>scripts</text:p>
        </text:list-header>
      </text:list>
      <text:list xml:id="list1249395958" text:continue-list="list1594010373" text:style-name="L75">
        <text:list-item>
          <text:p text:style-name="P266"><text:span text:style-name="Teletype"><text:span text:style-name="T48">Non-interactive scripts can run in the background, but interactive ones hang, waiting for input that never comes. Handle that difficulty by having an expect script or embedded </text:span></text:span><text:span text:style-name="Teletype"><text:span text:style-name="T48">here document</text:span></text:span><text:span text:style-name="Teletype"><text:span text:style-name="T48"> feed input to an interactive script running as a background job. In the simplest case, redirect a file to supply input to a read statement (read variable &lt;file). These particular workarounds make possible general purpose scripts that run in either interactive or non-interactive modes.</text:span></text:span></text:p>
        </text:list-item>
      </text:list>
      <text:list xml:id="list896721271" text:continue-list="list538925117" text:style-name="WW8Num2">
        <text:list-header>
          <text:p text:style-name="P162"/>
        </text:list-header>
      </text:list>
      <text:list xml:id="list1751015002" text:continue-list="list1249395958" text:style-name="L75">
        <text:list-item>
          <text:p text:style-name="P266"><text:span text:style-name="Teletype"><text:span text:style-name="T48">If a script needs to test whether it is running in an interactive shell, it is simply a matter of finding whether the prompt variable,</text:span></text:span><text:span text:style-name="Teletype"><text:span text:style-name="T53">$PS1</text:span></text:span><text:span text:style-name="Teletype"><text:span text:style-name="T48"> is set. (If the user is being prompted for input, then the script needs to display a prompt.)</text:span></text:span></text:p>
        </text:list-item>
      </text:list>
      <text:p text:style-name="P34"/>
      <text:list xml:id="list513830711" text:continue-numbering="true" text:style-name="L75">
        <text:list-item>
          <text:p text:style-name="P266"><text:span text:style-name="Teletype"><text:span text:style-name="T48">Alternatively, the script can test for the presence of option "i" in the </text:span></text:span><text:span text:style-name="Teletype"><text:span text:style-name="T48">$-</text:span></text:span><text:span text:style-name="Teletype"><text:span text:style-name="T48"> flag.</text:span></text:span></text:p>
        </text:list-item>
      </text:list>
      <text:list xml:id="list1130481952" text:continue-list="list896721271" text:style-name="WW8Num2">
        <text:list-header>
          <text:p text:style-name="P223"><text:span text:style-name="Teletype"><text:span text:style-name="T27">case $- in</text:span></text:span></text:p>
          <text:p text:style-name="P223"><text:span text:style-name="Teletype"><text:span text:style-name="T27">*i*) <text:s text:c="3"/># interactive shell</text:span></text:span></text:p>
          <text:p text:style-name="P223"><text:span text:style-name="Teletype"><text:span text:style-name="T27">;;</text:span></text:span></text:p>
          <text:p text:style-name="P223"><text:span text:style-name="Teletype"><text:span text:style-name="T27">*) <text:s text:c="5"/># non-interactive shell</text:span></text:span></text:p>
          <text:p text:style-name="P223"><text:span text:style-name="Teletype"><text:span text:style-name="T27">;;</text:span></text:span></text:p>
        </text:list-header>
      </text:list>
      <text:list xml:id="list1617910982" text:continue-list="list513830711" text:style-name="L75">
        <text:list-header>
          <text:p text:style-name="P266"><text:span text:style-name="Teletype"><text:span text:style-name="T48"/></text:span></text:p>
        </text:list-header>
        <text:list-item>
          <text:p text:style-name="P266"><text:span text:style-name="Teletype"><text:span text:style-name="T48">However, John Lange describes an alternative method, using the </text:span></text:span><text:span text:style-name="Teletype"><text:span text:style-name="T48">-t test operator</text:span></text:span><text:span text:style-name="Teletype"><text:span text:style-name="T48">.</text:span></text:span></text:p>
        </text:list-item>
      </text:list>
      <text:list xml:id="list821413908" text:continue-list="list1130481952" text:style-name="WW8Num2">
        <text:list-header>
          <text:p text:style-name="P223"><text:span text:style-name="Teletype"><text:span text:style-name="T27">fd=0 <text:s text:c="2"/># stdin</text:span></text:span></text:p>
          <text:p text:style-name="P223"><text:span text:style-name="Teletype"><text:span text:style-name="T27"/></text:span></text:p>
          <text:p text:style-name="P223"><text:span text:style-name="Teletype"><text:span text:style-name="T27"># <text:s/>As we recall, the -t test option checks whether the stdin, [ -t 0 ],</text:span></text:span></text:p>
          <text:p text:style-name="P223"><text:span text:style-name="Teletype"><text:span text:style-name="T27">#+ or stdout, [ -t 1 ], in a given script is running in a terminal.</text:span></text:span></text:p>
          <text:p text:style-name="P223"><text:span text:style-name="Teletype"><text:span text:style-name="T27">if [ -t "$fd" ]</text:span></text:span></text:p>
          <text:p text:style-name="P223"><text:span text:style-name="Teletype"><text:span text:style-name="T27">then</text:span></text:span></text:p>
          <text:p text:style-name="P223"><text:span text:style-name="Teletype"><text:span text:style-name="T27"><text:s text:c="2"/>echo interactive</text:span></text:span></text:p>
          <text:p text:style-name="P223"><text:span text:style-name="Teletype"><text:span text:style-name="T27">else</text:span></text:span></text:p>
          <text:p text:style-name="P223"><text:span text:style-name="Teletype"><text:span text:style-name="T27"><text:s text:c="2"/>echo non-interactive</text:span></text:span></text:p>
          <text:p text:style-name="P223"><text:span text:style-name="Teletype"><text:span text:style-name="T27">fi</text:span></text:span></text:p>
        </text:list-header>
      </text:list>
      <text:list xml:id="list397660886" text:continue-list="list1617910982" text:style-name="L75">
        <text:list-header>
          <text:p text:style-name="P266"><text:span text:style-name="Teletype"><text:span text:style-name="T48"/></text:span></text:p>
        </text:list-header>
        <text:list-item>
          <text:p text:style-name="P266"><text:span text:style-name="Teletype"><text:span text:style-name="T48">Scripts may be forced to run in interactive mode with the </text:span></text:span><text:span text:style-name="Teletype"><text:span text:style-name="T53">-i</text:span></text:span><text:span text:style-name="Teletype"><text:span text:style-name="T48"> option or with a</text:span></text:span><text:span text:style-name="Teletype"><text:span text:style-name="T53"> #!/bin/bash -i </text:span></text:span><text:span text:style-name="Teletype"><text:span text:style-name="T48">header. Be aware that this can cause erratic script behavior or show error messages even when no error is present.</text:span></text:span></text:p>
        </text:list-item>
      </text:list>
      <text:list xml:id="list925775739" text:continue-list="list821413908" text:style-name="WW8Num2">
        <text:list-header>
          <text:p text:style-name="P144"/>
        </text:list-header>
        <text:list-item>
          <text:p text:style-name="P144">Shell Wrappers</text:p>
        </text:list-item>
      </text:list>
      <text:list xml:id="list1067172080" text:continue-list="list272664503" text:style-name="L50">
        <text:list-header>
          <text:p text:style-name="P247"><text:span text:style-name="Teletype"><text:span text:style-name="T27"><text:s text:c="4"/>A </text:span></text:span><text:span text:style-name="Teletype"><text:span text:style-name="T25">wrapper</text:span></text:span><text:span text:style-name="Teletype"><text:span text:style-name="T27"> is a shell script that embeds a system command or utility, that accepts and </text:span></text:span><text:soft-page-break/><text:span text:style-name="Teletype"><text:span text:style-name="T27">passes a set of parameters to that command. Wrapping a script around a complex </text:span></text:span><text:span text:style-name="Teletype"><text:span text:style-name="T27">command-line simplifies invoking it. This is expecially useful with </text:span></text:span><text:span text:style-name="Teletype"><text:span text:style-name="T25">sed</text:span></text:span><text:span text:style-name="Teletype"><text:span text:style-name="T27"> and</text:span></text:span><text:span text:style-name="Teletype"><text:span text:style-name="T25"> </text:span></text:span><text:span text:style-name="Teletype"><text:span text:style-name="T25">awk</text:span></text:span><text:span text:style-name="Teletype"><text:span text:style-name="T25">.</text:span></text:span></text:p>
          <text:p text:style-name="P247"><text:span text:style-name="Teletype"><text:span text:style-name="T27"/></text:span></text:p>
          <text:p text:style-name="P247"><text:span text:style-name="Teletype"><text:span text:style-name="T27"><text:s text:c="5"/>A</text:span></text:span><text:span text:style-name="Teletype"><text:span text:style-name="T25"> sed</text:span></text:span><text:span text:style-name="Teletype"><text:span text:style-name="T27"> or</text:span></text:span><text:span text:style-name="Teletype"><text:span text:style-name="T25"> awk </text:span></text:span><text:span text:style-name="Teletype"><text:span text:style-name="T27">script would normally be invoked from the command-line by a </text:span></text:span><text:span text:style-name="Teletype"><text:span text:style-name="T25">sed -e 'commands' </text:span></text:span><text:span text:style-name="Teletype"><text:span text:style-name="T27">or </text:span></text:span><text:span text:style-name="Teletype"><text:span text:style-name="T25">awk 'commands'</text:span></text:span><text:span text:style-name="Teletype"><text:span text:style-name="T27">. Embedding such a script in a Bash script permits calling it more simply, and makes it reusable. This also enables combining the functionality of sed and awk, for example </text:span></text:span><text:span text:style-name="Teletype"><text:span text:style-name="T27">piping</text:span></text:span><text:span text:style-name="Teletype"><text:span text:style-name="T27"> the output of a set of sed commands to awk. As a saved executable file, you can then repeatedly invoke it in its original form or modified, without the inconvenience of retyping it on the command-line.</text:span></text:span></text:p>
        </text:list-header>
      </text:list>
      <text:list xml:id="list1360124569" text:continue-list="list925775739" text:style-name="WW8Num2">
        <text:list-header>
          <text:p text:style-name="P144"/>
        </text:list-header>
        <text:list-item>
          <text:p text:style-name="P144">Tests and Comparisons: Alternatives</text:p>
        </text:list-item>
      </text:list>
      <text:list xml:id="list1347744447" text:continue-list="list1067172080" text:style-name="L50">
        <text:list-header>
          <text:p text:style-name="P247"><text:span text:style-name="Teletype"><text:span text:style-name="T27"><text:s text:c="4"/>For tests, the</text:span></text:span><text:span text:style-name="Teletype"><text:span text:style-name="T25"> </text:span></text:span><text:span text:style-name="Teletype"><text:span text:style-name="T25">[[ ]]</text:span></text:span><text:span text:style-name="Teletype"><text:span text:style-name="T25"> </text:span></text:span><text:span text:style-name="Teletype"><text:span text:style-name="T27">construct may be more appropriate than</text:span></text:span><text:span text:style-name="Teletype"><text:span text:style-name="T25"> [ ]</text:span></text:span><text:span text:style-name="Teletype"><text:span text:style-name="T27">. Likewise, </text:span></text:span><text:span text:style-name="Teletype"><text:span text:style-name="T27">arithmetic comparisons</text:span></text:span><text:span text:style-name="Teletype"><text:span text:style-name="T27"> might benefit from the </text:span></text:span><text:span text:style-name="Teletype"><text:span text:style-name="T25">(( )) </text:span></text:span><text:span text:style-name="Teletype"><text:span text:style-name="T27">construct.</text:span></text:span></text:p>
        </text:list-header>
      </text:list>
      <text:list xml:id="list1252427234" text:continue-list="list1360124569" text:style-name="WW8Num2">
        <text:list-header>
          <text:p text:style-name="P144"/>
        </text:list-header>
        <text:list-item>
          <text:p text:style-name="P144">Recursion: a script calling itself</text:p>
        </text:list-item>
      </text:list>
      <text:p text:style-name="P25"/>
      <text:h text:style-name="P93" text:outline-level="1">"Colorizing" Scripts</text:h>
      <text:list xml:id="list1852637372" text:continue-list="list1347744447" text:style-name="L50">
        <text:list-header>
          <text:p text:style-name="P270"><text:span text:style-name="Teletype"><text:span text:style-name="T27"><text:s text:c="4"/>The ANSI escape sequences set screen attributes, such as bold text, and color of foreground and background. </text:span></text:span><text:span text:style-name="Teletype"><text:span text:style-name="T27">DOS batch files</text:span></text:span><text:span text:style-name="Teletype"><text:span text:style-name="T27">commonly used ANSI escape codes for color output, and so can Bash scripts.</text:span></text:span></text:p>
          <text:p text:style-name="P270"><text:span text:style-name="Teletype"><text:span text:style-name="T26">Example 36-12. Drawing a box</text:span></text:span></text:p>
          <text:p text:style-name="P270"><text:span text:style-name="Teletype"><text:span text:style-name="T26"/></text:span></text:p>
        </text:list-header>
        <text:list-item>
          <text:p text:style-name="P277"><text:span text:style-name="Teletype"><text:span text:style-name="T27">The simplest, and perhaps most useful ANSI escape sequence is </text:span></text:span><text:span text:style-name="Teletype"><text:span text:style-name="T25">bold text</text:span></text:span><text:span text:style-name="Teletype"><text:span text:style-name="T27">, </text:span></text:span><text:span text:style-name="Teletype"><text:span text:style-name="T74">\033[1m ... \033[0m</text:span></text:span><text:span text:style-name="Teletype"><text:span text:style-name="T27">. The </text:span></text:span><text:span text:style-name="Teletype"><text:span text:style-name="T25">\033</text:span></text:span><text:span text:style-name="Teletype"><text:span text:style-name="T27"> represents an </text:span></text:span><text:span text:style-name="Teletype"><text:span text:style-name="T27">escape</text:span></text:span><text:span text:style-name="Teletype"><text:span text:style-name="T27">, the "</text:span></text:span><text:span text:style-name="Teletype"><text:span text:style-name="T25">[1</text:span></text:span><text:span text:style-name="Teletype"><text:span text:style-name="T27">" turns on the bold attribute, while the "[0" switches it off. </text:span></text:span><text:span text:style-name="Teletype"><text:span text:style-name="T25">The "m" terminates each term of the escape sequence.</text:span></text:span></text:p>
        </text:list-item>
      </text:list>
      <text:list xml:id="list1510542955" text:continue-list="list1252427234" text:style-name="WW8Num2">
        <text:list-header>
          <text:p text:style-name="P232"><text:span text:style-name="Teletype"><text:span text:style-name="T27">bash$ echo -e "\033[1mThis is bold text.\033[0m"</text:span></text:span></text:p>
        </text:list-header>
      </text:list>
      <text:list xml:id="list1814815944" text:continue-list="list1852637372" text:style-name="L50">
        <text:list-header>
          <text:p text:style-name="P277"><text:span text:style-name="Teletype"><text:span text:style-name="T27"/></text:span></text:p>
        </text:list-header>
        <text:list-item>
          <text:p text:style-name="P277"><text:span text:style-name="Teletype"><text:span text:style-name="T27">A similar escape sequence switches on the underline attribute (on an rxvt and an aterm).</text:span></text:span></text:p>
        </text:list-item>
      </text:list>
      <text:list xml:id="list1321039444" text:continue-list="list1510542955" text:style-name="WW8Num2">
        <text:list-header>
          <text:p text:style-name="P232"><text:span text:style-name="Teletype"><text:span text:style-name="T27">bash$ echo -e "\033[4mThis is underlined text.\033[0m"</text:span></text:span></text:p>
        </text:list-header>
      </text:list>
      <text:list xml:id="list453239522" text:continue-list="list1814815944" text:style-name="L50">
        <text:list-header>
          <text:p text:style-name="P277"><text:span text:style-name="Teletype"><text:span text:style-name="T27"/></text:span></text:p>
        </text:list-header>
        <text:list-item>
          <text:p text:style-name="P277"><text:span text:style-name="Teletype"><text:span text:style-name="T27">The </text:span></text:span><text:span text:style-name="Teletype"><text:span text:style-name="T25">tput sgr0 </text:span></text:span><text:span text:style-name="Teletype"><text:span text:style-name="T27">restores the terminal settings to normal. </text:span></text:span></text:p>
          <text:p text:style-name="P277"><text:span text:style-name="Teletype"><text:span text:style-name="T27"/></text:span></text:p>
        </text:list-item>
        <text:list-item>
          <text:p text:style-name="P277"><text:span text:style-name="Teletype"><text:span text:style-name="T27">Since</text:span></text:span><text:span text:style-name="Teletype"><text:span text:style-name="T25"> tput sgr0</text:span></text:span><text:span text:style-name="Teletype"><text:span text:style-name="T27"> fails to restore terminal settings under certain circumstances, </text:span></text:span><text:span text:style-name="Teletype"><text:span text:style-name="T25">echo -ne “\E[0m”</text:span></text:span><text:span text:style-name="Teletype"><text:span text:style-name="T27"> may be a better choice.</text:span></text:span></text:p>
          <text:p text:style-name="P277"><text:span text:style-name="Teletype"><text:span text:style-name="T27"/></text:span></text:p>
        </text:list-item>
        <text:list-item>
          <text:p text:style-name="P277"><text:span text:style-name="Teletype"><text:span text:style-name="T27">Use the following template for writing colored text on a colored background.</text:span></text:span></text:p>
          <text:p text:style-name="P277"><text:span text:style-name="Teletype"><text:span text:style-name="T25">echo -e '\E[COLOR1;COLOR2mSome text goes here.'</text:span></text:span></text:p>
        </text:list-item>
      </text:list>
      <text:list xml:id="list2166893535" text:continue-list="list1321039444" text:style-name="WW8Num2">
        <text:list-header>
          <text:p text:style-name="P232"><text:soft-page-break/><text:span text:style-name="Teletype"><text:span text:style-name="T27">bash$ echo -e '</text:span></text:span><text:span text:style-name="Teletype"><text:span text:style-name="T25">\E[1;33;44m</text:span></text:span><text:span text:style-name="Teletype"><text:span text:style-name="T27">'"BOLD yellow text on blue background"; tput sgr0</text:span></text:span></text:p>
        </text:list-header>
      </text:list>
      <text:list xml:id="list2097885668" text:continue-list="list453239522" text:style-name="L50">
        <text:list-header>
          <text:p text:style-name="P279"><text:span text:style-name="Teletype"><text:span text:style-name="T27"/></text:span></text:p>
        </text:list-header>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6">Color</text:p>
            </table:table-cell>
            <table:table-cell table:style-name="Table3.A1" office:value-type="string">
              <text:p text:style-name="P76">Foreground</text:p>
            </table:table-cell>
            <table:table-cell table:style-name="Table3.C1" office:value-type="string">
              <text:p text:style-name="P76">Background</text:p>
            </table:table-cell>
          </table:table-row>
        </table:table-header-rows>
        <table:table-row>
          <table:table-cell table:style-name="Table3.A2" office:value-type="string">
            <text:p text:style-name="P77"><text:span text:style-name="Teletype"><text:span text:style-name="T98">black</text:span></text:span></text:p>
          </table:table-cell>
          <table:table-cell table:style-name="Table3.A2" office:value-type="string">
            <text:p text:style-name="P78">30</text:p>
          </table:table-cell>
          <table:table-cell table:style-name="Table3.C2" office:value-type="string">
            <text:p text:style-name="P78">40</text:p>
          </table:table-cell>
        </table:table-row>
        <table:table-row>
          <table:table-cell table:style-name="Table3.A2" office:value-type="string">
            <text:p text:style-name="P77"><text:span text:style-name="Teletype"><text:span text:style-name="T98">red</text:span></text:span></text:p>
          </table:table-cell>
          <table:table-cell table:style-name="Table3.A2" office:value-type="string">
            <text:p text:style-name="P78">31</text:p>
          </table:table-cell>
          <table:table-cell table:style-name="Table3.C2" office:value-type="string">
            <text:p text:style-name="P78">41</text:p>
          </table:table-cell>
        </table:table-row>
        <table:table-row>
          <table:table-cell table:style-name="Table3.A2" office:value-type="string">
            <text:p text:style-name="P77"><text:span text:style-name="Teletype"><text:span text:style-name="T98">green</text:span></text:span></text:p>
          </table:table-cell>
          <table:table-cell table:style-name="Table3.A2" office:value-type="string">
            <text:p text:style-name="P78">32</text:p>
          </table:table-cell>
          <table:table-cell table:style-name="Table3.C2" office:value-type="string">
            <text:p text:style-name="P78">42</text:p>
          </table:table-cell>
        </table:table-row>
        <table:table-row>
          <table:table-cell table:style-name="Table3.A2" office:value-type="string">
            <text:p text:style-name="P77"><text:span text:style-name="Teletype"><text:span text:style-name="T98">yellow</text:span></text:span></text:p>
          </table:table-cell>
          <table:table-cell table:style-name="Table3.A2" office:value-type="string">
            <text:p text:style-name="P78">33</text:p>
          </table:table-cell>
          <table:table-cell table:style-name="Table3.C2" office:value-type="string">
            <text:p text:style-name="P78">43</text:p>
          </table:table-cell>
        </table:table-row>
        <table:table-row>
          <table:table-cell table:style-name="Table3.A2" office:value-type="string">
            <text:p text:style-name="P77"><text:span text:style-name="Teletype"><text:span text:style-name="T98">blue</text:span></text:span></text:p>
          </table:table-cell>
          <table:table-cell table:style-name="Table3.A2" office:value-type="string">
            <text:p text:style-name="P78">34</text:p>
          </table:table-cell>
          <table:table-cell table:style-name="Table3.C2" office:value-type="string">
            <text:p text:style-name="P78">44</text:p>
          </table:table-cell>
        </table:table-row>
        <table:table-row>
          <table:table-cell table:style-name="Table3.A2" office:value-type="string">
            <text:p text:style-name="P77"><text:span text:style-name="Teletype"><text:span text:style-name="T98">magenta</text:span></text:span></text:p>
          </table:table-cell>
          <table:table-cell table:style-name="Table3.A2" office:value-type="string">
            <text:p text:style-name="P78">35</text:p>
          </table:table-cell>
          <table:table-cell table:style-name="Table3.C2" office:value-type="string">
            <text:p text:style-name="P78">45</text:p>
          </table:table-cell>
        </table:table-row>
        <table:table-row>
          <table:table-cell table:style-name="Table3.A2" office:value-type="string">
            <text:p text:style-name="P77"><text:span text:style-name="Teletype"><text:span text:style-name="T98">cyan</text:span></text:span></text:p>
          </table:table-cell>
          <table:table-cell table:style-name="Table3.A2" office:value-type="string">
            <text:p text:style-name="P78">36</text:p>
          </table:table-cell>
          <table:table-cell table:style-name="Table3.C2" office:value-type="string">
            <text:p text:style-name="P78">46</text:p>
          </table:table-cell>
        </table:table-row>
        <table:table-row>
          <table:table-cell table:style-name="Table3.A2" office:value-type="string">
            <text:p text:style-name="P77"><text:span text:style-name="Teletype"><text:span text:style-name="T98">white</text:span></text:span></text:p>
          </table:table-cell>
          <table:table-cell table:style-name="Table3.A2" office:value-type="string">
            <text:p text:style-name="P78">37</text:p>
          </table:table-cell>
          <table:table-cell table:style-name="Table3.C2" office:value-type="string">
            <text:p text:style-name="P78">47</text:p>
          </table:table-cell>
        </table:table-row>
      </table:table>
      <text:p text:style-name="P70"><text:span text:style-name="Teletype"><text:span text:style-name="T27"/></text:span></text:p>
      <text:p text:style-name="P70"><text:span text:style-name="Teletype"><text:span text:style-name="T27"/></text:span></text:p>
      <text:p text:style-name="P70"><text:span text:style-name="Teletype"><text:span text:style-name="T27"/></text:span></text:p>
      <text:h text:style-name="P101" text:outline-level="1"><text:span text:style-name="Teletype"><text:span text:style-name="T45">Optimizations</text:span></text:span></text:h>
      <text:list xml:id="list1983389835" text:continue-numbering="true" text:style-name="L50">
        <text:list-header>
          <text:p text:style-name="P270"><text:span text:style-name="Teletype"><text:span text:style-name="T27"><text:s text:c="3"/>Most shell scripts are quick 'n dirty solutions to non-complex problems. As such, optimizing them for speed is not much of an issue. Consider the case, though, where a script carries out an important task, does it well, but runs too slowly. Rewriting it in a compiled language may not be a palatable option. The simplest fix would be to rewrite the parts of the script that slow it down. Is it possible to apply principles of code optimization even to a lowly shell script?</text:span></text:span></text:p>
        </text:list-header>
      </text:list>
      <text:p text:style-name="P70"><text:span text:style-name="Teletype"><text:span text:style-name="T27"/></text:span></text:p>
      <text:list xml:id="list94502616" text:continue-numbering="true" text:style-name="L50">
        <text:list-item>
          <text:p text:style-name="P277"><text:span text:style-name="Teletype"><text:span text:style-name="T27">Check the loops in the script. Time consumed by repetitive operations adds up quickly. If at all possible, remove time-consuming operations from within loops.</text:span></text:span></text:p>
          <text:p text:style-name="P277"><text:span text:style-name="Teletype"><text:span text:style-name="T27"/></text:span></text:p>
        </text:list-item>
        <text:list-item>
          <text:p text:style-name="P277"><text:span text:style-name="Teletype"><text:span text:style-name="T27">Use </text:span></text:span><text:span text:style-name="Teletype"><text:span text:style-name="T27">builtin</text:span></text:span><text:span text:style-name="Teletype"><text:span text:style-name="T27"> commands in preference to system commands. Builtins execute faster and usually do not launch a subshell when invoked.</text:span></text:span></text:p>
          <text:p text:style-name="P277"><text:span text:style-name="Teletype"><text:span text:style-name="T27"/></text:span></text:p>
        </text:list-item>
        <text:list-item>
          <text:p text:style-name="P277"><text:span text:style-name="Teletype"><text:span text:style-name="T27">Avoid unnecessary commands, particularly in a </text:span></text:span><text:span text:style-name="Teletype"><text:span text:style-name="T25">pipe</text:span></text:span><text:span text:style-name="Teletype"><text:span text:style-name="T27">.</text:span></text:span></text:p>
          <text:p text:style-name="P277"><text:span text:style-name="Teletype"><text:span text:style-name="T27"/></text:span></text:p>
        </text:list-item>
        <text:list-item>
          <text:p text:style-name="P277"><text:span text:style-name="Teletype"><text:span text:style-name="T27">Use the </text:span></text:span><text:span text:style-name="Teletype"><text:span text:style-name="T25">time</text:span></text:span><text:span text:style-name="Teletype"><text:span text:style-name="T27"> and </text:span></text:span><text:span text:style-name="Teletype"><text:span text:style-name="T25">times</text:span></text:span><text:span text:style-name="Teletype"><text:span text:style-name="T25"> </text:span></text:span><text:span text:style-name="Teletype"><text:span text:style-name="T27">tools to profile computation-intensive commands. Consider rewriting time-critical code sections in C, or even in assembler.</text:span></text:span></text:p>
          <text:p text:style-name="P277"><text:span text:style-name="Teletype"><text:span text:style-name="T27"/></text:span></text:p>
        </text:list-item>
        <text:list-item>
          <text:p text:style-name="P277"><text:span text:style-name="Teletype"><text:span text:style-name="T27">Try to minimize file I/O. Bash is not particularly efficient at handling files, so consider using </text:span></text:span><text:span text:style-name="Teletype"><text:span text:style-name="T27">more appropriate tools for this within the script, such as </text:span></text:span><text:span text:style-name="Teletype"><text:span text:style-name="T25">awk</text:span></text:span><text:span text:style-name="Teletype"><text:span text:style-name="T27"> or </text:span></text:span><text:span text:style-name="Teletype"><text:span text:style-name="T25">Perl</text:span></text:span><text:span text:style-name="Teletype"><text:span text:style-name="T27">.</text:span></text:span></text:p>
          <text:p text:style-name="P277"><text:span text:style-name="Teletype"><text:span text:style-name="T27"/></text:span></text:p>
        </text:list-item>
        <text:list-item>
          <text:p text:style-name="P277"><text:soft-page-break/><text:span text:style-name="Teletype"><text:span text:style-name="T27">Write your scripts in a modular and coherent form, so they can be reorganized and tightened up as necessary. Some of the optimization techniques applicable to high-level languages may work for scripts, but others, such as loop unrolling, are mostly irrelevant. Above all, use common sense.</text:span></text:span></text:p>
        </text:list-item>
      </text:list>
      <text:h text:style-name="P101" text:outline-level="1"><text:span text:style-name="Teletype"><text:span text:style-name="T45">Assorted Tips</text:span></text:span></text:h>
      <text:p text:style-name="P70"><text:span text:style-name="Teletype"><text:span text:style-name="T27"/></text:span></text:p>
      <text:list xml:id="list1666524532" text:continue-list="list2166893535" text:style-name="WW8Num2">
        <text:list-item>
          <text:p text:style-name="P144">Ideas for more powerful scripts</text:p>
        </text:list-item>
      </text:list>
      <text:list xml:id="list719099814" text:continue-list="list1036232536" text:style-name="L57">
        <text:list-header>
          <text:p text:style-name="P254"><text:span text:style-name="Teletype"><text:span text:style-name="T27"/></text:span></text:p>
        </text:list-header>
        <text:list-item>
          <text:p text:style-name="P254"><text:span text:style-name="Teletype"><text:span text:style-name="T27">You have a problem that you want to solve by writing a Bash script. Unfortunately, you don't know quite where to start. One method is to plunge right in and code those parts of the script that come easily, and write the hard parts as pseudo-code.</text:span></text:span></text:p>
          <text:p text:style-name="P254"><text:span text:style-name="Teletype"><text:span text:style-name="T27"/></text:span></text:p>
        </text:list-item>
        <text:list-item>
          <text:p text:style-name="P254"><text:span text:style-name="Teletype"><text:span text:style-name="T27">To keep a record of which user scripts have run during a particular session or over a number of sessions, add the following lines to each script you want to keep track of. This will keep a continuing file record of the script names and invocation times.</text:span></text:span></text:p>
        </text:list-item>
      </text:list>
      <text:list xml:id="list1129664536" text:continue-list="list397660886" text:style-name="L75">
        <text:list-header>
          <text:p text:style-name="P266"><text:span text:style-name="Teletype"><text:span text:style-name="T48"/></text:span></text:p>
        </text:list-header>
      </text:list>
      <text:list xml:id="list1951111868" text:continue-list="list1666524532" text:style-name="WW8Num2">
        <text:list-header>
          <text:p text:style-name="P223"><text:span text:style-name="Teletype"><text:span text:style-name="T27"># Append (&gt;&gt;) following to end of each script tracked.</text:span></text:span></text:p>
          <text:p text:style-name="P223"><text:span text:style-name="Teletype"><text:span text:style-name="T27">whoami&gt;&gt; $SAVE_FILE <text:s text:c="3"/># User invoking the script.</text:span></text:span></text:p>
          <text:p text:style-name="P223"><text:span text:style-name="Teletype"><text:span text:style-name="T27">echo $0&gt;&gt; $SAVE_FILE <text:s text:c="2"/># Script name.</text:span></text:span></text:p>
          <text:p text:style-name="P223"><text:span text:style-name="Teletype"><text:span text:style-name="T27">date&gt;&gt; $SAVE_FILE <text:s text:c="5"/># Date and time.</text:span></text:span></text:p>
          <text:p text:style-name="P223"><text:span text:style-name="Teletype"><text:span text:style-name="T27">echo&gt;&gt; $SAVE_FILE <text:s text:c="5"/># Blank line as separator.</text:span></text:span></text:p>
          <text:p text:style-name="P223"><text:span text:style-name="Teletype"><text:span text:style-name="T27"/></text:span></text:p>
          <text:p text:style-name="P223"><text:span text:style-name="Teletype"><text:span text:style-name="T27"># <text:s/>Of course, SAVE_FILE defined and exported as environmental variable in ~/.bashrc</text:span></text:span></text:p>
          <text:p text:style-name="P223"><text:span text:style-name="Teletype"><text:span text:style-name="T27">#+ (something like ~/.scripts-run)</text:span></text:span></text:p>
        </text:list-header>
      </text:list>
      <text:list xml:id="list1328179792" text:continue-list="list1129664536" text:style-name="L75">
        <text:list-header>
          <text:p text:style-name="P266"><text:span text:style-name="Teletype"><text:span text:style-name="T48"/></text:span></text:p>
        </text:list-header>
      </text:list>
      <text:list xml:id="list701014777" text:continue-list="list719099814" text:style-name="L57">
        <text:list-item>
          <text:p text:style-name="P254"><text:span text:style-name="Teletype"><text:span text:style-name="T27">The &gt;&gt; operator appends lines to a file. What if you wish to prepend a line to an existing file, that is, to paste it in at the beginning?</text:span></text:span></text:p>
        </text:list-item>
      </text:list>
      <text:list xml:id="list1365514988" text:continue-list="list1951111868" text:style-name="WW8Num2">
        <text:list-header>
          <text:p text:style-name="P223"><text:span text:style-name="Teletype"><text:span text:style-name="T27">file=data.txt</text:span></text:span></text:p>
          <text:p text:style-name="P223"><text:span text:style-name="Teletype"><text:span text:style-name="T27">title="***This is the title line of data text file***"</text:span></text:span></text:p>
          <text:p text:style-name="P223"><text:span text:style-name="Teletype"><text:span text:style-name="T27"/></text:span></text:p>
          <text:p text:style-name="P223"><text:span text:style-name="Teletype"><text:span text:style-name="T27">echo $title | cat - $file &gt;$file.new</text:span></text:span></text:p>
        </text:list-header>
      </text:list>
      <text:list xml:id="list432495753" text:continue-list="list701014777" text:style-name="L57">
        <text:list-header>
          <text:p text:style-name="P254"><text:span text:style-name="Teletype"><text:span text:style-name="T27"><text:s text:c="3"/>This is a simplified variant of the </text:span></text:span><text:span text:style-name="Teletype"><text:span text:style-name="T27">Example 19-13</text:span></text:span><text:span text:style-name="Teletype"><text:span text:style-name="T27"> script given earlier. And, of course, </text:span></text:span><text:span text:style-name="Teletype"><text:span text:style-name="T27">sed</text:span></text:span><text:span text:style-name="Teletype"><text:span text:style-name="T27"> can also do this.</text:span></text:span></text:p>
        </text:list-header>
      </text:list>
      <text:list xml:id="list1207816290" text:continue-list="list1365514988" text:style-name="WW8Num2">
        <text:list-header>
          <text:p text:style-name="P223"><text:span text:style-name="Teletype"><text:span text:style-name="T27">cat - $file &lt;&lt;&lt;$title &gt; $file.new</text:span></text:span></text:p>
        </text:list-header>
      </text:list>
      <text:list xml:id="list435303694" text:continue-list="list432495753" text:style-name="L57">
        <text:list-header>
          <text:p text:style-name="P254"><text:span text:style-name="Teletype"><text:span text:style-name="T27"/></text:span></text:p>
        </text:list-header>
        <text:list-item>
          <text:p text:style-name="P254"><text:span text:style-name="Teletype"><text:span text:style-name="T27">A shell script may act as an embedded command inside another shell script, a Tcl or wish script, or even a </text:span></text:span><text:span text:style-name="Teletype"><text:span text:style-name="T27">Makefile</text:span></text:span><text:span text:style-name="Teletype"><text:span text:style-name="T27">. It can be invoked as an external shell command in </text:span></text:span><text:span text:style-name="Teletype"><text:span text:style-name="T27">a C program using the system() call, i.e.,</text:span></text:span><text:span text:style-name="Teletype"><text:span text:style-name="T25"> system("script_name")</text:span></text:span><text:span text:style-name="Teletype"><text:span text:style-name="T27">;.</text:span></text:span></text:p>
          <text:p text:style-name="P254"><text:span text:style-name="Teletype"><text:span text:style-name="T27"/></text:span></text:p>
        </text:list-item>
        <text:list-item>
          <text:p text:style-name="P254"><text:soft-page-break/><text:span text:style-name="Teletype"><text:span text:style-name="T27">Setting a variable to the contents of an embedded sed or awk script increases the readability of the surrounding </text:span></text:span><text:span text:style-name="Teletype"><text:span text:style-name="T25">shell wrapper</text:span></text:span><text:span text:style-name="Teletype"><text:span text:style-name="T25">.</text:span></text:span><text:span text:style-name="Teletype"><text:span text:style-name="T27"> See </text:span></text:span><text:span text:style-name="Teletype"><text:span text:style-name="T27">Example A-1</text:span></text:span><text:span text:style-name="Teletype"><text:span text:style-name="T27"> and </text:span></text:span><text:span text:style-name="Teletype"><text:span text:style-name="T27">Example 15-20</text:span></text:span><text:span text:style-name="Teletype"><text:span text:style-name="T27">.</text:span></text:span></text:p>
        </text:list-item>
      </text:list>
      <text:list xml:id="list1297093420" text:continue-list="list1207816290" text:style-name="WW8Num2">
        <text:list-header>
          <text:p text:style-name="P223"><text:span text:style-name="Teletype"><text:span text:style-name="T27">awkscript='{ total += $ENVIRON["column_number"] }</text:span></text:span></text:p>
          <text:p text:style-name="P223"><text:span text:style-name="Teletype"><text:span text:style-name="T27">END { print total }'</text:span></text:span></text:p>
          <text:p text:style-name="P223"><text:span text:style-name="Teletype"><text:span text:style-name="T27"># Yes, a variable can hold an awk script.</text:span></text:span></text:p>
        </text:list-header>
      </text:list>
      <text:list xml:id="list779224039" text:continue-list="list435303694" text:style-name="L57">
        <text:list-header>
          <text:p text:style-name="P254"><text:span text:style-name="Teletype"><text:span text:style-name="T27"/></text:span></text:p>
        </text:list-header>
        <text:list-item>
          <text:p text:style-name="P254"><text:span text:style-name="Teletype"><text:span text:style-name="T27">Put together files containing your favorite and </text:span></text:span><text:span text:style-name="Teletype"><text:span text:style-name="T25">most useful definitions and functions</text:span></text:span><text:span text:style-name="Teletype"><text:span text:style-name="T27">. As necessary, "</text:span></text:span><text:span text:style-name="Teletype"><text:span text:style-name="T25">include</text:span></text:span><text:span text:style-name="Teletype"><text:span text:style-name="T27">" one or more of these "library files" in scripts with either the </text:span></text:span><text:span text:style-name="Teletype"><text:span text:style-name="T25">dot (.) </text:span></text:span><text:span text:style-name="Teletype"><text:span text:style-name="T27">or</text:span></text:span><text:span text:style-name="Teletype"><text:span text:style-name="T25"> source </text:span></text:span><text:span text:style-name="Teletype"><text:span text:style-name="T27">command.</text:span></text:span></text:p>
          <text:p text:style-name="P254"><text:span text:style-name="Teletype"><text:span text:style-name="T27"/></text:span></text:p>
        </text:list-item>
        <text:list-item>
          <text:p text:style-name="P254"><text:span text:style-name="Teletype"><text:span text:style-name="T27">Use special-purpose comment headers to increase clarity and legibility in scripts.</text:span></text:span></text:p>
        </text:list-item>
      </text:list>
      <text:list xml:id="list917010800" text:continue-list="list1297093420" text:style-name="WW8Num2">
        <text:list-header>
          <text:p text:style-name="P223"><text:span text:style-name="Teletype"><text:span text:style-name="T27">## Caution.</text:span></text:span></text:p>
          <text:p text:style-name="P223"><text:span text:style-name="Teletype"><text:span text:style-name="T27">rm -rf *.zzy <text:s text:c="2"/>## <text:s/>The "-rf" options to "rm" are very dangerous,</text:span></text:span></text:p>
          <text:p text:style-name="P223"><text:span text:style-name="Teletype"><text:span text:style-name="T27"><text:s text:c="15"/>##+ especially with wild cards.</text:span></text:span></text:p>
        </text:list-header>
      </text:list>
      <text:list xml:id="list247968119" text:continue-list="list779224039" text:style-name="L57">
        <text:list-header>
          <text:p text:style-name="P254"><text:span text:style-name="Teletype"><text:span text:style-name="T27"/></text:span></text:p>
        </text:list-header>
        <text:list-item>
          <text:p text:style-name="P254"><text:span text:style-name="Teletype"><text:span text:style-name="T27">A particularly clever use of </text:span></text:span><text:span text:style-name="Teletype"><text:span text:style-name="T25">if-test</text:span></text:span><text:span text:style-name="Teletype"><text:span text:style-name="T27"> constructs is for</text:span></text:span><text:span text:style-name="Teletype"><text:span text:style-name="T25"> comment block</text:span></text:span><text:span text:style-name="Teletype"><text:span text:style-name="T27">s.</text:span></text:span></text:p>
        </text:list-item>
      </text:list>
      <text:list xml:id="list217527768" text:continue-list="list917010800" text:style-name="WW8Num2">
        <text:list-header>
          <text:p text:style-name="P223"><text:span text:style-name="Teletype"><text:span text:style-name="T27">COMMENT_BLOCK=</text:span></text:span></text:p>
          <text:p text:style-name="P223"><text:span text:style-name="Teletype"><text:span text:style-name="T27"># <text:s/>Try setting the above variable to some value</text:span></text:span></text:p>
          <text:p text:style-name="P223"><text:span text:style-name="Teletype"><text:span text:style-name="T27">#+ for an unpleasant surprise.</text:span></text:span></text:p>
          <text:p text:style-name="P223"><text:span text:style-name="Teletype"><text:span text:style-name="T27"/></text:span></text:p>
          <text:p text:style-name="P223"><text:span text:style-name="Teletype"><text:span text:style-name="T27">if [ $COMMENT_BLOCK ]; then</text:span></text:span></text:p>
          <text:p text:style-name="P223"><text:span text:style-name="Teletype"><text:span text:style-name="T27"/></text:span></text:p>
          <text:p text:style-name="P223"><text:span text:style-name="Teletype"><text:span text:style-name="T27">Comment block --</text:span></text:span></text:p>
          <text:p text:style-name="P223"><text:span text:style-name="Teletype"><text:span text:style-name="T27">=================================</text:span></text:span></text:p>
          <text:p text:style-name="P223"><text:span text:style-name="Teletype"><text:span text:style-name="T27">This is a comment line.</text:span></text:span></text:p>
          <text:p text:style-name="P223"><text:span text:style-name="Teletype"><text:span text:style-name="T27">This is another comment line.</text:span></text:span></text:p>
          <text:p text:style-name="P223"><text:span text:style-name="Teletype"><text:span text:style-name="T27">This is yet another comment line.</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echo "This will not echo."</text:span></text:span></text:p>
          <text:p text:style-name="P223"><text:span text:style-name="Teletype"><text:span text:style-name="T27"/></text:span></text:p>
          <text:p text:style-name="P223"><text:span text:style-name="Teletype"><text:span text:style-name="T27">Comment blocks are error-free! Whee!</text:span></text:span></text:p>
          <text:p text:style-name="P223"><text:span text:style-name="Teletype"><text:span text:style-name="T27"/></text:span></text:p>
          <text:p text:style-name="P223"><text:span text:style-name="Teletype"><text:span text:style-name="T27">fi</text:span></text:span></text:p>
        </text:list-header>
      </text:list>
      <text:list xml:id="list1706301103" text:continue-list="list247968119" text:style-name="L57">
        <text:list-header>
          <text:p text:style-name="P254"><text:span text:style-name="Teletype"><text:span text:style-name="T27"/></text:span></text:p>
        </text:list-header>
        <text:list-item>
          <text:p text:style-name="P254"><text:span text:style-name="Teletype"><text:span text:style-name="T27">Using the </text:span></text:span><text:span text:style-name="Teletype"><text:span text:style-name="T25">$</text:span></text:span><text:span text:style-name="Teletype"><text:span text:style-name="T27">? exit status variable</text:span></text:span><text:span text:style-name="Teletype"><text:span text:style-name="T27">, a script may</text:span></text:span><text:span text:style-name="Teletype"><text:span text:style-name="T25"> test if a parameter contains only digits</text:span></text:span><text:span text:style-name="Teletype"><text:span text:style-name="T27">, so it can be treated as an integer.</text:span></text:span></text:p>
        </text:list-item>
      </text:list>
      <text:list xml:id="list613505400" text:continue-list="list217527768" text:style-name="WW8Num2">
        <text:list-header>
          <text:p text:style-name="P223"><text:span text:style-name="Teletype"><text:span text:style-name="T27">test "$1" -ne 0 -o "$1" -eq 0 2&gt;/dev/null</text:span></text:span></text:p>
          <text:p text:style-name="P223"><text:span text:style-name="Teletype"><text:span text:style-name="T27"># An integer is either equal to 0 or not equal to 0.</text:span></text:span></text:p>
          <text:p text:style-name="P223"><text:span text:style-name="Teletype"><text:span text:style-name="T27"># 2&gt;/dev/null suppresses error message.</text:span></text:span></text:p>
          <text:p text:style-name="P223"><text:span text:style-name="Teletype"><text:span text:style-name="T27">if [ $? -ne "$SUCCESS" ]</text:span></text:span></text:p>
        </text:list-header>
      </text:list>
      <text:list xml:id="list1111179902" text:continue-list="list1706301103" text:style-name="L57">
        <text:list-header>
          <text:p text:style-name="P254"><text:span text:style-name="Teletype"><text:span text:style-name="T27"/></text:span></text:p>
        </text:list-header>
        <text:list-item>
          <text:p text:style-name="P254"><text:soft-page-break/><text:span text:style-name="Teletype"><text:span text:style-name="T27">The 0 - 255 range for function return values is a severe limitation. Global variables and other workarounds are often problematic. An alternative method for a function to communicate a value back to the main body of the script is to have the function write to stdout (usually with </text:span></text:span><text:span text:style-name="Teletype"><text:span text:style-name="T27">echo</text:span></text:span><text:span text:style-name="Teletype"><text:span text:style-name="T27">) the "return value," and assign this to a variable. This is actually a variant of </text:span></text:span><text:span text:style-name="Teletype"><text:span text:style-name="T25">command substitution</text:span></text:span><text:span text:style-name="Teletype"><text:span text:style-name="T27">.</text:span></text:span></text:p>
          <text:p text:style-name="P254"><text:span text:style-name="Teletype"><text:span text:style-name="T27"/></text:span></text:p>
        </text:list-item>
        <text:list-item>
          <text:p text:style-name="P254"><text:span text:style-name="Teletype"><text:span text:style-name="T27">Using the </text:span></text:span><text:a xlink:type="simple" xlink:href="http://dblparens.html/"><text:span text:style-name="Teletype">double-parentheses construct</text:span></text:a><text:span text:style-name="Teletype"><text:span text:style-name="T27">, it is possible to use</text:span></text:span><text:span text:style-name="Teletype"><text:span text:style-name="T25"> C-style syntax</text:span></text:span><text:span text:style-name="Teletype"><text:span text:style-name="T27"> for setting and incrementing/decrementing variables and in </text:span></text:span><text:span text:style-name="Teletype"><text:span text:style-name="T25">for</text:span></text:span><text:span text:style-name="Teletype"><text:span text:style-name="T25"> </text:span></text:span><text:span text:style-name="Teletype"><text:span text:style-name="T27">and</text:span></text:span><text:span text:style-name="Teletype"><text:span text:style-name="T25"> </text:span></text:span><text:span text:style-name="Teletype"><text:span text:style-name="T25">while</text:span></text:span><text:span text:style-name="Teletype"><text:span text:style-name="T25"> </text:span></text:span><text:span text:style-name="Teletype"><text:span text:style-name="T27">loops. See </text:span></text:span><text:span text:style-name="Teletype"><text:span text:style-name="T27">Example 11-12</text:span></text:span><text:span text:style-name="Teletype"><text:span text:style-name="T27"> and </text:span></text:span><text:span text:style-name="Teletype"><text:span text:style-name="T27">Example 11-17</text:span></text:span><text:span text:style-name="Teletype"><text:span text:style-name="T27">.</text:span></text:span></text:p>
          <text:p text:style-name="P254"><text:span text:style-name="Teletype"><text:span text:style-name="T27"/></text:span></text:p>
        </text:list-item>
        <text:list-item>
          <text:p text:style-name="P254"><text:span text:style-name="Teletype"><text:span text:style-name="T27">Setting the </text:span></text:span><text:span text:style-name="Teletype"><text:span text:style-name="T27">path</text:span></text:span><text:span text:style-name="Teletype"><text:span text:style-name="T27"> and </text:span></text:span><text:span text:style-name="Teletype"><text:span text:style-name="T27">umask</text:span></text:span><text:span text:style-name="Teletype"><text:span text:style-name="T27"> at the beginning of a script makes it more </text:span></text:span><text:a xlink:type="simple" xlink:href="http://portabilityissues.html/"><text:span text:style-name="Teletype">portable</text:span></text:a><text:span text:style-name="Teletype"><text:span text:style-name="T27"> -- more likely to run on a "foreign" machine whose user may have bollixed up the </text:span></text:span><text:span text:style-name="Teletype"><text:span text:style-name="T25">$PATH </text:span></text:span><text:span text:style-name="Teletype"><text:span text:style-name="T27">and </text:span></text:span><text:span text:style-name="Teletype"><text:span text:style-name="T25">umask</text:span></text:span><text:span text:style-name="Teletype"><text:span text:style-name="T27">.</text:span></text:span></text:p>
          <text:p text:style-name="P254"><text:span text:style-name="Teletype"><text:span text:style-name="T27"/></text:span></text:p>
        </text:list-item>
        <text:list-item>
          <text:p text:style-name="P254"><text:span text:style-name="Teletype"><text:span text:style-name="T27">A useful scripting technique is to repeatedly feed the output of a filter (by piping) back to the same filter, but with a different set of arguments and/or options. Especially suitable for this are</text:span></text:span><text:span text:style-name="Teletype"><text:span text:style-name="T25"> </text:span></text:span><text:span text:style-name="Teletype"><text:span text:style-name="T25">tr</text:span></text:span><text:span text:style-name="Teletype"><text:span text:style-name="T27"> and </text:span></text:span><text:span text:style-name="Teletype"><text:span text:style-name="T25">grep</text:span></text:span><text:span text:style-name="Teletype"><text:span text:style-name="T27">.</text:span></text:span></text:p>
        </text:list-item>
      </text:list>
      <text:list xml:id="list593865930" text:continue-list="list613505400" text:style-name="WW8Num2">
        <text:list-header>
          <text:p text:style-name="P223"><text:span text:style-name="Teletype"><text:span text:style-name="T27"># From "wstrings.sh" example.</text:span></text:span></text:p>
          <text:p text:style-name="P223"><text:span text:style-name="Teletype"><text:span text:style-name="T27"/></text:span></text:p>
          <text:p text:style-name="P223"><text:span text:style-name="Teletype"><text:span text:style-name="T27">wlist=`strings "$1" | tr A-Z a-z | tr '[:space:]' Z | \</text:span></text:span></text:p>
          <text:p text:style-name="P223"><text:span text:style-name="Teletype"><text:span text:style-name="T27">tr -cs '[:alpha:]' Z | tr -s '\173-\377' Z | tr Z ' '`</text:span></text:span></text:p>
        </text:list-header>
      </text:list>
      <text:list xml:id="list1941506364" text:continue-list="list1111179902" text:style-name="L57">
        <text:list-header>
          <text:p text:style-name="P254"><text:span text:style-name="Teletype"><text:span text:style-name="T27"/></text:span></text:p>
        </text:list-header>
        <text:list-item>
          <text:p text:style-name="P254"><text:span text:style-name="Teletype"><text:span text:style-name="T27">Running a script on a machine that relies on a command that might not be installed is dangerous. Use </text:span></text:span><text:span text:style-name="Teletype"><text:span text:style-name="T25">whatis</text:span></text:span><text:span text:style-name="Teletype"><text:span text:style-name="T27"> to avoid potential problems with this.</text:span></text:span></text:p>
          <text:p text:style-name="P254"><text:span text:style-name="Teletype"><text:span text:style-name="T27"/></text:span></text:p>
        </text:list-item>
        <text:list-item>
          <text:p text:style-name="P254"><text:span text:style-name="Teletype"><text:span text:style-name="T27">An</text:span></text:span><text:span text:style-name="Teletype"><text:span text:style-name="T25"> </text:span></text:span><text:span text:style-name="Teletype"><text:span text:style-name="T25">if-grep test</text:span></text:span><text:span text:style-name="Teletype"><text:span text:style-name="T25"> </text:span></text:span><text:span text:style-name="Teletype"><text:span text:style-name="T27">may not return expected results in an error case, when text is output to stderr, rather that stdout.</text:span></text:span></text:p>
        </text:list-item>
      </text:list>
      <text:list xml:id="list279317096" text:continue-list="list593865930" text:style-name="WW8Num2">
        <text:list-header>
          <text:p text:style-name="P223"><text:span text:style-name="Teletype"><text:span text:style-name="T27">if ls -l nonexistent_filename | grep -q 'No such file or directory'</text:span></text:span></text:p>
          <text:p text:style-name="P223"><text:span text:style-name="Teletype"><text:span text:style-name="T27"><text:s text:c="2"/>then echo "File \"nonexistent_filename\" does not exist."</text:span></text:span></text:p>
          <text:p text:style-name="P223"><text:span text:style-name="Teletype"><text:span text:style-name="T27">fi</text:span></text:span></text:p>
        </text:list-header>
      </text:list>
      <text:list xml:id="list1814169559" text:continue-list="list1941506364" text:style-name="L57">
        <text:list-header>
          <text:p text:style-name="P254"><text:span text:style-name="Teletype"><text:span text:style-name="T27">Redirecting</text:span></text:span><text:span text:style-name="Teletype"><text:span text:style-name="T27"> </text:span></text:span><text:span text:style-name="Teletype"><text:span text:style-name="T25">stder</text:span></text:span><text:span text:style-name="Teletype"><text:span text:style-name="T27">r to </text:span></text:span><text:span text:style-name="Teletype"><text:span text:style-name="T25">stdout </text:span></text:span><text:span text:style-name="Teletype"><text:span text:style-name="T27">fixes this.</text:span></text:span></text:p>
        </text:list-header>
      </text:list>
      <text:list xml:id="list1614536483" text:continue-list="list279317096" text:style-name="WW8Num2">
        <text:list-header>
          <text:p text:style-name="P223"><text:span text:style-name="Teletype"><text:span text:style-name="T27">if ls -l nonexistent_filename 2&gt;&amp;1 | grep -q 'No such file or directory'</text:span></text:span></text:p>
          <text:p text:style-name="P223"><text:span text:style-name="Teletype"><text:span text:style-name="T27"># <text:s text:c="28"/>^^^^</text:span></text:span></text:p>
          <text:p text:style-name="P223"><text:span text:style-name="Teletype"><text:span text:style-name="T27"><text:s text:c="2"/>then echo "File \"nonexistent_filename\" does not exist."</text:span></text:span></text:p>
          <text:p text:style-name="P223"><text:span text:style-name="Teletype"><text:span text:style-name="T27">fi</text:span></text:span></text:p>
        </text:list-header>
      </text:list>
      <text:list xml:id="list1757736446" text:continue-list="list1814169559" text:style-name="L57">
        <text:list-header>
          <text:p text:style-name="P254"><text:span text:style-name="Teletype"><text:span text:style-name="T27"/></text:span></text:p>
        </text:list-header>
        <text:list-item>
          <text:p text:style-name="P254"><text:span text:style-name="Teletype"><text:span text:style-name="T27">If you absolutely must access a subshell variable outside the subshell, here's a way to do it.</text:span></text:span></text:p>
        </text:list-item>
      </text:list>
      <text:list xml:id="list1449378250" text:continue-list="list1614536483" text:style-name="WW8Num2">
        <text:list-header>
          <text:p text:style-name="P223"><text:span text:style-name="Teletype"><text:span text:style-name="T27">TMPFILE=tmpfile <text:s text:c="17"/># Create a temp file to store the variable.</text:span></text:span></text:p>
          <text:p text:style-name="P223"><text:span text:style-name="Teletype"><text:span text:style-name="T27"/></text:span></text:p>
          <text:p text:style-name="P223"><text:span text:style-name="Teletype"><text:span text:style-name="T27">( <text:s text:c="2"/># Inside the subshell ...</text:span></text:span></text:p>
          <text:p text:style-name="P223"><text:soft-page-break/><text:span text:style-name="Teletype"><text:span text:style-name="T27">inner_variable=Inner</text:span></text:span></text:p>
          <text:p text:style-name="P223"><text:span text:style-name="Teletype"><text:span text:style-name="T27">echo $inner_variable</text:span></text:span></text:p>
          <text:p text:style-name="P223"><text:span text:style-name="Teletype"><text:span text:style-name="T27">echo $inner_variable &gt;&gt;$TMPFILE <text:s/># Append to temp file.</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text:s text:c="4"/># Outside the subshell ...</text:span></text:span></text:p>
          <text:p text:style-name="P223"><text:span text:style-name="Teletype"><text:span text:style-name="T27"/></text:span></text:p>
          <text:p text:style-name="P223"><text:span text:style-name="Teletype"><text:span text:style-name="T27">echo; echo "-----"; echo</text:span></text:span></text:p>
          <text:p text:style-name="P223"><text:span text:style-name="Teletype"><text:span text:style-name="T27">echo $inner_variable <text:s text:c="12"/># Null, as expected.</text:span></text:span></text:p>
          <text:p text:style-name="P223"><text:span text:style-name="Teletype"><text:span text:style-name="T27">echo "-----"; echo</text:span></text:span></text:p>
          <text:p text:style-name="P223"><text:span text:style-name="Teletype"><text:span text:style-name="T27"/></text:span></text:p>
          <text:p text:style-name="P223"><text:span text:style-name="Teletype"><text:span text:style-name="T27"># Now ...</text:span></text:span></text:p>
          <text:p text:style-name="P223"><text:span text:style-name="Teletype"><text:span text:style-name="T27">read inner_variable &lt;$TMPFILE <text:s text:c="3"/># Read back shell variable.</text:span></text:span></text:p>
          <text:p text:style-name="P223"><text:span text:style-name="Teletype"><text:span text:style-name="T27">rm -f "$TMPFILE" <text:s text:c="16"/># Get rid of temp file.</text:span></text:span></text:p>
          <text:p text:style-name="P223"><text:span text:style-name="Teletype"><text:span text:style-name="T27">echo "$inner_variable" <text:s text:c="10"/># It's an ugly kludge, but it works.</text:span></text:span></text:p>
        </text:list-header>
      </text:list>
      <text:list xml:id="list755968674" text:continue-list="list1757736446" text:style-name="L57">
        <text:list-header>
          <text:p text:style-name="P254"><text:span text:style-name="Teletype"><text:span text:style-name="T27"/></text:span></text:p>
        </text:list-header>
        <text:list-item>
          <text:p text:style-name="P254"><text:span text:style-name="Teletype"><text:span text:style-name="T27">The run-parts command is handy for running a set of command scripts in a particular sequence, especially in combination with cron or at.</text:span></text:span></text:p>
        </text:list-item>
      </text:list>
      <text:list xml:id="list2178852364" text:continue-list="list1449378250" text:style-name="WW8Num2">
        <text:list-header>
          <text:p text:style-name="P144"/>
        </text:list-header>
        <text:list-item>
          <text:p text:style-name="P144">Widgets</text:p>
        </text:list-item>
      </text:list>
      <text:list xml:id="list1436664533" text:continue-list="list755968674" text:style-name="L57">
        <text:list-header>
          <text:p text:style-name="P254"><text:span text:style-name="Teletype"><text:span text:style-name="T27"><text:s text:c="4"/>It would be nice to be able to invoke X-Windows widgets from a shell script. There happen to exist several packages that purport to do so, namely Xscript, Xmenu, and widtools. The first two of these no longer seem to be maintained. Fortunately, it is still possible to obtain widtools </text:span></text:span><text:a xlink:type="simple" xlink:href="javascript:if(confirm('http://www.batse.msfc.nasa.gov/~mallozzi/home/software/xforms/src/widtools-2.0.tgz%20%20%5Cn%5Cn该文件无法用%20Teleport%20Ultra%20下载,%20因为%20它是一个域或路径外部被设置为它的启始地址的地址。%20%20%5Cn%5Cn你想在服务器上打开它?'))window.location='http://www.batse.msfc.nasa.gov/~mallozzi/home/software/xforms/src/widtools-2.0.tgz'" office:target-frame-name="_top" xlink:show="replace"><text:span text:style-name="Teletype">here</text:span></text:a><text:span text:style-name="Teletype"><text:span text:style-name="T27">.</text:span></text:span></text:p>
        </text:list-header>
        <text:list-item>
          <text:p text:style-name="P254"><text:span text:style-name="Teletype"><text:span text:style-name="T27">The </text:span></text:span><text:span text:style-name="Teletype"><text:span text:style-name="T25">xmessage</text:span></text:span><text:span text:style-name="Teletype"><text:span text:style-name="T27"> command is a simple method of popping up a message/query window. For example:</text:span></text:span></text:p>
        </text:list-item>
      </text:list>
      <text:list xml:id="list674247090" text:continue-list="list2178852364" text:style-name="WW8Num2">
        <text:list-header>
          <text:p text:style-name="P223"><text:span text:style-name="Teletype"><text:span text:style-name="T27">xmessage Fatal error in script! -button exit</text:span></text:span></text:p>
          <text:p text:style-name="P228"><text:span text:style-name="Teletype"><text:span text:style-name="T27"/></text:span></text:p>
        </text:list-header>
      </text:list>
      <text:list xml:id="list72015333" text:style-name="L76">
        <text:list-item>
          <text:p text:style-name="P264"><text:span text:style-name="Teletype"><text:span text:style-name="T27">The latest entry in the widget sweepstakes is </text:span></text:span><text:span text:style-name="Teletype"><text:span text:style-name="T25">zenity</text:span></text:span><text:span text:style-name="Teletype"><text:span text:style-name="T27">. This utility pops up GTK+ dialog widgets-and-windows, and it works very nicely within a script.</text:span></text:span></text:p>
        </text:list-item>
      </text:list>
      <text:list xml:id="list1982634946" text:continue-list="list674247090" text:style-name="WW8Num2">
        <text:list-header>
          <text:p text:style-name="P223"><text:span text:style-name="Teletype"><text:span text:style-name="T27">get_info ()</text:span></text:span></text:p>
          <text:p text:style-name="P223"><text:span text:style-name="Teletype"><text:span text:style-name="T27">{</text:span></text:span></text:p>
          <text:p text:style-name="P223"><text:span text:style-name="Teletype"><text:span text:style-name="T27"><text:s text:c="2"/>zenity --entry <text:s text:c="6"/># <text:s/>Pops up query window . . .</text:span></text:span></text:p>
          <text:p text:style-name="P223"><text:span text:style-name="Teletype"><text:span text:style-name="T27"><text:s text:c="23"/>#+ and prints user entry to stdout.</text:span></text:span></text:p>
          <text:p text:style-name="P223"><text:span text:style-name="Teletype"><text:span text:style-name="T27"/></text:span></text:p>
          <text:p text:style-name="P223"><text:span text:style-name="Teletype"><text:span text:style-name="T27"><text:s text:c="23"/># <text:s/>Also try the --calendar and --scale options.</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answer=$( get_info ) <text:s text:c="2"/># <text:s/>Capture stdout in $answer variable.</text:span></text:span></text:p>
          <text:p text:style-name="P223"><text:span text:style-name="Teletype"><text:span text:style-name="T27"/></text:span></text:p>
          <text:p text:style-name="P223"><text:span text:style-name="Teletype"><text:span text:style-name="T27">echo "User entered: "$answer""</text:span></text:span></text:p>
          <text:p text:style-name="P228"><text:soft-page-break/><text:span text:style-name="Teletype"><text:span text:style-name="T46"> </text:span></text:span></text:p>
        </text:list-header>
      </text:list>
      <text:h text:style-name="P104" text:outline-level="1"><text:span text:style-name="Teletype"><text:span text:style-name="T46">Security Issues</text:span></text:span></text:h>
      <text:list xml:id="list1499043544" text:continue-numbering="true" text:style-name="WW8Num2">
        <text:list-header>
          <text:p text:style-name="P144"/>
        </text:list-header>
        <text:list-item>
          <text:p text:style-name="P144">Infected Shell Scripts</text:p>
        </text:list-item>
      </text:list>
      <text:list xml:id="list161164369" text:continue-list="list1436664533" text:style-name="L57">
        <text:list-header>
          <text:p text:style-name="P254"><text:span text:style-name="Teletype"><text:span text:style-name="T27"><text:s text:c="3"/>A brief warning about script security is indicated. A shell script may contain a worm, trojan, or even a virus. For that reason, never run as root a script (or permit it to be inserted into the system startup scripts in /etc/rc.d) unless you have obtained said script from a trusted source or you have carefully analyzed it to make certain it does nothing harmful.</text:span></text:span></text:p>
          <text:p text:style-name="P254"><text:span text:style-name="Teletype"><text:span text:style-name="T27"><text:s text:c="4"/>Various researchers at Bell Labs and other sites, including M. Douglas McIlroy, Tom Duff, and Fred Cohen have investigated the implications of shell script viruses. They conclude that it is all too easy for even a novice, a "script kiddie," to write one. </text:span></text:span></text:p>
          <text:p text:style-name="P254"><text:span text:style-name="Teletype"><text:span text:style-name="T27"><text:s text:c="4"/>Here is yet another reason to learn scripting. Being able to look at and understand scripts may protect your system from being compromised by a rogue script.</text:span></text:span></text:p>
        </text:list-header>
      </text:list>
      <text:list xml:id="list522127507" text:continue-list="list1499043544" text:style-name="WW8Num2">
        <text:list-header>
          <text:p text:style-name="P144"/>
        </text:list-header>
        <text:list-item>
          <text:p text:style-name="P144">Hiding Shell Script Source</text:p>
        </text:list-item>
      </text:list>
      <text:list xml:id="list449100828" text:continue-list="list161164369" text:style-name="L57">
        <text:list-header>
          <text:p text:style-name="P254"><text:span text:style-name="Teletype"><text:span text:style-name="T27"><text:s text:c="4"/>For security purposes, it may be necessary to render a script unreadable. If only there were a utility to create a stripped binary executable from a script. Francisco Rosales' </text:span></text:span><text:a xlink:type="simple" xlink:href="javascript:if(confirm('http://www.datsi.fi.upm.es/~frosal/sources/%20%20%5Cn%5Cn该文件无法用%20Teleport%20Ultra%20下载,%20因为%20它是一个域或路径外部被设置为它的启始地址的地址。%20%20%5Cn%5Cn你想在服务器上打开它?'))window.location='http://www.datsi.fi.upm.es/~frosal/sources/'" office:target-frame-name="_top" xlink:show="replace"><text:span text:style-name="Teletype">shc -- generic shell script compiler</text:span></text:a><text:span text:style-name="Teletype"><text:span text:style-name="T27"> does exactly that.</text:span></text:span></text:p>
          <text:p text:style-name="P254"><text:span text:style-name="Teletype"><text:span text:style-name="T27"><text:s text:c="4"/>Unfortunately, according to </text:span></text:span><text:a xlink:type="simple" xlink:href="javascript:if(confirm('http://www.linuxjournal.com/article/8256%20%20%5Cn%5Cn该文件无法用%20Teleport%20Ultra%20下载,%20因为%20它是一个域或路径外部被设置为它的启始地址的地址。%20%20%5Cn%5Cn你想在服务器上打开它?'))window.location='http://www.linuxjournal.com/article/8256'" office:target-frame-name="_top" xlink:show="replace"><text:span text:style-name="Teletype">an article</text:span></text:a><text:span text:style-name="Teletype"><text:span text:style-name="T27"> in the October, 2005 Linux Journal, the binary can, in at least some cases, be decrypted to recover the original script source. Still, this could be a useful method of keeping scripts secure from all but the most skilled hackers.</text:span></text:span></text:p>
        </text:list-header>
      </text:list>
      <text:list xml:id="list2080152632" text:continue-list="list522127507" text:style-name="WW8Num2">
        <text:list-header>
          <text:p text:style-name="P144"/>
        </text:list-header>
        <text:list-item>
          <text:p text:style-name="P144">Writing Secure Shell Scripts</text:p>
        </text:list-item>
      </text:list>
      <text:list xml:id="list1818183695" text:continue-list="list449100828" text:style-name="L57">
        <text:list-header>
          <text:p text:style-name="P254"><text:span text:style-name="Teletype"><text:span text:style-name="T27">Dan Stromberg suggests the following guidelines for writing (relatively) secure shell scripts.</text:span></text:span></text:p>
        </text:list-header>
        <text:list-item>
          <text:p text:style-name="P254"><text:span text:style-name="Teletype"><text:span text:style-name="T27">Don't put secret data in </text:span></text:span><text:span text:style-name="Teletype"><text:span text:style-name="T27">ironment variables</text:span></text:span><text:span text:style-name="Teletype"><text:span text:style-name="T27">.</text:span></text:span></text:p>
        </text:list-item>
        <text:list-item>
          <text:p text:style-name="P254"><text:span text:style-name="Teletype"><text:span text:style-name="T27">Don't pass secret data in an external command's arguments (pass them in via a</text:span></text:span><text:span text:style-name="Teletype"><text:span text:style-name="T25"> </text:span></text:span><text:span text:style-name="Teletype"><text:span text:style-name="T25">pipe</text:span></text:span><text:span text:style-name="Teletype"><text:span text:style-name="T27"> or </text:span></text:span><text:span text:style-name="Teletype"><text:span text:style-name="T25">redirection</text:span></text:span><text:span text:style-name="Teletype"><text:span text:style-name="T27"> instead).</text:span></text:span></text:p>
        </text:list-item>
        <text:list-item>
          <text:p text:style-name="P254"><text:span text:style-name="Teletype"><text:span text:style-name="T27">Set your </text:span></text:span><text:span text:style-name="Teletype"><text:span text:style-name="T25">$PATH</text:span></text:span><text:span text:style-name="Teletype"><text:span text:style-name="T25"> </text:span></text:span><text:span text:style-name="Teletype"><text:span text:style-name="T27">carefully. Don't just trust whatever path you inherit from the caller if your script is running as root. In fact, whenever you use an environment variable inherited from the caller, think about what could happen if the caller put something misleading in the variable, e.g., </text:span></text:span><text:span text:style-name="Teletype"><text:span text:style-name="T25">if the caller set </text:span></text:span><text:span text:style-name="Teletype"><text:span text:style-name="T25">$HOME</text:span></text:span><text:span text:style-name="Teletype"><text:span text:style-name="T25"> to /etc.</text:span></text:span></text:p>
        </text:list-item>
      </text:list>
      <text:list xml:id="list1117992000" text:continue-list="list2080152632" text:style-name="WW8Num2">
        <text:list-header>
          <text:p text:style-name="P144"/>
          <text:h text:style-name="P102" text:outline-level="1"><text:soft-page-break/><text:span text:style-name="Teletype"><text:span text:style-name="T46">Portability Issues</text:span></text:span></text:h>
        </text:list-header>
      </text:list>
      <text:list xml:id="list1266060368" text:continue-list="list1818183695" text:style-name="L57">
        <text:list-header>
          <text:p text:style-name="P254"><text:span text:style-name="Teletype"><text:span text:style-name="T27"><text:s text:c="3"/>This book deals specifically with Bash scripting on a GNU/Linux system. All the same, users of sh and ksh will find much of value here.</text:span></text:span></text:p>
          <text:p text:style-name="P254"><text:bookmark text:name="POSIX3REF"/><text:span text:style-name="Teletype"><text:span text:style-name="T27"><text:s text:c="4"/>As it happens, many of the various shells and scripting languages seem to be converging toward the </text:span></text:span><text:span text:style-name="Teletype"><text:span text:style-name="T27">POSIX</text:span></text:span><text:span text:style-name="Teletype"><text:span text:style-name="T27"> 1003.2 standard. Invoking Bash with the </text:span></text:span><text:span text:style-name="Teletype"><text:span text:style-name="T25">--posix </text:span></text:span><text:span text:style-name="Teletype"><text:span text:style-name="T27">option or inserting a</text:span></text:span><text:span text:style-name="Teletype"><text:span text:style-name="T25"> set -o posix </text:span></text:span><text:span text:style-name="Teletype"><text:span text:style-name="T27">at the head of a script causes Bash to conform very closely to this standard. Another alternative is to use a </text:span></text:span><text:span text:style-name="Teletype"><text:span text:style-name="T25">#!/bin/sh </text:span></text:span><text:span text:style-name="Teletype"><text:span text:style-name="T27">sha-bang header</text:span></text:span><text:span text:style-name="Teletype"><text:span text:style-name="T27"> in the script, rather than </text:span></text:span><text:span text:style-name="Teletype"><text:span text:style-name="T25">#!/bin/bash.</text:span></text:span><text:span text:style-name="Teletype"><text:span text:style-name="T27"> Note that /bin/sh is a</text:span></text:span><text:span text:style-name="Teletype"><text:span text:style-name="T27">link</text:span></text:span><text:span text:style-name="Teletype"><text:span text:style-name="T27"> to /bin/bash in Linux and certain other flavors of UNIX, and a script invoked this way disables extended Bash functionality.</text:span></text:span></text:p>
          <text:p text:style-name="P254"><text:span text:style-name="Teletype"><text:span text:style-name="T27">Most Bash scripts will run as-is under ksh, and vice-versa, since Chet Ramey has been busily porting ksh features to the latest versions of Bash.</text:span></text:span></text:p>
          <text:p text:style-name="P254"><text:span text:style-name="Teletype"><text:span text:style-name="T27"><text:s text:c="4"/>On a commercial UNIX machine, scripts using GNU-specific features of standard commands may not work. This has become less of a problem in the last few years, as the GNU utilities have pretty much displaced their proprietary counterparts even on "big-iron" UNIX. </text:span></text:span><text:a xlink:type="simple" xlink:href="javascript:if(confirm('http://linux.oreillynet.com/pub/a/linux/2002/02/28/caldera.html%20%20%5Cn%5Cn该文件无法用%20Teleport%20Ultra%20下载,%20因为%20它是一个域或路径外部被设置为它的启始地址的地址。%20%20%5Cn%5Cn你想在服务器上打开它?'))window.location='http://linux.oreillynet.com/pub/a/linux/2002/02/28/caldera.html'" office:target-frame-name="_top" xlink:show="replace"><text:span text:style-name="Teletype">Caldera's release of the source</text:span></text:a><text:span text:style-name="Teletype"><text:span text:style-name="T27"> to many of the original UNIX utilities has accelerated the trend.</text:span></text:span></text:p>
        </text:list-header>
      </text:list>
      <text:p text:style-name="P25"/>
      <text:p text:style-name="P25"/>
      <text:h text:style-name="P90" text:outline-level="1">Bash, versions 2, 3, and 4</text:h>
      <text:p text:style-name="P25"/>
      <text:p text:style-name="P25">Bash version 4</text:p>
      <text:list xml:id="list71072195" text:continue-list="list1117992000" text:style-name="WW8Num2">
        <text:list-item>
          <text:p text:style-name="P144">Associative arrays</text:p>
        </text:list-item>
      </text:list>
      <text:list xml:id="list146201037" text:continue-list="list1266060368" text:style-name="L57">
        <text:list-header>
          <text:p text:style-name="P254"><text:span text:style-name="Teletype"><text:span text:style-name="T27"><text:s text:c="3"/>An associative array can be thought of as a set of </text:span></text:span><text:span text:style-name="Teletype"><text:span text:style-name="T25">two linked arrays</text:span></text:span><text:span text:style-name="Teletype"><text:span text:style-name="T27"> -- one holding the data, and the other the keys that index the individual elements of the data array.</text:span></text:span></text:p>
        </text:list-header>
      </text:list>
      <text:list xml:id="list1669240457" text:continue-list="list71072195" text:style-name="WW8Num2">
        <text:list-header>
          <text:p text:style-name="P223"><text:span text:style-name="Teletype"><text:span text:style-name="T27">#!/bin/bash4</text:span></text:span></text:p>
          <text:p text:style-name="P223"><text:span text:style-name="Teletype"><text:span text:style-name="T27"># fetch_address.sh</text:span></text:span></text:p>
          <text:p text:style-name="P223"><text:span text:style-name="Teletype"><text:span text:style-name="T27"/></text:span></text:p>
          <text:p text:style-name="P223"><text:span text:style-name="Teletype"><text:span text:style-name="T25">declare -A address</text:span></text:span></text:p>
          <text:p text:style-name="P223"><text:span text:style-name="Teletype"><text:span text:style-name="T27"># <text:s text:c="6"/></text:span></text:span><text:span text:style-name="Teletype"><text:span text:style-name="T25">-A option declares associative array.</text:span></text:span></text:p>
          <text:p text:style-name="P223"><text:span text:style-name="Teletype"><text:span text:style-name="T27"/></text:span></text:p>
          <text:p text:style-name="P223"><text:span text:style-name="Teletype"><text:span text:style-name="T27">address[Charles]="414 W. 10th Ave., Baltimore, MD 21236"</text:span></text:span></text:p>
          <text:p text:style-name="P223"><text:span text:style-name="Teletype"><text:span text:style-name="T27">address[John]="202 E. 3rd St., New York, NY 10009"</text:span></text:span></text:p>
          <text:p text:style-name="P223"><text:span text:style-name="Teletype"><text:span text:style-name="T27">address[Wilma]="1854 Vermont Ave, Los Angeles, CA 90023"</text:span></text:span></text:p>
          <text:p text:style-name="P223"><text:span text:style-name="Teletype"><text:span text:style-name="T27"/></text:span></text:p>
          <text:p text:style-name="P223"><text:span text:style-name="Teletype"><text:span text:style-name="T27">echo "Charles's address is ${address[Charles]}."</text:span></text:span></text:p>
          <text:p text:style-name="P223"><text:soft-page-break/><text:span text:style-name="Teletype"><text:span text:style-name="T27"># Charles's address is 414 W. 10th Ave., Baltimore, MD 21236.</text:span></text:span></text:p>
          <text:p text:style-name="P223"><text:span text:style-name="Teletype"><text:span text:style-name="T25">echo "${!address[*]}" </text:span></text:span><text:span text:style-name="Teletype"><text:span text:style-name="T27"><text:s text:c="2"/># The array indices ...</text:span></text:span></text:p>
          <text:p text:style-name="P223"><text:span text:style-name="Teletype"><text:span text:style-name="T27"># Charles John Wilma</text:span></text:span></text:p>
        </text:list-header>
      </text:list>
      <text:list xml:id="list899043062" text:style-name="L77">
        <text:list-header>
          <text:p text:style-name="P265"><text:span text:style-name="Teletype"><text:span text:style-name="T27"/></text:span></text:p>
        </text:list-header>
        <text:list-item>
          <text:p text:style-name="P265"><text:span text:style-name="Teletype"><text:span text:style-name="T27">Elements of the index array may include embedded </text:span></text:span><text:span text:style-name="Teletype"><text:span text:style-name="T27">space characters</text:span></text:span><text:span text:style-name="Teletype"><text:span text:style-name="T27">, or even leading and/or trailing space characters. However, index array elements containing only whitespace are not permitted.</text:span></text:span></text:p>
        </text:list-item>
      </text:list>
      <text:list xml:id="list1336042010" text:continue-list="list1669240457" text:style-name="WW8Num2">
        <text:list-header>
          <text:p text:style-name="P223"><text:span text:style-name="Teletype"><text:span text:style-name="T27">address[ <text:s text:c="2"/>]="Blank" <text:s text:c="2"/># Error!</text:span></text:span></text:p>
        </text:list-header>
      </text:list>
      <text:list xml:id="list893301472" text:continue-list="list899043062" text:style-name="L77">
        <text:list-header>
          <text:p text:style-name="P265"><text:span text:style-name="Teletype"><text:span text:style-name="T27"/></text:span></text:p>
        </text:list-header>
        <text:list-item>
          <text:p text:style-name="P265"><text:span text:style-name="Teletype"><text:span text:style-name="T27">Enhancements to the </text:span></text:span><text:span text:style-name="Teletype"><text:span text:style-name="T27">case</text:span></text:span><text:span text:style-name="Teletype"><text:span text:style-name="T27"> construct: the</text:span></text:span><text:span text:style-name="Teletype"><text:span text:style-name="T25"> ;;&amp;</text:span></text:span><text:span text:style-name="Teletype"><text:span text:style-name="T27"> and</text:span></text:span><text:span text:style-name="Teletype"><text:span text:style-name="T25"> ;&amp; </text:span></text:span><text:span text:style-name="Teletype"><text:span text:style-name="T27">terminators.</text:span></text:span></text:p>
        </text:list-item>
      </text:list>
      <text:list xml:id="list406644004" text:continue-list="list1336042010" text:style-name="WW8Num2">
        <text:list-header>
          <text:p text:style-name="P223"><text:span text:style-name="Teletype"><text:span text:style-name="T27">#!/bin/bash4</text:span></text:span></text:p>
          <text:p text:style-name="P223"><text:span text:style-name="Teletype"><text:span text:style-name="T27"/></text:span></text:p>
          <text:p text:style-name="P223"><text:span text:style-name="Teletype"><text:span text:style-name="T27">test_char ()</text:span></text:span></text:p>
          <text:p text:style-name="P223"><text:span text:style-name="Teletype"><text:span text:style-name="T27">{</text:span></text:span></text:p>
          <text:p text:style-name="P223"><text:span text:style-name="Teletype"><text:span text:style-name="T27"><text:s text:c="2"/>case "$1" in</text:span></text:span></text:p>
          <text:p text:style-name="P223"><text:span text:style-name="Teletype"><text:span text:style-name="T27"><text:s text:c="4"/>[[:print:]] ) <text:s/>echo "$1 is a printable character.";;&amp; <text:s text:c="6"/># |</text:span></text:span></text:p>
          <text:p text:style-name="P223"><text:span text:style-name="Teletype"><text:span text:style-name="T27"><text:s text:c="4"/># The ;;&amp; terminator continues to the next pattern test. <text:s text:c="5"/>|</text:span></text:span></text:p>
          <text:p text:style-name="P223"><text:span text:style-name="Teletype"><text:span text:style-name="T27"><text:s text:c="4"/>[[:alnum:]] ) <text:s/>echo "$1 is an alpha/numeric character.";;&amp; <text:s/># v</text:span></text:span></text:p>
          <text:p text:style-name="P223"><text:span text:style-name="Teletype"><text:span text:style-name="T27"><text:s text:c="4"/>[[:alpha:]] ) <text:s/>echo "$1 is an alphabetic character.";;&amp; <text:s text:c="4"/># v</text:span></text:span></text:p>
          <text:p text:style-name="P223"><text:span text:style-name="Teletype"><text:span text:style-name="T27"><text:s text:c="4"/>[[:lower:]] ) <text:s/>echo "$1 is a lowercase alphabetic character.";;&amp;</text:span></text:span></text:p>
          <text:p text:style-name="P223"><text:span text:style-name="Teletype"><text:span text:style-name="T27"><text:s text:c="4"/>[[:digit:]] ) <text:s/>echo "$1 is an numeric character.";&amp; <text:s text:c="8"/># |</text:span></text:span></text:p>
          <text:p text:style-name="P223"><text:span text:style-name="Teletype"><text:span text:style-name="T27"><text:s text:c="4"/># The ;&amp; terminator executes the next statement ... <text:s text:c="8"/># |</text:span></text:span></text:p>
          <text:p text:style-name="P223"><text:span text:style-name="Teletype"><text:span text:style-name="T27"><text:s text:c="4"/>%%%@@@@@ <text:s text:c="3"/>) <text:s/>echo "********************************";; <text:s text:c="3"/># v</text:span></text:span></text:p>
          <text:p text:style-name="P223"><text:span text:style-name="Teletype"><text:span text:style-name="T27"># <text:s text:c="2"/>^^^^^^^^ <text:s/>... even with a dummy pattern.</text:span></text:span></text:p>
          <text:p text:style-name="P223"><text:span text:style-name="Teletype"><text:span text:style-name="T27"><text:s text:c="2"/>esac</text:span></text:span></text:p>
          <text:p text:style-name="P223"><text:span text:style-name="Teletype"><text:span text:style-name="T27">}</text:span></text:span></text:p>
          <text:p text:style-name="P223"><text:span text:style-name="Teletype"><text:span text:style-name="T27"/></text:span></text:p>
          <text:p text:style-name="P223"><text:span text:style-name="Teletype"><text:span text:style-name="T27">echo</text:span></text:span></text:p>
          <text:p text:style-name="P223"><text:span text:style-name="Teletype"><text:span text:style-name="T27"/></text:span></text:p>
          <text:p text:style-name="P223"><text:span text:style-name="Teletype"><text:span text:style-name="T27">test_char 3</text:span></text:span></text:p>
          <text:p text:style-name="P223"><text:span text:style-name="Teletype"><text:span text:style-name="T27"># 3 is a printable character.</text:span></text:span></text:p>
          <text:p text:style-name="P223"><text:span text:style-name="Teletype"><text:span text:style-name="T27"># 3 is an alpha/numeric character.</text:span></text:span></text:p>
          <text:p text:style-name="P223"><text:span text:style-name="Teletype"><text:span text:style-name="T27"># 3 is an numeric character.</text:span></text:span></text:p>
          <text:p text:style-name="P223"><text:span text:style-name="Teletype"><text:span text:style-name="T27"># ********************************</text:span></text:span></text:p>
          <text:p text:style-name="P223"><text:span text:style-name="Teletype"><text:span text:style-name="T27">echo</text:span></text:span></text:p>
          <text:p text:style-name="P223"><text:span text:style-name="Teletype"><text:span text:style-name="T27"/></text:span></text:p>
          <text:p text:style-name="P223"><text:span text:style-name="Teletype"><text:span text:style-name="T27">test_char m</text:span></text:span></text:p>
          <text:p text:style-name="P223"><text:span text:style-name="Teletype"><text:span text:style-name="T27"># m is a printable character.</text:span></text:span></text:p>
          <text:p text:style-name="P223"><text:span text:style-name="Teletype"><text:span text:style-name="T27"># m is an alpha/numeric character.</text:span></text:span></text:p>
          <text:p text:style-name="P223"><text:span text:style-name="Teletype"><text:span text:style-name="T27"># m is an alphabetic character.</text:span></text:span></text:p>
          <text:p text:style-name="P223"><text:span text:style-name="Teletype"><text:span text:style-name="T27"># m is a lowercase alphabetic character.</text:span></text:span></text:p>
          <text:p text:style-name="P223"><text:soft-page-break/><text:span text:style-name="Teletype"><text:span text:style-name="T27">echo</text:span></text:span></text:p>
          <text:p text:style-name="P223"><text:span text:style-name="Teletype"><text:span text:style-name="T27"/></text:span></text:p>
          <text:p text:style-name="P223"><text:span text:style-name="Teletype"><text:span text:style-name="T27">test_char /</text:span></text:span></text:p>
          <text:p text:style-name="P223"><text:span text:style-name="Teletype"><text:span text:style-name="T27"># / is a printable character.</text:span></text:span></text:p>
          <text:p text:style-name="P223"><text:span text:style-name="Teletype"><text:span text:style-name="T27"/></text:span></text:p>
          <text:p text:style-name="P223"><text:span text:style-name="Teletype"><text:span text:style-name="T27">echo</text:span></text:span></text:p>
          <text:p text:style-name="P223"><text:span text:style-name="Teletype"><text:span text:style-name="T27"/></text:span></text:p>
          <text:p text:style-name="P223"><text:span text:style-name="Teletype"><text:span text:style-name="T27"># The ;;&amp; terminator can save complex if/then conditions.</text:span></text:span></text:p>
          <text:p text:style-name="P223"><text:span text:style-name="Teletype"><text:span text:style-name="T27"># The ;&amp; is somewhat less useful.</text:span></text:span></text:p>
        </text:list-header>
      </text:list>
      <text:p text:style-name="P80"><text:span text:style-name="Teletype"><text:span text:style-name="T27"/></text:span></text:p>
      <text:list xml:id="list1551886525" text:continue-list="list893301472" text:style-name="L77">
        <text:list-item>
          <text:p text:style-name="P265"><text:span text:style-name="Teletype"><text:span text:style-name="T27">The new </text:span></text:span><text:span text:style-name="Teletype"><text:span text:style-name="T25">coproc</text:span></text:span><text:span text:style-name="Teletype"><text:span text:style-name="T27"> builtin enables two parallel </text:span></text:span><text:span text:style-name="Teletype"><text:span text:style-name="T27">processes</text:span></text:span><text:span text:style-name="Teletype"><text:span text:style-name="T27"> to communicate and interact. </text:span></text:span></text:p>
          <text:p text:style-name="P265"><text:span text:style-name="Teletype"><text:span text:style-name="T27">参看coproc.sh和coproc2.sh.</text:span></text:span></text:p>
          <text:p text:style-name="P265"><text:span text:style-name="Teletype"><text:span text:style-name="T27"/></text:span></text:p>
        </text:list-item>
        <text:list-item>
          <text:p text:style-name="P265"><text:span text:style-name="Teletype"><text:span text:style-name="T27">The new</text:span></text:span><text:span text:style-name="Teletype"><text:span text:style-name="T25"> mapfile</text:span></text:span><text:span text:style-name="Teletype"><text:span text:style-name="T27"> builtin makes it possible to load an array with the contents of a text file without using a loop or </text:span></text:span><text:span text:style-name="Teletype"><text:span text:style-name="T27">command substitution</text:span></text:span><text:span text:style-name="Teletype"><text:span text:style-name="T27">.</text:span></text:span></text:p>
        </text:list-item>
      </text:list>
      <text:list xml:id="list1078705635" text:continue-list="list406644004" text:style-name="WW8Num2">
        <text:list-header>
          <text:p text:style-name="P223"><text:span text:style-name="Teletype"><text:span text:style-name="T25">mapfile Arr1 &lt; $0</text:span></text:span></text:p>
          <text:p text:style-name="P223"><text:span text:style-name="Teletype"><text:span text:style-name="T27"># Same result as <text:s text:c="4"/>Arr1=( $(cat $0) )</text:span></text:span></text:p>
          <text:p text:style-name="P223"><text:span text:style-name="Teletype"><text:span text:style-name="T27">echo "${Arr1[@]}" <text:s/># Copies this entire script out to stdout.</text:span></text:span></text:p>
          <text:p text:style-name="P223"><text:span text:style-name="Teletype"><text:span text:style-name="T27"/></text:span></text:p>
          <text:p text:style-name="P223"><text:span text:style-name="Teletype"><text:span text:style-name="T27"># But, not the same as <text:s text:c="2"/>read -a <text:s text:c="2"/>!!!</text:span></text:span></text:p>
          <text:p text:style-name="P223"><text:span text:style-name="Teletype"><text:span text:style-name="T27">read -a Arr2 &lt; $0</text:span></text:span></text:p>
          <text:p text:style-name="P223"><text:span text:style-name="Teletype"><text:span text:style-name="T27">echo "${Arr2[@]}" <text:s/># </text:span></text:span><text:span text:style-name="Teletype"><text:span text:style-name="T25">Reads only first line of script into the array.</text:span></text:span></text:p>
        </text:list-header>
      </text:list>
      <text:list xml:id="list2080821502" text:continue-list="list1551886525" text:style-name="L77">
        <text:list-header>
          <text:p text:style-name="P265"><text:span text:style-name="Teletype"><text:span text:style-name="T27"/></text:span></text:p>
        </text:list-header>
        <text:list-item>
          <text:p text:style-name="P265"><text:span text:style-name="Teletype"><text:span text:style-name="T27">Parameter substitution</text:span></text:span><text:span text:style-name="Teletype"><text:span text:style-name="T27"> gets</text:span></text:span><text:span text:style-name="Teletype"><text:span text:style-name="T25"> case-modification </text:span></text:span><text:span text:style-name="Teletype"><text:span text:style-name="T27">operators.</text:span></text:span></text:p>
        </text:list-item>
      </text:list>
      <text:list xml:id="list2133268320" text:continue-list="list1078705635" text:style-name="WW8Num2">
        <text:list-header>
          <text:p text:style-name="P223"><text:span text:style-name="Teletype"><text:span text:style-name="T27">var=veryMixedUpVariable</text:span></text:span></text:p>
          <text:p text:style-name="P223"><text:span text:style-name="Teletype"><text:span text:style-name="T27">echo ${var} <text:s text:c="11"/># veryMixedUpVariable</text:span></text:span></text:p>
          <text:p text:style-name="P223"><text:span text:style-name="Teletype"><text:span text:style-name="T27">echo ${var^} <text:s text:c="10"/># VeryMixedUpVariable</text:span></text:span></text:p>
          <text:p text:style-name="P223"><text:span text:style-name="Teletype"><text:span text:style-name="T27"># <text:s text:c="8"/>* <text:s text:c="13"/>First char --&gt; uppercase.</text:span></text:span></text:p>
          <text:p text:style-name="P223"><text:span text:style-name="Teletype"><text:span text:style-name="T27">echo ${var^^} <text:s text:c="9"/># VERYMIXEDUPVARIABLE</text:span></text:span></text:p>
          <text:p text:style-name="P223"><text:span text:style-name="Teletype"><text:span text:style-name="T27"># <text:s text:c="8"/>** <text:s text:c="12"/>All chars <text:s/>--&gt; uppercase.</text:span></text:span></text:p>
          <text:p text:style-name="P223"><text:span text:style-name="Teletype"><text:span text:style-name="T27">echo ${var,} <text:s text:c="10"/># veryMixedUpVariable</text:span></text:span></text:p>
          <text:p text:style-name="P223"><text:span text:style-name="Teletype"><text:span text:style-name="T27"># <text:s text:c="8"/>* <text:s text:c="13"/>First char --&gt; lowercase.</text:span></text:span></text:p>
          <text:p text:style-name="P223"><text:span text:style-name="Teletype"><text:span text:style-name="T27">echo ${var,,} <text:s text:c="9"/># verymixedupvariable</text:span></text:span></text:p>
          <text:p text:style-name="P223"><text:span text:style-name="Teletype"><text:span text:style-name="T27"># <text:s text:c="8"/>** <text:s text:c="12"/>All chars <text:s/>--&gt; lowercase.</text:span></text:span></text:p>
        </text:list-header>
      </text:list>
      <text:list xml:id="list2157761933" text:continue-list="list2080821502" text:style-name="L77">
        <text:list-header>
          <text:p text:style-name="P265"><text:span text:style-name="Teletype"><text:span text:style-name="T27"/></text:span></text:p>
        </text:list-header>
        <text:list-item>
          <text:p text:style-name="P265"><text:span text:style-name="Teletype"><text:span text:style-name="T27">The </text:span></text:span><text:a xlink:type="simple" xlink:href="http://declareref.html/"><text:span text:style-name="Teletype">declare</text:span></text:a><text:span text:style-name="Teletype"><text:span text:style-name="T27"> builtin now accepts the -l lowercase and -c capitalize options.</text:span></text:span></text:p>
        </text:list-item>
      </text:list>
      <text:list xml:id="list495080179" text:continue-list="list2133268320" text:style-name="WW8Num2">
        <text:list-header>
          <text:p text:style-name="P223"><text:span text:style-name="Teletype"><text:span text:style-name="T27">declare -l var1 <text:s text:c="11"/># Will change to lowercase</text:span></text:span></text:p>
          <text:p text:style-name="P223"><text:span text:style-name="Teletype"><text:span text:style-name="T27">var1=MixedCaseVARIABLE</text:span></text:span></text:p>
          <text:p text:style-name="P223"><text:span text:style-name="Teletype"><text:span text:style-name="T27">echo "$var1" <text:s text:c="14"/># mixedcasevariable</text:span></text:span></text:p>
          <text:p text:style-name="P223"><text:span text:style-name="Teletype"><text:span text:style-name="T27"># Same effect as <text:s text:c="12"/>echo $var1 | tr A-Z a-z</text:span></text:span></text:p>
          <text:p text:style-name="P223"><text:span text:style-name="Teletype"><text:span text:style-name="T27"/></text:span></text:p>
          <text:p text:style-name="P223"><text:span text:style-name="Teletype"><text:span text:style-name="T27">declare -c var2 <text:s text:c="11"/># Changes only initial char to uppercase.</text:span></text:span></text:p>
          <text:p text:style-name="P223"><text:soft-page-break/><text:span text:style-name="Teletype"><text:span text:style-name="T27">var2=originally_lowercase</text:span></text:span></text:p>
          <text:p text:style-name="P223"><text:span text:style-name="Teletype"><text:span text:style-name="T27">echo "$var2" <text:s text:c="14"/># Originally_lowercase</text:span></text:span></text:p>
          <text:p text:style-name="P223"><text:span text:style-name="Teletype"><text:span text:style-name="T27"># NOT the same effect as <text:s text:c="4"/>echo $var2 | tr a-z A-Z</text:span></text:span></text:p>
        </text:list-header>
      </text:list>
      <text:list xml:id="list1895167432" text:continue-list="list2157761933" text:style-name="L77">
        <text:list-header>
          <text:p text:style-name="P265"><text:span text:style-name="Teletype"><text:span text:style-name="T27"> </text:span></text:span></text:p>
        </text:list-header>
        <text:list-item>
          <text:p text:style-name="P265"><text:span text:style-name="Teletype"><text:span text:style-name="T27">Brace expansion</text:span></text:span><text:span text:style-name="Teletype"><text:span text:style-name="T27"> has more options.</text:span></text:span></text:p>
        </text:list-item>
      </text:list>
      <text:list xml:id="list257471776" text:continue-list="list495080179" text:style-name="WW8Num2">
        <text:list-header>
          <text:p text:style-name="P223"><text:span text:style-name="Teletype"><text:span text:style-name="T27">echo {40..60..2}</text:span></text:span></text:p>
          <text:p text:style-name="P223"><text:span text:style-name="Teletype"><text:span text:style-name="T27"># 40 42 44 46 48 50 52 54 56 58 60</text:span></text:span></text:p>
          <text:p text:style-name="P223"><text:span text:style-name="Teletype"><text:span text:style-name="T27"># All the even numbers, between 40 and 60.</text:span></text:span></text:p>
          <text:p text:style-name="P223"><text:span text:style-name="Teletype"><text:span text:style-name="T27"/></text:span></text:p>
          <text:p text:style-name="P223"><text:span text:style-name="Teletype"><text:span text:style-name="T27">echo {60..40..2}</text:span></text:span></text:p>
          <text:p text:style-name="P223"><text:span text:style-name="Teletype"><text:span text:style-name="T27"># 60 58 56 54 52 50 48 46 44 42 40</text:span></text:span></text:p>
          <text:p text:style-name="P223"><text:span text:style-name="Teletype"><text:span text:style-name="T27"># All the even numbers, between 40 and 60, counting backwards.</text:span></text:span></text:p>
          <text:p text:style-name="P223"><text:span text:style-name="Teletype"><text:span text:style-name="T27"># In effect, a decrement.</text:span></text:span></text:p>
          <text:p text:style-name="P223"><text:span text:style-name="Teletype"><text:span text:style-name="T27">echo {60..40..-2}</text:span></text:span></text:p>
          <text:p text:style-name="P223"><text:span text:style-name="Teletype"><text:span text:style-name="T27"># The same output. The minus sign is not necessary.</text:span></text:span></text:p>
          <text:p text:style-name="P223"><text:span text:style-name="Teletype"><text:span text:style-name="T27"/></text:span></text:p>
          <text:p text:style-name="P223"><text:span text:style-name="Teletype"><text:span text:style-name="T27"># But, what about letters and symbols?</text:span></text:span></text:p>
          <text:p text:style-name="P223"><text:span text:style-name="Teletype"><text:span text:style-name="T27">echo {X..d}</text:span></text:span></text:p>
          <text:p text:style-name="P223"><text:span text:style-name="Teletype"><text:span text:style-name="T27"># X Y Z [ <text:s/>] ^ _ ` a b c d</text:span></text:span></text:p>
          <text:p text:style-name="P223"><text:span text:style-name="Teletype"><text:span text:style-name="T27"># Does not echo the \ which escapes a space.</text:span></text:span></text:p>
        </text:list-header>
      </text:list>
      <text:list xml:id="list129642486" text:continue-list="list1895167432" text:style-name="L77">
        <text:list-header>
          <text:p text:style-name="P265"><text:span text:style-name="Teletype"><text:span text:style-name="T27"><text:s text:c="4"/>Zero-padding, specified in the first term within braces, prefixes each term in the output with the same number of zeroes.</text:span></text:span></text:p>
        </text:list-header>
      </text:list>
      <text:list xml:id="list1330096662" text:continue-list="list257471776" text:style-name="WW8Num2">
        <text:list-header>
          <text:p text:style-name="P223"><text:span text:style-name="Teletype"><text:span text:style-name="T27">bash4$ echo</text:span></text:span><text:span text:style-name="Teletype"><text:span text:style-name="T25"> {010..15}</text:span></text:span></text:p>
          <text:p text:style-name="P223"><text:span text:style-name="Teletype"><text:span text:style-name="T27">010 011 012 013 014 015</text:span></text:span></text:p>
          <text:p text:style-name="P223"><text:span text:style-name="Teletype"><text:span text:style-name="T27"/></text:span></text:p>
          <text:p text:style-name="P223"><text:span text:style-name="Teletype"><text:span text:style-name="T27"/></text:span></text:p>
          <text:p text:style-name="P223"><text:span text:style-name="Teletype"><text:span text:style-name="T27">bash4$ echo</text:span></text:span><text:span text:style-name="Teletype"><text:span text:style-name="T25"> {000..10}</text:span></text:span></text:p>
          <text:p text:style-name="P223"><text:span text:style-name="Teletype"><text:span text:style-name="T27">000 001 002 003 004 005 006 007 008 009 010</text:span></text:span></text:p>
        </text:list-header>
      </text:list>
      <text:list xml:id="list1983084618" text:continue-list="list129642486" text:style-name="L77">
        <text:list-header>
          <text:p text:style-name="P265"><text:span text:style-name="Teletype"><text:span text:style-name="T27"/></text:span></text:p>
        </text:list-header>
        <text:list-item>
          <text:p text:style-name="P265"><text:span text:style-name="Teletype"><text:span text:style-name="T27">Substring extraction on positional parameters</text:span></text:span><text:span text:style-name="Teletype"><text:span text:style-name="T27"> now starts with </text:span></text:span><text:span text:style-name="Teletype"><text:span text:style-name="T27">$0</text:span></text:span><text:span text:style-name="Teletype"><text:span text:style-name="T27"> as the zero-index. (This corrects an inconsistency in the treatment of positional parameters.)</text:span></text:span></text:p>
          <text:p text:style-name="P265"><text:span text:style-name="Teletype"><text:span text:style-name="T27"/></text:span></text:p>
        </text:list-item>
        <text:list-item>
          <text:p text:style-name="P265"><text:span text:style-name="Teletype"><text:span text:style-name="T27">The new ** </text:span></text:span><text:a xlink:type="simple" xlink:href="http://globbingref.html/"><text:span text:style-name="Teletype">globbing</text:span></text:a><text:span text:style-name="Teletype"><text:span text:style-name="T27"> operator matches filenames and directories </text:span></text:span><text:span text:style-name="Teletype"><text:span text:style-name="T27">recursively</text:span></text:span><text:span text:style-name="Teletype"><text:span text:style-name="T27">.</text:span></text:span></text:p>
        </text:list-item>
      </text:list>
      <text:list xml:id="list1546897131" text:continue-list="list1330096662" text:style-name="WW8Num2">
        <text:list-header>
          <text:p text:style-name="P223"><text:span text:style-name="Teletype"><text:span text:style-name="T27">shopt -s globstar <text:s/># Must enable globstar, otherwise ** doesn't work.</text:span></text:span></text:p>
          <text:p text:style-name="P223"><text:span text:style-name="Teletype"><text:span text:style-name="T27"><text:s text:c="19"/># The globstar shell option is new to version 4 of Bash.</text:span></text:span></text:p>
          <text:p text:style-name="P223"><text:span text:style-name="Teletype"><text:span text:style-name="T27"/></text:span></text:p>
          <text:p text:style-name="P223"><text:span text:style-name="Teletype"><text:span text:style-name="T27">echo "Using *"; echo</text:span></text:span></text:p>
          <text:p text:style-name="P223"><text:span text:style-name="Teletype"><text:span text:style-name="T27">for filename in *</text:span></text:span></text:p>
          <text:p text:style-name="P223"><text:span text:style-name="Teletype"><text:span text:style-name="T27">do</text:span></text:span></text:p>
          <text:p text:style-name="P223"><text:span text:style-name="Teletype"><text:span text:style-name="T27"><text:s text:c="2"/>echo "$filename"</text:span></text:span></text:p>
          <text:p text:style-name="P223"><text:span text:style-name="Teletype"><text:span text:style-name="T27">done <text:s text:c="2"/># Lists only files in current directory ($PWD).</text:span></text:span></text:p>
          <text:p text:style-name="P223"><text:soft-page-break/><text:span text:style-name="Teletype"><text:span text:style-name="T27"/></text:span></text:p>
          <text:p text:style-name="P223"><text:span text:style-name="Teletype"><text:span text:style-name="T27">echo "Using **"</text:span></text:span></text:p>
          <text:p text:style-name="P223"><text:span text:style-name="Teletype"><text:span text:style-name="T27">for filename in **</text:span></text:span></text:p>
          <text:p text:style-name="P223"><text:span text:style-name="Teletype"><text:span text:style-name="T27">do</text:span></text:span></text:p>
          <text:p text:style-name="P223"><text:span text:style-name="Teletype"><text:span text:style-name="T27"><text:s text:c="2"/>echo "$filename"</text:span></text:span></text:p>
          <text:p text:style-name="P223"><text:span text:style-name="Teletype"><text:span text:style-name="T27">done <text:s text:c="2"/># Lists complete file tree, recursively.</text:span></text:span></text:p>
        </text:list-header>
      </text:list>
      <text:list xml:id="list2053941732" text:continue-list="list1983084618" text:style-name="L77">
        <text:list-header>
          <text:p text:style-name="P265"><text:span text:style-name="Teletype"><text:span text:style-name="T27"/></text:span></text:p>
        </text:list-header>
        <text:list-item>
          <text:p text:style-name="P265"><text:span text:style-name="Teletype"><text:span text:style-name="T27">The new </text:span></text:span><text:span text:style-name="Teletype"><text:span text:style-name="T27">$BASHPID</text:span></text:span><text:span text:style-name="Teletype"><text:span text:style-name="T27"> internal variable.</text:span></text:span></text:p>
          <text:p text:style-name="P265"><text:span text:style-name="Teletype"><text:span text:style-name="T27"/></text:span></text:p>
        </text:list-item>
        <text:list-item>
          <text:p text:style-name="P265"><text:span text:style-name="Teletype"><text:span text:style-name="T27">There is a new </text:span></text:span><text:span text:style-name="Teletype"><text:span text:style-name="T27">builtin</text:span></text:span><text:span text:style-name="Teletype"><text:span text:style-name="T27"> error-handling function named </text:span></text:span><text:span text:style-name="Teletype"><text:span text:style-name="T25">command_not_found_handle.</text:span></text:span></text:p>
          <text:p text:style-name="P265"><text:span text:style-name="Teletype"><text:span text:style-name="T28">#!/bin/bash4</text:span></text:span></text:p>
        </text:list-item>
      </text:list>
      <text:p text:style-name="P45"/>
      <text:list xml:id="list1982329729" text:continue-list="list1546897131" text:style-name="WW8Num2">
        <text:list-header>
          <text:p text:style-name="P223"><text:span text:style-name="Teletype"><text:span text:style-name="T27">command_not_found_handle ()</text:span></text:span></text:p>
          <text:p text:style-name="P223"><text:span text:style-name="Teletype"><text:span text:style-name="T27">{ # Accepts implicit parameters.</text:span></text:span></text:p>
          <text:p text:style-name="P223"><text:span text:style-name="Teletype"><text:span text:style-name="T27"><text:s text:c="2"/>echo "The following command is not valid: \""$1\"""</text:span></text:span></text:p>
          <text:p text:style-name="P223"><text:span text:style-name="Teletype"><text:span text:style-name="T27"><text:s text:c="2"/>echo "With the following argument(s): \""$2\"" \""$3\""" <text:s text:c="2"/># $4, $5 ...</text:span></text:span></text:p>
          <text:p text:style-name="P223"><text:span text:style-name="Teletype"><text:span text:style-name="T27">} # $1, $2, etc. are not explicitly passed to the function.</text:span></text:span></text:p>
          <text:p text:style-name="P223"><text:span text:style-name="Teletype"><text:span text:style-name="T27"/></text:span></text:p>
          <text:p text:style-name="P223"><text:span text:style-name="Teletype"><text:span text:style-name="T27">bad_command arg1 arg2</text:span></text:span></text:p>
          <text:p text:style-name="P223"><text:span text:style-name="Teletype"><text:span text:style-name="T27"/></text:span></text:p>
          <text:p text:style-name="P223"><text:span text:style-name="Teletype"><text:span text:style-name="T27"># The following command is not valid: "bad_command"</text:span></text:span></text:p>
          <text:p text:style-name="P223"><text:span text:style-name="Teletype"><text:span text:style-name="T27"># With the following argument(s): "arg1" "arg2"</text:span></text:span></text:p>
        </text:list-header>
      </text:list>
      <text:p text:style-name="P80"><text:span text:style-name="Teletype"><text:span text:style-name="T25"/></text:span></text:p>
      <text:p text:style-name="P80"><text:span text:style-name="Teletype"><text:span text:style-name="T25"/></text:span></text:p>
      <text:p text:style-name="P21"><text:span text:style-name="Teletype"><text:span text:style-name="T69">Bash, version 4.1</text:span></text:span></text:p>
      <text:list xml:id="list803954411" text:continue-list="list2053941732" text:style-name="L77">
        <text:list-item>
          <text:p text:style-name="P265"><text:span text:style-name="Teletype"><text:span text:style-name="T27">The </text:span></text:span><text:span text:style-name="Teletype"><text:span text:style-name="T25">printf</text:span></text:span><text:span text:style-name="Teletype"><text:span text:style-name="T25"> </text:span></text:span><text:span text:style-name="Teletype"><text:span text:style-name="T27">command now accepts a -v option for setting </text:span></text:span><text:span text:style-name="Teletype"><text:span text:style-name="T27">array</text:span></text:span><text:span text:style-name="Teletype"><text:span text:style-name="T27"> indices.</text:span></text:span></text:p>
          <text:p text:style-name="P265"><text:span text:style-name="Teletype"><text:span text:style-name="T27"/></text:span></text:p>
        </text:list-item>
        <text:list-item>
          <text:p text:style-name="P265"><text:span text:style-name="Teletype"><text:span text:style-name="T27">Within </text:span></text:span><text:span text:style-name="Teletype"><text:span text:style-name="T25">double brackets</text:span></text:span><text:span text:style-name="Teletype"><text:span text:style-name="T27">, the &gt; and &lt; string comparison operators now conform to the</text:span></text:span><text:span text:style-name="Teletype"><text:span text:style-name="T25"> </text:span></text:span><text:span text:style-name="Teletype"><text:span text:style-name="T25">locale</text:span></text:span><text:span text:style-name="Teletype"><text:span text:style-name="T27">. Since the locale setting may affect the sorting order of string expressions, this has side-effects on comparison tests within [[ ... ]] expressions.</text:span></text:span></text:p>
          <text:p text:style-name="P265"><text:span text:style-name="Teletype"><text:span text:style-name="T27"/></text:span></text:p>
        </text:list-item>
        <text:list-item>
          <text:p text:style-name="P265"><text:span text:style-name="Teletype"><text:span text:style-name="T27">The </text:span></text:span><text:span text:style-name="Teletype"><text:span text:style-name="T25">read</text:span></text:span><text:span text:style-name="Teletype"><text:span text:style-name="T27"> builtin now takes a -N option (read -N chars), which causes the read to terminate after chars characters.</text:span></text:span></text:p>
          <text:p text:style-name="P265"><text:span text:style-name="Teletype"><text:span text:style-name="T27"/></text:span></text:p>
        </text:list-item>
        <text:list-item>
          <text:p text:style-name="P265"><text:span text:style-name="Teletype"><text:span text:style-name="T25">Here documents</text:span></text:span><text:span text:style-name="Teletype"><text:span text:style-name="T27"> embedded in </text:span></text:span><text:span text:style-name="Teletype"><text:span text:style-name="T27">$( ... ) command substitution</text:span></text:span><text:span text:style-name="Teletype"><text:span text:style-name="T27"> constructs may terminate with a simple ).</text:span></text:span></text:p>
        </text:list-item>
      </text:list>
      <text:list xml:id="list548581569" text:continue-list="list1982329729" text:style-name="WW8Num2">
        <text:list-header>
          <text:p text:style-name="P223"><text:span text:style-name="Teletype"><text:span text:style-name="T27">multi_line_var=$( cat &lt;&lt;ENDxxx</text:span></text:span></text:p>
          <text:p text:style-name="P223"><text:span text:style-name="Teletype"><text:span text:style-name="T27">------------------------------</text:span></text:span></text:p>
          <text:p text:style-name="P223"><text:span text:style-name="Teletype"><text:span text:style-name="T27">This is line 1 of the variable</text:span></text:span></text:p>
          <text:p text:style-name="P223"><text:span text:style-name="Teletype"><text:span text:style-name="T27">This is line 2 of the variable</text:span></text:span></text:p>
          <text:p text:style-name="P223"><text:span text:style-name="Teletype"><text:span text:style-name="T27">This is line 3 of the variable</text:span></text:span></text:p>
          <text:p text:style-name="P223"><text:span text:style-name="Teletype"><text:span text:style-name="T27">------------------------------</text:span></text:span></text:p>
          <text:p text:style-name="P223"><text:soft-page-break/><text:span text:style-name="Teletype"><text:span text:style-name="T27">ENDxxx)</text:span></text:span></text:p>
          <text:p text:style-name="P223"><text:span text:style-name="Teletype"><text:span text:style-name="T27"/></text:span></text:p>
          <text:p text:style-name="P223"><text:span text:style-name="Teletype"><text:span text:style-name="T27"># <text:s/>Rather than what Bash 4.0 requires:</text:span></text:span></text:p>
          <text:p text:style-name="P223"><text:span text:style-name="Teletype"><text:span text:style-name="T27">#+ that the terminating limit string and</text:span></text:span></text:p>
          <text:p text:style-name="P223"><text:span text:style-name="Teletype"><text:span text:style-name="T27">#+ the terminating close-parenthesis be on separate lines.</text:span></text:span></text:p>
          <text:p text:style-name="P223"><text:span text:style-name="Teletype"><text:span text:style-name="T27"/></text:span></text:p>
          <text:p text:style-name="P223"><text:span text:style-name="Teletype"><text:span text:style-name="T27"># ENDxxx</text:span></text:span></text:p>
          <text:p text:style-name="P223"><text:span text:style-name="Teletype"><text:span text:style-name="T27"># )</text:span></text:span></text:p>
        </text:list-header>
      </text:list>
      <text:p text:style-name="P21"><text:line-break/></text:p>
      <text:p text:style-name="P21"><text:span text:style-name="Teletype"><text:span text:style-name="T69">Bash, version 4.2</text:span></text:span></text:p>
      <text:list xml:id="list1785357422" text:continue-list="list803954411" text:style-name="L77">
        <text:list-item>
          <text:p text:style-name="P265"><text:span text:style-name="Teletype"><text:span text:style-name="T27">Bash now supports the the \u and \U Unicode escape.</text:span></text:span></text:p>
        </text:list-item>
      </text:list>
      <text:list xml:id="list123390703" text:continue-list="list548581569" text:style-name="WW8Num2">
        <text:list-header>
          <text:p text:style-name="P223"><text:span text:style-name="Teletype"><text:span text:style-name="T27">echo -e '\u2630' <text:s text:c="2"/># Horizontal triple bar character.</text:span></text:span></text:p>
          <text:p text:style-name="P223"><text:span text:style-name="Teletype"><text:span text:style-name="T27"># Equivalent to the more roundabout:</text:span></text:span></text:p>
          <text:p text:style-name="P223"><text:span text:style-name="Teletype"><text:span text:style-name="T27">echo -e "\xE2\x98\xB0"</text:span></text:span></text:p>
          <text:p text:style-name="P223"><text:span text:style-name="Teletype"><text:span text:style-name="T27"><text:s text:c="19"/># Recognized by earlier Bash versions</text:span></text:span></text:p>
        </text:list-header>
      </text:list>
      <text:list xml:id="list677622333" text:continue-list="list1785357422" text:style-name="L77">
        <text:list-header>
          <text:p text:style-name="P265"><text:span text:style-name="Teletype"><text:span text:style-name="T27"/></text:span></text:p>
        </text:list-header>
        <text:list-item>
          <text:p text:style-name="P265"><text:span text:style-name="Teletype"><text:span text:style-name="T27">When the</text:span></text:span><text:span text:style-name="Teletype"><text:span text:style-name="T25"> lastpipe</text:span></text:span><text:span text:style-name="Teletype"><text:span text:style-name="T27"> shell option is set, the last command in a </text:span></text:span><text:span text:style-name="Teletype"><text:span text:style-name="T27">pipe</text:span></text:span><text:span text:style-name="Teletype"><text:span text:style-name="T27"> doesn't run in a subshell.</text:span></text:span></text:p>
          <text:p text:style-name="P265"><text:span text:style-name="Teletype"><text:span text:style-name="T27"/></text:span></text:p>
        </text:list-item>
        <text:list-item>
          <text:p text:style-name="P265"><text:span text:style-name="Teletype"><text:span text:style-name="T27">Negative </text:span></text:span><text:span text:style-name="Teletype"><text:span text:style-name="T27">array</text:span></text:span><text:span text:style-name="Teletype"><text:span text:style-name="T27"> indices permit counting backwards from the end of an array.</text:span></text:span></text:p>
        </text:list-item>
      </text:list>
      <text:list xml:id="list127877676" text:continue-list="list123390703" text:style-name="WW8Num2">
        <text:list-header>
          <text:p text:style-name="P223"><text:span text:style-name="Teletype"><text:span text:style-name="T27">array=( zero one two three four five ) <text:s text:c="2"/># Six-element array.</text:span></text:span></text:p>
          <text:p text:style-name="P223"><text:span text:style-name="Teletype"><text:span text:style-name="T27"># <text:s text:c="8"/>0 <text:s text:c="3"/>1 <text:s text:c="2"/>2 <text:s text:c="3"/>3 <text:s text:c="3"/>4 <text:s text:c="3"/>5</text:span></text:span></text:p>
          <text:p text:style-name="P223"><text:span text:style-name="Teletype"><text:span text:style-name="T27"># <text:s text:c="7"/>-6 <text:s text:c="2"/>-5 <text:s/>-4 <text:s text:c="2"/>-3 <text:s text:c="2"/>-2 <text:s text:c="2"/>-1</text:span></text:span></text:p>
          <text:p text:style-name="P223"><text:span text:style-name="Teletype"><text:span text:style-name="T27"/></text:span></text:p>
          <text:p text:style-name="P223"><text:span text:style-name="Teletype"><text:span text:style-name="T27"># Negative array indices now permitted.</text:span></text:span></text:p>
          <text:p text:style-name="P223"><text:span text:style-name="Teletype"><text:span text:style-name="T27">echo ${array[-1]} <text:s text:c="2"/># five</text:span></text:span></text:p>
          <text:p text:style-name="P223"><text:span text:style-name="Teletype"><text:span text:style-name="T27">echo ${array[-2]} <text:s text:c="2"/># four</text:span></text:span></text:p>
        </text:list-header>
      </text:list>
      <text:p text:style-name="P65"><text:span text:style-name="Teletype"><text:span text:style-name="T27"/></text:span></text:p>
      <text:list xml:id="list540367926" text:continue-numbering="true" text:style-name="WW8Num2">
        <text:list-header>
          <text:p text:style-name="P223"><text:span text:style-name="Teletype"><text:span text:style-name="T27"># But, you cannot index past the beginning of the array.</text:span></text:span></text:p>
          <text:p text:style-name="P223"><text:span text:style-name="Teletype"><text:span text:style-name="T27">echo ${array[-7]} <text:s text:c="2"/># array: bad array subscript</text:span></text:span></text:p>
        </text:list-header>
      </text:list>
      <text:p text:style-name="P65"><text:span text:style-name="Teletype"><text:span text:style-name="T27"/></text:span></text:p>
      <text:list xml:id="list578167713" text:continue-numbering="true" text:style-name="WW8Num2">
        <text:list-header>
          <text:p text:style-name="P223"><text:span text:style-name="Teletype"><text:span text:style-name="T27"># So, what is this new feature good for?</text:span></text:span></text:p>
          <text:p text:style-name="P223"><text:span text:style-name="Teletype"><text:span text:style-name="T27"/></text:span></text:p>
          <text:p text:style-name="P223"><text:span text:style-name="Teletype"><text:span text:style-name="T27">echo "The last element in the array is "${array[-1]}""</text:span></text:span></text:p>
          <text:p text:style-name="P223"><text:span text:style-name="Teletype"><text:span text:style-name="T27"># Which is quite a bit more straightforward than:</text:span></text:span></text:p>
          <text:p text:style-name="P223"><text:span text:style-name="Teletype"><text:span text:style-name="T27">echo "The last element in the array is "${array[${#array[*]}-1]}""</text:span></text:span></text:p>
          <text:p text:style-name="P223"><text:span text:style-name="Teletype"><text:span text:style-name="T27"># And ...</text:span></text:span></text:p>
          <text:p text:style-name="P223"><text:span text:style-name="Teletype"><text:span text:style-name="T27"/></text:span></text:p>
          <text:p text:style-name="P223"><text:span text:style-name="Teletype"><text:span text:style-name="T27">index=0</text:span></text:span></text:p>
          <text:p text:style-name="P223"><text:span text:style-name="Teletype"><text:span text:style-name="T27">let "neg_element_count = 0 - ${#array[*]}"</text:span></text:span></text:p>
          <text:p text:style-name="P223"><text:span text:style-name="Teletype"><text:span text:style-name="T27"># Number of elements, converted to a negative number.</text:span></text:span></text:p>
          <text:p text:style-name="P223"><text:soft-page-break/><text:span text:style-name="Teletype"><text:span text:style-name="T27"/></text:span></text:p>
          <text:p text:style-name="P223"><text:span text:style-name="Teletype"><text:span text:style-name="T27">while [ $index -gt $neg_element_count ]; do</text:span></text:span></text:p>
          <text:p text:style-name="P223"><text:span text:style-name="Teletype"><text:span text:style-name="T27"><text:s text:c="2"/>((index--)); echo -n "${array[index]} "</text:span></text:span></text:p>
          <text:p text:style-name="P223"><text:span text:style-name="Teletype"><text:span text:style-name="T27">done <text:s/># Lists the elements in the array, backwards.</text:span></text:span></text:p>
          <text:p text:style-name="P223"><text:span text:style-name="Teletype"><text:span text:style-name="T27"><text:s text:c="6"/># We have just simulated the "tac" command on this array.</text:span></text:span></text:p>
        </text:list-header>
      </text:list>
      <text:p text:style-name="P25"/>
      <text:p text:style-name="P25"/>
      <text:p text:style-name="P25"/>
      <text:h text:style-name="P103" text:outline-level="1">Endnotes</text:h>
      <text:p text:style-name="P25"/>
      <text:p text:style-name="P25"/>
      <text:list xml:id="list1913937766" text:continue-numbering="true" text:style-name="WW8Num2">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list-item>
        <text:list-item>
          <text:p text:style-name="P144">1</text:p>
          <text:p text:style-name="P144"/>
          <text:p text:style-name="P141"/>
          <text:p text:style-name="P141"/>
        </text:list-item>
      </text:list>
      <text:p text:style-name="P2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Lucidasans1" svg:font-family="Lucidasans"/>
    <style:font-face style:name="Microsoft YaHei" svg:font-family="'Microsoft YaHei'"/>
    <style:font-face style:name="OpenSymbol1" svg:font-family="OpenSymbol"/>
    <style:font-face style:name="OpenSymbol" svg:font-family="OpenSymbol, 'Arial Unicode MS'"/>
    <style:font-face style:name="Times" svg:font-family="Times, 'Times New Roman'"/>
    <style:font-face style:name="Andale Mono" svg:font-family="'Andale Mono'" style:font-family-generic="modern"/>
    <style:font-face style:name="微软雅黑1" svg:font-family="微软雅黑" style:font-family-generic="modern"/>
    <style:font-face style:name="Arial" svg:font-family="Arial" style:font-family-generic="swiss"/>
    <style:font-face style:name="Helvetica" svg:font-family="Helvetica, Arial" style:font-family-generic="swiss"/>
    <style:font-face style:name="Andale Mono1" svg:font-family="'Andale Mono'" style:font-family-generic="modern" style:font-pitch="fixed"/>
    <style:font-face style:name="微软雅黑2" svg:font-family="微软雅黑" style:font-family-generic="modern" style:font-pitch="fixed"/>
    <style:font-face style:name="Lucidasans" svg:font-family="Lucidasans" style:font-pitch="variable"/>
    <style:font-face style:name="Microsoft YaHei1" svg:font-family="'Microsoft YaHei'" style:font-pitch="variable"/>
    <style:font-face style:name="文鼎PL中楷Uni" svg:font-family="文鼎PL中楷Uni" style:font-pitch="variable"/>
    <style:font-face style:name="文鼎PL细上海宋Uni" svg:font-family="文鼎PL细上海宋Uni" style:font-pitch="variable"/>
    <style:font-face style:name="Times New Roman" svg:font-family="'Times New Roman'" style:font-family-generic="roman" style:font-pitch="variable"/>
    <style:font-face style:name="Verdana" svg:font-family="Verdana"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微软雅黑" style:font-size-asian="10.5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fo:font-size="12pt" fo:language="en" fo:country="US" style:letter-kerning="true" style:font-name-asian="文鼎PL细上海宋Uni" style:font-size-asian="12pt" style:language-asian="zh" style:country-asian="CN"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name-complex="Lucida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微软雅黑1" style:font-size-asian="10pt" style:font-name-complex="Andale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parent-style-name="Standard" style:class="text">
      <style:paragraph-properties text:number-lines="false" text:line-number="0"/>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Wingdings" style:font-name-complex="Wingdings"/>
    </style:style>
    <style:style style:name="WW8Num11z1" style:family="text">
      <style:text-properties style:font-name="OpenSymbol" style:font-name-complex="OpenSymbol"/>
    </style:style>
    <style:style style:name="Absatz-Standardschriftart" style:family="text"/>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Andale Mono1" style:font-name-asian="微软雅黑2" style:font-name-complex="Andale Mono1"/>
    </style:style>
    <style:style style:name="Emphasis" style:family="text">
      <style:text-properties fo:font-style="italic" style:font-style-asian="italic" style:font-style-complex="italic"/>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9846in" fo:text-indent="-0.25in" fo:margin-left="2.9846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9846in" fo:text-indent="-0.25in" fo:margin-left="2.9846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000000"/>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21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21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alatriX</meta:initial-creator>
    <meta:creation-date>2008-02-15T12:08:28</meta:creation-date>
    <meta:editing-duration>P27DT9H49M17S</meta:editing-duration>
    <meta:generator>LibreOffice/3.5$Linux_X86_64 LibreOffice_project/350m1$Build-2</meta:generator>
    <dc:date>2012-09-05T12:00:25</dc:date>
    <dc:creator>xuzhezhao </dc:creator>
    <meta:editing-cycles>3217</meta:editing-cycles>
    <meta:document-statistic meta:table-count="3" meta:image-count="0" meta:object-count="0" meta:page-count="173" meta:paragraph-count="4068" meta:word-count="39993" meta:character-count="231967" meta:non-whitespace-character-count="194384"/>
    <meta:user-defined meta:name="Info 1"/>
    <meta:user-defined meta:name="Info 2"/>
    <meta:user-defined meta:name="Info 3"/>
    <meta:user-defined meta:name="Info 4"/>
  </office:meta>
</office:document-meta>
</file>